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2.3080000000000003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2.1700000000000004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2.2390000000000003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2.446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2.7910000000000004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2.584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2.7910000000000004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1.8250000000000002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1.8940000000000001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2.7910000000000004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2.7910000000000004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1.8940000000000001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2.584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2.51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1.8250000000000002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2.1700000000000004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2.2390000000000003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2.446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2.7910000000000004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2.584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2.7910000000000004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1.8250000000000002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1.8940000000000001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2.7910000000000004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2.7910000000000004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1.8940000000000001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2.584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2.51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1.8250000000000002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1/setting-hDistanceStar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DistanceTim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Distance-in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ForbiddenHoriz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ForbiddenNodeNega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ForbiddenNode-in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Strange-AND-hNodeco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Stran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odeco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PathArea-AND-Dista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PathArea-AND-NodeCo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PathAre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aivePathDistance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aivePathDista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Standar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maze/maze_s10_a10_h43.lp</text:p>
          </table:table-cell>
          <table:table-cell office:value-type="float" office:value="0.42"/>
          <table:table-cell office:value-type="float" office:value="20284.0"/>
          <table:table-cell office:value-type="float" office:value="200.0"/>
          <table:table-cell office:value-type="float" office:value="0.07"/>
          <table:table-cell office:value-type="float" office:value="1006.0"/>
          <table:table-cell office:value-type="float" office:value="21.0"/>
          <table:table-cell office:value-type="float" office:value="0.06"/>
          <table:table-cell office:value-type="float" office:value="3625.0"/>
          <table:table-cell office:value-type="float" office:value="25.0"/>
          <table:table-cell office:value-type="float" office:value="0.08"/>
          <table:table-cell office:value-type="float" office:value="741.0"/>
          <table:table-cell office:value-type="float" office:value="30.0"/>
          <table:table-cell office:value-type="float" office:value="0.08"/>
          <table:table-cell office:value-type="float" office:value="1026.0"/>
          <table:table-cell office:value-type="float" office:value="98.0"/>
          <table:table-cell office:value-type="float" office:value="0.05"/>
          <table:table-cell office:value-type="float" office:value="3070.0"/>
          <table:table-cell table:style-name="cellBest" office:value-type="float" office:value="14.0"/>
          <table:table-cell office:value-type="float" office:value="0.16"/>
          <table:table-cell office:value-type="float" office:value="996.0"/>
          <table:table-cell office:value-type="float" office:value="104.0"/>
          <table:table-cell office:value-type="float" office:value="0.16"/>
          <table:table-cell office:value-type="float" office:value="1079.0"/>
          <table:table-cell office:value-type="float" office:value="119.0"/>
          <table:table-cell office:value-type="float" office:value="0.08"/>
          <table:table-cell table:style-name="cellBest" office:value-type="float" office:value="689.0"/>
          <table:table-cell office:value-type="float" office:value="79.0"/>
          <table:table-cell office:value-type="float" office:value="0.08"/>
          <table:table-cell office:value-type="float" office:value="925.0"/>
          <table:table-cell office:value-type="float" office:value="56.0"/>
          <table:table-cell office:value-type="float" office:value="0.07"/>
          <table:table-cell office:value-type="float" office:value="1069.0"/>
          <table:table-cell office:value-type="float" office:value="56.0"/>
          <table:table-cell office:value-type="float" office:value="0.34"/>
          <table:table-cell office:value-type="float" office:value="3804.0"/>
          <table:table-cell table:style-name="cellWorst" office:value-type="float" office:value="366.0"/>
          <table:table-cell office:value-type="float" office:value="0.24"/>
          <table:table-cell office:value-type="float" office:value="1554.0"/>
          <table:table-cell office:value-type="float" office:value="111.0"/>
          <table:table-cell office:value-type="float" office:value="0.67"/>
          <table:table-cell table:style-name="cellWorst" office:value-type="float" office:value="25167.0"/>
          <table:table-cell office:value-type="float" office:value="195.0"/>
          <table:table-cell office:value-type="float" office:value="0.15"/>
          <table:table-cell office:value-type="float" office:value="801.0"/>
          <table:table-cell office:value-type="float" office:value="150.0"/>
          <table:table-cell table:formula="of:=MIN([.$B3];[.$E3];[.$H3];[.$K3];[.$N3];[.$Q3];[.$T3];[.$W3];[.$Z3];[.$AC3];[.$AF3];[.$AI3];[.$AL3];[.$AO3];[.$AR3])" office:value-type="float"/>
          <table:table-cell table:formula="of:=MIN([.$C3];[.$F3];[.$I3];[.$L3];[.$O3];[.$R3];[.$U3];[.$X3];[.$AA3];[.$AD3];[.$AG3];[.$AJ3];[.$AM3];[.$AP3];[.$AS3])" office:value-type="float"/>
          <table:table-cell table:formula="of:=MIN([.$D3];[.$G3];[.$J3];[.$M3];[.$P3];[.$S3];[.$V3];[.$Y3];[.$AB3];[.$AE3];[.$AH3];[.$AK3];[.$AN3];[.$AQ3];[.$AT3])" office:value-type="float"/>
          <table:table-cell table:formula="of:=MEDIAN([.$B3];[.$E3];[.$H3];[.$K3];[.$N3];[.$Q3];[.$T3];[.$W3];[.$Z3];[.$AC3];[.$AF3];[.$AI3];[.$AL3];[.$AO3];[.$AR3])" office:value-type="float"/>
          <table:table-cell table:formula="of:=MEDIAN([.$C3];[.$F3];[.$I3];[.$L3];[.$O3];[.$R3];[.$U3];[.$X3];[.$AA3];[.$AD3];[.$AG3];[.$AJ3];[.$AM3];[.$AP3];[.$AS3])" office:value-type="float"/>
          <table:table-cell table:formula="of:=MEDIAN([.$D3];[.$G3];[.$J3];[.$M3];[.$P3];[.$S3];[.$V3];[.$Y3];[.$AB3];[.$AE3];[.$AH3];[.$AK3];[.$AN3];[.$AQ3];[.$AT3])" office:value-type="float"/>
          <table:table-cell table:formula="of:=MAX([.$B3];[.$E3];[.$H3];[.$K3];[.$N3];[.$Q3];[.$T3];[.$W3];[.$Z3];[.$AC3];[.$AF3];[.$AI3];[.$AL3];[.$AO3];[.$AR3])" office:value-type="float"/>
          <table:table-cell table:formula="of:=MAX([.$C3];[.$F3];[.$I3];[.$L3];[.$O3];[.$R3];[.$U3];[.$X3];[.$AA3];[.$AD3];[.$AG3];[.$AJ3];[.$AM3];[.$AP3];[.$AS3])" office:value-type="float"/>
          <table:table-cell table:formula="of:=MAX([.$D3];[.$G3];[.$J3];[.$M3];[.$P3];[.$S3];[.$V3];[.$Y3];[.$AB3];[.$AE3];[.$AH3];[.$AK3];[.$AN3];[.$AQ3];[.$AT3])" office:value-type="float"/>
        </table:table-row>
        <table:table-row table:style-name="ro1">
          <table:table-cell office:value-type="string">
            <text:p>maze/maze_s10_a1_h10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0.0"/>
          <table:table-cell table:style-name="cellWorst" office:value-type="float" office:value="7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E4];[.$H4];[.$K4];[.$N4];[.$Q4];[.$T4];[.$W4];[.$Z4];[.$AC4];[.$AF4];[.$AI4];[.$AL4];[.$AO4];[.$AR4])" office:value-type="float"/>
          <table:table-cell table:formula="of:=MIN([.$C4];[.$F4];[.$I4];[.$L4];[.$O4];[.$R4];[.$U4];[.$X4];[.$AA4];[.$AD4];[.$AG4];[.$AJ4];[.$AM4];[.$AP4];[.$AS4])" office:value-type="float"/>
          <table:table-cell table:formula="of:=MIN([.$D4];[.$G4];[.$J4];[.$M4];[.$P4];[.$S4];[.$V4];[.$Y4];[.$AB4];[.$AE4];[.$AH4];[.$AK4];[.$AN4];[.$AQ4];[.$AT4])" office:value-type="float"/>
          <table:table-cell table:formula="of:=MEDIAN([.$B4];[.$E4];[.$H4];[.$K4];[.$N4];[.$Q4];[.$T4];[.$W4];[.$Z4];[.$AC4];[.$AF4];[.$AI4];[.$AL4];[.$AO4];[.$AR4])" office:value-type="float"/>
          <table:table-cell table:formula="of:=MEDIAN([.$C4];[.$F4];[.$I4];[.$L4];[.$O4];[.$R4];[.$U4];[.$X4];[.$AA4];[.$AD4];[.$AG4];[.$AJ4];[.$AM4];[.$AP4];[.$AS4])" office:value-type="float"/>
          <table:table-cell table:formula="of:=MEDIAN([.$D4];[.$G4];[.$J4];[.$M4];[.$P4];[.$S4];[.$V4];[.$Y4];[.$AB4];[.$AE4];[.$AH4];[.$AK4];[.$AN4];[.$AQ4];[.$AT4])" office:value-type="float"/>
          <table:table-cell table:formula="of:=MAX([.$B4];[.$E4];[.$H4];[.$K4];[.$N4];[.$Q4];[.$T4];[.$W4];[.$Z4];[.$AC4];[.$AF4];[.$AI4];[.$AL4];[.$AO4];[.$AR4])" office:value-type="float"/>
          <table:table-cell table:formula="of:=MAX([.$C4];[.$F4];[.$I4];[.$L4];[.$O4];[.$R4];[.$U4];[.$X4];[.$AA4];[.$AD4];[.$AG4];[.$AJ4];[.$AM4];[.$AP4];[.$AS4])" office:value-type="float"/>
          <table:table-cell table:formula="of:=MAX([.$D4];[.$G4];[.$J4];[.$M4];[.$P4];[.$S4];[.$V4];[.$Y4];[.$AB4];[.$AE4];[.$AH4];[.$AK4];[.$AN4];[.$AQ4];[.$AT4])" office:value-type="float"/>
        </table:table-row>
        <table:table-row table:style-name="ro1">
          <table:table-cell office:value-type="string">
            <text:p>maze/maze_s10_a2_h15.lp</text:p>
          </table:table-cell>
          <table:table-cell office:value-type="float" office:value="0.0"/>
          <table:table-cell office:value-type="float" office:value="34.0"/>
          <table:table-cell table:style-name="cellWorst" office:value-type="float" office:value="8.0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0.0"/>
          <table:table-cell office:value-type="float" office:value="0.04"/>
          <table:table-cell table:style-name="cellWorst" office:value-type="float" office:value="768.0"/>
          <table:table-cell office:value-type="float" office:value="2.0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formula="of:=MIN([.$B5];[.$E5];[.$H5];[.$K5];[.$N5];[.$Q5];[.$T5];[.$W5];[.$Z5];[.$AC5];[.$AF5];[.$AI5];[.$AL5];[.$AO5];[.$AR5])" office:value-type="float"/>
          <table:table-cell table:formula="of:=MIN([.$C5];[.$F5];[.$I5];[.$L5];[.$O5];[.$R5];[.$U5];[.$X5];[.$AA5];[.$AD5];[.$AG5];[.$AJ5];[.$AM5];[.$AP5];[.$AS5])" office:value-type="float"/>
          <table:table-cell table:formula="of:=MIN([.$D5];[.$G5];[.$J5];[.$M5];[.$P5];[.$S5];[.$V5];[.$Y5];[.$AB5];[.$AE5];[.$AH5];[.$AK5];[.$AN5];[.$AQ5];[.$AT5])" office:value-type="float"/>
          <table:table-cell table:formula="of:=MEDIAN([.$B5];[.$E5];[.$H5];[.$K5];[.$N5];[.$Q5];[.$T5];[.$W5];[.$Z5];[.$AC5];[.$AF5];[.$AI5];[.$AL5];[.$AO5];[.$AR5])" office:value-type="float"/>
          <table:table-cell table:formula="of:=MEDIAN([.$C5];[.$F5];[.$I5];[.$L5];[.$O5];[.$R5];[.$U5];[.$X5];[.$AA5];[.$AD5];[.$AG5];[.$AJ5];[.$AM5];[.$AP5];[.$AS5])" office:value-type="float"/>
          <table:table-cell table:formula="of:=MEDIAN([.$D5];[.$G5];[.$J5];[.$M5];[.$P5];[.$S5];[.$V5];[.$Y5];[.$AB5];[.$AE5];[.$AH5];[.$AK5];[.$AN5];[.$AQ5];[.$AT5])" office:value-type="float"/>
          <table:table-cell table:formula="of:=MAX([.$B5];[.$E5];[.$H5];[.$K5];[.$N5];[.$Q5];[.$T5];[.$W5];[.$Z5];[.$AC5];[.$AF5];[.$AI5];[.$AL5];[.$AO5];[.$AR5])" office:value-type="float"/>
          <table:table-cell table:formula="of:=MAX([.$C5];[.$F5];[.$I5];[.$L5];[.$O5];[.$R5];[.$U5];[.$X5];[.$AA5];[.$AD5];[.$AG5];[.$AJ5];[.$AM5];[.$AP5];[.$AS5])" office:value-type="float"/>
          <table:table-cell table:formula="of:=MAX([.$D5];[.$G5];[.$J5];[.$M5];[.$P5];[.$S5];[.$V5];[.$Y5];[.$AB5];[.$AE5];[.$AH5];[.$AK5];[.$AN5];[.$AQ5];[.$AT5])" office:value-type="float"/>
        </table:table-row>
        <table:table-row table:style-name="ro1">
          <table:table-cell office:value-type="string">
            <text:p>maze/maze_s10_a3_h14.lp</text:p>
          </table:table-cell>
          <table:table-cell office:value-type="float" office:value="0.0"/>
          <table:table-cell office:value-type="float" office:value="145.0"/>
          <table:table-cell table:style-name="cellWorst" office:value-type="float" office:value="14.0"/>
          <table:table-cell office:value-type="float" office:value="0.0"/>
          <table:table-cell office:value-type="float" office:value="48.0"/>
          <table:table-cell office:value-type="float" office:value="1.0"/>
          <table:table-cell office:value-type="float" office:value="0.0"/>
          <table:table-cell office:value-type="float" office:value="79.0"/>
          <table:table-cell office:value-type="float" office:value="2.0"/>
          <table:table-cell office:value-type="float" office:value="0.0"/>
          <table:table-cell table:style-name="cellBest" office:value-type="float" office:value="24.0"/>
          <table:table-cell office:value-type="float" office:value="0.0"/>
          <table:table-cell office:value-type="float" office:value="0.0"/>
          <table:table-cell table:style-name="cellBest" office:value-type="float" office:value="24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0.0"/>
          <table:table-cell office:value-type="float" office:value="0.0"/>
          <table:table-cell office:value-type="float" office:value="40.0"/>
          <table:table-cell office:value-type="float" office:value="1.0"/>
          <table:table-cell office:value-type="float" office:value="0.0"/>
          <table:table-cell office:value-type="float" office:value="38.0"/>
          <table:table-cell office:value-type="float" office:value="1.0"/>
          <table:table-cell office:value-type="float" office:value="0.0"/>
          <table:table-cell office:value-type="float" office:value="26.0"/>
          <table:table-cell office:value-type="float" office:value="0.0"/>
          <table:table-cell office:value-type="float" office:value="0.0"/>
          <table:table-cell table:style-name="cellBest" office:value-type="float" office:value="24.0"/>
          <table:table-cell office:value-type="float" office:value="0.0"/>
          <table:table-cell office:value-type="float" office:value="0.0"/>
          <table:table-cell table:style-name="cellBest" office:value-type="float" office:value="24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0.0"/>
          <table:table-cell office:value-type="float" office:value="0.0"/>
          <table:table-cell office:value-type="float" office:value="69.0"/>
          <table:table-cell office:value-type="float" office:value="0.0"/>
          <table:table-cell office:value-type="float" office:value="0.02"/>
          <table:table-cell table:style-name="cellWorst" office:value-type="float" office:value="869.0"/>
          <table:table-cell office:value-type="float" office:value="0.0"/>
          <table:table-cell office:value-type="float" office:value="0.0"/>
          <table:table-cell table:style-name="cellBest" office:value-type="float" office:value="24.0"/>
          <table:table-cell office:value-type="float" office:value="0.0"/>
          <table:table-cell table:formula="of:=MIN([.$B6];[.$E6];[.$H6];[.$K6];[.$N6];[.$Q6];[.$T6];[.$W6];[.$Z6];[.$AC6];[.$AF6];[.$AI6];[.$AL6];[.$AO6];[.$AR6])" office:value-type="float"/>
          <table:table-cell table:formula="of:=MIN([.$C6];[.$F6];[.$I6];[.$L6];[.$O6];[.$R6];[.$U6];[.$X6];[.$AA6];[.$AD6];[.$AG6];[.$AJ6];[.$AM6];[.$AP6];[.$AS6])" office:value-type="float"/>
          <table:table-cell table:formula="of:=MIN([.$D6];[.$G6];[.$J6];[.$M6];[.$P6];[.$S6];[.$V6];[.$Y6];[.$AB6];[.$AE6];[.$AH6];[.$AK6];[.$AN6];[.$AQ6];[.$AT6])" office:value-type="float"/>
          <table:table-cell table:formula="of:=MEDIAN([.$B6];[.$E6];[.$H6];[.$K6];[.$N6];[.$Q6];[.$T6];[.$W6];[.$Z6];[.$AC6];[.$AF6];[.$AI6];[.$AL6];[.$AO6];[.$AR6])" office:value-type="float"/>
          <table:table-cell table:formula="of:=MEDIAN([.$C6];[.$F6];[.$I6];[.$L6];[.$O6];[.$R6];[.$U6];[.$X6];[.$AA6];[.$AD6];[.$AG6];[.$AJ6];[.$AM6];[.$AP6];[.$AS6])" office:value-type="float"/>
          <table:table-cell table:formula="of:=MEDIAN([.$D6];[.$G6];[.$J6];[.$M6];[.$P6];[.$S6];[.$V6];[.$Y6];[.$AB6];[.$AE6];[.$AH6];[.$AK6];[.$AN6];[.$AQ6];[.$AT6])" office:value-type="float"/>
          <table:table-cell table:formula="of:=MAX([.$B6];[.$E6];[.$H6];[.$K6];[.$N6];[.$Q6];[.$T6];[.$W6];[.$Z6];[.$AC6];[.$AF6];[.$AI6];[.$AL6];[.$AO6];[.$AR6])" office:value-type="float"/>
          <table:table-cell table:formula="of:=MAX([.$C6];[.$F6];[.$I6];[.$L6];[.$O6];[.$R6];[.$U6];[.$X6];[.$AA6];[.$AD6];[.$AG6];[.$AJ6];[.$AM6];[.$AP6];[.$AS6])" office:value-type="float"/>
          <table:table-cell table:formula="of:=MAX([.$D6];[.$G6];[.$J6];[.$M6];[.$P6];[.$S6];[.$V6];[.$Y6];[.$AB6];[.$AE6];[.$AH6];[.$AK6];[.$AN6];[.$AQ6];[.$AT6])" office:value-type="float"/>
        </table:table-row>
        <table:table-row table:style-name="ro1">
          <table:table-cell office:value-type="string">
            <text:p>maze/maze_s10_a4_h43.lp</text:p>
          </table:table-cell>
          <table:table-cell office:value-type="float" office:value="0.09"/>
          <table:table-cell office:value-type="float" office:value="2598.0"/>
          <table:table-cell table:style-name="cellWorst" office:value-type="float" office:value="116.0"/>
          <table:table-cell office:value-type="float" office:value="0.04"/>
          <table:table-cell office:value-type="float" office:value="741.0"/>
          <table:table-cell office:value-type="float" office:value="51.0"/>
          <table:table-cell office:value-type="float" office:value="0.02"/>
          <table:table-cell office:value-type="float" office:value="442.0"/>
          <table:table-cell table:style-name="cellBest" office:value-type="float" office:value="4.0"/>
          <table:table-cell office:value-type="float" office:value="0.03"/>
          <table:table-cell office:value-type="float" office:value="163.0"/>
          <table:table-cell office:value-type="float" office:value="35.0"/>
          <table:table-cell office:value-type="float" office:value="0.02"/>
          <table:table-cell office:value-type="float" office:value="85.0"/>
          <table:table-cell office:value-type="float" office:value="11.0"/>
          <table:table-cell office:value-type="float" office:value="0.03"/>
          <table:table-cell office:value-type="float" office:value="1006.0"/>
          <table:table-cell office:value-type="float" office:value="33.0"/>
          <table:table-cell office:value-type="float" office:value="0.05"/>
          <table:table-cell office:value-type="float" office:value="329.0"/>
          <table:table-cell office:value-type="float" office:value="88.0"/>
          <table:table-cell office:value-type="float" office:value="0.05"/>
          <table:table-cell office:value-type="float" office:value="297.0"/>
          <table:table-cell office:value-type="float" office:value="64.0"/>
          <table:table-cell office:value-type="float" office:value="0.02"/>
          <table:table-cell office:value-type="float" office:value="88.0"/>
          <table:table-cell office:value-type="float" office:value="11.0"/>
          <table:table-cell office:value-type="float" office:value="0.02"/>
          <table:table-cell office:value-type="float" office:value="96.0"/>
          <table:table-cell office:value-type="float" office:value="11.0"/>
          <table:table-cell office:value-type="float" office:value="0.02"/>
          <table:table-cell table:style-name="cellBest" office:value-type="float" office:value="75.0"/>
          <table:table-cell office:value-type="float" office:value="12.0"/>
          <table:table-cell office:value-type="float" office:value="0.07"/>
          <table:table-cell office:value-type="float" office:value="519.0"/>
          <table:table-cell office:value-type="float" office:value="90.0"/>
          <table:table-cell office:value-type="float" office:value="0.05"/>
          <table:table-cell office:value-type="float" office:value="241.0"/>
          <table:table-cell office:value-type="float" office:value="12.0"/>
          <table:table-cell office:value-type="float" office:value="0.34"/>
          <table:table-cell table:style-name="cellWorst" office:value-type="float" office:value="3550.0"/>
          <table:table-cell office:value-type="float" office:value="40.0"/>
          <table:table-cell office:value-type="float" office:value="0.02"/>
          <table:table-cell office:value-type="float" office:value="85.0"/>
          <table:table-cell office:value-type="float" office:value="11.0"/>
          <table:table-cell table:formula="of:=MIN([.$B7];[.$E7];[.$H7];[.$K7];[.$N7];[.$Q7];[.$T7];[.$W7];[.$Z7];[.$AC7];[.$AF7];[.$AI7];[.$AL7];[.$AO7];[.$AR7])" office:value-type="float"/>
          <table:table-cell table:formula="of:=MIN([.$C7];[.$F7];[.$I7];[.$L7];[.$O7];[.$R7];[.$U7];[.$X7];[.$AA7];[.$AD7];[.$AG7];[.$AJ7];[.$AM7];[.$AP7];[.$AS7])" office:value-type="float"/>
          <table:table-cell table:formula="of:=MIN([.$D7];[.$G7];[.$J7];[.$M7];[.$P7];[.$S7];[.$V7];[.$Y7];[.$AB7];[.$AE7];[.$AH7];[.$AK7];[.$AN7];[.$AQ7];[.$AT7])" office:value-type="float"/>
          <table:table-cell table:formula="of:=MEDIAN([.$B7];[.$E7];[.$H7];[.$K7];[.$N7];[.$Q7];[.$T7];[.$W7];[.$Z7];[.$AC7];[.$AF7];[.$AI7];[.$AL7];[.$AO7];[.$AR7])" office:value-type="float"/>
          <table:table-cell table:formula="of:=MEDIAN([.$C7];[.$F7];[.$I7];[.$L7];[.$O7];[.$R7];[.$U7];[.$X7];[.$AA7];[.$AD7];[.$AG7];[.$AJ7];[.$AM7];[.$AP7];[.$AS7])" office:value-type="float"/>
          <table:table-cell table:formula="of:=MEDIAN([.$D7];[.$G7];[.$J7];[.$M7];[.$P7];[.$S7];[.$V7];[.$Y7];[.$AB7];[.$AE7];[.$AH7];[.$AK7];[.$AN7];[.$AQ7];[.$AT7])" office:value-type="float"/>
          <table:table-cell table:formula="of:=MAX([.$B7];[.$E7];[.$H7];[.$K7];[.$N7];[.$Q7];[.$T7];[.$W7];[.$Z7];[.$AC7];[.$AF7];[.$AI7];[.$AL7];[.$AO7];[.$AR7])" office:value-type="float"/>
          <table:table-cell table:formula="of:=MAX([.$C7];[.$F7];[.$I7];[.$L7];[.$O7];[.$R7];[.$U7];[.$X7];[.$AA7];[.$AD7];[.$AG7];[.$AJ7];[.$AM7];[.$AP7];[.$AS7])" office:value-type="float"/>
          <table:table-cell table:formula="of:=MAX([.$D7];[.$G7];[.$J7];[.$M7];[.$P7];[.$S7];[.$V7];[.$Y7];[.$AB7];[.$AE7];[.$AH7];[.$AK7];[.$AN7];[.$AQ7];[.$AT7])" office:value-type="float"/>
        </table:table-row>
        <table:table-row table:style-name="ro1">
          <table:table-cell office:value-type="string">
            <text:p>maze/maze_s10_a5_h39.lp</text:p>
          </table:table-cell>
          <table:table-cell office:value-type="float" office:value="0.1"/>
          <table:table-cell office:value-type="float" office:value="3404.0"/>
          <table:table-cell table:style-name="cellWorst" office:value-type="float" office:value="65.0"/>
          <table:table-cell office:value-type="float" office:value="0.02"/>
          <table:table-cell office:value-type="float" office:value="174.0"/>
          <table:table-cell office:value-type="float" office:value="9.0"/>
          <table:table-cell office:value-type="float" office:value="0.04"/>
          <table:table-cell office:value-type="float" office:value="917.0"/>
          <table:table-cell office:value-type="float" office:value="11.0"/>
          <table:table-cell office:value-type="float" office:value="0.02"/>
          <table:table-cell table:style-name="cellBest" office:value-type="float" office:value="97.0"/>
          <table:table-cell table:style-name="cellBest" office:value-type="float" office:value="2.0"/>
          <table:table-cell office:value-type="float" office:value="0.04"/>
          <table:table-cell office:value-type="float" office:value="188.0"/>
          <table:table-cell office:value-type="float" office:value="34.0"/>
          <table:table-cell office:value-type="float" office:value="0.03"/>
          <table:table-cell office:value-type="float" office:value="2421.0"/>
          <table:table-cell office:value-type="float" office:value="7.0"/>
          <table:table-cell office:value-type="float" office:value="0.07"/>
          <table:table-cell office:value-type="float" office:value="451.0"/>
          <table:table-cell office:value-type="float" office:value="39.0"/>
          <table:table-cell office:value-type="float" office:value="0.05"/>
          <table:table-cell office:value-type="float" office:value="367.0"/>
          <table:table-cell office:value-type="float" office:value="36.0"/>
          <table:table-cell office:value-type="float" office:value="0.04"/>
          <table:table-cell office:value-type="float" office:value="190.0"/>
          <table:table-cell office:value-type="float" office:value="34.0"/>
          <table:table-cell office:value-type="float" office:value="0.03"/>
          <table:table-cell office:value-type="float" office:value="196.0"/>
          <table:table-cell office:value-type="float" office:value="23.0"/>
          <table:table-cell office:value-type="float" office:value="0.05"/>
          <table:table-cell office:value-type="float" office:value="201.0"/>
          <table:table-cell office:value-type="float" office:value="28.0"/>
          <table:table-cell office:value-type="float" office:value="0.03"/>
          <table:table-cell office:value-type="float" office:value="133.0"/>
          <table:table-cell office:value-type="float" office:value="8.0"/>
          <table:table-cell office:value-type="float" office:value="0.09"/>
          <table:table-cell office:value-type="float" office:value="433.0"/>
          <table:table-cell office:value-type="float" office:value="40.0"/>
          <table:table-cell office:value-type="float" office:value="0.31"/>
          <table:table-cell table:style-name="cellWorst" office:value-type="float" office:value="4194.0"/>
          <table:table-cell office:value-type="float" office:value="40.0"/>
          <table:table-cell office:value-type="float" office:value="0.04"/>
          <table:table-cell office:value-type="float" office:value="200.0"/>
          <table:table-cell office:value-type="float" office:value="40.0"/>
          <table:table-cell table:formula="of:=MIN([.$B8];[.$E8];[.$H8];[.$K8];[.$N8];[.$Q8];[.$T8];[.$W8];[.$Z8];[.$AC8];[.$AF8];[.$AI8];[.$AL8];[.$AO8];[.$AR8])" office:value-type="float"/>
          <table:table-cell table:formula="of:=MIN([.$C8];[.$F8];[.$I8];[.$L8];[.$O8];[.$R8];[.$U8];[.$X8];[.$AA8];[.$AD8];[.$AG8];[.$AJ8];[.$AM8];[.$AP8];[.$AS8])" office:value-type="float"/>
          <table:table-cell table:formula="of:=MIN([.$D8];[.$G8];[.$J8];[.$M8];[.$P8];[.$S8];[.$V8];[.$Y8];[.$AB8];[.$AE8];[.$AH8];[.$AK8];[.$AN8];[.$AQ8];[.$AT8])" office:value-type="float"/>
          <table:table-cell table:formula="of:=MEDIAN([.$B8];[.$E8];[.$H8];[.$K8];[.$N8];[.$Q8];[.$T8];[.$W8];[.$Z8];[.$AC8];[.$AF8];[.$AI8];[.$AL8];[.$AO8];[.$AR8])" office:value-type="float"/>
          <table:table-cell table:formula="of:=MEDIAN([.$C8];[.$F8];[.$I8];[.$L8];[.$O8];[.$R8];[.$U8];[.$X8];[.$AA8];[.$AD8];[.$AG8];[.$AJ8];[.$AM8];[.$AP8];[.$AS8])" office:value-type="float"/>
          <table:table-cell table:formula="of:=MEDIAN([.$D8];[.$G8];[.$J8];[.$M8];[.$P8];[.$S8];[.$V8];[.$Y8];[.$AB8];[.$AE8];[.$AH8];[.$AK8];[.$AN8];[.$AQ8];[.$AT8])" office:value-type="float"/>
          <table:table-cell table:formula="of:=MAX([.$B8];[.$E8];[.$H8];[.$K8];[.$N8];[.$Q8];[.$T8];[.$W8];[.$Z8];[.$AC8];[.$AF8];[.$AI8];[.$AL8];[.$AO8];[.$AR8])" office:value-type="float"/>
          <table:table-cell table:formula="of:=MAX([.$C8];[.$F8];[.$I8];[.$L8];[.$O8];[.$R8];[.$U8];[.$X8];[.$AA8];[.$AD8];[.$AG8];[.$AJ8];[.$AM8];[.$AP8];[.$AS8])" office:value-type="float"/>
          <table:table-cell table:formula="of:=MAX([.$D8];[.$G8];[.$J8];[.$M8];[.$P8];[.$S8];[.$V8];[.$Y8];[.$AB8];[.$AE8];[.$AH8];[.$AK8];[.$AN8];[.$AQ8];[.$AT8])" office:value-type="float"/>
        </table:table-row>
        <table:table-row table:style-name="ro1">
          <table:table-cell office:value-type="string">
            <text:p>maze/maze_s10_a6_h54.lp</text:p>
          </table:table-cell>
          <table:table-cell office:value-type="float" office:value="0.18"/>
          <table:table-cell table:style-name="cellWorst" office:value-type="float" office:value="10478.0"/>
          <table:table-cell table:style-name="cellWorst" office:value-type="float" office:value="107.0"/>
          <table:table-cell office:value-type="float" office:value="0.03"/>
          <table:table-cell office:value-type="float" office:value="450.0"/>
          <table:table-cell office:value-type="float" office:value="3.0"/>
          <table:table-cell office:value-type="float" office:value="0.03"/>
          <table:table-cell office:value-type="float" office:value="1060.0"/>
          <table:table-cell office:value-type="float" office:value="4.0"/>
          <table:table-cell office:value-type="float" office:value="0.03"/>
          <table:table-cell table:style-name="cellBest" office:value-type="float" office:value="217.0"/>
          <table:table-cell table:style-name="cellBest" office:value-type="float" office:value="1.0"/>
          <table:table-cell office:value-type="float" office:value="0.02"/>
          <table:table-cell office:value-type="float" office:value="287.0"/>
          <table:table-cell office:value-type="float" office:value="3.0"/>
          <table:table-cell office:value-type="float" office:value="0.04"/>
          <table:table-cell office:value-type="float" office:value="6741.0"/>
          <table:table-cell office:value-type="float" office:value="6.0"/>
          <table:table-cell office:value-type="float" office:value="0.1"/>
          <table:table-cell office:value-type="float" office:value="782.0"/>
          <table:table-cell office:value-type="float" office:value="55.0"/>
          <table:table-cell office:value-type="float" office:value="0.11"/>
          <table:table-cell office:value-type="float" office:value="726.0"/>
          <table:table-cell office:value-type="float" office:value="50.0"/>
          <table:table-cell office:value-type="float" office:value="0.02"/>
          <table:table-cell office:value-type="float" office:value="294.0"/>
          <table:table-cell office:value-type="float" office:value="3.0"/>
          <table:table-cell office:value-type="float" office:value="0.03"/>
          <table:table-cell office:value-type="float" office:value="219.0"/>
          <table:table-cell office:value-type="float" office:value="3.0"/>
          <table:table-cell office:value-type="float" office:value="0.02"/>
          <table:table-cell office:value-type="float" office:value="219.0"/>
          <table:table-cell office:value-type="float" office:value="3.0"/>
          <table:table-cell office:value-type="float" office:value="0.06"/>
          <table:table-cell office:value-type="float" office:value="847.0"/>
          <table:table-cell office:value-type="float" office:value="73.0"/>
          <table:table-cell office:value-type="float" office:value="0.07"/>
          <table:table-cell office:value-type="float" office:value="657.0"/>
          <table:table-cell office:value-type="float" office:value="4.0"/>
          <table:table-cell office:value-type="float" office:value="0.86"/>
          <table:table-cell office:value-type="float" office:value="7216.0"/>
          <table:table-cell office:value-type="float" office:value="19.0"/>
          <table:table-cell office:value-type="float" office:value="0.02"/>
          <table:table-cell office:value-type="float" office:value="287.0"/>
          <table:table-cell office:value-type="float" office:value="3.0"/>
          <table:table-cell table:formula="of:=MIN([.$B9];[.$E9];[.$H9];[.$K9];[.$N9];[.$Q9];[.$T9];[.$W9];[.$Z9];[.$AC9];[.$AF9];[.$AI9];[.$AL9];[.$AO9];[.$AR9])" office:value-type="float"/>
          <table:table-cell table:formula="of:=MIN([.$C9];[.$F9];[.$I9];[.$L9];[.$O9];[.$R9];[.$U9];[.$X9];[.$AA9];[.$AD9];[.$AG9];[.$AJ9];[.$AM9];[.$AP9];[.$AS9])" office:value-type="float"/>
          <table:table-cell table:formula="of:=MIN([.$D9];[.$G9];[.$J9];[.$M9];[.$P9];[.$S9];[.$V9];[.$Y9];[.$AB9];[.$AE9];[.$AH9];[.$AK9];[.$AN9];[.$AQ9];[.$AT9])" office:value-type="float"/>
          <table:table-cell table:formula="of:=MEDIAN([.$B9];[.$E9];[.$H9];[.$K9];[.$N9];[.$Q9];[.$T9];[.$W9];[.$Z9];[.$AC9];[.$AF9];[.$AI9];[.$AL9];[.$AO9];[.$AR9])" office:value-type="float"/>
          <table:table-cell table:formula="of:=MEDIAN([.$C9];[.$F9];[.$I9];[.$L9];[.$O9];[.$R9];[.$U9];[.$X9];[.$AA9];[.$AD9];[.$AG9];[.$AJ9];[.$AM9];[.$AP9];[.$AS9])" office:value-type="float"/>
          <table:table-cell table:formula="of:=MEDIAN([.$D9];[.$G9];[.$J9];[.$M9];[.$P9];[.$S9];[.$V9];[.$Y9];[.$AB9];[.$AE9];[.$AH9];[.$AK9];[.$AN9];[.$AQ9];[.$AT9])" office:value-type="float"/>
          <table:table-cell table:formula="of:=MAX([.$B9];[.$E9];[.$H9];[.$K9];[.$N9];[.$Q9];[.$T9];[.$W9];[.$Z9];[.$AC9];[.$AF9];[.$AI9];[.$AL9];[.$AO9];[.$AR9])" office:value-type="float"/>
          <table:table-cell table:formula="of:=MAX([.$C9];[.$F9];[.$I9];[.$L9];[.$O9];[.$R9];[.$U9];[.$X9];[.$AA9];[.$AD9];[.$AG9];[.$AJ9];[.$AM9];[.$AP9];[.$AS9])" office:value-type="float"/>
          <table:table-cell table:formula="of:=MAX([.$D9];[.$G9];[.$J9];[.$M9];[.$P9];[.$S9];[.$V9];[.$Y9];[.$AB9];[.$AE9];[.$AH9];[.$AK9];[.$AN9];[.$AQ9];[.$AT9])" office:value-type="float"/>
        </table:table-row>
        <table:table-row table:style-name="ro1">
          <table:table-cell office:value-type="string">
            <text:p>maze/maze_s10_a7_h41.lp</text:p>
          </table:table-cell>
          <table:table-cell office:value-type="float" office:value="0.21"/>
          <table:table-cell office:value-type="float" office:value="5802.0"/>
          <table:table-cell office:value-type="float" office:value="172.0"/>
          <table:table-cell office:value-type="float" office:value="0.08"/>
          <table:table-cell office:value-type="float" office:value="2117.0"/>
          <table:table-cell office:value-type="float" office:value="100.0"/>
          <table:table-cell office:value-type="float" office:value="0.34"/>
          <table:table-cell table:style-name="cellWorst" office:value-type="float" office:value="18738.0"/>
          <table:table-cell table:style-name="cellWorst" office:value-type="float" office:value="1394.0"/>
          <table:table-cell office:value-type="float" office:value="0.05"/>
          <table:table-cell office:value-type="float" office:value="316.0"/>
          <table:table-cell office:value-type="float" office:value="35.0"/>
          <table:table-cell office:value-type="float" office:value="0.04"/>
          <table:table-cell office:value-type="float" office:value="478.0"/>
          <table:table-cell office:value-type="float" office:value="11.0"/>
          <table:table-cell office:value-type="float" office:value="0.05"/>
          <table:table-cell office:value-type="float" office:value="5640.0"/>
          <table:table-cell office:value-type="float" office:value="18.0"/>
          <table:table-cell office:value-type="float" office:value="0.11"/>
          <table:table-cell office:value-type="float" office:value="1230.0"/>
          <table:table-cell office:value-type="float" office:value="61.0"/>
          <table:table-cell office:value-type="float" office:value="0.12"/>
          <table:table-cell office:value-type="float" office:value="1135.0"/>
          <table:table-cell office:value-type="float" office:value="58.0"/>
          <table:table-cell office:value-type="float" office:value="0.05"/>
          <table:table-cell office:value-type="float" office:value="483.0"/>
          <table:table-cell office:value-type="float" office:value="11.0"/>
          <table:table-cell office:value-type="float" office:value="0.08"/>
          <table:table-cell office:value-type="float" office:value="1846.0"/>
          <table:table-cell office:value-type="float" office:value="339.0"/>
          <table:table-cell office:value-type="float" office:value="0.09"/>
          <table:table-cell office:value-type="float" office:value="1555.0"/>
          <table:table-cell office:value-type="float" office:value="360.0"/>
          <table:table-cell office:value-type="float" office:value="0.04"/>
          <table:table-cell table:style-name="cellBest" office:value-type="float" office:value="252.0"/>
          <table:table-cell office:value-type="float" office:value="22.0"/>
          <table:table-cell office:value-type="float" office:value="0.1"/>
          <table:table-cell office:value-type="float" office:value="1023.0"/>
          <table:table-cell table:style-name="cellBest" office:value-type="float" office:value="9.0"/>
          <table:table-cell office:value-type="float" office:value="0.58"/>
          <table:table-cell office:value-type="float" office:value="7650.0"/>
          <table:table-cell office:value-type="float" office:value="39.0"/>
          <table:table-cell office:value-type="float" office:value="0.04"/>
          <table:table-cell office:value-type="float" office:value="478.0"/>
          <table:table-cell office:value-type="float" office:value="11.0"/>
          <table:table-cell table:formula="of:=MIN([.$B10];[.$E10];[.$H10];[.$K10];[.$N10];[.$Q10];[.$T10];[.$W10];[.$Z10];[.$AC10];[.$AF10];[.$AI10];[.$AL10];[.$AO10];[.$AR10])" office:value-type="float"/>
          <table:table-cell table:formula="of:=MIN([.$C10];[.$F10];[.$I10];[.$L10];[.$O10];[.$R10];[.$U10];[.$X10];[.$AA10];[.$AD10];[.$AG10];[.$AJ10];[.$AM10];[.$AP10];[.$AS10])" office:value-type="float"/>
          <table:table-cell table:formula="of:=MIN([.$D10];[.$G10];[.$J10];[.$M10];[.$P10];[.$S10];[.$V10];[.$Y10];[.$AB10];[.$AE10];[.$AH10];[.$AK10];[.$AN10];[.$AQ10];[.$AT10])" office:value-type="float"/>
          <table:table-cell table:formula="of:=MEDIAN([.$B10];[.$E10];[.$H10];[.$K10];[.$N10];[.$Q10];[.$T10];[.$W10];[.$Z10];[.$AC10];[.$AF10];[.$AI10];[.$AL10];[.$AO10];[.$AR10])" office:value-type="float"/>
          <table:table-cell table:formula="of:=MEDIAN([.$C10];[.$F10];[.$I10];[.$L10];[.$O10];[.$R10];[.$U10];[.$X10];[.$AA10];[.$AD10];[.$AG10];[.$AJ10];[.$AM10];[.$AP10];[.$AS10])" office:value-type="float"/>
          <table:table-cell table:formula="of:=MEDIAN([.$D10];[.$G10];[.$J10];[.$M10];[.$P10];[.$S10];[.$V10];[.$Y10];[.$AB10];[.$AE10];[.$AH10];[.$AK10];[.$AN10];[.$AQ10];[.$AT10])" office:value-type="float"/>
          <table:table-cell table:formula="of:=MAX([.$B10];[.$E10];[.$H10];[.$K10];[.$N10];[.$Q10];[.$T10];[.$W10];[.$Z10];[.$AC10];[.$AF10];[.$AI10];[.$AL10];[.$AO10];[.$AR10])" office:value-type="float"/>
          <table:table-cell table:formula="of:=MAX([.$C10];[.$F10];[.$I10];[.$L10];[.$O10];[.$R10];[.$U10];[.$X10];[.$AA10];[.$AD10];[.$AG10];[.$AJ10];[.$AM10];[.$AP10];[.$AS10])" office:value-type="float"/>
          <table:table-cell table:formula="of:=MAX([.$D10];[.$G10];[.$J10];[.$M10];[.$P10];[.$S10];[.$V10];[.$Y10];[.$AB10];[.$AE10];[.$AH10];[.$AK10];[.$AN10];[.$AQ10];[.$AT10])" office:value-type="float"/>
        </table:table-row>
        <table:table-row table:style-name="ro1">
          <table:table-cell office:value-type="string">
            <text:p>maze/maze_s10_a8_h45.lp</text:p>
          </table:table-cell>
          <table:table-cell office:value-type="float" office:value="0.37"/>
          <table:table-cell table:style-name="cellWorst" office:value-type="float" office:value="15063.0"/>
          <table:table-cell office:value-type="float" office:value="210.0"/>
          <table:table-cell office:value-type="float" office:value="0.06"/>
          <table:table-cell office:value-type="float" office:value="1011.0"/>
          <table:table-cell office:value-type="float" office:value="41.0"/>
          <table:table-cell office:value-type="float" office:value="0.04"/>
          <table:table-cell office:value-type="float" office:value="1919.0"/>
          <table:table-cell office:value-type="float" office:value="7.0"/>
          <table:table-cell office:value-type="float" office:value="0.08"/>
          <table:table-cell office:value-type="float" office:value="698.0"/>
          <table:table-cell office:value-type="float" office:value="57.0"/>
          <table:table-cell office:value-type="float" office:value="0.06"/>
          <table:table-cell office:value-type="float" office:value="495.0"/>
          <table:table-cell office:value-type="float" office:value="90.0"/>
          <table:table-cell office:value-type="float" office:value="0.05"/>
          <table:table-cell office:value-type="float" office:value="5137.0"/>
          <table:table-cell office:value-type="float" office:value="20.0"/>
          <table:table-cell office:value-type="float" office:value="0.13"/>
          <table:table-cell office:value-type="float" office:value="981.0"/>
          <table:table-cell office:value-type="float" office:value="92.0"/>
          <table:table-cell office:value-type="float" office:value="0.13"/>
          <table:table-cell office:value-type="float" office:value="938.0"/>
          <table:table-cell office:value-type="float" office:value="89.0"/>
          <table:table-cell office:value-type="float" office:value="0.06"/>
          <table:table-cell office:value-type="float" office:value="490.0"/>
          <table:table-cell office:value-type="float" office:value="90.0"/>
          <table:table-cell office:value-type="float" office:value="0.06"/>
          <table:table-cell office:value-type="float" office:value="699.0"/>
          <table:table-cell office:value-type="float" office:value="77.0"/>
          <table:table-cell office:value-type="float" office:value="0.06"/>
          <table:table-cell office:value-type="float" office:value="698.0"/>
          <table:table-cell office:value-type="float" office:value="75.0"/>
          <table:table-cell office:value-type="float" office:value="0.44"/>
          <table:table-cell office:value-type="float" office:value="6610.0"/>
          <table:table-cell table:style-name="cellWorst" office:value-type="float" office:value="524.0"/>
          <table:table-cell office:value-type="float" office:value="0.13"/>
          <table:table-cell office:value-type="float" office:value="1281.0"/>
          <table:table-cell office:value-type="float" office:value="64.0"/>
          <table:table-cell office:value-type="float" office:value="0.63"/>
          <table:table-cell office:value-type="float" office:value="7817.0"/>
          <table:table-cell table:style-name="cellBest" office:value-type="float" office:value="3.0"/>
          <table:table-cell office:value-type="float" office:value="0.06"/>
          <table:table-cell table:style-name="cellBest" office:value-type="float" office:value="452.0"/>
          <table:table-cell office:value-type="float" office:value="69.0"/>
          <table:table-cell table:formula="of:=MIN([.$B11];[.$E11];[.$H11];[.$K11];[.$N11];[.$Q11];[.$T11];[.$W11];[.$Z11];[.$AC11];[.$AF11];[.$AI11];[.$AL11];[.$AO11];[.$AR11])" office:value-type="float"/>
          <table:table-cell table:formula="of:=MIN([.$C11];[.$F11];[.$I11];[.$L11];[.$O11];[.$R11];[.$U11];[.$X11];[.$AA11];[.$AD11];[.$AG11];[.$AJ11];[.$AM11];[.$AP11];[.$AS11])" office:value-type="float"/>
          <table:table-cell table:formula="of:=MIN([.$D11];[.$G11];[.$J11];[.$M11];[.$P11];[.$S11];[.$V11];[.$Y11];[.$AB11];[.$AE11];[.$AH11];[.$AK11];[.$AN11];[.$AQ11];[.$AT11])" office:value-type="float"/>
          <table:table-cell table:formula="of:=MEDIAN([.$B11];[.$E11];[.$H11];[.$K11];[.$N11];[.$Q11];[.$T11];[.$W11];[.$Z11];[.$AC11];[.$AF11];[.$AI11];[.$AL11];[.$AO11];[.$AR11])" office:value-type="float"/>
          <table:table-cell table:formula="of:=MEDIAN([.$C11];[.$F11];[.$I11];[.$L11];[.$O11];[.$R11];[.$U11];[.$X11];[.$AA11];[.$AD11];[.$AG11];[.$AJ11];[.$AM11];[.$AP11];[.$AS11])" office:value-type="float"/>
          <table:table-cell table:formula="of:=MEDIAN([.$D11];[.$G11];[.$J11];[.$M11];[.$P11];[.$S11];[.$V11];[.$Y11];[.$AB11];[.$AE11];[.$AH11];[.$AK11];[.$AN11];[.$AQ11];[.$AT11])" office:value-type="float"/>
          <table:table-cell table:formula="of:=MAX([.$B11];[.$E11];[.$H11];[.$K11];[.$N11];[.$Q11];[.$T11];[.$W11];[.$Z11];[.$AC11];[.$AF11];[.$AI11];[.$AL11];[.$AO11];[.$AR11])" office:value-type="float"/>
          <table:table-cell table:formula="of:=MAX([.$C11];[.$F11];[.$I11];[.$L11];[.$O11];[.$R11];[.$U11];[.$X11];[.$AA11];[.$AD11];[.$AG11];[.$AJ11];[.$AM11];[.$AP11];[.$AS11])" office:value-type="float"/>
          <table:table-cell table:formula="of:=MAX([.$D11];[.$G11];[.$J11];[.$M11];[.$P11];[.$S11];[.$V11];[.$Y11];[.$AB11];[.$AE11];[.$AH11];[.$AK11];[.$AN11];[.$AQ11];[.$AT11])" office:value-type="float"/>
        </table:table-row>
        <table:table-row table:style-name="ro1">
          <table:table-cell office:value-type="string">
            <text:p>maze/maze_s10_a9_h39.lp</text:p>
          </table:table-cell>
          <table:table-cell office:value-type="float" office:value="0.28"/>
          <table:table-cell office:value-type="float" office:value="22004.0"/>
          <table:table-cell office:value-type="float" office:value="172.0"/>
          <table:table-cell office:value-type="float" office:value="0.03"/>
          <table:table-cell office:value-type="float" office:value="288.0"/>
          <table:table-cell table:style-name="cellBest" office:value-type="float" office:value="2.0"/>
          <table:table-cell office:value-type="float" office:value="0.03"/>
          <table:table-cell office:value-type="float" office:value="1152.0"/>
          <table:table-cell office:value-type="float" office:value="3.0"/>
          <table:table-cell office:value-type="float" office:value="0.04"/>
          <table:table-cell office:value-type="float" office:value="318.0"/>
          <table:table-cell office:value-type="float" office:value="10.0"/>
          <table:table-cell office:value-type="float" office:value="0.03"/>
          <table:table-cell office:value-type="float" office:value="268.0"/>
          <table:table-cell office:value-type="float" office:value="6.0"/>
          <table:table-cell office:value-type="float" office:value="0.04"/>
          <table:table-cell office:value-type="float" office:value="3670.0"/>
          <table:table-cell office:value-type="float" office:value="9.0"/>
          <table:table-cell office:value-type="float" office:value="0.1"/>
          <table:table-cell office:value-type="float" office:value="1230.0"/>
          <table:table-cell office:value-type="float" office:value="70.0"/>
          <table:table-cell office:value-type="float" office:value="0.1"/>
          <table:table-cell office:value-type="float" office:value="1095.0"/>
          <table:table-cell office:value-type="float" office:value="103.0"/>
          <table:table-cell office:value-type="float" office:value="0.03"/>
          <table:table-cell office:value-type="float" office:value="273.0"/>
          <table:table-cell office:value-type="float" office:value="4.0"/>
          <table:table-cell table:style-name="cellBest" office:value-type="float" office:value="0.02"/>
          <table:table-cell office:value-type="float" office:value="241.0"/>
          <table:table-cell office:value-type="float" office:value="5.0"/>
          <table:table-cell table:style-name="cellBest" office:value-type="float" office:value="0.02"/>
          <table:table-cell table:style-name="cellBest" office:value-type="float" office:value="220.0"/>
          <table:table-cell office:value-type="float" office:value="3.0"/>
          <table:table-cell office:value-type="float" office:value="0.03"/>
          <table:table-cell office:value-type="float" office:value="386.0"/>
          <table:table-cell office:value-type="float" office:value="76.0"/>
          <table:table-cell office:value-type="float" office:value="0.07"/>
          <table:table-cell office:value-type="float" office:value="613.0"/>
          <table:table-cell office:value-type="float" office:value="4.0"/>
          <table:table-cell table:style-name="cellWorst" office:value-type="float" office:value="2.37"/>
          <table:table-cell table:style-name="cellWorst" office:value-type="float" office:value="63556.0"/>
          <table:table-cell table:style-name="cellWorst" office:value-type="float" office:value="487.0"/>
          <table:table-cell office:value-type="float" office:value="0.03"/>
          <table:table-cell office:value-type="float" office:value="268.0"/>
          <table:table-cell office:value-type="float" office:value="6.0"/>
          <table:table-cell table:formula="of:=MIN([.$B12];[.$E12];[.$H12];[.$K12];[.$N12];[.$Q12];[.$T12];[.$W12];[.$Z12];[.$AC12];[.$AF12];[.$AI12];[.$AL12];[.$AO12];[.$AR12])" office:value-type="float"/>
          <table:table-cell table:formula="of:=MIN([.$C12];[.$F12];[.$I12];[.$L12];[.$O12];[.$R12];[.$U12];[.$X12];[.$AA12];[.$AD12];[.$AG12];[.$AJ12];[.$AM12];[.$AP12];[.$AS12])" office:value-type="float"/>
          <table:table-cell table:formula="of:=MIN([.$D12];[.$G12];[.$J12];[.$M12];[.$P12];[.$S12];[.$V12];[.$Y12];[.$AB12];[.$AE12];[.$AH12];[.$AK12];[.$AN12];[.$AQ12];[.$AT12])" office:value-type="float"/>
          <table:table-cell table:formula="of:=MEDIAN([.$B12];[.$E12];[.$H12];[.$K12];[.$N12];[.$Q12];[.$T12];[.$W12];[.$Z12];[.$AC12];[.$AF12];[.$AI12];[.$AL12];[.$AO12];[.$AR12])" office:value-type="float"/>
          <table:table-cell table:formula="of:=MEDIAN([.$C12];[.$F12];[.$I12];[.$L12];[.$O12];[.$R12];[.$U12];[.$X12];[.$AA12];[.$AD12];[.$AG12];[.$AJ12];[.$AM12];[.$AP12];[.$AS12])" office:value-type="float"/>
          <table:table-cell table:formula="of:=MEDIAN([.$D12];[.$G12];[.$J12];[.$M12];[.$P12];[.$S12];[.$V12];[.$Y12];[.$AB12];[.$AE12];[.$AH12];[.$AK12];[.$AN12];[.$AQ12];[.$AT12])" office:value-type="float"/>
          <table:table-cell table:formula="of:=MAX([.$B12];[.$E12];[.$H12];[.$K12];[.$N12];[.$Q12];[.$T12];[.$W12];[.$Z12];[.$AC12];[.$AF12];[.$AI12];[.$AL12];[.$AO12];[.$AR12])" office:value-type="float"/>
          <table:table-cell table:formula="of:=MAX([.$C12];[.$F12];[.$I12];[.$L12];[.$O12];[.$R12];[.$U12];[.$X12];[.$AA12];[.$AD12];[.$AG12];[.$AJ12];[.$AM12];[.$AP12];[.$AS12])" office:value-type="float"/>
          <table:table-cell table:formula="of:=MAX([.$D12];[.$G12];[.$J12];[.$M12];[.$P12];[.$S12];[.$V12];[.$Y12];[.$AB12];[.$AE12];[.$AH12];[.$AK12];[.$AN12];[.$AQ12];[.$AT12])" office:value-type="float"/>
        </table:table-row>
        <table:table-row table:style-name="ro1">
          <table:table-cell office:value-type="string">
            <text:p>maze/maze_s11_a12_h87.lp</text:p>
          </table:table-cell>
          <table:table-cell office:value-type="float" office:value="2.48"/>
          <table:table-cell table:style-name="cellWorst" office:value-type="float" office:value="496368.0"/>
          <table:table-cell office:value-type="float" office:value="393.0"/>
          <table:table-cell office:value-type="float" office:value="0.46"/>
          <table:table-cell office:value-type="float" office:value="3547.0"/>
          <table:table-cell table:style-name="cellBest" office:value-type="float" office:value="91.0"/>
          <table:table-cell office:value-type="float" office:value="1.67"/>
          <table:table-cell office:value-type="float" office:value="60935.0"/>
          <table:table-cell office:value-type="float" office:value="650.0"/>
          <table:table-cell office:value-type="float" office:value="0.39"/>
          <table:table-cell office:value-type="float" office:value="2246.0"/>
          <table:table-cell office:value-type="float" office:value="123.0"/>
          <table:table-cell office:value-type="float" office:value="0.46"/>
          <table:table-cell office:value-type="float" office:value="1857.0"/>
          <table:table-cell office:value-type="float" office:value="243.0"/>
          <table:table-cell office:value-type="float" office:value="0.43"/>
          <table:table-cell office:value-type="float" office:value="10761.0"/>
          <table:table-cell office:value-type="float" office:value="188.0"/>
          <table:table-cell office:value-type="float" office:value="2.87"/>
          <table:table-cell office:value-type="float" office:value="17899.0"/>
          <table:table-cell office:value-type="float" office:value="1007.0"/>
          <table:table-cell office:value-type="float" office:value="1.69"/>
          <table:table-cell office:value-type="float" office:value="7341.0"/>
          <table:table-cell office:value-type="float" office:value="704.0"/>
          <table:table-cell office:value-type="float" office:value="0.35"/>
          <table:table-cell table:style-name="cellBest" office:value-type="float" office:value="1692.0"/>
          <table:table-cell office:value-type="float" office:value="106.0"/>
          <table:table-cell office:value-type="float" office:value="0.41"/>
          <table:table-cell office:value-type="float" office:value="2837.0"/>
          <table:table-cell office:value-type="float" office:value="297.0"/>
          <table:table-cell office:value-type="float" office:value="0.43"/>
          <table:table-cell office:value-type="float" office:value="4364.0"/>
          <table:table-cell office:value-type="float" office:value="331.0"/>
          <table:table-cell table:style-name="cellWorst" office:value-type="float" office:value="20.84"/>
          <table:table-cell office:value-type="float" office:value="216401.0"/>
          <table:table-cell table:style-name="cellWorst" office:value-type="float" office:value="4945.0"/>
          <table:table-cell office:value-type="float" office:value="1.09"/>
          <table:table-cell office:value-type="float" office:value="6954.0"/>
          <table:table-cell office:value-type="float" office:value="270.0"/>
          <table:table-cell office:value-type="float" office:value="4.99"/>
          <table:table-cell office:value-type="float" office:value="27112.0"/>
          <table:table-cell office:value-type="float" office:value="450.0"/>
          <table:table-cell table:style-name="cellBest" office:value-type="float" office:value="0.33"/>
          <table:table-cell office:value-type="float" office:value="1818.0"/>
          <table:table-cell office:value-type="float" office:value="104.0"/>
          <table:table-cell table:formula="of:=MIN([.$B13];[.$E13];[.$H13];[.$K13];[.$N13];[.$Q13];[.$T13];[.$W13];[.$Z13];[.$AC13];[.$AF13];[.$AI13];[.$AL13];[.$AO13];[.$AR13])" office:value-type="float"/>
          <table:table-cell table:formula="of:=MIN([.$C13];[.$F13];[.$I13];[.$L13];[.$O13];[.$R13];[.$U13];[.$X13];[.$AA13];[.$AD13];[.$AG13];[.$AJ13];[.$AM13];[.$AP13];[.$AS13])" office:value-type="float"/>
          <table:table-cell table:formula="of:=MIN([.$D13];[.$G13];[.$J13];[.$M13];[.$P13];[.$S13];[.$V13];[.$Y13];[.$AB13];[.$AE13];[.$AH13];[.$AK13];[.$AN13];[.$AQ13];[.$AT13])" office:value-type="float"/>
          <table:table-cell table:formula="of:=MEDIAN([.$B13];[.$E13];[.$H13];[.$K13];[.$N13];[.$Q13];[.$T13];[.$W13];[.$Z13];[.$AC13];[.$AF13];[.$AI13];[.$AL13];[.$AO13];[.$AR13])" office:value-type="float"/>
          <table:table-cell table:formula="of:=MEDIAN([.$C13];[.$F13];[.$I13];[.$L13];[.$O13];[.$R13];[.$U13];[.$X13];[.$AA13];[.$AD13];[.$AG13];[.$AJ13];[.$AM13];[.$AP13];[.$AS13])" office:value-type="float"/>
          <table:table-cell table:formula="of:=MEDIAN([.$D13];[.$G13];[.$J13];[.$M13];[.$P13];[.$S13];[.$V13];[.$Y13];[.$AB13];[.$AE13];[.$AH13];[.$AK13];[.$AN13];[.$AQ13];[.$AT13])" office:value-type="float"/>
          <table:table-cell table:formula="of:=MAX([.$B13];[.$E13];[.$H13];[.$K13];[.$N13];[.$Q13];[.$T13];[.$W13];[.$Z13];[.$AC13];[.$AF13];[.$AI13];[.$AL13];[.$AO13];[.$AR13])" office:value-type="float"/>
          <table:table-cell table:formula="of:=MAX([.$C13];[.$F13];[.$I13];[.$L13];[.$O13];[.$R13];[.$U13];[.$X13];[.$AA13];[.$AD13];[.$AG13];[.$AJ13];[.$AM13];[.$AP13];[.$AS13])" office:value-type="float"/>
          <table:table-cell table:formula="of:=MAX([.$D13];[.$G13];[.$J13];[.$M13];[.$P13];[.$S13];[.$V13];[.$Y13];[.$AB13];[.$AE13];[.$AH13];[.$AK13];[.$AN13];[.$AQ13];[.$AT13])" office:value-type="float"/>
        </table:table-row>
        <table:table-row table:style-name="ro1">
          <table:table-cell office:value-type="string">
            <text:p>maze/maze_s12_a14_h72.lp</text:p>
          </table:table-cell>
          <table:table-cell office:value-type="float" office:value="0.82"/>
          <table:table-cell office:value-type="float" office:value="103917.0"/>
          <table:table-cell office:value-type="float" office:value="225.0"/>
          <table:table-cell office:value-type="float" office:value="0.35"/>
          <table:table-cell office:value-type="float" office:value="4810.0"/>
          <table:table-cell office:value-type="float" office:value="152.0"/>
          <table:table-cell table:style-name="cellWorst" office:value-type="float" office:value="57.42"/>
          <table:table-cell table:style-name="cellWorst" office:value-type="float" office:value="3319635.0"/>
          <table:table-cell table:style-name="cellWorst" office:value-type="float" office:value="24312.0"/>
          <table:table-cell office:value-type="float" office:value="0.17"/>
          <table:table-cell office:value-type="float" office:value="1293.0"/>
          <table:table-cell table:style-name="cellBest" office:value-type="float" office:value="24.0"/>
          <table:table-cell office:value-type="float" office:value="0.13"/>
          <table:table-cell office:value-type="float" office:value="1113.0"/>
          <table:table-cell office:value-type="float" office:value="38.0"/>
          <table:table-cell office:value-type="float" office:value="0.18"/>
          <table:table-cell office:value-type="float" office:value="7173.0"/>
          <table:table-cell office:value-type="float" office:value="63.0"/>
          <table:table-cell office:value-type="float" office:value="5.09"/>
          <table:table-cell office:value-type="float" office:value="42504.0"/>
          <table:table-cell office:value-type="float" office:value="3026.0"/>
          <table:table-cell office:value-type="float" office:value="1.39"/>
          <table:table-cell office:value-type="float" office:value="11134.0"/>
          <table:table-cell office:value-type="float" office:value="672.0"/>
          <table:table-cell table:style-name="cellBest" office:value-type="float" office:value="0.12"/>
          <table:table-cell office:value-type="float" office:value="1116.0"/>
          <table:table-cell office:value-type="float" office:value="37.0"/>
          <table:table-cell office:value-type="float" office:value="0.98"/>
          <table:table-cell office:value-type="float" office:value="15213.0"/>
          <table:table-cell office:value-type="float" office:value="185.0"/>
          <table:table-cell office:value-type="float" office:value="1.53"/>
          <table:table-cell office:value-type="float" office:value="24534.0"/>
          <table:table-cell office:value-type="float" office:value="205.0"/>
          <table:table-cell office:value-type="float" office:value="21.53"/>
          <table:table-cell office:value-type="float" office:value="283209.0"/>
          <table:table-cell office:value-type="float" office:value="19678.0"/>
          <table:table-cell office:value-type="float" office:value="0.43"/>
          <table:table-cell office:value-type="float" office:value="2709.0"/>
          <table:table-cell office:value-type="float" office:value="41.0"/>
          <table:table-cell office:value-type="float" office:value="5.23"/>
          <table:table-cell office:value-type="float" office:value="58334.0"/>
          <table:table-cell office:value-type="float" office:value="277.0"/>
          <table:table-cell table:style-name="cellBest" office:value-type="float" office:value="0.12"/>
          <table:table-cell table:style-name="cellBest" office:value-type="float" office:value="1090.0"/>
          <table:table-cell office:value-type="float" office:value="37.0"/>
          <table:table-cell table:formula="of:=MIN([.$B14];[.$E14];[.$H14];[.$K14];[.$N14];[.$Q14];[.$T14];[.$W14];[.$Z14];[.$AC14];[.$AF14];[.$AI14];[.$AL14];[.$AO14];[.$AR14])" office:value-type="float"/>
          <table:table-cell table:formula="of:=MIN([.$C14];[.$F14];[.$I14];[.$L14];[.$O14];[.$R14];[.$U14];[.$X14];[.$AA14];[.$AD14];[.$AG14];[.$AJ14];[.$AM14];[.$AP14];[.$AS14])" office:value-type="float"/>
          <table:table-cell table:formula="of:=MIN([.$D14];[.$G14];[.$J14];[.$M14];[.$P14];[.$S14];[.$V14];[.$Y14];[.$AB14];[.$AE14];[.$AH14];[.$AK14];[.$AN14];[.$AQ14];[.$AT14])" office:value-type="float"/>
          <table:table-cell table:formula="of:=MEDIAN([.$B14];[.$E14];[.$H14];[.$K14];[.$N14];[.$Q14];[.$T14];[.$W14];[.$Z14];[.$AC14];[.$AF14];[.$AI14];[.$AL14];[.$AO14];[.$AR14])" office:value-type="float"/>
          <table:table-cell table:formula="of:=MEDIAN([.$C14];[.$F14];[.$I14];[.$L14];[.$O14];[.$R14];[.$U14];[.$X14];[.$AA14];[.$AD14];[.$AG14];[.$AJ14];[.$AM14];[.$AP14];[.$AS14])" office:value-type="float"/>
          <table:table-cell table:formula="of:=MEDIAN([.$D14];[.$G14];[.$J14];[.$M14];[.$P14];[.$S14];[.$V14];[.$Y14];[.$AB14];[.$AE14];[.$AH14];[.$AK14];[.$AN14];[.$AQ14];[.$AT14])" office:value-type="float"/>
          <table:table-cell table:formula="of:=MAX([.$B14];[.$E14];[.$H14];[.$K14];[.$N14];[.$Q14];[.$T14];[.$W14];[.$Z14];[.$AC14];[.$AF14];[.$AI14];[.$AL14];[.$AO14];[.$AR14])" office:value-type="float"/>
          <table:table-cell table:formula="of:=MAX([.$C14];[.$F14];[.$I14];[.$L14];[.$O14];[.$R14];[.$U14];[.$X14];[.$AA14];[.$AD14];[.$AG14];[.$AJ14];[.$AM14];[.$AP14];[.$AS14])" office:value-type="float"/>
          <table:table-cell table:formula="of:=MAX([.$D14];[.$G14];[.$J14];[.$M14];[.$P14];[.$S14];[.$V14];[.$Y14];[.$AB14];[.$AE14];[.$AH14];[.$AK14];[.$AN14];[.$AQ14];[.$AT14])" office:value-type="float"/>
        </table:table-row>
        <table:table-row table:style-name="ro1">
          <table:table-cell office:value-type="string">
            <text:p>maze/maze_s13_a16_h97.lp</text:p>
          </table:table-cell>
          <table:table-cell office:value-type="float" office:value="6.38"/>
          <table:table-cell office:value-type="float" office:value="1058458.0"/>
          <table:table-cell office:value-type="float" office:value="303.0"/>
          <table:table-cell office:value-type="float" office:value="0.79"/>
          <table:table-cell office:value-type="float" office:value="6246.0"/>
          <table:table-cell office:value-type="float" office:value="81.0"/>
          <table:table-cell office:value-type="float" office:value="6.04"/>
          <table:table-cell office:value-type="float" office:value="277830.0"/>
          <table:table-cell office:value-type="float" office:value="696.0"/>
          <table:table-cell office:value-type="float" office:value="172.21"/>
          <table:table-cell office:value-type="float" office:value="5126505.0"/>
          <table:table-cell office:value-type="float" office:value="35504.0"/>
          <table:table-cell table:style-name="cellBest" office:value-type="float" office:value="0.22"/>
          <table:table-cell table:style-name="cellBest" office:value-type="float" office:value="1660.0"/>
          <table:table-cell table:style-name="cellBest" office:value-type="float" office:value="32.0"/>
          <table:table-cell table:style-name="cellWorst" office:value-type="float" office:value="191.79"/>
          <table:table-cell table:style-name="cellWorst" office:value-type="float" office:value="6938207.0"/>
          <table:table-cell table:style-name="cellWorst" office:value-type="float" office:value="50933.0"/>
          <table:table-cell office:value-type="float" office:value="3.99"/>
          <table:table-cell office:value-type="float" office:value="18741.0"/>
          <table:table-cell office:value-type="float" office:value="1096.0"/>
          <table:table-cell office:value-type="float" office:value="6.1"/>
          <table:table-cell office:value-type="float" office:value="35412.0"/>
          <table:table-cell office:value-type="float" office:value="1082.0"/>
          <table:table-cell office:value-type="float" office:value="0.24"/>
          <table:table-cell office:value-type="float" office:value="1667.0"/>
          <table:table-cell table:style-name="cellBest" office:value-type="float" office:value="32.0"/>
          <table:table-cell office:value-type="float" office:value="1.85"/>
          <table:table-cell office:value-type="float" office:value="24624.0"/>
          <table:table-cell office:value-type="float" office:value="428.0"/>
          <table:table-cell office:value-type="float" office:value="0.62"/>
          <table:table-cell office:value-type="float" office:value="4036.0"/>
          <table:table-cell office:value-type="float" office:value="153.0"/>
          <table:table-cell office:value-type="float" office:value="34.6"/>
          <table:table-cell office:value-type="float" office:value="221943.0"/>
          <table:table-cell office:value-type="float" office:value="24282.0"/>
          <table:table-cell office:value-type="float" office:value="0.99"/>
          <table:table-cell office:value-type="float" office:value="8087.0"/>
          <table:table-cell office:value-type="float" office:value="72.0"/>
          <table:table-cell office:value-type="float" office:value="165.51"/>
          <table:table-cell office:value-type="float" office:value="906006.0"/>
          <table:table-cell office:value-type="float" office:value="10727.0"/>
          <table:table-cell table:style-name="cellBest" office:value-type="float" office:value="0.22"/>
          <table:table-cell table:style-name="cellBest" office:value-type="float" office:value="1660.0"/>
          <table:table-cell table:style-name="cellBest" office:value-type="float" office:value="32.0"/>
          <table:table-cell table:formula="of:=MIN([.$B15];[.$E15];[.$H15];[.$K15];[.$N15];[.$Q15];[.$T15];[.$W15];[.$Z15];[.$AC15];[.$AF15];[.$AI15];[.$AL15];[.$AO15];[.$AR15])" office:value-type="float"/>
          <table:table-cell table:formula="of:=MIN([.$C15];[.$F15];[.$I15];[.$L15];[.$O15];[.$R15];[.$U15];[.$X15];[.$AA15];[.$AD15];[.$AG15];[.$AJ15];[.$AM15];[.$AP15];[.$AS15])" office:value-type="float"/>
          <table:table-cell table:formula="of:=MIN([.$D15];[.$G15];[.$J15];[.$M15];[.$P15];[.$S15];[.$V15];[.$Y15];[.$AB15];[.$AE15];[.$AH15];[.$AK15];[.$AN15];[.$AQ15];[.$AT15])" office:value-type="float"/>
          <table:table-cell table:formula="of:=MEDIAN([.$B15];[.$E15];[.$H15];[.$K15];[.$N15];[.$Q15];[.$T15];[.$W15];[.$Z15];[.$AC15];[.$AF15];[.$AI15];[.$AL15];[.$AO15];[.$AR15])" office:value-type="float"/>
          <table:table-cell table:formula="of:=MEDIAN([.$C15];[.$F15];[.$I15];[.$L15];[.$O15];[.$R15];[.$U15];[.$X15];[.$AA15];[.$AD15];[.$AG15];[.$AJ15];[.$AM15];[.$AP15];[.$AS15])" office:value-type="float"/>
          <table:table-cell table:formula="of:=MEDIAN([.$D15];[.$G15];[.$J15];[.$M15];[.$P15];[.$S15];[.$V15];[.$Y15];[.$AB15];[.$AE15];[.$AH15];[.$AK15];[.$AN15];[.$AQ15];[.$AT15])" office:value-type="float"/>
          <table:table-cell table:formula="of:=MAX([.$B15];[.$E15];[.$H15];[.$K15];[.$N15];[.$Q15];[.$T15];[.$W15];[.$Z15];[.$AC15];[.$AF15];[.$AI15];[.$AL15];[.$AO15];[.$AR15])" office:value-type="float"/>
          <table:table-cell table:formula="of:=MAX([.$C15];[.$F15];[.$I15];[.$L15];[.$O15];[.$R15];[.$U15];[.$X15];[.$AA15];[.$AD15];[.$AG15];[.$AJ15];[.$AM15];[.$AP15];[.$AS15])" office:value-type="float"/>
          <table:table-cell table:formula="of:=MAX([.$D15];[.$G15];[.$J15];[.$M15];[.$P15];[.$S15];[.$V15];[.$Y15];[.$AB15];[.$AE15];[.$AH15];[.$AK15];[.$AN15];[.$AQ15];[.$AT15])" office:value-type="float"/>
        </table:table-row>
        <table:table-row table:style-name="ro1">
          <table:table-cell office:value-type="string">
            <text:p>maze/maze_s14_a18_h80.lp</text:p>
          </table:table-cell>
          <table:table-cell office:value-type="float" office:value="16.95"/>
          <table:table-cell office:value-type="float" office:value="1008492.0"/>
          <table:table-cell office:value-type="float" office:value="1779.0"/>
          <table:table-cell office:value-type="float" office:value="0.63"/>
          <table:table-cell office:value-type="float" office:value="5465.0"/>
          <table:table-cell office:value-type="float" office:value="105.0"/>
          <table:table-cell office:value-type="float" office:value="0.39"/>
          <table:table-cell office:value-type="float" office:value="15989.0"/>
          <table:table-cell office:value-type="float" office:value="32.0"/>
          <table:table-cell office:value-type="float" office:value="0.31"/>
          <table:table-cell table:style-name="cellBest" office:value-type="float" office:value="1219.0"/>
          <table:table-cell table:style-name="cellBest" office:value-type="float" office:value="22.0"/>
          <table:table-cell office:value-type="float" office:value="0.46"/>
          <table:table-cell office:value-type="float" office:value="3314.0"/>
          <table:table-cell office:value-type="float" office:value="36.0"/>
          <table:table-cell office:value-type="float" office:value="0.49"/>
          <table:table-cell office:value-type="float" office:value="24113.0"/>
          <table:table-cell office:value-type="float" office:value="48.0"/>
          <table:table-cell office:value-type="float" office:value="5.34"/>
          <table:table-cell office:value-type="float" office:value="23860.0"/>
          <table:table-cell office:value-type="float" office:value="821.0"/>
          <table:table-cell office:value-type="float" office:value="11.1"/>
          <table:table-cell office:value-type="float" office:value="53645.0"/>
          <table:table-cell office:value-type="float" office:value="2418.0"/>
          <table:table-cell office:value-type="float" office:value="0.43"/>
          <table:table-cell office:value-type="float" office:value="3325.0"/>
          <table:table-cell office:value-type="float" office:value="36.0"/>
          <table:table-cell table:style-name="cellBest" office:value-type="float" office:value="0.25"/>
          <table:table-cell office:value-type="float" office:value="1706.0"/>
          <table:table-cell office:value-type="float" office:value="23.0"/>
          <table:table-cell office:value-type="float" office:value="0.26"/>
          <table:table-cell office:value-type="float" office:value="1715.0"/>
          <table:table-cell office:value-type="float" office:value="23.0"/>
          <table:table-cell table:style-name="cellWorst" office:value-type="float" office:value="7232.26"/>
          <table:table-cell table:style-name="cellWorst" office:value-type="float" office:value="52793427.0"/>
          <table:table-cell table:style-name="cellWorst" office:value-type="float" office:value="3395757.0"/>
          <table:table-cell office:value-type="float" office:value="1.22"/>
          <table:table-cell office:value-type="float" office:value="7122.0"/>
          <table:table-cell office:value-type="float" office:value="38.0"/>
          <table:table-cell office:value-type="float" office:value="31.09"/>
          <table:table-cell office:value-type="float" office:value="222778.0"/>
          <table:table-cell office:value-type="float" office:value="580.0"/>
          <table:table-cell office:value-type="float" office:value="0.44"/>
          <table:table-cell office:value-type="float" office:value="3314.0"/>
          <table:table-cell office:value-type="float" office:value="36.0"/>
          <table:table-cell table:formula="of:=MIN([.$B16];[.$E16];[.$H16];[.$K16];[.$N16];[.$Q16];[.$T16];[.$W16];[.$Z16];[.$AC16];[.$AF16];[.$AI16];[.$AL16];[.$AO16];[.$AR16])" office:value-type="float"/>
          <table:table-cell table:formula="of:=MIN([.$C16];[.$F16];[.$I16];[.$L16];[.$O16];[.$R16];[.$U16];[.$X16];[.$AA16];[.$AD16];[.$AG16];[.$AJ16];[.$AM16];[.$AP16];[.$AS16])" office:value-type="float"/>
          <table:table-cell table:formula="of:=MIN([.$D16];[.$G16];[.$J16];[.$M16];[.$P16];[.$S16];[.$V16];[.$Y16];[.$AB16];[.$AE16];[.$AH16];[.$AK16];[.$AN16];[.$AQ16];[.$AT16])" office:value-type="float"/>
          <table:table-cell table:formula="of:=MEDIAN([.$B16];[.$E16];[.$H16];[.$K16];[.$N16];[.$Q16];[.$T16];[.$W16];[.$Z16];[.$AC16];[.$AF16];[.$AI16];[.$AL16];[.$AO16];[.$AR16])" office:value-type="float"/>
          <table:table-cell table:formula="of:=MEDIAN([.$C16];[.$F16];[.$I16];[.$L16];[.$O16];[.$R16];[.$U16];[.$X16];[.$AA16];[.$AD16];[.$AG16];[.$AJ16];[.$AM16];[.$AP16];[.$AS16])" office:value-type="float"/>
          <table:table-cell table:formula="of:=MEDIAN([.$D16];[.$G16];[.$J16];[.$M16];[.$P16];[.$S16];[.$V16];[.$Y16];[.$AB16];[.$AE16];[.$AH16];[.$AK16];[.$AN16];[.$AQ16];[.$AT16])" office:value-type="float"/>
          <table:table-cell table:formula="of:=MAX([.$B16];[.$E16];[.$H16];[.$K16];[.$N16];[.$Q16];[.$T16];[.$W16];[.$Z16];[.$AC16];[.$AF16];[.$AI16];[.$AL16];[.$AO16];[.$AR16])" office:value-type="float"/>
          <table:table-cell table:formula="of:=MAX([.$C16];[.$F16];[.$I16];[.$L16];[.$O16];[.$R16];[.$U16];[.$X16];[.$AA16];[.$AD16];[.$AG16];[.$AJ16];[.$AM16];[.$AP16];[.$AS16])" office:value-type="float"/>
          <table:table-cell table:formula="of:=MAX([.$D16];[.$G16];[.$J16];[.$M16];[.$P16];[.$S16];[.$V16];[.$Y16];[.$AB16];[.$AE16];[.$AH16];[.$AK16];[.$AN16];[.$AQ16];[.$AT16])" office:value-type="float"/>
        </table:table-row>
        <table:table-row table:style-name="ro1">
          <table:table-cell office:value-type="string">
            <text:p>maze/maze_s15_a20_h98.lp</text:p>
          </table:table-cell>
          <table:table-cell table:style-name="cellWorst" office:value-type="float" office:value="18189.17"/>
          <table:table-cell table:style-name="cellWorst" office:value-type="float" office:value="667064738.0"/>
          <table:table-cell table:style-name="cellWorst" office:value-type="float" office:value="3420564.0"/>
          <table:table-cell office:value-type="float" office:value="1.18"/>
          <table:table-cell office:value-type="float" office:value="10868.0"/>
          <table:table-cell office:value-type="float" office:value="177.0"/>
          <table:table-cell office:value-type="float" office:value="1.34"/>
          <table:table-cell office:value-type="float" office:value="75641.0"/>
          <table:table-cell office:value-type="float" office:value="176.0"/>
          <table:table-cell office:value-type="float" office:value="0.53"/>
          <table:table-cell table:style-name="cellBest" office:value-type="float" office:value="2308.0"/>
          <table:table-cell table:style-name="cellBest" office:value-type="float" office:value="16.0"/>
          <table:table-cell table:style-name="cellBest" office:value-type="float" office:value="0.45"/>
          <table:table-cell office:value-type="float" office:value="2772.0"/>
          <table:table-cell office:value-type="float" office:value="168.0"/>
          <table:table-cell office:value-type="float" office:value="10.69"/>
          <table:table-cell office:value-type="float" office:value="327389.0"/>
          <table:table-cell office:value-type="float" office:value="1321.0"/>
          <table:table-cell office:value-type="float" office:value="11.83"/>
          <table:table-cell office:value-type="float" office:value="50669.0"/>
          <table:table-cell office:value-type="float" office:value="2090.0"/>
          <table:table-cell office:value-type="float" office:value="17.84"/>
          <table:table-cell office:value-type="float" office:value="74922.0"/>
          <table:table-cell office:value-type="float" office:value="3455.0"/>
          <table:table-cell office:value-type="float" office:value="0.5"/>
          <table:table-cell office:value-type="float" office:value="2785.0"/>
          <table:table-cell office:value-type="float" office:value="168.0"/>
          <table:table-cell office:value-type="float" office:value="0.69"/>
          <table:table-cell office:value-type="float" office:value="3272.0"/>
          <table:table-cell office:value-type="float" office:value="136.0"/>
          <table:table-cell office:value-type="float" office:value="0.77"/>
          <table:table-cell office:value-type="float" office:value="4885.0"/>
          <table:table-cell office:value-type="float" office:value="186.0"/>
          <table:table-cell office:value-type="float" office:value="944.69"/>
          <table:table-cell office:value-type="float" office:value="4800212.0"/>
          <table:table-cell office:value-type="float" office:value="454675.0"/>
          <table:table-cell office:value-type="float" office:value="2.42"/>
          <table:table-cell office:value-type="float" office:value="11233.0"/>
          <table:table-cell office:value-type="float" office:value="236.0"/>
          <table:table-cell office:value-type="float" office:value="344.83"/>
          <table:table-cell office:value-type="float" office:value="1709706.0"/>
          <table:table-cell office:value-type="float" office:value="13171.0"/>
          <table:table-cell office:value-type="float" office:value="10.6"/>
          <table:table-cell office:value-type="float" office:value="163218.0"/>
          <table:table-cell office:value-type="float" office:value="641.0"/>
          <table:table-cell table:formula="of:=MIN([.$B17];[.$E17];[.$H17];[.$K17];[.$N17];[.$Q17];[.$T17];[.$W17];[.$Z17];[.$AC17];[.$AF17];[.$AI17];[.$AL17];[.$AO17];[.$AR17])" office:value-type="float"/>
          <table:table-cell table:formula="of:=MIN([.$C17];[.$F17];[.$I17];[.$L17];[.$O17];[.$R17];[.$U17];[.$X17];[.$AA17];[.$AD17];[.$AG17];[.$AJ17];[.$AM17];[.$AP17];[.$AS17])" office:value-type="float"/>
          <table:table-cell table:formula="of:=MIN([.$D17];[.$G17];[.$J17];[.$M17];[.$P17];[.$S17];[.$V17];[.$Y17];[.$AB17];[.$AE17];[.$AH17];[.$AK17];[.$AN17];[.$AQ17];[.$AT17])" office:value-type="float"/>
          <table:table-cell table:formula="of:=MEDIAN([.$B17];[.$E17];[.$H17];[.$K17];[.$N17];[.$Q17];[.$T17];[.$W17];[.$Z17];[.$AC17];[.$AF17];[.$AI17];[.$AL17];[.$AO17];[.$AR17])" office:value-type="float"/>
          <table:table-cell table:formula="of:=MEDIAN([.$C17];[.$F17];[.$I17];[.$L17];[.$O17];[.$R17];[.$U17];[.$X17];[.$AA17];[.$AD17];[.$AG17];[.$AJ17];[.$AM17];[.$AP17];[.$AS17])" office:value-type="float"/>
          <table:table-cell table:formula="of:=MEDIAN([.$D17];[.$G17];[.$J17];[.$M17];[.$P17];[.$S17];[.$V17];[.$Y17];[.$AB17];[.$AE17];[.$AH17];[.$AK17];[.$AN17];[.$AQ17];[.$AT17])" office:value-type="float"/>
          <table:table-cell table:formula="of:=MAX([.$B17];[.$E17];[.$H17];[.$K17];[.$N17];[.$Q17];[.$T17];[.$W17];[.$Z17];[.$AC17];[.$AF17];[.$AI17];[.$AL17];[.$AO17];[.$AR17])" office:value-type="float"/>
          <table:table-cell table:formula="of:=MAX([.$C17];[.$F17];[.$I17];[.$L17];[.$O17];[.$R17];[.$U17];[.$X17];[.$AA17];[.$AD17];[.$AG17];[.$AJ17];[.$AM17];[.$AP17];[.$AS17])" office:value-type="float"/>
          <table:table-cell table:formula="of:=MAX([.$D17];[.$G17];[.$J17];[.$M17];[.$P17];[.$S17];[.$V17];[.$Y17];[.$AB17];[.$AE17];[.$AH17];[.$AK17];[.$AN17];[.$AQ17];[.$AT17])" office:value-type="float"/>
        </table:table-row>
        <table:table-row table:style-name="ro1">
          <table:table-cell office:value-type="string">
            <text:p>maze/maze_s21_a12_h157.lp</text:p>
          </table:table-cell>
          <table:table-cell office:value-type="float" office:value="18.02"/>
          <table:table-cell table:style-name="cellWorst" office:value-type="float" office:value="2907793.0"/>
          <table:table-cell office:value-type="float" office:value="357.0"/>
          <table:table-cell office:value-type="float" office:value="11.24"/>
          <table:table-cell office:value-type="float" office:value="119008.0"/>
          <table:table-cell office:value-type="float" office:value="734.0"/>
          <table:table-cell office:value-type="float" office:value="1.1"/>
          <table:table-cell office:value-type="float" office:value="49252.0"/>
          <table:table-cell office:value-type="float" office:value="81.0"/>
          <table:table-cell office:value-type="float" office:value="0.86"/>
          <table:table-cell table:style-name="cellBest" office:value-type="float" office:value="1478.0"/>
          <table:table-cell table:style-name="cellBest" office:value-type="float" office:value="21.0"/>
          <table:table-cell office:value-type="float" office:value="0.89"/>
          <table:table-cell office:value-type="float" office:value="2929.0"/>
          <table:table-cell office:value-type="float" office:value="87.0"/>
          <table:table-cell office:value-type="float" office:value="0.95"/>
          <table:table-cell office:value-type="float" office:value="42722.0"/>
          <table:table-cell office:value-type="float" office:value="38.0"/>
          <table:table-cell office:value-type="float" office:value="10.52"/>
          <table:table-cell office:value-type="float" office:value="21684.0"/>
          <table:table-cell office:value-type="float" office:value="905.0"/>
          <table:table-cell office:value-type="float" office:value="7.45"/>
          <table:table-cell office:value-type="float" office:value="15719.0"/>
          <table:table-cell office:value-type="float" office:value="510.0"/>
          <table:table-cell table:style-name="cellBest" office:value-type="float" office:value="0.81"/>
          <table:table-cell office:value-type="float" office:value="2932.0"/>
          <table:table-cell office:value-type="float" office:value="87.0"/>
          <table:table-cell office:value-type="float" office:value="0.91"/>
          <table:table-cell office:value-type="float" office:value="2847.0"/>
          <table:table-cell office:value-type="float" office:value="87.0"/>
          <table:table-cell office:value-type="float" office:value="0.9"/>
          <table:table-cell office:value-type="float" office:value="2751.0"/>
          <table:table-cell office:value-type="float" office:value="71.0"/>
          <table:table-cell office:value-type="float" office:value="81.96"/>
          <table:table-cell office:value-type="float" office:value="238659.0"/>
          <table:table-cell table:style-name="cellWorst" office:value-type="float" office:value="9439.0"/>
          <table:table-cell office:value-type="float" office:value="2.63"/>
          <table:table-cell office:value-type="float" office:value="6319.0"/>
          <table:table-cell office:value-type="float" office:value="80.0"/>
          <table:table-cell table:style-name="cellWorst" office:value-type="float" office:value="342.47"/>
          <table:table-cell office:value-type="float" office:value="728924.0"/>
          <table:table-cell office:value-type="float" office:value="2577.0"/>
          <table:table-cell office:value-type="float" office:value="0.96"/>
          <table:table-cell office:value-type="float" office:value="3112.0"/>
          <table:table-cell office:value-type="float" office:value="69.0"/>
          <table:table-cell table:formula="of:=MIN([.$B18];[.$E18];[.$H18];[.$K18];[.$N18];[.$Q18];[.$T18];[.$W18];[.$Z18];[.$AC18];[.$AF18];[.$AI18];[.$AL18];[.$AO18];[.$AR18])" office:value-type="float"/>
          <table:table-cell table:formula="of:=MIN([.$C18];[.$F18];[.$I18];[.$L18];[.$O18];[.$R18];[.$U18];[.$X18];[.$AA18];[.$AD18];[.$AG18];[.$AJ18];[.$AM18];[.$AP18];[.$AS18])" office:value-type="float"/>
          <table:table-cell table:formula="of:=MIN([.$D18];[.$G18];[.$J18];[.$M18];[.$P18];[.$S18];[.$V18];[.$Y18];[.$AB18];[.$AE18];[.$AH18];[.$AK18];[.$AN18];[.$AQ18];[.$AT18])" office:value-type="float"/>
          <table:table-cell table:formula="of:=MEDIAN([.$B18];[.$E18];[.$H18];[.$K18];[.$N18];[.$Q18];[.$T18];[.$W18];[.$Z18];[.$AC18];[.$AF18];[.$AI18];[.$AL18];[.$AO18];[.$AR18])" office:value-type="float"/>
          <table:table-cell table:formula="of:=MEDIAN([.$C18];[.$F18];[.$I18];[.$L18];[.$O18];[.$R18];[.$U18];[.$X18];[.$AA18];[.$AD18];[.$AG18];[.$AJ18];[.$AM18];[.$AP18];[.$AS18])" office:value-type="float"/>
          <table:table-cell table:formula="of:=MEDIAN([.$D18];[.$G18];[.$J18];[.$M18];[.$P18];[.$S18];[.$V18];[.$Y18];[.$AB18];[.$AE18];[.$AH18];[.$AK18];[.$AN18];[.$AQ18];[.$AT18])" office:value-type="float"/>
          <table:table-cell table:formula="of:=MAX([.$B18];[.$E18];[.$H18];[.$K18];[.$N18];[.$Q18];[.$T18];[.$W18];[.$Z18];[.$AC18];[.$AF18];[.$AI18];[.$AL18];[.$AO18];[.$AR18])" office:value-type="float"/>
          <table:table-cell table:formula="of:=MAX([.$C18];[.$F18];[.$I18];[.$L18];[.$O18];[.$R18];[.$U18];[.$X18];[.$AA18];[.$AD18];[.$AG18];[.$AJ18];[.$AM18];[.$AP18];[.$AS18])" office:value-type="float"/>
          <table:table-cell table:formula="of:=MAX([.$D18];[.$G18];[.$J18];[.$M18];[.$P18];[.$S18];[.$V18];[.$Y18];[.$AB18];[.$AE18];[.$AH18];[.$AK18];[.$AN18];[.$AQ18];[.$AT18])" office:value-type="float"/>
        </table:table-row>
        <table:table-row table:style-name="ro1">
          <table:table-cell office:value-type="string">
            <text:p>maze/maze_s22_a14_h72.lp</text:p>
          </table:table-cell>
          <table:table-cell office:value-type="float" office:value="15.91"/>
          <table:table-cell office:value-type="float" office:value="422447.0"/>
          <table:table-cell office:value-type="float" office:value="727.0"/>
          <table:table-cell office:value-type="float" office:value="0.65"/>
          <table:table-cell office:value-type="float" office:value="4168.0"/>
          <table:table-cell office:value-type="float" office:value="55.0"/>
          <table:table-cell office:value-type="float" office:value="0.38"/>
          <table:table-cell office:value-type="float" office:value="9512.0"/>
          <table:table-cell table:style-name="cellBest" office:value-type="float" office:value="28.0"/>
          <table:table-cell office:value-type="float" office:value="0.48"/>
          <table:table-cell office:value-type="float" office:value="1080.0"/>
          <table:table-cell office:value-type="float" office:value="50.0"/>
          <table:table-cell office:value-type="float" office:value="0.29"/>
          <table:table-cell office:value-type="float" office:value="893.0"/>
          <table:table-cell office:value-type="float" office:value="45.0"/>
          <table:table-cell office:value-type="float" office:value="0.62"/>
          <table:table-cell office:value-type="float" office:value="22119.0"/>
          <table:table-cell office:value-type="float" office:value="183.0"/>
          <table:table-cell office:value-type="float" office:value="2.07"/>
          <table:table-cell office:value-type="float" office:value="3505.0"/>
          <table:table-cell office:value-type="float" office:value="231.0"/>
          <table:table-cell office:value-type="float" office:value="2.15"/>
          <table:table-cell office:value-type="float" office:value="4214.0"/>
          <table:table-cell office:value-type="float" office:value="254.0"/>
          <table:table-cell office:value-type="float" office:value="0.27"/>
          <table:table-cell office:value-type="float" office:value="899.0"/>
          <table:table-cell office:value-type="float" office:value="45.0"/>
          <table:table-cell table:style-name="cellBest" office:value-type="float" office:value="0.26"/>
          <table:table-cell office:value-type="float" office:value="1044.0"/>
          <table:table-cell office:value-type="float" office:value="45.0"/>
          <table:table-cell table:style-name="cellBest" office:value-type="float" office:value="0.26"/>
          <table:table-cell office:value-type="float" office:value="1002.0"/>
          <table:table-cell office:value-type="float" office:value="39.0"/>
          <table:table-cell office:value-type="float" office:value="5.45"/>
          <table:table-cell office:value-type="float" office:value="25949.0"/>
          <table:table-cell office:value-type="float" office:value="1141.0"/>
          <table:table-cell office:value-type="float" office:value="0.8"/>
          <table:table-cell office:value-type="float" office:value="2132.0"/>
          <table:table-cell office:value-type="float" office:value="45.0"/>
          <table:table-cell table:style-name="cellWorst" office:value-type="float" office:value="163.46"/>
          <table:table-cell table:style-name="cellWorst" office:value-type="float" office:value="676426.0"/>
          <table:table-cell table:style-name="cellWorst" office:value-type="float" office:value="6635.0"/>
          <table:table-cell office:value-type="float" office:value="0.32"/>
          <table:table-cell table:style-name="cellBest" office:value-type="float" office:value="845.0"/>
          <table:table-cell office:value-type="float" office:value="53.0"/>
          <table:table-cell table:formula="of:=MIN([.$B19];[.$E19];[.$H19];[.$K19];[.$N19];[.$Q19];[.$T19];[.$W19];[.$Z19];[.$AC19];[.$AF19];[.$AI19];[.$AL19];[.$AO19];[.$AR19])" office:value-type="float"/>
          <table:table-cell table:formula="of:=MIN([.$C19];[.$F19];[.$I19];[.$L19];[.$O19];[.$R19];[.$U19];[.$X19];[.$AA19];[.$AD19];[.$AG19];[.$AJ19];[.$AM19];[.$AP19];[.$AS19])" office:value-type="float"/>
          <table:table-cell table:formula="of:=MIN([.$D19];[.$G19];[.$J19];[.$M19];[.$P19];[.$S19];[.$V19];[.$Y19];[.$AB19];[.$AE19];[.$AH19];[.$AK19];[.$AN19];[.$AQ19];[.$AT19])" office:value-type="float"/>
          <table:table-cell table:formula="of:=MEDIAN([.$B19];[.$E19];[.$H19];[.$K19];[.$N19];[.$Q19];[.$T19];[.$W19];[.$Z19];[.$AC19];[.$AF19];[.$AI19];[.$AL19];[.$AO19];[.$AR19])" office:value-type="float"/>
          <table:table-cell table:formula="of:=MEDIAN([.$C19];[.$F19];[.$I19];[.$L19];[.$O19];[.$R19];[.$U19];[.$X19];[.$AA19];[.$AD19];[.$AG19];[.$AJ19];[.$AM19];[.$AP19];[.$AS19])" office:value-type="float"/>
          <table:table-cell table:formula="of:=MEDIAN([.$D19];[.$G19];[.$J19];[.$M19];[.$P19];[.$S19];[.$V19];[.$Y19];[.$AB19];[.$AE19];[.$AH19];[.$AK19];[.$AN19];[.$AQ19];[.$AT19])" office:value-type="float"/>
          <table:table-cell table:formula="of:=MAX([.$B19];[.$E19];[.$H19];[.$K19];[.$N19];[.$Q19];[.$T19];[.$W19];[.$Z19];[.$AC19];[.$AF19];[.$AI19];[.$AL19];[.$AO19];[.$AR19])" office:value-type="float"/>
          <table:table-cell table:formula="of:=MAX([.$C19];[.$F19];[.$I19];[.$L19];[.$O19];[.$R19];[.$U19];[.$X19];[.$AA19];[.$AD19];[.$AG19];[.$AJ19];[.$AM19];[.$AP19];[.$AS19])" office:value-type="float"/>
          <table:table-cell table:formula="of:=MAX([.$D19];[.$G19];[.$J19];[.$M19];[.$P19];[.$S19];[.$V19];[.$Y19];[.$AB19];[.$AE19];[.$AH19];[.$AK19];[.$AN19];[.$AQ19];[.$AT19])" office:value-type="float"/>
        </table:table-row>
        <table:table-row table:style-name="ro1">
          <table:table-cell office:value-type="string">
            <text:p>maze/maze_s2_a14_h0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0];[.$E20];[.$H20];[.$K20];[.$N20];[.$Q20];[.$T20];[.$W20];[.$Z20];[.$AC20];[.$AF20];[.$AI20];[.$AL20];[.$AO20];[.$AR20])" office:value-type="float"/>
          <table:table-cell table:formula="of:=MIN([.$C20];[.$F20];[.$I20];[.$L20];[.$O20];[.$R20];[.$U20];[.$X20];[.$AA20];[.$AD20];[.$AG20];[.$AJ20];[.$AM20];[.$AP20];[.$AS20])" office:value-type="float"/>
          <table:table-cell table:formula="of:=MIN([.$D20];[.$G20];[.$J20];[.$M20];[.$P20];[.$S20];[.$V20];[.$Y20];[.$AB20];[.$AE20];[.$AH20];[.$AK20];[.$AN20];[.$AQ20];[.$AT20])" office:value-type="float"/>
          <table:table-cell table:formula="of:=MEDIAN([.$B20];[.$E20];[.$H20];[.$K20];[.$N20];[.$Q20];[.$T20];[.$W20];[.$Z20];[.$AC20];[.$AF20];[.$AI20];[.$AL20];[.$AO20];[.$AR20])" office:value-type="float"/>
          <table:table-cell table:formula="of:=MEDIAN([.$C20];[.$F20];[.$I20];[.$L20];[.$O20];[.$R20];[.$U20];[.$X20];[.$AA20];[.$AD20];[.$AG20];[.$AJ20];[.$AM20];[.$AP20];[.$AS20])" office:value-type="float"/>
          <table:table-cell table:formula="of:=MEDIAN([.$D20];[.$G20];[.$J20];[.$M20];[.$P20];[.$S20];[.$V20];[.$Y20];[.$AB20];[.$AE20];[.$AH20];[.$AK20];[.$AN20];[.$AQ20];[.$AT20])" office:value-type="float"/>
          <table:table-cell table:formula="of:=MAX([.$B20];[.$E20];[.$H20];[.$K20];[.$N20];[.$Q20];[.$T20];[.$W20];[.$Z20];[.$AC20];[.$AF20];[.$AI20];[.$AL20];[.$AO20];[.$AR20])" office:value-type="float"/>
          <table:table-cell table:formula="of:=MAX([.$C20];[.$F20];[.$I20];[.$L20];[.$O20];[.$R20];[.$U20];[.$X20];[.$AA20];[.$AD20];[.$AG20];[.$AJ20];[.$AM20];[.$AP20];[.$AS20])" office:value-type="float"/>
          <table:table-cell table:formula="of:=MAX([.$D20];[.$G20];[.$J20];[.$M20];[.$P20];[.$S20];[.$V20];[.$Y20];[.$AB20];[.$AE20];[.$AH20];[.$AK20];[.$AN20];[.$AQ20];[.$AT20])" office:value-type="float"/>
        </table:table-row>
        <table:table-row table:style-name="ro1">
          <table:table-cell office:value-type="string">
            <text:p>maze/maze_s2_a1_h3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3.0"/>
          <table:table-cell office:value-type="float" office:value="0.0"/>
          <table:table-cell office:value-type="float" office:value="0.0"/>
          <table:table-cell table:style-name="cellWorst" office:value-type="float" office:value="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1];[.$E21];[.$H21];[.$K21];[.$N21];[.$Q21];[.$T21];[.$W21];[.$Z21];[.$AC21];[.$AF21];[.$AI21];[.$AL21];[.$AO21];[.$AR21])" office:value-type="float"/>
          <table:table-cell table:formula="of:=MIN([.$C21];[.$F21];[.$I21];[.$L21];[.$O21];[.$R21];[.$U21];[.$X21];[.$AA21];[.$AD21];[.$AG21];[.$AJ21];[.$AM21];[.$AP21];[.$AS21])" office:value-type="float"/>
          <table:table-cell table:formula="of:=MIN([.$D21];[.$G21];[.$J21];[.$M21];[.$P21];[.$S21];[.$V21];[.$Y21];[.$AB21];[.$AE21];[.$AH21];[.$AK21];[.$AN21];[.$AQ21];[.$AT21])" office:value-type="float"/>
          <table:table-cell table:formula="of:=MEDIAN([.$B21];[.$E21];[.$H21];[.$K21];[.$N21];[.$Q21];[.$T21];[.$W21];[.$Z21];[.$AC21];[.$AF21];[.$AI21];[.$AL21];[.$AO21];[.$AR21])" office:value-type="float"/>
          <table:table-cell table:formula="of:=MEDIAN([.$C21];[.$F21];[.$I21];[.$L21];[.$O21];[.$R21];[.$U21];[.$X21];[.$AA21];[.$AD21];[.$AG21];[.$AJ21];[.$AM21];[.$AP21];[.$AS21])" office:value-type="float"/>
          <table:table-cell table:formula="of:=MEDIAN([.$D21];[.$G21];[.$J21];[.$M21];[.$P21];[.$S21];[.$V21];[.$Y21];[.$AB21];[.$AE21];[.$AH21];[.$AK21];[.$AN21];[.$AQ21];[.$AT21])" office:value-type="float"/>
          <table:table-cell table:formula="of:=MAX([.$B21];[.$E21];[.$H21];[.$K21];[.$N21];[.$Q21];[.$T21];[.$W21];[.$Z21];[.$AC21];[.$AF21];[.$AI21];[.$AL21];[.$AO21];[.$AR21])" office:value-type="float"/>
          <table:table-cell table:formula="of:=MAX([.$C21];[.$F21];[.$I21];[.$L21];[.$O21];[.$R21];[.$U21];[.$X21];[.$AA21];[.$AD21];[.$AG21];[.$AJ21];[.$AM21];[.$AP21];[.$AS21])" office:value-type="float"/>
          <table:table-cell table:formula="of:=MAX([.$D21];[.$G21];[.$J21];[.$M21];[.$P21];[.$S21];[.$V21];[.$Y21];[.$AB21];[.$AE21];[.$AH21];[.$AK21];[.$AN21];[.$AQ21];[.$AT21])" office:value-type="float"/>
        </table:table-row>
        <table:table-row table:style-name="ro1">
          <table:table-cell office:value-type="string">
            <text:p>maze/maze_s3_a10_h16.lp</text:p>
          </table:table-cell>
          <table:table-cell office:value-type="float" office:value="3.68"/>
          <table:table-cell office:value-type="float" office:value="121344.0"/>
          <table:table-cell office:value-type="float" office:value="66392.0"/>
          <table:table-cell office:value-type="float" office:value="5.71"/>
          <table:table-cell office:value-type="float" office:value="125402.0"/>
          <table:table-cell office:value-type="float" office:value="86857.0"/>
          <table:table-cell office:value-type="float" office:value="4.06"/>
          <table:table-cell office:value-type="float" office:value="99068.0"/>
          <table:table-cell office:value-type="float" office:value="68920.0"/>
          <table:table-cell office:value-type="float" office:value="9.25"/>
          <table:table-cell office:value-type="float" office:value="180522.0"/>
          <table:table-cell office:value-type="float" office:value="134047.0"/>
          <table:table-cell office:value-type="float" office:value="9.39"/>
          <table:table-cell office:value-type="float" office:value="186176.0"/>
          <table:table-cell office:value-type="float" office:value="134691.0"/>
          <table:table-cell office:value-type="float" office:value="3.01"/>
          <table:table-cell office:value-type="float" office:value="76414.0"/>
          <table:table-cell office:value-type="float" office:value="51144.0"/>
          <table:table-cell office:value-type="float" office:value="4.54"/>
          <table:table-cell office:value-type="float" office:value="102183.0"/>
          <table:table-cell office:value-type="float" office:value="74493.0"/>
          <table:table-cell table:style-name="cellBest" office:value-type="float" office:value="0.66"/>
          <table:table-cell table:style-name="cellBest" office:value-type="float" office:value="22309.0"/>
          <table:table-cell table:style-name="cellBest" office:value-type="float" office:value="14662.0"/>
          <table:table-cell office:value-type="float" office:value="8.4"/>
          <table:table-cell office:value-type="float" office:value="162806.0"/>
          <table:table-cell office:value-type="float" office:value="119438.0"/>
          <table:table-cell office:value-type="float" office:value="10.75"/>
          <table:table-cell office:value-type="float" office:value="199159.0"/>
          <table:table-cell office:value-type="float" office:value="149404.0"/>
          <table:table-cell office:value-type="float" office:value="2.7"/>
          <table:table-cell office:value-type="float" office:value="72488.0"/>
          <table:table-cell office:value-type="float" office:value="49657.0"/>
          <table:table-cell table:style-name="cellWorst" office:value-type="float" office:value="232.84"/>
          <table:table-cell table:style-name="cellWorst" office:value-type="float" office:value="2748708.0"/>
          <table:table-cell table:style-name="cellWorst" office:value-type="float" office:value="2170754.0"/>
          <table:table-cell office:value-type="float" office:value="8.33"/>
          <table:table-cell office:value-type="float" office:value="134493.0"/>
          <table:table-cell office:value-type="float" office:value="94234.0"/>
          <table:table-cell office:value-type="float" office:value="18.05"/>
          <table:table-cell office:value-type="float" office:value="322764.0"/>
          <table:table-cell office:value-type="float" office:value="227444.0"/>
          <table:table-cell office:value-type="float" office:value="3.1"/>
          <table:table-cell office:value-type="float" office:value="71314.0"/>
          <table:table-cell office:value-type="float" office:value="47614.0"/>
          <table:table-cell table:formula="of:=MIN([.$B22];[.$E22];[.$H22];[.$K22];[.$N22];[.$Q22];[.$T22];[.$W22];[.$Z22];[.$AC22];[.$AF22];[.$AI22];[.$AL22];[.$AO22];[.$AR22])" office:value-type="float"/>
          <table:table-cell table:formula="of:=MIN([.$C22];[.$F22];[.$I22];[.$L22];[.$O22];[.$R22];[.$U22];[.$X22];[.$AA22];[.$AD22];[.$AG22];[.$AJ22];[.$AM22];[.$AP22];[.$AS22])" office:value-type="float"/>
          <table:table-cell table:formula="of:=MIN([.$D22];[.$G22];[.$J22];[.$M22];[.$P22];[.$S22];[.$V22];[.$Y22];[.$AB22];[.$AE22];[.$AH22];[.$AK22];[.$AN22];[.$AQ22];[.$AT22])" office:value-type="float"/>
          <table:table-cell table:formula="of:=MEDIAN([.$B22];[.$E22];[.$H22];[.$K22];[.$N22];[.$Q22];[.$T22];[.$W22];[.$Z22];[.$AC22];[.$AF22];[.$AI22];[.$AL22];[.$AO22];[.$AR22])" office:value-type="float"/>
          <table:table-cell table:formula="of:=MEDIAN([.$C22];[.$F22];[.$I22];[.$L22];[.$O22];[.$R22];[.$U22];[.$X22];[.$AA22];[.$AD22];[.$AG22];[.$AJ22];[.$AM22];[.$AP22];[.$AS22])" office:value-type="float"/>
          <table:table-cell table:formula="of:=MEDIAN([.$D22];[.$G22];[.$J22];[.$M22];[.$P22];[.$S22];[.$V22];[.$Y22];[.$AB22];[.$AE22];[.$AH22];[.$AK22];[.$AN22];[.$AQ22];[.$AT22])" office:value-type="float"/>
          <table:table-cell table:formula="of:=MAX([.$B22];[.$E22];[.$H22];[.$K22];[.$N22];[.$Q22];[.$T22];[.$W22];[.$Z22];[.$AC22];[.$AF22];[.$AI22];[.$AL22];[.$AO22];[.$AR22])" office:value-type="float"/>
          <table:table-cell table:formula="of:=MAX([.$C22];[.$F22];[.$I22];[.$L22];[.$O22];[.$R22];[.$U22];[.$X22];[.$AA22];[.$AD22];[.$AG22];[.$AJ22];[.$AM22];[.$AP22];[.$AS22])" office:value-type="float"/>
          <table:table-cell table:formula="of:=MAX([.$D22];[.$G22];[.$J22];[.$M22];[.$P22];[.$S22];[.$V22];[.$Y22];[.$AB22];[.$AE22];[.$AH22];[.$AK22];[.$AN22];[.$AQ22];[.$AT22])" office:value-type="float"/>
        </table:table-row>
        <table:table-row table:style-name="ro1">
          <table:table-cell office:value-type="string">
            <text:p>maze/maze_s3_a1_h4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0.0"/>
          <table:table-cell table:style-name="cellWorst" office:value-type="float" office:value="1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3];[.$E23];[.$H23];[.$K23];[.$N23];[.$Q23];[.$T23];[.$W23];[.$Z23];[.$AC23];[.$AF23];[.$AI23];[.$AL23];[.$AO23];[.$AR23])" office:value-type="float"/>
          <table:table-cell table:formula="of:=MIN([.$C23];[.$F23];[.$I23];[.$L23];[.$O23];[.$R23];[.$U23];[.$X23];[.$AA23];[.$AD23];[.$AG23];[.$AJ23];[.$AM23];[.$AP23];[.$AS23])" office:value-type="float"/>
          <table:table-cell table:formula="of:=MIN([.$D23];[.$G23];[.$J23];[.$M23];[.$P23];[.$S23];[.$V23];[.$Y23];[.$AB23];[.$AE23];[.$AH23];[.$AK23];[.$AN23];[.$AQ23];[.$AT23])" office:value-type="float"/>
          <table:table-cell table:formula="of:=MEDIAN([.$B23];[.$E23];[.$H23];[.$K23];[.$N23];[.$Q23];[.$T23];[.$W23];[.$Z23];[.$AC23];[.$AF23];[.$AI23];[.$AL23];[.$AO23];[.$AR23])" office:value-type="float"/>
          <table:table-cell table:formula="of:=MEDIAN([.$C23];[.$F23];[.$I23];[.$L23];[.$O23];[.$R23];[.$U23];[.$X23];[.$AA23];[.$AD23];[.$AG23];[.$AJ23];[.$AM23];[.$AP23];[.$AS23])" office:value-type="float"/>
          <table:table-cell table:formula="of:=MEDIAN([.$D23];[.$G23];[.$J23];[.$M23];[.$P23];[.$S23];[.$V23];[.$Y23];[.$AB23];[.$AE23];[.$AH23];[.$AK23];[.$AN23];[.$AQ23];[.$AT23])" office:value-type="float"/>
          <table:table-cell table:formula="of:=MAX([.$B23];[.$E23];[.$H23];[.$K23];[.$N23];[.$Q23];[.$T23];[.$W23];[.$Z23];[.$AC23];[.$AF23];[.$AI23];[.$AL23];[.$AO23];[.$AR23])" office:value-type="float"/>
          <table:table-cell table:formula="of:=MAX([.$C23];[.$F23];[.$I23];[.$L23];[.$O23];[.$R23];[.$U23];[.$X23];[.$AA23];[.$AD23];[.$AG23];[.$AJ23];[.$AM23];[.$AP23];[.$AS23])" office:value-type="float"/>
          <table:table-cell table:formula="of:=MAX([.$D23];[.$G23];[.$J23];[.$M23];[.$P23];[.$S23];[.$V23];[.$Y23];[.$AB23];[.$AE23];[.$AH23];[.$AK23];[.$AN23];[.$AQ23];[.$AT23])" office:value-type="float"/>
        </table:table-row>
        <table:table-row table:style-name="ro1">
          <table:table-cell office:value-type="string">
            <text:p>maze/maze_s3_a2_h6.lp</text:p>
          </table:table-cell>
          <table:table-cell office:value-type="float" office:value="0.0"/>
          <table:table-cell table:style-name="cellBest" office:value-type="float" office:value="1.0"/>
          <table:table-cell office:value-type="float" office:value="0.0"/>
          <table:table-cell office:value-type="float" office:value="0.0"/>
          <table:table-cell table:style-name="cellBest"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table:style-name="cellBest"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table:style-name="cellBest"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table:style-name="cellBest"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table:style-name="cellBest"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0.0"/>
          <table:table-cell table:style-name="cellWorst" office:value-type="float" office:value="4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0.0"/>
          <table:table-cell table:formula="of:=MIN([.$B24];[.$E24];[.$H24];[.$K24];[.$N24];[.$Q24];[.$T24];[.$W24];[.$Z24];[.$AC24];[.$AF24];[.$AI24];[.$AL24];[.$AO24];[.$AR24])" office:value-type="float"/>
          <table:table-cell table:formula="of:=MIN([.$C24];[.$F24];[.$I24];[.$L24];[.$O24];[.$R24];[.$U24];[.$X24];[.$AA24];[.$AD24];[.$AG24];[.$AJ24];[.$AM24];[.$AP24];[.$AS24])" office:value-type="float"/>
          <table:table-cell table:formula="of:=MIN([.$D24];[.$G24];[.$J24];[.$M24];[.$P24];[.$S24];[.$V24];[.$Y24];[.$AB24];[.$AE24];[.$AH24];[.$AK24];[.$AN24];[.$AQ24];[.$AT24])" office:value-type="float"/>
          <table:table-cell table:formula="of:=MEDIAN([.$B24];[.$E24];[.$H24];[.$K24];[.$N24];[.$Q24];[.$T24];[.$W24];[.$Z24];[.$AC24];[.$AF24];[.$AI24];[.$AL24];[.$AO24];[.$AR24])" office:value-type="float"/>
          <table:table-cell table:formula="of:=MEDIAN([.$C24];[.$F24];[.$I24];[.$L24];[.$O24];[.$R24];[.$U24];[.$X24];[.$AA24];[.$AD24];[.$AG24];[.$AJ24];[.$AM24];[.$AP24];[.$AS24])" office:value-type="float"/>
          <table:table-cell table:formula="of:=MEDIAN([.$D24];[.$G24];[.$J24];[.$M24];[.$P24];[.$S24];[.$V24];[.$Y24];[.$AB24];[.$AE24];[.$AH24];[.$AK24];[.$AN24];[.$AQ24];[.$AT24])" office:value-type="float"/>
          <table:table-cell table:formula="of:=MAX([.$B24];[.$E24];[.$H24];[.$K24];[.$N24];[.$Q24];[.$T24];[.$W24];[.$Z24];[.$AC24];[.$AF24];[.$AI24];[.$AL24];[.$AO24];[.$AR24])" office:value-type="float"/>
          <table:table-cell table:formula="of:=MAX([.$C24];[.$F24];[.$I24];[.$L24];[.$O24];[.$R24];[.$U24];[.$X24];[.$AA24];[.$AD24];[.$AG24];[.$AJ24];[.$AM24];[.$AP24];[.$AS24])" office:value-type="float"/>
          <table:table-cell table:formula="of:=MAX([.$D24];[.$G24];[.$J24];[.$M24];[.$P24];[.$S24];[.$V24];[.$Y24];[.$AB24];[.$AE24];[.$AH24];[.$AK24];[.$AN24];[.$AQ24];[.$AT24])" office:value-type="float"/>
        </table:table-row>
        <table:table-row table:style-name="ro1">
          <table:table-cell office:value-type="string">
            <text:p>maze/maze_s3_a3_h9.lp</text:p>
          </table:table-cell>
          <table:table-cell office:value-type="float" office:value="0.0"/>
          <table:table-cell office:value-type="float" office:value="30.0"/>
          <table:table-cell office:value-type="float" office:value="6.0"/>
          <table:table-cell office:value-type="float" office:value="0.0"/>
          <table:table-cell table:style-name="cellBest" office:value-type="float" office:value="12.0"/>
          <table:table-cell table:style-name="cellBest" office:value-type="float" office:value="2.0"/>
          <table:table-cell office:value-type="float" office:value="0.0"/>
          <table:table-cell office:value-type="float" office:value="29.0"/>
          <table:table-cell office:value-type="float" office:value="6.0"/>
          <table:table-cell office:value-type="float" office:value="0.0"/>
          <table:table-cell office:value-type="float" office:value="25.0"/>
          <table:table-cell office:value-type="float" office:value="13.0"/>
          <table:table-cell office:value-type="float" office:value="0.0"/>
          <table:table-cell office:value-type="float" office:value="31.0"/>
          <table:table-cell office:value-type="float" office:value="4.0"/>
          <table:table-cell office:value-type="float" office:value="0.0"/>
          <table:table-cell office:value-type="float" office:value="43.0"/>
          <table:table-cell office:value-type="float" office:value="14.0"/>
          <table:table-cell office:value-type="float" office:value="0.0"/>
          <table:table-cell office:value-type="float" office:value="33.0"/>
          <table:table-cell table:style-name="cellWorst" office:value-type="float" office:value="18.0"/>
          <table:table-cell office:value-type="float" office:value="0.0"/>
          <table:table-cell office:value-type="float" office:value="32.0"/>
          <table:table-cell table:style-name="cellWorst" office:value-type="float" office:value="18.0"/>
          <table:table-cell office:value-type="float" office:value="0.0"/>
          <table:table-cell office:value-type="float" office:value="35.0"/>
          <table:table-cell office:value-type="float" office:value="4.0"/>
          <table:table-cell office:value-type="float" office:value="0.0"/>
          <table:table-cell office:value-type="float" office:value="26.0"/>
          <table:table-cell office:value-type="float" office:value="3.0"/>
          <table:table-cell office:value-type="float" office:value="0.0"/>
          <table:table-cell office:value-type="float" office:value="24.0"/>
          <table:table-cell office:value-type="float" office:value="3.0"/>
          <table:table-cell office:value-type="float" office:value="0.0"/>
          <table:table-cell office:value-type="float" office:value="14.0"/>
          <table:table-cell office:value-type="float" office:value="3.0"/>
          <table:table-cell office:value-type="float" office:value="0.0"/>
          <table:table-cell office:value-type="float" office:value="57.0"/>
          <table:table-cell office:value-type="float" office:value="4.0"/>
          <table:table-cell office:value-type="float" office:value="0.0"/>
          <table:table-cell table:style-name="cellWorst" office:value-type="float" office:value="131.0"/>
          <table:table-cell office:value-type="float" office:value="4.0"/>
          <table:table-cell office:value-type="float" office:value="0.0"/>
          <table:table-cell office:value-type="float" office:value="33.0"/>
          <table:table-cell office:value-type="float" office:value="4.0"/>
          <table:table-cell table:formula="of:=MIN([.$B25];[.$E25];[.$H25];[.$K25];[.$N25];[.$Q25];[.$T25];[.$W25];[.$Z25];[.$AC25];[.$AF25];[.$AI25];[.$AL25];[.$AO25];[.$AR25])" office:value-type="float"/>
          <table:table-cell table:formula="of:=MIN([.$C25];[.$F25];[.$I25];[.$L25];[.$O25];[.$R25];[.$U25];[.$X25];[.$AA25];[.$AD25];[.$AG25];[.$AJ25];[.$AM25];[.$AP25];[.$AS25])" office:value-type="float"/>
          <table:table-cell table:formula="of:=MIN([.$D25];[.$G25];[.$J25];[.$M25];[.$P25];[.$S25];[.$V25];[.$Y25];[.$AB25];[.$AE25];[.$AH25];[.$AK25];[.$AN25];[.$AQ25];[.$AT25])" office:value-type="float"/>
          <table:table-cell table:formula="of:=MEDIAN([.$B25];[.$E25];[.$H25];[.$K25];[.$N25];[.$Q25];[.$T25];[.$W25];[.$Z25];[.$AC25];[.$AF25];[.$AI25];[.$AL25];[.$AO25];[.$AR25])" office:value-type="float"/>
          <table:table-cell table:formula="of:=MEDIAN([.$C25];[.$F25];[.$I25];[.$L25];[.$O25];[.$R25];[.$U25];[.$X25];[.$AA25];[.$AD25];[.$AG25];[.$AJ25];[.$AM25];[.$AP25];[.$AS25])" office:value-type="float"/>
          <table:table-cell table:formula="of:=MEDIAN([.$D25];[.$G25];[.$J25];[.$M25];[.$P25];[.$S25];[.$V25];[.$Y25];[.$AB25];[.$AE25];[.$AH25];[.$AK25];[.$AN25];[.$AQ25];[.$AT25])" office:value-type="float"/>
          <table:table-cell table:formula="of:=MAX([.$B25];[.$E25];[.$H25];[.$K25];[.$N25];[.$Q25];[.$T25];[.$W25];[.$Z25];[.$AC25];[.$AF25];[.$AI25];[.$AL25];[.$AO25];[.$AR25])" office:value-type="float"/>
          <table:table-cell table:formula="of:=MAX([.$C25];[.$F25];[.$I25];[.$L25];[.$O25];[.$R25];[.$U25];[.$X25];[.$AA25];[.$AD25];[.$AG25];[.$AJ25];[.$AM25];[.$AP25];[.$AS25])" office:value-type="float"/>
          <table:table-cell table:formula="of:=MAX([.$D25];[.$G25];[.$J25];[.$M25];[.$P25];[.$S25];[.$V25];[.$Y25];[.$AB25];[.$AE25];[.$AH25];[.$AK25];[.$AN25];[.$AQ25];[.$AT25])" office:value-type="float"/>
        </table:table-row>
        <table:table-row table:style-name="ro1">
          <table:table-cell office:value-type="string">
            <text:p>maze/maze_s3_a4_h4.lp</text:p>
          </table:table-cell>
          <table:table-cell office:value-type="float" office:value="0.0"/>
          <table:table-cell table:style-name="cellBest" office:value-type="float" office:value="3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.0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0.0"/>
          <table:table-cell table:style-name="cellWorst" office:value-type="float" office:value="47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0.0"/>
          <table:table-cell table:formula="of:=MIN([.$B26];[.$E26];[.$H26];[.$K26];[.$N26];[.$Q26];[.$T26];[.$W26];[.$Z26];[.$AC26];[.$AF26];[.$AI26];[.$AL26];[.$AO26];[.$AR26])" office:value-type="float"/>
          <table:table-cell table:formula="of:=MIN([.$C26];[.$F26];[.$I26];[.$L26];[.$O26];[.$R26];[.$U26];[.$X26];[.$AA26];[.$AD26];[.$AG26];[.$AJ26];[.$AM26];[.$AP26];[.$AS26])" office:value-type="float"/>
          <table:table-cell table:formula="of:=MIN([.$D26];[.$G26];[.$J26];[.$M26];[.$P26];[.$S26];[.$V26];[.$Y26];[.$AB26];[.$AE26];[.$AH26];[.$AK26];[.$AN26];[.$AQ26];[.$AT26])" office:value-type="float"/>
          <table:table-cell table:formula="of:=MEDIAN([.$B26];[.$E26];[.$H26];[.$K26];[.$N26];[.$Q26];[.$T26];[.$W26];[.$Z26];[.$AC26];[.$AF26];[.$AI26];[.$AL26];[.$AO26];[.$AR26])" office:value-type="float"/>
          <table:table-cell table:formula="of:=MEDIAN([.$C26];[.$F26];[.$I26];[.$L26];[.$O26];[.$R26];[.$U26];[.$X26];[.$AA26];[.$AD26];[.$AG26];[.$AJ26];[.$AM26];[.$AP26];[.$AS26])" office:value-type="float"/>
          <table:table-cell table:formula="of:=MEDIAN([.$D26];[.$G26];[.$J26];[.$M26];[.$P26];[.$S26];[.$V26];[.$Y26];[.$AB26];[.$AE26];[.$AH26];[.$AK26];[.$AN26];[.$AQ26];[.$AT26])" office:value-type="float"/>
          <table:table-cell table:formula="of:=MAX([.$B26];[.$E26];[.$H26];[.$K26];[.$N26];[.$Q26];[.$T26];[.$W26];[.$Z26];[.$AC26];[.$AF26];[.$AI26];[.$AL26];[.$AO26];[.$AR26])" office:value-type="float"/>
          <table:table-cell table:formula="of:=MAX([.$C26];[.$F26];[.$I26];[.$L26];[.$O26];[.$R26];[.$U26];[.$X26];[.$AA26];[.$AD26];[.$AG26];[.$AJ26];[.$AM26];[.$AP26];[.$AS26])" office:value-type="float"/>
          <table:table-cell table:formula="of:=MAX([.$D26];[.$G26];[.$J26];[.$M26];[.$P26];[.$S26];[.$V26];[.$Y26];[.$AB26];[.$AE26];[.$AH26];[.$AK26];[.$AN26];[.$AQ26];[.$AT26])" office:value-type="float"/>
        </table:table-row>
        <table:table-row table:style-name="ro1">
          <table:table-cell office:value-type="string">
            <text:p>maze/maze_s3_a5_h6.lp</text:p>
          </table:table-cell>
          <table:table-cell office:value-type="float" office:value="0.0"/>
          <table:table-cell office:value-type="float" office:value="26.0"/>
          <table:table-cell office:value-type="float" office:value="10.0"/>
          <table:table-cell office:value-type="float" office:value="0.0"/>
          <table:table-cell table:style-name="cellBest" office:value-type="float" office:value="12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12.0"/>
          <table:table-cell table:style-name="cellBest" office:value-type="float" office:value="3.0"/>
          <table:table-cell office:value-type="float" office:value="0.0"/>
          <table:table-cell office:value-type="float" office:value="40.0"/>
          <table:table-cell office:value-type="float" office:value="20.0"/>
          <table:table-cell office:value-type="float" office:value="0.0"/>
          <table:table-cell office:value-type="float" office:value="42.0"/>
          <table:table-cell office:value-type="float" office:value="8.0"/>
          <table:table-cell office:value-type="float" office:value="0.0"/>
          <table:table-cell office:value-type="float" office:value="50.0"/>
          <table:table-cell table:style-name="cellWorst" office:value-type="float" office:value="22.0"/>
          <table:table-cell office:value-type="float" office:value="0.0"/>
          <table:table-cell office:value-type="float" office:value="29.0"/>
          <table:table-cell office:value-type="float" office:value="19.0"/>
          <table:table-cell office:value-type="float" office:value="0.0"/>
          <table:table-cell office:value-type="float" office:value="28.0"/>
          <table:table-cell office:value-type="float" office:value="19.0"/>
          <table:table-cell office:value-type="float" office:value="0.0"/>
          <table:table-cell office:value-type="float" office:value="43.0"/>
          <table:table-cell office:value-type="float" office:value="8.0"/>
          <table:table-cell office:value-type="float" office:value="0.0"/>
          <table:table-cell office:value-type="float" office:value="36.0"/>
          <table:table-cell office:value-type="float" office:value="7.0"/>
          <table:table-cell office:value-type="float" office:value="0.0"/>
          <table:table-cell office:value-type="float" office:value="37.0"/>
          <table:table-cell office:value-type="float" office:value="8.0"/>
          <table:table-cell office:value-type="float" office:value="0.0"/>
          <table:table-cell office:value-type="float" office:value="28.0"/>
          <table:table-cell office:value-type="float" office:value="19.0"/>
          <table:table-cell office:value-type="float" office:value="0.0"/>
          <table:table-cell office:value-type="float" office:value="68.0"/>
          <table:table-cell office:value-type="float" office:value="17.0"/>
          <table:table-cell office:value-type="float" office:value="0.0"/>
          <table:table-cell table:style-name="cellWorst" office:value-type="float" office:value="77.0"/>
          <table:table-cell office:value-type="float" office:value="12.0"/>
          <table:table-cell office:value-type="float" office:value="0.0"/>
          <table:table-cell office:value-type="float" office:value="39.0"/>
          <table:table-cell office:value-type="float" office:value="8.0"/>
          <table:table-cell table:formula="of:=MIN([.$B27];[.$E27];[.$H27];[.$K27];[.$N27];[.$Q27];[.$T27];[.$W27];[.$Z27];[.$AC27];[.$AF27];[.$AI27];[.$AL27];[.$AO27];[.$AR27])" office:value-type="float"/>
          <table:table-cell table:formula="of:=MIN([.$C27];[.$F27];[.$I27];[.$L27];[.$O27];[.$R27];[.$U27];[.$X27];[.$AA27];[.$AD27];[.$AG27];[.$AJ27];[.$AM27];[.$AP27];[.$AS27])" office:value-type="float"/>
          <table:table-cell table:formula="of:=MIN([.$D27];[.$G27];[.$J27];[.$M27];[.$P27];[.$S27];[.$V27];[.$Y27];[.$AB27];[.$AE27];[.$AH27];[.$AK27];[.$AN27];[.$AQ27];[.$AT27])" office:value-type="float"/>
          <table:table-cell table:formula="of:=MEDIAN([.$B27];[.$E27];[.$H27];[.$K27];[.$N27];[.$Q27];[.$T27];[.$W27];[.$Z27];[.$AC27];[.$AF27];[.$AI27];[.$AL27];[.$AO27];[.$AR27])" office:value-type="float"/>
          <table:table-cell table:formula="of:=MEDIAN([.$C27];[.$F27];[.$I27];[.$L27];[.$O27];[.$R27];[.$U27];[.$X27];[.$AA27];[.$AD27];[.$AG27];[.$AJ27];[.$AM27];[.$AP27];[.$AS27])" office:value-type="float"/>
          <table:table-cell table:formula="of:=MEDIAN([.$D27];[.$G27];[.$J27];[.$M27];[.$P27];[.$S27];[.$V27];[.$Y27];[.$AB27];[.$AE27];[.$AH27];[.$AK27];[.$AN27];[.$AQ27];[.$AT27])" office:value-type="float"/>
          <table:table-cell table:formula="of:=MAX([.$B27];[.$E27];[.$H27];[.$K27];[.$N27];[.$Q27];[.$T27];[.$W27];[.$Z27];[.$AC27];[.$AF27];[.$AI27];[.$AL27];[.$AO27];[.$AR27])" office:value-type="float"/>
          <table:table-cell table:formula="of:=MAX([.$C27];[.$F27];[.$I27];[.$L27];[.$O27];[.$R27];[.$U27];[.$X27];[.$AA27];[.$AD27];[.$AG27];[.$AJ27];[.$AM27];[.$AP27];[.$AS27])" office:value-type="float"/>
          <table:table-cell table:formula="of:=MAX([.$D27];[.$G27];[.$J27];[.$M27];[.$P27];[.$S27];[.$V27];[.$Y27];[.$AB27];[.$AE27];[.$AH27];[.$AK27];[.$AN27];[.$AQ27];[.$AT27])" office:value-type="float"/>
        </table:table-row>
        <table:table-row table:style-name="ro1">
          <table:table-cell office:value-type="string">
            <text:p>maze/maze_s3_a6_h11.lp</text:p>
          </table:table-cell>
          <table:table-cell office:value-type="float" office:value="0.05"/>
          <table:table-cell office:value-type="float" office:value="2446.0"/>
          <table:table-cell office:value-type="float" office:value="1473.0"/>
          <table:table-cell office:value-type="float" office:value="0.07"/>
          <table:table-cell office:value-type="float" office:value="2771.0"/>
          <table:table-cell office:value-type="float" office:value="1670.0"/>
          <table:table-cell office:value-type="float" office:value="0.04"/>
          <table:table-cell office:value-type="float" office:value="1896.0"/>
          <table:table-cell office:value-type="float" office:value="1126.0"/>
          <table:table-cell office:value-type="float" office:value="0.1"/>
          <table:table-cell office:value-type="float" office:value="3852.0"/>
          <table:table-cell office:value-type="float" office:value="2581.0"/>
          <table:table-cell office:value-type="float" office:value="0.03"/>
          <table:table-cell office:value-type="float" office:value="1822.0"/>
          <table:table-cell office:value-type="float" office:value="1043.0"/>
          <table:table-cell office:value-type="float" office:value="0.07"/>
          <table:table-cell office:value-type="float" office:value="3030.0"/>
          <table:table-cell office:value-type="float" office:value="1990.0"/>
          <table:table-cell office:value-type="float" office:value="0.03"/>
          <table:table-cell office:value-type="float" office:value="1316.0"/>
          <table:table-cell office:value-type="float" office:value="951.0"/>
          <table:table-cell office:value-type="float" office:value="0.05"/>
          <table:table-cell office:value-type="float" office:value="2064.0"/>
          <table:table-cell office:value-type="float" office:value="1525.0"/>
          <table:table-cell office:value-type="float" office:value="0.04"/>
          <table:table-cell office:value-type="float" office:value="1977.0"/>
          <table:table-cell office:value-type="float" office:value="1066.0"/>
          <table:table-cell office:value-type="float" office:value="0.01"/>
          <table:table-cell table:style-name="cellBest" office:value-type="float" office:value="929.0"/>
          <table:table-cell table:style-name="cellBest" office:value-type="float" office:value="394.0"/>
          <table:table-cell office:value-type="float" office:value="0.05"/>
          <table:table-cell office:value-type="float" office:value="2118.0"/>
          <table:table-cell office:value-type="float" office:value="1332.0"/>
          <table:table-cell office:value-type="float" office:value="0.18"/>
          <table:table-cell table:style-name="cellWorst" office:value-type="float" office:value="7317.0"/>
          <table:table-cell table:style-name="cellWorst" office:value-type="float" office:value="3589.0"/>
          <table:table-cell office:value-type="float" office:value="0.07"/>
          <table:table-cell office:value-type="float" office:value="2252.0"/>
          <table:table-cell office:value-type="float" office:value="1310.0"/>
          <table:table-cell office:value-type="float" office:value="0.07"/>
          <table:table-cell office:value-type="float" office:value="2734.0"/>
          <table:table-cell office:value-type="float" office:value="1630.0"/>
          <table:table-cell office:value-type="float" office:value="0.02"/>
          <table:table-cell office:value-type="float" office:value="1371.0"/>
          <table:table-cell office:value-type="float" office:value="797.0"/>
          <table:table-cell table:formula="of:=MIN([.$B28];[.$E28];[.$H28];[.$K28];[.$N28];[.$Q28];[.$T28];[.$W28];[.$Z28];[.$AC28];[.$AF28];[.$AI28];[.$AL28];[.$AO28];[.$AR28])" office:value-type="float"/>
          <table:table-cell table:formula="of:=MIN([.$C28];[.$F28];[.$I28];[.$L28];[.$O28];[.$R28];[.$U28];[.$X28];[.$AA28];[.$AD28];[.$AG28];[.$AJ28];[.$AM28];[.$AP28];[.$AS28])" office:value-type="float"/>
          <table:table-cell table:formula="of:=MIN([.$D28];[.$G28];[.$J28];[.$M28];[.$P28];[.$S28];[.$V28];[.$Y28];[.$AB28];[.$AE28];[.$AH28];[.$AK28];[.$AN28];[.$AQ28];[.$AT28])" office:value-type="float"/>
          <table:table-cell table:formula="of:=MEDIAN([.$B28];[.$E28];[.$H28];[.$K28];[.$N28];[.$Q28];[.$T28];[.$W28];[.$Z28];[.$AC28];[.$AF28];[.$AI28];[.$AL28];[.$AO28];[.$AR28])" office:value-type="float"/>
          <table:table-cell table:formula="of:=MEDIAN([.$C28];[.$F28];[.$I28];[.$L28];[.$O28];[.$R28];[.$U28];[.$X28];[.$AA28];[.$AD28];[.$AG28];[.$AJ28];[.$AM28];[.$AP28];[.$AS28])" office:value-type="float"/>
          <table:table-cell table:formula="of:=MEDIAN([.$D28];[.$G28];[.$J28];[.$M28];[.$P28];[.$S28];[.$V28];[.$Y28];[.$AB28];[.$AE28];[.$AH28];[.$AK28];[.$AN28];[.$AQ28];[.$AT28])" office:value-type="float"/>
          <table:table-cell table:formula="of:=MAX([.$B28];[.$E28];[.$H28];[.$K28];[.$N28];[.$Q28];[.$T28];[.$W28];[.$Z28];[.$AC28];[.$AF28];[.$AI28];[.$AL28];[.$AO28];[.$AR28])" office:value-type="float"/>
          <table:table-cell table:formula="of:=MAX([.$C28];[.$F28];[.$I28];[.$L28];[.$O28];[.$R28];[.$U28];[.$X28];[.$AA28];[.$AD28];[.$AG28];[.$AJ28];[.$AM28];[.$AP28];[.$AS28])" office:value-type="float"/>
          <table:table-cell table:formula="of:=MAX([.$D28];[.$G28];[.$J28];[.$M28];[.$P28];[.$S28];[.$V28];[.$Y28];[.$AB28];[.$AE28];[.$AH28];[.$AK28];[.$AN28];[.$AQ28];[.$AT28])" office:value-type="float"/>
        </table:table-row>
        <table:table-row table:style-name="ro1">
          <table:table-cell office:value-type="string">
            <text:p>maze/maze_s3_a7_h12.lp</text:p>
          </table:table-cell>
          <table:table-cell office:value-type="float" office:value="0.02"/>
          <table:table-cell office:value-type="float" office:value="1851.0"/>
          <table:table-cell office:value-type="float" office:value="767.0"/>
          <table:table-cell office:value-type="float" office:value="0.01"/>
          <table:table-cell table:style-name="cellBest" office:value-type="float" office:value="549.0"/>
          <table:table-cell table:style-name="cellBest" office:value-type="float" office:value="195.0"/>
          <table:table-cell office:value-type="float" office:value="0.03"/>
          <table:table-cell office:value-type="float" office:value="1658.0"/>
          <table:table-cell office:value-type="float" office:value="946.0"/>
          <table:table-cell office:value-type="float" office:value="0.02"/>
          <table:table-cell office:value-type="float" office:value="1249.0"/>
          <table:table-cell office:value-type="float" office:value="537.0"/>
          <table:table-cell office:value-type="float" office:value="0.03"/>
          <table:table-cell office:value-type="float" office:value="1987.0"/>
          <table:table-cell office:value-type="float" office:value="1093.0"/>
          <table:table-cell office:value-type="float" office:value="0.01"/>
          <table:table-cell office:value-type="float" office:value="1325.0"/>
          <table:table-cell office:value-type="float" office:value="538.0"/>
          <table:table-cell office:value-type="float" office:value="0.01"/>
          <table:table-cell office:value-type="float" office:value="859.0"/>
          <table:table-cell office:value-type="float" office:value="534.0"/>
          <table:table-cell office:value-type="float" office:value="0.01"/>
          <table:table-cell office:value-type="float" office:value="809.0"/>
          <table:table-cell office:value-type="float" office:value="532.0"/>
          <table:table-cell office:value-type="float" office:value="0.01"/>
          <table:table-cell office:value-type="float" office:value="1000.0"/>
          <table:table-cell office:value-type="float" office:value="449.0"/>
          <table:table-cell office:value-type="float" office:value="0.01"/>
          <table:table-cell office:value-type="float" office:value="1001.0"/>
          <table:table-cell office:value-type="float" office:value="387.0"/>
          <table:table-cell office:value-type="float" office:value="0.02"/>
          <table:table-cell office:value-type="float" office:value="1401.0"/>
          <table:table-cell office:value-type="float" office:value="696.0"/>
          <table:table-cell office:value-type="float" office:value="0.05"/>
          <table:table-cell table:style-name="cellWorst" office:value-type="float" office:value="3565.0"/>
          <table:table-cell table:style-name="cellWorst" office:value-type="float" office:value="1662.0"/>
          <table:table-cell office:value-type="float" office:value="0.04"/>
          <table:table-cell office:value-type="float" office:value="1685.0"/>
          <table:table-cell office:value-type="float" office:value="883.0"/>
          <table:table-cell office:value-type="float" office:value="0.01"/>
          <table:table-cell office:value-type="float" office:value="1176.0"/>
          <table:table-cell office:value-type="float" office:value="306.0"/>
          <table:table-cell office:value-type="float" office:value="0.02"/>
          <table:table-cell office:value-type="float" office:value="1448.0"/>
          <table:table-cell office:value-type="float" office:value="753.0"/>
          <table:table-cell table:formula="of:=MIN([.$B29];[.$E29];[.$H29];[.$K29];[.$N29];[.$Q29];[.$T29];[.$W29];[.$Z29];[.$AC29];[.$AF29];[.$AI29];[.$AL29];[.$AO29];[.$AR29])" office:value-type="float"/>
          <table:table-cell table:formula="of:=MIN([.$C29];[.$F29];[.$I29];[.$L29];[.$O29];[.$R29];[.$U29];[.$X29];[.$AA29];[.$AD29];[.$AG29];[.$AJ29];[.$AM29];[.$AP29];[.$AS29])" office:value-type="float"/>
          <table:table-cell table:formula="of:=MIN([.$D29];[.$G29];[.$J29];[.$M29];[.$P29];[.$S29];[.$V29];[.$Y29];[.$AB29];[.$AE29];[.$AH29];[.$AK29];[.$AN29];[.$AQ29];[.$AT29])" office:value-type="float"/>
          <table:table-cell table:formula="of:=MEDIAN([.$B29];[.$E29];[.$H29];[.$K29];[.$N29];[.$Q29];[.$T29];[.$W29];[.$Z29];[.$AC29];[.$AF29];[.$AI29];[.$AL29];[.$AO29];[.$AR29])" office:value-type="float"/>
          <table:table-cell table:formula="of:=MEDIAN([.$C29];[.$F29];[.$I29];[.$L29];[.$O29];[.$R29];[.$U29];[.$X29];[.$AA29];[.$AD29];[.$AG29];[.$AJ29];[.$AM29];[.$AP29];[.$AS29])" office:value-type="float"/>
          <table:table-cell table:formula="of:=MEDIAN([.$D29];[.$G29];[.$J29];[.$M29];[.$P29];[.$S29];[.$V29];[.$Y29];[.$AB29];[.$AE29];[.$AH29];[.$AK29];[.$AN29];[.$AQ29];[.$AT29])" office:value-type="float"/>
          <table:table-cell table:formula="of:=MAX([.$B29];[.$E29];[.$H29];[.$K29];[.$N29];[.$Q29];[.$T29];[.$W29];[.$Z29];[.$AC29];[.$AF29];[.$AI29];[.$AL29];[.$AO29];[.$AR29])" office:value-type="float"/>
          <table:table-cell table:formula="of:=MAX([.$C29];[.$F29];[.$I29];[.$L29];[.$O29];[.$R29];[.$U29];[.$X29];[.$AA29];[.$AD29];[.$AG29];[.$AJ29];[.$AM29];[.$AP29];[.$AS29])" office:value-type="float"/>
          <table:table-cell table:formula="of:=MAX([.$D29];[.$G29];[.$J29];[.$M29];[.$P29];[.$S29];[.$V29];[.$Y29];[.$AB29];[.$AE29];[.$AH29];[.$AK29];[.$AN29];[.$AQ29];[.$AT29])" office:value-type="float"/>
        </table:table-row>
        <table:table-row table:style-name="ro1">
          <table:table-cell office:value-type="string">
            <text:p>maze/maze_s3_a8_h15.lp</text:p>
          </table:table-cell>
          <table:table-cell table:style-name="cellBest" office:value-type="float" office:value="0.36"/>
          <table:table-cell table:style-name="cellBest" office:value-type="float" office:value="14993.0"/>
          <table:table-cell table:style-name="cellBest" office:value-type="float" office:value="8279.0"/>
          <table:table-cell office:value-type="float" office:value="0.82"/>
          <table:table-cell office:value-type="float" office:value="26752.0"/>
          <table:table-cell office:value-type="float" office:value="16923.0"/>
          <table:table-cell office:value-type="float" office:value="0.45"/>
          <table:table-cell office:value-type="float" office:value="17497.0"/>
          <table:table-cell office:value-type="float" office:value="10201.0"/>
          <table:table-cell office:value-type="float" office:value="1.24"/>
          <table:table-cell office:value-type="float" office:value="39684.0"/>
          <table:table-cell office:value-type="float" office:value="26767.0"/>
          <table:table-cell office:value-type="float" office:value="3.01"/>
          <table:table-cell office:value-type="float" office:value="73947.0"/>
          <table:table-cell office:value-type="float" office:value="53378.0"/>
          <table:table-cell office:value-type="float" office:value="1.14"/>
          <table:table-cell office:value-type="float" office:value="36638.0"/>
          <table:table-cell office:value-type="float" office:value="24215.0"/>
          <table:table-cell office:value-type="float" office:value="0.47"/>
          <table:table-cell office:value-type="float" office:value="16483.0"/>
          <table:table-cell office:value-type="float" office:value="10817.0"/>
          <table:table-cell office:value-type="float" office:value="1.92"/>
          <table:table-cell office:value-type="float" office:value="51956.0"/>
          <table:table-cell office:value-type="float" office:value="38869.0"/>
          <table:table-cell office:value-type="float" office:value="2.43"/>
          <table:table-cell office:value-type="float" office:value="59737.0"/>
          <table:table-cell office:value-type="float" office:value="42098.0"/>
          <table:table-cell office:value-type="float" office:value="1.01"/>
          <table:table-cell office:value-type="float" office:value="35303.0"/>
          <table:table-cell office:value-type="float" office:value="23121.0"/>
          <table:table-cell office:value-type="float" office:value="1.38"/>
          <table:table-cell office:value-type="float" office:value="39086.0"/>
          <table:table-cell office:value-type="float" office:value="26414.0"/>
          <table:table-cell office:value-type="float" office:value="1.98"/>
          <table:table-cell office:value-type="float" office:value="55786.0"/>
          <table:table-cell office:value-type="float" office:value="36906.0"/>
          <table:table-cell office:value-type="float" office:value="0.59"/>
          <table:table-cell office:value-type="float" office:value="17209.0"/>
          <table:table-cell office:value-type="float" office:value="9467.0"/>
          <table:table-cell table:style-name="cellWorst" office:value-type="float" office:value="5.16"/>
          <table:table-cell table:style-name="cellWorst" office:value-type="float" office:value="153796.0"/>
          <table:table-cell table:style-name="cellWorst" office:value-type="float" office:value="100207.0"/>
          <table:table-cell office:value-type="float" office:value="1.43"/>
          <table:table-cell office:value-type="float" office:value="33250.0"/>
          <table:table-cell office:value-type="float" office:value="21746.0"/>
          <table:table-cell table:formula="of:=MIN([.$B30];[.$E30];[.$H30];[.$K30];[.$N30];[.$Q30];[.$T30];[.$W30];[.$Z30];[.$AC30];[.$AF30];[.$AI30];[.$AL30];[.$AO30];[.$AR30])" office:value-type="float"/>
          <table:table-cell table:formula="of:=MIN([.$C30];[.$F30];[.$I30];[.$L30];[.$O30];[.$R30];[.$U30];[.$X30];[.$AA30];[.$AD30];[.$AG30];[.$AJ30];[.$AM30];[.$AP30];[.$AS30])" office:value-type="float"/>
          <table:table-cell table:formula="of:=MIN([.$D30];[.$G30];[.$J30];[.$M30];[.$P30];[.$S30];[.$V30];[.$Y30];[.$AB30];[.$AE30];[.$AH30];[.$AK30];[.$AN30];[.$AQ30];[.$AT30])" office:value-type="float"/>
          <table:table-cell table:formula="of:=MEDIAN([.$B30];[.$E30];[.$H30];[.$K30];[.$N30];[.$Q30];[.$T30];[.$W30];[.$Z30];[.$AC30];[.$AF30];[.$AI30];[.$AL30];[.$AO30];[.$AR30])" office:value-type="float"/>
          <table:table-cell table:formula="of:=MEDIAN([.$C30];[.$F30];[.$I30];[.$L30];[.$O30];[.$R30];[.$U30];[.$X30];[.$AA30];[.$AD30];[.$AG30];[.$AJ30];[.$AM30];[.$AP30];[.$AS30])" office:value-type="float"/>
          <table:table-cell table:formula="of:=MEDIAN([.$D30];[.$G30];[.$J30];[.$M30];[.$P30];[.$S30];[.$V30];[.$Y30];[.$AB30];[.$AE30];[.$AH30];[.$AK30];[.$AN30];[.$AQ30];[.$AT30])" office:value-type="float"/>
          <table:table-cell table:formula="of:=MAX([.$B30];[.$E30];[.$H30];[.$K30];[.$N30];[.$Q30];[.$T30];[.$W30];[.$Z30];[.$AC30];[.$AF30];[.$AI30];[.$AL30];[.$AO30];[.$AR30])" office:value-type="float"/>
          <table:table-cell table:formula="of:=MAX([.$C30];[.$F30];[.$I30];[.$L30];[.$O30];[.$R30];[.$U30];[.$X30];[.$AA30];[.$AD30];[.$AG30];[.$AJ30];[.$AM30];[.$AP30];[.$AS30])" office:value-type="float"/>
          <table:table-cell table:formula="of:=MAX([.$D30];[.$G30];[.$J30];[.$M30];[.$P30];[.$S30];[.$V30];[.$Y30];[.$AB30];[.$AE30];[.$AH30];[.$AK30];[.$AN30];[.$AQ30];[.$AT30])" office:value-type="float"/>
        </table:table-row>
        <table:table-row table:style-name="ro1">
          <table:table-cell office:value-type="string">
            <text:p>maze/maze_s3_a9_h20.lp</text:p>
          </table:table-cell>
          <table:table-cell office:value-type="float" office:value="63.17"/>
          <table:table-cell office:value-type="float" office:value="765461.0"/>
          <table:table-cell office:value-type="float" office:value="595619.0"/>
          <table:table-cell office:value-type="float" office:value="173.14"/>
          <table:table-cell office:value-type="float" office:value="1658974.0"/>
          <table:table-cell office:value-type="float" office:value="1348936.0"/>
          <table:table-cell office:value-type="float" office:value="116.97"/>
          <table:table-cell office:value-type="float" office:value="1088461.0"/>
          <table:table-cell office:value-type="float" office:value="867261.0"/>
          <table:table-cell office:value-type="float" office:value="226.81"/>
          <table:table-cell office:value-type="float" office:value="1718257.0"/>
          <table:table-cell office:value-type="float" office:value="1408954.0"/>
          <table:table-cell office:value-type="float" office:value="111.02"/>
          <table:table-cell office:value-type="float" office:value="1293208.0"/>
          <table:table-cell office:value-type="float" office:value="1039097.0"/>
          <table:table-cell office:value-type="float" office:value="204.39"/>
          <table:table-cell office:value-type="float" office:value="1807330.0"/>
          <table:table-cell office:value-type="float" office:value="1490763.0"/>
          <table:table-cell office:value-type="float" office:value="124.49"/>
          <table:table-cell office:value-type="float" office:value="1319723.0"/>
          <table:table-cell office:value-type="float" office:value="1077172.0"/>
          <table:table-cell office:value-type="float" office:value="224.75"/>
          <table:table-cell office:value-type="float" office:value="2022021.0"/>
          <table:table-cell office:value-type="float" office:value="1684932.0"/>
          <table:table-cell office:value-type="float" office:value="62.81"/>
          <table:table-cell office:value-type="float" office:value="732303.0"/>
          <table:table-cell office:value-type="float" office:value="565731.0"/>
          <table:table-cell office:value-type="float" office:value="62.2"/>
          <table:table-cell office:value-type="float" office:value="780205.0"/>
          <table:table-cell office:value-type="float" office:value="606300.0"/>
          <table:table-cell table:style-name="cellBest" office:value-type="float" office:value="31.96"/>
          <table:table-cell table:style-name="cellBest" office:value-type="float" office:value="498232.0"/>
          <table:table-cell table:style-name="cellBest" office:value-type="float" office:value="378776.0"/>
          <table:table-cell table:style-name="cellWorst" office:value-type="float" office:value="21600.0"/>
          <table:table-cell table:style-name="cellWorst" office:value-type="float" office:value="112794121.0"/>
          <table:table-cell table:style-name="cellWorst" office:value-type="float" office:value="92323699.0"/>
          <table:table-cell office:value-type="float" office:value="173.89"/>
          <table:table-cell office:value-type="float" office:value="1045095.0"/>
          <table:table-cell office:value-type="float" office:value="827943.0"/>
          <table:table-cell office:value-type="float" office:value="321.88"/>
          <table:table-cell office:value-type="float" office:value="1990401.0"/>
          <table:table-cell office:value-type="float" office:value="1592651.0"/>
          <table:table-cell office:value-type="float" office:value="68.04"/>
          <table:table-cell office:value-type="float" office:value="798948.0"/>
          <table:table-cell office:value-type="float" office:value="630024.0"/>
          <table:table-cell table:formula="of:=MIN([.$B31];[.$E31];[.$H31];[.$K31];[.$N31];[.$Q31];[.$T31];[.$W31];[.$Z31];[.$AC31];[.$AF31];[.$AI31];[.$AL31];[.$AO31];[.$AR31])" office:value-type="float"/>
          <table:table-cell table:formula="of:=MIN([.$C31];[.$F31];[.$I31];[.$L31];[.$O31];[.$R31];[.$U31];[.$X31];[.$AA31];[.$AD31];[.$AG31];[.$AJ31];[.$AM31];[.$AP31];[.$AS31])" office:value-type="float"/>
          <table:table-cell table:formula="of:=MIN([.$D31];[.$G31];[.$J31];[.$M31];[.$P31];[.$S31];[.$V31];[.$Y31];[.$AB31];[.$AE31];[.$AH31];[.$AK31];[.$AN31];[.$AQ31];[.$AT31])" office:value-type="float"/>
          <table:table-cell table:formula="of:=MEDIAN([.$B31];[.$E31];[.$H31];[.$K31];[.$N31];[.$Q31];[.$T31];[.$W31];[.$Z31];[.$AC31];[.$AF31];[.$AI31];[.$AL31];[.$AO31];[.$AR31])" office:value-type="float"/>
          <table:table-cell table:formula="of:=MEDIAN([.$C31];[.$F31];[.$I31];[.$L31];[.$O31];[.$R31];[.$U31];[.$X31];[.$AA31];[.$AD31];[.$AG31];[.$AJ31];[.$AM31];[.$AP31];[.$AS31])" office:value-type="float"/>
          <table:table-cell table:formula="of:=MEDIAN([.$D31];[.$G31];[.$J31];[.$M31];[.$P31];[.$S31];[.$V31];[.$Y31];[.$AB31];[.$AE31];[.$AH31];[.$AK31];[.$AN31];[.$AQ31];[.$AT31])" office:value-type="float"/>
          <table:table-cell table:formula="of:=MAX([.$B31];[.$E31];[.$H31];[.$K31];[.$N31];[.$Q31];[.$T31];[.$W31];[.$Z31];[.$AC31];[.$AF31];[.$AI31];[.$AL31];[.$AO31];[.$AR31])" office:value-type="float"/>
          <table:table-cell table:formula="of:=MAX([.$C31];[.$F31];[.$I31];[.$L31];[.$O31];[.$R31];[.$U31];[.$X31];[.$AA31];[.$AD31];[.$AG31];[.$AJ31];[.$AM31];[.$AP31];[.$AS31])" office:value-type="float"/>
          <table:table-cell table:formula="of:=MAX([.$D31];[.$G31];[.$J31];[.$M31];[.$P31];[.$S31];[.$V31];[.$Y31];[.$AB31];[.$AE31];[.$AH31];[.$AK31];[.$AN31];[.$AQ31];[.$AT31])" office:value-type="float"/>
        </table:table-row>
        <table:table-row table:style-name="ro1">
          <table:table-cell office:value-type="string">
            <text:p>maze/maze_s4_a10_h32.lp</text:p>
          </table:table-cell>
          <table:table-cell office:value-type="float" office:value="0.64"/>
          <table:table-cell office:value-type="float" office:value="35050.0"/>
          <table:table-cell office:value-type="float" office:value="6821.0"/>
          <table:table-cell office:value-type="float" office:value="0.62"/>
          <table:table-cell office:value-type="float" office:value="39591.0"/>
          <table:table-cell office:value-type="float" office:value="7410.0"/>
          <table:table-cell office:value-type="float" office:value="0.37"/>
          <table:table-cell office:value-type="float" office:value="17169.0"/>
          <table:table-cell office:value-type="float" office:value="4161.0"/>
          <table:table-cell office:value-type="float" office:value="0.23"/>
          <table:table-cell office:value-type="float" office:value="8173.0"/>
          <table:table-cell office:value-type="float" office:value="2422.0"/>
          <table:table-cell office:value-type="float" office:value="0.72"/>
          <table:table-cell office:value-type="float" office:value="43080.0"/>
          <table:table-cell office:value-type="float" office:value="8550.0"/>
          <table:table-cell office:value-type="float" office:value="0.45"/>
          <table:table-cell office:value-type="float" office:value="26549.0"/>
          <table:table-cell office:value-type="float" office:value="5691.0"/>
          <table:table-cell office:value-type="float" office:value="0.59"/>
          <table:table-cell office:value-type="float" office:value="12915.0"/>
          <table:table-cell office:value-type="float" office:value="8756.0"/>
          <table:table-cell office:value-type="float" office:value="0.42"/>
          <table:table-cell office:value-type="float" office:value="8428.0"/>
          <table:table-cell office:value-type="float" office:value="5598.0"/>
          <table:table-cell office:value-type="float" office:value="0.48"/>
          <table:table-cell office:value-type="float" office:value="24132.0"/>
          <table:table-cell office:value-type="float" office:value="5017.0"/>
          <table:table-cell table:style-name="cellBest" office:value-type="float" office:value="0.12"/>
          <table:table-cell office:value-type="float" office:value="8408.0"/>
          <table:table-cell table:style-name="cellBest" office:value-type="float" office:value="1289.0"/>
          <table:table-cell office:value-type="float" office:value="0.27"/>
          <table:table-cell office:value-type="float" office:value="10326.0"/>
          <table:table-cell office:value-type="float" office:value="3994.0"/>
          <table:table-cell table:style-name="cellWorst" office:value-type="float" office:value="21600.0"/>
          <table:table-cell table:style-name="cellWorst" office:value-type="float" office:value="229653849.0"/>
          <table:table-cell table:style-name="cellWorst" office:value-type="float" office:value="43925771.0"/>
          <table:table-cell office:value-type="float" office:value="0.57"/>
          <table:table-cell office:value-type="float" office:value="15083.0"/>
          <table:table-cell office:value-type="float" office:value="3687.0"/>
          <table:table-cell office:value-type="float" office:value="0.19"/>
          <table:table-cell office:value-type="float" office:value="8161.0"/>
          <table:table-cell office:value-type="float" office:value="1546.0"/>
          <table:table-cell office:value-type="float" office:value="0.18"/>
          <table:table-cell table:style-name="cellBest" office:value-type="float" office:value="7563.0"/>
          <table:table-cell office:value-type="float" office:value="1932.0"/>
          <table:table-cell table:formula="of:=MIN([.$B32];[.$E32];[.$H32];[.$K32];[.$N32];[.$Q32];[.$T32];[.$W32];[.$Z32];[.$AC32];[.$AF32];[.$AI32];[.$AL32];[.$AO32];[.$AR32])" office:value-type="float"/>
          <table:table-cell table:formula="of:=MIN([.$C32];[.$F32];[.$I32];[.$L32];[.$O32];[.$R32];[.$U32];[.$X32];[.$AA32];[.$AD32];[.$AG32];[.$AJ32];[.$AM32];[.$AP32];[.$AS32])" office:value-type="float"/>
          <table:table-cell table:formula="of:=MIN([.$D32];[.$G32];[.$J32];[.$M32];[.$P32];[.$S32];[.$V32];[.$Y32];[.$AB32];[.$AE32];[.$AH32];[.$AK32];[.$AN32];[.$AQ32];[.$AT32])" office:value-type="float"/>
          <table:table-cell table:formula="of:=MEDIAN([.$B32];[.$E32];[.$H32];[.$K32];[.$N32];[.$Q32];[.$T32];[.$W32];[.$Z32];[.$AC32];[.$AF32];[.$AI32];[.$AL32];[.$AO32];[.$AR32])" office:value-type="float"/>
          <table:table-cell table:formula="of:=MEDIAN([.$C32];[.$F32];[.$I32];[.$L32];[.$O32];[.$R32];[.$U32];[.$X32];[.$AA32];[.$AD32];[.$AG32];[.$AJ32];[.$AM32];[.$AP32];[.$AS32])" office:value-type="float"/>
          <table:table-cell table:formula="of:=MEDIAN([.$D32];[.$G32];[.$J32];[.$M32];[.$P32];[.$S32];[.$V32];[.$Y32];[.$AB32];[.$AE32];[.$AH32];[.$AK32];[.$AN32];[.$AQ32];[.$AT32])" office:value-type="float"/>
          <table:table-cell table:formula="of:=MAX([.$B32];[.$E32];[.$H32];[.$K32];[.$N32];[.$Q32];[.$T32];[.$W32];[.$Z32];[.$AC32];[.$AF32];[.$AI32];[.$AL32];[.$AO32];[.$AR32])" office:value-type="float"/>
          <table:table-cell table:formula="of:=MAX([.$C32];[.$F32];[.$I32];[.$L32];[.$O32];[.$R32];[.$U32];[.$X32];[.$AA32];[.$AD32];[.$AG32];[.$AJ32];[.$AM32];[.$AP32];[.$AS32])" office:value-type="float"/>
          <table:table-cell table:formula="of:=MAX([.$D32];[.$G32];[.$J32];[.$M32];[.$P32];[.$S32];[.$V32];[.$Y32];[.$AB32];[.$AE32];[.$AH32];[.$AK32];[.$AN32];[.$AQ32];[.$AT32])" office:value-type="float"/>
        </table:table-row>
        <table:table-row table:style-name="ro1">
          <table:table-cell office:value-type="string">
            <text:p>maze/maze_s4_a1_h14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0.0"/>
          <table:table-cell office:value-type="float" office:value="0.0"/>
          <table:table-cell table:style-name="cellWorst" office:value-type="float" office:value="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3];[.$E33];[.$H33];[.$K33];[.$N33];[.$Q33];[.$T33];[.$W33];[.$Z33];[.$AC33];[.$AF33];[.$AI33];[.$AL33];[.$AO33];[.$AR33])" office:value-type="float"/>
          <table:table-cell table:formula="of:=MIN([.$C33];[.$F33];[.$I33];[.$L33];[.$O33];[.$R33];[.$U33];[.$X33];[.$AA33];[.$AD33];[.$AG33];[.$AJ33];[.$AM33];[.$AP33];[.$AS33])" office:value-type="float"/>
          <table:table-cell table:formula="of:=MIN([.$D33];[.$G33];[.$J33];[.$M33];[.$P33];[.$S33];[.$V33];[.$Y33];[.$AB33];[.$AE33];[.$AH33];[.$AK33];[.$AN33];[.$AQ33];[.$AT33])" office:value-type="float"/>
          <table:table-cell table:formula="of:=MEDIAN([.$B33];[.$E33];[.$H33];[.$K33];[.$N33];[.$Q33];[.$T33];[.$W33];[.$Z33];[.$AC33];[.$AF33];[.$AI33];[.$AL33];[.$AO33];[.$AR33])" office:value-type="float"/>
          <table:table-cell table:formula="of:=MEDIAN([.$C33];[.$F33];[.$I33];[.$L33];[.$O33];[.$R33];[.$U33];[.$X33];[.$AA33];[.$AD33];[.$AG33];[.$AJ33];[.$AM33];[.$AP33];[.$AS33])" office:value-type="float"/>
          <table:table-cell table:formula="of:=MEDIAN([.$D33];[.$G33];[.$J33];[.$M33];[.$P33];[.$S33];[.$V33];[.$Y33];[.$AB33];[.$AE33];[.$AH33];[.$AK33];[.$AN33];[.$AQ33];[.$AT33])" office:value-type="float"/>
          <table:table-cell table:formula="of:=MAX([.$B33];[.$E33];[.$H33];[.$K33];[.$N33];[.$Q33];[.$T33];[.$W33];[.$Z33];[.$AC33];[.$AF33];[.$AI33];[.$AL33];[.$AO33];[.$AR33])" office:value-type="float"/>
          <table:table-cell table:formula="of:=MAX([.$C33];[.$F33];[.$I33];[.$L33];[.$O33];[.$R33];[.$U33];[.$X33];[.$AA33];[.$AD33];[.$AG33];[.$AJ33];[.$AM33];[.$AP33];[.$AS33])" office:value-type="float"/>
          <table:table-cell table:formula="of:=MAX([.$D33];[.$G33];[.$J33];[.$M33];[.$P33];[.$S33];[.$V33];[.$Y33];[.$AB33];[.$AE33];[.$AH33];[.$AK33];[.$AN33];[.$AQ33];[.$AT33])" office:value-type="float"/>
        </table:table-row>
        <table:table-row table:style-name="ro1">
          <table:table-cell office:value-type="string">
            <text:p>maze/maze_s4_a2_h10.lp</text:p>
          </table:table-cell>
          <table:table-cell office:value-type="float" office:value="0.0"/>
          <table:table-cell office:value-type="float" office:value="68.0"/>
          <table:table-cell table:style-name="cellWorst" office:value-type="float" office:value="9.0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3.0"/>
          <table:table-cell office:value-type="float" office:value="0.0"/>
          <table:table-cell table:style-name="cellBest" office:value-type="float" office:value="8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0.0"/>
          <table:table-cell table:style-name="cellBest" office:value-type="float" office:value="8.0"/>
          <table:table-cell office:value-type="float" office:value="0.0"/>
          <table:table-cell office:value-type="float" office:value="0.0"/>
          <table:table-cell table:style-name="cellBest" office:value-type="float" office:value="8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0.0"/>
          <table:table-cell office:value-type="float" office:value="0.0"/>
          <table:table-cell table:style-name="cellWorst" office:value-type="float" office:value="116.0"/>
          <table:table-cell office:value-type="float" office:value="1.0"/>
          <table:table-cell office:value-type="float" office:value="0.0"/>
          <table:table-cell table:style-name="cellBest" office:value-type="float" office:value="8.0"/>
          <table:table-cell office:value-type="float" office:value="0.0"/>
          <table:table-cell table:formula="of:=MIN([.$B34];[.$E34];[.$H34];[.$K34];[.$N34];[.$Q34];[.$T34];[.$W34];[.$Z34];[.$AC34];[.$AF34];[.$AI34];[.$AL34];[.$AO34];[.$AR34])" office:value-type="float"/>
          <table:table-cell table:formula="of:=MIN([.$C34];[.$F34];[.$I34];[.$L34];[.$O34];[.$R34];[.$U34];[.$X34];[.$AA34];[.$AD34];[.$AG34];[.$AJ34];[.$AM34];[.$AP34];[.$AS34])" office:value-type="float"/>
          <table:table-cell table:formula="of:=MIN([.$D34];[.$G34];[.$J34];[.$M34];[.$P34];[.$S34];[.$V34];[.$Y34];[.$AB34];[.$AE34];[.$AH34];[.$AK34];[.$AN34];[.$AQ34];[.$AT34])" office:value-type="float"/>
          <table:table-cell table:formula="of:=MEDIAN([.$B34];[.$E34];[.$H34];[.$K34];[.$N34];[.$Q34];[.$T34];[.$W34];[.$Z34];[.$AC34];[.$AF34];[.$AI34];[.$AL34];[.$AO34];[.$AR34])" office:value-type="float"/>
          <table:table-cell table:formula="of:=MEDIAN([.$C34];[.$F34];[.$I34];[.$L34];[.$O34];[.$R34];[.$U34];[.$X34];[.$AA34];[.$AD34];[.$AG34];[.$AJ34];[.$AM34];[.$AP34];[.$AS34])" office:value-type="float"/>
          <table:table-cell table:formula="of:=MEDIAN([.$D34];[.$G34];[.$J34];[.$M34];[.$P34];[.$S34];[.$V34];[.$Y34];[.$AB34];[.$AE34];[.$AH34];[.$AK34];[.$AN34];[.$AQ34];[.$AT34])" office:value-type="float"/>
          <table:table-cell table:formula="of:=MAX([.$B34];[.$E34];[.$H34];[.$K34];[.$N34];[.$Q34];[.$T34];[.$W34];[.$Z34];[.$AC34];[.$AF34];[.$AI34];[.$AL34];[.$AO34];[.$AR34])" office:value-type="float"/>
          <table:table-cell table:formula="of:=MAX([.$C34];[.$F34];[.$I34];[.$L34];[.$O34];[.$R34];[.$U34];[.$X34];[.$AA34];[.$AD34];[.$AG34];[.$AJ34];[.$AM34];[.$AP34];[.$AS34])" office:value-type="float"/>
          <table:table-cell table:formula="of:=MAX([.$D34];[.$G34];[.$J34];[.$M34];[.$P34];[.$S34];[.$V34];[.$Y34];[.$AB34];[.$AE34];[.$AH34];[.$AK34];[.$AN34];[.$AQ34];[.$AT34])" office:value-type="float"/>
        </table:table-row>
        <table:table-row table:style-name="ro1">
          <table:table-cell office:value-type="string">
            <text:p>maze/maze_s4_a3_h19.lp</text:p>
          </table:table-cell>
          <table:table-cell office:value-type="float" office:value="0.0"/>
          <table:table-cell office:value-type="float" office:value="156.0"/>
          <table:table-cell office:value-type="float" office:value="12.0"/>
          <table:table-cell office:value-type="float" office:value="0.0"/>
          <table:table-cell office:value-type="float" office:value="186.0"/>
          <table:table-cell office:value-type="float" office:value="71.0"/>
          <table:table-cell office:value-type="float" office:value="0.0"/>
          <table:table-cell office:value-type="float" office:value="67.0"/>
          <table:table-cell table:style-name="cellBest" office:value-type="float" office:value="0.0"/>
          <table:table-cell office:value-type="float" office:value="0.0"/>
          <table:table-cell office:value-type="float" office:value="143.0"/>
          <table:table-cell office:value-type="float" office:value="70.0"/>
          <table:table-cell office:value-type="float" office:value="0.0"/>
          <table:table-cell office:value-type="float" office:value="63.0"/>
          <table:table-cell office:value-type="float" office:value="12.0"/>
          <table:table-cell office:value-type="float" office:value="0.0"/>
          <table:table-cell office:value-type="float" office:value="149.0"/>
          <table:table-cell office:value-type="float" office:value="60.0"/>
          <table:table-cell office:value-type="float" office:value="0.0"/>
          <table:table-cell office:value-type="float" office:value="103.0"/>
          <table:table-cell office:value-type="float" office:value="58.0"/>
          <table:table-cell office:value-type="float" office:value="0.0"/>
          <table:table-cell office:value-type="float" office:value="102.0"/>
          <table:table-cell office:value-type="float" office:value="58.0"/>
          <table:table-cell office:value-type="float" office:value="0.0"/>
          <table:table-cell office:value-type="float" office:value="64.0"/>
          <table:table-cell office:value-type="float" office:value="12.0"/>
          <table:table-cell office:value-type="float" office:value="0.0"/>
          <table:table-cell office:value-type="float" office:value="52.0"/>
          <table:table-cell office:value-type="float" office:value="7.0"/>
          <table:table-cell office:value-type="float" office:value="0.0"/>
          <table:table-cell table:style-name="cellBest" office:value-type="float" office:value="45.0"/>
          <table:table-cell office:value-type="float" office:value="7.0"/>
          <table:table-cell office:value-type="float" office:value="0.01"/>
          <table:table-cell table:style-name="cellWorst" office:value-type="float" office:value="568.0"/>
          <table:table-cell table:style-name="cellWorst" office:value-type="float" office:value="170.0"/>
          <table:table-cell office:value-type="float" office:value="0.0"/>
          <table:table-cell office:value-type="float" office:value="110.0"/>
          <table:table-cell office:value-type="float" office:value="9.0"/>
          <table:table-cell office:value-type="float" office:value="0.01"/>
          <table:table-cell office:value-type="float" office:value="291.0"/>
          <table:table-cell office:value-type="float" office:value="11.0"/>
          <table:table-cell office:value-type="float" office:value="0.0"/>
          <table:table-cell office:value-type="float" office:value="63.0"/>
          <table:table-cell office:value-type="float" office:value="12.0"/>
          <table:table-cell table:formula="of:=MIN([.$B35];[.$E35];[.$H35];[.$K35];[.$N35];[.$Q35];[.$T35];[.$W35];[.$Z35];[.$AC35];[.$AF35];[.$AI35];[.$AL35];[.$AO35];[.$AR35])" office:value-type="float"/>
          <table:table-cell table:formula="of:=MIN([.$C35];[.$F35];[.$I35];[.$L35];[.$O35];[.$R35];[.$U35];[.$X35];[.$AA35];[.$AD35];[.$AG35];[.$AJ35];[.$AM35];[.$AP35];[.$AS35])" office:value-type="float"/>
          <table:table-cell table:formula="of:=MIN([.$D35];[.$G35];[.$J35];[.$M35];[.$P35];[.$S35];[.$V35];[.$Y35];[.$AB35];[.$AE35];[.$AH35];[.$AK35];[.$AN35];[.$AQ35];[.$AT35])" office:value-type="float"/>
          <table:table-cell table:formula="of:=MEDIAN([.$B35];[.$E35];[.$H35];[.$K35];[.$N35];[.$Q35];[.$T35];[.$W35];[.$Z35];[.$AC35];[.$AF35];[.$AI35];[.$AL35];[.$AO35];[.$AR35])" office:value-type="float"/>
          <table:table-cell table:formula="of:=MEDIAN([.$C35];[.$F35];[.$I35];[.$L35];[.$O35];[.$R35];[.$U35];[.$X35];[.$AA35];[.$AD35];[.$AG35];[.$AJ35];[.$AM35];[.$AP35];[.$AS35])" office:value-type="float"/>
          <table:table-cell table:formula="of:=MEDIAN([.$D35];[.$G35];[.$J35];[.$M35];[.$P35];[.$S35];[.$V35];[.$Y35];[.$AB35];[.$AE35];[.$AH35];[.$AK35];[.$AN35];[.$AQ35];[.$AT35])" office:value-type="float"/>
          <table:table-cell table:formula="of:=MAX([.$B35];[.$E35];[.$H35];[.$K35];[.$N35];[.$Q35];[.$T35];[.$W35];[.$Z35];[.$AC35];[.$AF35];[.$AI35];[.$AL35];[.$AO35];[.$AR35])" office:value-type="float"/>
          <table:table-cell table:formula="of:=MAX([.$C35];[.$F35];[.$I35];[.$L35];[.$O35];[.$R35];[.$U35];[.$X35];[.$AA35];[.$AD35];[.$AG35];[.$AJ35];[.$AM35];[.$AP35];[.$AS35])" office:value-type="float"/>
          <table:table-cell table:formula="of:=MAX([.$D35];[.$G35];[.$J35];[.$M35];[.$P35];[.$S35];[.$V35];[.$Y35];[.$AB35];[.$AE35];[.$AH35];[.$AK35];[.$AN35];[.$AQ35];[.$AT35])" office:value-type="float"/>
        </table:table-row>
        <table:table-row table:style-name="ro1">
          <table:table-cell office:value-type="string">
            <text:p>maze/maze_s4_a4_h27.lp</text:p>
          </table:table-cell>
          <table:table-cell office:value-type="float" office:value="0.0"/>
          <table:table-cell office:value-type="float" office:value="896.0"/>
          <table:table-cell table:style-name="cellBest" office:value-type="float" office:value="24.0"/>
          <table:table-cell office:value-type="float" office:value="0.01"/>
          <table:table-cell office:value-type="float" office:value="678.0"/>
          <table:table-cell office:value-type="float" office:value="188.0"/>
          <table:table-cell office:value-type="float" office:value="0.0"/>
          <table:table-cell office:value-type="float" office:value="325.0"/>
          <table:table-cell office:value-type="float" office:value="33.0"/>
          <table:table-cell office:value-type="float" office:value="0.01"/>
          <table:table-cell office:value-type="float" office:value="435.0"/>
          <table:table-cell office:value-type="float" office:value="135.0"/>
          <table:table-cell office:value-type="float" office:value="0.01"/>
          <table:table-cell office:value-type="float" office:value="238.0"/>
          <table:table-cell office:value-type="float" office:value="68.0"/>
          <table:table-cell office:value-type="float" office:value="0.01"/>
          <table:table-cell office:value-type="float" office:value="794.0"/>
          <table:table-cell office:value-type="float" office:value="171.0"/>
          <table:table-cell office:value-type="float" office:value="0.02"/>
          <table:table-cell office:value-type="float" office:value="810.0"/>
          <table:table-cell office:value-type="float" office:value="534.0"/>
          <table:table-cell office:value-type="float" office:value="0.02"/>
          <table:table-cell office:value-type="float" office:value="710.0"/>
          <table:table-cell office:value-type="float" office:value="469.0"/>
          <table:table-cell office:value-type="float" office:value="0.01"/>
          <table:table-cell table:style-name="cellBest" office:value-type="float" office:value="235.0"/>
          <table:table-cell office:value-type="float" office:value="71.0"/>
          <table:table-cell office:value-type="float" office:value="0.01"/>
          <table:table-cell office:value-type="float" office:value="537.0"/>
          <table:table-cell office:value-type="float" office:value="107.0"/>
          <table:table-cell office:value-type="float" office:value="0.01"/>
          <table:table-cell office:value-type="float" office:value="417.0"/>
          <table:table-cell office:value-type="float" office:value="100.0"/>
          <table:table-cell office:value-type="float" office:value="0.05"/>
          <table:table-cell table:style-name="cellWorst" office:value-type="float" office:value="5085.0"/>
          <table:table-cell table:style-name="cellWorst" office:value-type="float" office:value="574.0"/>
          <table:table-cell office:value-type="float" office:value="0.06"/>
          <table:table-cell office:value-type="float" office:value="1326.0"/>
          <table:table-cell office:value-type="float" office:value="491.0"/>
          <table:table-cell office:value-type="float" office:value="0.03"/>
          <table:table-cell office:value-type="float" office:value="592.0"/>
          <table:table-cell office:value-type="float" office:value="67.0"/>
          <table:table-cell office:value-type="float" office:value="0.01"/>
          <table:table-cell office:value-type="float" office:value="249.0"/>
          <table:table-cell office:value-type="float" office:value="75.0"/>
          <table:table-cell table:formula="of:=MIN([.$B36];[.$E36];[.$H36];[.$K36];[.$N36];[.$Q36];[.$T36];[.$W36];[.$Z36];[.$AC36];[.$AF36];[.$AI36];[.$AL36];[.$AO36];[.$AR36])" office:value-type="float"/>
          <table:table-cell table:formula="of:=MIN([.$C36];[.$F36];[.$I36];[.$L36];[.$O36];[.$R36];[.$U36];[.$X36];[.$AA36];[.$AD36];[.$AG36];[.$AJ36];[.$AM36];[.$AP36];[.$AS36])" office:value-type="float"/>
          <table:table-cell table:formula="of:=MIN([.$D36];[.$G36];[.$J36];[.$M36];[.$P36];[.$S36];[.$V36];[.$Y36];[.$AB36];[.$AE36];[.$AH36];[.$AK36];[.$AN36];[.$AQ36];[.$AT36])" office:value-type="float"/>
          <table:table-cell table:formula="of:=MEDIAN([.$B36];[.$E36];[.$H36];[.$K36];[.$N36];[.$Q36];[.$T36];[.$W36];[.$Z36];[.$AC36];[.$AF36];[.$AI36];[.$AL36];[.$AO36];[.$AR36])" office:value-type="float"/>
          <table:table-cell table:formula="of:=MEDIAN([.$C36];[.$F36];[.$I36];[.$L36];[.$O36];[.$R36];[.$U36];[.$X36];[.$AA36];[.$AD36];[.$AG36];[.$AJ36];[.$AM36];[.$AP36];[.$AS36])" office:value-type="float"/>
          <table:table-cell table:formula="of:=MEDIAN([.$D36];[.$G36];[.$J36];[.$M36];[.$P36];[.$S36];[.$V36];[.$Y36];[.$AB36];[.$AE36];[.$AH36];[.$AK36];[.$AN36];[.$AQ36];[.$AT36])" office:value-type="float"/>
          <table:table-cell table:formula="of:=MAX([.$B36];[.$E36];[.$H36];[.$K36];[.$N36];[.$Q36];[.$T36];[.$W36];[.$Z36];[.$AC36];[.$AF36];[.$AI36];[.$AL36];[.$AO36];[.$AR36])" office:value-type="float"/>
          <table:table-cell table:formula="of:=MAX([.$C36];[.$F36];[.$I36];[.$L36];[.$O36];[.$R36];[.$U36];[.$X36];[.$AA36];[.$AD36];[.$AG36];[.$AJ36];[.$AM36];[.$AP36];[.$AS36])" office:value-type="float"/>
          <table:table-cell table:formula="of:=MAX([.$D36];[.$G36];[.$J36];[.$M36];[.$P36];[.$S36];[.$V36];[.$Y36];[.$AB36];[.$AE36];[.$AH36];[.$AK36];[.$AN36];[.$AQ36];[.$AT36])" office:value-type="float"/>
        </table:table-row>
        <table:table-row table:style-name="ro1">
          <table:table-cell office:value-type="string">
            <text:p>maze/maze_s4_a5_h30.lp</text:p>
          </table:table-cell>
          <table:table-cell table:style-name="cellBest" office:value-type="float" office:value="0.0"/>
          <table:table-cell office:value-type="float" office:value="614.0"/>
          <table:table-cell office:value-type="float" office:value="8.0"/>
          <table:table-cell office:value-type="float" office:value="0.12"/>
          <table:table-cell office:value-type="float" office:value="3689.0"/>
          <table:table-cell office:value-type="float" office:value="1702.0"/>
          <table:table-cell office:value-type="float" office:value="0.01"/>
          <table:table-cell table:style-name="cellBest" office:value-type="float" office:value="404.0"/>
          <table:table-cell table:style-name="cellBest" office:value-type="float" office:value="7.0"/>
          <table:table-cell office:value-type="float" office:value="0.12"/>
          <table:table-cell office:value-type="float" office:value="2796.0"/>
          <table:table-cell office:value-type="float" office:value="1207.0"/>
          <table:table-cell office:value-type="float" office:value="0.03"/>
          <table:table-cell office:value-type="float" office:value="716.0"/>
          <table:table-cell office:value-type="float" office:value="269.0"/>
          <table:table-cell office:value-type="float" office:value="0.14"/>
          <table:table-cell office:value-type="float" office:value="4862.0"/>
          <table:table-cell office:value-type="float" office:value="2032.0"/>
          <table:table-cell office:value-type="float" office:value="0.19"/>
          <table:table-cell office:value-type="float" office:value="4431.0"/>
          <table:table-cell office:value-type="float" office:value="2696.0"/>
          <table:table-cell office:value-type="float" office:value="0.13"/>
          <table:table-cell office:value-type="float" office:value="3049.0"/>
          <table:table-cell office:value-type="float" office:value="1830.0"/>
          <table:table-cell office:value-type="float" office:value="0.03"/>
          <table:table-cell office:value-type="float" office:value="805.0"/>
          <table:table-cell office:value-type="float" office:value="298.0"/>
          <table:table-cell office:value-type="float" office:value="0.12"/>
          <table:table-cell office:value-type="float" office:value="4636.0"/>
          <table:table-cell office:value-type="float" office:value="1868.0"/>
          <table:table-cell office:value-type="float" office:value="0.1"/>
          <table:table-cell office:value-type="float" office:value="3776.0"/>
          <table:table-cell office:value-type="float" office:value="1427.0"/>
          <table:table-cell table:style-name="cellWorst" office:value-type="float" office:value="91.96"/>
          <table:table-cell table:style-name="cellWorst" office:value-type="float" office:value="2030327.0"/>
          <table:table-cell table:style-name="cellWorst" office:value-type="float" office:value="451421.0"/>
          <table:table-cell office:value-type="float" office:value="0.03"/>
          <table:table-cell office:value-type="float" office:value="865.0"/>
          <table:table-cell office:value-type="float" office:value="218.0"/>
          <table:table-cell office:value-type="float" office:value="0.14"/>
          <table:table-cell office:value-type="float" office:value="4041.0"/>
          <table:table-cell office:value-type="float" office:value="1409.0"/>
          <table:table-cell office:value-type="float" office:value="0.04"/>
          <table:table-cell office:value-type="float" office:value="1201.0"/>
          <table:table-cell office:value-type="float" office:value="424.0"/>
          <table:table-cell table:formula="of:=MIN([.$B37];[.$E37];[.$H37];[.$K37];[.$N37];[.$Q37];[.$T37];[.$W37];[.$Z37];[.$AC37];[.$AF37];[.$AI37];[.$AL37];[.$AO37];[.$AR37])" office:value-type="float"/>
          <table:table-cell table:formula="of:=MIN([.$C37];[.$F37];[.$I37];[.$L37];[.$O37];[.$R37];[.$U37];[.$X37];[.$AA37];[.$AD37];[.$AG37];[.$AJ37];[.$AM37];[.$AP37];[.$AS37])" office:value-type="float"/>
          <table:table-cell table:formula="of:=MIN([.$D37];[.$G37];[.$J37];[.$M37];[.$P37];[.$S37];[.$V37];[.$Y37];[.$AB37];[.$AE37];[.$AH37];[.$AK37];[.$AN37];[.$AQ37];[.$AT37])" office:value-type="float"/>
          <table:table-cell table:formula="of:=MEDIAN([.$B37];[.$E37];[.$H37];[.$K37];[.$N37];[.$Q37];[.$T37];[.$W37];[.$Z37];[.$AC37];[.$AF37];[.$AI37];[.$AL37];[.$AO37];[.$AR37])" office:value-type="float"/>
          <table:table-cell table:formula="of:=MEDIAN([.$C37];[.$F37];[.$I37];[.$L37];[.$O37];[.$R37];[.$U37];[.$X37];[.$AA37];[.$AD37];[.$AG37];[.$AJ37];[.$AM37];[.$AP37];[.$AS37])" office:value-type="float"/>
          <table:table-cell table:formula="of:=MEDIAN([.$D37];[.$G37];[.$J37];[.$M37];[.$P37];[.$S37];[.$V37];[.$Y37];[.$AB37];[.$AE37];[.$AH37];[.$AK37];[.$AN37];[.$AQ37];[.$AT37])" office:value-type="float"/>
          <table:table-cell table:formula="of:=MAX([.$B37];[.$E37];[.$H37];[.$K37];[.$N37];[.$Q37];[.$T37];[.$W37];[.$Z37];[.$AC37];[.$AF37];[.$AI37];[.$AL37];[.$AO37];[.$AR37])" office:value-type="float"/>
          <table:table-cell table:formula="of:=MAX([.$C37];[.$F37];[.$I37];[.$L37];[.$O37];[.$R37];[.$U37];[.$X37];[.$AA37];[.$AD37];[.$AG37];[.$AJ37];[.$AM37];[.$AP37];[.$AS37])" office:value-type="float"/>
          <table:table-cell table:formula="of:=MAX([.$D37];[.$G37];[.$J37];[.$M37];[.$P37];[.$S37];[.$V37];[.$Y37];[.$AB37];[.$AE37];[.$AH37];[.$AK37];[.$AN37];[.$AQ37];[.$AT37])" office:value-type="float"/>
        </table:table-row>
        <table:table-row table:style-name="ro1">
          <table:table-cell office:value-type="string">
            <text:p>maze/maze_s4_a6_h32.lp</text:p>
          </table:table-cell>
          <table:table-cell office:value-type="float" office:value="0.02"/>
          <table:table-cell office:value-type="float" office:value="1337.0"/>
          <table:table-cell office:value-type="float" office:value="168.0"/>
          <table:table-cell office:value-type="float" office:value="0.06"/>
          <table:table-cell office:value-type="float" office:value="2195.0"/>
          <table:table-cell office:value-type="float" office:value="766.0"/>
          <table:table-cell office:value-type="float" office:value="0.02"/>
          <table:table-cell office:value-type="float" office:value="1216.0"/>
          <table:table-cell table:style-name="cellBest" office:value-type="float" office:value="157.0"/>
          <table:table-cell office:value-type="float" office:value="0.14"/>
          <table:table-cell office:value-type="float" office:value="3813.0"/>
          <table:table-cell office:value-type="float" office:value="1897.0"/>
          <table:table-cell office:value-type="float" office:value="0.12"/>
          <table:table-cell office:value-type="float" office:value="3149.0"/>
          <table:table-cell office:value-type="float" office:value="1289.0"/>
          <table:table-cell office:value-type="float" office:value="0.07"/>
          <table:table-cell office:value-type="float" office:value="2814.0"/>
          <table:table-cell office:value-type="float" office:value="983.0"/>
          <table:table-cell office:value-type="float" office:value="0.24"/>
          <table:table-cell office:value-type="float" office:value="4447.0"/>
          <table:table-cell office:value-type="float" office:value="3012.0"/>
          <table:table-cell office:value-type="float" office:value="0.19"/>
          <table:table-cell office:value-type="float" office:value="4680.0"/>
          <table:table-cell table:style-name="cellWorst" office:value-type="float" office:value="3092.0"/>
          <table:table-cell office:value-type="float" office:value="0.11"/>
          <table:table-cell office:value-type="float" office:value="3561.0"/>
          <table:table-cell office:value-type="float" office:value="1638.0"/>
          <table:table-cell office:value-type="float" office:value="0.14"/>
          <table:table-cell table:style-name="cellWorst" office:value-type="float" office:value="6296.0"/>
          <table:table-cell office:value-type="float" office:value="2177.0"/>
          <table:table-cell office:value-type="float" office:value="0.06"/>
          <table:table-cell office:value-type="float" office:value="2765.0"/>
          <table:table-cell office:value-type="float" office:value="975.0"/>
          <table:table-cell office:value-type="float" office:value="0.02"/>
          <table:table-cell table:style-name="cellBest" office:value-type="float" office:value="696.0"/>
          <table:table-cell office:value-type="float" office:value="271.0"/>
          <table:table-cell office:value-type="float" office:value="0.18"/>
          <table:table-cell office:value-type="float" office:value="3858.0"/>
          <table:table-cell office:value-type="float" office:value="1731.0"/>
          <table:table-cell office:value-type="float" office:value="0.16"/>
          <table:table-cell office:value-type="float" office:value="4579.0"/>
          <table:table-cell office:value-type="float" office:value="1858.0"/>
          <table:table-cell office:value-type="float" office:value="0.15"/>
          <table:table-cell office:value-type="float" office:value="3763.0"/>
          <table:table-cell office:value-type="float" office:value="2008.0"/>
          <table:table-cell table:formula="of:=MIN([.$B38];[.$E38];[.$H38];[.$K38];[.$N38];[.$Q38];[.$T38];[.$W38];[.$Z38];[.$AC38];[.$AF38];[.$AI38];[.$AL38];[.$AO38];[.$AR38])" office:value-type="float"/>
          <table:table-cell table:formula="of:=MIN([.$C38];[.$F38];[.$I38];[.$L38];[.$O38];[.$R38];[.$U38];[.$X38];[.$AA38];[.$AD38];[.$AG38];[.$AJ38];[.$AM38];[.$AP38];[.$AS38])" office:value-type="float"/>
          <table:table-cell table:formula="of:=MIN([.$D38];[.$G38];[.$J38];[.$M38];[.$P38];[.$S38];[.$V38];[.$Y38];[.$AB38];[.$AE38];[.$AH38];[.$AK38];[.$AN38];[.$AQ38];[.$AT38])" office:value-type="float"/>
          <table:table-cell table:formula="of:=MEDIAN([.$B38];[.$E38];[.$H38];[.$K38];[.$N38];[.$Q38];[.$T38];[.$W38];[.$Z38];[.$AC38];[.$AF38];[.$AI38];[.$AL38];[.$AO38];[.$AR38])" office:value-type="float"/>
          <table:table-cell table:formula="of:=MEDIAN([.$C38];[.$F38];[.$I38];[.$L38];[.$O38];[.$R38];[.$U38];[.$X38];[.$AA38];[.$AD38];[.$AG38];[.$AJ38];[.$AM38];[.$AP38];[.$AS38])" office:value-type="float"/>
          <table:table-cell table:formula="of:=MEDIAN([.$D38];[.$G38];[.$J38];[.$M38];[.$P38];[.$S38];[.$V38];[.$Y38];[.$AB38];[.$AE38];[.$AH38];[.$AK38];[.$AN38];[.$AQ38];[.$AT38])" office:value-type="float"/>
          <table:table-cell table:formula="of:=MAX([.$B38];[.$E38];[.$H38];[.$K38];[.$N38];[.$Q38];[.$T38];[.$W38];[.$Z38];[.$AC38];[.$AF38];[.$AI38];[.$AL38];[.$AO38];[.$AR38])" office:value-type="float"/>
          <table:table-cell table:formula="of:=MAX([.$C38];[.$F38];[.$I38];[.$L38];[.$O38];[.$R38];[.$U38];[.$X38];[.$AA38];[.$AD38];[.$AG38];[.$AJ38];[.$AM38];[.$AP38];[.$AS38])" office:value-type="float"/>
          <table:table-cell table:formula="of:=MAX([.$D38];[.$G38];[.$J38];[.$M38];[.$P38];[.$S38];[.$V38];[.$Y38];[.$AB38];[.$AE38];[.$AH38];[.$AK38];[.$AN38];[.$AQ38];[.$AT38])" office:value-type="float"/>
        </table:table-row>
        <table:table-row table:style-name="ro1">
          <table:table-cell office:value-type="string">
            <text:p>maze/maze_s4_a7_h28.lp</text:p>
          </table:table-cell>
          <table:table-cell office:value-type="float" office:value="0.05"/>
          <table:table-cell office:value-type="float" office:value="3309.0"/>
          <table:table-cell office:value-type="float" office:value="858.0"/>
          <table:table-cell office:value-type="float" office:value="0.08"/>
          <table:table-cell office:value-type="float" office:value="2984.0"/>
          <table:table-cell office:value-type="float" office:value="967.0"/>
          <table:table-cell office:value-type="float" office:value="0.09"/>
          <table:table-cell office:value-type="float" office:value="3898.0"/>
          <table:table-cell office:value-type="float" office:value="1435.0"/>
          <table:table-cell office:value-type="float" office:value="0.06"/>
          <table:table-cell office:value-type="float" office:value="2351.0"/>
          <table:table-cell office:value-type="float" office:value="740.0"/>
          <table:table-cell office:value-type="float" office:value="0.06"/>
          <table:table-cell office:value-type="float" office:value="2439.0"/>
          <table:table-cell office:value-type="float" office:value="906.0"/>
          <table:table-cell office:value-type="float" office:value="0.06"/>
          <table:table-cell office:value-type="float" office:value="2499.0"/>
          <table:table-cell office:value-type="float" office:value="936.0"/>
          <table:table-cell office:value-type="float" office:value="0.07"/>
          <table:table-cell table:style-name="cellBest" office:value-type="float" office:value="2225.0"/>
          <table:table-cell office:value-type="float" office:value="1295.0"/>
          <table:table-cell office:value-type="float" office:value="0.18"/>
          <table:table-cell office:value-type="float" office:value="3524.0"/>
          <table:table-cell office:value-type="float" office:value="2372.0"/>
          <table:table-cell office:value-type="float" office:value="0.15"/>
          <table:table-cell office:value-type="float" office:value="5414.0"/>
          <table:table-cell office:value-type="float" office:value="2233.0"/>
          <table:table-cell office:value-type="float" office:value="0.04"/>
          <table:table-cell office:value-type="float" office:value="2310.0"/>
          <table:table-cell table:style-name="cellBest" office:value-type="float" office:value="587.0"/>
          <table:table-cell office:value-type="float" office:value="0.08"/>
          <table:table-cell office:value-type="float" office:value="4270.0"/>
          <table:table-cell office:value-type="float" office:value="1317.0"/>
          <table:table-cell office:value-type="float" office:value="0.13"/>
          <table:table-cell office:value-type="float" office:value="6461.0"/>
          <table:table-cell office:value-type="float" office:value="1412.0"/>
          <table:table-cell office:value-type="float" office:value="0.31"/>
          <table:table-cell table:style-name="cellWorst" office:value-type="float" office:value="6624.0"/>
          <table:table-cell table:style-name="cellWorst" office:value-type="float" office:value="2475.0"/>
          <table:table-cell office:value-type="float" office:value="0.17"/>
          <table:table-cell office:value-type="float" office:value="4508.0"/>
          <table:table-cell office:value-type="float" office:value="1892.0"/>
          <table:table-cell office:value-type="float" office:value="0.08"/>
          <table:table-cell office:value-type="float" office:value="3104.0"/>
          <table:table-cell office:value-type="float" office:value="825.0"/>
          <table:table-cell table:formula="of:=MIN([.$B39];[.$E39];[.$H39];[.$K39];[.$N39];[.$Q39];[.$T39];[.$W39];[.$Z39];[.$AC39];[.$AF39];[.$AI39];[.$AL39];[.$AO39];[.$AR39])" office:value-type="float"/>
          <table:table-cell table:formula="of:=MIN([.$C39];[.$F39];[.$I39];[.$L39];[.$O39];[.$R39];[.$U39];[.$X39];[.$AA39];[.$AD39];[.$AG39];[.$AJ39];[.$AM39];[.$AP39];[.$AS39])" office:value-type="float"/>
          <table:table-cell table:formula="of:=MIN([.$D39];[.$G39];[.$J39];[.$M39];[.$P39];[.$S39];[.$V39];[.$Y39];[.$AB39];[.$AE39];[.$AH39];[.$AK39];[.$AN39];[.$AQ39];[.$AT39])" office:value-type="float"/>
          <table:table-cell table:formula="of:=MEDIAN([.$B39];[.$E39];[.$H39];[.$K39];[.$N39];[.$Q39];[.$T39];[.$W39];[.$Z39];[.$AC39];[.$AF39];[.$AI39];[.$AL39];[.$AO39];[.$AR39])" office:value-type="float"/>
          <table:table-cell table:formula="of:=MEDIAN([.$C39];[.$F39];[.$I39];[.$L39];[.$O39];[.$R39];[.$U39];[.$X39];[.$AA39];[.$AD39];[.$AG39];[.$AJ39];[.$AM39];[.$AP39];[.$AS39])" office:value-type="float"/>
          <table:table-cell table:formula="of:=MEDIAN([.$D39];[.$G39];[.$J39];[.$M39];[.$P39];[.$S39];[.$V39];[.$Y39];[.$AB39];[.$AE39];[.$AH39];[.$AK39];[.$AN39];[.$AQ39];[.$AT39])" office:value-type="float"/>
          <table:table-cell table:formula="of:=MAX([.$B39];[.$E39];[.$H39];[.$K39];[.$N39];[.$Q39];[.$T39];[.$W39];[.$Z39];[.$AC39];[.$AF39];[.$AI39];[.$AL39];[.$AO39];[.$AR39])" office:value-type="float"/>
          <table:table-cell table:formula="of:=MAX([.$C39];[.$F39];[.$I39];[.$L39];[.$O39];[.$R39];[.$U39];[.$X39];[.$AA39];[.$AD39];[.$AG39];[.$AJ39];[.$AM39];[.$AP39];[.$AS39])" office:value-type="float"/>
          <table:table-cell table:formula="of:=MAX([.$D39];[.$G39];[.$J39];[.$M39];[.$P39];[.$S39];[.$V39];[.$Y39];[.$AB39];[.$AE39];[.$AH39];[.$AK39];[.$AN39];[.$AQ39];[.$AT39])" office:value-type="float"/>
        </table:table-row>
        <table:table-row table:style-name="ro1">
          <table:table-cell office:value-type="string">
            <text:p>maze/maze_s4_a8_h14.lp</text:p>
          </table:table-cell>
          <table:table-cell office:value-type="float" office:value="0.0"/>
          <table:table-cell office:value-type="float" office:value="484.0"/>
          <table:table-cell office:value-type="float" office:value="33.0"/>
          <table:table-cell office:value-type="float" office:value="0.0"/>
          <table:table-cell office:value-type="float" office:value="111.0"/>
          <table:table-cell table:style-name="cellBest" office:value-type="float" office:value="2.0"/>
          <table:table-cell office:value-type="float" office:value="0.0"/>
          <table:table-cell office:value-type="float" office:value="343.0"/>
          <table:table-cell table:style-name="cellWorst" office:value-type="float" office:value="62.0"/>
          <table:table-cell office:value-type="float" office:value="0.0"/>
          <table:table-cell office:value-type="float" office:value="197.0"/>
          <table:table-cell office:value-type="float" office:value="14.0"/>
          <table:table-cell office:value-type="float" office:value="0.0"/>
          <table:table-cell office:value-type="float" office:value="101.0"/>
          <table:table-cell office:value-type="float" office:value="28.0"/>
          <table:table-cell office:value-type="float" office:value="0.0"/>
          <table:table-cell table:style-name="cellWorst" office:value-type="float" office:value="531.0"/>
          <table:table-cell office:value-type="float" office:value="26.0"/>
          <table:table-cell office:value-type="float" office:value="0.0"/>
          <table:table-cell office:value-type="float" office:value="197.0"/>
          <table:table-cell office:value-type="float" office:value="23.0"/>
          <table:table-cell office:value-type="float" office:value="0.0"/>
          <table:table-cell office:value-type="float" office:value="163.0"/>
          <table:table-cell office:value-type="float" office:value="20.0"/>
          <table:table-cell office:value-type="float" office:value="0.0"/>
          <table:table-cell office:value-type="float" office:value="108.0"/>
          <table:table-cell office:value-type="float" office:value="30.0"/>
          <table:table-cell office:value-type="float" office:value="0.0"/>
          <table:table-cell office:value-type="float" office:value="83.0"/>
          <table:table-cell office:value-type="float" office:value="15.0"/>
          <table:table-cell office:value-type="float" office:value="0.0"/>
          <table:table-cell table:style-name="cellBest" office:value-type="float" office:value="79.0"/>
          <table:table-cell office:value-type="float" office:value="9.0"/>
          <table:table-cell office:value-type="float" office:value="0.0"/>
          <table:table-cell office:value-type="float" office:value="90.0"/>
          <table:table-cell office:value-type="float" office:value="7.0"/>
          <table:table-cell office:value-type="float" office:value="0.0"/>
          <table:table-cell office:value-type="float" office:value="171.0"/>
          <table:table-cell office:value-type="float" office:value="4.0"/>
          <table:table-cell office:value-type="float" office:value="0.01"/>
          <table:table-cell office:value-type="float" office:value="427.0"/>
          <table:table-cell office:value-type="float" office:value="22.0"/>
          <table:table-cell office:value-type="float" office:value="0.0"/>
          <table:table-cell office:value-type="float" office:value="100.0"/>
          <table:table-cell office:value-type="float" office:value="25.0"/>
          <table:table-cell table:formula="of:=MIN([.$B40];[.$E40];[.$H40];[.$K40];[.$N40];[.$Q40];[.$T40];[.$W40];[.$Z40];[.$AC40];[.$AF40];[.$AI40];[.$AL40];[.$AO40];[.$AR40])" office:value-type="float"/>
          <table:table-cell table:formula="of:=MIN([.$C40];[.$F40];[.$I40];[.$L40];[.$O40];[.$R40];[.$U40];[.$X40];[.$AA40];[.$AD40];[.$AG40];[.$AJ40];[.$AM40];[.$AP40];[.$AS40])" office:value-type="float"/>
          <table:table-cell table:formula="of:=MIN([.$D40];[.$G40];[.$J40];[.$M40];[.$P40];[.$S40];[.$V40];[.$Y40];[.$AB40];[.$AE40];[.$AH40];[.$AK40];[.$AN40];[.$AQ40];[.$AT40])" office:value-type="float"/>
          <table:table-cell table:formula="of:=MEDIAN([.$B40];[.$E40];[.$H40];[.$K40];[.$N40];[.$Q40];[.$T40];[.$W40];[.$Z40];[.$AC40];[.$AF40];[.$AI40];[.$AL40];[.$AO40];[.$AR40])" office:value-type="float"/>
          <table:table-cell table:formula="of:=MEDIAN([.$C40];[.$F40];[.$I40];[.$L40];[.$O40];[.$R40];[.$U40];[.$X40];[.$AA40];[.$AD40];[.$AG40];[.$AJ40];[.$AM40];[.$AP40];[.$AS40])" office:value-type="float"/>
          <table:table-cell table:formula="of:=MEDIAN([.$D40];[.$G40];[.$J40];[.$M40];[.$P40];[.$S40];[.$V40];[.$Y40];[.$AB40];[.$AE40];[.$AH40];[.$AK40];[.$AN40];[.$AQ40];[.$AT40])" office:value-type="float"/>
          <table:table-cell table:formula="of:=MAX([.$B40];[.$E40];[.$H40];[.$K40];[.$N40];[.$Q40];[.$T40];[.$W40];[.$Z40];[.$AC40];[.$AF40];[.$AI40];[.$AL40];[.$AO40];[.$AR40])" office:value-type="float"/>
          <table:table-cell table:formula="of:=MAX([.$C40];[.$F40];[.$I40];[.$L40];[.$O40];[.$R40];[.$U40];[.$X40];[.$AA40];[.$AD40];[.$AG40];[.$AJ40];[.$AM40];[.$AP40];[.$AS40])" office:value-type="float"/>
          <table:table-cell table:formula="of:=MAX([.$D40];[.$G40];[.$J40];[.$M40];[.$P40];[.$S40];[.$V40];[.$Y40];[.$AB40];[.$AE40];[.$AH40];[.$AK40];[.$AN40];[.$AQ40];[.$AT40])" office:value-type="float"/>
        </table:table-row>
        <table:table-row table:style-name="ro1">
          <table:table-cell office:value-type="string">
            <text:p>maze/maze_s4_a9_h31.lp</text:p>
          </table:table-cell>
          <table:table-cell office:value-type="float" office:value="0.62"/>
          <table:table-cell office:value-type="float" office:value="23241.0"/>
          <table:table-cell office:value-type="float" office:value="9975.0"/>
          <table:table-cell office:value-type="float" office:value="3.96"/>
          <table:table-cell office:value-type="float" office:value="221395.0"/>
          <table:table-cell office:value-type="float" office:value="38331.0"/>
          <table:table-cell office:value-type="float" office:value="1.23"/>
          <table:table-cell office:value-type="float" office:value="91444.0"/>
          <table:table-cell office:value-type="float" office:value="16178.0"/>
          <table:table-cell office:value-type="float" office:value="0.33"/>
          <table:table-cell office:value-type="float" office:value="8399.0"/>
          <table:table-cell office:value-type="float" office:value="4644.0"/>
          <table:table-cell office:value-type="float" office:value="0.78"/>
          <table:table-cell office:value-type="float" office:value="32638.0"/>
          <table:table-cell office:value-type="float" office:value="10862.0"/>
          <table:table-cell office:value-type="float" office:value="0.83"/>
          <table:table-cell office:value-type="float" office:value="24301.0"/>
          <table:table-cell office:value-type="float" office:value="8372.0"/>
          <table:table-cell office:value-type="float" office:value="0.91"/>
          <table:table-cell office:value-type="float" office:value="22961.0"/>
          <table:table-cell office:value-type="float" office:value="12442.0"/>
          <table:table-cell office:value-type="float" office:value="0.37"/>
          <table:table-cell office:value-type="float" office:value="10718.0"/>
          <table:table-cell office:value-type="float" office:value="6385.0"/>
          <table:table-cell office:value-type="float" office:value="2.93"/>
          <table:table-cell office:value-type="float" office:value="210430.0"/>
          <table:table-cell office:value-type="float" office:value="41394.0"/>
          <table:table-cell office:value-type="float" office:value="0.12"/>
          <table:table-cell office:value-type="float" office:value="5791.0"/>
          <table:table-cell office:value-type="float" office:value="2205.0"/>
          <table:table-cell office:value-type="float" office:value="0.4"/>
          <table:table-cell office:value-type="float" office:value="14375.0"/>
          <table:table-cell office:value-type="float" office:value="6196.0"/>
          <table:table-cell table:style-name="cellWorst" office:value-type="float" office:value="244.34"/>
          <table:table-cell table:style-name="cellWorst" office:value-type="float" office:value="4410909.0"/>
          <table:table-cell table:style-name="cellWorst" office:value-type="float" office:value="1111286.0"/>
          <table:table-cell table:style-name="cellBest" office:value-type="float" office:value="0.08"/>
          <table:table-cell table:style-name="cellBest" office:value-type="float" office:value="3627.0"/>
          <table:table-cell table:style-name="cellBest" office:value-type="float" office:value="403.0"/>
          <table:table-cell office:value-type="float" office:value="12.27"/>
          <table:table-cell office:value-type="float" office:value="542953.0"/>
          <table:table-cell office:value-type="float" office:value="54494.0"/>
          <table:table-cell office:value-type="float" office:value="2.33"/>
          <table:table-cell office:value-type="float" office:value="189676.0"/>
          <table:table-cell office:value-type="float" office:value="32647.0"/>
          <table:table-cell table:formula="of:=MIN([.$B41];[.$E41];[.$H41];[.$K41];[.$N41];[.$Q41];[.$T41];[.$W41];[.$Z41];[.$AC41];[.$AF41];[.$AI41];[.$AL41];[.$AO41];[.$AR41])" office:value-type="float"/>
          <table:table-cell table:formula="of:=MIN([.$C41];[.$F41];[.$I41];[.$L41];[.$O41];[.$R41];[.$U41];[.$X41];[.$AA41];[.$AD41];[.$AG41];[.$AJ41];[.$AM41];[.$AP41];[.$AS41])" office:value-type="float"/>
          <table:table-cell table:formula="of:=MIN([.$D41];[.$G41];[.$J41];[.$M41];[.$P41];[.$S41];[.$V41];[.$Y41];[.$AB41];[.$AE41];[.$AH41];[.$AK41];[.$AN41];[.$AQ41];[.$AT41])" office:value-type="float"/>
          <table:table-cell table:formula="of:=MEDIAN([.$B41];[.$E41];[.$H41];[.$K41];[.$N41];[.$Q41];[.$T41];[.$W41];[.$Z41];[.$AC41];[.$AF41];[.$AI41];[.$AL41];[.$AO41];[.$AR41])" office:value-type="float"/>
          <table:table-cell table:formula="of:=MEDIAN([.$C41];[.$F41];[.$I41];[.$L41];[.$O41];[.$R41];[.$U41];[.$X41];[.$AA41];[.$AD41];[.$AG41];[.$AJ41];[.$AM41];[.$AP41];[.$AS41])" office:value-type="float"/>
          <table:table-cell table:formula="of:=MEDIAN([.$D41];[.$G41];[.$J41];[.$M41];[.$P41];[.$S41];[.$V41];[.$Y41];[.$AB41];[.$AE41];[.$AH41];[.$AK41];[.$AN41];[.$AQ41];[.$AT41])" office:value-type="float"/>
          <table:table-cell table:formula="of:=MAX([.$B41];[.$E41];[.$H41];[.$K41];[.$N41];[.$Q41];[.$T41];[.$W41];[.$Z41];[.$AC41];[.$AF41];[.$AI41];[.$AL41];[.$AO41];[.$AR41])" office:value-type="float"/>
          <table:table-cell table:formula="of:=MAX([.$C41];[.$F41];[.$I41];[.$L41];[.$O41];[.$R41];[.$U41];[.$X41];[.$AA41];[.$AD41];[.$AG41];[.$AJ41];[.$AM41];[.$AP41];[.$AS41])" office:value-type="float"/>
          <table:table-cell table:formula="of:=MAX([.$D41];[.$G41];[.$J41];[.$M41];[.$P41];[.$S41];[.$V41];[.$Y41];[.$AB41];[.$AE41];[.$AH41];[.$AK41];[.$AN41];[.$AQ41];[.$AT41])" office:value-type="float"/>
        </table:table-row>
        <table:table-row table:style-name="ro1">
          <table:table-cell office:value-type="string">
            <text:p>maze/maze_s5_a10_h21.lp</text:p>
          </table:table-cell>
          <table:table-cell office:value-type="float" office:value="0.16"/>
          <table:table-cell office:value-type="float" office:value="13446.0"/>
          <table:table-cell office:value-type="float" office:value="1431.0"/>
          <table:table-cell office:value-type="float" office:value="0.01"/>
          <table:table-cell table:style-name="cellBest" office:value-type="float" office:value="587.0"/>
          <table:table-cell table:style-name="cellBest" office:value-type="float" office:value="88.0"/>
          <table:table-cell office:value-type="float" office:value="0.15"/>
          <table:table-cell office:value-type="float" office:value="9947.0"/>
          <table:table-cell office:value-type="float" office:value="1295.0"/>
          <table:table-cell office:value-type="float" office:value="0.08"/>
          <table:table-cell office:value-type="float" office:value="1772.0"/>
          <table:table-cell office:value-type="float" office:value="649.0"/>
          <table:table-cell office:value-type="float" office:value="0.09"/>
          <table:table-cell office:value-type="float" office:value="2340.0"/>
          <table:table-cell office:value-type="float" office:value="691.0"/>
          <table:table-cell office:value-type="float" office:value="0.05"/>
          <table:table-cell office:value-type="float" office:value="2183.0"/>
          <table:table-cell office:value-type="float" office:value="421.0"/>
          <table:table-cell office:value-type="float" office:value="0.13"/>
          <table:table-cell office:value-type="float" office:value="2135.0"/>
          <table:table-cell office:value-type="float" office:value="1027.0"/>
          <table:table-cell office:value-type="float" office:value="0.08"/>
          <table:table-cell office:value-type="float" office:value="1830.0"/>
          <table:table-cell office:value-type="float" office:value="810.0"/>
          <table:table-cell office:value-type="float" office:value="0.03"/>
          <table:table-cell office:value-type="float" office:value="726.0"/>
          <table:table-cell office:value-type="float" office:value="166.0"/>
          <table:table-cell office:value-type="float" office:value="0.02"/>
          <table:table-cell office:value-type="float" office:value="802.0"/>
          <table:table-cell office:value-type="float" office:value="103.0"/>
          <table:table-cell office:value-type="float" office:value="0.05"/>
          <table:table-cell office:value-type="float" office:value="1809.0"/>
          <table:table-cell office:value-type="float" office:value="487.0"/>
          <table:table-cell office:value-type="float" office:value="0.8"/>
          <table:table-cell table:style-name="cellWorst" office:value-type="float" office:value="23004.0"/>
          <table:table-cell table:style-name="cellWorst" office:value-type="float" office:value="5710.0"/>
          <table:table-cell office:value-type="float" office:value="0.11"/>
          <table:table-cell office:value-type="float" office:value="2819.0"/>
          <table:table-cell office:value-type="float" office:value="521.0"/>
          <table:table-cell office:value-type="float" office:value="0.17"/>
          <table:table-cell office:value-type="float" office:value="7546.0"/>
          <table:table-cell office:value-type="float" office:value="687.0"/>
          <table:table-cell office:value-type="float" office:value="0.05"/>
          <table:table-cell office:value-type="float" office:value="2541.0"/>
          <table:table-cell office:value-type="float" office:value="421.0"/>
          <table:table-cell table:formula="of:=MIN([.$B42];[.$E42];[.$H42];[.$K42];[.$N42];[.$Q42];[.$T42];[.$W42];[.$Z42];[.$AC42];[.$AF42];[.$AI42];[.$AL42];[.$AO42];[.$AR42])" office:value-type="float"/>
          <table:table-cell table:formula="of:=MIN([.$C42];[.$F42];[.$I42];[.$L42];[.$O42];[.$R42];[.$U42];[.$X42];[.$AA42];[.$AD42];[.$AG42];[.$AJ42];[.$AM42];[.$AP42];[.$AS42])" office:value-type="float"/>
          <table:table-cell table:formula="of:=MIN([.$D42];[.$G42];[.$J42];[.$M42];[.$P42];[.$S42];[.$V42];[.$Y42];[.$AB42];[.$AE42];[.$AH42];[.$AK42];[.$AN42];[.$AQ42];[.$AT42])" office:value-type="float"/>
          <table:table-cell table:formula="of:=MEDIAN([.$B42];[.$E42];[.$H42];[.$K42];[.$N42];[.$Q42];[.$T42];[.$W42];[.$Z42];[.$AC42];[.$AF42];[.$AI42];[.$AL42];[.$AO42];[.$AR42])" office:value-type="float"/>
          <table:table-cell table:formula="of:=MEDIAN([.$C42];[.$F42];[.$I42];[.$L42];[.$O42];[.$R42];[.$U42];[.$X42];[.$AA42];[.$AD42];[.$AG42];[.$AJ42];[.$AM42];[.$AP42];[.$AS42])" office:value-type="float"/>
          <table:table-cell table:formula="of:=MEDIAN([.$D42];[.$G42];[.$J42];[.$M42];[.$P42];[.$S42];[.$V42];[.$Y42];[.$AB42];[.$AE42];[.$AH42];[.$AK42];[.$AN42];[.$AQ42];[.$AT42])" office:value-type="float"/>
          <table:table-cell table:formula="of:=MAX([.$B42];[.$E42];[.$H42];[.$K42];[.$N42];[.$Q42];[.$T42];[.$W42];[.$Z42];[.$AC42];[.$AF42];[.$AI42];[.$AL42];[.$AO42];[.$AR42])" office:value-type="float"/>
          <table:table-cell table:formula="of:=MAX([.$C42];[.$F42];[.$I42];[.$L42];[.$O42];[.$R42];[.$U42];[.$X42];[.$AA42];[.$AD42];[.$AG42];[.$AJ42];[.$AM42];[.$AP42];[.$AS42])" office:value-type="float"/>
          <table:table-cell table:formula="of:=MAX([.$D42];[.$G42];[.$J42];[.$M42];[.$P42];[.$S42];[.$V42];[.$Y42];[.$AB42];[.$AE42];[.$AH42];[.$AK42];[.$AN42];[.$AQ42];[.$AT42])" office:value-type="float"/>
        </table:table-row>
        <table:table-row table:style-name="ro1">
          <table:table-cell office:value-type="string">
            <text:p>maze/maze_s5_a1_h9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0.0"/>
          <table:table-cell table:style-name="cellWorst" office:value-type="float" office:value="4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3];[.$E43];[.$H43];[.$K43];[.$N43];[.$Q43];[.$T43];[.$W43];[.$Z43];[.$AC43];[.$AF43];[.$AI43];[.$AL43];[.$AO43];[.$AR43])" office:value-type="float"/>
          <table:table-cell table:formula="of:=MIN([.$C43];[.$F43];[.$I43];[.$L43];[.$O43];[.$R43];[.$U43];[.$X43];[.$AA43];[.$AD43];[.$AG43];[.$AJ43];[.$AM43];[.$AP43];[.$AS43])" office:value-type="float"/>
          <table:table-cell table:formula="of:=MIN([.$D43];[.$G43];[.$J43];[.$M43];[.$P43];[.$S43];[.$V43];[.$Y43];[.$AB43];[.$AE43];[.$AH43];[.$AK43];[.$AN43];[.$AQ43];[.$AT43])" office:value-type="float"/>
          <table:table-cell table:formula="of:=MEDIAN([.$B43];[.$E43];[.$H43];[.$K43];[.$N43];[.$Q43];[.$T43];[.$W43];[.$Z43];[.$AC43];[.$AF43];[.$AI43];[.$AL43];[.$AO43];[.$AR43])" office:value-type="float"/>
          <table:table-cell table:formula="of:=MEDIAN([.$C43];[.$F43];[.$I43];[.$L43];[.$O43];[.$R43];[.$U43];[.$X43];[.$AA43];[.$AD43];[.$AG43];[.$AJ43];[.$AM43];[.$AP43];[.$AS43])" office:value-type="float"/>
          <table:table-cell table:formula="of:=MEDIAN([.$D43];[.$G43];[.$J43];[.$M43];[.$P43];[.$S43];[.$V43];[.$Y43];[.$AB43];[.$AE43];[.$AH43];[.$AK43];[.$AN43];[.$AQ43];[.$AT43])" office:value-type="float"/>
          <table:table-cell table:formula="of:=MAX([.$B43];[.$E43];[.$H43];[.$K43];[.$N43];[.$Q43];[.$T43];[.$W43];[.$Z43];[.$AC43];[.$AF43];[.$AI43];[.$AL43];[.$AO43];[.$AR43])" office:value-type="float"/>
          <table:table-cell table:formula="of:=MAX([.$C43];[.$F43];[.$I43];[.$L43];[.$O43];[.$R43];[.$U43];[.$X43];[.$AA43];[.$AD43];[.$AG43];[.$AJ43];[.$AM43];[.$AP43];[.$AS43])" office:value-type="float"/>
          <table:table-cell table:formula="of:=MAX([.$D43];[.$G43];[.$J43];[.$M43];[.$P43];[.$S43];[.$V43];[.$Y43];[.$AB43];[.$AE43];[.$AH43];[.$AK43];[.$AN43];[.$AQ43];[.$AT43])" office:value-type="float"/>
        </table:table-row>
        <table:table-row table:style-name="ro1">
          <table:table-cell office:value-type="string">
            <text:p>maze/maze_s5_a2_h2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table:style-name="cellWorst" office:value-type="float" office:value="1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4];[.$E44];[.$H44];[.$K44];[.$N44];[.$Q44];[.$T44];[.$W44];[.$Z44];[.$AC44];[.$AF44];[.$AI44];[.$AL44];[.$AO44];[.$AR44])" office:value-type="float"/>
          <table:table-cell table:formula="of:=MIN([.$C44];[.$F44];[.$I44];[.$L44];[.$O44];[.$R44];[.$U44];[.$X44];[.$AA44];[.$AD44];[.$AG44];[.$AJ44];[.$AM44];[.$AP44];[.$AS44])" office:value-type="float"/>
          <table:table-cell table:formula="of:=MIN([.$D44];[.$G44];[.$J44];[.$M44];[.$P44];[.$S44];[.$V44];[.$Y44];[.$AB44];[.$AE44];[.$AH44];[.$AK44];[.$AN44];[.$AQ44];[.$AT44])" office:value-type="float"/>
          <table:table-cell table:formula="of:=MEDIAN([.$B44];[.$E44];[.$H44];[.$K44];[.$N44];[.$Q44];[.$T44];[.$W44];[.$Z44];[.$AC44];[.$AF44];[.$AI44];[.$AL44];[.$AO44];[.$AR44])" office:value-type="float"/>
          <table:table-cell table:formula="of:=MEDIAN([.$C44];[.$F44];[.$I44];[.$L44];[.$O44];[.$R44];[.$U44];[.$X44];[.$AA44];[.$AD44];[.$AG44];[.$AJ44];[.$AM44];[.$AP44];[.$AS44])" office:value-type="float"/>
          <table:table-cell table:formula="of:=MEDIAN([.$D44];[.$G44];[.$J44];[.$M44];[.$P44];[.$S44];[.$V44];[.$Y44];[.$AB44];[.$AE44];[.$AH44];[.$AK44];[.$AN44];[.$AQ44];[.$AT44])" office:value-type="float"/>
          <table:table-cell table:formula="of:=MAX([.$B44];[.$E44];[.$H44];[.$K44];[.$N44];[.$Q44];[.$T44];[.$W44];[.$Z44];[.$AC44];[.$AF44];[.$AI44];[.$AL44];[.$AO44];[.$AR44])" office:value-type="float"/>
          <table:table-cell table:formula="of:=MAX([.$C44];[.$F44];[.$I44];[.$L44];[.$O44];[.$R44];[.$U44];[.$X44];[.$AA44];[.$AD44];[.$AG44];[.$AJ44];[.$AM44];[.$AP44];[.$AS44])" office:value-type="float"/>
          <table:table-cell table:formula="of:=MAX([.$D44];[.$G44];[.$J44];[.$M44];[.$P44];[.$S44];[.$V44];[.$Y44];[.$AB44];[.$AE44];[.$AH44];[.$AK44];[.$AN44];[.$AQ44];[.$AT44])" office:value-type="float"/>
        </table:table-row>
        <table:table-row table:style-name="ro1">
          <table:table-cell office:value-type="string">
            <text:p>maze/maze_s5_a3_h19.lp</text:p>
          </table:table-cell>
          <table:table-cell office:value-type="float" office:value="0.0"/>
          <table:table-cell office:value-type="float" office:value="59.0"/>
          <table:table-cell office:value-type="float" office:value="13.0"/>
          <table:table-cell office:value-type="float" office:value="0.0"/>
          <table:table-cell table:style-name="cellBest" office:value-type="float" office:value="31.0"/>
          <table:table-cell table:style-name="cellBest" office:value-type="float" office:value="1.0"/>
          <table:table-cell office:value-type="float" office:value="0.0"/>
          <table:table-cell office:value-type="float" office:value="138.0"/>
          <table:table-cell office:value-type="float" office:value="32.0"/>
          <table:table-cell office:value-type="float" office:value="0.01"/>
          <table:table-cell office:value-type="float" office:value="140.0"/>
          <table:table-cell office:value-type="float" office:value="65.0"/>
          <table:table-cell office:value-type="float" office:value="0.01"/>
          <table:table-cell office:value-type="float" office:value="164.0"/>
          <table:table-cell office:value-type="float" office:value="57.0"/>
          <table:table-cell office:value-type="float" office:value="0.01"/>
          <table:table-cell office:value-type="float" office:value="214.0"/>
          <table:table-cell office:value-type="float" office:value="81.0"/>
          <table:table-cell office:value-type="float" office:value="0.01"/>
          <table:table-cell office:value-type="float" office:value="164.0"/>
          <table:table-cell office:value-type="float" office:value="100.0"/>
          <table:table-cell office:value-type="float" office:value="0.01"/>
          <table:table-cell office:value-type="float" office:value="163.0"/>
          <table:table-cell office:value-type="float" office:value="100.0"/>
          <table:table-cell office:value-type="float" office:value="0.01"/>
          <table:table-cell office:value-type="float" office:value="231.0"/>
          <table:table-cell office:value-type="float" office:value="88.0"/>
          <table:table-cell office:value-type="float" office:value="0.01"/>
          <table:table-cell office:value-type="float" office:value="140.0"/>
          <table:table-cell office:value-type="float" office:value="45.0"/>
          <table:table-cell office:value-type="float" office:value="0.01"/>
          <table:table-cell office:value-type="float" office:value="233.0"/>
          <table:table-cell office:value-type="float" office:value="79.0"/>
          <table:table-cell office:value-type="float" office:value="0.01"/>
          <table:table-cell office:value-type="float" office:value="188.0"/>
          <table:table-cell table:style-name="cellWorst" office:value-type="float" office:value="106.0"/>
          <table:table-cell office:value-type="float" office:value="0.01"/>
          <table:table-cell office:value-type="float" office:value="128.0"/>
          <table:table-cell office:value-type="float" office:value="26.0"/>
          <table:table-cell office:value-type="float" office:value="0.01"/>
          <table:table-cell table:style-name="cellWorst" office:value-type="float" office:value="412.0"/>
          <table:table-cell office:value-type="float" office:value="11.0"/>
          <table:table-cell office:value-type="float" office:value="0.01"/>
          <table:table-cell office:value-type="float" office:value="163.0"/>
          <table:table-cell office:value-type="float" office:value="59.0"/>
          <table:table-cell table:formula="of:=MIN([.$B45];[.$E45];[.$H45];[.$K45];[.$N45];[.$Q45];[.$T45];[.$W45];[.$Z45];[.$AC45];[.$AF45];[.$AI45];[.$AL45];[.$AO45];[.$AR45])" office:value-type="float"/>
          <table:table-cell table:formula="of:=MIN([.$C45];[.$F45];[.$I45];[.$L45];[.$O45];[.$R45];[.$U45];[.$X45];[.$AA45];[.$AD45];[.$AG45];[.$AJ45];[.$AM45];[.$AP45];[.$AS45])" office:value-type="float"/>
          <table:table-cell table:formula="of:=MIN([.$D45];[.$G45];[.$J45];[.$M45];[.$P45];[.$S45];[.$V45];[.$Y45];[.$AB45];[.$AE45];[.$AH45];[.$AK45];[.$AN45];[.$AQ45];[.$AT45])" office:value-type="float"/>
          <table:table-cell table:formula="of:=MEDIAN([.$B45];[.$E45];[.$H45];[.$K45];[.$N45];[.$Q45];[.$T45];[.$W45];[.$Z45];[.$AC45];[.$AF45];[.$AI45];[.$AL45];[.$AO45];[.$AR45])" office:value-type="float"/>
          <table:table-cell table:formula="of:=MEDIAN([.$C45];[.$F45];[.$I45];[.$L45];[.$O45];[.$R45];[.$U45];[.$X45];[.$AA45];[.$AD45];[.$AG45];[.$AJ45];[.$AM45];[.$AP45];[.$AS45])" office:value-type="float"/>
          <table:table-cell table:formula="of:=MEDIAN([.$D45];[.$G45];[.$J45];[.$M45];[.$P45];[.$S45];[.$V45];[.$Y45];[.$AB45];[.$AE45];[.$AH45];[.$AK45];[.$AN45];[.$AQ45];[.$AT45])" office:value-type="float"/>
          <table:table-cell table:formula="of:=MAX([.$B45];[.$E45];[.$H45];[.$K45];[.$N45];[.$Q45];[.$T45];[.$W45];[.$Z45];[.$AC45];[.$AF45];[.$AI45];[.$AL45];[.$AO45];[.$AR45])" office:value-type="float"/>
          <table:table-cell table:formula="of:=MAX([.$C45];[.$F45];[.$I45];[.$L45];[.$O45];[.$R45];[.$U45];[.$X45];[.$AA45];[.$AD45];[.$AG45];[.$AJ45];[.$AM45];[.$AP45];[.$AS45])" office:value-type="float"/>
          <table:table-cell table:formula="of:=MAX([.$D45];[.$G45];[.$J45];[.$M45];[.$P45];[.$S45];[.$V45];[.$Y45];[.$AB45];[.$AE45];[.$AH45];[.$AK45];[.$AN45];[.$AQ45];[.$AT45])" office:value-type="float"/>
        </table:table-row>
        <table:table-row table:style-name="ro1">
          <table:table-cell office:value-type="string">
            <text:p>maze/maze_s5_a4_h16.lp</text:p>
          </table:table-cell>
          <table:table-cell office:value-type="float" office:value="0.0"/>
          <table:table-cell office:value-type="float" office:value="32.0"/>
          <table:table-cell office:value-type="float" office:value="5.0"/>
          <table:table-cell office:value-type="float" office:value="0.0"/>
          <table:table-cell office:value-type="float" office:value="54.0"/>
          <table:table-cell office:value-type="float" office:value="3.0"/>
          <table:table-cell office:value-type="float" office:value="0.0"/>
          <table:table-cell office:value-type="float" office:value="84.0"/>
          <table:table-cell office:value-type="float" office:value="2.0"/>
          <table:table-cell office:value-type="float" office:value="0.0"/>
          <table:table-cell office:value-type="float" office:value="55.0"/>
          <table:table-cell office:value-type="float" office:value="1.0"/>
          <table:table-cell office:value-type="float" office:value="0.0"/>
          <table:table-cell table:style-name="cellBest" office:value-type="float" office:value="27.0"/>
          <table:table-cell table:style-name="cellBest" office:value-type="float" office:value="0.0"/>
          <table:table-cell office:value-type="float" office:value="0.0"/>
          <table:table-cell office:value-type="float" office:value="113.0"/>
          <table:table-cell office:value-type="float" office:value="6.0"/>
          <table:table-cell office:value-type="float" office:value="0.0"/>
          <table:table-cell office:value-type="float" office:value="50.0"/>
          <table:table-cell table:style-name="cellWorst" office:value-type="float" office:value="7.0"/>
          <table:table-cell office:value-type="float" office:value="0.0"/>
          <table:table-cell office:value-type="float" office:value="47.0"/>
          <table:table-cell table:style-name="cellWorst" office:value-type="float" office:value="7.0"/>
          <table:table-cell office:value-type="float" office:value="0.0"/>
          <table:table-cell office:value-type="float" office:value="3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27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27.0"/>
          <table:table-cell table:style-name="cellBest" office:value-type="float" office:value="0.0"/>
          <table:table-cell office:value-type="float" office:value="0.0"/>
          <table:table-cell office:value-type="float" office:value="30.0"/>
          <table:table-cell office:value-type="float" office:value="2.0"/>
          <table:table-cell office:value-type="float" office:value="0.0"/>
          <table:table-cell office:value-type="float" office:value="95.0"/>
          <table:table-cell table:style-name="cellBest" office:value-type="float" office:value="0.0"/>
          <table:table-cell office:value-type="float" office:value="0.01"/>
          <table:table-cell table:style-name="cellWorst" office:value-type="float" office:value="264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27.0"/>
          <table:table-cell table:style-name="cellBest" office:value-type="float" office:value="0.0"/>
          <table:table-cell table:formula="of:=MIN([.$B46];[.$E46];[.$H46];[.$K46];[.$N46];[.$Q46];[.$T46];[.$W46];[.$Z46];[.$AC46];[.$AF46];[.$AI46];[.$AL46];[.$AO46];[.$AR46])" office:value-type="float"/>
          <table:table-cell table:formula="of:=MIN([.$C46];[.$F46];[.$I46];[.$L46];[.$O46];[.$R46];[.$U46];[.$X46];[.$AA46];[.$AD46];[.$AG46];[.$AJ46];[.$AM46];[.$AP46];[.$AS46])" office:value-type="float"/>
          <table:table-cell table:formula="of:=MIN([.$D46];[.$G46];[.$J46];[.$M46];[.$P46];[.$S46];[.$V46];[.$Y46];[.$AB46];[.$AE46];[.$AH46];[.$AK46];[.$AN46];[.$AQ46];[.$AT46])" office:value-type="float"/>
          <table:table-cell table:formula="of:=MEDIAN([.$B46];[.$E46];[.$H46];[.$K46];[.$N46];[.$Q46];[.$T46];[.$W46];[.$Z46];[.$AC46];[.$AF46];[.$AI46];[.$AL46];[.$AO46];[.$AR46])" office:value-type="float"/>
          <table:table-cell table:formula="of:=MEDIAN([.$C46];[.$F46];[.$I46];[.$L46];[.$O46];[.$R46];[.$U46];[.$X46];[.$AA46];[.$AD46];[.$AG46];[.$AJ46];[.$AM46];[.$AP46];[.$AS46])" office:value-type="float"/>
          <table:table-cell table:formula="of:=MEDIAN([.$D46];[.$G46];[.$J46];[.$M46];[.$P46];[.$S46];[.$V46];[.$Y46];[.$AB46];[.$AE46];[.$AH46];[.$AK46];[.$AN46];[.$AQ46];[.$AT46])" office:value-type="float"/>
          <table:table-cell table:formula="of:=MAX([.$B46];[.$E46];[.$H46];[.$K46];[.$N46];[.$Q46];[.$T46];[.$W46];[.$Z46];[.$AC46];[.$AF46];[.$AI46];[.$AL46];[.$AO46];[.$AR46])" office:value-type="float"/>
          <table:table-cell table:formula="of:=MAX([.$C46];[.$F46];[.$I46];[.$L46];[.$O46];[.$R46];[.$U46];[.$X46];[.$AA46];[.$AD46];[.$AG46];[.$AJ46];[.$AM46];[.$AP46];[.$AS46])" office:value-type="float"/>
          <table:table-cell table:formula="of:=MAX([.$D46];[.$G46];[.$J46];[.$M46];[.$P46];[.$S46];[.$V46];[.$Y46];[.$AB46];[.$AE46];[.$AH46];[.$AK46];[.$AN46];[.$AQ46];[.$AT46])" office:value-type="float"/>
        </table:table-row>
        <table:table-row table:style-name="ro1">
          <table:table-cell office:value-type="string">
            <text:p>maze/maze_s5_a5_h15.lp</text:p>
          </table:table-cell>
          <table:table-cell office:value-type="float" office:value="0.0"/>
          <table:table-cell office:value-type="float" office:value="303.0"/>
          <table:table-cell table:style-name="cellWorst" office:value-type="float" office:value="46.0"/>
          <table:table-cell office:value-type="float" office:value="0.0"/>
          <table:table-cell office:value-type="float" office:value="105.0"/>
          <table:table-cell office:value-type="float" office:value="25.0"/>
          <table:table-cell office:value-type="float" office:value="0.0"/>
          <table:table-cell office:value-type="float" office:value="127.0"/>
          <table:table-cell table:style-name="cellBest" office:value-type="float" office:value="0.0"/>
          <table:table-cell office:value-type="float" office:value="0.0"/>
          <table:table-cell office:value-type="float" office:value="73.0"/>
          <table:table-cell office:value-type="float" office:value="15.0"/>
          <table:table-cell office:value-type="float" office:value="0.0"/>
          <table:table-cell office:value-type="float" office:value="64.0"/>
          <table:table-cell office:value-type="float" office:value="8.0"/>
          <table:table-cell office:value-type="float" office:value="0.0"/>
          <table:table-cell office:value-type="float" office:value="210.0"/>
          <table:table-cell office:value-type="float" office:value="22.0"/>
          <table:table-cell office:value-type="float" office:value="0.0"/>
          <table:table-cell office:value-type="float" office:value="124.0"/>
          <table:table-cell office:value-type="float" office:value="20.0"/>
          <table:table-cell office:value-type="float" office:value="0.0"/>
          <table:table-cell office:value-type="float" office:value="114.0"/>
          <table:table-cell office:value-type="float" office:value="18.0"/>
          <table:table-cell office:value-type="float" office:value="0.0"/>
          <table:table-cell office:value-type="float" office:value="66.0"/>
          <table:table-cell office:value-type="float" office:value="8.0"/>
          <table:table-cell office:value-type="float" office:value="0.0"/>
          <table:table-cell office:value-type="float" office:value="66.0"/>
          <table:table-cell office:value-type="float" office:value="11.0"/>
          <table:table-cell office:value-type="float" office:value="0.0"/>
          <table:table-cell table:style-name="cellBest" office:value-type="float" office:value="60.0"/>
          <table:table-cell office:value-type="float" office:value="9.0"/>
          <table:table-cell office:value-type="float" office:value="0.0"/>
          <table:table-cell office:value-type="float" office:value="113.0"/>
          <table:table-cell office:value-type="float" office:value="42.0"/>
          <table:table-cell office:value-type="float" office:value="0.01"/>
          <table:table-cell office:value-type="float" office:value="148.0"/>
          <table:table-cell office:value-type="float" office:value="8.0"/>
          <table:table-cell office:value-type="float" office:value="0.02"/>
          <table:table-cell table:style-name="cellWorst" office:value-type="float" office:value="466.0"/>
          <table:table-cell office:value-type="float" office:value="16.0"/>
          <table:table-cell office:value-type="float" office:value="0.0"/>
          <table:table-cell office:value-type="float" office:value="64.0"/>
          <table:table-cell office:value-type="float" office:value="8.0"/>
          <table:table-cell table:formula="of:=MIN([.$B47];[.$E47];[.$H47];[.$K47];[.$N47];[.$Q47];[.$T47];[.$W47];[.$Z47];[.$AC47];[.$AF47];[.$AI47];[.$AL47];[.$AO47];[.$AR47])" office:value-type="float"/>
          <table:table-cell table:formula="of:=MIN([.$C47];[.$F47];[.$I47];[.$L47];[.$O47];[.$R47];[.$U47];[.$X47];[.$AA47];[.$AD47];[.$AG47];[.$AJ47];[.$AM47];[.$AP47];[.$AS47])" office:value-type="float"/>
          <table:table-cell table:formula="of:=MIN([.$D47];[.$G47];[.$J47];[.$M47];[.$P47];[.$S47];[.$V47];[.$Y47];[.$AB47];[.$AE47];[.$AH47];[.$AK47];[.$AN47];[.$AQ47];[.$AT47])" office:value-type="float"/>
          <table:table-cell table:formula="of:=MEDIAN([.$B47];[.$E47];[.$H47];[.$K47];[.$N47];[.$Q47];[.$T47];[.$W47];[.$Z47];[.$AC47];[.$AF47];[.$AI47];[.$AL47];[.$AO47];[.$AR47])" office:value-type="float"/>
          <table:table-cell table:formula="of:=MEDIAN([.$C47];[.$F47];[.$I47];[.$L47];[.$O47];[.$R47];[.$U47];[.$X47];[.$AA47];[.$AD47];[.$AG47];[.$AJ47];[.$AM47];[.$AP47];[.$AS47])" office:value-type="float"/>
          <table:table-cell table:formula="of:=MEDIAN([.$D47];[.$G47];[.$J47];[.$M47];[.$P47];[.$S47];[.$V47];[.$Y47];[.$AB47];[.$AE47];[.$AH47];[.$AK47];[.$AN47];[.$AQ47];[.$AT47])" office:value-type="float"/>
          <table:table-cell table:formula="of:=MAX([.$B47];[.$E47];[.$H47];[.$K47];[.$N47];[.$Q47];[.$T47];[.$W47];[.$Z47];[.$AC47];[.$AF47];[.$AI47];[.$AL47];[.$AO47];[.$AR47])" office:value-type="float"/>
          <table:table-cell table:formula="of:=MAX([.$C47];[.$F47];[.$I47];[.$L47];[.$O47];[.$R47];[.$U47];[.$X47];[.$AA47];[.$AD47];[.$AG47];[.$AJ47];[.$AM47];[.$AP47];[.$AS47])" office:value-type="float"/>
          <table:table-cell table:formula="of:=MAX([.$D47];[.$G47];[.$J47];[.$M47];[.$P47];[.$S47];[.$V47];[.$Y47];[.$AB47];[.$AE47];[.$AH47];[.$AK47];[.$AN47];[.$AQ47];[.$AT47])" office:value-type="float"/>
        </table:table-row>
        <table:table-row table:style-name="ro1">
          <table:table-cell office:value-type="string">
            <text:p>maze/maze_s5_a6_h16.lp</text:p>
          </table:table-cell>
          <table:table-cell office:value-type="float" office:value="0.01"/>
          <table:table-cell office:value-type="float" office:value="430.0"/>
          <table:table-cell office:value-type="float" office:value="81.0"/>
          <table:table-cell office:value-type="float" office:value="0.01"/>
          <table:table-cell office:value-type="float" office:value="371.0"/>
          <table:table-cell office:value-type="float" office:value="83.0"/>
          <table:table-cell office:value-type="float" office:value="0.0"/>
          <table:table-cell office:value-type="float" office:value="245.0"/>
          <table:table-cell office:value-type="float" office:value="5.0"/>
          <table:table-cell office:value-type="float" office:value="0.01"/>
          <table:table-cell office:value-type="float" office:value="214.0"/>
          <table:table-cell office:value-type="float" office:value="54.0"/>
          <table:table-cell office:value-type="float" office:value="0.0"/>
          <table:table-cell table:style-name="cellBest" office:value-type="float" office:value="87.0"/>
          <table:table-cell table:style-name="cellBest" office:value-type="float" office:value="1.0"/>
          <table:table-cell office:value-type="float" office:value="0.01"/>
          <table:table-cell table:style-name="cellWorst" office:value-type="float" office:value="742.0"/>
          <table:table-cell office:value-type="float" office:value="90.0"/>
          <table:table-cell office:value-type="float" office:value="0.0"/>
          <table:table-cell office:value-type="float" office:value="131.0"/>
          <table:table-cell office:value-type="float" office:value="12.0"/>
          <table:table-cell office:value-type="float" office:value="0.01"/>
          <table:table-cell office:value-type="float" office:value="347.0"/>
          <table:table-cell table:style-name="cellWorst" office:value-type="float" office:value="158.0"/>
          <table:table-cell office:value-type="float" office:value="0.0"/>
          <table:table-cell office:value-type="float" office:value="88.0"/>
          <table:table-cell table:style-name="cellBest" office:value-type="float" office:value="1.0"/>
          <table:table-cell office:value-type="float" office:value="0.0"/>
          <table:table-cell office:value-type="float" office:value="88.0"/>
          <table:table-cell office:value-type="float" office:value="2.0"/>
          <table:table-cell office:value-type="float" office:value="0.0"/>
          <table:table-cell office:value-type="float" office:value="88.0"/>
          <table:table-cell office:value-type="float" office:value="2.0"/>
          <table:table-cell office:value-type="float" office:value="0.0"/>
          <table:table-cell office:value-type="float" office:value="135.0"/>
          <table:table-cell office:value-type="float" office:value="22.0"/>
          <table:table-cell office:value-type="float" office:value="0.01"/>
          <table:table-cell office:value-type="float" office:value="234.0"/>
          <table:table-cell office:value-type="float" office:value="2.0"/>
          <table:table-cell office:value-type="float" office:value="0.02"/>
          <table:table-cell office:value-type="float" office:value="574.0"/>
          <table:table-cell table:style-name="cellBest" office:value-type="float" office:value="1.0"/>
          <table:table-cell office:value-type="float" office:value="0.0"/>
          <table:table-cell table:style-name="cellBest" office:value-type="float" office:value="87.0"/>
          <table:table-cell table:style-name="cellBest" office:value-type="float" office:value="1.0"/>
          <table:table-cell table:formula="of:=MIN([.$B48];[.$E48];[.$H48];[.$K48];[.$N48];[.$Q48];[.$T48];[.$W48];[.$Z48];[.$AC48];[.$AF48];[.$AI48];[.$AL48];[.$AO48];[.$AR48])" office:value-type="float"/>
          <table:table-cell table:formula="of:=MIN([.$C48];[.$F48];[.$I48];[.$L48];[.$O48];[.$R48];[.$U48];[.$X48];[.$AA48];[.$AD48];[.$AG48];[.$AJ48];[.$AM48];[.$AP48];[.$AS48])" office:value-type="float"/>
          <table:table-cell table:formula="of:=MIN([.$D48];[.$G48];[.$J48];[.$M48];[.$P48];[.$S48];[.$V48];[.$Y48];[.$AB48];[.$AE48];[.$AH48];[.$AK48];[.$AN48];[.$AQ48];[.$AT48])" office:value-type="float"/>
          <table:table-cell table:formula="of:=MEDIAN([.$B48];[.$E48];[.$H48];[.$K48];[.$N48];[.$Q48];[.$T48];[.$W48];[.$Z48];[.$AC48];[.$AF48];[.$AI48];[.$AL48];[.$AO48];[.$AR48])" office:value-type="float"/>
          <table:table-cell table:formula="of:=MEDIAN([.$C48];[.$F48];[.$I48];[.$L48];[.$O48];[.$R48];[.$U48];[.$X48];[.$AA48];[.$AD48];[.$AG48];[.$AJ48];[.$AM48];[.$AP48];[.$AS48])" office:value-type="float"/>
          <table:table-cell table:formula="of:=MEDIAN([.$D48];[.$G48];[.$J48];[.$M48];[.$P48];[.$S48];[.$V48];[.$Y48];[.$AB48];[.$AE48];[.$AH48];[.$AK48];[.$AN48];[.$AQ48];[.$AT48])" office:value-type="float"/>
          <table:table-cell table:formula="of:=MAX([.$B48];[.$E48];[.$H48];[.$K48];[.$N48];[.$Q48];[.$T48];[.$W48];[.$Z48];[.$AC48];[.$AF48];[.$AI48];[.$AL48];[.$AO48];[.$AR48])" office:value-type="float"/>
          <table:table-cell table:formula="of:=MAX([.$C48];[.$F48];[.$I48];[.$L48];[.$O48];[.$R48];[.$U48];[.$X48];[.$AA48];[.$AD48];[.$AG48];[.$AJ48];[.$AM48];[.$AP48];[.$AS48])" office:value-type="float"/>
          <table:table-cell table:formula="of:=MAX([.$D48];[.$G48];[.$J48];[.$M48];[.$P48];[.$S48];[.$V48];[.$Y48];[.$AB48];[.$AE48];[.$AH48];[.$AK48];[.$AN48];[.$AQ48];[.$AT48])" office:value-type="float"/>
        </table:table-row>
        <table:table-row table:style-name="ro1">
          <table:table-cell office:value-type="string">
            <text:p>maze/maze_s5_a7_h15.lp</text:p>
          </table:table-cell>
          <table:table-cell office:value-type="float" office:value="0.01"/>
          <table:table-cell office:value-type="float" office:value="561.0"/>
          <table:table-cell office:value-type="float" office:value="54.0"/>
          <table:table-cell office:value-type="float" office:value="0.01"/>
          <table:table-cell office:value-type="float" office:value="404.0"/>
          <table:table-cell office:value-type="float" office:value="42.0"/>
          <table:table-cell office:value-type="float" office:value="0.01"/>
          <table:table-cell office:value-type="float" office:value="490.0"/>
          <table:table-cell office:value-type="float" office:value="79.0"/>
          <table:table-cell office:value-type="float" office:value="0.01"/>
          <table:table-cell office:value-type="float" office:value="483.0"/>
          <table:table-cell office:value-type="float" office:value="159.0"/>
          <table:table-cell office:value-type="float" office:value="0.01"/>
          <table:table-cell office:value-type="float" office:value="682.0"/>
          <table:table-cell office:value-type="float" office:value="105.0"/>
          <table:table-cell office:value-type="float" office:value="0.01"/>
          <table:table-cell office:value-type="float" office:value="325.0"/>
          <table:table-cell office:value-type="float" office:value="94.0"/>
          <table:table-cell table:style-name="cellBest" office:value-type="float" office:value="0.0"/>
          <table:table-cell table:style-name="cellBest" office:value-type="float" office:value="91.0"/>
          <table:table-cell table:style-name="cellBest" office:value-type="float" office:value="10.0"/>
          <table:table-cell table:style-name="cellBest" office:value-type="float" office:value="0.0"/>
          <table:table-cell office:value-type="float" office:value="97.0"/>
          <table:table-cell table:style-name="cellBest" office:value-type="float" office:value="10.0"/>
          <table:table-cell office:value-type="float" office:value="0.01"/>
          <table:table-cell office:value-type="float" office:value="450.0"/>
          <table:table-cell office:value-type="float" office:value="92.0"/>
          <table:table-cell table:style-name="cellBest" office:value-type="float" office:value="0.0"/>
          <table:table-cell office:value-type="float" office:value="323.0"/>
          <table:table-cell office:value-type="float" office:value="21.0"/>
          <table:table-cell office:value-type="float" office:value="0.01"/>
          <table:table-cell office:value-type="float" office:value="245.0"/>
          <table:table-cell office:value-type="float" office:value="45.0"/>
          <table:table-cell office:value-type="float" office:value="0.01"/>
          <table:table-cell office:value-type="float" office:value="652.0"/>
          <table:table-cell office:value-type="float" office:value="183.0"/>
          <table:table-cell office:value-type="float" office:value="0.03"/>
          <table:table-cell office:value-type="float" office:value="717.0"/>
          <table:table-cell office:value-type="float" office:value="78.0"/>
          <table:table-cell table:style-name="cellWorst" office:value-type="float" office:value="3.9"/>
          <table:table-cell table:style-name="cellWorst" office:value-type="float" office:value="127510.0"/>
          <table:table-cell table:style-name="cellWorst" office:value-type="float" office:value="62621.0"/>
          <table:table-cell office:value-type="float" office:value="0.01"/>
          <table:table-cell office:value-type="float" office:value="376.0"/>
          <table:table-cell office:value-type="float" office:value="96.0"/>
          <table:table-cell table:formula="of:=MIN([.$B49];[.$E49];[.$H49];[.$K49];[.$N49];[.$Q49];[.$T49];[.$W49];[.$Z49];[.$AC49];[.$AF49];[.$AI49];[.$AL49];[.$AO49];[.$AR49])" office:value-type="float"/>
          <table:table-cell table:formula="of:=MIN([.$C49];[.$F49];[.$I49];[.$L49];[.$O49];[.$R49];[.$U49];[.$X49];[.$AA49];[.$AD49];[.$AG49];[.$AJ49];[.$AM49];[.$AP49];[.$AS49])" office:value-type="float"/>
          <table:table-cell table:formula="of:=MIN([.$D49];[.$G49];[.$J49];[.$M49];[.$P49];[.$S49];[.$V49];[.$Y49];[.$AB49];[.$AE49];[.$AH49];[.$AK49];[.$AN49];[.$AQ49];[.$AT49])" office:value-type="float"/>
          <table:table-cell table:formula="of:=MEDIAN([.$B49];[.$E49];[.$H49];[.$K49];[.$N49];[.$Q49];[.$T49];[.$W49];[.$Z49];[.$AC49];[.$AF49];[.$AI49];[.$AL49];[.$AO49];[.$AR49])" office:value-type="float"/>
          <table:table-cell table:formula="of:=MEDIAN([.$C49];[.$F49];[.$I49];[.$L49];[.$O49];[.$R49];[.$U49];[.$X49];[.$AA49];[.$AD49];[.$AG49];[.$AJ49];[.$AM49];[.$AP49];[.$AS49])" office:value-type="float"/>
          <table:table-cell table:formula="of:=MEDIAN([.$D49];[.$G49];[.$J49];[.$M49];[.$P49];[.$S49];[.$V49];[.$Y49];[.$AB49];[.$AE49];[.$AH49];[.$AK49];[.$AN49];[.$AQ49];[.$AT49])" office:value-type="float"/>
          <table:table-cell table:formula="of:=MAX([.$B49];[.$E49];[.$H49];[.$K49];[.$N49];[.$Q49];[.$T49];[.$W49];[.$Z49];[.$AC49];[.$AF49];[.$AI49];[.$AL49];[.$AO49];[.$AR49])" office:value-type="float"/>
          <table:table-cell table:formula="of:=MAX([.$C49];[.$F49];[.$I49];[.$L49];[.$O49];[.$R49];[.$U49];[.$X49];[.$AA49];[.$AD49];[.$AG49];[.$AJ49];[.$AM49];[.$AP49];[.$AS49])" office:value-type="float"/>
          <table:table-cell table:formula="of:=MAX([.$D49];[.$G49];[.$J49];[.$M49];[.$P49];[.$S49];[.$V49];[.$Y49];[.$AB49];[.$AE49];[.$AH49];[.$AK49];[.$AN49];[.$AQ49];[.$AT49])" office:value-type="float"/>
        </table:table-row>
        <table:table-row table:style-name="ro1">
          <table:table-cell office:value-type="string">
            <text:p>maze/maze_s5_a8_h25.lp</text:p>
          </table:table-cell>
          <table:table-cell office:value-type="float" office:value="0.03"/>
          <table:table-cell office:value-type="float" office:value="2175.0"/>
          <table:table-cell office:value-type="float" office:value="194.0"/>
          <table:table-cell office:value-type="float" office:value="0.03"/>
          <table:table-cell office:value-type="float" office:value="1226.0"/>
          <table:table-cell office:value-type="float" office:value="245.0"/>
          <table:table-cell office:value-type="float" office:value="0.03"/>
          <table:table-cell office:value-type="float" office:value="2317.0"/>
          <table:table-cell office:value-type="float" office:value="228.0"/>
          <table:table-cell office:value-type="float" office:value="0.02"/>
          <table:table-cell office:value-type="float" office:value="909.0"/>
          <table:table-cell office:value-type="float" office:value="147.0"/>
          <table:table-cell office:value-type="float" office:value="0.03"/>
          <table:table-cell office:value-type="float" office:value="601.0"/>
          <table:table-cell office:value-type="float" office:value="153.0"/>
          <table:table-cell office:value-type="float" office:value="0.01"/>
          <table:table-cell office:value-type="float" office:value="1255.0"/>
          <table:table-cell office:value-type="float" office:value="118.0"/>
          <table:table-cell office:value-type="float" office:value="0.03"/>
          <table:table-cell office:value-type="float" office:value="618.0"/>
          <table:table-cell office:value-type="float" office:value="131.0"/>
          <table:table-cell office:value-type="float" office:value="0.02"/>
          <table:table-cell office:value-type="float" office:value="615.0"/>
          <table:table-cell office:value-type="float" office:value="185.0"/>
          <table:table-cell office:value-type="float" office:value="0.02"/>
          <table:table-cell table:style-name="cellBest" office:value-type="float" office:value="361.0"/>
          <table:table-cell table:style-name="cellBest" office:value-type="float" office:value="78.0"/>
          <table:table-cell office:value-type="float" office:value="0.02"/>
          <table:table-cell office:value-type="float" office:value="527.0"/>
          <table:table-cell office:value-type="float" office:value="118.0"/>
          <table:table-cell office:value-type="float" office:value="0.02"/>
          <table:table-cell office:value-type="float" office:value="499.0"/>
          <table:table-cell office:value-type="float" office:value="111.0"/>
          <table:table-cell office:value-type="float" office:value="0.07"/>
          <table:table-cell table:style-name="cellWorst" office:value-type="float" office:value="3771.0"/>
          <table:table-cell table:style-name="cellWorst" office:value-type="float" office:value="663.0"/>
          <table:table-cell office:value-type="float" office:value="0.04"/>
          <table:table-cell office:value-type="float" office:value="868.0"/>
          <table:table-cell office:value-type="float" office:value="145.0"/>
          <table:table-cell office:value-type="float" office:value="0.07"/>
          <table:table-cell office:value-type="float" office:value="2818.0"/>
          <table:table-cell office:value-type="float" office:value="157.0"/>
          <table:table-cell office:value-type="float" office:value="0.03"/>
          <table:table-cell office:value-type="float" office:value="651.0"/>
          <table:table-cell office:value-type="float" office:value="167.0"/>
          <table:table-cell table:formula="of:=MIN([.$B50];[.$E50];[.$H50];[.$K50];[.$N50];[.$Q50];[.$T50];[.$W50];[.$Z50];[.$AC50];[.$AF50];[.$AI50];[.$AL50];[.$AO50];[.$AR50])" office:value-type="float"/>
          <table:table-cell table:formula="of:=MIN([.$C50];[.$F50];[.$I50];[.$L50];[.$O50];[.$R50];[.$U50];[.$X50];[.$AA50];[.$AD50];[.$AG50];[.$AJ50];[.$AM50];[.$AP50];[.$AS50])" office:value-type="float"/>
          <table:table-cell table:formula="of:=MIN([.$D50];[.$G50];[.$J50];[.$M50];[.$P50];[.$S50];[.$V50];[.$Y50];[.$AB50];[.$AE50];[.$AH50];[.$AK50];[.$AN50];[.$AQ50];[.$AT50])" office:value-type="float"/>
          <table:table-cell table:formula="of:=MEDIAN([.$B50];[.$E50];[.$H50];[.$K50];[.$N50];[.$Q50];[.$T50];[.$W50];[.$Z50];[.$AC50];[.$AF50];[.$AI50];[.$AL50];[.$AO50];[.$AR50])" office:value-type="float"/>
          <table:table-cell table:formula="of:=MEDIAN([.$C50];[.$F50];[.$I50];[.$L50];[.$O50];[.$R50];[.$U50];[.$X50];[.$AA50];[.$AD50];[.$AG50];[.$AJ50];[.$AM50];[.$AP50];[.$AS50])" office:value-type="float"/>
          <table:table-cell table:formula="of:=MEDIAN([.$D50];[.$G50];[.$J50];[.$M50];[.$P50];[.$S50];[.$V50];[.$Y50];[.$AB50];[.$AE50];[.$AH50];[.$AK50];[.$AN50];[.$AQ50];[.$AT50])" office:value-type="float"/>
          <table:table-cell table:formula="of:=MAX([.$B50];[.$E50];[.$H50];[.$K50];[.$N50];[.$Q50];[.$T50];[.$W50];[.$Z50];[.$AC50];[.$AF50];[.$AI50];[.$AL50];[.$AO50];[.$AR50])" office:value-type="float"/>
          <table:table-cell table:formula="of:=MAX([.$C50];[.$F50];[.$I50];[.$L50];[.$O50];[.$R50];[.$U50];[.$X50];[.$AA50];[.$AD50];[.$AG50];[.$AJ50];[.$AM50];[.$AP50];[.$AS50])" office:value-type="float"/>
          <table:table-cell table:formula="of:=MAX([.$D50];[.$G50];[.$J50];[.$M50];[.$P50];[.$S50];[.$V50];[.$Y50];[.$AB50];[.$AE50];[.$AH50];[.$AK50];[.$AN50];[.$AQ50];[.$AT50])" office:value-type="float"/>
        </table:table-row>
        <table:table-row table:style-name="ro1">
          <table:table-cell office:value-type="string">
            <text:p>maze/maze_s5_a9_h18.lp</text:p>
          </table:table-cell>
          <table:table-cell office:value-type="float" office:value="0.02"/>
          <table:table-cell office:value-type="float" office:value="1353.0"/>
          <table:table-cell office:value-type="float" office:value="225.0"/>
          <table:table-cell office:value-type="float" office:value="0.01"/>
          <table:table-cell office:value-type="float" office:value="179.0"/>
          <table:table-cell office:value-type="float" office:value="33.0"/>
          <table:table-cell office:value-type="float" office:value="0.01"/>
          <table:table-cell office:value-type="float" office:value="734.0"/>
          <table:table-cell office:value-type="float" office:value="91.0"/>
          <table:table-cell office:value-type="float" office:value="0.01"/>
          <table:table-cell office:value-type="float" office:value="207.0"/>
          <table:table-cell office:value-type="float" office:value="44.0"/>
          <table:table-cell office:value-type="float" office:value="0.01"/>
          <table:table-cell office:value-type="float" office:value="697.0"/>
          <table:table-cell office:value-type="float" office:value="140.0"/>
          <table:table-cell office:value-type="float" office:value="0.01"/>
          <table:table-cell office:value-type="float" office:value="365.0"/>
          <table:table-cell office:value-type="float" office:value="66.0"/>
          <table:table-cell office:value-type="float" office:value="0.0"/>
          <table:table-cell table:style-name="cellBest" office:value-type="float" office:value="84.0"/>
          <table:table-cell table:style-name="cellBest" office:value-type="float" office:value="15.0"/>
          <table:table-cell office:value-type="float" office:value="0.0"/>
          <table:table-cell table:style-name="cellBest" office:value-type="float" office:value="84.0"/>
          <table:table-cell table:style-name="cellBest" office:value-type="float" office:value="15.0"/>
          <table:table-cell office:value-type="float" office:value="0.02"/>
          <table:table-cell office:value-type="float" office:value="1236.0"/>
          <table:table-cell office:value-type="float" office:value="324.0"/>
          <table:table-cell office:value-type="float" office:value="0.01"/>
          <table:table-cell office:value-type="float" office:value="689.0"/>
          <table:table-cell office:value-type="float" office:value="121.0"/>
          <table:table-cell office:value-type="float" office:value="0.01"/>
          <table:table-cell office:value-type="float" office:value="619.0"/>
          <table:table-cell office:value-type="float" office:value="136.0"/>
          <table:table-cell office:value-type="float" office:value="0.03"/>
          <table:table-cell office:value-type="float" office:value="1361.0"/>
          <table:table-cell table:style-name="cellWorst" office:value-type="float" office:value="574.0"/>
          <table:table-cell office:value-type="float" office:value="0.04"/>
          <table:table-cell table:style-name="cellWorst" office:value-type="float" office:value="2783.0"/>
          <table:table-cell office:value-type="float" office:value="330.0"/>
          <table:table-cell office:value-type="float" office:value="0.04"/>
          <table:table-cell office:value-type="float" office:value="1479.0"/>
          <table:table-cell office:value-type="float" office:value="139.0"/>
          <table:table-cell office:value-type="float" office:value="0.01"/>
          <table:table-cell office:value-type="float" office:value="813.0"/>
          <table:table-cell office:value-type="float" office:value="176.0"/>
          <table:table-cell table:formula="of:=MIN([.$B51];[.$E51];[.$H51];[.$K51];[.$N51];[.$Q51];[.$T51];[.$W51];[.$Z51];[.$AC51];[.$AF51];[.$AI51];[.$AL51];[.$AO51];[.$AR51])" office:value-type="float"/>
          <table:table-cell table:formula="of:=MIN([.$C51];[.$F51];[.$I51];[.$L51];[.$O51];[.$R51];[.$U51];[.$X51];[.$AA51];[.$AD51];[.$AG51];[.$AJ51];[.$AM51];[.$AP51];[.$AS51])" office:value-type="float"/>
          <table:table-cell table:formula="of:=MIN([.$D51];[.$G51];[.$J51];[.$M51];[.$P51];[.$S51];[.$V51];[.$Y51];[.$AB51];[.$AE51];[.$AH51];[.$AK51];[.$AN51];[.$AQ51];[.$AT51])" office:value-type="float"/>
          <table:table-cell table:formula="of:=MEDIAN([.$B51];[.$E51];[.$H51];[.$K51];[.$N51];[.$Q51];[.$T51];[.$W51];[.$Z51];[.$AC51];[.$AF51];[.$AI51];[.$AL51];[.$AO51];[.$AR51])" office:value-type="float"/>
          <table:table-cell table:formula="of:=MEDIAN([.$C51];[.$F51];[.$I51];[.$L51];[.$O51];[.$R51];[.$U51];[.$X51];[.$AA51];[.$AD51];[.$AG51];[.$AJ51];[.$AM51];[.$AP51];[.$AS51])" office:value-type="float"/>
          <table:table-cell table:formula="of:=MEDIAN([.$D51];[.$G51];[.$J51];[.$M51];[.$P51];[.$S51];[.$V51];[.$Y51];[.$AB51];[.$AE51];[.$AH51];[.$AK51];[.$AN51];[.$AQ51];[.$AT51])" office:value-type="float"/>
          <table:table-cell table:formula="of:=MAX([.$B51];[.$E51];[.$H51];[.$K51];[.$N51];[.$Q51];[.$T51];[.$W51];[.$Z51];[.$AC51];[.$AF51];[.$AI51];[.$AL51];[.$AO51];[.$AR51])" office:value-type="float"/>
          <table:table-cell table:formula="of:=MAX([.$C51];[.$F51];[.$I51];[.$L51];[.$O51];[.$R51];[.$U51];[.$X51];[.$AA51];[.$AD51];[.$AG51];[.$AJ51];[.$AM51];[.$AP51];[.$AS51])" office:value-type="float"/>
          <table:table-cell table:formula="of:=MAX([.$D51];[.$G51];[.$J51];[.$M51];[.$P51];[.$S51];[.$V51];[.$Y51];[.$AB51];[.$AE51];[.$AH51];[.$AK51];[.$AN51];[.$AQ51];[.$AT51])" office:value-type="float"/>
        </table:table-row>
        <table:table-row table:style-name="ro1">
          <table:table-cell office:value-type="string">
            <text:p>maze/maze_s6_a10_h22.lp</text:p>
          </table:table-cell>
          <table:table-cell office:value-type="float" office:value="0.04"/>
          <table:table-cell office:value-type="float" office:value="2651.0"/>
          <table:table-cell office:value-type="float" office:value="154.0"/>
          <table:table-cell office:value-type="float" office:value="0.04"/>
          <table:table-cell office:value-type="float" office:value="1460.0"/>
          <table:table-cell office:value-type="float" office:value="145.0"/>
          <table:table-cell office:value-type="float" office:value="0.03"/>
          <table:table-cell office:value-type="float" office:value="1709.0"/>
          <table:table-cell office:value-type="float" office:value="252.0"/>
          <table:table-cell office:value-type="float" office:value="0.01"/>
          <table:table-cell office:value-type="float" office:value="361.0"/>
          <table:table-cell table:style-name="cellBest" office:value-type="float" office:value="27.0"/>
          <table:table-cell office:value-type="float" office:value="0.02"/>
          <table:table-cell office:value-type="float" office:value="800.0"/>
          <table:table-cell office:value-type="float" office:value="135.0"/>
          <table:table-cell office:value-type="float" office:value="0.01"/>
          <table:table-cell office:value-type="float" office:value="927.0"/>
          <table:table-cell office:value-type="float" office:value="72.0"/>
          <table:table-cell office:value-type="float" office:value="0.02"/>
          <table:table-cell office:value-type="float" office:value="474.0"/>
          <table:table-cell office:value-type="float" office:value="195.0"/>
          <table:table-cell office:value-type="float" office:value="0.02"/>
          <table:table-cell office:value-type="float" office:value="470.0"/>
          <table:table-cell office:value-type="float" office:value="203.0"/>
          <table:table-cell office:value-type="float" office:value="0.02"/>
          <table:table-cell office:value-type="float" office:value="767.0"/>
          <table:table-cell office:value-type="float" office:value="123.0"/>
          <table:table-cell office:value-type="float" office:value="0.04"/>
          <table:table-cell office:value-type="float" office:value="2411.0"/>
          <table:table-cell office:value-type="float" office:value="197.0"/>
          <table:table-cell office:value-type="float" office:value="0.02"/>
          <table:table-cell office:value-type="float" office:value="881.0"/>
          <table:table-cell office:value-type="float" office:value="127.0"/>
          <table:table-cell office:value-type="float" office:value="0.01"/>
          <table:table-cell table:style-name="cellBest" office:value-type="float" office:value="350.0"/>
          <table:table-cell office:value-type="float" office:value="47.0"/>
          <table:table-cell office:value-type="float" office:value="0.04"/>
          <table:table-cell office:value-type="float" office:value="1017.0"/>
          <table:table-cell office:value-type="float" office:value="80.0"/>
          <table:table-cell office:value-type="float" office:value="0.38"/>
          <table:table-cell table:style-name="cellWorst" office:value-type="float" office:value="24058.0"/>
          <table:table-cell table:style-name="cellWorst" office:value-type="float" office:value="506.0"/>
          <table:table-cell office:value-type="float" office:value="0.02"/>
          <table:table-cell office:value-type="float" office:value="1071.0"/>
          <table:table-cell office:value-type="float" office:value="258.0"/>
          <table:table-cell table:formula="of:=MIN([.$B52];[.$E52];[.$H52];[.$K52];[.$N52];[.$Q52];[.$T52];[.$W52];[.$Z52];[.$AC52];[.$AF52];[.$AI52];[.$AL52];[.$AO52];[.$AR52])" office:value-type="float"/>
          <table:table-cell table:formula="of:=MIN([.$C52];[.$F52];[.$I52];[.$L52];[.$O52];[.$R52];[.$U52];[.$X52];[.$AA52];[.$AD52];[.$AG52];[.$AJ52];[.$AM52];[.$AP52];[.$AS52])" office:value-type="float"/>
          <table:table-cell table:formula="of:=MIN([.$D52];[.$G52];[.$J52];[.$M52];[.$P52];[.$S52];[.$V52];[.$Y52];[.$AB52];[.$AE52];[.$AH52];[.$AK52];[.$AN52];[.$AQ52];[.$AT52])" office:value-type="float"/>
          <table:table-cell table:formula="of:=MEDIAN([.$B52];[.$E52];[.$H52];[.$K52];[.$N52];[.$Q52];[.$T52];[.$W52];[.$Z52];[.$AC52];[.$AF52];[.$AI52];[.$AL52];[.$AO52];[.$AR52])" office:value-type="float"/>
          <table:table-cell table:formula="of:=MEDIAN([.$C52];[.$F52];[.$I52];[.$L52];[.$O52];[.$R52];[.$U52];[.$X52];[.$AA52];[.$AD52];[.$AG52];[.$AJ52];[.$AM52];[.$AP52];[.$AS52])" office:value-type="float"/>
          <table:table-cell table:formula="of:=MEDIAN([.$D52];[.$G52];[.$J52];[.$M52];[.$P52];[.$S52];[.$V52];[.$Y52];[.$AB52];[.$AE52];[.$AH52];[.$AK52];[.$AN52];[.$AQ52];[.$AT52])" office:value-type="float"/>
          <table:table-cell table:formula="of:=MAX([.$B52];[.$E52];[.$H52];[.$K52];[.$N52];[.$Q52];[.$T52];[.$W52];[.$Z52];[.$AC52];[.$AF52];[.$AI52];[.$AL52];[.$AO52];[.$AR52])" office:value-type="float"/>
          <table:table-cell table:formula="of:=MAX([.$C52];[.$F52];[.$I52];[.$L52];[.$O52];[.$R52];[.$U52];[.$X52];[.$AA52];[.$AD52];[.$AG52];[.$AJ52];[.$AM52];[.$AP52];[.$AS52])" office:value-type="float"/>
          <table:table-cell table:formula="of:=MAX([.$D52];[.$G52];[.$J52];[.$M52];[.$P52];[.$S52];[.$V52];[.$Y52];[.$AB52];[.$AE52];[.$AH52];[.$AK52];[.$AN52];[.$AQ52];[.$AT52])" office:value-type="float"/>
        </table:table-row>
        <table:table-row table:style-name="ro1">
          <table:table-cell office:value-type="string">
            <text:p>maze/maze_s6_a1_h6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table:style-name="cellWorst" office:value-type="float" office:value="4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3];[.$E53];[.$H53];[.$K53];[.$N53];[.$Q53];[.$T53];[.$W53];[.$Z53];[.$AC53];[.$AF53];[.$AI53];[.$AL53];[.$AO53];[.$AR53])" office:value-type="float"/>
          <table:table-cell table:formula="of:=MIN([.$C53];[.$F53];[.$I53];[.$L53];[.$O53];[.$R53];[.$U53];[.$X53];[.$AA53];[.$AD53];[.$AG53];[.$AJ53];[.$AM53];[.$AP53];[.$AS53])" office:value-type="float"/>
          <table:table-cell table:formula="of:=MIN([.$D53];[.$G53];[.$J53];[.$M53];[.$P53];[.$S53];[.$V53];[.$Y53];[.$AB53];[.$AE53];[.$AH53];[.$AK53];[.$AN53];[.$AQ53];[.$AT53])" office:value-type="float"/>
          <table:table-cell table:formula="of:=MEDIAN([.$B53];[.$E53];[.$H53];[.$K53];[.$N53];[.$Q53];[.$T53];[.$W53];[.$Z53];[.$AC53];[.$AF53];[.$AI53];[.$AL53];[.$AO53];[.$AR53])" office:value-type="float"/>
          <table:table-cell table:formula="of:=MEDIAN([.$C53];[.$F53];[.$I53];[.$L53];[.$O53];[.$R53];[.$U53];[.$X53];[.$AA53];[.$AD53];[.$AG53];[.$AJ53];[.$AM53];[.$AP53];[.$AS53])" office:value-type="float"/>
          <table:table-cell table:formula="of:=MEDIAN([.$D53];[.$G53];[.$J53];[.$M53];[.$P53];[.$S53];[.$V53];[.$Y53];[.$AB53];[.$AE53];[.$AH53];[.$AK53];[.$AN53];[.$AQ53];[.$AT53])" office:value-type="float"/>
          <table:table-cell table:formula="of:=MAX([.$B53];[.$E53];[.$H53];[.$K53];[.$N53];[.$Q53];[.$T53];[.$W53];[.$Z53];[.$AC53];[.$AF53];[.$AI53];[.$AL53];[.$AO53];[.$AR53])" office:value-type="float"/>
          <table:table-cell table:formula="of:=MAX([.$C53];[.$F53];[.$I53];[.$L53];[.$O53];[.$R53];[.$U53];[.$X53];[.$AA53];[.$AD53];[.$AG53];[.$AJ53];[.$AM53];[.$AP53];[.$AS53])" office:value-type="float"/>
          <table:table-cell table:formula="of:=MAX([.$D53];[.$G53];[.$J53];[.$M53];[.$P53];[.$S53];[.$V53];[.$Y53];[.$AB53];[.$AE53];[.$AH53];[.$AK53];[.$AN53];[.$AQ53];[.$AT53])" office:value-type="float"/>
        </table:table-row>
        <table:table-row table:style-name="ro1">
          <table:table-cell office:value-type="string">
            <text:p>maze/maze_s6_a2_h8.lp</text:p>
          </table:table-cell>
          <table:table-cell office:value-type="float" office:value="0.0"/>
          <table:table-cell table:style-name="cellBest" office:value-type="float" office:value="3.0"/>
          <table:table-cell office:value-type="float" office:value="2.0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0.0"/>
          <table:table-cell office:value-type="float" office:value="0.0"/>
          <table:table-cell table:style-name="cellWorst" office:value-type="float" office:value="42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0.0"/>
          <table:table-cell table:formula="of:=MIN([.$B54];[.$E54];[.$H54];[.$K54];[.$N54];[.$Q54];[.$T54];[.$W54];[.$Z54];[.$AC54];[.$AF54];[.$AI54];[.$AL54];[.$AO54];[.$AR54])" office:value-type="float"/>
          <table:table-cell table:formula="of:=MIN([.$C54];[.$F54];[.$I54];[.$L54];[.$O54];[.$R54];[.$U54];[.$X54];[.$AA54];[.$AD54];[.$AG54];[.$AJ54];[.$AM54];[.$AP54];[.$AS54])" office:value-type="float"/>
          <table:table-cell table:formula="of:=MIN([.$D54];[.$G54];[.$J54];[.$M54];[.$P54];[.$S54];[.$V54];[.$Y54];[.$AB54];[.$AE54];[.$AH54];[.$AK54];[.$AN54];[.$AQ54];[.$AT54])" office:value-type="float"/>
          <table:table-cell table:formula="of:=MEDIAN([.$B54];[.$E54];[.$H54];[.$K54];[.$N54];[.$Q54];[.$T54];[.$W54];[.$Z54];[.$AC54];[.$AF54];[.$AI54];[.$AL54];[.$AO54];[.$AR54])" office:value-type="float"/>
          <table:table-cell table:formula="of:=MEDIAN([.$C54];[.$F54];[.$I54];[.$L54];[.$O54];[.$R54];[.$U54];[.$X54];[.$AA54];[.$AD54];[.$AG54];[.$AJ54];[.$AM54];[.$AP54];[.$AS54])" office:value-type="float"/>
          <table:table-cell table:formula="of:=MEDIAN([.$D54];[.$G54];[.$J54];[.$M54];[.$P54];[.$S54];[.$V54];[.$Y54];[.$AB54];[.$AE54];[.$AH54];[.$AK54];[.$AN54];[.$AQ54];[.$AT54])" office:value-type="float"/>
          <table:table-cell table:formula="of:=MAX([.$B54];[.$E54];[.$H54];[.$K54];[.$N54];[.$Q54];[.$T54];[.$W54];[.$Z54];[.$AC54];[.$AF54];[.$AI54];[.$AL54];[.$AO54];[.$AR54])" office:value-type="float"/>
          <table:table-cell table:formula="of:=MAX([.$C54];[.$F54];[.$I54];[.$L54];[.$O54];[.$R54];[.$U54];[.$X54];[.$AA54];[.$AD54];[.$AG54];[.$AJ54];[.$AM54];[.$AP54];[.$AS54])" office:value-type="float"/>
          <table:table-cell table:formula="of:=MAX([.$D54];[.$G54];[.$J54];[.$M54];[.$P54];[.$S54];[.$V54];[.$Y54];[.$AB54];[.$AE54];[.$AH54];[.$AK54];[.$AN54];[.$AQ54];[.$AT54])" office:value-type="float"/>
        </table:table-row>
        <table:table-row table:style-name="ro1">
          <table:table-cell office:value-type="string">
            <text:p>maze/maze_s6_a3_h9.lp</text:p>
          </table:table-cell>
          <table:table-cell office:value-type="float" office:value="0.0"/>
          <table:table-cell office:value-type="float" office:value="27.0"/>
          <table:table-cell table:style-name="cellWorst" office:value-type="float" office:value="11.0"/>
          <table:table-cell office:value-type="float" office:value="0.0"/>
          <table:table-cell office:value-type="float" office:value="25.0"/>
          <table:table-cell office:value-type="float" office:value="4.0"/>
          <table:table-cell office:value-type="float" office:value="0.0"/>
          <table:table-cell office:value-type="float" office:value="17.0"/>
          <table:table-cell office:value-type="float" office:value="1.0"/>
          <table:table-cell office:value-type="float" office:value="0.0"/>
          <table:table-cell office:value-type="float" office:value="18.0"/>
          <table:table-cell office:value-type="float" office:value="4.0"/>
          <table:table-cell office:value-type="float" office:value="0.0"/>
          <table:table-cell table:style-name="cellBest" office:value-type="float" office:value="6.0"/>
          <table:table-cell table:style-name="cellBest" office:value-type="float" office:value="0.0"/>
          <table:table-cell office:value-type="float" office:value="0.0"/>
          <table:table-cell office:value-type="float" office:value="13.0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.0"/>
          <table:table-cell office:value-type="float" office:value="0.0"/>
          <table:table-cell office:value-type="float" office:value="8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6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6.0"/>
          <table:table-cell table:style-name="cellBest" office:value-type="float" office:value="0.0"/>
          <table:table-cell office:value-type="float" office:value="0.0"/>
          <table:table-cell office:value-type="float" office:value="14.0"/>
          <table:table-cell office:value-type="float" office:value="2.0"/>
          <table:table-cell office:value-type="float" office:value="0.0"/>
          <table:table-cell office:value-type="float" office:value="31.0"/>
          <table:table-cell table:style-name="cellBest" office:value-type="float" office:value="0.0"/>
          <table:table-cell office:value-type="float" office:value="0.01"/>
          <table:table-cell table:style-name="cellWorst" office:value-type="float" office:value="189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6.0"/>
          <table:table-cell table:style-name="cellBest" office:value-type="float" office:value="0.0"/>
          <table:table-cell table:formula="of:=MIN([.$B55];[.$E55];[.$H55];[.$K55];[.$N55];[.$Q55];[.$T55];[.$W55];[.$Z55];[.$AC55];[.$AF55];[.$AI55];[.$AL55];[.$AO55];[.$AR55])" office:value-type="float"/>
          <table:table-cell table:formula="of:=MIN([.$C55];[.$F55];[.$I55];[.$L55];[.$O55];[.$R55];[.$U55];[.$X55];[.$AA55];[.$AD55];[.$AG55];[.$AJ55];[.$AM55];[.$AP55];[.$AS55])" office:value-type="float"/>
          <table:table-cell table:formula="of:=MIN([.$D55];[.$G55];[.$J55];[.$M55];[.$P55];[.$S55];[.$V55];[.$Y55];[.$AB55];[.$AE55];[.$AH55];[.$AK55];[.$AN55];[.$AQ55];[.$AT55])" office:value-type="float"/>
          <table:table-cell table:formula="of:=MEDIAN([.$B55];[.$E55];[.$H55];[.$K55];[.$N55];[.$Q55];[.$T55];[.$W55];[.$Z55];[.$AC55];[.$AF55];[.$AI55];[.$AL55];[.$AO55];[.$AR55])" office:value-type="float"/>
          <table:table-cell table:formula="of:=MEDIAN([.$C55];[.$F55];[.$I55];[.$L55];[.$O55];[.$R55];[.$U55];[.$X55];[.$AA55];[.$AD55];[.$AG55];[.$AJ55];[.$AM55];[.$AP55];[.$AS55])" office:value-type="float"/>
          <table:table-cell table:formula="of:=MEDIAN([.$D55];[.$G55];[.$J55];[.$M55];[.$P55];[.$S55];[.$V55];[.$Y55];[.$AB55];[.$AE55];[.$AH55];[.$AK55];[.$AN55];[.$AQ55];[.$AT55])" office:value-type="float"/>
          <table:table-cell table:formula="of:=MAX([.$B55];[.$E55];[.$H55];[.$K55];[.$N55];[.$Q55];[.$T55];[.$W55];[.$Z55];[.$AC55];[.$AF55];[.$AI55];[.$AL55];[.$AO55];[.$AR55])" office:value-type="float"/>
          <table:table-cell table:formula="of:=MAX([.$C55];[.$F55];[.$I55];[.$L55];[.$O55];[.$R55];[.$U55];[.$X55];[.$AA55];[.$AD55];[.$AG55];[.$AJ55];[.$AM55];[.$AP55];[.$AS55])" office:value-type="float"/>
          <table:table-cell table:formula="of:=MAX([.$D55];[.$G55];[.$J55];[.$M55];[.$P55];[.$S55];[.$V55];[.$Y55];[.$AB55];[.$AE55];[.$AH55];[.$AK55];[.$AN55];[.$AQ55];[.$AT55])" office:value-type="float"/>
        </table:table-row>
        <table:table-row table:style-name="ro1">
          <table:table-cell office:value-type="string">
            <text:p>maze/maze_s6_a4_h22.lp</text:p>
          </table:table-cell>
          <table:table-cell office:value-type="float" office:value="0.01"/>
          <table:table-cell office:value-type="float" office:value="673.0"/>
          <table:table-cell office:value-type="float" office:value="24.0"/>
          <table:table-cell office:value-type="float" office:value="0.0"/>
          <table:table-cell office:value-type="float" office:value="79.0"/>
          <table:table-cell table:style-name="cellBest" office:value-type="float" office:value="3.0"/>
          <table:table-cell office:value-type="float" office:value="0.0"/>
          <table:table-cell office:value-type="float" office:value="258.0"/>
          <table:table-cell office:value-type="float" office:value="5.0"/>
          <table:table-cell office:value-type="float" office:value="0.0"/>
          <table:table-cell office:value-type="float" office:value="55.0"/>
          <table:table-cell office:value-type="float" office:value="9.0"/>
          <table:table-cell office:value-type="float" office:value="0.0"/>
          <table:table-cell office:value-type="float" office:value="48.0"/>
          <table:table-cell office:value-type="float" office:value="4.0"/>
          <table:table-cell office:value-type="float" office:value="0.0"/>
          <table:table-cell office:value-type="float" office:value="236.0"/>
          <table:table-cell office:value-type="float" office:value="4.0"/>
          <table:table-cell office:value-type="float" office:value="0.01"/>
          <table:table-cell office:value-type="float" office:value="111.0"/>
          <table:table-cell office:value-type="float" office:value="13.0"/>
          <table:table-cell office:value-type="float" office:value="0.0"/>
          <table:table-cell office:value-type="float" office:value="110.0"/>
          <table:table-cell office:value-type="float" office:value="14.0"/>
          <table:table-cell office:value-type="float" office:value="0.0"/>
          <table:table-cell office:value-type="float" office:value="51.0"/>
          <table:table-cell office:value-type="float" office:value="4.0"/>
          <table:table-cell office:value-type="float" office:value="0.0"/>
          <table:table-cell office:value-type="float" office:value="91.0"/>
          <table:table-cell office:value-type="float" office:value="5.0"/>
          <table:table-cell office:value-type="float" office:value="0.0"/>
          <table:table-cell office:value-type="float" office:value="48.0"/>
          <table:table-cell office:value-type="float" office:value="4.0"/>
          <table:table-cell office:value-type="float" office:value="0.0"/>
          <table:table-cell table:style-name="cellBest" office:value-type="float" office:value="46.0"/>
          <table:table-cell office:value-type="float" office:value="6.0"/>
          <table:table-cell office:value-type="float" office:value="0.01"/>
          <table:table-cell office:value-type="float" office:value="158.0"/>
          <table:table-cell office:value-type="float" office:value="4.0"/>
          <table:table-cell office:value-type="float" office:value="0.04"/>
          <table:table-cell table:style-name="cellWorst" office:value-type="float" office:value="2323.0"/>
          <table:table-cell table:style-name="cellWorst" office:value-type="float" office:value="75.0"/>
          <table:table-cell office:value-type="float" office:value="0.0"/>
          <table:table-cell office:value-type="float" office:value="48.0"/>
          <table:table-cell office:value-type="float" office:value="4.0"/>
          <table:table-cell table:formula="of:=MIN([.$B56];[.$E56];[.$H56];[.$K56];[.$N56];[.$Q56];[.$T56];[.$W56];[.$Z56];[.$AC56];[.$AF56];[.$AI56];[.$AL56];[.$AO56];[.$AR56])" office:value-type="float"/>
          <table:table-cell table:formula="of:=MIN([.$C56];[.$F56];[.$I56];[.$L56];[.$O56];[.$R56];[.$U56];[.$X56];[.$AA56];[.$AD56];[.$AG56];[.$AJ56];[.$AM56];[.$AP56];[.$AS56])" office:value-type="float"/>
          <table:table-cell table:formula="of:=MIN([.$D56];[.$G56];[.$J56];[.$M56];[.$P56];[.$S56];[.$V56];[.$Y56];[.$AB56];[.$AE56];[.$AH56];[.$AK56];[.$AN56];[.$AQ56];[.$AT56])" office:value-type="float"/>
          <table:table-cell table:formula="of:=MEDIAN([.$B56];[.$E56];[.$H56];[.$K56];[.$N56];[.$Q56];[.$T56];[.$W56];[.$Z56];[.$AC56];[.$AF56];[.$AI56];[.$AL56];[.$AO56];[.$AR56])" office:value-type="float"/>
          <table:table-cell table:formula="of:=MEDIAN([.$C56];[.$F56];[.$I56];[.$L56];[.$O56];[.$R56];[.$U56];[.$X56];[.$AA56];[.$AD56];[.$AG56];[.$AJ56];[.$AM56];[.$AP56];[.$AS56])" office:value-type="float"/>
          <table:table-cell table:formula="of:=MEDIAN([.$D56];[.$G56];[.$J56];[.$M56];[.$P56];[.$S56];[.$V56];[.$Y56];[.$AB56];[.$AE56];[.$AH56];[.$AK56];[.$AN56];[.$AQ56];[.$AT56])" office:value-type="float"/>
          <table:table-cell table:formula="of:=MAX([.$B56];[.$E56];[.$H56];[.$K56];[.$N56];[.$Q56];[.$T56];[.$W56];[.$Z56];[.$AC56];[.$AF56];[.$AI56];[.$AL56];[.$AO56];[.$AR56])" office:value-type="float"/>
          <table:table-cell table:formula="of:=MAX([.$C56];[.$F56];[.$I56];[.$L56];[.$O56];[.$R56];[.$U56];[.$X56];[.$AA56];[.$AD56];[.$AG56];[.$AJ56];[.$AM56];[.$AP56];[.$AS56])" office:value-type="float"/>
          <table:table-cell table:formula="of:=MAX([.$D56];[.$G56];[.$J56];[.$M56];[.$P56];[.$S56];[.$V56];[.$Y56];[.$AB56];[.$AE56];[.$AH56];[.$AK56];[.$AN56];[.$AQ56];[.$AT56])" office:value-type="float"/>
        </table:table-row>
        <table:table-row table:style-name="ro1">
          <table:table-cell office:value-type="string">
            <text:p>maze/maze_s6_a5_h21.lp</text:p>
          </table:table-cell>
          <table:table-cell office:value-type="float" office:value="0.01"/>
          <table:table-cell office:value-type="float" office:value="529.0"/>
          <table:table-cell office:value-type="float" office:value="26.0"/>
          <table:table-cell office:value-type="float" office:value="0.0"/>
          <table:table-cell office:value-type="float" office:value="133.0"/>
          <table:table-cell office:value-type="float" office:value="1.0"/>
          <table:table-cell office:value-type="float" office:value="0.0"/>
          <table:table-cell office:value-type="float" office:value="287.0"/>
          <table:table-cell office:value-type="float" office:value="3.0"/>
          <table:table-cell office:value-type="float" office:value="0.0"/>
          <table:table-cell office:value-type="float" office:value="74.0"/>
          <table:table-cell table:style-name="cellBest" office:value-type="float" office:value="0.0"/>
          <table:table-cell office:value-type="float" office:value="0.0"/>
          <table:table-cell office:value-type="float" office:value="67.0"/>
          <table:table-cell office:value-type="float" office:value="1.0"/>
          <table:table-cell office:value-type="float" office:value="0.0"/>
          <table:table-cell office:value-type="float" office:value="383.0"/>
          <table:table-cell office:value-type="float" office:value="2.0"/>
          <table:table-cell office:value-type="float" office:value="0.01"/>
          <table:table-cell office:value-type="float" office:value="178.0"/>
          <table:table-cell office:value-type="float" office:value="20.0"/>
          <table:table-cell office:value-type="float" office:value="0.01"/>
          <table:table-cell office:value-type="float" office:value="189.0"/>
          <table:table-cell office:value-type="float" office:value="20.0"/>
          <table:table-cell office:value-type="float" office:value="0.0"/>
          <table:table-cell office:value-type="float" office:value="71.0"/>
          <table:table-cell office:value-type="float" office:value="1.0"/>
          <table:table-cell office:value-type="float" office:value="0.0"/>
          <table:table-cell table:style-name="cellBest" office:value-type="float" office:value="57.0"/>
          <table:table-cell office:value-type="float" office:value="1.0"/>
          <table:table-cell office:value-type="float" office:value="0.0"/>
          <table:table-cell table:style-name="cellBest" office:value-type="float" office:value="57.0"/>
          <table:table-cell office:value-type="float" office:value="1.0"/>
          <table:table-cell office:value-type="float" office:value="0.01"/>
          <table:table-cell office:value-type="float" office:value="254.0"/>
          <table:table-cell office:value-type="float" office:value="7.0"/>
          <table:table-cell office:value-type="float" office:value="0.01"/>
          <table:table-cell office:value-type="float" office:value="176.0"/>
          <table:table-cell office:value-type="float" office:value="1.0"/>
          <table:table-cell office:value-type="float" office:value="0.11"/>
          <table:table-cell table:style-name="cellWorst" office:value-type="float" office:value="9906.0"/>
          <table:table-cell table:style-name="cellWorst" office:value-type="float" office:value="442.0"/>
          <table:table-cell office:value-type="float" office:value="0.0"/>
          <table:table-cell office:value-type="float" office:value="67.0"/>
          <table:table-cell office:value-type="float" office:value="1.0"/>
          <table:table-cell table:formula="of:=MIN([.$B57];[.$E57];[.$H57];[.$K57];[.$N57];[.$Q57];[.$T57];[.$W57];[.$Z57];[.$AC57];[.$AF57];[.$AI57];[.$AL57];[.$AO57];[.$AR57])" office:value-type="float"/>
          <table:table-cell table:formula="of:=MIN([.$C57];[.$F57];[.$I57];[.$L57];[.$O57];[.$R57];[.$U57];[.$X57];[.$AA57];[.$AD57];[.$AG57];[.$AJ57];[.$AM57];[.$AP57];[.$AS57])" office:value-type="float"/>
          <table:table-cell table:formula="of:=MIN([.$D57];[.$G57];[.$J57];[.$M57];[.$P57];[.$S57];[.$V57];[.$Y57];[.$AB57];[.$AE57];[.$AH57];[.$AK57];[.$AN57];[.$AQ57];[.$AT57])" office:value-type="float"/>
          <table:table-cell table:formula="of:=MEDIAN([.$B57];[.$E57];[.$H57];[.$K57];[.$N57];[.$Q57];[.$T57];[.$W57];[.$Z57];[.$AC57];[.$AF57];[.$AI57];[.$AL57];[.$AO57];[.$AR57])" office:value-type="float"/>
          <table:table-cell table:formula="of:=MEDIAN([.$C57];[.$F57];[.$I57];[.$L57];[.$O57];[.$R57];[.$U57];[.$X57];[.$AA57];[.$AD57];[.$AG57];[.$AJ57];[.$AM57];[.$AP57];[.$AS57])" office:value-type="float"/>
          <table:table-cell table:formula="of:=MEDIAN([.$D57];[.$G57];[.$J57];[.$M57];[.$P57];[.$S57];[.$V57];[.$Y57];[.$AB57];[.$AE57];[.$AH57];[.$AK57];[.$AN57];[.$AQ57];[.$AT57])" office:value-type="float"/>
          <table:table-cell table:formula="of:=MAX([.$B57];[.$E57];[.$H57];[.$K57];[.$N57];[.$Q57];[.$T57];[.$W57];[.$Z57];[.$AC57];[.$AF57];[.$AI57];[.$AL57];[.$AO57];[.$AR57])" office:value-type="float"/>
          <table:table-cell table:formula="of:=MAX([.$C57];[.$F57];[.$I57];[.$L57];[.$O57];[.$R57];[.$U57];[.$X57];[.$AA57];[.$AD57];[.$AG57];[.$AJ57];[.$AM57];[.$AP57];[.$AS57])" office:value-type="float"/>
          <table:table-cell table:formula="of:=MAX([.$D57];[.$G57];[.$J57];[.$M57];[.$P57];[.$S57];[.$V57];[.$Y57];[.$AB57];[.$AE57];[.$AH57];[.$AK57];[.$AN57];[.$AQ57];[.$AT57])" office:value-type="float"/>
        </table:table-row>
        <table:table-row table:style-name="ro1">
          <table:table-cell office:value-type="string">
            <text:p>maze/maze_s6_a6_h27.lp</text:p>
          </table:table-cell>
          <table:table-cell office:value-type="float" office:value="0.02"/>
          <table:table-cell office:value-type="float" office:value="1059.0"/>
          <table:table-cell office:value-type="float" office:value="46.0"/>
          <table:table-cell office:value-type="float" office:value="0.01"/>
          <table:table-cell office:value-type="float" office:value="504.0"/>
          <table:table-cell office:value-type="float" office:value="26.0"/>
          <table:table-cell office:value-type="float" office:value="0.01"/>
          <table:table-cell office:value-type="float" office:value="885.0"/>
          <table:table-cell office:value-type="float" office:value="9.0"/>
          <table:table-cell office:value-type="float" office:value="0.02"/>
          <table:table-cell office:value-type="float" office:value="328.0"/>
          <table:table-cell office:value-type="float" office:value="58.0"/>
          <table:table-cell office:value-type="float" office:value="0.01"/>
          <table:table-cell office:value-type="float" office:value="189.0"/>
          <table:table-cell office:value-type="float" office:value="22.0"/>
          <table:table-cell office:value-type="float" office:value="0.02"/>
          <table:table-cell office:value-type="float" office:value="1436.0"/>
          <table:table-cell office:value-type="float" office:value="84.0"/>
          <table:table-cell office:value-type="float" office:value="0.03"/>
          <table:table-cell office:value-type="float" office:value="457.0"/>
          <table:table-cell office:value-type="float" office:value="75.0"/>
          <table:table-cell office:value-type="float" office:value="0.02"/>
          <table:table-cell office:value-type="float" office:value="330.0"/>
          <table:table-cell office:value-type="float" office:value="35.0"/>
          <table:table-cell office:value-type="float" office:value="0.01"/>
          <table:table-cell office:value-type="float" office:value="197.0"/>
          <table:table-cell office:value-type="float" office:value="22.0"/>
          <table:table-cell office:value-type="float" office:value="0.01"/>
          <table:table-cell table:style-name="cellBest" office:value-type="float" office:value="151.0"/>
          <table:table-cell office:value-type="float" office:value="19.0"/>
          <table:table-cell office:value-type="float" office:value="0.01"/>
          <table:table-cell office:value-type="float" office:value="165.0"/>
          <table:table-cell office:value-type="float" office:value="12.0"/>
          <table:table-cell office:value-type="float" office:value="0.04"/>
          <table:table-cell office:value-type="float" office:value="1221.0"/>
          <table:table-cell office:value-type="float" office:value="67.0"/>
          <table:table-cell office:value-type="float" office:value="0.02"/>
          <table:table-cell office:value-type="float" office:value="321.0"/>
          <table:table-cell table:style-name="cellBest" office:value-type="float" office:value="8.0"/>
          <table:table-cell office:value-type="float" office:value="0.14"/>
          <table:table-cell table:style-name="cellWorst" office:value-type="float" office:value="5961.0"/>
          <table:table-cell table:style-name="cellWorst" office:value-type="float" office:value="420.0"/>
          <table:table-cell office:value-type="float" office:value="0.01"/>
          <table:table-cell office:value-type="float" office:value="189.0"/>
          <table:table-cell office:value-type="float" office:value="22.0"/>
          <table:table-cell table:formula="of:=MIN([.$B58];[.$E58];[.$H58];[.$K58];[.$N58];[.$Q58];[.$T58];[.$W58];[.$Z58];[.$AC58];[.$AF58];[.$AI58];[.$AL58];[.$AO58];[.$AR58])" office:value-type="float"/>
          <table:table-cell table:formula="of:=MIN([.$C58];[.$F58];[.$I58];[.$L58];[.$O58];[.$R58];[.$U58];[.$X58];[.$AA58];[.$AD58];[.$AG58];[.$AJ58];[.$AM58];[.$AP58];[.$AS58])" office:value-type="float"/>
          <table:table-cell table:formula="of:=MIN([.$D58];[.$G58];[.$J58];[.$M58];[.$P58];[.$S58];[.$V58];[.$Y58];[.$AB58];[.$AE58];[.$AH58];[.$AK58];[.$AN58];[.$AQ58];[.$AT58])" office:value-type="float"/>
          <table:table-cell table:formula="of:=MEDIAN([.$B58];[.$E58];[.$H58];[.$K58];[.$N58];[.$Q58];[.$T58];[.$W58];[.$Z58];[.$AC58];[.$AF58];[.$AI58];[.$AL58];[.$AO58];[.$AR58])" office:value-type="float"/>
          <table:table-cell table:formula="of:=MEDIAN([.$C58];[.$F58];[.$I58];[.$L58];[.$O58];[.$R58];[.$U58];[.$X58];[.$AA58];[.$AD58];[.$AG58];[.$AJ58];[.$AM58];[.$AP58];[.$AS58])" office:value-type="float"/>
          <table:table-cell table:formula="of:=MEDIAN([.$D58];[.$G58];[.$J58];[.$M58];[.$P58];[.$S58];[.$V58];[.$Y58];[.$AB58];[.$AE58];[.$AH58];[.$AK58];[.$AN58];[.$AQ58];[.$AT58])" office:value-type="float"/>
          <table:table-cell table:formula="of:=MAX([.$B58];[.$E58];[.$H58];[.$K58];[.$N58];[.$Q58];[.$T58];[.$W58];[.$Z58];[.$AC58];[.$AF58];[.$AI58];[.$AL58];[.$AO58];[.$AR58])" office:value-type="float"/>
          <table:table-cell table:formula="of:=MAX([.$C58];[.$F58];[.$I58];[.$L58];[.$O58];[.$R58];[.$U58];[.$X58];[.$AA58];[.$AD58];[.$AG58];[.$AJ58];[.$AM58];[.$AP58];[.$AS58])" office:value-type="float"/>
          <table:table-cell table:formula="of:=MAX([.$D58];[.$G58];[.$J58];[.$M58];[.$P58];[.$S58];[.$V58];[.$Y58];[.$AB58];[.$AE58];[.$AH58];[.$AK58];[.$AN58];[.$AQ58];[.$AT58])" office:value-type="float"/>
        </table:table-row>
        <table:table-row table:style-name="ro1">
          <table:table-cell office:value-type="string">
            <text:p>maze/maze_s6_a7_h22.lp</text:p>
          </table:table-cell>
          <table:table-cell office:value-type="float" office:value="0.02"/>
          <table:table-cell office:value-type="float" office:value="1185.0"/>
          <table:table-cell office:value-type="float" office:value="204.0"/>
          <table:table-cell office:value-type="float" office:value="0.0"/>
          <table:table-cell table:style-name="cellBest" office:value-type="float" office:value="159.0"/>
          <table:table-cell table:style-name="cellBest" office:value-type="float" office:value="2.0"/>
          <table:table-cell office:value-type="float" office:value="0.02"/>
          <table:table-cell office:value-type="float" office:value="830.0"/>
          <table:table-cell office:value-type="float" office:value="202.0"/>
          <table:table-cell office:value-type="float" office:value="0.01"/>
          <table:table-cell office:value-type="float" office:value="439.0"/>
          <table:table-cell office:value-type="float" office:value="127.0"/>
          <table:table-cell office:value-type="float" office:value="0.02"/>
          <table:table-cell office:value-type="float" office:value="610.0"/>
          <table:table-cell office:value-type="float" office:value="235.0"/>
          <table:table-cell office:value-type="float" office:value="0.01"/>
          <table:table-cell office:value-type="float" office:value="781.0"/>
          <table:table-cell office:value-type="float" office:value="153.0"/>
          <table:table-cell office:value-type="float" office:value="0.02"/>
          <table:table-cell office:value-type="float" office:value="526.0"/>
          <table:table-cell office:value-type="float" office:value="306.0"/>
          <table:table-cell office:value-type="float" office:value="0.01"/>
          <table:table-cell office:value-type="float" office:value="370.0"/>
          <table:table-cell office:value-type="float" office:value="148.0"/>
          <table:table-cell office:value-type="float" office:value="0.01"/>
          <table:table-cell office:value-type="float" office:value="330.0"/>
          <table:table-cell office:value-type="float" office:value="104.0"/>
          <table:table-cell office:value-type="float" office:value="0.01"/>
          <table:table-cell office:value-type="float" office:value="569.0"/>
          <table:table-cell office:value-type="float" office:value="115.0"/>
          <table:table-cell office:value-type="float" office:value="0.02"/>
          <table:table-cell office:value-type="float" office:value="773.0"/>
          <table:table-cell office:value-type="float" office:value="297.0"/>
          <table:table-cell office:value-type="float" office:value="0.02"/>
          <table:table-cell office:value-type="float" office:value="531.0"/>
          <table:table-cell office:value-type="float" office:value="188.0"/>
          <table:table-cell office:value-type="float" office:value="0.04"/>
          <table:table-cell office:value-type="float" office:value="726.0"/>
          <table:table-cell office:value-type="float" office:value="180.0"/>
          <table:table-cell office:value-type="float" office:value="0.88"/>
          <table:table-cell table:style-name="cellWorst" office:value-type="float" office:value="27204.0"/>
          <table:table-cell table:style-name="cellWorst" office:value-type="float" office:value="4841.0"/>
          <table:table-cell office:value-type="float" office:value="0.03"/>
          <table:table-cell office:value-type="float" office:value="655.0"/>
          <table:table-cell office:value-type="float" office:value="277.0"/>
          <table:table-cell table:formula="of:=MIN([.$B59];[.$E59];[.$H59];[.$K59];[.$N59];[.$Q59];[.$T59];[.$W59];[.$Z59];[.$AC59];[.$AF59];[.$AI59];[.$AL59];[.$AO59];[.$AR59])" office:value-type="float"/>
          <table:table-cell table:formula="of:=MIN([.$C59];[.$F59];[.$I59];[.$L59];[.$O59];[.$R59];[.$U59];[.$X59];[.$AA59];[.$AD59];[.$AG59];[.$AJ59];[.$AM59];[.$AP59];[.$AS59])" office:value-type="float"/>
          <table:table-cell table:formula="of:=MIN([.$D59];[.$G59];[.$J59];[.$M59];[.$P59];[.$S59];[.$V59];[.$Y59];[.$AB59];[.$AE59];[.$AH59];[.$AK59];[.$AN59];[.$AQ59];[.$AT59])" office:value-type="float"/>
          <table:table-cell table:formula="of:=MEDIAN([.$B59];[.$E59];[.$H59];[.$K59];[.$N59];[.$Q59];[.$T59];[.$W59];[.$Z59];[.$AC59];[.$AF59];[.$AI59];[.$AL59];[.$AO59];[.$AR59])" office:value-type="float"/>
          <table:table-cell table:formula="of:=MEDIAN([.$C59];[.$F59];[.$I59];[.$L59];[.$O59];[.$R59];[.$U59];[.$X59];[.$AA59];[.$AD59];[.$AG59];[.$AJ59];[.$AM59];[.$AP59];[.$AS59])" office:value-type="float"/>
          <table:table-cell table:formula="of:=MEDIAN([.$D59];[.$G59];[.$J59];[.$M59];[.$P59];[.$S59];[.$V59];[.$Y59];[.$AB59];[.$AE59];[.$AH59];[.$AK59];[.$AN59];[.$AQ59];[.$AT59])" office:value-type="float"/>
          <table:table-cell table:formula="of:=MAX([.$B59];[.$E59];[.$H59];[.$K59];[.$N59];[.$Q59];[.$T59];[.$W59];[.$Z59];[.$AC59];[.$AF59];[.$AI59];[.$AL59];[.$AO59];[.$AR59])" office:value-type="float"/>
          <table:table-cell table:formula="of:=MAX([.$C59];[.$F59];[.$I59];[.$L59];[.$O59];[.$R59];[.$U59];[.$X59];[.$AA59];[.$AD59];[.$AG59];[.$AJ59];[.$AM59];[.$AP59];[.$AS59])" office:value-type="float"/>
          <table:table-cell table:formula="of:=MAX([.$D59];[.$G59];[.$J59];[.$M59];[.$P59];[.$S59];[.$V59];[.$Y59];[.$AB59];[.$AE59];[.$AH59];[.$AK59];[.$AN59];[.$AQ59];[.$AT59])" office:value-type="float"/>
        </table:table-row>
        <table:table-row table:style-name="ro1">
          <table:table-cell office:value-type="string">
            <text:p>maze/maze_s6_a8_h26.lp</text:p>
          </table:table-cell>
          <table:table-cell office:value-type="float" office:value="0.08"/>
          <table:table-cell office:value-type="float" office:value="3222.0"/>
          <table:table-cell office:value-type="float" office:value="409.0"/>
          <table:table-cell office:value-type="float" office:value="0.09"/>
          <table:table-cell office:value-type="float" office:value="2354.0"/>
          <table:table-cell office:value-type="float" office:value="433.0"/>
          <table:table-cell office:value-type="float" office:value="0.05"/>
          <table:table-cell office:value-type="float" office:value="1607.0"/>
          <table:table-cell office:value-type="float" office:value="188.0"/>
          <table:table-cell office:value-type="float" office:value="0.02"/>
          <table:table-cell office:value-type="float" office:value="328.0"/>
          <table:table-cell table:style-name="cellBest" office:value-type="float" office:value="34.0"/>
          <table:table-cell table:style-name="cellBest" office:value-type="float" office:value="0.01"/>
          <table:table-cell table:style-name="cellBest" office:value-type="float" office:value="315.0"/>
          <table:table-cell office:value-type="float" office:value="47.0"/>
          <table:table-cell office:value-type="float" office:value="0.02"/>
          <table:table-cell office:value-type="float" office:value="882.0"/>
          <table:table-cell office:value-type="float" office:value="64.0"/>
          <table:table-cell office:value-type="float" office:value="0.02"/>
          <table:table-cell office:value-type="float" office:value="346.0"/>
          <table:table-cell office:value-type="float" office:value="69.0"/>
          <table:table-cell office:value-type="float" office:value="0.02"/>
          <table:table-cell office:value-type="float" office:value="345.0"/>
          <table:table-cell office:value-type="float" office:value="56.0"/>
          <table:table-cell office:value-type="float" office:value="0.07"/>
          <table:table-cell office:value-type="float" office:value="1748.0"/>
          <table:table-cell office:value-type="float" office:value="375.0"/>
          <table:table-cell office:value-type="float" office:value="0.03"/>
          <table:table-cell office:value-type="float" office:value="973.0"/>
          <table:table-cell office:value-type="float" office:value="122.0"/>
          <table:table-cell office:value-type="float" office:value="0.04"/>
          <table:table-cell office:value-type="float" office:value="1489.0"/>
          <table:table-cell office:value-type="float" office:value="203.0"/>
          <table:table-cell table:style-name="cellWorst" office:value-type="float" office:value="4.46"/>
          <table:table-cell table:style-name="cellWorst" office:value-type="float" office:value="152123.0"/>
          <table:table-cell table:style-name="cellWorst" office:value-type="float" office:value="19009.0"/>
          <table:table-cell office:value-type="float" office:value="0.1"/>
          <table:table-cell office:value-type="float" office:value="2531.0"/>
          <table:table-cell office:value-type="float" office:value="279.0"/>
          <table:table-cell office:value-type="float" office:value="0.17"/>
          <table:table-cell office:value-type="float" office:value="4526.0"/>
          <table:table-cell office:value-type="float" office:value="110.0"/>
          <table:table-cell office:value-type="float" office:value="0.02"/>
          <table:table-cell office:value-type="float" office:value="336.0"/>
          <table:table-cell office:value-type="float" office:value="48.0"/>
          <table:table-cell table:formula="of:=MIN([.$B60];[.$E60];[.$H60];[.$K60];[.$N60];[.$Q60];[.$T60];[.$W60];[.$Z60];[.$AC60];[.$AF60];[.$AI60];[.$AL60];[.$AO60];[.$AR60])" office:value-type="float"/>
          <table:table-cell table:formula="of:=MIN([.$C60];[.$F60];[.$I60];[.$L60];[.$O60];[.$R60];[.$U60];[.$X60];[.$AA60];[.$AD60];[.$AG60];[.$AJ60];[.$AM60];[.$AP60];[.$AS60])" office:value-type="float"/>
          <table:table-cell table:formula="of:=MIN([.$D60];[.$G60];[.$J60];[.$M60];[.$P60];[.$S60];[.$V60];[.$Y60];[.$AB60];[.$AE60];[.$AH60];[.$AK60];[.$AN60];[.$AQ60];[.$AT60])" office:value-type="float"/>
          <table:table-cell table:formula="of:=MEDIAN([.$B60];[.$E60];[.$H60];[.$K60];[.$N60];[.$Q60];[.$T60];[.$W60];[.$Z60];[.$AC60];[.$AF60];[.$AI60];[.$AL60];[.$AO60];[.$AR60])" office:value-type="float"/>
          <table:table-cell table:formula="of:=MEDIAN([.$C60];[.$F60];[.$I60];[.$L60];[.$O60];[.$R60];[.$U60];[.$X60];[.$AA60];[.$AD60];[.$AG60];[.$AJ60];[.$AM60];[.$AP60];[.$AS60])" office:value-type="float"/>
          <table:table-cell table:formula="of:=MEDIAN([.$D60];[.$G60];[.$J60];[.$M60];[.$P60];[.$S60];[.$V60];[.$Y60];[.$AB60];[.$AE60];[.$AH60];[.$AK60];[.$AN60];[.$AQ60];[.$AT60])" office:value-type="float"/>
          <table:table-cell table:formula="of:=MAX([.$B60];[.$E60];[.$H60];[.$K60];[.$N60];[.$Q60];[.$T60];[.$W60];[.$Z60];[.$AC60];[.$AF60];[.$AI60];[.$AL60];[.$AO60];[.$AR60])" office:value-type="float"/>
          <table:table-cell table:formula="of:=MAX([.$C60];[.$F60];[.$I60];[.$L60];[.$O60];[.$R60];[.$U60];[.$X60];[.$AA60];[.$AD60];[.$AG60];[.$AJ60];[.$AM60];[.$AP60];[.$AS60])" office:value-type="float"/>
          <table:table-cell table:formula="of:=MAX([.$D60];[.$G60];[.$J60];[.$M60];[.$P60];[.$S60];[.$V60];[.$Y60];[.$AB60];[.$AE60];[.$AH60];[.$AK60];[.$AN60];[.$AQ60];[.$AT60])" office:value-type="float"/>
        </table:table-row>
        <table:table-row table:style-name="ro1">
          <table:table-cell office:value-type="string">
            <text:p>maze/maze_s6_a9_h21.lp</text:p>
          </table:table-cell>
          <table:table-cell office:value-type="float" office:value="0.03"/>
          <table:table-cell table:style-name="cellWorst" office:value-type="float" office:value="2427.0"/>
          <table:table-cell office:value-type="float" office:value="97.0"/>
          <table:table-cell office:value-type="float" office:value="0.02"/>
          <table:table-cell office:value-type="float" office:value="1275.0"/>
          <table:table-cell office:value-type="float" office:value="153.0"/>
          <table:table-cell office:value-type="float" office:value="0.01"/>
          <table:table-cell office:value-type="float" office:value="526.0"/>
          <table:table-cell table:style-name="cellBest" office:value-type="float" office:value="13.0"/>
          <table:table-cell office:value-type="float" office:value="0.01"/>
          <table:table-cell office:value-type="float" office:value="340.0"/>
          <table:table-cell office:value-type="float" office:value="71.0"/>
          <table:table-cell office:value-type="float" office:value="0.01"/>
          <table:table-cell office:value-type="float" office:value="386.0"/>
          <table:table-cell office:value-type="float" office:value="76.0"/>
          <table:table-cell office:value-type="float" office:value="0.01"/>
          <table:table-cell office:value-type="float" office:value="1045.0"/>
          <table:table-cell office:value-type="float" office:value="53.0"/>
          <table:table-cell office:value-type="float" office:value="0.03"/>
          <table:table-cell office:value-type="float" office:value="1041.0"/>
          <table:table-cell table:style-name="cellWorst" office:value-type="float" office:value="231.0"/>
          <table:table-cell office:value-type="float" office:value="0.02"/>
          <table:table-cell office:value-type="float" office:value="502.0"/>
          <table:table-cell office:value-type="float" office:value="99.0"/>
          <table:table-cell office:value-type="float" office:value="0.02"/>
          <table:table-cell office:value-type="float" office:value="389.0"/>
          <table:table-cell office:value-type="float" office:value="72.0"/>
          <table:table-cell office:value-type="float" office:value="0.01"/>
          <table:table-cell office:value-type="float" office:value="355.0"/>
          <table:table-cell office:value-type="float" office:value="70.0"/>
          <table:table-cell office:value-type="float" office:value="0.01"/>
          <table:table-cell office:value-type="float" office:value="337.0"/>
          <table:table-cell office:value-type="float" office:value="70.0"/>
          <table:table-cell office:value-type="float" office:value="0.02"/>
          <table:table-cell office:value-type="float" office:value="519.0"/>
          <table:table-cell office:value-type="float" office:value="81.0"/>
          <table:table-cell office:value-type="float" office:value="0.04"/>
          <table:table-cell office:value-type="float" office:value="702.0"/>
          <table:table-cell office:value-type="float" office:value="90.0"/>
          <table:table-cell office:value-type="float" office:value="0.06"/>
          <table:table-cell office:value-type="float" office:value="2221.0"/>
          <table:table-cell office:value-type="float" office:value="87.0"/>
          <table:table-cell office:value-type="float" office:value="0.01"/>
          <table:table-cell table:style-name="cellBest" office:value-type="float" office:value="314.0"/>
          <table:table-cell office:value-type="float" office:value="69.0"/>
          <table:table-cell table:formula="of:=MIN([.$B61];[.$E61];[.$H61];[.$K61];[.$N61];[.$Q61];[.$T61];[.$W61];[.$Z61];[.$AC61];[.$AF61];[.$AI61];[.$AL61];[.$AO61];[.$AR61])" office:value-type="float"/>
          <table:table-cell table:formula="of:=MIN([.$C61];[.$F61];[.$I61];[.$L61];[.$O61];[.$R61];[.$U61];[.$X61];[.$AA61];[.$AD61];[.$AG61];[.$AJ61];[.$AM61];[.$AP61];[.$AS61])" office:value-type="float"/>
          <table:table-cell table:formula="of:=MIN([.$D61];[.$G61];[.$J61];[.$M61];[.$P61];[.$S61];[.$V61];[.$Y61];[.$AB61];[.$AE61];[.$AH61];[.$AK61];[.$AN61];[.$AQ61];[.$AT61])" office:value-type="float"/>
          <table:table-cell table:formula="of:=MEDIAN([.$B61];[.$E61];[.$H61];[.$K61];[.$N61];[.$Q61];[.$T61];[.$W61];[.$Z61];[.$AC61];[.$AF61];[.$AI61];[.$AL61];[.$AO61];[.$AR61])" office:value-type="float"/>
          <table:table-cell table:formula="of:=MEDIAN([.$C61];[.$F61];[.$I61];[.$L61];[.$O61];[.$R61];[.$U61];[.$X61];[.$AA61];[.$AD61];[.$AG61];[.$AJ61];[.$AM61];[.$AP61];[.$AS61])" office:value-type="float"/>
          <table:table-cell table:formula="of:=MEDIAN([.$D61];[.$G61];[.$J61];[.$M61];[.$P61];[.$S61];[.$V61];[.$Y61];[.$AB61];[.$AE61];[.$AH61];[.$AK61];[.$AN61];[.$AQ61];[.$AT61])" office:value-type="float"/>
          <table:table-cell table:formula="of:=MAX([.$B61];[.$E61];[.$H61];[.$K61];[.$N61];[.$Q61];[.$T61];[.$W61];[.$Z61];[.$AC61];[.$AF61];[.$AI61];[.$AL61];[.$AO61];[.$AR61])" office:value-type="float"/>
          <table:table-cell table:formula="of:=MAX([.$C61];[.$F61];[.$I61];[.$L61];[.$O61];[.$R61];[.$U61];[.$X61];[.$AA61];[.$AD61];[.$AG61];[.$AJ61];[.$AM61];[.$AP61];[.$AS61])" office:value-type="float"/>
          <table:table-cell table:formula="of:=MAX([.$D61];[.$G61];[.$J61];[.$M61];[.$P61];[.$S61];[.$V61];[.$Y61];[.$AB61];[.$AE61];[.$AH61];[.$AK61];[.$AN61];[.$AQ61];[.$AT61])" office:value-type="float"/>
        </table:table-row>
        <table:table-row table:style-name="ro1">
          <table:table-cell office:value-type="string">
            <text:p>maze/maze_s7_a10_h42.lp</text:p>
          </table:table-cell>
          <table:table-cell office:value-type="float" office:value="0.05"/>
          <table:table-cell table:style-name="cellWorst" office:value-type="float" office:value="5485.0"/>
          <table:table-cell office:value-type="float" office:value="48.0"/>
          <table:table-cell office:value-type="float" office:value="0.02"/>
          <table:table-cell office:value-type="float" office:value="570.0"/>
          <table:table-cell office:value-type="float" office:value="19.0"/>
          <table:table-cell office:value-type="float" office:value="0.05"/>
          <table:table-cell office:value-type="float" office:value="5001.0"/>
          <table:table-cell office:value-type="float" office:value="141.0"/>
          <table:table-cell office:value-type="float" office:value="0.03"/>
          <table:table-cell office:value-type="float" office:value="584.0"/>
          <table:table-cell office:value-type="float" office:value="35.0"/>
          <table:table-cell office:value-type="float" office:value="0.01"/>
          <table:table-cell office:value-type="float" office:value="273.0"/>
          <table:table-cell table:style-name="cellBest" office:value-type="float" office:value="5.0"/>
          <table:table-cell office:value-type="float" office:value="0.02"/>
          <table:table-cell office:value-type="float" office:value="1977.0"/>
          <table:table-cell office:value-type="float" office:value="19.0"/>
          <table:table-cell office:value-type="float" office:value="0.12"/>
          <table:table-cell office:value-type="float" office:value="1905.0"/>
          <table:table-cell table:style-name="cellWorst" office:value-type="float" office:value="187.0"/>
          <table:table-cell office:value-type="float" office:value="0.06"/>
          <table:table-cell office:value-type="float" office:value="855.0"/>
          <table:table-cell office:value-type="float" office:value="168.0"/>
          <table:table-cell office:value-type="float" office:value="0.01"/>
          <table:table-cell office:value-type="float" office:value="279.0"/>
          <table:table-cell table:style-name="cellBest" office:value-type="float" office:value="5.0"/>
          <table:table-cell office:value-type="float" office:value="0.01"/>
          <table:table-cell table:style-name="cellBest" office:value-type="float" office:value="268.0"/>
          <table:table-cell table:style-name="cellBest" office:value-type="float" office:value="5.0"/>
          <table:table-cell office:value-type="float" office:value="0.01"/>
          <table:table-cell table:style-name="cellBest" office:value-type="float" office:value="268.0"/>
          <table:table-cell table:style-name="cellBest" office:value-type="float" office:value="5.0"/>
          <table:table-cell office:value-type="float" office:value="0.05"/>
          <table:table-cell office:value-type="float" office:value="1104.0"/>
          <table:table-cell office:value-type="float" office:value="55.0"/>
          <table:table-cell office:value-type="float" office:value="0.05"/>
          <table:table-cell office:value-type="float" office:value="734.0"/>
          <table:table-cell table:style-name="cellBest" office:value-type="float" office:value="5.0"/>
          <table:table-cell office:value-type="float" office:value="0.29"/>
          <table:table-cell office:value-type="float" office:value="4721.0"/>
          <table:table-cell office:value-type="float" office:value="6.0"/>
          <table:table-cell office:value-type="float" office:value="0.01"/>
          <table:table-cell office:value-type="float" office:value="273.0"/>
          <table:table-cell table:style-name="cellBest" office:value-type="float" office:value="5.0"/>
          <table:table-cell table:formula="of:=MIN([.$B62];[.$E62];[.$H62];[.$K62];[.$N62];[.$Q62];[.$T62];[.$W62];[.$Z62];[.$AC62];[.$AF62];[.$AI62];[.$AL62];[.$AO62];[.$AR62])" office:value-type="float"/>
          <table:table-cell table:formula="of:=MIN([.$C62];[.$F62];[.$I62];[.$L62];[.$O62];[.$R62];[.$U62];[.$X62];[.$AA62];[.$AD62];[.$AG62];[.$AJ62];[.$AM62];[.$AP62];[.$AS62])" office:value-type="float"/>
          <table:table-cell table:formula="of:=MIN([.$D62];[.$G62];[.$J62];[.$M62];[.$P62];[.$S62];[.$V62];[.$Y62];[.$AB62];[.$AE62];[.$AH62];[.$AK62];[.$AN62];[.$AQ62];[.$AT62])" office:value-type="float"/>
          <table:table-cell table:formula="of:=MEDIAN([.$B62];[.$E62];[.$H62];[.$K62];[.$N62];[.$Q62];[.$T62];[.$W62];[.$Z62];[.$AC62];[.$AF62];[.$AI62];[.$AL62];[.$AO62];[.$AR62])" office:value-type="float"/>
          <table:table-cell table:formula="of:=MEDIAN([.$C62];[.$F62];[.$I62];[.$L62];[.$O62];[.$R62];[.$U62];[.$X62];[.$AA62];[.$AD62];[.$AG62];[.$AJ62];[.$AM62];[.$AP62];[.$AS62])" office:value-type="float"/>
          <table:table-cell table:formula="of:=MEDIAN([.$D62];[.$G62];[.$J62];[.$M62];[.$P62];[.$S62];[.$V62];[.$Y62];[.$AB62];[.$AE62];[.$AH62];[.$AK62];[.$AN62];[.$AQ62];[.$AT62])" office:value-type="float"/>
          <table:table-cell table:formula="of:=MAX([.$B62];[.$E62];[.$H62];[.$K62];[.$N62];[.$Q62];[.$T62];[.$W62];[.$Z62];[.$AC62];[.$AF62];[.$AI62];[.$AL62];[.$AO62];[.$AR62])" office:value-type="float"/>
          <table:table-cell table:formula="of:=MAX([.$C62];[.$F62];[.$I62];[.$L62];[.$O62];[.$R62];[.$U62];[.$X62];[.$AA62];[.$AD62];[.$AG62];[.$AJ62];[.$AM62];[.$AP62];[.$AS62])" office:value-type="float"/>
          <table:table-cell table:formula="of:=MAX([.$D62];[.$G62];[.$J62];[.$M62];[.$P62];[.$S62];[.$V62];[.$Y62];[.$AB62];[.$AE62];[.$AH62];[.$AK62];[.$AN62];[.$AQ62];[.$AT62])" office:value-type="float"/>
        </table:table-row>
        <table:table-row table:style-name="ro1">
          <table:table-cell office:value-type="string">
            <text:p>maze/maze_s7_a1_h30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397.0"/>
          <table:table-cell table:style-name="cellWorst" office:value-type="float" office:value="5.0"/>
          <table:table-cell office:value-type="float" office:value="0.02"/>
          <table:table-cell office:value-type="float" office:value="32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3];[.$E63];[.$H63];[.$K63];[.$N63];[.$Q63];[.$T63];[.$W63];[.$Z63];[.$AC63];[.$AF63];[.$AI63];[.$AL63];[.$AO63];[.$AR63])" office:value-type="float"/>
          <table:table-cell table:formula="of:=MIN([.$C63];[.$F63];[.$I63];[.$L63];[.$O63];[.$R63];[.$U63];[.$X63];[.$AA63];[.$AD63];[.$AG63];[.$AJ63];[.$AM63];[.$AP63];[.$AS63])" office:value-type="float"/>
          <table:table-cell table:formula="of:=MIN([.$D63];[.$G63];[.$J63];[.$M63];[.$P63];[.$S63];[.$V63];[.$Y63];[.$AB63];[.$AE63];[.$AH63];[.$AK63];[.$AN63];[.$AQ63];[.$AT63])" office:value-type="float"/>
          <table:table-cell table:formula="of:=MEDIAN([.$B63];[.$E63];[.$H63];[.$K63];[.$N63];[.$Q63];[.$T63];[.$W63];[.$Z63];[.$AC63];[.$AF63];[.$AI63];[.$AL63];[.$AO63];[.$AR63])" office:value-type="float"/>
          <table:table-cell table:formula="of:=MEDIAN([.$C63];[.$F63];[.$I63];[.$L63];[.$O63];[.$R63];[.$U63];[.$X63];[.$AA63];[.$AD63];[.$AG63];[.$AJ63];[.$AM63];[.$AP63];[.$AS63])" office:value-type="float"/>
          <table:table-cell table:formula="of:=MEDIAN([.$D63];[.$G63];[.$J63];[.$M63];[.$P63];[.$S63];[.$V63];[.$Y63];[.$AB63];[.$AE63];[.$AH63];[.$AK63];[.$AN63];[.$AQ63];[.$AT63])" office:value-type="float"/>
          <table:table-cell table:formula="of:=MAX([.$B63];[.$E63];[.$H63];[.$K63];[.$N63];[.$Q63];[.$T63];[.$W63];[.$Z63];[.$AC63];[.$AF63];[.$AI63];[.$AL63];[.$AO63];[.$AR63])" office:value-type="float"/>
          <table:table-cell table:formula="of:=MAX([.$C63];[.$F63];[.$I63];[.$L63];[.$O63];[.$R63];[.$U63];[.$X63];[.$AA63];[.$AD63];[.$AG63];[.$AJ63];[.$AM63];[.$AP63];[.$AS63])" office:value-type="float"/>
          <table:table-cell table:formula="of:=MAX([.$D63];[.$G63];[.$J63];[.$M63];[.$P63];[.$S63];[.$V63];[.$Y63];[.$AB63];[.$AE63];[.$AH63];[.$AK63];[.$AN63];[.$AQ63];[.$AT63])" office:value-type="float"/>
        </table:table-row>
        <table:table-row table:style-name="ro1">
          <table:table-cell office:value-type="string">
            <text:p>maze/maze_s7_a2_h26.lp</text:p>
          </table:table-cell>
          <table:table-cell office:value-type="float" office:value="0.01"/>
          <table:table-cell office:value-type="float" office:value="65.0"/>
          <table:table-cell table:style-name="cellWorst" office:value-type="float" office:value="10.0"/>
          <table:table-cell office:value-type="float" office:value="0.0"/>
          <table:table-cell office:value-type="float" office:value="29.0"/>
          <table:table-cell table:style-name="cellBest" office:value-type="float" office:value="0.0"/>
          <table:table-cell office:value-type="float" office:value="0.0"/>
          <table:table-cell office:value-type="float" office:value="78.0"/>
          <table:table-cell table:style-name="cellBest" office:value-type="float" office:value="0.0"/>
          <table:table-cell office:value-type="float" office:value="0.0"/>
          <table:table-cell office:value-type="float" office:value="35.0"/>
          <table:table-cell office:value-type="float" office:value="1.0"/>
          <table:table-cell office:value-type="float" office:value="0.0"/>
          <table:table-cell office:value-type="float" office:value="24.0"/>
          <table:table-cell office:value-type="float" office:value="1.0"/>
          <table:table-cell office:value-type="float" office:value="0.0"/>
          <table:table-cell office:value-type="float" office:value="113.0"/>
          <table:table-cell office:value-type="float" office:value="1.0"/>
          <table:table-cell office:value-type="float" office:value="0.0"/>
          <table:table-cell office:value-type="float" office:value="19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8.0"/>
          <table:table-cell table:style-name="cellBest" office:value-type="float" office:value="0.0"/>
          <table:table-cell office:value-type="float" office:value="0.0"/>
          <table:table-cell office:value-type="float" office:value="25.0"/>
          <table:table-cell office:value-type="float" office:value="1.0"/>
          <table:table-cell office:value-type="float" office:value="0.0"/>
          <table:table-cell office:value-type="float" office:value="32.0"/>
          <table:table-cell office:value-type="float" office:value="8.0"/>
          <table:table-cell office:value-type="float" office:value="0.0"/>
          <table:table-cell office:value-type="float" office:value="28.0"/>
          <table:table-cell office:value-type="float" office:value="4.0"/>
          <table:table-cell office:value-type="float" office:value="0.0"/>
          <table:table-cell office:value-type="float" office:value="19.0"/>
          <table:table-cell table:style-name="cellBest" office:value-type="float" office:value="0.0"/>
          <table:table-cell office:value-type="float" office:value="0.01"/>
          <table:table-cell office:value-type="float" office:value="103.0"/>
          <table:table-cell office:value-type="float" office:value="4.0"/>
          <table:table-cell office:value-type="float" office:value="0.02"/>
          <table:table-cell table:style-name="cellWorst" office:value-type="float" office:value="610.0"/>
          <table:table-cell office:value-type="float" office:value="2.0"/>
          <table:table-cell office:value-type="float" office:value="0.0"/>
          <table:table-cell office:value-type="float" office:value="24.0"/>
          <table:table-cell office:value-type="float" office:value="1.0"/>
          <table:table-cell table:formula="of:=MIN([.$B64];[.$E64];[.$H64];[.$K64];[.$N64];[.$Q64];[.$T64];[.$W64];[.$Z64];[.$AC64];[.$AF64];[.$AI64];[.$AL64];[.$AO64];[.$AR64])" office:value-type="float"/>
          <table:table-cell table:formula="of:=MIN([.$C64];[.$F64];[.$I64];[.$L64];[.$O64];[.$R64];[.$U64];[.$X64];[.$AA64];[.$AD64];[.$AG64];[.$AJ64];[.$AM64];[.$AP64];[.$AS64])" office:value-type="float"/>
          <table:table-cell table:formula="of:=MIN([.$D64];[.$G64];[.$J64];[.$M64];[.$P64];[.$S64];[.$V64];[.$Y64];[.$AB64];[.$AE64];[.$AH64];[.$AK64];[.$AN64];[.$AQ64];[.$AT64])" office:value-type="float"/>
          <table:table-cell table:formula="of:=MEDIAN([.$B64];[.$E64];[.$H64];[.$K64];[.$N64];[.$Q64];[.$T64];[.$W64];[.$Z64];[.$AC64];[.$AF64];[.$AI64];[.$AL64];[.$AO64];[.$AR64])" office:value-type="float"/>
          <table:table-cell table:formula="of:=MEDIAN([.$C64];[.$F64];[.$I64];[.$L64];[.$O64];[.$R64];[.$U64];[.$X64];[.$AA64];[.$AD64];[.$AG64];[.$AJ64];[.$AM64];[.$AP64];[.$AS64])" office:value-type="float"/>
          <table:table-cell table:formula="of:=MEDIAN([.$D64];[.$G64];[.$J64];[.$M64];[.$P64];[.$S64];[.$V64];[.$Y64];[.$AB64];[.$AE64];[.$AH64];[.$AK64];[.$AN64];[.$AQ64];[.$AT64])" office:value-type="float"/>
          <table:table-cell table:formula="of:=MAX([.$B64];[.$E64];[.$H64];[.$K64];[.$N64];[.$Q64];[.$T64];[.$W64];[.$Z64];[.$AC64];[.$AF64];[.$AI64];[.$AL64];[.$AO64];[.$AR64])" office:value-type="float"/>
          <table:table-cell table:formula="of:=MAX([.$C64];[.$F64];[.$I64];[.$L64];[.$O64];[.$R64];[.$U64];[.$X64];[.$AA64];[.$AD64];[.$AG64];[.$AJ64];[.$AM64];[.$AP64];[.$AS64])" office:value-type="float"/>
          <table:table-cell table:formula="of:=MAX([.$D64];[.$G64];[.$J64];[.$M64];[.$P64];[.$S64];[.$V64];[.$Y64];[.$AB64];[.$AE64];[.$AH64];[.$AK64];[.$AN64];[.$AQ64];[.$AT64])" office:value-type="float"/>
        </table:table-row>
        <table:table-row table:style-name="ro1">
          <table:table-cell office:value-type="string">
            <text:p>maze/maze_s7_a3_h38.lp</text:p>
          </table:table-cell>
          <table:table-cell office:value-type="float" office:value="0.0"/>
          <table:table-cell office:value-type="float" office:value="369.0"/>
          <table:table-cell table:style-name="cellBest" office:value-type="float" office:value="1.0"/>
          <table:table-cell office:value-type="float" office:value="0.0"/>
          <table:table-cell office:value-type="float" office:value="102.0"/>
          <table:table-cell office:value-type="float" office:value="3.0"/>
          <table:table-cell office:value-type="float" office:value="0.0"/>
          <table:table-cell office:value-type="float" office:value="298.0"/>
          <table:table-cell office:value-type="float" office:value="3.0"/>
          <table:table-cell office:value-type="float" office:value="0.0"/>
          <table:table-cell office:value-type="float" office:value="60.0"/>
          <table:table-cell table:style-name="cellBest" office:value-type="float" office:value="1.0"/>
          <table:table-cell office:value-type="float" office:value="0.0"/>
          <table:table-cell office:value-type="float" office:value="63.0"/>
          <table:table-cell table:style-name="cellBest" office:value-type="float" office:value="1.0"/>
          <table:table-cell office:value-type="float" office:value="0.0"/>
          <table:table-cell office:value-type="float" office:value="274.0"/>
          <table:table-cell office:value-type="float" office:value="5.0"/>
          <table:table-cell office:value-type="float" office:value="0.0"/>
          <table:table-cell office:value-type="float" office:value="51.0"/>
          <table:table-cell office:value-type="float" office:value="4.0"/>
          <table:table-cell office:value-type="float" office:value="0.0"/>
          <table:table-cell office:value-type="float" office:value="49.0"/>
          <table:table-cell office:value-type="float" office:value="4.0"/>
          <table:table-cell office:value-type="float" office:value="0.0"/>
          <table:table-cell office:value-type="float" office:value="87.0"/>
          <table:table-cell office:value-type="float" office:value="2.0"/>
          <table:table-cell office:value-type="float" office:value="0.0"/>
          <table:table-cell office:value-type="float" office:value="51.0"/>
          <table:table-cell table:style-name="cellBest" office:value-type="float" office:value="1.0"/>
          <table:table-cell office:value-type="float" office:value="0.0"/>
          <table:table-cell office:value-type="float" office:value="51.0"/>
          <table:table-cell table:style-name="cellBest" office:value-type="float" office:value="1.0"/>
          <table:table-cell office:value-type="float" office:value="0.0"/>
          <table:table-cell table:style-name="cellBest" office:value-type="float" office:value="48.0"/>
          <table:table-cell office:value-type="float" office:value="2.0"/>
          <table:table-cell office:value-type="float" office:value="0.01"/>
          <table:table-cell office:value-type="float" office:value="182.0"/>
          <table:table-cell table:style-name="cellBest" office:value-type="float" office:value="1.0"/>
          <table:table-cell office:value-type="float" office:value="0.41"/>
          <table:table-cell table:style-name="cellWorst" office:value-type="float" office:value="11101.0"/>
          <table:table-cell table:style-name="cellWorst" office:value-type="float" office:value="385.0"/>
          <table:table-cell office:value-type="float" office:value="0.0"/>
          <table:table-cell office:value-type="float" office:value="63.0"/>
          <table:table-cell table:style-name="cellBest" office:value-type="float" office:value="1.0"/>
          <table:table-cell table:formula="of:=MIN([.$B65];[.$E65];[.$H65];[.$K65];[.$N65];[.$Q65];[.$T65];[.$W65];[.$Z65];[.$AC65];[.$AF65];[.$AI65];[.$AL65];[.$AO65];[.$AR65])" office:value-type="float"/>
          <table:table-cell table:formula="of:=MIN([.$C65];[.$F65];[.$I65];[.$L65];[.$O65];[.$R65];[.$U65];[.$X65];[.$AA65];[.$AD65];[.$AG65];[.$AJ65];[.$AM65];[.$AP65];[.$AS65])" office:value-type="float"/>
          <table:table-cell table:formula="of:=MIN([.$D65];[.$G65];[.$J65];[.$M65];[.$P65];[.$S65];[.$V65];[.$Y65];[.$AB65];[.$AE65];[.$AH65];[.$AK65];[.$AN65];[.$AQ65];[.$AT65])" office:value-type="float"/>
          <table:table-cell table:formula="of:=MEDIAN([.$B65];[.$E65];[.$H65];[.$K65];[.$N65];[.$Q65];[.$T65];[.$W65];[.$Z65];[.$AC65];[.$AF65];[.$AI65];[.$AL65];[.$AO65];[.$AR65])" office:value-type="float"/>
          <table:table-cell table:formula="of:=MEDIAN([.$C65];[.$F65];[.$I65];[.$L65];[.$O65];[.$R65];[.$U65];[.$X65];[.$AA65];[.$AD65];[.$AG65];[.$AJ65];[.$AM65];[.$AP65];[.$AS65])" office:value-type="float"/>
          <table:table-cell table:formula="of:=MEDIAN([.$D65];[.$G65];[.$J65];[.$M65];[.$P65];[.$S65];[.$V65];[.$Y65];[.$AB65];[.$AE65];[.$AH65];[.$AK65];[.$AN65];[.$AQ65];[.$AT65])" office:value-type="float"/>
          <table:table-cell table:formula="of:=MAX([.$B65];[.$E65];[.$H65];[.$K65];[.$N65];[.$Q65];[.$T65];[.$W65];[.$Z65];[.$AC65];[.$AF65];[.$AI65];[.$AL65];[.$AO65];[.$AR65])" office:value-type="float"/>
          <table:table-cell table:formula="of:=MAX([.$C65];[.$F65];[.$I65];[.$L65];[.$O65];[.$R65];[.$U65];[.$X65];[.$AA65];[.$AD65];[.$AG65];[.$AJ65];[.$AM65];[.$AP65];[.$AS65])" office:value-type="float"/>
          <table:table-cell table:formula="of:=MAX([.$D65];[.$G65];[.$J65];[.$M65];[.$P65];[.$S65];[.$V65];[.$Y65];[.$AB65];[.$AE65];[.$AH65];[.$AK65];[.$AN65];[.$AQ65];[.$AT65])" office:value-type="float"/>
        </table:table-row>
        <table:table-row table:style-name="ro1">
          <table:table-cell office:value-type="string">
            <text:p>maze/maze_s7_a4_h22.lp</text:p>
          </table:table-cell>
          <table:table-cell office:value-type="float" office:value="0.01"/>
          <table:table-cell office:value-type="float" office:value="1215.0"/>
          <table:table-cell table:style-name="cellWorst" office:value-type="float" office:value="35.0"/>
          <table:table-cell office:value-type="float" office:value="0.0"/>
          <table:table-cell office:value-type="float" office:value="79.0"/>
          <table:table-cell office:value-type="float" office:value="1.0"/>
          <table:table-cell office:value-type="float" office:value="0.0"/>
          <table:table-cell office:value-type="float" office:value="336.0"/>
          <table:table-cell office:value-type="float" office:value="2.0"/>
          <table:table-cell office:value-type="float" office:value="0.0"/>
          <table:table-cell office:value-type="float" office:value="79.0"/>
          <table:table-cell office:value-type="float" office:value="3.0"/>
          <table:table-cell office:value-type="float" office:value="0.0"/>
          <table:table-cell table:style-name="cellBest" office:value-type="float" office:value="53.0"/>
          <table:table-cell table:style-name="cellBest" office:value-type="float" office:value="0.0"/>
          <table:table-cell office:value-type="float" office:value="0.0"/>
          <table:table-cell office:value-type="float" office:value="295.0"/>
          <table:table-cell office:value-type="float" office:value="1.0"/>
          <table:table-cell office:value-type="float" office:value="0.01"/>
          <table:table-cell office:value-type="float" office:value="138.0"/>
          <table:table-cell office:value-type="float" office:value="19.0"/>
          <table:table-cell office:value-type="float" office:value="0.01"/>
          <table:table-cell office:value-type="float" office:value="76.0"/>
          <table:table-cell office:value-type="float" office:value="10.0"/>
          <table:table-cell office:value-type="float" office:value="0.0"/>
          <table:table-cell office:value-type="float" office:value="56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53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53.0"/>
          <table:table-cell table:style-name="cellBest" office:value-type="float" office:value="0.0"/>
          <table:table-cell office:value-type="float" office:value="0.0"/>
          <table:table-cell office:value-type="float" office:value="81.0"/>
          <table:table-cell office:value-type="float" office:value="5.0"/>
          <table:table-cell office:value-type="float" office:value="0.01"/>
          <table:table-cell office:value-type="float" office:value="144.0"/>
          <table:table-cell table:style-name="cellBest" office:value-type="float" office:value="0.0"/>
          <table:table-cell office:value-type="float" office:value="0.06"/>
          <table:table-cell table:style-name="cellWorst" office:value-type="float" office:value="1798.0"/>
          <table:table-cell office:value-type="float" office:value="8.0"/>
          <table:table-cell office:value-type="float" office:value="0.0"/>
          <table:table-cell table:style-name="cellBest" office:value-type="float" office:value="53.0"/>
          <table:table-cell table:style-name="cellBest" office:value-type="float" office:value="0.0"/>
          <table:table-cell table:formula="of:=MIN([.$B66];[.$E66];[.$H66];[.$K66];[.$N66];[.$Q66];[.$T66];[.$W66];[.$Z66];[.$AC66];[.$AF66];[.$AI66];[.$AL66];[.$AO66];[.$AR66])" office:value-type="float"/>
          <table:table-cell table:formula="of:=MIN([.$C66];[.$F66];[.$I66];[.$L66];[.$O66];[.$R66];[.$U66];[.$X66];[.$AA66];[.$AD66];[.$AG66];[.$AJ66];[.$AM66];[.$AP66];[.$AS66])" office:value-type="float"/>
          <table:table-cell table:formula="of:=MIN([.$D66];[.$G66];[.$J66];[.$M66];[.$P66];[.$S66];[.$V66];[.$Y66];[.$AB66];[.$AE66];[.$AH66];[.$AK66];[.$AN66];[.$AQ66];[.$AT66])" office:value-type="float"/>
          <table:table-cell table:formula="of:=MEDIAN([.$B66];[.$E66];[.$H66];[.$K66];[.$N66];[.$Q66];[.$T66];[.$W66];[.$Z66];[.$AC66];[.$AF66];[.$AI66];[.$AL66];[.$AO66];[.$AR66])" office:value-type="float"/>
          <table:table-cell table:formula="of:=MEDIAN([.$C66];[.$F66];[.$I66];[.$L66];[.$O66];[.$R66];[.$U66];[.$X66];[.$AA66];[.$AD66];[.$AG66];[.$AJ66];[.$AM66];[.$AP66];[.$AS66])" office:value-type="float"/>
          <table:table-cell table:formula="of:=MEDIAN([.$D66];[.$G66];[.$J66];[.$M66];[.$P66];[.$S66];[.$V66];[.$Y66];[.$AB66];[.$AE66];[.$AH66];[.$AK66];[.$AN66];[.$AQ66];[.$AT66])" office:value-type="float"/>
          <table:table-cell table:formula="of:=MAX([.$B66];[.$E66];[.$H66];[.$K66];[.$N66];[.$Q66];[.$T66];[.$W66];[.$Z66];[.$AC66];[.$AF66];[.$AI66];[.$AL66];[.$AO66];[.$AR66])" office:value-type="float"/>
          <table:table-cell table:formula="of:=MAX([.$C66];[.$F66];[.$I66];[.$L66];[.$O66];[.$R66];[.$U66];[.$X66];[.$AA66];[.$AD66];[.$AG66];[.$AJ66];[.$AM66];[.$AP66];[.$AS66])" office:value-type="float"/>
          <table:table-cell table:formula="of:=MAX([.$D66];[.$G66];[.$J66];[.$M66];[.$P66];[.$S66];[.$V66];[.$Y66];[.$AB66];[.$AE66];[.$AH66];[.$AK66];[.$AN66];[.$AQ66];[.$AT66])" office:value-type="float"/>
        </table:table-row>
        <table:table-row table:style-name="ro1">
          <table:table-cell office:value-type="string">
            <text:p>maze/maze_s7_a5_h35.lp</text:p>
          </table:table-cell>
          <table:table-cell office:value-type="float" office:value="0.03"/>
          <table:table-cell table:style-name="cellWorst" office:value-type="float" office:value="2707.0"/>
          <table:table-cell table:style-name="cellWorst" office:value-type="float" office:value="44.0"/>
          <table:table-cell office:value-type="float" office:value="0.01"/>
          <table:table-cell office:value-type="float" office:value="276.0"/>
          <table:table-cell table:style-name="cellBest" office:value-type="float" office:value="1.0"/>
          <table:table-cell office:value-type="float" office:value="0.01"/>
          <table:table-cell office:value-type="float" office:value="946.0"/>
          <table:table-cell office:value-type="float" office:value="3.0"/>
          <table:table-cell office:value-type="float" office:value="0.01"/>
          <table:table-cell office:value-type="float" office:value="186.0"/>
          <table:table-cell table:style-name="cellBest" office:value-type="float" office:value="1.0"/>
          <table:table-cell office:value-type="float" office:value="0.01"/>
          <table:table-cell office:value-type="float" office:value="146.0"/>
          <table:table-cell office:value-type="float" office:value="2.0"/>
          <table:table-cell office:value-type="float" office:value="0.01"/>
          <table:table-cell office:value-type="float" office:value="1224.0"/>
          <table:table-cell office:value-type="float" office:value="4.0"/>
          <table:table-cell office:value-type="float" office:value="0.03"/>
          <table:table-cell office:value-type="float" office:value="355.0"/>
          <table:table-cell office:value-type="float" office:value="35.0"/>
          <table:table-cell office:value-type="float" office:value="0.02"/>
          <table:table-cell office:value-type="float" office:value="358.0"/>
          <table:table-cell office:value-type="float" office:value="28.0"/>
          <table:table-cell office:value-type="float" office:value="0.01"/>
          <table:table-cell office:value-type="float" office:value="148.0"/>
          <table:table-cell office:value-type="float" office:value="2.0"/>
          <table:table-cell office:value-type="float" office:value="0.01"/>
          <table:table-cell office:value-type="float" office:value="161.0"/>
          <table:table-cell office:value-type="float" office:value="3.0"/>
          <table:table-cell office:value-type="float" office:value="0.01"/>
          <table:table-cell office:value-type="float" office:value="161.0"/>
          <table:table-cell office:value-type="float" office:value="3.0"/>
          <table:table-cell office:value-type="float" office:value="0.01"/>
          <table:table-cell table:style-name="cellBest" office:value-type="float" office:value="124.0"/>
          <table:table-cell table:style-name="cellBest" office:value-type="float" office:value="1.0"/>
          <table:table-cell office:value-type="float" office:value="0.02"/>
          <table:table-cell office:value-type="float" office:value="360.0"/>
          <table:table-cell office:value-type="float" office:value="3.0"/>
          <table:table-cell office:value-type="float" office:value="0.11"/>
          <table:table-cell office:value-type="float" office:value="1985.0"/>
          <table:table-cell office:value-type="float" office:value="2.0"/>
          <table:table-cell office:value-type="float" office:value="0.01"/>
          <table:table-cell office:value-type="float" office:value="146.0"/>
          <table:table-cell office:value-type="float" office:value="2.0"/>
          <table:table-cell table:formula="of:=MIN([.$B67];[.$E67];[.$H67];[.$K67];[.$N67];[.$Q67];[.$T67];[.$W67];[.$Z67];[.$AC67];[.$AF67];[.$AI67];[.$AL67];[.$AO67];[.$AR67])" office:value-type="float"/>
          <table:table-cell table:formula="of:=MIN([.$C67];[.$F67];[.$I67];[.$L67];[.$O67];[.$R67];[.$U67];[.$X67];[.$AA67];[.$AD67];[.$AG67];[.$AJ67];[.$AM67];[.$AP67];[.$AS67])" office:value-type="float"/>
          <table:table-cell table:formula="of:=MIN([.$D67];[.$G67];[.$J67];[.$M67];[.$P67];[.$S67];[.$V67];[.$Y67];[.$AB67];[.$AE67];[.$AH67];[.$AK67];[.$AN67];[.$AQ67];[.$AT67])" office:value-type="float"/>
          <table:table-cell table:formula="of:=MEDIAN([.$B67];[.$E67];[.$H67];[.$K67];[.$N67];[.$Q67];[.$T67];[.$W67];[.$Z67];[.$AC67];[.$AF67];[.$AI67];[.$AL67];[.$AO67];[.$AR67])" office:value-type="float"/>
          <table:table-cell table:formula="of:=MEDIAN([.$C67];[.$F67];[.$I67];[.$L67];[.$O67];[.$R67];[.$U67];[.$X67];[.$AA67];[.$AD67];[.$AG67];[.$AJ67];[.$AM67];[.$AP67];[.$AS67])" office:value-type="float"/>
          <table:table-cell table:formula="of:=MEDIAN([.$D67];[.$G67];[.$J67];[.$M67];[.$P67];[.$S67];[.$V67];[.$Y67];[.$AB67];[.$AE67];[.$AH67];[.$AK67];[.$AN67];[.$AQ67];[.$AT67])" office:value-type="float"/>
          <table:table-cell table:formula="of:=MAX([.$B67];[.$E67];[.$H67];[.$K67];[.$N67];[.$Q67];[.$T67];[.$W67];[.$Z67];[.$AC67];[.$AF67];[.$AI67];[.$AL67];[.$AO67];[.$AR67])" office:value-type="float"/>
          <table:table-cell table:formula="of:=MAX([.$C67];[.$F67];[.$I67];[.$L67];[.$O67];[.$R67];[.$U67];[.$X67];[.$AA67];[.$AD67];[.$AG67];[.$AJ67];[.$AM67];[.$AP67];[.$AS67])" office:value-type="float"/>
          <table:table-cell table:formula="of:=MAX([.$D67];[.$G67];[.$J67];[.$M67];[.$P67];[.$S67];[.$V67];[.$Y67];[.$AB67];[.$AE67];[.$AH67];[.$AK67];[.$AN67];[.$AQ67];[.$AT67])" office:value-type="float"/>
        </table:table-row>
        <table:table-row table:style-name="ro1">
          <table:table-cell office:value-type="string">
            <text:p>maze/maze_s7_a6_h28.lp</text:p>
          </table:table-cell>
          <table:table-cell office:value-type="float" office:value="0.02"/>
          <table:table-cell office:value-type="float" office:value="1425.0"/>
          <table:table-cell office:value-type="float" office:value="49.0"/>
          <table:table-cell office:value-type="float" office:value="0.01"/>
          <table:table-cell office:value-type="float" office:value="169.0"/>
          <table:table-cell office:value-type="float" office:value="4.0"/>
          <table:table-cell office:value-type="float" office:value="0.01"/>
          <table:table-cell office:value-type="float" office:value="513.0"/>
          <table:table-cell office:value-type="float" office:value="58.0"/>
          <table:table-cell office:value-type="float" office:value="0.01"/>
          <table:table-cell office:value-type="float" office:value="134.0"/>
          <table:table-cell office:value-type="float" office:value="5.0"/>
          <table:table-cell office:value-type="float" office:value="0.01"/>
          <table:table-cell office:value-type="float" office:value="83.0"/>
          <table:table-cell table:style-name="cellBest" office:value-type="float" office:value="3.0"/>
          <table:table-cell office:value-type="float" office:value="0.01"/>
          <table:table-cell office:value-type="float" office:value="1109.0"/>
          <table:table-cell table:style-name="cellWorst" office:value-type="float" office:value="62.0"/>
          <table:table-cell office:value-type="float" office:value="0.02"/>
          <table:table-cell office:value-type="float" office:value="323.0"/>
          <table:table-cell office:value-type="float" office:value="34.0"/>
          <table:table-cell office:value-type="float" office:value="0.01"/>
          <table:table-cell office:value-type="float" office:value="296.0"/>
          <table:table-cell office:value-type="float" office:value="27.0"/>
          <table:table-cell office:value-type="float" office:value="0.01"/>
          <table:table-cell office:value-type="float" office:value="88.0"/>
          <table:table-cell table:style-name="cellBest" office:value-type="float" office:value="3.0"/>
          <table:table-cell office:value-type="float" office:value="0.01"/>
          <table:table-cell table:style-name="cellBest" office:value-type="float" office:value="80.0"/>
          <table:table-cell office:value-type="float" office:value="4.0"/>
          <table:table-cell office:value-type="float" office:value="0.01"/>
          <table:table-cell office:value-type="float" office:value="81.0"/>
          <table:table-cell office:value-type="float" office:value="4.0"/>
          <table:table-cell office:value-type="float" office:value="0.01"/>
          <table:table-cell office:value-type="float" office:value="334.0"/>
          <table:table-cell office:value-type="float" office:value="30.0"/>
          <table:table-cell office:value-type="float" office:value="0.02"/>
          <table:table-cell office:value-type="float" office:value="261.0"/>
          <table:table-cell table:style-name="cellBest" office:value-type="float" office:value="3.0"/>
          <table:table-cell office:value-type="float" office:value="0.15"/>
          <table:table-cell table:style-name="cellWorst" office:value-type="float" office:value="3247.0"/>
          <table:table-cell office:value-type="float" office:value="15.0"/>
          <table:table-cell office:value-type="float" office:value="0.01"/>
          <table:table-cell office:value-type="float" office:value="83.0"/>
          <table:table-cell table:style-name="cellBest" office:value-type="float" office:value="3.0"/>
          <table:table-cell table:formula="of:=MIN([.$B68];[.$E68];[.$H68];[.$K68];[.$N68];[.$Q68];[.$T68];[.$W68];[.$Z68];[.$AC68];[.$AF68];[.$AI68];[.$AL68];[.$AO68];[.$AR68])" office:value-type="float"/>
          <table:table-cell table:formula="of:=MIN([.$C68];[.$F68];[.$I68];[.$L68];[.$O68];[.$R68];[.$U68];[.$X68];[.$AA68];[.$AD68];[.$AG68];[.$AJ68];[.$AM68];[.$AP68];[.$AS68])" office:value-type="float"/>
          <table:table-cell table:formula="of:=MIN([.$D68];[.$G68];[.$J68];[.$M68];[.$P68];[.$S68];[.$V68];[.$Y68];[.$AB68];[.$AE68];[.$AH68];[.$AK68];[.$AN68];[.$AQ68];[.$AT68])" office:value-type="float"/>
          <table:table-cell table:formula="of:=MEDIAN([.$B68];[.$E68];[.$H68];[.$K68];[.$N68];[.$Q68];[.$T68];[.$W68];[.$Z68];[.$AC68];[.$AF68];[.$AI68];[.$AL68];[.$AO68];[.$AR68])" office:value-type="float"/>
          <table:table-cell table:formula="of:=MEDIAN([.$C68];[.$F68];[.$I68];[.$L68];[.$O68];[.$R68];[.$U68];[.$X68];[.$AA68];[.$AD68];[.$AG68];[.$AJ68];[.$AM68];[.$AP68];[.$AS68])" office:value-type="float"/>
          <table:table-cell table:formula="of:=MEDIAN([.$D68];[.$G68];[.$J68];[.$M68];[.$P68];[.$S68];[.$V68];[.$Y68];[.$AB68];[.$AE68];[.$AH68];[.$AK68];[.$AN68];[.$AQ68];[.$AT68])" office:value-type="float"/>
          <table:table-cell table:formula="of:=MAX([.$B68];[.$E68];[.$H68];[.$K68];[.$N68];[.$Q68];[.$T68];[.$W68];[.$Z68];[.$AC68];[.$AF68];[.$AI68];[.$AL68];[.$AO68];[.$AR68])" office:value-type="float"/>
          <table:table-cell table:formula="of:=MAX([.$C68];[.$F68];[.$I68];[.$L68];[.$O68];[.$R68];[.$U68];[.$X68];[.$AA68];[.$AD68];[.$AG68];[.$AJ68];[.$AM68];[.$AP68];[.$AS68])" office:value-type="float"/>
          <table:table-cell table:formula="of:=MAX([.$D68];[.$G68];[.$J68];[.$M68];[.$P68];[.$S68];[.$V68];[.$Y68];[.$AB68];[.$AE68];[.$AH68];[.$AK68];[.$AN68];[.$AQ68];[.$AT68])" office:value-type="float"/>
        </table:table-row>
        <table:table-row table:style-name="ro1">
          <table:table-cell office:value-type="string">
            <text:p>maze/maze_s7_a7_h22.lp</text:p>
          </table:table-cell>
          <table:table-cell office:value-type="float" office:value="0.02"/>
          <table:table-cell office:value-type="float" office:value="1232.0"/>
          <table:table-cell office:value-type="float" office:value="48.0"/>
          <table:table-cell office:value-type="float" office:value="0.01"/>
          <table:table-cell office:value-type="float" office:value="128.0"/>
          <table:table-cell office:value-type="float" office:value="4.0"/>
          <table:table-cell office:value-type="float" office:value="0.01"/>
          <table:table-cell office:value-type="float" office:value="368.0"/>
          <table:table-cell office:value-type="float" office:value="5.0"/>
          <table:table-cell office:value-type="float" office:value="0.01"/>
          <table:table-cell office:value-type="float" office:value="107.0"/>
          <table:table-cell office:value-type="float" office:value="6.0"/>
          <table:table-cell office:value-type="float" office:value="0.01"/>
          <table:table-cell table:style-name="cellBest" office:value-type="float" office:value="60.0"/>
          <table:table-cell table:style-name="cellBest" office:value-type="float" office:value="0.0"/>
          <table:table-cell office:value-type="float" office:value="0.01"/>
          <table:table-cell office:value-type="float" office:value="1278.0"/>
          <table:table-cell office:value-type="float" office:value="68.0"/>
          <table:table-cell office:value-type="float" office:value="0.03"/>
          <table:table-cell office:value-type="float" office:value="538.0"/>
          <table:table-cell office:value-type="float" office:value="41.0"/>
          <table:table-cell office:value-type="float" office:value="0.01"/>
          <table:table-cell office:value-type="float" office:value="276.0"/>
          <table:table-cell office:value-type="float" office:value="25.0"/>
          <table:table-cell office:value-type="float" office:value="0.01"/>
          <table:table-cell office:value-type="float" office:value="66.0"/>
          <table:table-cell table:style-name="cellBest" office:value-type="float" office:value="0.0"/>
          <table:table-cell office:value-type="float" office:value="0.01"/>
          <table:table-cell table:style-name="cellBest" office:value-type="float" office:value="60.0"/>
          <table:table-cell table:style-name="cellBest" office:value-type="float" office:value="0.0"/>
          <table:table-cell office:value-type="float" office:value="0.01"/>
          <table:table-cell table:style-name="cellBest" office:value-type="float" office:value="60.0"/>
          <table:table-cell table:style-name="cellBest" office:value-type="float" office:value="0.0"/>
          <table:table-cell office:value-type="float" office:value="0.01"/>
          <table:table-cell office:value-type="float" office:value="73.0"/>
          <table:table-cell office:value-type="float" office:value="3.0"/>
          <table:table-cell office:value-type="float" office:value="0.01"/>
          <table:table-cell office:value-type="float" office:value="211.0"/>
          <table:table-cell table:style-name="cellBest" office:value-type="float" office:value="0.0"/>
          <table:table-cell office:value-type="float" office:value="1.63"/>
          <table:table-cell table:style-name="cellWorst" office:value-type="float" office:value="15345.0"/>
          <table:table-cell table:style-name="cellWorst" office:value-type="float" office:value="5055.0"/>
          <table:table-cell office:value-type="float" office:value="0.01"/>
          <table:table-cell table:style-name="cellBest" office:value-type="float" office:value="60.0"/>
          <table:table-cell table:style-name="cellBest" office:value-type="float" office:value="0.0"/>
          <table:table-cell table:formula="of:=MIN([.$B69];[.$E69];[.$H69];[.$K69];[.$N69];[.$Q69];[.$T69];[.$W69];[.$Z69];[.$AC69];[.$AF69];[.$AI69];[.$AL69];[.$AO69];[.$AR69])" office:value-type="float"/>
          <table:table-cell table:formula="of:=MIN([.$C69];[.$F69];[.$I69];[.$L69];[.$O69];[.$R69];[.$U69];[.$X69];[.$AA69];[.$AD69];[.$AG69];[.$AJ69];[.$AM69];[.$AP69];[.$AS69])" office:value-type="float"/>
          <table:table-cell table:formula="of:=MIN([.$D69];[.$G69];[.$J69];[.$M69];[.$P69];[.$S69];[.$V69];[.$Y69];[.$AB69];[.$AE69];[.$AH69];[.$AK69];[.$AN69];[.$AQ69];[.$AT69])" office:value-type="float"/>
          <table:table-cell table:formula="of:=MEDIAN([.$B69];[.$E69];[.$H69];[.$K69];[.$N69];[.$Q69];[.$T69];[.$W69];[.$Z69];[.$AC69];[.$AF69];[.$AI69];[.$AL69];[.$AO69];[.$AR69])" office:value-type="float"/>
          <table:table-cell table:formula="of:=MEDIAN([.$C69];[.$F69];[.$I69];[.$L69];[.$O69];[.$R69];[.$U69];[.$X69];[.$AA69];[.$AD69];[.$AG69];[.$AJ69];[.$AM69];[.$AP69];[.$AS69])" office:value-type="float"/>
          <table:table-cell table:formula="of:=MEDIAN([.$D69];[.$G69];[.$J69];[.$M69];[.$P69];[.$S69];[.$V69];[.$Y69];[.$AB69];[.$AE69];[.$AH69];[.$AK69];[.$AN69];[.$AQ69];[.$AT69])" office:value-type="float"/>
          <table:table-cell table:formula="of:=MAX([.$B69];[.$E69];[.$H69];[.$K69];[.$N69];[.$Q69];[.$T69];[.$W69];[.$Z69];[.$AC69];[.$AF69];[.$AI69];[.$AL69];[.$AO69];[.$AR69])" office:value-type="float"/>
          <table:table-cell table:formula="of:=MAX([.$C69];[.$F69];[.$I69];[.$L69];[.$O69];[.$R69];[.$U69];[.$X69];[.$AA69];[.$AD69];[.$AG69];[.$AJ69];[.$AM69];[.$AP69];[.$AS69])" office:value-type="float"/>
          <table:table-cell table:formula="of:=MAX([.$D69];[.$G69];[.$J69];[.$M69];[.$P69];[.$S69];[.$V69];[.$Y69];[.$AB69];[.$AE69];[.$AH69];[.$AK69];[.$AN69];[.$AQ69];[.$AT69])" office:value-type="float"/>
        </table:table-row>
        <table:table-row table:style-name="ro1">
          <table:table-cell office:value-type="string">
            <text:p>maze/maze_s7_a8_h24.lp</text:p>
          </table:table-cell>
          <table:table-cell office:value-type="float" office:value="0.02"/>
          <table:table-cell office:value-type="float" office:value="2227.0"/>
          <table:table-cell office:value-type="float" office:value="103.0"/>
          <table:table-cell office:value-type="float" office:value="0.04"/>
          <table:table-cell office:value-type="float" office:value="1442.0"/>
          <table:table-cell office:value-type="float" office:value="433.0"/>
          <table:table-cell office:value-type="float" office:value="0.03"/>
          <table:table-cell office:value-type="float" office:value="2006.0"/>
          <table:table-cell office:value-type="float" office:value="314.0"/>
          <table:table-cell office:value-type="float" office:value="0.03"/>
          <table:table-cell office:value-type="float" office:value="810.0"/>
          <table:table-cell office:value-type="float" office:value="200.0"/>
          <table:table-cell office:value-type="float" office:value="0.04"/>
          <table:table-cell office:value-type="float" office:value="1426.0"/>
          <table:table-cell office:value-type="float" office:value="518.0"/>
          <table:table-cell office:value-type="float" office:value="0.02"/>
          <table:table-cell office:value-type="float" office:value="1651.0"/>
          <table:table-cell office:value-type="float" office:value="153.0"/>
          <table:table-cell office:value-type="float" office:value="0.03"/>
          <table:table-cell office:value-type="float" office:value="1039.0"/>
          <table:table-cell office:value-type="float" office:value="200.0"/>
          <table:table-cell office:value-type="float" office:value="0.02"/>
          <table:table-cell table:style-name="cellBest" office:value-type="float" office:value="435.0"/>
          <table:table-cell table:style-name="cellBest" office:value-type="float" office:value="44.0"/>
          <table:table-cell office:value-type="float" office:value="0.02"/>
          <table:table-cell office:value-type="float" office:value="825.0"/>
          <table:table-cell office:value-type="float" office:value="208.0"/>
          <table:table-cell office:value-type="float" office:value="0.05"/>
          <table:table-cell office:value-type="float" office:value="1952.0"/>
          <table:table-cell office:value-type="float" office:value="856.0"/>
          <table:table-cell office:value-type="float" office:value="0.03"/>
          <table:table-cell office:value-type="float" office:value="939.0"/>
          <table:table-cell office:value-type="float" office:value="314.0"/>
          <table:table-cell office:value-type="float" office:value="0.63"/>
          <table:table-cell table:style-name="cellWorst" office:value-type="float" office:value="28487.0"/>
          <table:table-cell table:style-name="cellWorst" office:value-type="float" office:value="2513.0"/>
          <table:table-cell office:value-type="float" office:value="0.03"/>
          <table:table-cell office:value-type="float" office:value="787.0"/>
          <table:table-cell office:value-type="float" office:value="114.0"/>
          <table:table-cell office:value-type="float" office:value="0.11"/>
          <table:table-cell office:value-type="float" office:value="3349.0"/>
          <table:table-cell office:value-type="float" office:value="286.0"/>
          <table:table-cell office:value-type="float" office:value="0.06"/>
          <table:table-cell office:value-type="float" office:value="4133.0"/>
          <table:table-cell office:value-type="float" office:value="517.0"/>
          <table:table-cell table:formula="of:=MIN([.$B70];[.$E70];[.$H70];[.$K70];[.$N70];[.$Q70];[.$T70];[.$W70];[.$Z70];[.$AC70];[.$AF70];[.$AI70];[.$AL70];[.$AO70];[.$AR70])" office:value-type="float"/>
          <table:table-cell table:formula="of:=MIN([.$C70];[.$F70];[.$I70];[.$L70];[.$O70];[.$R70];[.$U70];[.$X70];[.$AA70];[.$AD70];[.$AG70];[.$AJ70];[.$AM70];[.$AP70];[.$AS70])" office:value-type="float"/>
          <table:table-cell table:formula="of:=MIN([.$D70];[.$G70];[.$J70];[.$M70];[.$P70];[.$S70];[.$V70];[.$Y70];[.$AB70];[.$AE70];[.$AH70];[.$AK70];[.$AN70];[.$AQ70];[.$AT70])" office:value-type="float"/>
          <table:table-cell table:formula="of:=MEDIAN([.$B70];[.$E70];[.$H70];[.$K70];[.$N70];[.$Q70];[.$T70];[.$W70];[.$Z70];[.$AC70];[.$AF70];[.$AI70];[.$AL70];[.$AO70];[.$AR70])" office:value-type="float"/>
          <table:table-cell table:formula="of:=MEDIAN([.$C70];[.$F70];[.$I70];[.$L70];[.$O70];[.$R70];[.$U70];[.$X70];[.$AA70];[.$AD70];[.$AG70];[.$AJ70];[.$AM70];[.$AP70];[.$AS70])" office:value-type="float"/>
          <table:table-cell table:formula="of:=MEDIAN([.$D70];[.$G70];[.$J70];[.$M70];[.$P70];[.$S70];[.$V70];[.$Y70];[.$AB70];[.$AE70];[.$AH70];[.$AK70];[.$AN70];[.$AQ70];[.$AT70])" office:value-type="float"/>
          <table:table-cell table:formula="of:=MAX([.$B70];[.$E70];[.$H70];[.$K70];[.$N70];[.$Q70];[.$T70];[.$W70];[.$Z70];[.$AC70];[.$AF70];[.$AI70];[.$AL70];[.$AO70];[.$AR70])" office:value-type="float"/>
          <table:table-cell table:formula="of:=MAX([.$C70];[.$F70];[.$I70];[.$L70];[.$O70];[.$R70];[.$U70];[.$X70];[.$AA70];[.$AD70];[.$AG70];[.$AJ70];[.$AM70];[.$AP70];[.$AS70])" office:value-type="float"/>
          <table:table-cell table:formula="of:=MAX([.$D70];[.$G70];[.$J70];[.$M70];[.$P70];[.$S70];[.$V70];[.$Y70];[.$AB70];[.$AE70];[.$AH70];[.$AK70];[.$AN70];[.$AQ70];[.$AT70])" office:value-type="float"/>
        </table:table-row>
        <table:table-row table:style-name="ro1">
          <table:table-cell office:value-type="string">
            <text:p>maze/maze_s7_a9_h38.lp</text:p>
          </table:table-cell>
          <table:table-cell office:value-type="float" office:value="0.22"/>
          <table:table-cell office:value-type="float" office:value="8768.0"/>
          <table:table-cell office:value-type="float" office:value="1017.0"/>
          <table:table-cell office:value-type="float" office:value="0.14"/>
          <table:table-cell office:value-type="float" office:value="2630.0"/>
          <table:table-cell office:value-type="float" office:value="982.0"/>
          <table:table-cell table:style-name="cellBest" office:value-type="float" office:value="0.02"/>
          <table:table-cell table:style-name="cellBest" office:value-type="float" office:value="1783.0"/>
          <table:table-cell table:style-name="cellBest" office:value-type="float" office:value="31.0"/>
          <table:table-cell office:value-type="float" office:value="1.47"/>
          <table:table-cell office:value-type="float" office:value="119342.0"/>
          <table:table-cell office:value-type="float" office:value="8957.0"/>
          <table:table-cell office:value-type="float" office:value="0.2"/>
          <table:table-cell office:value-type="float" office:value="5373.0"/>
          <table:table-cell office:value-type="float" office:value="1225.0"/>
          <table:table-cell office:value-type="float" office:value="0.17"/>
          <table:table-cell office:value-type="float" office:value="11017.0"/>
          <table:table-cell office:value-type="float" office:value="1223.0"/>
          <table:table-cell office:value-type="float" office:value="0.24"/>
          <table:table-cell office:value-type="float" office:value="3099.0"/>
          <table:table-cell office:value-type="float" office:value="1461.0"/>
          <table:table-cell office:value-type="float" office:value="0.19"/>
          <table:table-cell office:value-type="float" office:value="2674.0"/>
          <table:table-cell office:value-type="float" office:value="1209.0"/>
          <table:table-cell office:value-type="float" office:value="0.76"/>
          <table:table-cell office:value-type="float" office:value="59141.0"/>
          <table:table-cell office:value-type="float" office:value="3290.0"/>
          <table:table-cell office:value-type="float" office:value="0.2"/>
          <table:table-cell office:value-type="float" office:value="11963.0"/>
          <table:table-cell office:value-type="float" office:value="1348.0"/>
          <table:table-cell office:value-type="float" office:value="0.19"/>
          <table:table-cell office:value-type="float" office:value="6128.0"/>
          <table:table-cell office:value-type="float" office:value="1237.0"/>
          <table:table-cell table:style-name="cellWorst" office:value-type="float" office:value="24.42"/>
          <table:table-cell table:style-name="cellWorst" office:value-type="float" office:value="546445.0"/>
          <table:table-cell table:style-name="cellWorst" office:value-type="float" office:value="82046.0"/>
          <table:table-cell office:value-type="float" office:value="1.01"/>
          <table:table-cell office:value-type="float" office:value="48211.0"/>
          <table:table-cell office:value-type="float" office:value="3802.0"/>
          <table:table-cell office:value-type="float" office:value="0.88"/>
          <table:table-cell office:value-type="float" office:value="20970.0"/>
          <table:table-cell office:value-type="float" office:value="524.0"/>
          <table:table-cell office:value-type="float" office:value="0.72"/>
          <table:table-cell office:value-type="float" office:value="59668.0"/>
          <table:table-cell office:value-type="float" office:value="6332.0"/>
          <table:table-cell table:formula="of:=MIN([.$B71];[.$E71];[.$H71];[.$K71];[.$N71];[.$Q71];[.$T71];[.$W71];[.$Z71];[.$AC71];[.$AF71];[.$AI71];[.$AL71];[.$AO71];[.$AR71])" office:value-type="float"/>
          <table:table-cell table:formula="of:=MIN([.$C71];[.$F71];[.$I71];[.$L71];[.$O71];[.$R71];[.$U71];[.$X71];[.$AA71];[.$AD71];[.$AG71];[.$AJ71];[.$AM71];[.$AP71];[.$AS71])" office:value-type="float"/>
          <table:table-cell table:formula="of:=MIN([.$D71];[.$G71];[.$J71];[.$M71];[.$P71];[.$S71];[.$V71];[.$Y71];[.$AB71];[.$AE71];[.$AH71];[.$AK71];[.$AN71];[.$AQ71];[.$AT71])" office:value-type="float"/>
          <table:table-cell table:formula="of:=MEDIAN([.$B71];[.$E71];[.$H71];[.$K71];[.$N71];[.$Q71];[.$T71];[.$W71];[.$Z71];[.$AC71];[.$AF71];[.$AI71];[.$AL71];[.$AO71];[.$AR71])" office:value-type="float"/>
          <table:table-cell table:formula="of:=MEDIAN([.$C71];[.$F71];[.$I71];[.$L71];[.$O71];[.$R71];[.$U71];[.$X71];[.$AA71];[.$AD71];[.$AG71];[.$AJ71];[.$AM71];[.$AP71];[.$AS71])" office:value-type="float"/>
          <table:table-cell table:formula="of:=MEDIAN([.$D71];[.$G71];[.$J71];[.$M71];[.$P71];[.$S71];[.$V71];[.$Y71];[.$AB71];[.$AE71];[.$AH71];[.$AK71];[.$AN71];[.$AQ71];[.$AT71])" office:value-type="float"/>
          <table:table-cell table:formula="of:=MAX([.$B71];[.$E71];[.$H71];[.$K71];[.$N71];[.$Q71];[.$T71];[.$W71];[.$Z71];[.$AC71];[.$AF71];[.$AI71];[.$AL71];[.$AO71];[.$AR71])" office:value-type="float"/>
          <table:table-cell table:formula="of:=MAX([.$C71];[.$F71];[.$I71];[.$L71];[.$O71];[.$R71];[.$U71];[.$X71];[.$AA71];[.$AD71];[.$AG71];[.$AJ71];[.$AM71];[.$AP71];[.$AS71])" office:value-type="float"/>
          <table:table-cell table:formula="of:=MAX([.$D71];[.$G71];[.$J71];[.$M71];[.$P71];[.$S71];[.$V71];[.$Y71];[.$AB71];[.$AE71];[.$AH71];[.$AK71];[.$AN71];[.$AQ71];[.$AT71])" office:value-type="float"/>
        </table:table-row>
        <table:table-row table:style-name="ro1">
          <table:table-cell office:value-type="string">
            <text:p>maze/maze_s8_a10_h26.lp</text:p>
          </table:table-cell>
          <table:table-cell office:value-type="float" office:value="0.06"/>
          <table:table-cell table:style-name="cellWorst" office:value-type="float" office:value="8089.0"/>
          <table:table-cell office:value-type="float" office:value="88.0"/>
          <table:table-cell office:value-type="float" office:value="0.02"/>
          <table:table-cell office:value-type="float" office:value="729.0"/>
          <table:table-cell office:value-type="float" office:value="22.0"/>
          <table:table-cell office:value-type="float" office:value="0.04"/>
          <table:table-cell office:value-type="float" office:value="2438.0"/>
          <table:table-cell office:value-type="float" office:value="149.0"/>
          <table:table-cell office:value-type="float" office:value="0.04"/>
          <table:table-cell office:value-type="float" office:value="1338.0"/>
          <table:table-cell table:style-name="cellWorst" office:value-type="float" office:value="243.0"/>
          <table:table-cell office:value-type="float" office:value="0.01"/>
          <table:table-cell office:value-type="float" office:value="204.0"/>
          <table:table-cell office:value-type="float" office:value="10.0"/>
          <table:table-cell office:value-type="float" office:value="0.02"/>
          <table:table-cell office:value-type="float" office:value="2319.0"/>
          <table:table-cell table:style-name="cellBest" office:value-type="float" office:value="8.0"/>
          <table:table-cell office:value-type="float" office:value="0.03"/>
          <table:table-cell office:value-type="float" office:value="642.0"/>
          <table:table-cell office:value-type="float" office:value="61.0"/>
          <table:table-cell office:value-type="float" office:value="0.03"/>
          <table:table-cell office:value-type="float" office:value="526.0"/>
          <table:table-cell office:value-type="float" office:value="46.0"/>
          <table:table-cell office:value-type="float" office:value="0.01"/>
          <table:table-cell office:value-type="float" office:value="212.0"/>
          <table:table-cell office:value-type="float" office:value="10.0"/>
          <table:table-cell office:value-type="float" office:value="0.01"/>
          <table:table-cell office:value-type="float" office:value="194.0"/>
          <table:table-cell table:style-name="cellBest" office:value-type="float" office:value="8.0"/>
          <table:table-cell office:value-type="float" office:value="0.01"/>
          <table:table-cell table:style-name="cellBest" office:value-type="float" office:value="189.0"/>
          <table:table-cell table:style-name="cellBest" office:value-type="float" office:value="8.0"/>
          <table:table-cell office:value-type="float" office:value="0.02"/>
          <table:table-cell office:value-type="float" office:value="332.0"/>
          <table:table-cell office:value-type="float" office:value="28.0"/>
          <table:table-cell office:value-type="float" office:value="0.03"/>
          <table:table-cell office:value-type="float" office:value="558.0"/>
          <table:table-cell table:style-name="cellBest" office:value-type="float" office:value="8.0"/>
          <table:table-cell office:value-type="float" office:value="0.28"/>
          <table:table-cell office:value-type="float" office:value="5087.0"/>
          <table:table-cell office:value-type="float" office:value="10.0"/>
          <table:table-cell office:value-type="float" office:value="0.01"/>
          <table:table-cell office:value-type="float" office:value="204.0"/>
          <table:table-cell office:value-type="float" office:value="10.0"/>
          <table:table-cell table:formula="of:=MIN([.$B72];[.$E72];[.$H72];[.$K72];[.$N72];[.$Q72];[.$T72];[.$W72];[.$Z72];[.$AC72];[.$AF72];[.$AI72];[.$AL72];[.$AO72];[.$AR72])" office:value-type="float"/>
          <table:table-cell table:formula="of:=MIN([.$C72];[.$F72];[.$I72];[.$L72];[.$O72];[.$R72];[.$U72];[.$X72];[.$AA72];[.$AD72];[.$AG72];[.$AJ72];[.$AM72];[.$AP72];[.$AS72])" office:value-type="float"/>
          <table:table-cell table:formula="of:=MIN([.$D72];[.$G72];[.$J72];[.$M72];[.$P72];[.$S72];[.$V72];[.$Y72];[.$AB72];[.$AE72];[.$AH72];[.$AK72];[.$AN72];[.$AQ72];[.$AT72])" office:value-type="float"/>
          <table:table-cell table:formula="of:=MEDIAN([.$B72];[.$E72];[.$H72];[.$K72];[.$N72];[.$Q72];[.$T72];[.$W72];[.$Z72];[.$AC72];[.$AF72];[.$AI72];[.$AL72];[.$AO72];[.$AR72])" office:value-type="float"/>
          <table:table-cell table:formula="of:=MEDIAN([.$C72];[.$F72];[.$I72];[.$L72];[.$O72];[.$R72];[.$U72];[.$X72];[.$AA72];[.$AD72];[.$AG72];[.$AJ72];[.$AM72];[.$AP72];[.$AS72])" office:value-type="float"/>
          <table:table-cell table:formula="of:=MEDIAN([.$D72];[.$G72];[.$J72];[.$M72];[.$P72];[.$S72];[.$V72];[.$Y72];[.$AB72];[.$AE72];[.$AH72];[.$AK72];[.$AN72];[.$AQ72];[.$AT72])" office:value-type="float"/>
          <table:table-cell table:formula="of:=MAX([.$B72];[.$E72];[.$H72];[.$K72];[.$N72];[.$Q72];[.$T72];[.$W72];[.$Z72];[.$AC72];[.$AF72];[.$AI72];[.$AL72];[.$AO72];[.$AR72])" office:value-type="float"/>
          <table:table-cell table:formula="of:=MAX([.$C72];[.$F72];[.$I72];[.$L72];[.$O72];[.$R72];[.$U72];[.$X72];[.$AA72];[.$AD72];[.$AG72];[.$AJ72];[.$AM72];[.$AP72];[.$AS72])" office:value-type="float"/>
          <table:table-cell table:formula="of:=MAX([.$D72];[.$G72];[.$J72];[.$M72];[.$P72];[.$S72];[.$V72];[.$Y72];[.$AB72];[.$AE72];[.$AH72];[.$AK72];[.$AN72];[.$AQ72];[.$AT72])" office:value-type="float"/>
        </table:table-row>
        <table:table-row table:style-name="ro1">
          <table:table-cell office:value-type="string">
            <text:p>maze/maze_s8_a1_h2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style-name="cellWorst" office:value-type="float" office:value="1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3];[.$E73];[.$H73];[.$K73];[.$N73];[.$Q73];[.$T73];[.$W73];[.$Z73];[.$AC73];[.$AF73];[.$AI73];[.$AL73];[.$AO73];[.$AR73])" office:value-type="float"/>
          <table:table-cell table:formula="of:=MIN([.$C73];[.$F73];[.$I73];[.$L73];[.$O73];[.$R73];[.$U73];[.$X73];[.$AA73];[.$AD73];[.$AG73];[.$AJ73];[.$AM73];[.$AP73];[.$AS73])" office:value-type="float"/>
          <table:table-cell table:formula="of:=MIN([.$D73];[.$G73];[.$J73];[.$M73];[.$P73];[.$S73];[.$V73];[.$Y73];[.$AB73];[.$AE73];[.$AH73];[.$AK73];[.$AN73];[.$AQ73];[.$AT73])" office:value-type="float"/>
          <table:table-cell table:formula="of:=MEDIAN([.$B73];[.$E73];[.$H73];[.$K73];[.$N73];[.$Q73];[.$T73];[.$W73];[.$Z73];[.$AC73];[.$AF73];[.$AI73];[.$AL73];[.$AO73];[.$AR73])" office:value-type="float"/>
          <table:table-cell table:formula="of:=MEDIAN([.$C73];[.$F73];[.$I73];[.$L73];[.$O73];[.$R73];[.$U73];[.$X73];[.$AA73];[.$AD73];[.$AG73];[.$AJ73];[.$AM73];[.$AP73];[.$AS73])" office:value-type="float"/>
          <table:table-cell table:formula="of:=MEDIAN([.$D73];[.$G73];[.$J73];[.$M73];[.$P73];[.$S73];[.$V73];[.$Y73];[.$AB73];[.$AE73];[.$AH73];[.$AK73];[.$AN73];[.$AQ73];[.$AT73])" office:value-type="float"/>
          <table:table-cell table:formula="of:=MAX([.$B73];[.$E73];[.$H73];[.$K73];[.$N73];[.$Q73];[.$T73];[.$W73];[.$Z73];[.$AC73];[.$AF73];[.$AI73];[.$AL73];[.$AO73];[.$AR73])" office:value-type="float"/>
          <table:table-cell table:formula="of:=MAX([.$C73];[.$F73];[.$I73];[.$L73];[.$O73];[.$R73];[.$U73];[.$X73];[.$AA73];[.$AD73];[.$AG73];[.$AJ73];[.$AM73];[.$AP73];[.$AS73])" office:value-type="float"/>
          <table:table-cell table:formula="of:=MAX([.$D73];[.$G73];[.$J73];[.$M73];[.$P73];[.$S73];[.$V73];[.$Y73];[.$AB73];[.$AE73];[.$AH73];[.$AK73];[.$AN73];[.$AQ73];[.$AT73])" office:value-type="float"/>
        </table:table-row>
        <table:table-row table:style-name="ro1">
          <table:table-cell office:value-type="string">
            <text:p>maze/maze_s8_a2_h24.lp</text:p>
          </table:table-cell>
          <table:table-cell office:value-type="float" office:value="0.0"/>
          <table:table-cell table:style-name="cellWorst" office:value-type="float" office:value="653.0"/>
          <table:table-cell table:style-name="cellWorst" office:value-type="float" office:value="16.0"/>
          <table:table-cell office:value-type="float" office:value="0.0"/>
          <table:table-cell office:value-type="float" office:value="38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1.0"/>
          <table:table-cell office:value-type="float" office:value="0.0"/>
          <table:table-cell office:value-type="float" office:value="25.0"/>
          <table:table-cell office:value-type="float" office:value="2.0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office:value-type="float" office:value="0.0"/>
          <table:table-cell office:value-type="float" office:value="127.0"/>
          <table:table-cell office:value-type="float" office:value="1.0"/>
          <table:table-cell office:value-type="float" office:value="0.0"/>
          <table:table-cell office:value-type="float" office:value="18.0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office:value-type="float" office:value="0.01"/>
          <table:table-cell office:value-type="float" office:value="63.0"/>
          <table:table-cell office:value-type="float" office:value="0.0"/>
          <table:table-cell office:value-type="float" office:value="0.02"/>
          <table:table-cell office:value-type="float" office:value="504.0"/>
          <table:table-cell office:value-type="float" office:value="0.0"/>
          <table:table-cell office:value-type="float" office:value="0.0"/>
          <table:table-cell table:style-name="cellBest" office:value-type="float" office:value="14.0"/>
          <table:table-cell office:value-type="float" office:value="0.0"/>
          <table:table-cell table:formula="of:=MIN([.$B74];[.$E74];[.$H74];[.$K74];[.$N74];[.$Q74];[.$T74];[.$W74];[.$Z74];[.$AC74];[.$AF74];[.$AI74];[.$AL74];[.$AO74];[.$AR74])" office:value-type="float"/>
          <table:table-cell table:formula="of:=MIN([.$C74];[.$F74];[.$I74];[.$L74];[.$O74];[.$R74];[.$U74];[.$X74];[.$AA74];[.$AD74];[.$AG74];[.$AJ74];[.$AM74];[.$AP74];[.$AS74])" office:value-type="float"/>
          <table:table-cell table:formula="of:=MIN([.$D74];[.$G74];[.$J74];[.$M74];[.$P74];[.$S74];[.$V74];[.$Y74];[.$AB74];[.$AE74];[.$AH74];[.$AK74];[.$AN74];[.$AQ74];[.$AT74])" office:value-type="float"/>
          <table:table-cell table:formula="of:=MEDIAN([.$B74];[.$E74];[.$H74];[.$K74];[.$N74];[.$Q74];[.$T74];[.$W74];[.$Z74];[.$AC74];[.$AF74];[.$AI74];[.$AL74];[.$AO74];[.$AR74])" office:value-type="float"/>
          <table:table-cell table:formula="of:=MEDIAN([.$C74];[.$F74];[.$I74];[.$L74];[.$O74];[.$R74];[.$U74];[.$X74];[.$AA74];[.$AD74];[.$AG74];[.$AJ74];[.$AM74];[.$AP74];[.$AS74])" office:value-type="float"/>
          <table:table-cell table:formula="of:=MEDIAN([.$D74];[.$G74];[.$J74];[.$M74];[.$P74];[.$S74];[.$V74];[.$Y74];[.$AB74];[.$AE74];[.$AH74];[.$AK74];[.$AN74];[.$AQ74];[.$AT74])" office:value-type="float"/>
          <table:table-cell table:formula="of:=MAX([.$B74];[.$E74];[.$H74];[.$K74];[.$N74];[.$Q74];[.$T74];[.$W74];[.$Z74];[.$AC74];[.$AF74];[.$AI74];[.$AL74];[.$AO74];[.$AR74])" office:value-type="float"/>
          <table:table-cell table:formula="of:=MAX([.$C74];[.$F74];[.$I74];[.$L74];[.$O74];[.$R74];[.$U74];[.$X74];[.$AA74];[.$AD74];[.$AG74];[.$AJ74];[.$AM74];[.$AP74];[.$AS74])" office:value-type="float"/>
          <table:table-cell table:formula="of:=MAX([.$D74];[.$G74];[.$J74];[.$M74];[.$P74];[.$S74];[.$V74];[.$Y74];[.$AB74];[.$AE74];[.$AH74];[.$AK74];[.$AN74];[.$AQ74];[.$AT74])" office:value-type="float"/>
        </table:table-row>
        <table:table-row table:style-name="ro1">
          <table:table-cell office:value-type="string">
            <text:p>maze/maze_s8_a3_h36.lp</text:p>
          </table:table-cell>
          <table:table-cell office:value-type="float" office:value="0.02"/>
          <table:table-cell table:style-name="cellWorst" office:value-type="float" office:value="2787.0"/>
          <table:table-cell table:style-name="cellWorst" office:value-type="float" office:value="42.0"/>
          <table:table-cell office:value-type="float" office:value="0.0"/>
          <table:table-cell office:value-type="float" office:value="106.0"/>
          <table:table-cell office:value-type="float" office:value="1.0"/>
          <table:table-cell office:value-type="float" office:value="0.01"/>
          <table:table-cell office:value-type="float" office:value="379.0"/>
          <table:table-cell office:value-type="float" office:value="2.0"/>
          <table:table-cell office:value-type="float" office:value="0.01"/>
          <table:table-cell office:value-type="float" office:value="75.0"/>
          <table:table-cell office:value-type="float" office:value="1.0"/>
          <table:table-cell office:value-type="float" office:value="0.0"/>
          <table:table-cell office:value-type="float" office:value="77.0"/>
          <table:table-cell office:value-type="float" office:value="1.0"/>
          <table:table-cell office:value-type="float" office:value="0.01"/>
          <table:table-cell office:value-type="float" office:value="624.0"/>
          <table:table-cell office:value-type="float" office:value="1.0"/>
          <table:table-cell office:value-type="float" office:value="0.01"/>
          <table:table-cell office:value-type="float" office:value="128.0"/>
          <table:table-cell office:value-type="float" office:value="8.0"/>
          <table:table-cell office:value-type="float" office:value="0.01"/>
          <table:table-cell office:value-type="float" office:value="178.0"/>
          <table:table-cell office:value-type="float" office:value="9.0"/>
          <table:table-cell office:value-type="float" office:value="0.01"/>
          <table:table-cell office:value-type="float" office:value="80.0"/>
          <table:table-cell office:value-type="float" office:value="1.0"/>
          <table:table-cell office:value-type="float" office:value="0.0"/>
          <table:table-cell office:value-type="float" office:value="63.0"/>
          <table:table-cell office:value-type="float" office:value="1.0"/>
          <table:table-cell office:value-type="float" office:value="0.0"/>
          <table:table-cell office:value-type="float" office:value="63.0"/>
          <table:table-cell office:value-type="float" office:value="1.0"/>
          <table:table-cell office:value-type="float" office:value="0.0"/>
          <table:table-cell table:style-name="cellBest" office:value-type="float" office:value="59.0"/>
          <table:table-cell office:value-type="float" office:value="3.0"/>
          <table:table-cell office:value-type="float" office:value="0.01"/>
          <table:table-cell office:value-type="float" office:value="255.0"/>
          <table:table-cell office:value-type="float" office:value="4.0"/>
          <table:table-cell office:value-type="float" office:value="0.06"/>
          <table:table-cell office:value-type="float" office:value="1134.0"/>
          <table:table-cell office:value-type="float" office:value="3.0"/>
          <table:table-cell office:value-type="float" office:value="0.0"/>
          <table:table-cell office:value-type="float" office:value="77.0"/>
          <table:table-cell office:value-type="float" office:value="1.0"/>
          <table:table-cell table:formula="of:=MIN([.$B75];[.$E75];[.$H75];[.$K75];[.$N75];[.$Q75];[.$T75];[.$W75];[.$Z75];[.$AC75];[.$AF75];[.$AI75];[.$AL75];[.$AO75];[.$AR75])" office:value-type="float"/>
          <table:table-cell table:formula="of:=MIN([.$C75];[.$F75];[.$I75];[.$L75];[.$O75];[.$R75];[.$U75];[.$X75];[.$AA75];[.$AD75];[.$AG75];[.$AJ75];[.$AM75];[.$AP75];[.$AS75])" office:value-type="float"/>
          <table:table-cell table:formula="of:=MIN([.$D75];[.$G75];[.$J75];[.$M75];[.$P75];[.$S75];[.$V75];[.$Y75];[.$AB75];[.$AE75];[.$AH75];[.$AK75];[.$AN75];[.$AQ75];[.$AT75])" office:value-type="float"/>
          <table:table-cell table:formula="of:=MEDIAN([.$B75];[.$E75];[.$H75];[.$K75];[.$N75];[.$Q75];[.$T75];[.$W75];[.$Z75];[.$AC75];[.$AF75];[.$AI75];[.$AL75];[.$AO75];[.$AR75])" office:value-type="float"/>
          <table:table-cell table:formula="of:=MEDIAN([.$C75];[.$F75];[.$I75];[.$L75];[.$O75];[.$R75];[.$U75];[.$X75];[.$AA75];[.$AD75];[.$AG75];[.$AJ75];[.$AM75];[.$AP75];[.$AS75])" office:value-type="float"/>
          <table:table-cell table:formula="of:=MEDIAN([.$D75];[.$G75];[.$J75];[.$M75];[.$P75];[.$S75];[.$V75];[.$Y75];[.$AB75];[.$AE75];[.$AH75];[.$AK75];[.$AN75];[.$AQ75];[.$AT75])" office:value-type="float"/>
          <table:table-cell table:formula="of:=MAX([.$B75];[.$E75];[.$H75];[.$K75];[.$N75];[.$Q75];[.$T75];[.$W75];[.$Z75];[.$AC75];[.$AF75];[.$AI75];[.$AL75];[.$AO75];[.$AR75])" office:value-type="float"/>
          <table:table-cell table:formula="of:=MAX([.$C75];[.$F75];[.$I75];[.$L75];[.$O75];[.$R75];[.$U75];[.$X75];[.$AA75];[.$AD75];[.$AG75];[.$AJ75];[.$AM75];[.$AP75];[.$AS75])" office:value-type="float"/>
          <table:table-cell table:formula="of:=MAX([.$D75];[.$G75];[.$J75];[.$M75];[.$P75];[.$S75];[.$V75];[.$Y75];[.$AB75];[.$AE75];[.$AH75];[.$AK75];[.$AN75];[.$AQ75];[.$AT75])" office:value-type="float"/>
        </table:table-row>
        <table:table-row table:style-name="ro1">
          <table:table-cell office:value-type="string">
            <text:p>maze/maze_s8_a4_h16.lp</text:p>
          </table:table-cell>
          <table:table-cell office:value-type="float" office:value="0.01"/>
          <table:table-cell office:value-type="float" office:value="248.0"/>
          <table:table-cell table:style-name="cellWorst" office:value-type="float" office:value="37.0"/>
          <table:table-cell office:value-type="float" office:value="0.0"/>
          <table:table-cell office:value-type="float" office:value="91.0"/>
          <table:table-cell office:value-type="float" office:value="2.0"/>
          <table:table-cell office:value-type="float" office:value="0.0"/>
          <table:table-cell office:value-type="float" office:value="232.0"/>
          <table:table-cell office:value-type="float" office:value="7.0"/>
          <table:table-cell office:value-type="float" office:value="0.0"/>
          <table:table-cell office:value-type="float" office:value="58.0"/>
          <table:table-cell office:value-type="float" office:value="6.0"/>
          <table:table-cell office:value-type="float" office:value="0.0"/>
          <table:table-cell office:value-type="float" office:value="55.0"/>
          <table:table-cell office:value-type="float" office:value="3.0"/>
          <table:table-cell office:value-type="float" office:value="0.0"/>
          <table:table-cell office:value-type="float" office:value="254.0"/>
          <table:table-cell table:style-name="cellBest" office:value-type="float" office:value="1.0"/>
          <table:table-cell office:value-type="float" office:value="0.01"/>
          <table:table-cell office:value-type="float" office:value="72.0"/>
          <table:table-cell office:value-type="float" office:value="6.0"/>
          <table:table-cell office:value-type="float" office:value="0.0"/>
          <table:table-cell office:value-type="float" office:value="70.0"/>
          <table:table-cell office:value-type="float" office:value="6.0"/>
          <table:table-cell office:value-type="float" office:value="0.0"/>
          <table:table-cell office:value-type="float" office:value="89.0"/>
          <table:table-cell office:value-type="float" office:value="4.0"/>
          <table:table-cell office:value-type="float" office:value="0.0"/>
          <table:table-cell table:style-name="cellBest" office:value-type="float" office:value="47.0"/>
          <table:table-cell office:value-type="float" office:value="2.0"/>
          <table:table-cell office:value-type="float" office:value="0.0"/>
          <table:table-cell table:style-name="cellBest" office:value-type="float" office:value="47.0"/>
          <table:table-cell office:value-type="float" office:value="2.0"/>
          <table:table-cell office:value-type="float" office:value="0.0"/>
          <table:table-cell office:value-type="float" office:value="48.0"/>
          <table:table-cell office:value-type="float" office:value="3.0"/>
          <table:table-cell office:value-type="float" office:value="0.01"/>
          <table:table-cell office:value-type="float" office:value="141.0"/>
          <table:table-cell office:value-type="float" office:value="10.0"/>
          <table:table-cell office:value-type="float" office:value="0.03"/>
          <table:table-cell table:style-name="cellWorst" office:value-type="float" office:value="917.0"/>
          <table:table-cell office:value-type="float" office:value="7.0"/>
          <table:table-cell office:value-type="float" office:value="0.0"/>
          <table:table-cell office:value-type="float" office:value="55.0"/>
          <table:table-cell office:value-type="float" office:value="3.0"/>
          <table:table-cell table:formula="of:=MIN([.$B76];[.$E76];[.$H76];[.$K76];[.$N76];[.$Q76];[.$T76];[.$W76];[.$Z76];[.$AC76];[.$AF76];[.$AI76];[.$AL76];[.$AO76];[.$AR76])" office:value-type="float"/>
          <table:table-cell table:formula="of:=MIN([.$C76];[.$F76];[.$I76];[.$L76];[.$O76];[.$R76];[.$U76];[.$X76];[.$AA76];[.$AD76];[.$AG76];[.$AJ76];[.$AM76];[.$AP76];[.$AS76])" office:value-type="float"/>
          <table:table-cell table:formula="of:=MIN([.$D76];[.$G76];[.$J76];[.$M76];[.$P76];[.$S76];[.$V76];[.$Y76];[.$AB76];[.$AE76];[.$AH76];[.$AK76];[.$AN76];[.$AQ76];[.$AT76])" office:value-type="float"/>
          <table:table-cell table:formula="of:=MEDIAN([.$B76];[.$E76];[.$H76];[.$K76];[.$N76];[.$Q76];[.$T76];[.$W76];[.$Z76];[.$AC76];[.$AF76];[.$AI76];[.$AL76];[.$AO76];[.$AR76])" office:value-type="float"/>
          <table:table-cell table:formula="of:=MEDIAN([.$C76];[.$F76];[.$I76];[.$L76];[.$O76];[.$R76];[.$U76];[.$X76];[.$AA76];[.$AD76];[.$AG76];[.$AJ76];[.$AM76];[.$AP76];[.$AS76])" office:value-type="float"/>
          <table:table-cell table:formula="of:=MEDIAN([.$D76];[.$G76];[.$J76];[.$M76];[.$P76];[.$S76];[.$V76];[.$Y76];[.$AB76];[.$AE76];[.$AH76];[.$AK76];[.$AN76];[.$AQ76];[.$AT76])" office:value-type="float"/>
          <table:table-cell table:formula="of:=MAX([.$B76];[.$E76];[.$H76];[.$K76];[.$N76];[.$Q76];[.$T76];[.$W76];[.$Z76];[.$AC76];[.$AF76];[.$AI76];[.$AL76];[.$AO76];[.$AR76])" office:value-type="float"/>
          <table:table-cell table:formula="of:=MAX([.$C76];[.$F76];[.$I76];[.$L76];[.$O76];[.$R76];[.$U76];[.$X76];[.$AA76];[.$AD76];[.$AG76];[.$AJ76];[.$AM76];[.$AP76];[.$AS76])" office:value-type="float"/>
          <table:table-cell table:formula="of:=MAX([.$D76];[.$G76];[.$J76];[.$M76];[.$P76];[.$S76];[.$V76];[.$Y76];[.$AB76];[.$AE76];[.$AH76];[.$AK76];[.$AN76];[.$AQ76];[.$AT76])" office:value-type="float"/>
        </table:table-row>
        <table:table-row table:style-name="ro1">
          <table:table-cell office:value-type="string">
            <text:p>maze/maze_s8_a5_h19.lp</text:p>
          </table:table-cell>
          <table:table-cell office:value-type="float" office:value="0.02"/>
          <table:table-cell office:value-type="float" office:value="535.0"/>
          <table:table-cell office:value-type="float" office:value="105.0"/>
          <table:table-cell office:value-type="float" office:value="0.02"/>
          <table:table-cell office:value-type="float" office:value="373.0"/>
          <table:table-cell office:value-type="float" office:value="131.0"/>
          <table:table-cell office:value-type="float" office:value="0.0"/>
          <table:table-cell table:style-name="cellBest" office:value-type="float" office:value="65.0"/>
          <table:table-cell table:style-name="cellBest" office:value-type="float" office:value="0.0"/>
          <table:table-cell office:value-type="float" office:value="0.02"/>
          <table:table-cell office:value-type="float" office:value="248.0"/>
          <table:table-cell office:value-type="float" office:value="94.0"/>
          <table:table-cell office:value-type="float" office:value="0.01"/>
          <table:table-cell office:value-type="float" office:value="127.0"/>
          <table:table-cell office:value-type="float" office:value="15.0"/>
          <table:table-cell office:value-type="float" office:value="0.02"/>
          <table:table-cell office:value-type="float" office:value="813.0"/>
          <table:table-cell office:value-type="float" office:value="93.0"/>
          <table:table-cell office:value-type="float" office:value="0.01"/>
          <table:table-cell office:value-type="float" office:value="141.0"/>
          <table:table-cell office:value-type="float" office:value="26.0"/>
          <table:table-cell office:value-type="float" office:value="0.01"/>
          <table:table-cell office:value-type="float" office:value="148.0"/>
          <table:table-cell office:value-type="float" office:value="30.0"/>
          <table:table-cell office:value-type="float" office:value="0.01"/>
          <table:table-cell office:value-type="float" office:value="130.0"/>
          <table:table-cell office:value-type="float" office:value="15.0"/>
          <table:table-cell office:value-type="float" office:value="0.01"/>
          <table:table-cell office:value-type="float" office:value="131.0"/>
          <table:table-cell office:value-type="float" office:value="15.0"/>
          <table:table-cell office:value-type="float" office:value="0.01"/>
          <table:table-cell office:value-type="float" office:value="127.0"/>
          <table:table-cell office:value-type="float" office:value="15.0"/>
          <table:table-cell office:value-type="float" office:value="0.02"/>
          <table:table-cell office:value-type="float" office:value="368.0"/>
          <table:table-cell office:value-type="float" office:value="115.0"/>
          <table:table-cell office:value-type="float" office:value="0.03"/>
          <table:table-cell office:value-type="float" office:value="411.0"/>
          <table:table-cell office:value-type="float" office:value="109.0"/>
          <table:table-cell office:value-type="float" office:value="0.07"/>
          <table:table-cell table:style-name="cellWorst" office:value-type="float" office:value="1968.0"/>
          <table:table-cell table:style-name="cellWorst" office:value-type="float" office:value="132.0"/>
          <table:table-cell office:value-type="float" office:value="0.01"/>
          <table:table-cell office:value-type="float" office:value="127.0"/>
          <table:table-cell office:value-type="float" office:value="15.0"/>
          <table:table-cell table:formula="of:=MIN([.$B77];[.$E77];[.$H77];[.$K77];[.$N77];[.$Q77];[.$T77];[.$W77];[.$Z77];[.$AC77];[.$AF77];[.$AI77];[.$AL77];[.$AO77];[.$AR77])" office:value-type="float"/>
          <table:table-cell table:formula="of:=MIN([.$C77];[.$F77];[.$I77];[.$L77];[.$O77];[.$R77];[.$U77];[.$X77];[.$AA77];[.$AD77];[.$AG77];[.$AJ77];[.$AM77];[.$AP77];[.$AS77])" office:value-type="float"/>
          <table:table-cell table:formula="of:=MIN([.$D77];[.$G77];[.$J77];[.$M77];[.$P77];[.$S77];[.$V77];[.$Y77];[.$AB77];[.$AE77];[.$AH77];[.$AK77];[.$AN77];[.$AQ77];[.$AT77])" office:value-type="float"/>
          <table:table-cell table:formula="of:=MEDIAN([.$B77];[.$E77];[.$H77];[.$K77];[.$N77];[.$Q77];[.$T77];[.$W77];[.$Z77];[.$AC77];[.$AF77];[.$AI77];[.$AL77];[.$AO77];[.$AR77])" office:value-type="float"/>
          <table:table-cell table:formula="of:=MEDIAN([.$C77];[.$F77];[.$I77];[.$L77];[.$O77];[.$R77];[.$U77];[.$X77];[.$AA77];[.$AD77];[.$AG77];[.$AJ77];[.$AM77];[.$AP77];[.$AS77])" office:value-type="float"/>
          <table:table-cell table:formula="of:=MEDIAN([.$D77];[.$G77];[.$J77];[.$M77];[.$P77];[.$S77];[.$V77];[.$Y77];[.$AB77];[.$AE77];[.$AH77];[.$AK77];[.$AN77];[.$AQ77];[.$AT77])" office:value-type="float"/>
          <table:table-cell table:formula="of:=MAX([.$B77];[.$E77];[.$H77];[.$K77];[.$N77];[.$Q77];[.$T77];[.$W77];[.$Z77];[.$AC77];[.$AF77];[.$AI77];[.$AL77];[.$AO77];[.$AR77])" office:value-type="float"/>
          <table:table-cell table:formula="of:=MAX([.$C77];[.$F77];[.$I77];[.$L77];[.$O77];[.$R77];[.$U77];[.$X77];[.$AA77];[.$AD77];[.$AG77];[.$AJ77];[.$AM77];[.$AP77];[.$AS77])" office:value-type="float"/>
          <table:table-cell table:formula="of:=MAX([.$D77];[.$G77];[.$J77];[.$M77];[.$P77];[.$S77];[.$V77];[.$Y77];[.$AB77];[.$AE77];[.$AH77];[.$AK77];[.$AN77];[.$AQ77];[.$AT77])" office:value-type="float"/>
        </table:table-row>
        <table:table-row table:style-name="ro1">
          <table:table-cell office:value-type="string">
            <text:p>maze/maze_s8_a6_h18.lp</text:p>
          </table:table-cell>
          <table:table-cell office:value-type="float" office:value="0.02"/>
          <table:table-cell table:style-name="cellWorst" office:value-type="float" office:value="1179.0"/>
          <table:table-cell table:style-name="cellWorst" office:value-type="float" office:value="67.0"/>
          <table:table-cell office:value-type="float" office:value="0.0"/>
          <table:table-cell office:value-type="float" office:value="117.0"/>
          <table:table-cell table:style-name="cellBest" office:value-type="float" office:value="2.0"/>
          <table:table-cell office:value-type="float" office:value="0.01"/>
          <table:table-cell office:value-type="float" office:value="206.0"/>
          <table:table-cell office:value-type="float" office:value="8.0"/>
          <table:table-cell office:value-type="float" office:value="0.01"/>
          <table:table-cell office:value-type="float" office:value="91.0"/>
          <table:table-cell office:value-type="float" office:value="7.0"/>
          <table:table-cell office:value-type="float" office:value="0.0"/>
          <table:table-cell office:value-type="float" office:value="86.0"/>
          <table:table-cell office:value-type="float" office:value="4.0"/>
          <table:table-cell office:value-type="float" office:value="0.0"/>
          <table:table-cell office:value-type="float" office:value="443.0"/>
          <table:table-cell office:value-type="float" office:value="8.0"/>
          <table:table-cell office:value-type="float" office:value="0.01"/>
          <table:table-cell office:value-type="float" office:value="208.0"/>
          <table:table-cell office:value-type="float" office:value="15.0"/>
          <table:table-cell office:value-type="float" office:value="0.01"/>
          <table:table-cell office:value-type="float" office:value="234.0"/>
          <table:table-cell office:value-type="float" office:value="20.0"/>
          <table:table-cell office:value-type="float" office:value="0.01"/>
          <table:table-cell office:value-type="float" office:value="91.0"/>
          <table:table-cell office:value-type="float" office:value="4.0"/>
          <table:table-cell office:value-type="float" office:value="0.0"/>
          <table:table-cell table:style-name="cellBest" office:value-type="float" office:value="69.0"/>
          <table:table-cell office:value-type="float" office:value="3.0"/>
          <table:table-cell office:value-type="float" office:value="0.0"/>
          <table:table-cell table:style-name="cellBest" office:value-type="float" office:value="69.0"/>
          <table:table-cell office:value-type="float" office:value="3.0"/>
          <table:table-cell office:value-type="float" office:value="0.01"/>
          <table:table-cell office:value-type="float" office:value="109.0"/>
          <table:table-cell office:value-type="float" office:value="6.0"/>
          <table:table-cell office:value-type="float" office:value="0.01"/>
          <table:table-cell office:value-type="float" office:value="222.0"/>
          <table:table-cell office:value-type="float" office:value="3.0"/>
          <table:table-cell office:value-type="float" office:value="0.05"/>
          <table:table-cell office:value-type="float" office:value="797.0"/>
          <table:table-cell office:value-type="float" office:value="3.0"/>
          <table:table-cell office:value-type="float" office:value="0.01"/>
          <table:table-cell office:value-type="float" office:value="86.0"/>
          <table:table-cell office:value-type="float" office:value="4.0"/>
          <table:table-cell table:formula="of:=MIN([.$B78];[.$E78];[.$H78];[.$K78];[.$N78];[.$Q78];[.$T78];[.$W78];[.$Z78];[.$AC78];[.$AF78];[.$AI78];[.$AL78];[.$AO78];[.$AR78])" office:value-type="float"/>
          <table:table-cell table:formula="of:=MIN([.$C78];[.$F78];[.$I78];[.$L78];[.$O78];[.$R78];[.$U78];[.$X78];[.$AA78];[.$AD78];[.$AG78];[.$AJ78];[.$AM78];[.$AP78];[.$AS78])" office:value-type="float"/>
          <table:table-cell table:formula="of:=MIN([.$D78];[.$G78];[.$J78];[.$M78];[.$P78];[.$S78];[.$V78];[.$Y78];[.$AB78];[.$AE78];[.$AH78];[.$AK78];[.$AN78];[.$AQ78];[.$AT78])" office:value-type="float"/>
          <table:table-cell table:formula="of:=MEDIAN([.$B78];[.$E78];[.$H78];[.$K78];[.$N78];[.$Q78];[.$T78];[.$W78];[.$Z78];[.$AC78];[.$AF78];[.$AI78];[.$AL78];[.$AO78];[.$AR78])" office:value-type="float"/>
          <table:table-cell table:formula="of:=MEDIAN([.$C78];[.$F78];[.$I78];[.$L78];[.$O78];[.$R78];[.$U78];[.$X78];[.$AA78];[.$AD78];[.$AG78];[.$AJ78];[.$AM78];[.$AP78];[.$AS78])" office:value-type="float"/>
          <table:table-cell table:formula="of:=MEDIAN([.$D78];[.$G78];[.$J78];[.$M78];[.$P78];[.$S78];[.$V78];[.$Y78];[.$AB78];[.$AE78];[.$AH78];[.$AK78];[.$AN78];[.$AQ78];[.$AT78])" office:value-type="float"/>
          <table:table-cell table:formula="of:=MAX([.$B78];[.$E78];[.$H78];[.$K78];[.$N78];[.$Q78];[.$T78];[.$W78];[.$Z78];[.$AC78];[.$AF78];[.$AI78];[.$AL78];[.$AO78];[.$AR78])" office:value-type="float"/>
          <table:table-cell table:formula="of:=MAX([.$C78];[.$F78];[.$I78];[.$L78];[.$O78];[.$R78];[.$U78];[.$X78];[.$AA78];[.$AD78];[.$AG78];[.$AJ78];[.$AM78];[.$AP78];[.$AS78])" office:value-type="float"/>
          <table:table-cell table:formula="of:=MAX([.$D78];[.$G78];[.$J78];[.$M78];[.$P78];[.$S78];[.$V78];[.$Y78];[.$AB78];[.$AE78];[.$AH78];[.$AK78];[.$AN78];[.$AQ78];[.$AT78])" office:value-type="float"/>
        </table:table-row>
        <table:table-row table:style-name="ro1">
          <table:table-cell office:value-type="string">
            <text:p>maze/maze_s8_a7_h38.lp</text:p>
          </table:table-cell>
          <table:table-cell office:value-type="float" office:value="0.04"/>
          <table:table-cell office:value-type="float" office:value="6850.0"/>
          <table:table-cell office:value-type="float" office:value="31.0"/>
          <table:table-cell office:value-type="float" office:value="0.04"/>
          <table:table-cell office:value-type="float" office:value="957.0"/>
          <table:table-cell office:value-type="float" office:value="80.0"/>
          <table:table-cell office:value-type="float" office:value="0.02"/>
          <table:table-cell office:value-type="float" office:value="1404.0"/>
          <table:table-cell table:style-name="cellBest" office:value-type="float" office:value="9.0"/>
          <table:table-cell office:value-type="float" office:value="0.04"/>
          <table:table-cell office:value-type="float" office:value="416.0"/>
          <table:table-cell office:value-type="float" office:value="49.0"/>
          <table:table-cell office:value-type="float" office:value="0.01"/>
          <table:table-cell office:value-type="float" office:value="348.0"/>
          <table:table-cell office:value-type="float" office:value="15.0"/>
          <table:table-cell office:value-type="float" office:value="0.02"/>
          <table:table-cell office:value-type="float" office:value="1282.0"/>
          <table:table-cell office:value-type="float" office:value="12.0"/>
          <table:table-cell office:value-type="float" office:value="0.06"/>
          <table:table-cell office:value-type="float" office:value="676.0"/>
          <table:table-cell office:value-type="float" office:value="56.0"/>
          <table:table-cell office:value-type="float" office:value="0.03"/>
          <table:table-cell table:style-name="cellBest" office:value-type="float" office:value="209.0"/>
          <table:table-cell office:value-type="float" office:value="31.0"/>
          <table:table-cell office:value-type="float" office:value="0.01"/>
          <table:table-cell office:value-type="float" office:value="353.0"/>
          <table:table-cell office:value-type="float" office:value="15.0"/>
          <table:table-cell office:value-type="float" office:value="0.01"/>
          <table:table-cell office:value-type="float" office:value="306.0"/>
          <table:table-cell office:value-type="float" office:value="25.0"/>
          <table:table-cell office:value-type="float" office:value="0.02"/>
          <table:table-cell office:value-type="float" office:value="273.0"/>
          <table:table-cell office:value-type="float" office:value="14.0"/>
          <table:table-cell office:value-type="float" office:value="0.06"/>
          <table:table-cell office:value-type="float" office:value="1295.0"/>
          <table:table-cell office:value-type="float" office:value="175.0"/>
          <table:table-cell office:value-type="float" office:value="0.04"/>
          <table:table-cell office:value-type="float" office:value="545.0"/>
          <table:table-cell office:value-type="float" office:value="14.0"/>
          <table:table-cell office:value-type="float" office:value="1.24"/>
          <table:table-cell table:style-name="cellWorst" office:value-type="float" office:value="25147.0"/>
          <table:table-cell table:style-name="cellWorst" office:value-type="float" office:value="628.0"/>
          <table:table-cell office:value-type="float" office:value="0.02"/>
          <table:table-cell office:value-type="float" office:value="352.0"/>
          <table:table-cell office:value-type="float" office:value="18.0"/>
          <table:table-cell table:formula="of:=MIN([.$B79];[.$E79];[.$H79];[.$K79];[.$N79];[.$Q79];[.$T79];[.$W79];[.$Z79];[.$AC79];[.$AF79];[.$AI79];[.$AL79];[.$AO79];[.$AR79])" office:value-type="float"/>
          <table:table-cell table:formula="of:=MIN([.$C79];[.$F79];[.$I79];[.$L79];[.$O79];[.$R79];[.$U79];[.$X79];[.$AA79];[.$AD79];[.$AG79];[.$AJ79];[.$AM79];[.$AP79];[.$AS79])" office:value-type="float"/>
          <table:table-cell table:formula="of:=MIN([.$D79];[.$G79];[.$J79];[.$M79];[.$P79];[.$S79];[.$V79];[.$Y79];[.$AB79];[.$AE79];[.$AH79];[.$AK79];[.$AN79];[.$AQ79];[.$AT79])" office:value-type="float"/>
          <table:table-cell table:formula="of:=MEDIAN([.$B79];[.$E79];[.$H79];[.$K79];[.$N79];[.$Q79];[.$T79];[.$W79];[.$Z79];[.$AC79];[.$AF79];[.$AI79];[.$AL79];[.$AO79];[.$AR79])" office:value-type="float"/>
          <table:table-cell table:formula="of:=MEDIAN([.$C79];[.$F79];[.$I79];[.$L79];[.$O79];[.$R79];[.$U79];[.$X79];[.$AA79];[.$AD79];[.$AG79];[.$AJ79];[.$AM79];[.$AP79];[.$AS79])" office:value-type="float"/>
          <table:table-cell table:formula="of:=MEDIAN([.$D79];[.$G79];[.$J79];[.$M79];[.$P79];[.$S79];[.$V79];[.$Y79];[.$AB79];[.$AE79];[.$AH79];[.$AK79];[.$AN79];[.$AQ79];[.$AT79])" office:value-type="float"/>
          <table:table-cell table:formula="of:=MAX([.$B79];[.$E79];[.$H79];[.$K79];[.$N79];[.$Q79];[.$T79];[.$W79];[.$Z79];[.$AC79];[.$AF79];[.$AI79];[.$AL79];[.$AO79];[.$AR79])" office:value-type="float"/>
          <table:table-cell table:formula="of:=MAX([.$C79];[.$F79];[.$I79];[.$L79];[.$O79];[.$R79];[.$U79];[.$X79];[.$AA79];[.$AD79];[.$AG79];[.$AJ79];[.$AM79];[.$AP79];[.$AS79])" office:value-type="float"/>
          <table:table-cell table:formula="of:=MAX([.$D79];[.$G79];[.$J79];[.$M79];[.$P79];[.$S79];[.$V79];[.$Y79];[.$AB79];[.$AE79];[.$AH79];[.$AK79];[.$AN79];[.$AQ79];[.$AT79])" office:value-type="float"/>
        </table:table-row>
        <table:table-row table:style-name="ro1">
          <table:table-cell office:value-type="string">
            <text:p>maze/maze_s8_a8_h28.lp</text:p>
          </table:table-cell>
          <table:table-cell office:value-type="float" office:value="0.06"/>
          <table:table-cell office:value-type="float" office:value="2223.0"/>
          <table:table-cell office:value-type="float" office:value="75.0"/>
          <table:table-cell office:value-type="float" office:value="0.03"/>
          <table:table-cell office:value-type="float" office:value="590.0"/>
          <table:table-cell office:value-type="float" office:value="30.0"/>
          <table:table-cell office:value-type="float" office:value="0.02"/>
          <table:table-cell office:value-type="float" office:value="1061.0"/>
          <table:table-cell office:value-type="float" office:value="34.0"/>
          <table:table-cell office:value-type="float" office:value="0.02"/>
          <table:table-cell office:value-type="float" office:value="196.0"/>
          <table:table-cell office:value-type="float" office:value="19.0"/>
          <table:table-cell office:value-type="float" office:value="0.01"/>
          <table:table-cell office:value-type="float" office:value="114.0"/>
          <table:table-cell table:style-name="cellBest" office:value-type="float" office:value="1.0"/>
          <table:table-cell office:value-type="float" office:value="0.02"/>
          <table:table-cell office:value-type="float" office:value="1217.0"/>
          <table:table-cell office:value-type="float" office:value="23.0"/>
          <table:table-cell office:value-type="float" office:value="0.04"/>
          <table:table-cell office:value-type="float" office:value="639.0"/>
          <table:table-cell office:value-type="float" office:value="61.0"/>
          <table:table-cell office:value-type="float" office:value="0.06"/>
          <table:table-cell office:value-type="float" office:value="893.0"/>
          <table:table-cell office:value-type="float" office:value="78.0"/>
          <table:table-cell office:value-type="float" office:value="0.01"/>
          <table:table-cell office:value-type="float" office:value="120.0"/>
          <table:table-cell table:style-name="cellBest" office:value-type="float" office:value="1.0"/>
          <table:table-cell office:value-type="float" office:value="0.01"/>
          <table:table-cell table:style-name="cellBest" office:value-type="float" office:value="99.0"/>
          <table:table-cell table:style-name="cellBest" office:value-type="float" office:value="1.0"/>
          <table:table-cell office:value-type="float" office:value="0.01"/>
          <table:table-cell office:value-type="float" office:value="109.0"/>
          <table:table-cell office:value-type="float" office:value="2.0"/>
          <table:table-cell office:value-type="float" office:value="0.11"/>
          <table:table-cell office:value-type="float" office:value="1864.0"/>
          <table:table-cell office:value-type="float" office:value="117.0"/>
          <table:table-cell office:value-type="float" office:value="0.03"/>
          <table:table-cell office:value-type="float" office:value="333.0"/>
          <table:table-cell table:style-name="cellBest" office:value-type="float" office:value="1.0"/>
          <table:table-cell office:value-type="float" office:value="0.47"/>
          <table:table-cell table:style-name="cellWorst" office:value-type="float" office:value="13870.0"/>
          <table:table-cell table:style-name="cellWorst" office:value-type="float" office:value="409.0"/>
          <table:table-cell office:value-type="float" office:value="0.01"/>
          <table:table-cell office:value-type="float" office:value="114.0"/>
          <table:table-cell table:style-name="cellBest" office:value-type="float" office:value="1.0"/>
          <table:table-cell table:formula="of:=MIN([.$B80];[.$E80];[.$H80];[.$K80];[.$N80];[.$Q80];[.$T80];[.$W80];[.$Z80];[.$AC80];[.$AF80];[.$AI80];[.$AL80];[.$AO80];[.$AR80])" office:value-type="float"/>
          <table:table-cell table:formula="of:=MIN([.$C80];[.$F80];[.$I80];[.$L80];[.$O80];[.$R80];[.$U80];[.$X80];[.$AA80];[.$AD80];[.$AG80];[.$AJ80];[.$AM80];[.$AP80];[.$AS80])" office:value-type="float"/>
          <table:table-cell table:formula="of:=MIN([.$D80];[.$G80];[.$J80];[.$M80];[.$P80];[.$S80];[.$V80];[.$Y80];[.$AB80];[.$AE80];[.$AH80];[.$AK80];[.$AN80];[.$AQ80];[.$AT80])" office:value-type="float"/>
          <table:table-cell table:formula="of:=MEDIAN([.$B80];[.$E80];[.$H80];[.$K80];[.$N80];[.$Q80];[.$T80];[.$W80];[.$Z80];[.$AC80];[.$AF80];[.$AI80];[.$AL80];[.$AO80];[.$AR80])" office:value-type="float"/>
          <table:table-cell table:formula="of:=MEDIAN([.$C80];[.$F80];[.$I80];[.$L80];[.$O80];[.$R80];[.$U80];[.$X80];[.$AA80];[.$AD80];[.$AG80];[.$AJ80];[.$AM80];[.$AP80];[.$AS80])" office:value-type="float"/>
          <table:table-cell table:formula="of:=MEDIAN([.$D80];[.$G80];[.$J80];[.$M80];[.$P80];[.$S80];[.$V80];[.$Y80];[.$AB80];[.$AE80];[.$AH80];[.$AK80];[.$AN80];[.$AQ80];[.$AT80])" office:value-type="float"/>
          <table:table-cell table:formula="of:=MAX([.$B80];[.$E80];[.$H80];[.$K80];[.$N80];[.$Q80];[.$T80];[.$W80];[.$Z80];[.$AC80];[.$AF80];[.$AI80];[.$AL80];[.$AO80];[.$AR80])" office:value-type="float"/>
          <table:table-cell table:formula="of:=MAX([.$C80];[.$F80];[.$I80];[.$L80];[.$O80];[.$R80];[.$U80];[.$X80];[.$AA80];[.$AD80];[.$AG80];[.$AJ80];[.$AM80];[.$AP80];[.$AS80])" office:value-type="float"/>
          <table:table-cell table:formula="of:=MAX([.$D80];[.$G80];[.$J80];[.$M80];[.$P80];[.$S80];[.$V80];[.$Y80];[.$AB80];[.$AE80];[.$AH80];[.$AK80];[.$AN80];[.$AQ80];[.$AT80])" office:value-type="float"/>
        </table:table-row>
        <table:table-row table:style-name="ro1">
          <table:table-cell office:value-type="string">
            <text:p>maze/maze_s8_a9_h20.lp</text:p>
          </table:table-cell>
          <table:table-cell office:value-type="float" office:value="0.04"/>
          <table:table-cell office:value-type="float" office:value="2118.0"/>
          <table:table-cell office:value-type="float" office:value="96.0"/>
          <table:table-cell office:value-type="float" office:value="0.01"/>
          <table:table-cell office:value-type="float" office:value="449.0"/>
          <table:table-cell office:value-type="float" office:value="17.0"/>
          <table:table-cell office:value-type="float" office:value="0.01"/>
          <table:table-cell office:value-type="float" office:value="402.0"/>
          <table:table-cell table:style-name="cellBest" office:value-type="float" office:value="9.0"/>
          <table:table-cell office:value-type="float" office:value="0.01"/>
          <table:table-cell office:value-type="float" office:value="192.0"/>
          <table:table-cell office:value-type="float" office:value="27.0"/>
          <table:table-cell office:value-type="float" office:value="0.01"/>
          <table:table-cell office:value-type="float" office:value="191.0"/>
          <table:table-cell office:value-type="float" office:value="11.0"/>
          <table:table-cell office:value-type="float" office:value="0.02"/>
          <table:table-cell office:value-type="float" office:value="1285.0"/>
          <table:table-cell office:value-type="float" office:value="74.0"/>
          <table:table-cell office:value-type="float" office:value="0.03"/>
          <table:table-cell office:value-type="float" office:value="463.0"/>
          <table:table-cell office:value-type="float" office:value="101.0"/>
          <table:table-cell office:value-type="float" office:value="0.04"/>
          <table:table-cell office:value-type="float" office:value="460.0"/>
          <table:table-cell office:value-type="float" office:value="100.0"/>
          <table:table-cell office:value-type="float" office:value="0.01"/>
          <table:table-cell office:value-type="float" office:value="192.0"/>
          <table:table-cell office:value-type="float" office:value="11.0"/>
          <table:table-cell office:value-type="float" office:value="0.01"/>
          <table:table-cell office:value-type="float" office:value="155.0"/>
          <table:table-cell office:value-type="float" office:value="18.0"/>
          <table:table-cell office:value-type="float" office:value="0.01"/>
          <table:table-cell table:style-name="cellBest" office:value-type="float" office:value="144.0"/>
          <table:table-cell office:value-type="float" office:value="17.0"/>
          <table:table-cell office:value-type="float" office:value="0.04"/>
          <table:table-cell office:value-type="float" office:value="936.0"/>
          <table:table-cell table:style-name="cellWorst" office:value-type="float" office:value="134.0"/>
          <table:table-cell office:value-type="float" office:value="0.03"/>
          <table:table-cell office:value-type="float" office:value="441.0"/>
          <table:table-cell office:value-type="float" office:value="13.0"/>
          <table:table-cell office:value-type="float" office:value="0.25"/>
          <table:table-cell table:style-name="cellWorst" office:value-type="float" office:value="7252.0"/>
          <table:table-cell office:value-type="float" office:value="112.0"/>
          <table:table-cell office:value-type="float" office:value="0.01"/>
          <table:table-cell office:value-type="float" office:value="191.0"/>
          <table:table-cell office:value-type="float" office:value="11.0"/>
          <table:table-cell table:formula="of:=MIN([.$B81];[.$E81];[.$H81];[.$K81];[.$N81];[.$Q81];[.$T81];[.$W81];[.$Z81];[.$AC81];[.$AF81];[.$AI81];[.$AL81];[.$AO81];[.$AR81])" office:value-type="float"/>
          <table:table-cell table:formula="of:=MIN([.$C81];[.$F81];[.$I81];[.$L81];[.$O81];[.$R81];[.$U81];[.$X81];[.$AA81];[.$AD81];[.$AG81];[.$AJ81];[.$AM81];[.$AP81];[.$AS81])" office:value-type="float"/>
          <table:table-cell table:formula="of:=MIN([.$D81];[.$G81];[.$J81];[.$M81];[.$P81];[.$S81];[.$V81];[.$Y81];[.$AB81];[.$AE81];[.$AH81];[.$AK81];[.$AN81];[.$AQ81];[.$AT81])" office:value-type="float"/>
          <table:table-cell table:formula="of:=MEDIAN([.$B81];[.$E81];[.$H81];[.$K81];[.$N81];[.$Q81];[.$T81];[.$W81];[.$Z81];[.$AC81];[.$AF81];[.$AI81];[.$AL81];[.$AO81];[.$AR81])" office:value-type="float"/>
          <table:table-cell table:formula="of:=MEDIAN([.$C81];[.$F81];[.$I81];[.$L81];[.$O81];[.$R81];[.$U81];[.$X81];[.$AA81];[.$AD81];[.$AG81];[.$AJ81];[.$AM81];[.$AP81];[.$AS81])" office:value-type="float"/>
          <table:table-cell table:formula="of:=MEDIAN([.$D81];[.$G81];[.$J81];[.$M81];[.$P81];[.$S81];[.$V81];[.$Y81];[.$AB81];[.$AE81];[.$AH81];[.$AK81];[.$AN81];[.$AQ81];[.$AT81])" office:value-type="float"/>
          <table:table-cell table:formula="of:=MAX([.$B81];[.$E81];[.$H81];[.$K81];[.$N81];[.$Q81];[.$T81];[.$W81];[.$Z81];[.$AC81];[.$AF81];[.$AI81];[.$AL81];[.$AO81];[.$AR81])" office:value-type="float"/>
          <table:table-cell table:formula="of:=MAX([.$C81];[.$F81];[.$I81];[.$L81];[.$O81];[.$R81];[.$U81];[.$X81];[.$AA81];[.$AD81];[.$AG81];[.$AJ81];[.$AM81];[.$AP81];[.$AS81])" office:value-type="float"/>
          <table:table-cell table:formula="of:=MAX([.$D81];[.$G81];[.$J81];[.$M81];[.$P81];[.$S81];[.$V81];[.$Y81];[.$AB81];[.$AE81];[.$AH81];[.$AK81];[.$AN81];[.$AQ81];[.$AT81])" office:value-type="float"/>
        </table:table-row>
        <table:table-row table:style-name="ro1">
          <table:table-cell office:value-type="string">
            <text:p>maze/maze_s9_a10_h49.lp</text:p>
          </table:table-cell>
          <table:table-cell office:value-type="float" office:value="0.28"/>
          <table:table-cell table:style-name="cellWorst" office:value-type="float" office:value="19803.0"/>
          <table:table-cell office:value-type="float" office:value="130.0"/>
          <table:table-cell office:value-type="float" office:value="0.2"/>
          <table:table-cell office:value-type="float" office:value="2690.0"/>
          <table:table-cell office:value-type="float" office:value="385.0"/>
          <table:table-cell office:value-type="float" office:value="0.07"/>
          <table:table-cell office:value-type="float" office:value="3207.0"/>
          <table:table-cell table:style-name="cellBest" office:value-type="float" office:value="110.0"/>
          <table:table-cell office:value-type="float" office:value="0.24"/>
          <table:table-cell office:value-type="float" office:value="2599.0"/>
          <table:table-cell office:value-type="float" office:value="411.0"/>
          <table:table-cell office:value-type="float" office:value="0.41"/>
          <table:table-cell office:value-type="float" office:value="5108.0"/>
          <table:table-cell office:value-type="float" office:value="934.0"/>
          <table:table-cell office:value-type="float" office:value="0.42"/>
          <table:table-cell office:value-type="float" office:value="18188.0"/>
          <table:table-cell office:value-type="float" office:value="827.0"/>
          <table:table-cell office:value-type="float" office:value="0.31"/>
          <table:table-cell office:value-type="float" office:value="2378.0"/>
          <table:table-cell office:value-type="float" office:value="1012.0"/>
          <table:table-cell office:value-type="float" office:value="0.42"/>
          <table:table-cell office:value-type="float" office:value="3719.0"/>
          <table:table-cell table:style-name="cellWorst" office:value-type="float" office:value="1107.0"/>
          <table:table-cell office:value-type="float" office:value="0.35"/>
          <table:table-cell office:value-type="float" office:value="3603.0"/>
          <table:table-cell office:value-type="float" office:value="759.0"/>
          <table:table-cell office:value-type="float" office:value="0.44"/>
          <table:table-cell office:value-type="float" office:value="12544.0"/>
          <table:table-cell office:value-type="float" office:value="653.0"/>
          <table:table-cell office:value-type="float" office:value="0.3"/>
          <table:table-cell office:value-type="float" office:value="6231.0"/>
          <table:table-cell office:value-type="float" office:value="989.0"/>
          <table:table-cell office:value-type="float" office:value="0.41"/>
          <table:table-cell office:value-type="float" office:value="7516.0"/>
          <table:table-cell office:value-type="float" office:value="501.0"/>
          <table:table-cell office:value-type="float" office:value="0.63"/>
          <table:table-cell office:value-type="float" office:value="5319.0"/>
          <table:table-cell office:value-type="float" office:value="796.0"/>
          <table:table-cell office:value-type="float" office:value="0.97"/>
          <table:table-cell office:value-type="float" office:value="19083.0"/>
          <table:table-cell office:value-type="float" office:value="222.0"/>
          <table:table-cell office:value-type="float" office:value="0.13"/>
          <table:table-cell table:style-name="cellBest" office:value-type="float" office:value="1637.0"/>
          <table:table-cell office:value-type="float" office:value="324.0"/>
          <table:table-cell table:formula="of:=MIN([.$B82];[.$E82];[.$H82];[.$K82];[.$N82];[.$Q82];[.$T82];[.$W82];[.$Z82];[.$AC82];[.$AF82];[.$AI82];[.$AL82];[.$AO82];[.$AR82])" office:value-type="float"/>
          <table:table-cell table:formula="of:=MIN([.$C82];[.$F82];[.$I82];[.$L82];[.$O82];[.$R82];[.$U82];[.$X82];[.$AA82];[.$AD82];[.$AG82];[.$AJ82];[.$AM82];[.$AP82];[.$AS82])" office:value-type="float"/>
          <table:table-cell table:formula="of:=MIN([.$D82];[.$G82];[.$J82];[.$M82];[.$P82];[.$S82];[.$V82];[.$Y82];[.$AB82];[.$AE82];[.$AH82];[.$AK82];[.$AN82];[.$AQ82];[.$AT82])" office:value-type="float"/>
          <table:table-cell table:formula="of:=MEDIAN([.$B82];[.$E82];[.$H82];[.$K82];[.$N82];[.$Q82];[.$T82];[.$W82];[.$Z82];[.$AC82];[.$AF82];[.$AI82];[.$AL82];[.$AO82];[.$AR82])" office:value-type="float"/>
          <table:table-cell table:formula="of:=MEDIAN([.$C82];[.$F82];[.$I82];[.$L82];[.$O82];[.$R82];[.$U82];[.$X82];[.$AA82];[.$AD82];[.$AG82];[.$AJ82];[.$AM82];[.$AP82];[.$AS82])" office:value-type="float"/>
          <table:table-cell table:formula="of:=MEDIAN([.$D82];[.$G82];[.$J82];[.$M82];[.$P82];[.$S82];[.$V82];[.$Y82];[.$AB82];[.$AE82];[.$AH82];[.$AK82];[.$AN82];[.$AQ82];[.$AT82])" office:value-type="float"/>
          <table:table-cell table:formula="of:=MAX([.$B82];[.$E82];[.$H82];[.$K82];[.$N82];[.$Q82];[.$T82];[.$W82];[.$Z82];[.$AC82];[.$AF82];[.$AI82];[.$AL82];[.$AO82];[.$AR82])" office:value-type="float"/>
          <table:table-cell table:formula="of:=MAX([.$C82];[.$F82];[.$I82];[.$L82];[.$O82];[.$R82];[.$U82];[.$X82];[.$AA82];[.$AD82];[.$AG82];[.$AJ82];[.$AM82];[.$AP82];[.$AS82])" office:value-type="float"/>
          <table:table-cell table:formula="of:=MAX([.$D82];[.$G82];[.$J82];[.$M82];[.$P82];[.$S82];[.$V82];[.$Y82];[.$AB82];[.$AE82];[.$AH82];[.$AK82];[.$AN82];[.$AQ82];[.$AT82])" office:value-type="float"/>
        </table:table-row>
        <table:table-row table:style-name="ro1">
          <table:table-cell office:value-type="string">
            <text:p>maze/maze_s9_a1_h4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table:style-name="cellWorst" office:value-type="float" office:value="3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3];[.$E83];[.$H83];[.$K83];[.$N83];[.$Q83];[.$T83];[.$W83];[.$Z83];[.$AC83];[.$AF83];[.$AI83];[.$AL83];[.$AO83];[.$AR83])" office:value-type="float"/>
          <table:table-cell table:formula="of:=MIN([.$C83];[.$F83];[.$I83];[.$L83];[.$O83];[.$R83];[.$U83];[.$X83];[.$AA83];[.$AD83];[.$AG83];[.$AJ83];[.$AM83];[.$AP83];[.$AS83])" office:value-type="float"/>
          <table:table-cell table:formula="of:=MIN([.$D83];[.$G83];[.$J83];[.$M83];[.$P83];[.$S83];[.$V83];[.$Y83];[.$AB83];[.$AE83];[.$AH83];[.$AK83];[.$AN83];[.$AQ83];[.$AT83])" office:value-type="float"/>
          <table:table-cell table:formula="of:=MEDIAN([.$B83];[.$E83];[.$H83];[.$K83];[.$N83];[.$Q83];[.$T83];[.$W83];[.$Z83];[.$AC83];[.$AF83];[.$AI83];[.$AL83];[.$AO83];[.$AR83])" office:value-type="float"/>
          <table:table-cell table:formula="of:=MEDIAN([.$C83];[.$F83];[.$I83];[.$L83];[.$O83];[.$R83];[.$U83];[.$X83];[.$AA83];[.$AD83];[.$AG83];[.$AJ83];[.$AM83];[.$AP83];[.$AS83])" office:value-type="float"/>
          <table:table-cell table:formula="of:=MEDIAN([.$D83];[.$G83];[.$J83];[.$M83];[.$P83];[.$S83];[.$V83];[.$Y83];[.$AB83];[.$AE83];[.$AH83];[.$AK83];[.$AN83];[.$AQ83];[.$AT83])" office:value-type="float"/>
          <table:table-cell table:formula="of:=MAX([.$B83];[.$E83];[.$H83];[.$K83];[.$N83];[.$Q83];[.$T83];[.$W83];[.$Z83];[.$AC83];[.$AF83];[.$AI83];[.$AL83];[.$AO83];[.$AR83])" office:value-type="float"/>
          <table:table-cell table:formula="of:=MAX([.$C83];[.$F83];[.$I83];[.$L83];[.$O83];[.$R83];[.$U83];[.$X83];[.$AA83];[.$AD83];[.$AG83];[.$AJ83];[.$AM83];[.$AP83];[.$AS83])" office:value-type="float"/>
          <table:table-cell table:formula="of:=MAX([.$D83];[.$G83];[.$J83];[.$M83];[.$P83];[.$S83];[.$V83];[.$Y83];[.$AB83];[.$AE83];[.$AH83];[.$AK83];[.$AN83];[.$AQ83];[.$AT83])" office:value-type="float"/>
        </table:table-row>
        <table:table-row table:style-name="ro1">
          <table:table-cell office:value-type="string">
            <text:p>maze/maze_s9_a2_h4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0.0"/>
          <table:table-cell table:style-name="cellWorst" office:value-type="float" office:value="6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4];[.$E84];[.$H84];[.$K84];[.$N84];[.$Q84];[.$T84];[.$W84];[.$Z84];[.$AC84];[.$AF84];[.$AI84];[.$AL84];[.$AO84];[.$AR84])" office:value-type="float"/>
          <table:table-cell table:formula="of:=MIN([.$C84];[.$F84];[.$I84];[.$L84];[.$O84];[.$R84];[.$U84];[.$X84];[.$AA84];[.$AD84];[.$AG84];[.$AJ84];[.$AM84];[.$AP84];[.$AS84])" office:value-type="float"/>
          <table:table-cell table:formula="of:=MIN([.$D84];[.$G84];[.$J84];[.$M84];[.$P84];[.$S84];[.$V84];[.$Y84];[.$AB84];[.$AE84];[.$AH84];[.$AK84];[.$AN84];[.$AQ84];[.$AT84])" office:value-type="float"/>
          <table:table-cell table:formula="of:=MEDIAN([.$B84];[.$E84];[.$H84];[.$K84];[.$N84];[.$Q84];[.$T84];[.$W84];[.$Z84];[.$AC84];[.$AF84];[.$AI84];[.$AL84];[.$AO84];[.$AR84])" office:value-type="float"/>
          <table:table-cell table:formula="of:=MEDIAN([.$C84];[.$F84];[.$I84];[.$L84];[.$O84];[.$R84];[.$U84];[.$X84];[.$AA84];[.$AD84];[.$AG84];[.$AJ84];[.$AM84];[.$AP84];[.$AS84])" office:value-type="float"/>
          <table:table-cell table:formula="of:=MEDIAN([.$D84];[.$G84];[.$J84];[.$M84];[.$P84];[.$S84];[.$V84];[.$Y84];[.$AB84];[.$AE84];[.$AH84];[.$AK84];[.$AN84];[.$AQ84];[.$AT84])" office:value-type="float"/>
          <table:table-cell table:formula="of:=MAX([.$B84];[.$E84];[.$H84];[.$K84];[.$N84];[.$Q84];[.$T84];[.$W84];[.$Z84];[.$AC84];[.$AF84];[.$AI84];[.$AL84];[.$AO84];[.$AR84])" office:value-type="float"/>
          <table:table-cell table:formula="of:=MAX([.$C84];[.$F84];[.$I84];[.$L84];[.$O84];[.$R84];[.$U84];[.$X84];[.$AA84];[.$AD84];[.$AG84];[.$AJ84];[.$AM84];[.$AP84];[.$AS84])" office:value-type="float"/>
          <table:table-cell table:formula="of:=MAX([.$D84];[.$G84];[.$J84];[.$M84];[.$P84];[.$S84];[.$V84];[.$Y84];[.$AB84];[.$AE84];[.$AH84];[.$AK84];[.$AN84];[.$AQ84];[.$AT84])" office:value-type="float"/>
        </table:table-row>
        <table:table-row table:style-name="ro1">
          <table:table-cell office:value-type="string">
            <text:p>maze/maze_s9_a3_h51.lp</text:p>
          </table:table-cell>
          <table:table-cell office:value-type="float" office:value="0.03"/>
          <table:table-cell office:value-type="float" office:value="1412.0"/>
          <table:table-cell table:style-name="cellWorst" office:value-type="float" office:value="54.0"/>
          <table:table-cell office:value-type="float" office:value="0.01"/>
          <table:table-cell office:value-type="float" office:value="126.0"/>
          <table:table-cell office:value-type="float" office:value="0.0"/>
          <table:table-cell office:value-type="float" office:value="0.01"/>
          <table:table-cell office:value-type="float" office:value="103.0"/>
          <table:table-cell office:value-type="float" office:value="0.0"/>
          <table:table-cell office:value-type="float" office:value="0.01"/>
          <table:table-cell office:value-type="float" office:value="121.0"/>
          <table:table-cell office:value-type="float" office:value="0.0"/>
          <table:table-cell office:value-type="float" office:value="0.01"/>
          <table:table-cell table:style-name="cellBest" office:value-type="float" office:value="86.0"/>
          <table:table-cell office:value-type="float" office:value="0.0"/>
          <table:table-cell office:value-type="float" office:value="0.01"/>
          <table:table-cell office:value-type="float" office:value="1019.0"/>
          <table:table-cell office:value-type="float" office:value="1.0"/>
          <table:table-cell office:value-type="float" office:value="0.01"/>
          <table:table-cell office:value-type="float" office:value="92.0"/>
          <table:table-cell office:value-type="float" office:value="6.0"/>
          <table:table-cell office:value-type="float" office:value="0.01"/>
          <table:table-cell office:value-type="float" office:value="89.0"/>
          <table:table-cell office:value-type="float" office:value="7.0"/>
          <table:table-cell office:value-type="float" office:value="0.01"/>
          <table:table-cell office:value-type="float" office:value="88.0"/>
          <table:table-cell office:value-type="float" office:value="0.0"/>
          <table:table-cell office:value-type="float" office:value="0.01"/>
          <table:table-cell table:style-name="cellBest" office:value-type="float" office:value="86.0"/>
          <table:table-cell office:value-type="float" office:value="0.0"/>
          <table:table-cell office:value-type="float" office:value="0.01"/>
          <table:table-cell table:style-name="cellBest" office:value-type="float" office:value="86.0"/>
          <table:table-cell office:value-type="float" office:value="0.0"/>
          <table:table-cell office:value-type="float" office:value="0.01"/>
          <table:table-cell office:value-type="float" office:value="88.0"/>
          <table:table-cell office:value-type="float" office:value="0.0"/>
          <table:table-cell office:value-type="float" office:value="0.02"/>
          <table:table-cell office:value-type="float" office:value="285.0"/>
          <table:table-cell office:value-type="float" office:value="0.0"/>
          <table:table-cell office:value-type="float" office:value="0.16"/>
          <table:table-cell table:style-name="cellWorst" office:value-type="float" office:value="2270.0"/>
          <table:table-cell office:value-type="float" office:value="0.0"/>
          <table:table-cell office:value-type="float" office:value="0.01"/>
          <table:table-cell table:style-name="cellBest" office:value-type="float" office:value="86.0"/>
          <table:table-cell office:value-type="float" office:value="0.0"/>
          <table:table-cell table:formula="of:=MIN([.$B85];[.$E85];[.$H85];[.$K85];[.$N85];[.$Q85];[.$T85];[.$W85];[.$Z85];[.$AC85];[.$AF85];[.$AI85];[.$AL85];[.$AO85];[.$AR85])" office:value-type="float"/>
          <table:table-cell table:formula="of:=MIN([.$C85];[.$F85];[.$I85];[.$L85];[.$O85];[.$R85];[.$U85];[.$X85];[.$AA85];[.$AD85];[.$AG85];[.$AJ85];[.$AM85];[.$AP85];[.$AS85])" office:value-type="float"/>
          <table:table-cell table:formula="of:=MIN([.$D85];[.$G85];[.$J85];[.$M85];[.$P85];[.$S85];[.$V85];[.$Y85];[.$AB85];[.$AE85];[.$AH85];[.$AK85];[.$AN85];[.$AQ85];[.$AT85])" office:value-type="float"/>
          <table:table-cell table:formula="of:=MEDIAN([.$B85];[.$E85];[.$H85];[.$K85];[.$N85];[.$Q85];[.$T85];[.$W85];[.$Z85];[.$AC85];[.$AF85];[.$AI85];[.$AL85];[.$AO85];[.$AR85])" office:value-type="float"/>
          <table:table-cell table:formula="of:=MEDIAN([.$C85];[.$F85];[.$I85];[.$L85];[.$O85];[.$R85];[.$U85];[.$X85];[.$AA85];[.$AD85];[.$AG85];[.$AJ85];[.$AM85];[.$AP85];[.$AS85])" office:value-type="float"/>
          <table:table-cell table:formula="of:=MEDIAN([.$D85];[.$G85];[.$J85];[.$M85];[.$P85];[.$S85];[.$V85];[.$Y85];[.$AB85];[.$AE85];[.$AH85];[.$AK85];[.$AN85];[.$AQ85];[.$AT85])" office:value-type="float"/>
          <table:table-cell table:formula="of:=MAX([.$B85];[.$E85];[.$H85];[.$K85];[.$N85];[.$Q85];[.$T85];[.$W85];[.$Z85];[.$AC85];[.$AF85];[.$AI85];[.$AL85];[.$AO85];[.$AR85])" office:value-type="float"/>
          <table:table-cell table:formula="of:=MAX([.$C85];[.$F85];[.$I85];[.$L85];[.$O85];[.$R85];[.$U85];[.$X85];[.$AA85];[.$AD85];[.$AG85];[.$AJ85];[.$AM85];[.$AP85];[.$AS85])" office:value-type="float"/>
          <table:table-cell table:formula="of:=MAX([.$D85];[.$G85];[.$J85];[.$M85];[.$P85];[.$S85];[.$V85];[.$Y85];[.$AB85];[.$AE85];[.$AH85];[.$AK85];[.$AN85];[.$AQ85];[.$AT85])" office:value-type="float"/>
        </table:table-row>
        <table:table-row table:style-name="ro1">
          <table:table-cell office:value-type="string">
            <text:p>maze/maze_s9_a4_h20.lp</text:p>
          </table:table-cell>
          <table:table-cell office:value-type="float" office:value="0.01"/>
          <table:table-cell office:value-type="float" office:value="415.0"/>
          <table:table-cell table:style-name="cellWorst" office:value-type="float" office:value="46.0"/>
          <table:table-cell office:value-type="float" office:value="0.0"/>
          <table:table-cell office:value-type="float" office:value="67.0"/>
          <table:table-cell table:style-name="cellBest" office:value-type="float" office:value="1.0"/>
          <table:table-cell office:value-type="float" office:value="0.0"/>
          <table:table-cell office:value-type="float" office:value="203.0"/>
          <table:table-cell office:value-type="float" office:value="4.0"/>
          <table:table-cell office:value-type="float" office:value="0.0"/>
          <table:table-cell office:value-type="float" office:value="71.0"/>
          <table:table-cell office:value-type="float" office:value="4.0"/>
          <table:table-cell office:value-type="float" office:value="0.0"/>
          <table:table-cell office:value-type="float" office:value="58.0"/>
          <table:table-cell office:value-type="float" office:value="4.0"/>
          <table:table-cell office:value-type="float" office:value="0.0"/>
          <table:table-cell office:value-type="float" office:value="259.0"/>
          <table:table-cell office:value-type="float" office:value="8.0"/>
          <table:table-cell office:value-type="float" office:value="0.01"/>
          <table:table-cell office:value-type="float" office:value="61.0"/>
          <table:table-cell office:value-type="float" office:value="5.0"/>
          <table:table-cell office:value-type="float" office:value="0.0"/>
          <table:table-cell office:value-type="float" office:value="58.0"/>
          <table:table-cell office:value-type="float" office:value="5.0"/>
          <table:table-cell office:value-type="float" office:value="0.0"/>
          <table:table-cell office:value-type="float" office:value="61.0"/>
          <table:table-cell office:value-type="float" office:value="4.0"/>
          <table:table-cell office:value-type="float" office:value="0.0"/>
          <table:table-cell office:value-type="float" office:value="53.0"/>
          <table:table-cell office:value-type="float" office:value="4.0"/>
          <table:table-cell office:value-type="float" office:value="0.0"/>
          <table:table-cell table:style-name="cellBest" office:value-type="float" office:value="47.0"/>
          <table:table-cell office:value-type="float" office:value="4.0"/>
          <table:table-cell office:value-type="float" office:value="0.0"/>
          <table:table-cell office:value-type="float" office:value="67.0"/>
          <table:table-cell office:value-type="float" office:value="2.0"/>
          <table:table-cell office:value-type="float" office:value="0.01"/>
          <table:table-cell office:value-type="float" office:value="133.0"/>
          <table:table-cell office:value-type="float" office:value="4.0"/>
          <table:table-cell office:value-type="float" office:value="0.04"/>
          <table:table-cell table:style-name="cellWorst" office:value-type="float" office:value="1338.0"/>
          <table:table-cell office:value-type="float" office:value="4.0"/>
          <table:table-cell office:value-type="float" office:value="0.0"/>
          <table:table-cell office:value-type="float" office:value="58.0"/>
          <table:table-cell office:value-type="float" office:value="4.0"/>
          <table:table-cell table:formula="of:=MIN([.$B86];[.$E86];[.$H86];[.$K86];[.$N86];[.$Q86];[.$T86];[.$W86];[.$Z86];[.$AC86];[.$AF86];[.$AI86];[.$AL86];[.$AO86];[.$AR86])" office:value-type="float"/>
          <table:table-cell table:formula="of:=MIN([.$C86];[.$F86];[.$I86];[.$L86];[.$O86];[.$R86];[.$U86];[.$X86];[.$AA86];[.$AD86];[.$AG86];[.$AJ86];[.$AM86];[.$AP86];[.$AS86])" office:value-type="float"/>
          <table:table-cell table:formula="of:=MIN([.$D86];[.$G86];[.$J86];[.$M86];[.$P86];[.$S86];[.$V86];[.$Y86];[.$AB86];[.$AE86];[.$AH86];[.$AK86];[.$AN86];[.$AQ86];[.$AT86])" office:value-type="float"/>
          <table:table-cell table:formula="of:=MEDIAN([.$B86];[.$E86];[.$H86];[.$K86];[.$N86];[.$Q86];[.$T86];[.$W86];[.$Z86];[.$AC86];[.$AF86];[.$AI86];[.$AL86];[.$AO86];[.$AR86])" office:value-type="float"/>
          <table:table-cell table:formula="of:=MEDIAN([.$C86];[.$F86];[.$I86];[.$L86];[.$O86];[.$R86];[.$U86];[.$X86];[.$AA86];[.$AD86];[.$AG86];[.$AJ86];[.$AM86];[.$AP86];[.$AS86])" office:value-type="float"/>
          <table:table-cell table:formula="of:=MEDIAN([.$D86];[.$G86];[.$J86];[.$M86];[.$P86];[.$S86];[.$V86];[.$Y86];[.$AB86];[.$AE86];[.$AH86];[.$AK86];[.$AN86];[.$AQ86];[.$AT86])" office:value-type="float"/>
          <table:table-cell table:formula="of:=MAX([.$B86];[.$E86];[.$H86];[.$K86];[.$N86];[.$Q86];[.$T86];[.$W86];[.$Z86];[.$AC86];[.$AF86];[.$AI86];[.$AL86];[.$AO86];[.$AR86])" office:value-type="float"/>
          <table:table-cell table:formula="of:=MAX([.$C86];[.$F86];[.$I86];[.$L86];[.$O86];[.$R86];[.$U86];[.$X86];[.$AA86];[.$AD86];[.$AG86];[.$AJ86];[.$AM86];[.$AP86];[.$AS86])" office:value-type="float"/>
          <table:table-cell table:formula="of:=MAX([.$D86];[.$G86];[.$J86];[.$M86];[.$P86];[.$S86];[.$V86];[.$Y86];[.$AB86];[.$AE86];[.$AH86];[.$AK86];[.$AN86];[.$AQ86];[.$AT86])" office:value-type="float"/>
        </table:table-row>
        <table:table-row table:style-name="ro1">
          <table:table-cell office:value-type="string">
            <text:p>maze/maze_s9_a5_h44.lp</text:p>
          </table:table-cell>
          <table:table-cell office:value-type="float" office:value="0.04"/>
          <table:table-cell office:value-type="float" office:value="7170.0"/>
          <table:table-cell office:value-type="float" office:value="44.0"/>
          <table:table-cell office:value-type="float" office:value="0.02"/>
          <table:table-cell office:value-type="float" office:value="253.0"/>
          <table:table-cell table:style-name="cellBest" office:value-type="float" office:value="1.0"/>
          <table:table-cell office:value-type="float" office:value="0.02"/>
          <table:table-cell office:value-type="float" office:value="1215.0"/>
          <table:table-cell office:value-type="float" office:value="2.0"/>
          <table:table-cell office:value-type="float" office:value="0.01"/>
          <table:table-cell table:style-name="cellBest" office:value-type="float" office:value="138.0"/>
          <table:table-cell office:value-type="float" office:value="2.0"/>
          <table:table-cell office:value-type="float" office:value="0.03"/>
          <table:table-cell office:value-type="float" office:value="409.0"/>
          <table:table-cell office:value-type="float" office:value="67.0"/>
          <table:table-cell office:value-type="float" office:value="0.02"/>
          <table:table-cell office:value-type="float" office:value="2615.0"/>
          <table:table-cell office:value-type="float" office:value="13.0"/>
          <table:table-cell office:value-type="float" office:value="0.05"/>
          <table:table-cell office:value-type="float" office:value="491.0"/>
          <table:table-cell office:value-type="float" office:value="38.0"/>
          <table:table-cell office:value-type="float" office:value="0.03"/>
          <table:table-cell office:value-type="float" office:value="235.0"/>
          <table:table-cell office:value-type="float" office:value="22.0"/>
          <table:table-cell office:value-type="float" office:value="0.04"/>
          <table:table-cell office:value-type="float" office:value="455.0"/>
          <table:table-cell office:value-type="float" office:value="65.0"/>
          <table:table-cell office:value-type="float" office:value="0.02"/>
          <table:table-cell office:value-type="float" office:value="297.0"/>
          <table:table-cell office:value-type="float" office:value="58.0"/>
          <table:table-cell office:value-type="float" office:value="0.03"/>
          <table:table-cell office:value-type="float" office:value="567.0"/>
          <table:table-cell office:value-type="float" office:value="65.0"/>
          <table:table-cell office:value-type="float" office:value="0.02"/>
          <table:table-cell office:value-type="float" office:value="191.0"/>
          <table:table-cell office:value-type="float" office:value="3.0"/>
          <table:table-cell office:value-type="float" office:value="0.06"/>
          <table:table-cell office:value-type="float" office:value="631.0"/>
          <table:table-cell office:value-type="float" office:value="58.0"/>
          <table:table-cell office:value-type="float" office:value="1.65"/>
          <table:table-cell table:style-name="cellWorst" office:value-type="float" office:value="25982.0"/>
          <table:table-cell table:style-name="cellWorst" office:value-type="float" office:value="781.0"/>
          <table:table-cell office:value-type="float" office:value="0.03"/>
          <table:table-cell office:value-type="float" office:value="283.0"/>
          <table:table-cell office:value-type="float" office:value="53.0"/>
          <table:table-cell table:formula="of:=MIN([.$B87];[.$E87];[.$H87];[.$K87];[.$N87];[.$Q87];[.$T87];[.$W87];[.$Z87];[.$AC87];[.$AF87];[.$AI87];[.$AL87];[.$AO87];[.$AR87])" office:value-type="float"/>
          <table:table-cell table:formula="of:=MIN([.$C87];[.$F87];[.$I87];[.$L87];[.$O87];[.$R87];[.$U87];[.$X87];[.$AA87];[.$AD87];[.$AG87];[.$AJ87];[.$AM87];[.$AP87];[.$AS87])" office:value-type="float"/>
          <table:table-cell table:formula="of:=MIN([.$D87];[.$G87];[.$J87];[.$M87];[.$P87];[.$S87];[.$V87];[.$Y87];[.$AB87];[.$AE87];[.$AH87];[.$AK87];[.$AN87];[.$AQ87];[.$AT87])" office:value-type="float"/>
          <table:table-cell table:formula="of:=MEDIAN([.$B87];[.$E87];[.$H87];[.$K87];[.$N87];[.$Q87];[.$T87];[.$W87];[.$Z87];[.$AC87];[.$AF87];[.$AI87];[.$AL87];[.$AO87];[.$AR87])" office:value-type="float"/>
          <table:table-cell table:formula="of:=MEDIAN([.$C87];[.$F87];[.$I87];[.$L87];[.$O87];[.$R87];[.$U87];[.$X87];[.$AA87];[.$AD87];[.$AG87];[.$AJ87];[.$AM87];[.$AP87];[.$AS87])" office:value-type="float"/>
          <table:table-cell table:formula="of:=MEDIAN([.$D87];[.$G87];[.$J87];[.$M87];[.$P87];[.$S87];[.$V87];[.$Y87];[.$AB87];[.$AE87];[.$AH87];[.$AK87];[.$AN87];[.$AQ87];[.$AT87])" office:value-type="float"/>
          <table:table-cell table:formula="of:=MAX([.$B87];[.$E87];[.$H87];[.$K87];[.$N87];[.$Q87];[.$T87];[.$W87];[.$Z87];[.$AC87];[.$AF87];[.$AI87];[.$AL87];[.$AO87];[.$AR87])" office:value-type="float"/>
          <table:table-cell table:formula="of:=MAX([.$C87];[.$F87];[.$I87];[.$L87];[.$O87];[.$R87];[.$U87];[.$X87];[.$AA87];[.$AD87];[.$AG87];[.$AJ87];[.$AM87];[.$AP87];[.$AS87])" office:value-type="float"/>
          <table:table-cell table:formula="of:=MAX([.$D87];[.$G87];[.$J87];[.$M87];[.$P87];[.$S87];[.$V87];[.$Y87];[.$AB87];[.$AE87];[.$AH87];[.$AK87];[.$AN87];[.$AQ87];[.$AT87])" office:value-type="float"/>
        </table:table-row>
        <table:table-row table:style-name="ro1">
          <table:table-cell office:value-type="string">
            <text:p>maze/maze_s9_a6_h50.lp</text:p>
          </table:table-cell>
          <table:table-cell office:value-type="float" office:value="0.09"/>
          <table:table-cell office:value-type="float" office:value="3859.0"/>
          <table:table-cell table:style-name="cellWorst" office:value-type="float" office:value="69.0"/>
          <table:table-cell office:value-type="float" office:value="0.03"/>
          <table:table-cell office:value-type="float" office:value="280.0"/>
          <table:table-cell office:value-type="float" office:value="3.0"/>
          <table:table-cell office:value-type="float" office:value="0.03"/>
          <table:table-cell office:value-type="float" office:value="1097.0"/>
          <table:table-cell office:value-type="float" office:value="7.0"/>
          <table:table-cell office:value-type="float" office:value="0.02"/>
          <table:table-cell office:value-type="float" office:value="152.0"/>
          <table:table-cell office:value-type="float" office:value="3.0"/>
          <table:table-cell office:value-type="float" office:value="0.02"/>
          <table:table-cell office:value-type="float" office:value="200.0"/>
          <table:table-cell table:style-name="cellBest" office:value-type="float" office:value="1.0"/>
          <table:table-cell office:value-type="float" office:value="0.02"/>
          <table:table-cell office:value-type="float" office:value="1768.0"/>
          <table:table-cell office:value-type="float" office:value="5.0"/>
          <table:table-cell office:value-type="float" office:value="0.06"/>
          <table:table-cell office:value-type="float" office:value="681.0"/>
          <table:table-cell office:value-type="float" office:value="58.0"/>
          <table:table-cell office:value-type="float" office:value="0.06"/>
          <table:table-cell office:value-type="float" office:value="620.0"/>
          <table:table-cell office:value-type="float" office:value="55.0"/>
          <table:table-cell office:value-type="float" office:value="0.02"/>
          <table:table-cell office:value-type="float" office:value="203.0"/>
          <table:table-cell table:style-name="cellBest" office:value-type="float" office:value="1.0"/>
          <table:table-cell office:value-type="float" office:value="0.02"/>
          <table:table-cell table:style-name="cellBest" office:value-type="float" office:value="134.0"/>
          <table:table-cell table:style-name="cellBest" office:value-type="float" office:value="1.0"/>
          <table:table-cell office:value-type="float" office:value="0.02"/>
          <table:table-cell table:style-name="cellBest" office:value-type="float" office:value="134.0"/>
          <table:table-cell table:style-name="cellBest" office:value-type="float" office:value="1.0"/>
          <table:table-cell office:value-type="float" office:value="0.03"/>
          <table:table-cell office:value-type="float" office:value="194.0"/>
          <table:table-cell office:value-type="float" office:value="6.0"/>
          <table:table-cell office:value-type="float" office:value="0.04"/>
          <table:table-cell office:value-type="float" office:value="549.0"/>
          <table:table-cell table:style-name="cellBest" office:value-type="float" office:value="1.0"/>
          <table:table-cell office:value-type="float" office:value="0.38"/>
          <table:table-cell table:style-name="cellWorst" office:value-type="float" office:value="3975.0"/>
          <table:table-cell office:value-type="float" office:value="2.0"/>
          <table:table-cell office:value-type="float" office:value="0.02"/>
          <table:table-cell office:value-type="float" office:value="200.0"/>
          <table:table-cell table:style-name="cellBest" office:value-type="float" office:value="1.0"/>
          <table:table-cell table:formula="of:=MIN([.$B88];[.$E88];[.$H88];[.$K88];[.$N88];[.$Q88];[.$T88];[.$W88];[.$Z88];[.$AC88];[.$AF88];[.$AI88];[.$AL88];[.$AO88];[.$AR88])" office:value-type="float"/>
          <table:table-cell table:formula="of:=MIN([.$C88];[.$F88];[.$I88];[.$L88];[.$O88];[.$R88];[.$U88];[.$X88];[.$AA88];[.$AD88];[.$AG88];[.$AJ88];[.$AM88];[.$AP88];[.$AS88])" office:value-type="float"/>
          <table:table-cell table:formula="of:=MIN([.$D88];[.$G88];[.$J88];[.$M88];[.$P88];[.$S88];[.$V88];[.$Y88];[.$AB88];[.$AE88];[.$AH88];[.$AK88];[.$AN88];[.$AQ88];[.$AT88])" office:value-type="float"/>
          <table:table-cell table:formula="of:=MEDIAN([.$B88];[.$E88];[.$H88];[.$K88];[.$N88];[.$Q88];[.$T88];[.$W88];[.$Z88];[.$AC88];[.$AF88];[.$AI88];[.$AL88];[.$AO88];[.$AR88])" office:value-type="float"/>
          <table:table-cell table:formula="of:=MEDIAN([.$C88];[.$F88];[.$I88];[.$L88];[.$O88];[.$R88];[.$U88];[.$X88];[.$AA88];[.$AD88];[.$AG88];[.$AJ88];[.$AM88];[.$AP88];[.$AS88])" office:value-type="float"/>
          <table:table-cell table:formula="of:=MEDIAN([.$D88];[.$G88];[.$J88];[.$M88];[.$P88];[.$S88];[.$V88];[.$Y88];[.$AB88];[.$AE88];[.$AH88];[.$AK88];[.$AN88];[.$AQ88];[.$AT88])" office:value-type="float"/>
          <table:table-cell table:formula="of:=MAX([.$B88];[.$E88];[.$H88];[.$K88];[.$N88];[.$Q88];[.$T88];[.$W88];[.$Z88];[.$AC88];[.$AF88];[.$AI88];[.$AL88];[.$AO88];[.$AR88])" office:value-type="float"/>
          <table:table-cell table:formula="of:=MAX([.$C88];[.$F88];[.$I88];[.$L88];[.$O88];[.$R88];[.$U88];[.$X88];[.$AA88];[.$AD88];[.$AG88];[.$AJ88];[.$AM88];[.$AP88];[.$AS88])" office:value-type="float"/>
          <table:table-cell table:formula="of:=MAX([.$D88];[.$G88];[.$J88];[.$M88];[.$P88];[.$S88];[.$V88];[.$Y88];[.$AB88];[.$AE88];[.$AH88];[.$AK88];[.$AN88];[.$AQ88];[.$AT88])" office:value-type="float"/>
        </table:table-row>
        <table:table-row table:style-name="ro1">
          <table:table-cell office:value-type="string">
            <text:p>maze/maze_s9_a7_h43.lp</text:p>
          </table:table-cell>
          <table:table-cell office:value-type="float" office:value="0.08"/>
          <table:table-cell office:value-type="float" office:value="6168.0"/>
          <table:table-cell office:value-type="float" office:value="58.0"/>
          <table:table-cell office:value-type="float" office:value="0.08"/>
          <table:table-cell office:value-type="float" office:value="1595.0"/>
          <table:table-cell office:value-type="float" office:value="133.0"/>
          <table:table-cell office:value-type="float" office:value="0.04"/>
          <table:table-cell office:value-type="float" office:value="931.0"/>
          <table:table-cell table:style-name="cellBest" office:value-type="float" office:value="3.0"/>
          <table:table-cell office:value-type="float" office:value="0.06"/>
          <table:table-cell table:style-name="cellBest" office:value-type="float" office:value="503.0"/>
          <table:table-cell office:value-type="float" office:value="73.0"/>
          <table:table-cell office:value-type="float" office:value="0.05"/>
          <table:table-cell office:value-type="float" office:value="519.0"/>
          <table:table-cell office:value-type="float" office:value="65.0"/>
          <table:table-cell office:value-type="float" office:value="0.56"/>
          <table:table-cell office:value-type="float" office:value="17408.0"/>
          <table:table-cell table:style-name="cellWorst" office:value-type="float" office:value="1526.0"/>
          <table:table-cell office:value-type="float" office:value="0.15"/>
          <table:table-cell office:value-type="float" office:value="925.0"/>
          <table:table-cell office:value-type="float" office:value="349.0"/>
          <table:table-cell office:value-type="float" office:value="0.24"/>
          <table:table-cell office:value-type="float" office:value="2352.0"/>
          <table:table-cell office:value-type="float" office:value="707.0"/>
          <table:table-cell office:value-type="float" office:value="0.08"/>
          <table:table-cell office:value-type="float" office:value="705.0"/>
          <table:table-cell office:value-type="float" office:value="92.0"/>
          <table:table-cell office:value-type="float" office:value="0.13"/>
          <table:table-cell office:value-type="float" office:value="1874.0"/>
          <table:table-cell office:value-type="float" office:value="266.0"/>
          <table:table-cell office:value-type="float" office:value="0.07"/>
          <table:table-cell office:value-type="float" office:value="711.0"/>
          <table:table-cell office:value-type="float" office:value="88.0"/>
          <table:table-cell office:value-type="float" office:value="0.1"/>
          <table:table-cell office:value-type="float" office:value="940.0"/>
          <table:table-cell office:value-type="float" office:value="245.0"/>
          <table:table-cell office:value-type="float" office:value="0.3"/>
          <table:table-cell office:value-type="float" office:value="1772.0"/>
          <table:table-cell office:value-type="float" office:value="315.0"/>
          <table:table-cell office:value-type="float" office:value="1.12"/>
          <table:table-cell table:style-name="cellWorst" office:value-type="float" office:value="25254.0"/>
          <table:table-cell office:value-type="float" office:value="766.0"/>
          <table:table-cell office:value-type="float" office:value="0.07"/>
          <table:table-cell office:value-type="float" office:value="646.0"/>
          <table:table-cell office:value-type="float" office:value="121.0"/>
          <table:table-cell table:formula="of:=MIN([.$B89];[.$E89];[.$H89];[.$K89];[.$N89];[.$Q89];[.$T89];[.$W89];[.$Z89];[.$AC89];[.$AF89];[.$AI89];[.$AL89];[.$AO89];[.$AR89])" office:value-type="float"/>
          <table:table-cell table:formula="of:=MIN([.$C89];[.$F89];[.$I89];[.$L89];[.$O89];[.$R89];[.$U89];[.$X89];[.$AA89];[.$AD89];[.$AG89];[.$AJ89];[.$AM89];[.$AP89];[.$AS89])" office:value-type="float"/>
          <table:table-cell table:formula="of:=MIN([.$D89];[.$G89];[.$J89];[.$M89];[.$P89];[.$S89];[.$V89];[.$Y89];[.$AB89];[.$AE89];[.$AH89];[.$AK89];[.$AN89];[.$AQ89];[.$AT89])" office:value-type="float"/>
          <table:table-cell table:formula="of:=MEDIAN([.$B89];[.$E89];[.$H89];[.$K89];[.$N89];[.$Q89];[.$T89];[.$W89];[.$Z89];[.$AC89];[.$AF89];[.$AI89];[.$AL89];[.$AO89];[.$AR89])" office:value-type="float"/>
          <table:table-cell table:formula="of:=MEDIAN([.$C89];[.$F89];[.$I89];[.$L89];[.$O89];[.$R89];[.$U89];[.$X89];[.$AA89];[.$AD89];[.$AG89];[.$AJ89];[.$AM89];[.$AP89];[.$AS89])" office:value-type="float"/>
          <table:table-cell table:formula="of:=MEDIAN([.$D89];[.$G89];[.$J89];[.$M89];[.$P89];[.$S89];[.$V89];[.$Y89];[.$AB89];[.$AE89];[.$AH89];[.$AK89];[.$AN89];[.$AQ89];[.$AT89])" office:value-type="float"/>
          <table:table-cell table:formula="of:=MAX([.$B89];[.$E89];[.$H89];[.$K89];[.$N89];[.$Q89];[.$T89];[.$W89];[.$Z89];[.$AC89];[.$AF89];[.$AI89];[.$AL89];[.$AO89];[.$AR89])" office:value-type="float"/>
          <table:table-cell table:formula="of:=MAX([.$C89];[.$F89];[.$I89];[.$L89];[.$O89];[.$R89];[.$U89];[.$X89];[.$AA89];[.$AD89];[.$AG89];[.$AJ89];[.$AM89];[.$AP89];[.$AS89])" office:value-type="float"/>
          <table:table-cell table:formula="of:=MAX([.$D89];[.$G89];[.$J89];[.$M89];[.$P89];[.$S89];[.$V89];[.$Y89];[.$AB89];[.$AE89];[.$AH89];[.$AK89];[.$AN89];[.$AQ89];[.$AT89])" office:value-type="float"/>
        </table:table-row>
        <table:table-row table:style-name="ro1">
          <table:table-cell office:value-type="string">
            <text:p>maze/maze_s9_a8_h50.lp</text:p>
          </table:table-cell>
          <table:table-cell office:value-type="float" office:value="0.17"/>
          <table:table-cell office:value-type="float" office:value="13987.0"/>
          <table:table-cell office:value-type="float" office:value="80.0"/>
          <table:table-cell office:value-type="float" office:value="0.03"/>
          <table:table-cell office:value-type="float" office:value="566.0"/>
          <table:table-cell office:value-type="float" office:value="9.0"/>
          <table:table-cell office:value-type="float" office:value="0.04"/>
          <table:table-cell office:value-type="float" office:value="2276.0"/>
          <table:table-cell office:value-type="float" office:value="15.0"/>
          <table:table-cell office:value-type="float" office:value="0.03"/>
          <table:table-cell table:style-name="cellBest" office:value-type="float" office:value="265.0"/>
          <table:table-cell table:style-name="cellBest" office:value-type="float" office:value="7.0"/>
          <table:table-cell office:value-type="float" office:value="0.03"/>
          <table:table-cell office:value-type="float" office:value="380.0"/>
          <table:table-cell table:style-name="cellBest" office:value-type="float" office:value="7.0"/>
          <table:table-cell office:value-type="float" office:value="0.04"/>
          <table:table-cell office:value-type="float" office:value="4477.0"/>
          <table:table-cell office:value-type="float" office:value="9.0"/>
          <table:table-cell office:value-type="float" office:value="0.08"/>
          <table:table-cell office:value-type="float" office:value="632.0"/>
          <table:table-cell office:value-type="float" office:value="83.0"/>
          <table:table-cell office:value-type="float" office:value="0.15"/>
          <table:table-cell office:value-type="float" office:value="1367.0"/>
          <table:table-cell office:value-type="float" office:value="163.0"/>
          <table:table-cell office:value-type="float" office:value="0.03"/>
          <table:table-cell office:value-type="float" office:value="388.0"/>
          <table:table-cell table:style-name="cellBest" office:value-type="float" office:value="7.0"/>
          <table:table-cell office:value-type="float" office:value="0.04"/>
          <table:table-cell office:value-type="float" office:value="647.0"/>
          <table:table-cell office:value-type="float" office:value="14.0"/>
          <table:table-cell office:value-type="float" office:value="0.04"/>
          <table:table-cell office:value-type="float" office:value="633.0"/>
          <table:table-cell office:value-type="float" office:value="14.0"/>
          <table:table-cell office:value-type="float" office:value="0.04"/>
          <table:table-cell office:value-type="float" office:value="335.0"/>
          <table:table-cell office:value-type="float" office:value="25.0"/>
          <table:table-cell office:value-type="float" office:value="0.08"/>
          <table:table-cell office:value-type="float" office:value="1144.0"/>
          <table:table-cell office:value-type="float" office:value="16.0"/>
          <table:table-cell table:style-name="cellWorst" office:value-type="float" office:value="2.35"/>
          <table:table-cell table:style-name="cellWorst" office:value-type="float" office:value="35315.0"/>
          <table:table-cell table:style-name="cellWorst" office:value-type="float" office:value="842.0"/>
          <table:table-cell table:style-name="cellBest" office:value-type="float" office:value="0.02"/>
          <table:table-cell office:value-type="float" office:value="380.0"/>
          <table:table-cell table:style-name="cellBest" office:value-type="float" office:value="7.0"/>
          <table:table-cell table:formula="of:=MIN([.$B90];[.$E90];[.$H90];[.$K90];[.$N90];[.$Q90];[.$T90];[.$W90];[.$Z90];[.$AC90];[.$AF90];[.$AI90];[.$AL90];[.$AO90];[.$AR90])" office:value-type="float"/>
          <table:table-cell table:formula="of:=MIN([.$C90];[.$F90];[.$I90];[.$L90];[.$O90];[.$R90];[.$U90];[.$X90];[.$AA90];[.$AD90];[.$AG90];[.$AJ90];[.$AM90];[.$AP90];[.$AS90])" office:value-type="float"/>
          <table:table-cell table:formula="of:=MIN([.$D90];[.$G90];[.$J90];[.$M90];[.$P90];[.$S90];[.$V90];[.$Y90];[.$AB90];[.$AE90];[.$AH90];[.$AK90];[.$AN90];[.$AQ90];[.$AT90])" office:value-type="float"/>
          <table:table-cell table:formula="of:=MEDIAN([.$B90];[.$E90];[.$H90];[.$K90];[.$N90];[.$Q90];[.$T90];[.$W90];[.$Z90];[.$AC90];[.$AF90];[.$AI90];[.$AL90];[.$AO90];[.$AR90])" office:value-type="float"/>
          <table:table-cell table:formula="of:=MEDIAN([.$C90];[.$F90];[.$I90];[.$L90];[.$O90];[.$R90];[.$U90];[.$X90];[.$AA90];[.$AD90];[.$AG90];[.$AJ90];[.$AM90];[.$AP90];[.$AS90])" office:value-type="float"/>
          <table:table-cell table:formula="of:=MEDIAN([.$D90];[.$G90];[.$J90];[.$M90];[.$P90];[.$S90];[.$V90];[.$Y90];[.$AB90];[.$AE90];[.$AH90];[.$AK90];[.$AN90];[.$AQ90];[.$AT90])" office:value-type="float"/>
          <table:table-cell table:formula="of:=MAX([.$B90];[.$E90];[.$H90];[.$K90];[.$N90];[.$Q90];[.$T90];[.$W90];[.$Z90];[.$AC90];[.$AF90];[.$AI90];[.$AL90];[.$AO90];[.$AR90])" office:value-type="float"/>
          <table:table-cell table:formula="of:=MAX([.$C90];[.$F90];[.$I90];[.$L90];[.$O90];[.$R90];[.$U90];[.$X90];[.$AA90];[.$AD90];[.$AG90];[.$AJ90];[.$AM90];[.$AP90];[.$AS90])" office:value-type="float"/>
          <table:table-cell table:formula="of:=MAX([.$D90];[.$G90];[.$J90];[.$M90];[.$P90];[.$S90];[.$V90];[.$Y90];[.$AB90];[.$AE90];[.$AH90];[.$AK90];[.$AN90];[.$AQ90];[.$AT90])" office:value-type="float"/>
        </table:table-row>
        <table:table-row table:style-name="ro1">
          <table:table-cell office:value-type="string">
            <text:p>maze/maze_s9_a9_h42.lp</text:p>
          </table:table-cell>
          <table:table-cell office:value-type="float" office:value="0.2"/>
          <table:table-cell table:style-name="cellWorst" office:value-type="float" office:value="12862.0"/>
          <table:table-cell table:style-name="cellWorst" office:value-type="float" office:value="130.0"/>
          <table:table-cell office:value-type="float" office:value="0.06"/>
          <table:table-cell office:value-type="float" office:value="954.0"/>
          <table:table-cell office:value-type="float" office:value="44.0"/>
          <table:table-cell office:value-type="float" office:value="0.03"/>
          <table:table-cell office:value-type="float" office:value="1792.0"/>
          <table:table-cell office:value-type="float" office:value="25.0"/>
          <table:table-cell office:value-type="float" office:value="0.05"/>
          <table:table-cell office:value-type="float" office:value="448.0"/>
          <table:table-cell office:value-type="float" office:value="26.0"/>
          <table:table-cell office:value-type="float" office:value="0.02"/>
          <table:table-cell office:value-type="float" office:value="240.0"/>
          <table:table-cell office:value-type="float" office:value="10.0"/>
          <table:table-cell office:value-type="float" office:value="0.05"/>
          <table:table-cell office:value-type="float" office:value="2599.0"/>
          <table:table-cell office:value-type="float" office:value="23.0"/>
          <table:table-cell office:value-type="float" office:value="0.11"/>
          <table:table-cell office:value-type="float" office:value="984.0"/>
          <table:table-cell office:value-type="float" office:value="72.0"/>
          <table:table-cell office:value-type="float" office:value="0.15"/>
          <table:table-cell office:value-type="float" office:value="1808.0"/>
          <table:table-cell office:value-type="float" office:value="90.0"/>
          <table:table-cell office:value-type="float" office:value="0.02"/>
          <table:table-cell office:value-type="float" office:value="248.0"/>
          <table:table-cell office:value-type="float" office:value="10.0"/>
          <table:table-cell office:value-type="float" office:value="0.02"/>
          <table:table-cell office:value-type="float" office:value="231.0"/>
          <table:table-cell office:value-type="float" office:value="7.0"/>
          <table:table-cell office:value-type="float" office:value="0.02"/>
          <table:table-cell table:style-name="cellBest" office:value-type="float" office:value="230.0"/>
          <table:table-cell table:style-name="cellBest" office:value-type="float" office:value="6.0"/>
          <table:table-cell office:value-type="float" office:value="0.04"/>
          <table:table-cell office:value-type="float" office:value="427.0"/>
          <table:table-cell office:value-type="float" office:value="18.0"/>
          <table:table-cell office:value-type="float" office:value="0.06"/>
          <table:table-cell office:value-type="float" office:value="673.0"/>
          <table:table-cell office:value-type="float" office:value="10.0"/>
          <table:table-cell office:value-type="float" office:value="0.72"/>
          <table:table-cell office:value-type="float" office:value="10548.0"/>
          <table:table-cell office:value-type="float" office:value="44.0"/>
          <table:table-cell office:value-type="float" office:value="0.02"/>
          <table:table-cell office:value-type="float" office:value="240.0"/>
          <table:table-cell office:value-type="float" office:value="10.0"/>
          <table:table-cell table:formula="of:=MIN([.$B91];[.$E91];[.$H91];[.$K91];[.$N91];[.$Q91];[.$T91];[.$W91];[.$Z91];[.$AC91];[.$AF91];[.$AI91];[.$AL91];[.$AO91];[.$AR91])" office:value-type="float"/>
          <table:table-cell table:formula="of:=MIN([.$C91];[.$F91];[.$I91];[.$L91];[.$O91];[.$R91];[.$U91];[.$X91];[.$AA91];[.$AD91];[.$AG91];[.$AJ91];[.$AM91];[.$AP91];[.$AS91])" office:value-type="float"/>
          <table:table-cell table:formula="of:=MIN([.$D91];[.$G91];[.$J91];[.$M91];[.$P91];[.$S91];[.$V91];[.$Y91];[.$AB91];[.$AE91];[.$AH91];[.$AK91];[.$AN91];[.$AQ91];[.$AT91])" office:value-type="float"/>
          <table:table-cell table:formula="of:=MEDIAN([.$B91];[.$E91];[.$H91];[.$K91];[.$N91];[.$Q91];[.$T91];[.$W91];[.$Z91];[.$AC91];[.$AF91];[.$AI91];[.$AL91];[.$AO91];[.$AR91])" office:value-type="float"/>
          <table:table-cell table:formula="of:=MEDIAN([.$C91];[.$F91];[.$I91];[.$L91];[.$O91];[.$R91];[.$U91];[.$X91];[.$AA91];[.$AD91];[.$AG91];[.$AJ91];[.$AM91];[.$AP91];[.$AS91])" office:value-type="float"/>
          <table:table-cell table:formula="of:=MEDIAN([.$D91];[.$G91];[.$J91];[.$M91];[.$P91];[.$S91];[.$V91];[.$Y91];[.$AB91];[.$AE91];[.$AH91];[.$AK91];[.$AN91];[.$AQ91];[.$AT91])" office:value-type="float"/>
          <table:table-cell table:formula="of:=MAX([.$B91];[.$E91];[.$H91];[.$K91];[.$N91];[.$Q91];[.$T91];[.$W91];[.$Z91];[.$AC91];[.$AF91];[.$AI91];[.$AL91];[.$AO91];[.$AR91])" office:value-type="float"/>
          <table:table-cell table:formula="of:=MAX([.$C91];[.$F91];[.$I91];[.$L91];[.$O91];[.$R91];[.$U91];[.$X91];[.$AA91];[.$AD91];[.$AG91];[.$AJ91];[.$AM91];[.$AP91];[.$AS91])" office:value-type="float"/>
          <table:table-cell table:formula="of:=MAX([.$D91];[.$G91];[.$J91];[.$M91];[.$P91];[.$S91];[.$V91];[.$Y91];[.$AB91];[.$AE91];[.$AH91];[.$AK91];[.$AN91];[.$AQ91];[.$AT91])" office:value-type="float"/>
        </table:table-row>
        <table:table-row table:style-name="ro1">
          <table:table-cell office:value-type="string">
            <text:p>random/random_s11_a12_c61_h16.lp</text:p>
          </table:table-cell>
          <table:table-cell office:value-type="float" office:value="0.04"/>
          <table:table-cell office:value-type="float" office:value="6302.0"/>
          <table:table-cell office:value-type="float" office:value="118.0"/>
          <table:table-cell office:value-type="float" office:value="0.02"/>
          <table:table-cell office:value-type="float" office:value="763.0"/>
          <table:table-cell office:value-type="float" office:value="67.0"/>
          <table:table-cell office:value-type="float" office:value="0.02"/>
          <table:table-cell office:value-type="float" office:value="1956.0"/>
          <table:table-cell office:value-type="float" office:value="155.0"/>
          <table:table-cell office:value-type="float" office:value="0.02"/>
          <table:table-cell table:style-name="cellBest" office:value-type="float" office:value="457.0"/>
          <table:table-cell office:value-type="float" office:value="80.0"/>
          <table:table-cell office:value-type="float" office:value="0.05"/>
          <table:table-cell office:value-type="float" office:value="2658.0"/>
          <table:table-cell office:value-type="float" office:value="150.0"/>
          <table:table-cell office:value-type="float" office:value="0.02"/>
          <table:table-cell office:value-type="float" office:value="1181.0"/>
          <table:table-cell office:value-type="float" office:value="59.0"/>
          <table:table-cell office:value-type="float" office:value="0.04"/>
          <table:table-cell office:value-type="float" office:value="952.0"/>
          <table:table-cell office:value-type="float" office:value="109.0"/>
          <table:table-cell office:value-type="float" office:value="0.04"/>
          <table:table-cell office:value-type="float" office:value="1199.0"/>
          <table:table-cell office:value-type="float" office:value="120.0"/>
          <table:table-cell office:value-type="float" office:value="0.04"/>
          <table:table-cell office:value-type="float" office:value="1739.0"/>
          <table:table-cell office:value-type="float" office:value="112.0"/>
          <table:table-cell office:value-type="float" office:value="0.02"/>
          <table:table-cell office:value-type="float" office:value="755.0"/>
          <table:table-cell office:value-type="float" office:value="58.0"/>
          <table:table-cell office:value-type="float" office:value="0.03"/>
          <table:table-cell office:value-type="float" office:value="1125.0"/>
          <table:table-cell office:value-type="float" office:value="67.0"/>
          <table:table-cell office:value-type="float" office:value="0.04"/>
          <table:table-cell office:value-type="float" office:value="1450.0"/>
          <table:table-cell table:style-name="cellWorst" office:value-type="float" office:value="209.0"/>
          <table:table-cell office:value-type="float" office:value="0.04"/>
          <table:table-cell office:value-type="float" office:value="1333.0"/>
          <table:table-cell table:style-name="cellBest" office:value-type="float" office:value="38.0"/>
          <table:table-cell office:value-type="float" office:value="0.31"/>
          <table:table-cell table:style-name="cellWorst" office:value-type="float" office:value="25247.0"/>
          <table:table-cell office:value-type="float" office:value="114.0"/>
          <table:table-cell office:value-type="float" office:value="0.05"/>
          <table:table-cell office:value-type="float" office:value="2095.0"/>
          <table:table-cell office:value-type="float" office:value="153.0"/>
          <table:table-cell table:formula="of:=MIN([.$B92];[.$E92];[.$H92];[.$K92];[.$N92];[.$Q92];[.$T92];[.$W92];[.$Z92];[.$AC92];[.$AF92];[.$AI92];[.$AL92];[.$AO92];[.$AR92])" office:value-type="float"/>
          <table:table-cell table:formula="of:=MIN([.$C92];[.$F92];[.$I92];[.$L92];[.$O92];[.$R92];[.$U92];[.$X92];[.$AA92];[.$AD92];[.$AG92];[.$AJ92];[.$AM92];[.$AP92];[.$AS92])" office:value-type="float"/>
          <table:table-cell table:formula="of:=MIN([.$D92];[.$G92];[.$J92];[.$M92];[.$P92];[.$S92];[.$V92];[.$Y92];[.$AB92];[.$AE92];[.$AH92];[.$AK92];[.$AN92];[.$AQ92];[.$AT92])" office:value-type="float"/>
          <table:table-cell table:formula="of:=MEDIAN([.$B92];[.$E92];[.$H92];[.$K92];[.$N92];[.$Q92];[.$T92];[.$W92];[.$Z92];[.$AC92];[.$AF92];[.$AI92];[.$AL92];[.$AO92];[.$AR92])" office:value-type="float"/>
          <table:table-cell table:formula="of:=MEDIAN([.$C92];[.$F92];[.$I92];[.$L92];[.$O92];[.$R92];[.$U92];[.$X92];[.$AA92];[.$AD92];[.$AG92];[.$AJ92];[.$AM92];[.$AP92];[.$AS92])" office:value-type="float"/>
          <table:table-cell table:formula="of:=MEDIAN([.$D92];[.$G92];[.$J92];[.$M92];[.$P92];[.$S92];[.$V92];[.$Y92];[.$AB92];[.$AE92];[.$AH92];[.$AK92];[.$AN92];[.$AQ92];[.$AT92])" office:value-type="float"/>
          <table:table-cell table:formula="of:=MAX([.$B92];[.$E92];[.$H92];[.$K92];[.$N92];[.$Q92];[.$T92];[.$W92];[.$Z92];[.$AC92];[.$AF92];[.$AI92];[.$AL92];[.$AO92];[.$AR92])" office:value-type="float"/>
          <table:table-cell table:formula="of:=MAX([.$C92];[.$F92];[.$I92];[.$L92];[.$O92];[.$R92];[.$U92];[.$X92];[.$AA92];[.$AD92];[.$AG92];[.$AJ92];[.$AM92];[.$AP92];[.$AS92])" office:value-type="float"/>
          <table:table-cell table:formula="of:=MAX([.$D92];[.$G92];[.$J92];[.$M92];[.$P92];[.$S92];[.$V92];[.$Y92];[.$AB92];[.$AE92];[.$AH92];[.$AK92];[.$AN92];[.$AQ92];[.$AT92])" office:value-type="float"/>
        </table:table-row>
        <table:table-row table:style-name="ro1">
          <table:table-cell office:value-type="string">
            <text:p>random/random_s11_a1_c70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3];[.$E93];[.$H93];[.$K93];[.$N93];[.$Q93];[.$T93];[.$W93];[.$Z93];[.$AC93];[.$AF93];[.$AI93];[.$AL93];[.$AO93];[.$AR93])" office:value-type="float"/>
          <table:table-cell table:formula="of:=MIN([.$C93];[.$F93];[.$I93];[.$L93];[.$O93];[.$R93];[.$U93];[.$X93];[.$AA93];[.$AD93];[.$AG93];[.$AJ93];[.$AM93];[.$AP93];[.$AS93])" office:value-type="float"/>
          <table:table-cell table:formula="of:=MIN([.$D93];[.$G93];[.$J93];[.$M93];[.$P93];[.$S93];[.$V93];[.$Y93];[.$AB93];[.$AE93];[.$AH93];[.$AK93];[.$AN93];[.$AQ93];[.$AT93])" office:value-type="float"/>
          <table:table-cell table:formula="of:=MEDIAN([.$B93];[.$E93];[.$H93];[.$K93];[.$N93];[.$Q93];[.$T93];[.$W93];[.$Z93];[.$AC93];[.$AF93];[.$AI93];[.$AL93];[.$AO93];[.$AR93])" office:value-type="float"/>
          <table:table-cell table:formula="of:=MEDIAN([.$C93];[.$F93];[.$I93];[.$L93];[.$O93];[.$R93];[.$U93];[.$X93];[.$AA93];[.$AD93];[.$AG93];[.$AJ93];[.$AM93];[.$AP93];[.$AS93])" office:value-type="float"/>
          <table:table-cell table:formula="of:=MEDIAN([.$D93];[.$G93];[.$J93];[.$M93];[.$P93];[.$S93];[.$V93];[.$Y93];[.$AB93];[.$AE93];[.$AH93];[.$AK93];[.$AN93];[.$AQ93];[.$AT93])" office:value-type="float"/>
          <table:table-cell table:formula="of:=MAX([.$B93];[.$E93];[.$H93];[.$K93];[.$N93];[.$Q93];[.$T93];[.$W93];[.$Z93];[.$AC93];[.$AF93];[.$AI93];[.$AL93];[.$AO93];[.$AR93])" office:value-type="float"/>
          <table:table-cell table:formula="of:=MAX([.$C93];[.$F93];[.$I93];[.$L93];[.$O93];[.$R93];[.$U93];[.$X93];[.$AA93];[.$AD93];[.$AG93];[.$AJ93];[.$AM93];[.$AP93];[.$AS93])" office:value-type="float"/>
          <table:table-cell table:formula="of:=MAX([.$D93];[.$G93];[.$J93];[.$M93];[.$P93];[.$S93];[.$V93];[.$Y93];[.$AB93];[.$AE93];[.$AH93];[.$AK93];[.$AN93];[.$AQ93];[.$AT93])" office:value-type="float"/>
        </table:table-row>
        <table:table-row table:style-name="ro1">
          <table:table-cell office:value-type="string">
            <text:p>random/random_s11_a2_c70_h10.lp</text:p>
          </table:table-cell>
          <table:table-cell office:value-type="float" office:value="0.0"/>
          <table:table-cell office:value-type="float" office:value="44.0"/>
          <table:table-cell table:style-name="cellWorst" office:value-type="float" office:value="6.0"/>
          <table:table-cell office:value-type="float" office:value="0.0"/>
          <table:table-cell office:value-type="float" office:value="22.0"/>
          <table:table-cell table:style-name="cellBest" office:value-type="float" office:value="0.0"/>
          <table:table-cell office:value-type="float" office:value="0.0"/>
          <table:table-cell office:value-type="float" office:value="49.0"/>
          <table:table-cell table:style-name="cellBest" office:value-type="float" office:value="0.0"/>
          <table:table-cell office:value-type="float" office:value="0.0"/>
          <table:table-cell office:value-type="float" office:value="16.0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1.0"/>
          <table:table-cell office:value-type="float" office:value="0.0"/>
          <table:table-cell office:value-type="float" office:value="68.0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.0"/>
          <table:table-cell office:value-type="float" office:value="0.0"/>
          <table:table-cell table:style-name="cellBest" office:value-type="float" office:value="12.0"/>
          <table:table-cell office:value-type="float" office:value="2.0"/>
          <table:table-cell office:value-type="float" office:value="0.0"/>
          <table:table-cell office:value-type="float" office:value="21.0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1.0"/>
          <table:table-cell office:value-type="float" office:value="0.0"/>
          <table:table-cell office:value-type="float" office:value="20.0"/>
          <table:table-cell office:value-type="float" office:value="1.0"/>
          <table:table-cell office:value-type="float" office:value="0.0"/>
          <table:table-cell office:value-type="float" office:value="51.0"/>
          <table:table-cell office:value-type="float" office:value="1.0"/>
          <table:table-cell office:value-type="float" office:value="0.01"/>
          <table:table-cell table:style-name="cellWorst" office:value-type="float" office:value="695.0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1.0"/>
          <table:table-cell table:formula="of:=MIN([.$B94];[.$E94];[.$H94];[.$K94];[.$N94];[.$Q94];[.$T94];[.$W94];[.$Z94];[.$AC94];[.$AF94];[.$AI94];[.$AL94];[.$AO94];[.$AR94])" office:value-type="float"/>
          <table:table-cell table:formula="of:=MIN([.$C94];[.$F94];[.$I94];[.$L94];[.$O94];[.$R94];[.$U94];[.$X94];[.$AA94];[.$AD94];[.$AG94];[.$AJ94];[.$AM94];[.$AP94];[.$AS94])" office:value-type="float"/>
          <table:table-cell table:formula="of:=MIN([.$D94];[.$G94];[.$J94];[.$M94];[.$P94];[.$S94];[.$V94];[.$Y94];[.$AB94];[.$AE94];[.$AH94];[.$AK94];[.$AN94];[.$AQ94];[.$AT94])" office:value-type="float"/>
          <table:table-cell table:formula="of:=MEDIAN([.$B94];[.$E94];[.$H94];[.$K94];[.$N94];[.$Q94];[.$T94];[.$W94];[.$Z94];[.$AC94];[.$AF94];[.$AI94];[.$AL94];[.$AO94];[.$AR94])" office:value-type="float"/>
          <table:table-cell table:formula="of:=MEDIAN([.$C94];[.$F94];[.$I94];[.$L94];[.$O94];[.$R94];[.$U94];[.$X94];[.$AA94];[.$AD94];[.$AG94];[.$AJ94];[.$AM94];[.$AP94];[.$AS94])" office:value-type="float"/>
          <table:table-cell table:formula="of:=MEDIAN([.$D94];[.$G94];[.$J94];[.$M94];[.$P94];[.$S94];[.$V94];[.$Y94];[.$AB94];[.$AE94];[.$AH94];[.$AK94];[.$AN94];[.$AQ94];[.$AT94])" office:value-type="float"/>
          <table:table-cell table:formula="of:=MAX([.$B94];[.$E94];[.$H94];[.$K94];[.$N94];[.$Q94];[.$T94];[.$W94];[.$Z94];[.$AC94];[.$AF94];[.$AI94];[.$AL94];[.$AO94];[.$AR94])" office:value-type="float"/>
          <table:table-cell table:formula="of:=MAX([.$C94];[.$F94];[.$I94];[.$L94];[.$O94];[.$R94];[.$U94];[.$X94];[.$AA94];[.$AD94];[.$AG94];[.$AJ94];[.$AM94];[.$AP94];[.$AS94])" office:value-type="float"/>
          <table:table-cell table:formula="of:=MAX([.$D94];[.$G94];[.$J94];[.$M94];[.$P94];[.$S94];[.$V94];[.$Y94];[.$AB94];[.$AE94];[.$AH94];[.$AK94];[.$AN94];[.$AQ94];[.$AT94])" office:value-type="float"/>
        </table:table-row>
        <table:table-row table:style-name="ro1">
          <table:table-cell office:value-type="string">
            <text:p>random/random_s11_a3_c70_h4.lp</text:p>
          </table:table-cell>
          <table:table-cell office:value-type="float" office:value="0.0"/>
          <table:table-cell office:value-type="float" office:value="11.0"/>
          <table:table-cell table:style-name="cellWorst" office:value-type="float" office:value="3.0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0.0"/>
          <table:table-cell table:style-name="cellBest" office:value-type="float" office:value="4.0"/>
          <table:table-cell office:value-type="float" office:value="0.0"/>
          <table:table-cell office:value-type="float" office:value="0.0"/>
          <table:table-cell table:style-name="cellBest" office:value-type="float" office:value="4.0"/>
          <table:table-cell office:value-type="float" office:value="0.0"/>
          <table:table-cell office:value-type="float" office:value="0.0"/>
          <table:table-cell table:style-name="cellBest" office:value-type="float" office:value="4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table:style-name="cellBest" office:value-type="float" office:value="4.0"/>
          <table:table-cell office:value-type="float" office:value="0.0"/>
          <table:table-cell office:value-type="float" office:value="0.0"/>
          <table:table-cell table:style-name="cellBest" office:value-type="float" office:value="4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0.0"/>
          <table:table-cell table:style-name="cellWorst" office:value-type="float" office:value="327.0"/>
          <table:table-cell office:value-type="float" office:value="0.0"/>
          <table:table-cell office:value-type="float" office:value="0.0"/>
          <table:table-cell table:style-name="cellBest" office:value-type="float" office:value="4.0"/>
          <table:table-cell office:value-type="float" office:value="0.0"/>
          <table:table-cell table:formula="of:=MIN([.$B95];[.$E95];[.$H95];[.$K95];[.$N95];[.$Q95];[.$T95];[.$W95];[.$Z95];[.$AC95];[.$AF95];[.$AI95];[.$AL95];[.$AO95];[.$AR95])" office:value-type="float"/>
          <table:table-cell table:formula="of:=MIN([.$C95];[.$F95];[.$I95];[.$L95];[.$O95];[.$R95];[.$U95];[.$X95];[.$AA95];[.$AD95];[.$AG95];[.$AJ95];[.$AM95];[.$AP95];[.$AS95])" office:value-type="float"/>
          <table:table-cell table:formula="of:=MIN([.$D95];[.$G95];[.$J95];[.$M95];[.$P95];[.$S95];[.$V95];[.$Y95];[.$AB95];[.$AE95];[.$AH95];[.$AK95];[.$AN95];[.$AQ95];[.$AT95])" office:value-type="float"/>
          <table:table-cell table:formula="of:=MEDIAN([.$B95];[.$E95];[.$H95];[.$K95];[.$N95];[.$Q95];[.$T95];[.$W95];[.$Z95];[.$AC95];[.$AF95];[.$AI95];[.$AL95];[.$AO95];[.$AR95])" office:value-type="float"/>
          <table:table-cell table:formula="of:=MEDIAN([.$C95];[.$F95];[.$I95];[.$L95];[.$O95];[.$R95];[.$U95];[.$X95];[.$AA95];[.$AD95];[.$AG95];[.$AJ95];[.$AM95];[.$AP95];[.$AS95])" office:value-type="float"/>
          <table:table-cell table:formula="of:=MEDIAN([.$D95];[.$G95];[.$J95];[.$M95];[.$P95];[.$S95];[.$V95];[.$Y95];[.$AB95];[.$AE95];[.$AH95];[.$AK95];[.$AN95];[.$AQ95];[.$AT95])" office:value-type="float"/>
          <table:table-cell table:formula="of:=MAX([.$B95];[.$E95];[.$H95];[.$K95];[.$N95];[.$Q95];[.$T95];[.$W95];[.$Z95];[.$AC95];[.$AF95];[.$AI95];[.$AL95];[.$AO95];[.$AR95])" office:value-type="float"/>
          <table:table-cell table:formula="of:=MAX([.$C95];[.$F95];[.$I95];[.$L95];[.$O95];[.$R95];[.$U95];[.$X95];[.$AA95];[.$AD95];[.$AG95];[.$AJ95];[.$AM95];[.$AP95];[.$AS95])" office:value-type="float"/>
          <table:table-cell table:formula="of:=MAX([.$D95];[.$G95];[.$J95];[.$M95];[.$P95];[.$S95];[.$V95];[.$Y95];[.$AB95];[.$AE95];[.$AH95];[.$AK95];[.$AN95];[.$AQ95];[.$AT95])" office:value-type="float"/>
        </table:table-row>
        <table:table-row table:style-name="ro1">
          <table:table-cell office:value-type="string">
            <text:p>random/random_s12_a14_c62_h37.lp</text:p>
          </table:table-cell>
          <table:table-cell office:value-type="float" office:value="0.19"/>
          <table:table-cell office:value-type="float" office:value="22160.0"/>
          <table:table-cell office:value-type="float" office:value="171.0"/>
          <table:table-cell office:value-type="float" office:value="0.08"/>
          <table:table-cell office:value-type="float" office:value="2746.0"/>
          <table:table-cell office:value-type="float" office:value="77.0"/>
          <table:table-cell office:value-type="float" office:value="0.1"/>
          <table:table-cell office:value-type="float" office:value="12439.0"/>
          <table:table-cell table:style-name="cellBest" office:value-type="float" office:value="57.0"/>
          <table:table-cell table:style-name="cellBest" office:value-type="float" office:value="0.07"/>
          <table:table-cell table:style-name="cellBest" office:value-type="float" office:value="1269.0"/>
          <table:table-cell office:value-type="float" office:value="72.0"/>
          <table:table-cell office:value-type="float" office:value="0.11"/>
          <table:table-cell office:value-type="float" office:value="2379.0"/>
          <table:table-cell office:value-type="float" office:value="186.0"/>
          <table:table-cell office:value-type="float" office:value="0.1"/>
          <table:table-cell office:value-type="float" office:value="6156.0"/>
          <table:table-cell office:value-type="float" office:value="253.0"/>
          <table:table-cell office:value-type="float" office:value="0.35"/>
          <table:table-cell office:value-type="float" office:value="6569.0"/>
          <table:table-cell office:value-type="float" office:value="444.0"/>
          <table:table-cell office:value-type="float" office:value="0.19"/>
          <table:table-cell office:value-type="float" office:value="3356.0"/>
          <table:table-cell office:value-type="float" office:value="313.0"/>
          <table:table-cell office:value-type="float" office:value="0.1"/>
          <table:table-cell office:value-type="float" office:value="1586.0"/>
          <table:table-cell office:value-type="float" office:value="152.0"/>
          <table:table-cell office:value-type="float" office:value="0.13"/>
          <table:table-cell office:value-type="float" office:value="3435.0"/>
          <table:table-cell office:value-type="float" office:value="155.0"/>
          <table:table-cell office:value-type="float" office:value="0.17"/>
          <table:table-cell office:value-type="float" office:value="4813.0"/>
          <table:table-cell office:value-type="float" office:value="246.0"/>
          <table:table-cell office:value-type="float" office:value="1.25"/>
          <table:table-cell office:value-type="float" office:value="30111.0"/>
          <table:table-cell office:value-type="float" office:value="1083.0"/>
          <table:table-cell office:value-type="float" office:value="0.62"/>
          <table:table-cell office:value-type="float" office:value="16426.0"/>
          <table:table-cell office:value-type="float" office:value="384.0"/>
          <table:table-cell table:style-name="cellWorst" office:value-type="float" office:value="3.44"/>
          <table:table-cell table:style-name="cellWorst" office:value-type="float" office:value="115633.0"/>
          <table:table-cell table:style-name="cellWorst" office:value-type="float" office:value="3595.0"/>
          <table:table-cell office:value-type="float" office:value="0.23"/>
          <table:table-cell office:value-type="float" office:value="6844.0"/>
          <table:table-cell office:value-type="float" office:value="380.0"/>
          <table:table-cell table:formula="of:=MIN([.$B96];[.$E96];[.$H96];[.$K96];[.$N96];[.$Q96];[.$T96];[.$W96];[.$Z96];[.$AC96];[.$AF96];[.$AI96];[.$AL96];[.$AO96];[.$AR96])" office:value-type="float"/>
          <table:table-cell table:formula="of:=MIN([.$C96];[.$F96];[.$I96];[.$L96];[.$O96];[.$R96];[.$U96];[.$X96];[.$AA96];[.$AD96];[.$AG96];[.$AJ96];[.$AM96];[.$AP96];[.$AS96])" office:value-type="float"/>
          <table:table-cell table:formula="of:=MIN([.$D96];[.$G96];[.$J96];[.$M96];[.$P96];[.$S96];[.$V96];[.$Y96];[.$AB96];[.$AE96];[.$AH96];[.$AK96];[.$AN96];[.$AQ96];[.$AT96])" office:value-type="float"/>
          <table:table-cell table:formula="of:=MEDIAN([.$B96];[.$E96];[.$H96];[.$K96];[.$N96];[.$Q96];[.$T96];[.$W96];[.$Z96];[.$AC96];[.$AF96];[.$AI96];[.$AL96];[.$AO96];[.$AR96])" office:value-type="float"/>
          <table:table-cell table:formula="of:=MEDIAN([.$C96];[.$F96];[.$I96];[.$L96];[.$O96];[.$R96];[.$U96];[.$X96];[.$AA96];[.$AD96];[.$AG96];[.$AJ96];[.$AM96];[.$AP96];[.$AS96])" office:value-type="float"/>
          <table:table-cell table:formula="of:=MEDIAN([.$D96];[.$G96];[.$J96];[.$M96];[.$P96];[.$S96];[.$V96];[.$Y96];[.$AB96];[.$AE96];[.$AH96];[.$AK96];[.$AN96];[.$AQ96];[.$AT96])" office:value-type="float"/>
          <table:table-cell table:formula="of:=MAX([.$B96];[.$E96];[.$H96];[.$K96];[.$N96];[.$Q96];[.$T96];[.$W96];[.$Z96];[.$AC96];[.$AF96];[.$AI96];[.$AL96];[.$AO96];[.$AR96])" office:value-type="float"/>
          <table:table-cell table:formula="of:=MAX([.$C96];[.$F96];[.$I96];[.$L96];[.$O96];[.$R96];[.$U96];[.$X96];[.$AA96];[.$AD96];[.$AG96];[.$AJ96];[.$AM96];[.$AP96];[.$AS96])" office:value-type="float"/>
          <table:table-cell table:formula="of:=MAX([.$D96];[.$G96];[.$J96];[.$M96];[.$P96];[.$S96];[.$V96];[.$Y96];[.$AB96];[.$AE96];[.$AH96];[.$AK96];[.$AN96];[.$AQ96];[.$AT96])" office:value-type="float"/>
        </table:table-row>
        <table:table-row table:style-name="ro1">
          <table:table-cell office:value-type="string">
            <text:p>random/random_s12_a1_c70_h2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style-name="cellWorst" office:value-type="float" office:value="58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7];[.$E97];[.$H97];[.$K97];[.$N97];[.$Q97];[.$T97];[.$W97];[.$Z97];[.$AC97];[.$AF97];[.$AI97];[.$AL97];[.$AO97];[.$AR97])" office:value-type="float"/>
          <table:table-cell table:formula="of:=MIN([.$C97];[.$F97];[.$I97];[.$L97];[.$O97];[.$R97];[.$U97];[.$X97];[.$AA97];[.$AD97];[.$AG97];[.$AJ97];[.$AM97];[.$AP97];[.$AS97])" office:value-type="float"/>
          <table:table-cell table:formula="of:=MIN([.$D97];[.$G97];[.$J97];[.$M97];[.$P97];[.$S97];[.$V97];[.$Y97];[.$AB97];[.$AE97];[.$AH97];[.$AK97];[.$AN97];[.$AQ97];[.$AT97])" office:value-type="float"/>
          <table:table-cell table:formula="of:=MEDIAN([.$B97];[.$E97];[.$H97];[.$K97];[.$N97];[.$Q97];[.$T97];[.$W97];[.$Z97];[.$AC97];[.$AF97];[.$AI97];[.$AL97];[.$AO97];[.$AR97])" office:value-type="float"/>
          <table:table-cell table:formula="of:=MEDIAN([.$C97];[.$F97];[.$I97];[.$L97];[.$O97];[.$R97];[.$U97];[.$X97];[.$AA97];[.$AD97];[.$AG97];[.$AJ97];[.$AM97];[.$AP97];[.$AS97])" office:value-type="float"/>
          <table:table-cell table:formula="of:=MEDIAN([.$D97];[.$G97];[.$J97];[.$M97];[.$P97];[.$S97];[.$V97];[.$Y97];[.$AB97];[.$AE97];[.$AH97];[.$AK97];[.$AN97];[.$AQ97];[.$AT97])" office:value-type="float"/>
          <table:table-cell table:formula="of:=MAX([.$B97];[.$E97];[.$H97];[.$K97];[.$N97];[.$Q97];[.$T97];[.$W97];[.$Z97];[.$AC97];[.$AF97];[.$AI97];[.$AL97];[.$AO97];[.$AR97])" office:value-type="float"/>
          <table:table-cell table:formula="of:=MAX([.$C97];[.$F97];[.$I97];[.$L97];[.$O97];[.$R97];[.$U97];[.$X97];[.$AA97];[.$AD97];[.$AG97];[.$AJ97];[.$AM97];[.$AP97];[.$AS97])" office:value-type="float"/>
          <table:table-cell table:formula="of:=MAX([.$D97];[.$G97];[.$J97];[.$M97];[.$P97];[.$S97];[.$V97];[.$Y97];[.$AB97];[.$AE97];[.$AH97];[.$AK97];[.$AN97];[.$AQ97];[.$AT97])" office:value-type="float"/>
        </table:table-row>
        <table:table-row table:style-name="ro1">
          <table:table-cell office:value-type="string">
            <text:p>random/random_s12_a2_c70_h6.lp</text:p>
          </table:table-cell>
          <table:table-cell office:value-type="float" office:value="0.0"/>
          <table:table-cell office:value-type="float" office:value="12.0"/>
          <table:table-cell table:style-name="cellWorst" office:value-type="float" office:value="4.0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0.01"/>
          <table:table-cell table:style-name="cellWorst" office:value-type="float" office:value="476.0"/>
          <table:table-cell office:value-type="float" office:value="0.0"/>
          <table:table-cell office:value-type="float" office:value="0.0"/>
          <table:table-cell table:style-name="cellBest" office:value-type="float" office:value="5.0"/>
          <table:table-cell office:value-type="float" office:value="0.0"/>
          <table:table-cell table:formula="of:=MIN([.$B98];[.$E98];[.$H98];[.$K98];[.$N98];[.$Q98];[.$T98];[.$W98];[.$Z98];[.$AC98];[.$AF98];[.$AI98];[.$AL98];[.$AO98];[.$AR98])" office:value-type="float"/>
          <table:table-cell table:formula="of:=MIN([.$C98];[.$F98];[.$I98];[.$L98];[.$O98];[.$R98];[.$U98];[.$X98];[.$AA98];[.$AD98];[.$AG98];[.$AJ98];[.$AM98];[.$AP98];[.$AS98])" office:value-type="float"/>
          <table:table-cell table:formula="of:=MIN([.$D98];[.$G98];[.$J98];[.$M98];[.$P98];[.$S98];[.$V98];[.$Y98];[.$AB98];[.$AE98];[.$AH98];[.$AK98];[.$AN98];[.$AQ98];[.$AT98])" office:value-type="float"/>
          <table:table-cell table:formula="of:=MEDIAN([.$B98];[.$E98];[.$H98];[.$K98];[.$N98];[.$Q98];[.$T98];[.$W98];[.$Z98];[.$AC98];[.$AF98];[.$AI98];[.$AL98];[.$AO98];[.$AR98])" office:value-type="float"/>
          <table:table-cell table:formula="of:=MEDIAN([.$C98];[.$F98];[.$I98];[.$L98];[.$O98];[.$R98];[.$U98];[.$X98];[.$AA98];[.$AD98];[.$AG98];[.$AJ98];[.$AM98];[.$AP98];[.$AS98])" office:value-type="float"/>
          <table:table-cell table:formula="of:=MEDIAN([.$D98];[.$G98];[.$J98];[.$M98];[.$P98];[.$S98];[.$V98];[.$Y98];[.$AB98];[.$AE98];[.$AH98];[.$AK98];[.$AN98];[.$AQ98];[.$AT98])" office:value-type="float"/>
          <table:table-cell table:formula="of:=MAX([.$B98];[.$E98];[.$H98];[.$K98];[.$N98];[.$Q98];[.$T98];[.$W98];[.$Z98];[.$AC98];[.$AF98];[.$AI98];[.$AL98];[.$AO98];[.$AR98])" office:value-type="float"/>
          <table:table-cell table:formula="of:=MAX([.$C98];[.$F98];[.$I98];[.$L98];[.$O98];[.$R98];[.$U98];[.$X98];[.$AA98];[.$AD98];[.$AG98];[.$AJ98];[.$AM98];[.$AP98];[.$AS98])" office:value-type="float"/>
          <table:table-cell table:formula="of:=MAX([.$D98];[.$G98];[.$J98];[.$M98];[.$P98];[.$S98];[.$V98];[.$Y98];[.$AB98];[.$AE98];[.$AH98];[.$AK98];[.$AN98];[.$AQ98];[.$AT98])" office:value-type="float"/>
        </table:table-row>
        <table:table-row table:style-name="ro1">
          <table:table-cell office:value-type="string">
            <text:p>random/random_s12_a3_c70_h25.lp</text:p>
          </table:table-cell>
          <table:table-cell office:value-type="float" office:value="0.01"/>
          <table:table-cell office:value-type="float" office:value="1006.0"/>
          <table:table-cell table:style-name="cellWorst" office:value-type="float" office:value="35.0"/>
          <table:table-cell office:value-type="float" office:value="0.0"/>
          <table:table-cell office:value-type="float" office:value="187.0"/>
          <table:table-cell table:style-name="cellBest" office:value-type="float" office:value="1.0"/>
          <table:table-cell office:value-type="float" office:value="0.01"/>
          <table:table-cell office:value-type="float" office:value="910.0"/>
          <table:table-cell office:value-type="float" office:value="8.0"/>
          <table:table-cell office:value-type="float" office:value="0.0"/>
          <table:table-cell office:value-type="float" office:value="95.0"/>
          <table:table-cell office:value-type="float" office:value="2.0"/>
          <table:table-cell office:value-type="float" office:value="0.0"/>
          <table:table-cell office:value-type="float" office:value="177.0"/>
          <table:table-cell office:value-type="float" office:value="5.0"/>
          <table:table-cell office:value-type="float" office:value="0.01"/>
          <table:table-cell office:value-type="float" office:value="777.0"/>
          <table:table-cell office:value-type="float" office:value="3.0"/>
          <table:table-cell office:value-type="float" office:value="0.01"/>
          <table:table-cell office:value-type="float" office:value="91.0"/>
          <table:table-cell office:value-type="float" office:value="13.0"/>
          <table:table-cell office:value-type="float" office:value="0.01"/>
          <table:table-cell table:style-name="cellBest" office:value-type="float" office:value="89.0"/>
          <table:table-cell office:value-type="float" office:value="13.0"/>
          <table:table-cell office:value-type="float" office:value="0.01"/>
          <table:table-cell office:value-type="float" office:value="179.0"/>
          <table:table-cell office:value-type="float" office:value="5.0"/>
          <table:table-cell office:value-type="float" office:value="0.0"/>
          <table:table-cell office:value-type="float" office:value="187.0"/>
          <table:table-cell office:value-type="float" office:value="8.0"/>
          <table:table-cell office:value-type="float" office:value="0.01"/>
          <table:table-cell office:value-type="float" office:value="187.0"/>
          <table:table-cell office:value-type="float" office:value="8.0"/>
          <table:table-cell office:value-type="float" office:value="0.03"/>
          <table:table-cell office:value-type="float" office:value="595.0"/>
          <table:table-cell office:value-type="float" office:value="17.0"/>
          <table:table-cell office:value-type="float" office:value="0.01"/>
          <table:table-cell office:value-type="float" office:value="289.0"/>
          <table:table-cell office:value-type="float" office:value="4.0"/>
          <table:table-cell office:value-type="float" office:value="0.14"/>
          <table:table-cell table:style-name="cellWorst" office:value-type="float" office:value="9120.0"/>
          <table:table-cell office:value-type="float" office:value="9.0"/>
          <table:table-cell office:value-type="float" office:value="0.01"/>
          <table:table-cell office:value-type="float" office:value="177.0"/>
          <table:table-cell office:value-type="float" office:value="5.0"/>
          <table:table-cell table:formula="of:=MIN([.$B99];[.$E99];[.$H99];[.$K99];[.$N99];[.$Q99];[.$T99];[.$W99];[.$Z99];[.$AC99];[.$AF99];[.$AI99];[.$AL99];[.$AO99];[.$AR99])" office:value-type="float"/>
          <table:table-cell table:formula="of:=MIN([.$C99];[.$F99];[.$I99];[.$L99];[.$O99];[.$R99];[.$U99];[.$X99];[.$AA99];[.$AD99];[.$AG99];[.$AJ99];[.$AM99];[.$AP99];[.$AS99])" office:value-type="float"/>
          <table:table-cell table:formula="of:=MIN([.$D99];[.$G99];[.$J99];[.$M99];[.$P99];[.$S99];[.$V99];[.$Y99];[.$AB99];[.$AE99];[.$AH99];[.$AK99];[.$AN99];[.$AQ99];[.$AT99])" office:value-type="float"/>
          <table:table-cell table:formula="of:=MEDIAN([.$B99];[.$E99];[.$H99];[.$K99];[.$N99];[.$Q99];[.$T99];[.$W99];[.$Z99];[.$AC99];[.$AF99];[.$AI99];[.$AL99];[.$AO99];[.$AR99])" office:value-type="float"/>
          <table:table-cell table:formula="of:=MEDIAN([.$C99];[.$F99];[.$I99];[.$L99];[.$O99];[.$R99];[.$U99];[.$X99];[.$AA99];[.$AD99];[.$AG99];[.$AJ99];[.$AM99];[.$AP99];[.$AS99])" office:value-type="float"/>
          <table:table-cell table:formula="of:=MEDIAN([.$D99];[.$G99];[.$J99];[.$M99];[.$P99];[.$S99];[.$V99];[.$Y99];[.$AB99];[.$AE99];[.$AH99];[.$AK99];[.$AN99];[.$AQ99];[.$AT99])" office:value-type="float"/>
          <table:table-cell table:formula="of:=MAX([.$B99];[.$E99];[.$H99];[.$K99];[.$N99];[.$Q99];[.$T99];[.$W99];[.$Z99];[.$AC99];[.$AF99];[.$AI99];[.$AL99];[.$AO99];[.$AR99])" office:value-type="float"/>
          <table:table-cell table:formula="of:=MAX([.$C99];[.$F99];[.$I99];[.$L99];[.$O99];[.$R99];[.$U99];[.$X99];[.$AA99];[.$AD99];[.$AG99];[.$AJ99];[.$AM99];[.$AP99];[.$AS99])" office:value-type="float"/>
          <table:table-cell table:formula="of:=MAX([.$D99];[.$G99];[.$J99];[.$M99];[.$P99];[.$S99];[.$V99];[.$Y99];[.$AB99];[.$AE99];[.$AH99];[.$AK99];[.$AN99];[.$AQ99];[.$AT99])" office:value-type="float"/>
        </table:table-row>
        <table:table-row table:style-name="ro1">
          <table:table-cell office:value-type="string">
            <text:p>random/random_s13_a16_c63_h14.lp</text:p>
          </table:table-cell>
          <table:table-cell office:value-type="float" office:value="0.17"/>
          <table:table-cell office:value-type="float" office:value="11018.0"/>
          <table:table-cell office:value-type="float" office:value="263.0"/>
          <table:table-cell office:value-type="float" office:value="0.02"/>
          <table:table-cell office:value-type="float" office:value="580.0"/>
          <table:table-cell office:value-type="float" office:value="22.0"/>
          <table:table-cell table:style-name="cellBest" office:value-type="float" office:value="0.01"/>
          <table:table-cell office:value-type="float" office:value="701.0"/>
          <table:table-cell table:style-name="cellBest" office:value-type="float" office:value="13.0"/>
          <table:table-cell office:value-type="float" office:value="0.02"/>
          <table:table-cell office:value-type="float" office:value="453.0"/>
          <table:table-cell office:value-type="float" office:value="17.0"/>
          <table:table-cell office:value-type="float" office:value="0.02"/>
          <table:table-cell office:value-type="float" office:value="504.0"/>
          <table:table-cell office:value-type="float" office:value="22.0"/>
          <table:table-cell office:value-type="float" office:value="0.03"/>
          <table:table-cell office:value-type="float" office:value="2167.0"/>
          <table:table-cell office:value-type="float" office:value="84.0"/>
          <table:table-cell office:value-type="float" office:value="0.03"/>
          <table:table-cell office:value-type="float" office:value="729.0"/>
          <table:table-cell office:value-type="float" office:value="54.0"/>
          <table:table-cell office:value-type="float" office:value="0.03"/>
          <table:table-cell office:value-type="float" office:value="457.0"/>
          <table:table-cell office:value-type="float" office:value="41.0"/>
          <table:table-cell office:value-type="float" office:value="0.02"/>
          <table:table-cell office:value-type="float" office:value="550.0"/>
          <table:table-cell office:value-type="float" office:value="24.0"/>
          <table:table-cell office:value-type="float" office:value="0.02"/>
          <table:table-cell office:value-type="float" office:value="405.0"/>
          <table:table-cell office:value-type="float" office:value="21.0"/>
          <table:table-cell office:value-type="float" office:value="0.02"/>
          <table:table-cell office:value-type="float" office:value="406.0"/>
          <table:table-cell office:value-type="float" office:value="22.0"/>
          <table:table-cell table:style-name="cellBest" office:value-type="float" office:value="0.01"/>
          <table:table-cell table:style-name="cellBest" office:value-type="float" office:value="242.0"/>
          <table:table-cell office:value-type="float" office:value="15.0"/>
          <table:table-cell office:value-type="float" office:value="0.05"/>
          <table:table-cell office:value-type="float" office:value="1000.0"/>
          <table:table-cell office:value-type="float" office:value="23.0"/>
          <table:table-cell table:style-name="cellWorst" office:value-type="float" office:value="2.2"/>
          <table:table-cell table:style-name="cellWorst" office:value-type="float" office:value="162982.0"/>
          <table:table-cell table:style-name="cellWorst" office:value-type="float" office:value="5316.0"/>
          <table:table-cell office:value-type="float" office:value="0.02"/>
          <table:table-cell office:value-type="float" office:value="504.0"/>
          <table:table-cell office:value-type="float" office:value="22.0"/>
          <table:table-cell table:formula="of:=MIN([.$B100];[.$E100];[.$H100];[.$K100];[.$N100];[.$Q100];[.$T100];[.$W100];[.$Z100];[.$AC100];[.$AF100];[.$AI100];[.$AL100];[.$AO100];[.$AR100])" office:value-type="float"/>
          <table:table-cell table:formula="of:=MIN([.$C100];[.$F100];[.$I100];[.$L100];[.$O100];[.$R100];[.$U100];[.$X100];[.$AA100];[.$AD100];[.$AG100];[.$AJ100];[.$AM100];[.$AP100];[.$AS100])" office:value-type="float"/>
          <table:table-cell table:formula="of:=MIN([.$D100];[.$G100];[.$J100];[.$M100];[.$P100];[.$S100];[.$V100];[.$Y100];[.$AB100];[.$AE100];[.$AH100];[.$AK100];[.$AN100];[.$AQ100];[.$AT100])" office:value-type="float"/>
          <table:table-cell table:formula="of:=MEDIAN([.$B100];[.$E100];[.$H100];[.$K100];[.$N100];[.$Q100];[.$T100];[.$W100];[.$Z100];[.$AC100];[.$AF100];[.$AI100];[.$AL100];[.$AO100];[.$AR100])" office:value-type="float"/>
          <table:table-cell table:formula="of:=MEDIAN([.$C100];[.$F100];[.$I100];[.$L100];[.$O100];[.$R100];[.$U100];[.$X100];[.$AA100];[.$AD100];[.$AG100];[.$AJ100];[.$AM100];[.$AP100];[.$AS100])" office:value-type="float"/>
          <table:table-cell table:formula="of:=MEDIAN([.$D100];[.$G100];[.$J100];[.$M100];[.$P100];[.$S100];[.$V100];[.$Y100];[.$AB100];[.$AE100];[.$AH100];[.$AK100];[.$AN100];[.$AQ100];[.$AT100])" office:value-type="float"/>
          <table:table-cell table:formula="of:=MAX([.$B100];[.$E100];[.$H100];[.$K100];[.$N100];[.$Q100];[.$T100];[.$W100];[.$Z100];[.$AC100];[.$AF100];[.$AI100];[.$AL100];[.$AO100];[.$AR100])" office:value-type="float"/>
          <table:table-cell table:formula="of:=MAX([.$C100];[.$F100];[.$I100];[.$L100];[.$O100];[.$R100];[.$U100];[.$X100];[.$AA100];[.$AD100];[.$AG100];[.$AJ100];[.$AM100];[.$AP100];[.$AS100])" office:value-type="float"/>
          <table:table-cell table:formula="of:=MAX([.$D100];[.$G100];[.$J100];[.$M100];[.$P100];[.$S100];[.$V100];[.$Y100];[.$AB100];[.$AE100];[.$AH100];[.$AK100];[.$AN100];[.$AQ100];[.$AT100])" office:value-type="float"/>
        </table:table-row>
        <table:table-row table:style-name="ro1">
          <table:table-cell office:value-type="string">
            <text:p>random/random_s13_a1_c70_h18.lp</text:p>
          </table:table-cell>
          <table:table-cell office:value-type="float" office:value="0.0"/>
          <table:table-cell office:value-type="float" office:value="39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7.0"/>
          <table:table-cell table:style-name="cellBest" office:value-type="float" office:value="3.0"/>
          <table:table-cell office:value-type="float" office:value="0.0"/>
          <table:table-cell office:value-type="float" office:value="13.0"/>
          <table:table-cell office:value-type="float" office:value="5.0"/>
          <table:table-cell office:value-type="float" office:value="0.0"/>
          <table:table-cell office:value-type="float" office:value="9.0"/>
          <table:table-cell table:style-name="cellBest" office:value-type="float" office:value="3.0"/>
          <table:table-cell office:value-type="float" office:value="0.0"/>
          <table:table-cell office:value-type="float" office:value="74.0"/>
          <table:table-cell office:value-type="float" office:value="8.0"/>
          <table:table-cell office:value-type="float" office:value="0.0"/>
          <table:table-cell office:value-type="float" office:value="10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7.0"/>
          <table:table-cell table:style-name="cellBest" office:value-type="float" office:value="3.0"/>
          <table:table-cell office:value-type="float" office:value="0.0"/>
          <table:table-cell office:value-type="float" office:value="11.0"/>
          <table:table-cell table:style-name="cellBest" office:value-type="float" office:value="3.0"/>
          <table:table-cell office:value-type="float" office:value="0.0"/>
          <table:table-cell table:style-name="cellBest" office:value-type="float" office:value="7.0"/>
          <table:table-cell table:style-name="cellBest" office:value-type="float" office:value="3.0"/>
          <table:table-cell office:value-type="float" office:value="0.0"/>
          <table:table-cell office:value-type="float" office:value="23.0"/>
          <table:table-cell table:style-name="cellWorst" office:value-type="float" office:value="9.0"/>
          <table:table-cell office:value-type="float" office:value="0.0"/>
          <table:table-cell office:value-type="float" office:value="23.0"/>
          <table:table-cell table:style-name="cellWorst" office:value-type="float" office:value="9.0"/>
          <table:table-cell office:value-type="float" office:value="0.0"/>
          <table:table-cell office:value-type="float" office:value="21.0"/>
          <table:table-cell table:style-name="cellWorst" office:value-type="float" office:value="9.0"/>
          <table:table-cell office:value-type="float" office:value="0.0"/>
          <table:table-cell office:value-type="float" office:value="67.0"/>
          <table:table-cell office:value-type="float" office:value="8.0"/>
          <table:table-cell office:value-type="float" office:value="0.01"/>
          <table:table-cell table:style-name="cellWorst" office:value-type="float" office:value="929.0"/>
          <table:table-cell office:value-type="float" office:value="4.0"/>
          <table:table-cell office:value-type="float" office:value="0.0"/>
          <table:table-cell office:value-type="float" office:value="74.0"/>
          <table:table-cell office:value-type="float" office:value="8.0"/>
          <table:table-cell table:formula="of:=MIN([.$B101];[.$E101];[.$H101];[.$K101];[.$N101];[.$Q101];[.$T101];[.$W101];[.$Z101];[.$AC101];[.$AF101];[.$AI101];[.$AL101];[.$AO101];[.$AR101])" office:value-type="float"/>
          <table:table-cell table:formula="of:=MIN([.$C101];[.$F101];[.$I101];[.$L101];[.$O101];[.$R101];[.$U101];[.$X101];[.$AA101];[.$AD101];[.$AG101];[.$AJ101];[.$AM101];[.$AP101];[.$AS101])" office:value-type="float"/>
          <table:table-cell table:formula="of:=MIN([.$D101];[.$G101];[.$J101];[.$M101];[.$P101];[.$S101];[.$V101];[.$Y101];[.$AB101];[.$AE101];[.$AH101];[.$AK101];[.$AN101];[.$AQ101];[.$AT101])" office:value-type="float"/>
          <table:table-cell table:formula="of:=MEDIAN([.$B101];[.$E101];[.$H101];[.$K101];[.$N101];[.$Q101];[.$T101];[.$W101];[.$Z101];[.$AC101];[.$AF101];[.$AI101];[.$AL101];[.$AO101];[.$AR101])" office:value-type="float"/>
          <table:table-cell table:formula="of:=MEDIAN([.$C101];[.$F101];[.$I101];[.$L101];[.$O101];[.$R101];[.$U101];[.$X101];[.$AA101];[.$AD101];[.$AG101];[.$AJ101];[.$AM101];[.$AP101];[.$AS101])" office:value-type="float"/>
          <table:table-cell table:formula="of:=MEDIAN([.$D101];[.$G101];[.$J101];[.$M101];[.$P101];[.$S101];[.$V101];[.$Y101];[.$AB101];[.$AE101];[.$AH101];[.$AK101];[.$AN101];[.$AQ101];[.$AT101])" office:value-type="float"/>
          <table:table-cell table:formula="of:=MAX([.$B101];[.$E101];[.$H101];[.$K101];[.$N101];[.$Q101];[.$T101];[.$W101];[.$Z101];[.$AC101];[.$AF101];[.$AI101];[.$AL101];[.$AO101];[.$AR101])" office:value-type="float"/>
          <table:table-cell table:formula="of:=MAX([.$C101];[.$F101];[.$I101];[.$L101];[.$O101];[.$R101];[.$U101];[.$X101];[.$AA101];[.$AD101];[.$AG101];[.$AJ101];[.$AM101];[.$AP101];[.$AS101])" office:value-type="float"/>
          <table:table-cell table:formula="of:=MAX([.$D101];[.$G101];[.$J101];[.$M101];[.$P101];[.$S101];[.$V101];[.$Y101];[.$AB101];[.$AE101];[.$AH101];[.$AK101];[.$AN101];[.$AQ101];[.$AT101])" office:value-type="float"/>
        </table:table-row>
        <table:table-row table:style-name="ro1">
          <table:table-cell office:value-type="string">
            <text:p>random/random_s13_a2_c70_h3.lp</text:p>
          </table:table-cell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0.0"/>
          <table:table-cell table:style-name="cellWorst" office:value-type="float" office:value="22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0.0"/>
          <table:table-cell table:formula="of:=MIN([.$B102];[.$E102];[.$H102];[.$K102];[.$N102];[.$Q102];[.$T102];[.$W102];[.$Z102];[.$AC102];[.$AF102];[.$AI102];[.$AL102];[.$AO102];[.$AR102])" office:value-type="float"/>
          <table:table-cell table:formula="of:=MIN([.$C102];[.$F102];[.$I102];[.$L102];[.$O102];[.$R102];[.$U102];[.$X102];[.$AA102];[.$AD102];[.$AG102];[.$AJ102];[.$AM102];[.$AP102];[.$AS102])" office:value-type="float"/>
          <table:table-cell table:formula="of:=MIN([.$D102];[.$G102];[.$J102];[.$M102];[.$P102];[.$S102];[.$V102];[.$Y102];[.$AB102];[.$AE102];[.$AH102];[.$AK102];[.$AN102];[.$AQ102];[.$AT102])" office:value-type="float"/>
          <table:table-cell table:formula="of:=MEDIAN([.$B102];[.$E102];[.$H102];[.$K102];[.$N102];[.$Q102];[.$T102];[.$W102];[.$Z102];[.$AC102];[.$AF102];[.$AI102];[.$AL102];[.$AO102];[.$AR102])" office:value-type="float"/>
          <table:table-cell table:formula="of:=MEDIAN([.$C102];[.$F102];[.$I102];[.$L102];[.$O102];[.$R102];[.$U102];[.$X102];[.$AA102];[.$AD102];[.$AG102];[.$AJ102];[.$AM102];[.$AP102];[.$AS102])" office:value-type="float"/>
          <table:table-cell table:formula="of:=MEDIAN([.$D102];[.$G102];[.$J102];[.$M102];[.$P102];[.$S102];[.$V102];[.$Y102];[.$AB102];[.$AE102];[.$AH102];[.$AK102];[.$AN102];[.$AQ102];[.$AT102])" office:value-type="float"/>
          <table:table-cell table:formula="of:=MAX([.$B102];[.$E102];[.$H102];[.$K102];[.$N102];[.$Q102];[.$T102];[.$W102];[.$Z102];[.$AC102];[.$AF102];[.$AI102];[.$AL102];[.$AO102];[.$AR102])" office:value-type="float"/>
          <table:table-cell table:formula="of:=MAX([.$C102];[.$F102];[.$I102];[.$L102];[.$O102];[.$R102];[.$U102];[.$X102];[.$AA102];[.$AD102];[.$AG102];[.$AJ102];[.$AM102];[.$AP102];[.$AS102])" office:value-type="float"/>
          <table:table-cell table:formula="of:=MAX([.$D102];[.$G102];[.$J102];[.$M102];[.$P102];[.$S102];[.$V102];[.$Y102];[.$AB102];[.$AE102];[.$AH102];[.$AK102];[.$AN102];[.$AQ102];[.$AT102])" office:value-type="float"/>
        </table:table-row>
        <table:table-row table:style-name="ro1">
          <table:table-cell office:value-type="string">
            <text:p>random/random_s13_a3_c70_h2.lp</text:p>
          </table:table-cell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table:style-name="cellWorst" office:value-type="float" office:value="279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0.0"/>
          <table:table-cell table:formula="of:=MIN([.$B103];[.$E103];[.$H103];[.$K103];[.$N103];[.$Q103];[.$T103];[.$W103];[.$Z103];[.$AC103];[.$AF103];[.$AI103];[.$AL103];[.$AO103];[.$AR103])" office:value-type="float"/>
          <table:table-cell table:formula="of:=MIN([.$C103];[.$F103];[.$I103];[.$L103];[.$O103];[.$R103];[.$U103];[.$X103];[.$AA103];[.$AD103];[.$AG103];[.$AJ103];[.$AM103];[.$AP103];[.$AS103])" office:value-type="float"/>
          <table:table-cell table:formula="of:=MIN([.$D103];[.$G103];[.$J103];[.$M103];[.$P103];[.$S103];[.$V103];[.$Y103];[.$AB103];[.$AE103];[.$AH103];[.$AK103];[.$AN103];[.$AQ103];[.$AT103])" office:value-type="float"/>
          <table:table-cell table:formula="of:=MEDIAN([.$B103];[.$E103];[.$H103];[.$K103];[.$N103];[.$Q103];[.$T103];[.$W103];[.$Z103];[.$AC103];[.$AF103];[.$AI103];[.$AL103];[.$AO103];[.$AR103])" office:value-type="float"/>
          <table:table-cell table:formula="of:=MEDIAN([.$C103];[.$F103];[.$I103];[.$L103];[.$O103];[.$R103];[.$U103];[.$X103];[.$AA103];[.$AD103];[.$AG103];[.$AJ103];[.$AM103];[.$AP103];[.$AS103])" office:value-type="float"/>
          <table:table-cell table:formula="of:=MEDIAN([.$D103];[.$G103];[.$J103];[.$M103];[.$P103];[.$S103];[.$V103];[.$Y103];[.$AB103];[.$AE103];[.$AH103];[.$AK103];[.$AN103];[.$AQ103];[.$AT103])" office:value-type="float"/>
          <table:table-cell table:formula="of:=MAX([.$B103];[.$E103];[.$H103];[.$K103];[.$N103];[.$Q103];[.$T103];[.$W103];[.$Z103];[.$AC103];[.$AF103];[.$AI103];[.$AL103];[.$AO103];[.$AR103])" office:value-type="float"/>
          <table:table-cell table:formula="of:=MAX([.$C103];[.$F103];[.$I103];[.$L103];[.$O103];[.$R103];[.$U103];[.$X103];[.$AA103];[.$AD103];[.$AG103];[.$AJ103];[.$AM103];[.$AP103];[.$AS103])" office:value-type="float"/>
          <table:table-cell table:formula="of:=MAX([.$D103];[.$G103];[.$J103];[.$M103];[.$P103];[.$S103];[.$V103];[.$Y103];[.$AB103];[.$AE103];[.$AH103];[.$AK103];[.$AN103];[.$AQ103];[.$AT103])" office:value-type="float"/>
        </table:table-row>
        <table:table-row table:style-name="ro1">
          <table:table-cell office:value-type="string">
            <text:p>random/random_s14_a1_c70_h16.lp</text:p>
          </table:table-cell>
          <table:table-cell office:value-type="float" office:value="0.0"/>
          <table:table-cell office:value-type="float" office:value="9.0"/>
          <table:table-cell office:value-type="float" office:value="3.0"/>
          <table:table-cell office:value-type="float" office:value="0.0"/>
          <table:table-cell office:value-type="float" office:value="8.0"/>
          <table:table-cell office:value-type="float" office:value="3.0"/>
          <table:table-cell office:value-type="float" office:value="0.0"/>
          <table:table-cell table:style-name="cellBest" office:value-type="float" office:value="3.0"/>
          <table:table-cell table:style-name="cellBest" office:value-type="float" office:value="0.0"/>
          <table:table-cell office:value-type="float" office:value="0.0"/>
          <table:table-cell office:value-type="float" office:value="10.0"/>
          <table:table-cell office:value-type="float" office:value="3.0"/>
          <table:table-cell office:value-type="float" office:value="0.0"/>
          <table:table-cell office:value-type="float" office:value="55.0"/>
          <table:table-cell office:value-type="float" office:value="5.0"/>
          <table:table-cell office:value-type="float" office:value="0.0"/>
          <table:table-cell office:value-type="float" office:value="13.0"/>
          <table:table-cell office:value-type="float" office:value="3.0"/>
          <table:table-cell office:value-type="float" office:value="0.0"/>
          <table:table-cell office:value-type="float" office:value="18.0"/>
          <table:table-cell office:value-type="float" office:value="2.0"/>
          <table:table-cell office:value-type="float" office:value="0.0"/>
          <table:table-cell office:value-type="float" office:value="13.0"/>
          <table:table-cell office:value-type="float" office:value="3.0"/>
          <table:table-cell office:value-type="float" office:value="0.0"/>
          <table:table-cell office:value-type="float" office:value="18.0"/>
          <table:table-cell office:value-type="float" office:value="2.0"/>
          <table:table-cell office:value-type="float" office:value="0.0"/>
          <table:table-cell office:value-type="float" office:value="6.0"/>
          <table:table-cell office:value-type="float" office:value="3.0"/>
          <table:table-cell office:value-type="float" office:value="0.0"/>
          <table:table-cell office:value-type="float" office:value="6.0"/>
          <table:table-cell office:value-type="float" office:value="3.0"/>
          <table:table-cell office:value-type="float" office:value="0.0"/>
          <table:table-cell office:value-type="float" office:value="13.0"/>
          <table:table-cell office:value-type="float" office:value="3.0"/>
          <table:table-cell office:value-type="float" office:value="0.0"/>
          <table:table-cell office:value-type="float" office:value="37.0"/>
          <table:table-cell office:value-type="float" office:value="5.0"/>
          <table:table-cell office:value-type="float" office:value="0.02"/>
          <table:table-cell table:style-name="cellWorst" office:value-type="float" office:value="1155.0"/>
          <table:table-cell table:style-name="cellWorst" office:value-type="float" office:value="6.0"/>
          <table:table-cell office:value-type="float" office:value="0.0"/>
          <table:table-cell office:value-type="float" office:value="55.0"/>
          <table:table-cell office:value-type="float" office:value="5.0"/>
          <table:table-cell table:formula="of:=MIN([.$B104];[.$E104];[.$H104];[.$K104];[.$N104];[.$Q104];[.$T104];[.$W104];[.$Z104];[.$AC104];[.$AF104];[.$AI104];[.$AL104];[.$AO104];[.$AR104])" office:value-type="float"/>
          <table:table-cell table:formula="of:=MIN([.$C104];[.$F104];[.$I104];[.$L104];[.$O104];[.$R104];[.$U104];[.$X104];[.$AA104];[.$AD104];[.$AG104];[.$AJ104];[.$AM104];[.$AP104];[.$AS104])" office:value-type="float"/>
          <table:table-cell table:formula="of:=MIN([.$D104];[.$G104];[.$J104];[.$M104];[.$P104];[.$S104];[.$V104];[.$Y104];[.$AB104];[.$AE104];[.$AH104];[.$AK104];[.$AN104];[.$AQ104];[.$AT104])" office:value-type="float"/>
          <table:table-cell table:formula="of:=MEDIAN([.$B104];[.$E104];[.$H104];[.$K104];[.$N104];[.$Q104];[.$T104];[.$W104];[.$Z104];[.$AC104];[.$AF104];[.$AI104];[.$AL104];[.$AO104];[.$AR104])" office:value-type="float"/>
          <table:table-cell table:formula="of:=MEDIAN([.$C104];[.$F104];[.$I104];[.$L104];[.$O104];[.$R104];[.$U104];[.$X104];[.$AA104];[.$AD104];[.$AG104];[.$AJ104];[.$AM104];[.$AP104];[.$AS104])" office:value-type="float"/>
          <table:table-cell table:formula="of:=MEDIAN([.$D104];[.$G104];[.$J104];[.$M104];[.$P104];[.$S104];[.$V104];[.$Y104];[.$AB104];[.$AE104];[.$AH104];[.$AK104];[.$AN104];[.$AQ104];[.$AT104])" office:value-type="float"/>
          <table:table-cell table:formula="of:=MAX([.$B104];[.$E104];[.$H104];[.$K104];[.$N104];[.$Q104];[.$T104];[.$W104];[.$Z104];[.$AC104];[.$AF104];[.$AI104];[.$AL104];[.$AO104];[.$AR104])" office:value-type="float"/>
          <table:table-cell table:formula="of:=MAX([.$C104];[.$F104];[.$I104];[.$L104];[.$O104];[.$R104];[.$U104];[.$X104];[.$AA104];[.$AD104];[.$AG104];[.$AJ104];[.$AM104];[.$AP104];[.$AS104])" office:value-type="float"/>
          <table:table-cell table:formula="of:=MAX([.$D104];[.$G104];[.$J104];[.$M104];[.$P104];[.$S104];[.$V104];[.$Y104];[.$AB104];[.$AE104];[.$AH104];[.$AK104];[.$AN104];[.$AQ104];[.$AT104])" office:value-type="float"/>
        </table:table-row>
        <table:table-row table:style-name="ro1">
          <table:table-cell office:value-type="string">
            <text:p>random/random_s14_a2_c70_h8.lp</text:p>
          </table:table-cell>
          <table:table-cell office:value-type="float" office:value="0.0"/>
          <table:table-cell table:style-name="cellBest" office:value-type="float" office:value="4.0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0.0"/>
          <table:table-cell table:style-name="cellBest" office:value-type="float" office:value="4.0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.0"/>
          <table:table-cell office:value-type="float" office:value="0.0"/>
          <table:table-cell table:style-name="cellBest" office:value-type="float" office:value="4.0"/>
          <table:table-cell office:value-type="float" office:value="1.0"/>
          <table:table-cell office:value-type="float" office:value="0.0"/>
          <table:table-cell table:style-name="cellBest" office:value-type="float" office:value="4.0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1.0"/>
          <table:table-cell office:value-type="float" office:value="0.01"/>
          <table:table-cell table:style-name="cellWorst" office:value-type="float" office:value="981.0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1.0"/>
          <table:table-cell table:formula="of:=MIN([.$B105];[.$E105];[.$H105];[.$K105];[.$N105];[.$Q105];[.$T105];[.$W105];[.$Z105];[.$AC105];[.$AF105];[.$AI105];[.$AL105];[.$AO105];[.$AR105])" office:value-type="float"/>
          <table:table-cell table:formula="of:=MIN([.$C105];[.$F105];[.$I105];[.$L105];[.$O105];[.$R105];[.$U105];[.$X105];[.$AA105];[.$AD105];[.$AG105];[.$AJ105];[.$AM105];[.$AP105];[.$AS105])" office:value-type="float"/>
          <table:table-cell table:formula="of:=MIN([.$D105];[.$G105];[.$J105];[.$M105];[.$P105];[.$S105];[.$V105];[.$Y105];[.$AB105];[.$AE105];[.$AH105];[.$AK105];[.$AN105];[.$AQ105];[.$AT105])" office:value-type="float"/>
          <table:table-cell table:formula="of:=MEDIAN([.$B105];[.$E105];[.$H105];[.$K105];[.$N105];[.$Q105];[.$T105];[.$W105];[.$Z105];[.$AC105];[.$AF105];[.$AI105];[.$AL105];[.$AO105];[.$AR105])" office:value-type="float"/>
          <table:table-cell table:formula="of:=MEDIAN([.$C105];[.$F105];[.$I105];[.$L105];[.$O105];[.$R105];[.$U105];[.$X105];[.$AA105];[.$AD105];[.$AG105];[.$AJ105];[.$AM105];[.$AP105];[.$AS105])" office:value-type="float"/>
          <table:table-cell table:formula="of:=MEDIAN([.$D105];[.$G105];[.$J105];[.$M105];[.$P105];[.$S105];[.$V105];[.$Y105];[.$AB105];[.$AE105];[.$AH105];[.$AK105];[.$AN105];[.$AQ105];[.$AT105])" office:value-type="float"/>
          <table:table-cell table:formula="of:=MAX([.$B105];[.$E105];[.$H105];[.$K105];[.$N105];[.$Q105];[.$T105];[.$W105];[.$Z105];[.$AC105];[.$AF105];[.$AI105];[.$AL105];[.$AO105];[.$AR105])" office:value-type="float"/>
          <table:table-cell table:formula="of:=MAX([.$C105];[.$F105];[.$I105];[.$L105];[.$O105];[.$R105];[.$U105];[.$X105];[.$AA105];[.$AD105];[.$AG105];[.$AJ105];[.$AM105];[.$AP105];[.$AS105])" office:value-type="float"/>
          <table:table-cell table:formula="of:=MAX([.$D105];[.$G105];[.$J105];[.$M105];[.$P105];[.$S105];[.$V105];[.$Y105];[.$AB105];[.$AE105];[.$AH105];[.$AK105];[.$AN105];[.$AQ105];[.$AT105])" office:value-type="float"/>
        </table:table-row>
        <table:table-row table:style-name="ro1">
          <table:table-cell office:value-type="string">
            <text:p>random/random_s14_a3_c70_h14.lp</text:p>
          </table:table-cell>
          <table:table-cell office:value-type="float" office:value="0.01"/>
          <table:table-cell office:value-type="float" office:value="225.0"/>
          <table:table-cell table:style-name="cellWorst" office:value-type="float" office:value="24.0"/>
          <table:table-cell office:value-type="float" office:value="0.0"/>
          <table:table-cell office:value-type="float" office:value="62.0"/>
          <table:table-cell table:style-name="cellBest" office:value-type="float" office:value="2.0"/>
          <table:table-cell office:value-type="float" office:value="0.0"/>
          <table:table-cell office:value-type="float" office:value="70.0"/>
          <table:table-cell table:style-name="cellBest" office:value-type="float" office:value="2.0"/>
          <table:table-cell office:value-type="float" office:value="0.01"/>
          <table:table-cell table:style-name="cellBest" office:value-type="float" office:value="28.0"/>
          <table:table-cell office:value-type="float" office:value="5.0"/>
          <table:table-cell office:value-type="float" office:value="0.0"/>
          <table:table-cell office:value-type="float" office:value="169.0"/>
          <table:table-cell office:value-type="float" office:value="8.0"/>
          <table:table-cell office:value-type="float" office:value="0.01"/>
          <table:table-cell office:value-type="float" office:value="122.0"/>
          <table:table-cell office:value-type="float" office:value="6.0"/>
          <table:table-cell office:value-type="float" office:value="0.01"/>
          <table:table-cell office:value-type="float" office:value="38.0"/>
          <table:table-cell office:value-type="float" office:value="5.0"/>
          <table:table-cell office:value-type="float" office:value="0.01"/>
          <table:table-cell office:value-type="float" office:value="36.0"/>
          <table:table-cell office:value-type="float" office:value="5.0"/>
          <table:table-cell office:value-type="float" office:value="0.01"/>
          <table:table-cell office:value-type="float" office:value="171.0"/>
          <table:table-cell office:value-type="float" office:value="8.0"/>
          <table:table-cell office:value-type="float" office:value="0.0"/>
          <table:table-cell office:value-type="float" office:value="39.0"/>
          <table:table-cell office:value-type="float" office:value="6.0"/>
          <table:table-cell office:value-type="float" office:value="0.0"/>
          <table:table-cell office:value-type="float" office:value="39.0"/>
          <table:table-cell office:value-type="float" office:value="6.0"/>
          <table:table-cell office:value-type="float" office:value="0.01"/>
          <table:table-cell office:value-type="float" office:value="70.0"/>
          <table:table-cell office:value-type="float" office:value="5.0"/>
          <table:table-cell office:value-type="float" office:value="0.01"/>
          <table:table-cell office:value-type="float" office:value="188.0"/>
          <table:table-cell office:value-type="float" office:value="8.0"/>
          <table:table-cell office:value-type="float" office:value="0.04"/>
          <table:table-cell table:style-name="cellWorst" office:value-type="float" office:value="3278.0"/>
          <table:table-cell office:value-type="float" office:value="13.0"/>
          <table:table-cell office:value-type="float" office:value="0.01"/>
          <table:table-cell office:value-type="float" office:value="169.0"/>
          <table:table-cell office:value-type="float" office:value="8.0"/>
          <table:table-cell table:formula="of:=MIN([.$B106];[.$E106];[.$H106];[.$K106];[.$N106];[.$Q106];[.$T106];[.$W106];[.$Z106];[.$AC106];[.$AF106];[.$AI106];[.$AL106];[.$AO106];[.$AR106])" office:value-type="float"/>
          <table:table-cell table:formula="of:=MIN([.$C106];[.$F106];[.$I106];[.$L106];[.$O106];[.$R106];[.$U106];[.$X106];[.$AA106];[.$AD106];[.$AG106];[.$AJ106];[.$AM106];[.$AP106];[.$AS106])" office:value-type="float"/>
          <table:table-cell table:formula="of:=MIN([.$D106];[.$G106];[.$J106];[.$M106];[.$P106];[.$S106];[.$V106];[.$Y106];[.$AB106];[.$AE106];[.$AH106];[.$AK106];[.$AN106];[.$AQ106];[.$AT106])" office:value-type="float"/>
          <table:table-cell table:formula="of:=MEDIAN([.$B106];[.$E106];[.$H106];[.$K106];[.$N106];[.$Q106];[.$T106];[.$W106];[.$Z106];[.$AC106];[.$AF106];[.$AI106];[.$AL106];[.$AO106];[.$AR106])" office:value-type="float"/>
          <table:table-cell table:formula="of:=MEDIAN([.$C106];[.$F106];[.$I106];[.$L106];[.$O106];[.$R106];[.$U106];[.$X106];[.$AA106];[.$AD106];[.$AG106];[.$AJ106];[.$AM106];[.$AP106];[.$AS106])" office:value-type="float"/>
          <table:table-cell table:formula="of:=MEDIAN([.$D106];[.$G106];[.$J106];[.$M106];[.$P106];[.$S106];[.$V106];[.$Y106];[.$AB106];[.$AE106];[.$AH106];[.$AK106];[.$AN106];[.$AQ106];[.$AT106])" office:value-type="float"/>
          <table:table-cell table:formula="of:=MAX([.$B106];[.$E106];[.$H106];[.$K106];[.$N106];[.$Q106];[.$T106];[.$W106];[.$Z106];[.$AC106];[.$AF106];[.$AI106];[.$AL106];[.$AO106];[.$AR106])" office:value-type="float"/>
          <table:table-cell table:formula="of:=MAX([.$C106];[.$F106];[.$I106];[.$L106];[.$O106];[.$R106];[.$U106];[.$X106];[.$AA106];[.$AD106];[.$AG106];[.$AJ106];[.$AM106];[.$AP106];[.$AS106])" office:value-type="float"/>
          <table:table-cell table:formula="of:=MAX([.$D106];[.$G106];[.$J106];[.$M106];[.$P106];[.$S106];[.$V106];[.$Y106];[.$AB106];[.$AE106];[.$AH106];[.$AK106];[.$AN106];[.$AQ106];[.$AT106])" office:value-type="float"/>
        </table:table-row>
        <table:table-row table:style-name="ro1">
          <table:table-cell office:value-type="string">
            <text:p>random/random_s15_a1_c70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7];[.$E107];[.$H107];[.$K107];[.$N107];[.$Q107];[.$T107];[.$W107];[.$Z107];[.$AC107];[.$AF107];[.$AI107];[.$AL107];[.$AO107];[.$AR107])" office:value-type="float"/>
          <table:table-cell table:formula="of:=MIN([.$C107];[.$F107];[.$I107];[.$L107];[.$O107];[.$R107];[.$U107];[.$X107];[.$AA107];[.$AD107];[.$AG107];[.$AJ107];[.$AM107];[.$AP107];[.$AS107])" office:value-type="float"/>
          <table:table-cell table:formula="of:=MIN([.$D107];[.$G107];[.$J107];[.$M107];[.$P107];[.$S107];[.$V107];[.$Y107];[.$AB107];[.$AE107];[.$AH107];[.$AK107];[.$AN107];[.$AQ107];[.$AT107])" office:value-type="float"/>
          <table:table-cell table:formula="of:=MEDIAN([.$B107];[.$E107];[.$H107];[.$K107];[.$N107];[.$Q107];[.$T107];[.$W107];[.$Z107];[.$AC107];[.$AF107];[.$AI107];[.$AL107];[.$AO107];[.$AR107])" office:value-type="float"/>
          <table:table-cell table:formula="of:=MEDIAN([.$C107];[.$F107];[.$I107];[.$L107];[.$O107];[.$R107];[.$U107];[.$X107];[.$AA107];[.$AD107];[.$AG107];[.$AJ107];[.$AM107];[.$AP107];[.$AS107])" office:value-type="float"/>
          <table:table-cell table:formula="of:=MEDIAN([.$D107];[.$G107];[.$J107];[.$M107];[.$P107];[.$S107];[.$V107];[.$Y107];[.$AB107];[.$AE107];[.$AH107];[.$AK107];[.$AN107];[.$AQ107];[.$AT107])" office:value-type="float"/>
          <table:table-cell table:formula="of:=MAX([.$B107];[.$E107];[.$H107];[.$K107];[.$N107];[.$Q107];[.$T107];[.$W107];[.$Z107];[.$AC107];[.$AF107];[.$AI107];[.$AL107];[.$AO107];[.$AR107])" office:value-type="float"/>
          <table:table-cell table:formula="of:=MAX([.$C107];[.$F107];[.$I107];[.$L107];[.$O107];[.$R107];[.$U107];[.$X107];[.$AA107];[.$AD107];[.$AG107];[.$AJ107];[.$AM107];[.$AP107];[.$AS107])" office:value-type="float"/>
          <table:table-cell table:formula="of:=MAX([.$D107];[.$G107];[.$J107];[.$M107];[.$P107];[.$S107];[.$V107];[.$Y107];[.$AB107];[.$AE107];[.$AH107];[.$AK107];[.$AN107];[.$AQ107];[.$AT107])" office:value-type="float"/>
        </table:table-row>
        <table:table-row table:style-name="ro1">
          <table:table-cell office:value-type="string">
            <text:p>random/random_s15_a2_c70_h6.lp</text:p>
          </table:table-cell>
          <table:table-cell office:value-type="float" office:value="0.0"/>
          <table:table-cell office:value-type="float" office:value="13.0"/>
          <table:table-cell office:value-type="float" office:value="4.0"/>
          <table:table-cell office:value-type="float" office:value="0.0"/>
          <table:table-cell office:value-type="float" office:value="17.0"/>
          <table:table-cell office:value-type="float" office:value="1.0"/>
          <table:table-cell office:value-type="float" office:value="0.0"/>
          <table:table-cell office:value-type="float" office:value="12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9.0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2.0"/>
          <table:table-cell office:value-type="float" office:value="0.0"/>
          <table:table-cell office:value-type="float" office:value="40.0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2.0"/>
          <table:table-cell office:value-type="float" office:value="0.0"/>
          <table:table-cell office:value-type="float" office:value="11.0"/>
          <table:table-cell office:value-type="float" office:value="2.0"/>
          <table:table-cell office:value-type="float" office:value="0.0"/>
          <table:table-cell office:value-type="float" office:value="11.0"/>
          <table:table-cell office:value-type="float" office:value="2.0"/>
          <table:table-cell office:value-type="float" office:value="0.0"/>
          <table:table-cell table:style-name="cellBest" office:value-type="float" office:value="9.0"/>
          <table:table-cell office:value-type="float" office:value="1.0"/>
          <table:table-cell office:value-type="float" office:value="0.0"/>
          <table:table-cell table:style-name="cellBest" office:value-type="float" office:value="9.0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1.0"/>
          <table:table-cell office:value-type="float" office:value="0.0"/>
          <table:table-cell office:value-type="float" office:value="22.0"/>
          <table:table-cell office:value-type="float" office:value="2.0"/>
          <table:table-cell office:value-type="float" office:value="0.02"/>
          <table:table-cell table:style-name="cellWorst" office:value-type="float" office:value="1045.0"/>
          <table:table-cell office:value-type="float" office:value="3.0"/>
          <table:table-cell office:value-type="float" office:value="0.0"/>
          <table:table-cell office:value-type="float" office:value="10.0"/>
          <table:table-cell office:value-type="float" office:value="2.0"/>
          <table:table-cell table:formula="of:=MIN([.$B108];[.$E108];[.$H108];[.$K108];[.$N108];[.$Q108];[.$T108];[.$W108];[.$Z108];[.$AC108];[.$AF108];[.$AI108];[.$AL108];[.$AO108];[.$AR108])" office:value-type="float"/>
          <table:table-cell table:formula="of:=MIN([.$C108];[.$F108];[.$I108];[.$L108];[.$O108];[.$R108];[.$U108];[.$X108];[.$AA108];[.$AD108];[.$AG108];[.$AJ108];[.$AM108];[.$AP108];[.$AS108])" office:value-type="float"/>
          <table:table-cell table:formula="of:=MIN([.$D108];[.$G108];[.$J108];[.$M108];[.$P108];[.$S108];[.$V108];[.$Y108];[.$AB108];[.$AE108];[.$AH108];[.$AK108];[.$AN108];[.$AQ108];[.$AT108])" office:value-type="float"/>
          <table:table-cell table:formula="of:=MEDIAN([.$B108];[.$E108];[.$H108];[.$K108];[.$N108];[.$Q108];[.$T108];[.$W108];[.$Z108];[.$AC108];[.$AF108];[.$AI108];[.$AL108];[.$AO108];[.$AR108])" office:value-type="float"/>
          <table:table-cell table:formula="of:=MEDIAN([.$C108];[.$F108];[.$I108];[.$L108];[.$O108];[.$R108];[.$U108];[.$X108];[.$AA108];[.$AD108];[.$AG108];[.$AJ108];[.$AM108];[.$AP108];[.$AS108])" office:value-type="float"/>
          <table:table-cell table:formula="of:=MEDIAN([.$D108];[.$G108];[.$J108];[.$M108];[.$P108];[.$S108];[.$V108];[.$Y108];[.$AB108];[.$AE108];[.$AH108];[.$AK108];[.$AN108];[.$AQ108];[.$AT108])" office:value-type="float"/>
          <table:table-cell table:formula="of:=MAX([.$B108];[.$E108];[.$H108];[.$K108];[.$N108];[.$Q108];[.$T108];[.$W108];[.$Z108];[.$AC108];[.$AF108];[.$AI108];[.$AL108];[.$AO108];[.$AR108])" office:value-type="float"/>
          <table:table-cell table:formula="of:=MAX([.$C108];[.$F108];[.$I108];[.$L108];[.$O108];[.$R108];[.$U108];[.$X108];[.$AA108];[.$AD108];[.$AG108];[.$AJ108];[.$AM108];[.$AP108];[.$AS108])" office:value-type="float"/>
          <table:table-cell table:formula="of:=MAX([.$D108];[.$G108];[.$J108];[.$M108];[.$P108];[.$S108];[.$V108];[.$Y108];[.$AB108];[.$AE108];[.$AH108];[.$AK108];[.$AN108];[.$AQ108];[.$AT108])" office:value-type="float"/>
        </table:table-row>
        <table:table-row table:style-name="ro1">
          <table:table-cell office:value-type="string">
            <text:p>random/random_s15_a3_c70_h17.lp</text:p>
          </table:table-cell>
          <table:table-cell office:value-type="float" office:value="0.01"/>
          <table:table-cell office:value-type="float" office:value="708.0"/>
          <table:table-cell table:style-name="cellWorst" office:value-type="float" office:value="54.0"/>
          <table:table-cell office:value-type="float" office:value="0.0"/>
          <table:table-cell office:value-type="float" office:value="102.0"/>
          <table:table-cell table:style-name="cellBest" office:value-type="float" office:value="1.0"/>
          <table:table-cell office:value-type="float" office:value="0.0"/>
          <table:table-cell office:value-type="float" office:value="130.0"/>
          <table:table-cell office:value-type="float" office:value="5.0"/>
          <table:table-cell office:value-type="float" office:value="0.0"/>
          <table:table-cell office:value-type="float" office:value="64.0"/>
          <table:table-cell table:style-name="cellBest" office:value-type="float" office:value="1.0"/>
          <table:table-cell office:value-type="float" office:value="0.0"/>
          <table:table-cell office:value-type="float" office:value="44.0"/>
          <table:table-cell office:value-type="float" office:value="4.0"/>
          <table:table-cell office:value-type="float" office:value="0.0"/>
          <table:table-cell office:value-type="float" office:value="381.0"/>
          <table:table-cell office:value-type="float" office:value="2.0"/>
          <table:table-cell office:value-type="float" office:value="0.01"/>
          <table:table-cell office:value-type="float" office:value="84.0"/>
          <table:table-cell office:value-type="float" office:value="8.0"/>
          <table:table-cell office:value-type="float" office:value="0.01"/>
          <table:table-cell office:value-type="float" office:value="120.0"/>
          <table:table-cell office:value-type="float" office:value="15.0"/>
          <table:table-cell office:value-type="float" office:value="0.0"/>
          <table:table-cell office:value-type="float" office:value="45.0"/>
          <table:table-cell office:value-type="float" office:value="3.0"/>
          <table:table-cell office:value-type="float" office:value="0.0"/>
          <table:table-cell table:style-name="cellBest" office:value-type="float" office:value="34.0"/>
          <table:table-cell office:value-type="float" office:value="3.0"/>
          <table:table-cell office:value-type="float" office:value="0.0"/>
          <table:table-cell table:style-name="cellBest" office:value-type="float" office:value="34.0"/>
          <table:table-cell office:value-type="float" office:value="3.0"/>
          <table:table-cell office:value-type="float" office:value="0.0"/>
          <table:table-cell office:value-type="float" office:value="35.0"/>
          <table:table-cell table:style-name="cellBest" office:value-type="float" office:value="1.0"/>
          <table:table-cell office:value-type="float" office:value="0.01"/>
          <table:table-cell office:value-type="float" office:value="123.0"/>
          <table:table-cell office:value-type="float" office:value="6.0"/>
          <table:table-cell office:value-type="float" office:value="0.08"/>
          <table:table-cell table:style-name="cellWorst" office:value-type="float" office:value="3358.0"/>
          <table:table-cell office:value-type="float" office:value="4.0"/>
          <table:table-cell office:value-type="float" office:value="0.0"/>
          <table:table-cell office:value-type="float" office:value="44.0"/>
          <table:table-cell office:value-type="float" office:value="4.0"/>
          <table:table-cell table:formula="of:=MIN([.$B109];[.$E109];[.$H109];[.$K109];[.$N109];[.$Q109];[.$T109];[.$W109];[.$Z109];[.$AC109];[.$AF109];[.$AI109];[.$AL109];[.$AO109];[.$AR109])" office:value-type="float"/>
          <table:table-cell table:formula="of:=MIN([.$C109];[.$F109];[.$I109];[.$L109];[.$O109];[.$R109];[.$U109];[.$X109];[.$AA109];[.$AD109];[.$AG109];[.$AJ109];[.$AM109];[.$AP109];[.$AS109])" office:value-type="float"/>
          <table:table-cell table:formula="of:=MIN([.$D109];[.$G109];[.$J109];[.$M109];[.$P109];[.$S109];[.$V109];[.$Y109];[.$AB109];[.$AE109];[.$AH109];[.$AK109];[.$AN109];[.$AQ109];[.$AT109])" office:value-type="float"/>
          <table:table-cell table:formula="of:=MEDIAN([.$B109];[.$E109];[.$H109];[.$K109];[.$N109];[.$Q109];[.$T109];[.$W109];[.$Z109];[.$AC109];[.$AF109];[.$AI109];[.$AL109];[.$AO109];[.$AR109])" office:value-type="float"/>
          <table:table-cell table:formula="of:=MEDIAN([.$C109];[.$F109];[.$I109];[.$L109];[.$O109];[.$R109];[.$U109];[.$X109];[.$AA109];[.$AD109];[.$AG109];[.$AJ109];[.$AM109];[.$AP109];[.$AS109])" office:value-type="float"/>
          <table:table-cell table:formula="of:=MEDIAN([.$D109];[.$G109];[.$J109];[.$M109];[.$P109];[.$S109];[.$V109];[.$Y109];[.$AB109];[.$AE109];[.$AH109];[.$AK109];[.$AN109];[.$AQ109];[.$AT109])" office:value-type="float"/>
          <table:table-cell table:formula="of:=MAX([.$B109];[.$E109];[.$H109];[.$K109];[.$N109];[.$Q109];[.$T109];[.$W109];[.$Z109];[.$AC109];[.$AF109];[.$AI109];[.$AL109];[.$AO109];[.$AR109])" office:value-type="float"/>
          <table:table-cell table:formula="of:=MAX([.$C109];[.$F109];[.$I109];[.$L109];[.$O109];[.$R109];[.$U109];[.$X109];[.$AA109];[.$AD109];[.$AG109];[.$AJ109];[.$AM109];[.$AP109];[.$AS109])" office:value-type="float"/>
          <table:table-cell table:formula="of:=MAX([.$D109];[.$G109];[.$J109];[.$M109];[.$P109];[.$S109];[.$V109];[.$Y109];[.$AB109];[.$AE109];[.$AH109];[.$AK109];[.$AN109];[.$AQ109];[.$AT109])" office:value-type="float"/>
        </table:table-row>
        <table:table-row table:style-name="ro1">
          <table:table-cell office:value-type="string">
            <text:p>random/random_s16_a1_c70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0];[.$E110];[.$H110];[.$K110];[.$N110];[.$Q110];[.$T110];[.$W110];[.$Z110];[.$AC110];[.$AF110];[.$AI110];[.$AL110];[.$AO110];[.$AR110])" office:value-type="float"/>
          <table:table-cell table:formula="of:=MIN([.$C110];[.$F110];[.$I110];[.$L110];[.$O110];[.$R110];[.$U110];[.$X110];[.$AA110];[.$AD110];[.$AG110];[.$AJ110];[.$AM110];[.$AP110];[.$AS110])" office:value-type="float"/>
          <table:table-cell table:formula="of:=MIN([.$D110];[.$G110];[.$J110];[.$M110];[.$P110];[.$S110];[.$V110];[.$Y110];[.$AB110];[.$AE110];[.$AH110];[.$AK110];[.$AN110];[.$AQ110];[.$AT110])" office:value-type="float"/>
          <table:table-cell table:formula="of:=MEDIAN([.$B110];[.$E110];[.$H110];[.$K110];[.$N110];[.$Q110];[.$T110];[.$W110];[.$Z110];[.$AC110];[.$AF110];[.$AI110];[.$AL110];[.$AO110];[.$AR110])" office:value-type="float"/>
          <table:table-cell table:formula="of:=MEDIAN([.$C110];[.$F110];[.$I110];[.$L110];[.$O110];[.$R110];[.$U110];[.$X110];[.$AA110];[.$AD110];[.$AG110];[.$AJ110];[.$AM110];[.$AP110];[.$AS110])" office:value-type="float"/>
          <table:table-cell table:formula="of:=MEDIAN([.$D110];[.$G110];[.$J110];[.$M110];[.$P110];[.$S110];[.$V110];[.$Y110];[.$AB110];[.$AE110];[.$AH110];[.$AK110];[.$AN110];[.$AQ110];[.$AT110])" office:value-type="float"/>
          <table:table-cell table:formula="of:=MAX([.$B110];[.$E110];[.$H110];[.$K110];[.$N110];[.$Q110];[.$T110];[.$W110];[.$Z110];[.$AC110];[.$AF110];[.$AI110];[.$AL110];[.$AO110];[.$AR110])" office:value-type="float"/>
          <table:table-cell table:formula="of:=MAX([.$C110];[.$F110];[.$I110];[.$L110];[.$O110];[.$R110];[.$U110];[.$X110];[.$AA110];[.$AD110];[.$AG110];[.$AJ110];[.$AM110];[.$AP110];[.$AS110])" office:value-type="float"/>
          <table:table-cell table:formula="of:=MAX([.$D110];[.$G110];[.$J110];[.$M110];[.$P110];[.$S110];[.$V110];[.$Y110];[.$AB110];[.$AE110];[.$AH110];[.$AK110];[.$AN110];[.$AQ110];[.$AT110])" office:value-type="float"/>
        </table:table-row>
        <table:table-row table:style-name="ro1">
          <table:table-cell office:value-type="string">
            <text:p>random/random_s16_a2_c70_h3.lp</text:p>
          </table:table-cell>
          <table:table-cell office:value-type="float" office:value="0.0"/>
          <table:table-cell office:value-type="float" office:value="6.0"/>
          <table:table-cell office:value-type="float" office:value="2.0"/>
          <table:table-cell office:value-type="float" office:value="0.0"/>
          <table:table-cell office:value-type="float" office:value="8.0"/>
          <table:table-cell office:value-type="float" office:value="1.0"/>
          <table:table-cell office:value-type="float" office:value="0.0"/>
          <table:table-cell table:style-name="cellBest" office:value-type="float" office:value="4.0"/>
          <table:table-cell office:value-type="float" office:value="0.0"/>
          <table:table-cell office:value-type="float" office:value="0.0"/>
          <table:table-cell table:style-name="cellBest" office:value-type="float" office:value="4.0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2.0"/>
          <table:table-cell office:value-type="float" office:value="0.0"/>
          <table:table-cell table:style-name="cellBest" office:value-type="float" office:value="4.0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.0"/>
          <table:table-cell office:value-type="float" office:value="0.0"/>
          <table:table-cell table:style-name="cellBest" office:value-type="float" office:value="4.0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.0"/>
          <table:table-cell office:value-type="float" office:value="0.0"/>
          <table:table-cell table:style-name="cellBest" office:value-type="float" office:value="4.0"/>
          <table:table-cell office:value-type="float" office:value="1.0"/>
          <table:table-cell office:value-type="float" office:value="0.0"/>
          <table:table-cell table:style-name="cellBest" office:value-type="float" office:value="4.0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2.0"/>
          <table:table-cell office:value-type="float" office:value="0.0"/>
          <table:table-cell table:style-name="cellWorst" office:value-type="float" office:value="270.0"/>
          <table:table-cell office:value-type="float" office:value="2.0"/>
          <table:table-cell office:value-type="float" office:value="0.0"/>
          <table:table-cell office:value-type="float" office:value="5.0"/>
          <table:table-cell office:value-type="float" office:value="2.0"/>
          <table:table-cell table:formula="of:=MIN([.$B111];[.$E111];[.$H111];[.$K111];[.$N111];[.$Q111];[.$T111];[.$W111];[.$Z111];[.$AC111];[.$AF111];[.$AI111];[.$AL111];[.$AO111];[.$AR111])" office:value-type="float"/>
          <table:table-cell table:formula="of:=MIN([.$C111];[.$F111];[.$I111];[.$L111];[.$O111];[.$R111];[.$U111];[.$X111];[.$AA111];[.$AD111];[.$AG111];[.$AJ111];[.$AM111];[.$AP111];[.$AS111])" office:value-type="float"/>
          <table:table-cell table:formula="of:=MIN([.$D111];[.$G111];[.$J111];[.$M111];[.$P111];[.$S111];[.$V111];[.$Y111];[.$AB111];[.$AE111];[.$AH111];[.$AK111];[.$AN111];[.$AQ111];[.$AT111])" office:value-type="float"/>
          <table:table-cell table:formula="of:=MEDIAN([.$B111];[.$E111];[.$H111];[.$K111];[.$N111];[.$Q111];[.$T111];[.$W111];[.$Z111];[.$AC111];[.$AF111];[.$AI111];[.$AL111];[.$AO111];[.$AR111])" office:value-type="float"/>
          <table:table-cell table:formula="of:=MEDIAN([.$C111];[.$F111];[.$I111];[.$L111];[.$O111];[.$R111];[.$U111];[.$X111];[.$AA111];[.$AD111];[.$AG111];[.$AJ111];[.$AM111];[.$AP111];[.$AS111])" office:value-type="float"/>
          <table:table-cell table:formula="of:=MEDIAN([.$D111];[.$G111];[.$J111];[.$M111];[.$P111];[.$S111];[.$V111];[.$Y111];[.$AB111];[.$AE111];[.$AH111];[.$AK111];[.$AN111];[.$AQ111];[.$AT111])" office:value-type="float"/>
          <table:table-cell table:formula="of:=MAX([.$B111];[.$E111];[.$H111];[.$K111];[.$N111];[.$Q111];[.$T111];[.$W111];[.$Z111];[.$AC111];[.$AF111];[.$AI111];[.$AL111];[.$AO111];[.$AR111])" office:value-type="float"/>
          <table:table-cell table:formula="of:=MAX([.$C111];[.$F111];[.$I111];[.$L111];[.$O111];[.$R111];[.$U111];[.$X111];[.$AA111];[.$AD111];[.$AG111];[.$AJ111];[.$AM111];[.$AP111];[.$AS111])" office:value-type="float"/>
          <table:table-cell table:formula="of:=MAX([.$D111];[.$G111];[.$J111];[.$M111];[.$P111];[.$S111];[.$V111];[.$Y111];[.$AB111];[.$AE111];[.$AH111];[.$AK111];[.$AN111];[.$AQ111];[.$AT111])" office:value-type="float"/>
        </table:table-row>
        <table:table-row table:style-name="ro1">
          <table:table-cell office:value-type="string">
            <text:p>random/random_s16_a3_c70_h22.lp</text:p>
          </table:table-cell>
          <table:table-cell office:value-type="float" office:value="0.02"/>
          <table:table-cell office:value-type="float" office:value="559.0"/>
          <table:table-cell table:style-name="cellWorst" office:value-type="float" office:value="43.0"/>
          <table:table-cell office:value-type="float" office:value="0.0"/>
          <table:table-cell office:value-type="float" office:value="95.0"/>
          <table:table-cell office:value-type="float" office:value="5.0"/>
          <table:table-cell office:value-type="float" office:value="0.0"/>
          <table:table-cell office:value-type="float" office:value="305.0"/>
          <table:table-cell table:style-name="cellBest" office:value-type="float" office:value="1.0"/>
          <table:table-cell office:value-type="float" office:value="0.0"/>
          <table:table-cell office:value-type="float" office:value="55.0"/>
          <table:table-cell office:value-type="float" office:value="4.0"/>
          <table:table-cell office:value-type="float" office:value="0.01"/>
          <table:table-cell office:value-type="float" office:value="166.0"/>
          <table:table-cell office:value-type="float" office:value="8.0"/>
          <table:table-cell office:value-type="float" office:value="0.01"/>
          <table:table-cell office:value-type="float" office:value="741.0"/>
          <table:table-cell office:value-type="float" office:value="4.0"/>
          <table:table-cell office:value-type="float" office:value="0.0"/>
          <table:table-cell office:value-type="float" office:value="35.0"/>
          <table:table-cell office:value-type="float" office:value="2.0"/>
          <table:table-cell office:value-type="float" office:value="0.0"/>
          <table:table-cell office:value-type="float" office:value="34.0"/>
          <table:table-cell office:value-type="float" office:value="2.0"/>
          <table:table-cell office:value-type="float" office:value="0.01"/>
          <table:table-cell office:value-type="float" office:value="167.0"/>
          <table:table-cell office:value-type="float" office:value="8.0"/>
          <table:table-cell office:value-type="float" office:value="0.0"/>
          <table:table-cell office:value-type="float" office:value="89.0"/>
          <table:table-cell office:value-type="float" office:value="6.0"/>
          <table:table-cell office:value-type="float" office:value="0.0"/>
          <table:table-cell office:value-type="float" office:value="89.0"/>
          <table:table-cell office:value-type="float" office:value="6.0"/>
          <table:table-cell office:value-type="float" office:value="0.0"/>
          <table:table-cell table:style-name="cellBest" office:value-type="float" office:value="27.0"/>
          <table:table-cell office:value-type="float" office:value="3.0"/>
          <table:table-cell office:value-type="float" office:value="0.02"/>
          <table:table-cell office:value-type="float" office:value="238.0"/>
          <table:table-cell office:value-type="float" office:value="7.0"/>
          <table:table-cell office:value-type="float" office:value="0.19"/>
          <table:table-cell table:style-name="cellWorst" office:value-type="float" office:value="8898.0"/>
          <table:table-cell office:value-type="float" office:value="10.0"/>
          <table:table-cell office:value-type="float" office:value="0.0"/>
          <table:table-cell office:value-type="float" office:value="166.0"/>
          <table:table-cell office:value-type="float" office:value="8.0"/>
          <table:table-cell table:formula="of:=MIN([.$B112];[.$E112];[.$H112];[.$K112];[.$N112];[.$Q112];[.$T112];[.$W112];[.$Z112];[.$AC112];[.$AF112];[.$AI112];[.$AL112];[.$AO112];[.$AR112])" office:value-type="float"/>
          <table:table-cell table:formula="of:=MIN([.$C112];[.$F112];[.$I112];[.$L112];[.$O112];[.$R112];[.$U112];[.$X112];[.$AA112];[.$AD112];[.$AG112];[.$AJ112];[.$AM112];[.$AP112];[.$AS112])" office:value-type="float"/>
          <table:table-cell table:formula="of:=MIN([.$D112];[.$G112];[.$J112];[.$M112];[.$P112];[.$S112];[.$V112];[.$Y112];[.$AB112];[.$AE112];[.$AH112];[.$AK112];[.$AN112];[.$AQ112];[.$AT112])" office:value-type="float"/>
          <table:table-cell table:formula="of:=MEDIAN([.$B112];[.$E112];[.$H112];[.$K112];[.$N112];[.$Q112];[.$T112];[.$W112];[.$Z112];[.$AC112];[.$AF112];[.$AI112];[.$AL112];[.$AO112];[.$AR112])" office:value-type="float"/>
          <table:table-cell table:formula="of:=MEDIAN([.$C112];[.$F112];[.$I112];[.$L112];[.$O112];[.$R112];[.$U112];[.$X112];[.$AA112];[.$AD112];[.$AG112];[.$AJ112];[.$AM112];[.$AP112];[.$AS112])" office:value-type="float"/>
          <table:table-cell table:formula="of:=MEDIAN([.$D112];[.$G112];[.$J112];[.$M112];[.$P112];[.$S112];[.$V112];[.$Y112];[.$AB112];[.$AE112];[.$AH112];[.$AK112];[.$AN112];[.$AQ112];[.$AT112])" office:value-type="float"/>
          <table:table-cell table:formula="of:=MAX([.$B112];[.$E112];[.$H112];[.$K112];[.$N112];[.$Q112];[.$T112];[.$W112];[.$Z112];[.$AC112];[.$AF112];[.$AI112];[.$AL112];[.$AO112];[.$AR112])" office:value-type="float"/>
          <table:table-cell table:formula="of:=MAX([.$C112];[.$F112];[.$I112];[.$L112];[.$O112];[.$R112];[.$U112];[.$X112];[.$AA112];[.$AD112];[.$AG112];[.$AJ112];[.$AM112];[.$AP112];[.$AS112])" office:value-type="float"/>
          <table:table-cell table:formula="of:=MAX([.$D112];[.$G112];[.$J112];[.$M112];[.$P112];[.$S112];[.$V112];[.$Y112];[.$AB112];[.$AE112];[.$AH112];[.$AK112];[.$AN112];[.$AQ112];[.$AT112])" office:value-type="float"/>
        </table:table-row>
        <table:table-row table:style-name="ro1">
          <table:table-cell office:value-type="string">
            <text:p>random/random_s17_a1_c70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3];[.$E113];[.$H113];[.$K113];[.$N113];[.$Q113];[.$T113];[.$W113];[.$Z113];[.$AC113];[.$AF113];[.$AI113];[.$AL113];[.$AO113];[.$AR113])" office:value-type="float"/>
          <table:table-cell table:formula="of:=MIN([.$C113];[.$F113];[.$I113];[.$L113];[.$O113];[.$R113];[.$U113];[.$X113];[.$AA113];[.$AD113];[.$AG113];[.$AJ113];[.$AM113];[.$AP113];[.$AS113])" office:value-type="float"/>
          <table:table-cell table:formula="of:=MIN([.$D113];[.$G113];[.$J113];[.$M113];[.$P113];[.$S113];[.$V113];[.$Y113];[.$AB113];[.$AE113];[.$AH113];[.$AK113];[.$AN113];[.$AQ113];[.$AT113])" office:value-type="float"/>
          <table:table-cell table:formula="of:=MEDIAN([.$B113];[.$E113];[.$H113];[.$K113];[.$N113];[.$Q113];[.$T113];[.$W113];[.$Z113];[.$AC113];[.$AF113];[.$AI113];[.$AL113];[.$AO113];[.$AR113])" office:value-type="float"/>
          <table:table-cell table:formula="of:=MEDIAN([.$C113];[.$F113];[.$I113];[.$L113];[.$O113];[.$R113];[.$U113];[.$X113];[.$AA113];[.$AD113];[.$AG113];[.$AJ113];[.$AM113];[.$AP113];[.$AS113])" office:value-type="float"/>
          <table:table-cell table:formula="of:=MEDIAN([.$D113];[.$G113];[.$J113];[.$M113];[.$P113];[.$S113];[.$V113];[.$Y113];[.$AB113];[.$AE113];[.$AH113];[.$AK113];[.$AN113];[.$AQ113];[.$AT113])" office:value-type="float"/>
          <table:table-cell table:formula="of:=MAX([.$B113];[.$E113];[.$H113];[.$K113];[.$N113];[.$Q113];[.$T113];[.$W113];[.$Z113];[.$AC113];[.$AF113];[.$AI113];[.$AL113];[.$AO113];[.$AR113])" office:value-type="float"/>
          <table:table-cell table:formula="of:=MAX([.$C113];[.$F113];[.$I113];[.$L113];[.$O113];[.$R113];[.$U113];[.$X113];[.$AA113];[.$AD113];[.$AG113];[.$AJ113];[.$AM113];[.$AP113];[.$AS113])" office:value-type="float"/>
          <table:table-cell table:formula="of:=MAX([.$D113];[.$G113];[.$J113];[.$M113];[.$P113];[.$S113];[.$V113];[.$Y113];[.$AB113];[.$AE113];[.$AH113];[.$AK113];[.$AN113];[.$AQ113];[.$AT113])" office:value-type="float"/>
        </table:table-row>
        <table:table-row table:style-name="ro1">
          <table:table-cell office:value-type="string">
            <text:p>random/random_s17_a2_c70_h15.lp</text:p>
          </table:table-cell>
          <table:table-cell office:value-type="float" office:value="0.01"/>
          <table:table-cell office:value-type="float" office:value="170.0"/>
          <table:table-cell table:style-name="cellWorst" office:value-type="float" office:value="29.0"/>
          <table:table-cell office:value-type="float" office:value="0.0"/>
          <table:table-cell office:value-type="float" office:value="48.0"/>
          <table:table-cell office:value-type="float" office:value="1.0"/>
          <table:table-cell office:value-type="float" office:value="0.0"/>
          <table:table-cell office:value-type="float" office:value="130.0"/>
          <table:table-cell table:style-name="cellBest" office:value-type="float" office:value="0.0"/>
          <table:table-cell office:value-type="float" office:value="0.0"/>
          <table:table-cell office:value-type="float" office:value="34.0"/>
          <table:table-cell office:value-type="float" office:value="3.0"/>
          <table:table-cell office:value-type="float" office:value="0.0"/>
          <table:table-cell office:value-type="float" office:value="30.0"/>
          <table:table-cell office:value-type="float" office:value="2.0"/>
          <table:table-cell office:value-type="float" office:value="0.0"/>
          <table:table-cell office:value-type="float" office:value="220.0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.0"/>
          <table:table-cell office:value-type="float" office:value="0.0"/>
          <table:table-cell table:style-name="cellBest" office:value-type="float" office:value="16.0"/>
          <table:table-cell office:value-type="float" office:value="2.0"/>
          <table:table-cell office:value-type="float" office:value="0.0"/>
          <table:table-cell office:value-type="float" office:value="31.0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1.0"/>
          <table:table-cell office:value-type="float" office:value="0.01"/>
          <table:table-cell office:value-type="float" office:value="80.0"/>
          <table:table-cell office:value-type="float" office:value="1.0"/>
          <table:table-cell office:value-type="float" office:value="0.05"/>
          <table:table-cell table:style-name="cellWorst" office:value-type="float" office:value="2449.0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2.0"/>
          <table:table-cell table:formula="of:=MIN([.$B114];[.$E114];[.$H114];[.$K114];[.$N114];[.$Q114];[.$T114];[.$W114];[.$Z114];[.$AC114];[.$AF114];[.$AI114];[.$AL114];[.$AO114];[.$AR114])" office:value-type="float"/>
          <table:table-cell table:formula="of:=MIN([.$C114];[.$F114];[.$I114];[.$L114];[.$O114];[.$R114];[.$U114];[.$X114];[.$AA114];[.$AD114];[.$AG114];[.$AJ114];[.$AM114];[.$AP114];[.$AS114])" office:value-type="float"/>
          <table:table-cell table:formula="of:=MIN([.$D114];[.$G114];[.$J114];[.$M114];[.$P114];[.$S114];[.$V114];[.$Y114];[.$AB114];[.$AE114];[.$AH114];[.$AK114];[.$AN114];[.$AQ114];[.$AT114])" office:value-type="float"/>
          <table:table-cell table:formula="of:=MEDIAN([.$B114];[.$E114];[.$H114];[.$K114];[.$N114];[.$Q114];[.$T114];[.$W114];[.$Z114];[.$AC114];[.$AF114];[.$AI114];[.$AL114];[.$AO114];[.$AR114])" office:value-type="float"/>
          <table:table-cell table:formula="of:=MEDIAN([.$C114];[.$F114];[.$I114];[.$L114];[.$O114];[.$R114];[.$U114];[.$X114];[.$AA114];[.$AD114];[.$AG114];[.$AJ114];[.$AM114];[.$AP114];[.$AS114])" office:value-type="float"/>
          <table:table-cell table:formula="of:=MEDIAN([.$D114];[.$G114];[.$J114];[.$M114];[.$P114];[.$S114];[.$V114];[.$Y114];[.$AB114];[.$AE114];[.$AH114];[.$AK114];[.$AN114];[.$AQ114];[.$AT114])" office:value-type="float"/>
          <table:table-cell table:formula="of:=MAX([.$B114];[.$E114];[.$H114];[.$K114];[.$N114];[.$Q114];[.$T114];[.$W114];[.$Z114];[.$AC114];[.$AF114];[.$AI114];[.$AL114];[.$AO114];[.$AR114])" office:value-type="float"/>
          <table:table-cell table:formula="of:=MAX([.$C114];[.$F114];[.$I114];[.$L114];[.$O114];[.$R114];[.$U114];[.$X114];[.$AA114];[.$AD114];[.$AG114];[.$AJ114];[.$AM114];[.$AP114];[.$AS114])" office:value-type="float"/>
          <table:table-cell table:formula="of:=MAX([.$D114];[.$G114];[.$J114];[.$M114];[.$P114];[.$S114];[.$V114];[.$Y114];[.$AB114];[.$AE114];[.$AH114];[.$AK114];[.$AN114];[.$AQ114];[.$AT114])" office:value-type="float"/>
        </table:table-row>
        <table:table-row table:style-name="ro1">
          <table:table-cell office:value-type="string">
            <text:p>random/random_s17_a3_c70_h13.lp</text:p>
          </table:table-cell>
          <table:table-cell office:value-type="float" office:value="0.01"/>
          <table:table-cell office:value-type="float" office:value="356.0"/>
          <table:table-cell table:style-name="cellWorst" office:value-type="float" office:value="44.0"/>
          <table:table-cell office:value-type="float" office:value="0.0"/>
          <table:table-cell office:value-type="float" office:value="73.0"/>
          <table:table-cell office:value-type="float" office:value="4.0"/>
          <table:table-cell office:value-type="float" office:value="0.0"/>
          <table:table-cell office:value-type="float" office:value="60.0"/>
          <table:table-cell table:style-name="cellBest" office:value-type="float" office:value="2.0"/>
          <table:table-cell office:value-type="float" office:value="0.01"/>
          <table:table-cell table:style-name="cellBest" office:value-type="float" office:value="52.0"/>
          <table:table-cell office:value-type="float" office:value="6.0"/>
          <table:table-cell office:value-type="float" office:value="0.01"/>
          <table:table-cell office:value-type="float" office:value="135.0"/>
          <table:table-cell office:value-type="float" office:value="8.0"/>
          <table:table-cell office:value-type="float" office:value="0.01"/>
          <table:table-cell office:value-type="float" office:value="798.0"/>
          <table:table-cell office:value-type="float" office:value="4.0"/>
          <table:table-cell office:value-type="float" office:value="0.01"/>
          <table:table-cell office:value-type="float" office:value="56.0"/>
          <table:table-cell office:value-type="float" office:value="9.0"/>
          <table:table-cell office:value-type="float" office:value="0.01"/>
          <table:table-cell office:value-type="float" office:value="55.0"/>
          <table:table-cell office:value-type="float" office:value="9.0"/>
          <table:table-cell office:value-type="float" office:value="0.01"/>
          <table:table-cell office:value-type="float" office:value="138.0"/>
          <table:table-cell office:value-type="float" office:value="8.0"/>
          <table:table-cell office:value-type="float" office:value="0.01"/>
          <table:table-cell office:value-type="float" office:value="65.0"/>
          <table:table-cell office:value-type="float" office:value="4.0"/>
          <table:table-cell office:value-type="float" office:value="0.01"/>
          <table:table-cell office:value-type="float" office:value="65.0"/>
          <table:table-cell office:value-type="float" office:value="4.0"/>
          <table:table-cell office:value-type="float" office:value="0.01"/>
          <table:table-cell office:value-type="float" office:value="72.0"/>
          <table:table-cell office:value-type="float" office:value="9.0"/>
          <table:table-cell office:value-type="float" office:value="0.02"/>
          <table:table-cell office:value-type="float" office:value="175.0"/>
          <table:table-cell office:value-type="float" office:value="10.0"/>
          <table:table-cell office:value-type="float" office:value="0.05"/>
          <table:table-cell table:style-name="cellWorst" office:value-type="float" office:value="4228.0"/>
          <table:table-cell office:value-type="float" office:value="8.0"/>
          <table:table-cell office:value-type="float" office:value="0.01"/>
          <table:table-cell office:value-type="float" office:value="135.0"/>
          <table:table-cell office:value-type="float" office:value="8.0"/>
          <table:table-cell table:formula="of:=MIN([.$B115];[.$E115];[.$H115];[.$K115];[.$N115];[.$Q115];[.$T115];[.$W115];[.$Z115];[.$AC115];[.$AF115];[.$AI115];[.$AL115];[.$AO115];[.$AR115])" office:value-type="float"/>
          <table:table-cell table:formula="of:=MIN([.$C115];[.$F115];[.$I115];[.$L115];[.$O115];[.$R115];[.$U115];[.$X115];[.$AA115];[.$AD115];[.$AG115];[.$AJ115];[.$AM115];[.$AP115];[.$AS115])" office:value-type="float"/>
          <table:table-cell table:formula="of:=MIN([.$D115];[.$G115];[.$J115];[.$M115];[.$P115];[.$S115];[.$V115];[.$Y115];[.$AB115];[.$AE115];[.$AH115];[.$AK115];[.$AN115];[.$AQ115];[.$AT115])" office:value-type="float"/>
          <table:table-cell table:formula="of:=MEDIAN([.$B115];[.$E115];[.$H115];[.$K115];[.$N115];[.$Q115];[.$T115];[.$W115];[.$Z115];[.$AC115];[.$AF115];[.$AI115];[.$AL115];[.$AO115];[.$AR115])" office:value-type="float"/>
          <table:table-cell table:formula="of:=MEDIAN([.$C115];[.$F115];[.$I115];[.$L115];[.$O115];[.$R115];[.$U115];[.$X115];[.$AA115];[.$AD115];[.$AG115];[.$AJ115];[.$AM115];[.$AP115];[.$AS115])" office:value-type="float"/>
          <table:table-cell table:formula="of:=MEDIAN([.$D115];[.$G115];[.$J115];[.$M115];[.$P115];[.$S115];[.$V115];[.$Y115];[.$AB115];[.$AE115];[.$AH115];[.$AK115];[.$AN115];[.$AQ115];[.$AT115])" office:value-type="float"/>
          <table:table-cell table:formula="of:=MAX([.$B115];[.$E115];[.$H115];[.$K115];[.$N115];[.$Q115];[.$T115];[.$W115];[.$Z115];[.$AC115];[.$AF115];[.$AI115];[.$AL115];[.$AO115];[.$AR115])" office:value-type="float"/>
          <table:table-cell table:formula="of:=MAX([.$C115];[.$F115];[.$I115];[.$L115];[.$O115];[.$R115];[.$U115];[.$X115];[.$AA115];[.$AD115];[.$AG115];[.$AJ115];[.$AM115];[.$AP115];[.$AS115])" office:value-type="float"/>
          <table:table-cell table:formula="of:=MAX([.$D115];[.$G115];[.$J115];[.$M115];[.$P115];[.$S115];[.$V115];[.$Y115];[.$AB115];[.$AE115];[.$AH115];[.$AK115];[.$AN115];[.$AQ115];[.$AT115])" office:value-type="float"/>
        </table:table-row>
        <table:table-row table:style-name="ro1">
          <table:table-cell office:value-type="string">
            <text:p>random/random_s18_a1_c70_h2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style-name="cellWorst" office:value-type="float" office:value="9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6];[.$E116];[.$H116];[.$K116];[.$N116];[.$Q116];[.$T116];[.$W116];[.$Z116];[.$AC116];[.$AF116];[.$AI116];[.$AL116];[.$AO116];[.$AR116])" office:value-type="float"/>
          <table:table-cell table:formula="of:=MIN([.$C116];[.$F116];[.$I116];[.$L116];[.$O116];[.$R116];[.$U116];[.$X116];[.$AA116];[.$AD116];[.$AG116];[.$AJ116];[.$AM116];[.$AP116];[.$AS116])" office:value-type="float"/>
          <table:table-cell table:formula="of:=MIN([.$D116];[.$G116];[.$J116];[.$M116];[.$P116];[.$S116];[.$V116];[.$Y116];[.$AB116];[.$AE116];[.$AH116];[.$AK116];[.$AN116];[.$AQ116];[.$AT116])" office:value-type="float"/>
          <table:table-cell table:formula="of:=MEDIAN([.$B116];[.$E116];[.$H116];[.$K116];[.$N116];[.$Q116];[.$T116];[.$W116];[.$Z116];[.$AC116];[.$AF116];[.$AI116];[.$AL116];[.$AO116];[.$AR116])" office:value-type="float"/>
          <table:table-cell table:formula="of:=MEDIAN([.$C116];[.$F116];[.$I116];[.$L116];[.$O116];[.$R116];[.$U116];[.$X116];[.$AA116];[.$AD116];[.$AG116];[.$AJ116];[.$AM116];[.$AP116];[.$AS116])" office:value-type="float"/>
          <table:table-cell table:formula="of:=MEDIAN([.$D116];[.$G116];[.$J116];[.$M116];[.$P116];[.$S116];[.$V116];[.$Y116];[.$AB116];[.$AE116];[.$AH116];[.$AK116];[.$AN116];[.$AQ116];[.$AT116])" office:value-type="float"/>
          <table:table-cell table:formula="of:=MAX([.$B116];[.$E116];[.$H116];[.$K116];[.$N116];[.$Q116];[.$T116];[.$W116];[.$Z116];[.$AC116];[.$AF116];[.$AI116];[.$AL116];[.$AO116];[.$AR116])" office:value-type="float"/>
          <table:table-cell table:formula="of:=MAX([.$C116];[.$F116];[.$I116];[.$L116];[.$O116];[.$R116];[.$U116];[.$X116];[.$AA116];[.$AD116];[.$AG116];[.$AJ116];[.$AM116];[.$AP116];[.$AS116])" office:value-type="float"/>
          <table:table-cell table:formula="of:=MAX([.$D116];[.$G116];[.$J116];[.$M116];[.$P116];[.$S116];[.$V116];[.$Y116];[.$AB116];[.$AE116];[.$AH116];[.$AK116];[.$AN116];[.$AQ116];[.$AT116])" office:value-type="float"/>
        </table:table-row>
        <table:table-row table:style-name="ro1">
          <table:table-cell office:value-type="string">
            <text:p>random/random_s18_a2_c70_h19.lp</text:p>
          </table:table-cell>
          <table:table-cell office:value-type="float" office:value="0.01"/>
          <table:table-cell office:value-type="float" office:value="75.0"/>
          <table:table-cell office:value-type="float" office:value="13.0"/>
          <table:table-cell office:value-type="float" office:value="0.01"/>
          <table:table-cell office:value-type="float" office:value="74.0"/>
          <table:table-cell office:value-type="float" office:value="8.0"/>
          <table:table-cell office:value-type="float" office:value="0.0"/>
          <table:table-cell table:style-name="cellBest" office:value-type="float" office:value="14.0"/>
          <table:table-cell table:style-name="cellBest" office:value-type="float" office:value="1.0"/>
          <table:table-cell office:value-type="float" office:value="0.01"/>
          <table:table-cell office:value-type="float" office:value="18.0"/>
          <table:table-cell office:value-type="float" office:value="6.0"/>
          <table:table-cell office:value-type="float" office:value="0.01"/>
          <table:table-cell office:value-type="float" office:value="287.0"/>
          <table:table-cell office:value-type="float" office:value="8.0"/>
          <table:table-cell office:value-type="float" office:value="0.01"/>
          <table:table-cell office:value-type="float" office:value="168.0"/>
          <table:table-cell office:value-type="float" office:value="7.0"/>
          <table:table-cell office:value-type="float" office:value="0.01"/>
          <table:table-cell office:value-type="float" office:value="23.0"/>
          <table:table-cell office:value-type="float" office:value="5.0"/>
          <table:table-cell office:value-type="float" office:value="0.0"/>
          <table:table-cell office:value-type="float" office:value="22.0"/>
          <table:table-cell office:value-type="float" office:value="5.0"/>
          <table:table-cell office:value-type="float" office:value="0.01"/>
          <table:table-cell office:value-type="float" office:value="288.0"/>
          <table:table-cell office:value-type="float" office:value="8.0"/>
          <table:table-cell office:value-type="float" office:value="0.0"/>
          <table:table-cell office:value-type="float" office:value="15.0"/>
          <table:table-cell office:value-type="float" office:value="6.0"/>
          <table:table-cell office:value-type="float" office:value="0.0"/>
          <table:table-cell office:value-type="float" office:value="15.0"/>
          <table:table-cell office:value-type="float" office:value="6.0"/>
          <table:table-cell office:value-type="float" office:value="0.01"/>
          <table:table-cell office:value-type="float" office:value="45.0"/>
          <table:table-cell office:value-type="float" office:value="7.0"/>
          <table:table-cell office:value-type="float" office:value="0.01"/>
          <table:table-cell office:value-type="float" office:value="248.0"/>
          <table:table-cell office:value-type="float" office:value="12.0"/>
          <table:table-cell office:value-type="float" office:value="1.83"/>
          <table:table-cell table:style-name="cellWorst" office:value-type="float" office:value="61746.0"/>
          <table:table-cell table:style-name="cellWorst" office:value-type="float" office:value="4873.0"/>
          <table:table-cell office:value-type="float" office:value="0.01"/>
          <table:table-cell office:value-type="float" office:value="286.0"/>
          <table:table-cell office:value-type="float" office:value="8.0"/>
          <table:table-cell table:formula="of:=MIN([.$B117];[.$E117];[.$H117];[.$K117];[.$N117];[.$Q117];[.$T117];[.$W117];[.$Z117];[.$AC117];[.$AF117];[.$AI117];[.$AL117];[.$AO117];[.$AR117])" office:value-type="float"/>
          <table:table-cell table:formula="of:=MIN([.$C117];[.$F117];[.$I117];[.$L117];[.$O117];[.$R117];[.$U117];[.$X117];[.$AA117];[.$AD117];[.$AG117];[.$AJ117];[.$AM117];[.$AP117];[.$AS117])" office:value-type="float"/>
          <table:table-cell table:formula="of:=MIN([.$D117];[.$G117];[.$J117];[.$M117];[.$P117];[.$S117];[.$V117];[.$Y117];[.$AB117];[.$AE117];[.$AH117];[.$AK117];[.$AN117];[.$AQ117];[.$AT117])" office:value-type="float"/>
          <table:table-cell table:formula="of:=MEDIAN([.$B117];[.$E117];[.$H117];[.$K117];[.$N117];[.$Q117];[.$T117];[.$W117];[.$Z117];[.$AC117];[.$AF117];[.$AI117];[.$AL117];[.$AO117];[.$AR117])" office:value-type="float"/>
          <table:table-cell table:formula="of:=MEDIAN([.$C117];[.$F117];[.$I117];[.$L117];[.$O117];[.$R117];[.$U117];[.$X117];[.$AA117];[.$AD117];[.$AG117];[.$AJ117];[.$AM117];[.$AP117];[.$AS117])" office:value-type="float"/>
          <table:table-cell table:formula="of:=MEDIAN([.$D117];[.$G117];[.$J117];[.$M117];[.$P117];[.$S117];[.$V117];[.$Y117];[.$AB117];[.$AE117];[.$AH117];[.$AK117];[.$AN117];[.$AQ117];[.$AT117])" office:value-type="float"/>
          <table:table-cell table:formula="of:=MAX([.$B117];[.$E117];[.$H117];[.$K117];[.$N117];[.$Q117];[.$T117];[.$W117];[.$Z117];[.$AC117];[.$AF117];[.$AI117];[.$AL117];[.$AO117];[.$AR117])" office:value-type="float"/>
          <table:table-cell table:formula="of:=MAX([.$C117];[.$F117];[.$I117];[.$L117];[.$O117];[.$R117];[.$U117];[.$X117];[.$AA117];[.$AD117];[.$AG117];[.$AJ117];[.$AM117];[.$AP117];[.$AS117])" office:value-type="float"/>
          <table:table-cell table:formula="of:=MAX([.$D117];[.$G117];[.$J117];[.$M117];[.$P117];[.$S117];[.$V117];[.$Y117];[.$AB117];[.$AE117];[.$AH117];[.$AK117];[.$AN117];[.$AQ117];[.$AT117])" office:value-type="float"/>
        </table:table-row>
        <table:table-row table:style-name="ro1">
          <table:table-cell office:value-type="string">
            <text:p>random/random_s18_a3_c70_h18.lp</text:p>
          </table:table-cell>
          <table:table-cell office:value-type="float" office:value="0.02"/>
          <table:table-cell office:value-type="float" office:value="1288.0"/>
          <table:table-cell table:style-name="cellWorst" office:value-type="float" office:value="69.0"/>
          <table:table-cell office:value-type="float" office:value="0.01"/>
          <table:table-cell office:value-type="float" office:value="102.0"/>
          <table:table-cell table:style-name="cellBest" office:value-type="float" office:value="3.0"/>
          <table:table-cell office:value-type="float" office:value="0.01"/>
          <table:table-cell office:value-type="float" office:value="407.0"/>
          <table:table-cell table:style-name="cellBest" office:value-type="float" office:value="3.0"/>
          <table:table-cell office:value-type="float" office:value="0.01"/>
          <table:table-cell office:value-type="float" office:value="70.0"/>
          <table:table-cell office:value-type="float" office:value="9.0"/>
          <table:table-cell office:value-type="float" office:value="0.01"/>
          <table:table-cell office:value-type="float" office:value="237.0"/>
          <table:table-cell office:value-type="float" office:value="7.0"/>
          <table:table-cell office:value-type="float" office:value="0.01"/>
          <table:table-cell office:value-type="float" office:value="957.0"/>
          <table:table-cell office:value-type="float" office:value="5.0"/>
          <table:table-cell office:value-type="float" office:value="0.01"/>
          <table:table-cell office:value-type="float" office:value="45.0"/>
          <table:table-cell office:value-type="float" office:value="8.0"/>
          <table:table-cell office:value-type="float" office:value="0.01"/>
          <table:table-cell table:style-name="cellBest" office:value-type="float" office:value="43.0"/>
          <table:table-cell office:value-type="float" office:value="8.0"/>
          <table:table-cell office:value-type="float" office:value="0.02"/>
          <table:table-cell office:value-type="float" office:value="240.0"/>
          <table:table-cell office:value-type="float" office:value="8.0"/>
          <table:table-cell office:value-type="float" office:value="0.01"/>
          <table:table-cell office:value-type="float" office:value="213.0"/>
          <table:table-cell office:value-type="float" office:value="8.0"/>
          <table:table-cell office:value-type="float" office:value="0.01"/>
          <table:table-cell office:value-type="float" office:value="213.0"/>
          <table:table-cell office:value-type="float" office:value="8.0"/>
          <table:table-cell office:value-type="float" office:value="0.04"/>
          <table:table-cell office:value-type="float" office:value="553.0"/>
          <table:table-cell office:value-type="float" office:value="28.0"/>
          <table:table-cell office:value-type="float" office:value="0.03"/>
          <table:table-cell office:value-type="float" office:value="290.0"/>
          <table:table-cell office:value-type="float" office:value="9.0"/>
          <table:table-cell office:value-type="float" office:value="0.15"/>
          <table:table-cell table:style-name="cellWorst" office:value-type="float" office:value="6606.0"/>
          <table:table-cell office:value-type="float" office:value="7.0"/>
          <table:table-cell office:value-type="float" office:value="0.01"/>
          <table:table-cell office:value-type="float" office:value="237.0"/>
          <table:table-cell office:value-type="float" office:value="7.0"/>
          <table:table-cell table:formula="of:=MIN([.$B118];[.$E118];[.$H118];[.$K118];[.$N118];[.$Q118];[.$T118];[.$W118];[.$Z118];[.$AC118];[.$AF118];[.$AI118];[.$AL118];[.$AO118];[.$AR118])" office:value-type="float"/>
          <table:table-cell table:formula="of:=MIN([.$C118];[.$F118];[.$I118];[.$L118];[.$O118];[.$R118];[.$U118];[.$X118];[.$AA118];[.$AD118];[.$AG118];[.$AJ118];[.$AM118];[.$AP118];[.$AS118])" office:value-type="float"/>
          <table:table-cell table:formula="of:=MIN([.$D118];[.$G118];[.$J118];[.$M118];[.$P118];[.$S118];[.$V118];[.$Y118];[.$AB118];[.$AE118];[.$AH118];[.$AK118];[.$AN118];[.$AQ118];[.$AT118])" office:value-type="float"/>
          <table:table-cell table:formula="of:=MEDIAN([.$B118];[.$E118];[.$H118];[.$K118];[.$N118];[.$Q118];[.$T118];[.$W118];[.$Z118];[.$AC118];[.$AF118];[.$AI118];[.$AL118];[.$AO118];[.$AR118])" office:value-type="float"/>
          <table:table-cell table:formula="of:=MEDIAN([.$C118];[.$F118];[.$I118];[.$L118];[.$O118];[.$R118];[.$U118];[.$X118];[.$AA118];[.$AD118];[.$AG118];[.$AJ118];[.$AM118];[.$AP118];[.$AS118])" office:value-type="float"/>
          <table:table-cell table:formula="of:=MEDIAN([.$D118];[.$G118];[.$J118];[.$M118];[.$P118];[.$S118];[.$V118];[.$Y118];[.$AB118];[.$AE118];[.$AH118];[.$AK118];[.$AN118];[.$AQ118];[.$AT118])" office:value-type="float"/>
          <table:table-cell table:formula="of:=MAX([.$B118];[.$E118];[.$H118];[.$K118];[.$N118];[.$Q118];[.$T118];[.$W118];[.$Z118];[.$AC118];[.$AF118];[.$AI118];[.$AL118];[.$AO118];[.$AR118])" office:value-type="float"/>
          <table:table-cell table:formula="of:=MAX([.$C118];[.$F118];[.$I118];[.$L118];[.$O118];[.$R118];[.$U118];[.$X118];[.$AA118];[.$AD118];[.$AG118];[.$AJ118];[.$AM118];[.$AP118];[.$AS118])" office:value-type="float"/>
          <table:table-cell table:formula="of:=MAX([.$D118];[.$G118];[.$J118];[.$M118];[.$P118];[.$S118];[.$V118];[.$Y118];[.$AB118];[.$AE118];[.$AH118];[.$AK118];[.$AN118];[.$AQ118];[.$AT118])" office:value-type="float"/>
        </table:table-row>
        <table:table-row table:style-name="ro1">
          <table:table-cell office:value-type="string">
            <text:p>random/random_s19_a1_c70_h4.lp</text:p>
          </table:table-cell>
          <table:table-cell office:value-type="float" office:value="0.0"/>
          <table:table-cell table:style-name="cellBest"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table:style-name="cellBest"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2.0"/>
          <table:table-cell office:value-type="float" office:value="0.0"/>
          <table:table-cell office:value-type="float" office:value="5.0"/>
          <table:table-cell office:value-type="float" office:value="1.0"/>
          <table:table-cell office:value-type="float" office:value="0.0"/>
          <table:table-cell table:style-name="cellWorst" office:value-type="float" office:value="340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.0"/>
          <table:table-cell table:formula="of:=MIN([.$B119];[.$E119];[.$H119];[.$K119];[.$N119];[.$Q119];[.$T119];[.$W119];[.$Z119];[.$AC119];[.$AF119];[.$AI119];[.$AL119];[.$AO119];[.$AR119])" office:value-type="float"/>
          <table:table-cell table:formula="of:=MIN([.$C119];[.$F119];[.$I119];[.$L119];[.$O119];[.$R119];[.$U119];[.$X119];[.$AA119];[.$AD119];[.$AG119];[.$AJ119];[.$AM119];[.$AP119];[.$AS119])" office:value-type="float"/>
          <table:table-cell table:formula="of:=MIN([.$D119];[.$G119];[.$J119];[.$M119];[.$P119];[.$S119];[.$V119];[.$Y119];[.$AB119];[.$AE119];[.$AH119];[.$AK119];[.$AN119];[.$AQ119];[.$AT119])" office:value-type="float"/>
          <table:table-cell table:formula="of:=MEDIAN([.$B119];[.$E119];[.$H119];[.$K119];[.$N119];[.$Q119];[.$T119];[.$W119];[.$Z119];[.$AC119];[.$AF119];[.$AI119];[.$AL119];[.$AO119];[.$AR119])" office:value-type="float"/>
          <table:table-cell table:formula="of:=MEDIAN([.$C119];[.$F119];[.$I119];[.$L119];[.$O119];[.$R119];[.$U119];[.$X119];[.$AA119];[.$AD119];[.$AG119];[.$AJ119];[.$AM119];[.$AP119];[.$AS119])" office:value-type="float"/>
          <table:table-cell table:formula="of:=MEDIAN([.$D119];[.$G119];[.$J119];[.$M119];[.$P119];[.$S119];[.$V119];[.$Y119];[.$AB119];[.$AE119];[.$AH119];[.$AK119];[.$AN119];[.$AQ119];[.$AT119])" office:value-type="float"/>
          <table:table-cell table:formula="of:=MAX([.$B119];[.$E119];[.$H119];[.$K119];[.$N119];[.$Q119];[.$T119];[.$W119];[.$Z119];[.$AC119];[.$AF119];[.$AI119];[.$AL119];[.$AO119];[.$AR119])" office:value-type="float"/>
          <table:table-cell table:formula="of:=MAX([.$C119];[.$F119];[.$I119];[.$L119];[.$O119];[.$R119];[.$U119];[.$X119];[.$AA119];[.$AD119];[.$AG119];[.$AJ119];[.$AM119];[.$AP119];[.$AS119])" office:value-type="float"/>
          <table:table-cell table:formula="of:=MAX([.$D119];[.$G119];[.$J119];[.$M119];[.$P119];[.$S119];[.$V119];[.$Y119];[.$AB119];[.$AE119];[.$AH119];[.$AK119];[.$AN119];[.$AQ119];[.$AT119])" office:value-type="float"/>
        </table:table-row>
        <table:table-row table:style-name="ro1">
          <table:table-cell office:value-type="string">
            <text:p>random/random_s19_a2_c70_h32.lp</text:p>
          </table:table-cell>
          <table:table-cell office:value-type="float" office:value="0.02"/>
          <table:table-cell office:value-type="float" office:value="334.0"/>
          <table:table-cell table:style-name="cellWorst" office:value-type="float" office:value="30.0"/>
          <table:table-cell office:value-type="float" office:value="0.02"/>
          <table:table-cell office:value-type="float" office:value="107.0"/>
          <table:table-cell table:style-name="cellBest" office:value-type="float" office:value="2.0"/>
          <table:table-cell office:value-type="float" office:value="0.01"/>
          <table:table-cell office:value-type="float" office:value="102.0"/>
          <table:table-cell office:value-type="float" office:value="5.0"/>
          <table:table-cell office:value-type="float" office:value="0.01"/>
          <table:table-cell table:style-name="cellBest" office:value-type="float" office:value="40.0"/>
          <table:table-cell office:value-type="float" office:value="10.0"/>
          <table:table-cell office:value-type="float" office:value="0.01"/>
          <table:table-cell office:value-type="float" office:value="361.0"/>
          <table:table-cell office:value-type="float" office:value="21.0"/>
          <table:table-cell office:value-type="float" office:value="0.02"/>
          <table:table-cell office:value-type="float" office:value="504.0"/>
          <table:table-cell office:value-type="float" office:value="9.0"/>
          <table:table-cell office:value-type="float" office:value="0.02"/>
          <table:table-cell office:value-type="float" office:value="42.0"/>
          <table:table-cell office:value-type="float" office:value="6.0"/>
          <table:table-cell office:value-type="float" office:value="0.02"/>
          <table:table-cell office:value-type="float" office:value="41.0"/>
          <table:table-cell office:value-type="float" office:value="6.0"/>
          <table:table-cell office:value-type="float" office:value="0.02"/>
          <table:table-cell office:value-type="float" office:value="356.0"/>
          <table:table-cell office:value-type="float" office:value="20.0"/>
          <table:table-cell office:value-type="float" office:value="0.01"/>
          <table:table-cell office:value-type="float" office:value="88.0"/>
          <table:table-cell office:value-type="float" office:value="15.0"/>
          <table:table-cell office:value-type="float" office:value="0.01"/>
          <table:table-cell office:value-type="float" office:value="88.0"/>
          <table:table-cell office:value-type="float" office:value="15.0"/>
          <table:table-cell office:value-type="float" office:value="0.01"/>
          <table:table-cell office:value-type="float" office:value="82.0"/>
          <table:table-cell office:value-type="float" office:value="13.0"/>
          <table:table-cell office:value-type="float" office:value="0.03"/>
          <table:table-cell office:value-type="float" office:value="425.0"/>
          <table:table-cell office:value-type="float" office:value="18.0"/>
          <table:table-cell office:value-type="float" office:value="0.32"/>
          <table:table-cell table:style-name="cellWorst" office:value-type="float" office:value="8092.0"/>
          <table:table-cell office:value-type="float" office:value="18.0"/>
          <table:table-cell office:value-type="float" office:value="0.02"/>
          <table:table-cell office:value-type="float" office:value="363.0"/>
          <table:table-cell office:value-type="float" office:value="21.0"/>
          <table:table-cell table:formula="of:=MIN([.$B120];[.$E120];[.$H120];[.$K120];[.$N120];[.$Q120];[.$T120];[.$W120];[.$Z120];[.$AC120];[.$AF120];[.$AI120];[.$AL120];[.$AO120];[.$AR120])" office:value-type="float"/>
          <table:table-cell table:formula="of:=MIN([.$C120];[.$F120];[.$I120];[.$L120];[.$O120];[.$R120];[.$U120];[.$X120];[.$AA120];[.$AD120];[.$AG120];[.$AJ120];[.$AM120];[.$AP120];[.$AS120])" office:value-type="float"/>
          <table:table-cell table:formula="of:=MIN([.$D120];[.$G120];[.$J120];[.$M120];[.$P120];[.$S120];[.$V120];[.$Y120];[.$AB120];[.$AE120];[.$AH120];[.$AK120];[.$AN120];[.$AQ120];[.$AT120])" office:value-type="float"/>
          <table:table-cell table:formula="of:=MEDIAN([.$B120];[.$E120];[.$H120];[.$K120];[.$N120];[.$Q120];[.$T120];[.$W120];[.$Z120];[.$AC120];[.$AF120];[.$AI120];[.$AL120];[.$AO120];[.$AR120])" office:value-type="float"/>
          <table:table-cell table:formula="of:=MEDIAN([.$C120];[.$F120];[.$I120];[.$L120];[.$O120];[.$R120];[.$U120];[.$X120];[.$AA120];[.$AD120];[.$AG120];[.$AJ120];[.$AM120];[.$AP120];[.$AS120])" office:value-type="float"/>
          <table:table-cell table:formula="of:=MEDIAN([.$D120];[.$G120];[.$J120];[.$M120];[.$P120];[.$S120];[.$V120];[.$Y120];[.$AB120];[.$AE120];[.$AH120];[.$AK120];[.$AN120];[.$AQ120];[.$AT120])" office:value-type="float"/>
          <table:table-cell table:formula="of:=MAX([.$B120];[.$E120];[.$H120];[.$K120];[.$N120];[.$Q120];[.$T120];[.$W120];[.$Z120];[.$AC120];[.$AF120];[.$AI120];[.$AL120];[.$AO120];[.$AR120])" office:value-type="float"/>
          <table:table-cell table:formula="of:=MAX([.$C120];[.$F120];[.$I120];[.$L120];[.$O120];[.$R120];[.$U120];[.$X120];[.$AA120];[.$AD120];[.$AG120];[.$AJ120];[.$AM120];[.$AP120];[.$AS120])" office:value-type="float"/>
          <table:table-cell table:formula="of:=MAX([.$D120];[.$G120];[.$J120];[.$M120];[.$P120];[.$S120];[.$V120];[.$Y120];[.$AB120];[.$AE120];[.$AH120];[.$AK120];[.$AN120];[.$AQ120];[.$AT120])" office:value-type="float"/>
        </table:table-row>
        <table:table-row table:style-name="ro1">
          <table:table-cell office:value-type="string">
            <text:p>random/random_s19_a3_c70_h4.lp</text:p>
          </table:table-cell>
          <table:table-cell office:value-type="float" office:value="0.0"/>
          <table:table-cell office:value-type="float" office:value="18.0"/>
          <table:table-cell table:style-name="cellWorst" office:value-type="float" office:value="3.0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0.0"/>
          <table:table-cell table:style-name="cellBest" office:value-type="float" office:value="6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0.0"/>
          <table:table-cell office:value-type="float" office:value="0.0"/>
          <table:table-cell office:value-type="float" office:value="16.0"/>
          <table:table-cell table:style-name="cellWorst" office:value-type="float" office:value="3.0"/>
          <table:table-cell office:value-type="float" office:value="0.0"/>
          <table:table-cell office:value-type="float" office:value="15.0"/>
          <table:table-cell table:style-name="cellWorst" office:value-type="float" office:value="3.0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0.0"/>
          <table:table-cell table:style-name="cellBest" office:value-type="float" office:value="6.0"/>
          <table:table-cell office:value-type="float" office:value="0.0"/>
          <table:table-cell office:value-type="float" office:value="0.0"/>
          <table:table-cell table:style-name="cellBest" office:value-type="float" office:value="6.0"/>
          <table:table-cell office:value-type="float" office:value="0.0"/>
          <table:table-cell office:value-type="float" office:value="0.0"/>
          <table:table-cell table:style-name="cellBest" office:value-type="float" office:value="6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0.0"/>
          <table:table-cell office:value-type="float" office:value="0.02"/>
          <table:table-cell table:style-name="cellWorst" office:value-type="float" office:value="1503.0"/>
          <table:table-cell office:value-type="float" office:value="0.0"/>
          <table:table-cell office:value-type="float" office:value="0.0"/>
          <table:table-cell table:style-name="cellBest" office:value-type="float" office:value="6.0"/>
          <table:table-cell office:value-type="float" office:value="0.0"/>
          <table:table-cell table:formula="of:=MIN([.$B121];[.$E121];[.$H121];[.$K121];[.$N121];[.$Q121];[.$T121];[.$W121];[.$Z121];[.$AC121];[.$AF121];[.$AI121];[.$AL121];[.$AO121];[.$AR121])" office:value-type="float"/>
          <table:table-cell table:formula="of:=MIN([.$C121];[.$F121];[.$I121];[.$L121];[.$O121];[.$R121];[.$U121];[.$X121];[.$AA121];[.$AD121];[.$AG121];[.$AJ121];[.$AM121];[.$AP121];[.$AS121])" office:value-type="float"/>
          <table:table-cell table:formula="of:=MIN([.$D121];[.$G121];[.$J121];[.$M121];[.$P121];[.$S121];[.$V121];[.$Y121];[.$AB121];[.$AE121];[.$AH121];[.$AK121];[.$AN121];[.$AQ121];[.$AT121])" office:value-type="float"/>
          <table:table-cell table:formula="of:=MEDIAN([.$B121];[.$E121];[.$H121];[.$K121];[.$N121];[.$Q121];[.$T121];[.$W121];[.$Z121];[.$AC121];[.$AF121];[.$AI121];[.$AL121];[.$AO121];[.$AR121])" office:value-type="float"/>
          <table:table-cell table:formula="of:=MEDIAN([.$C121];[.$F121];[.$I121];[.$L121];[.$O121];[.$R121];[.$U121];[.$X121];[.$AA121];[.$AD121];[.$AG121];[.$AJ121];[.$AM121];[.$AP121];[.$AS121])" office:value-type="float"/>
          <table:table-cell table:formula="of:=MEDIAN([.$D121];[.$G121];[.$J121];[.$M121];[.$P121];[.$S121];[.$V121];[.$Y121];[.$AB121];[.$AE121];[.$AH121];[.$AK121];[.$AN121];[.$AQ121];[.$AT121])" office:value-type="float"/>
          <table:table-cell table:formula="of:=MAX([.$B121];[.$E121];[.$H121];[.$K121];[.$N121];[.$Q121];[.$T121];[.$W121];[.$Z121];[.$AC121];[.$AF121];[.$AI121];[.$AL121];[.$AO121];[.$AR121])" office:value-type="float"/>
          <table:table-cell table:formula="of:=MAX([.$C121];[.$F121];[.$I121];[.$L121];[.$O121];[.$R121];[.$U121];[.$X121];[.$AA121];[.$AD121];[.$AG121];[.$AJ121];[.$AM121];[.$AP121];[.$AS121])" office:value-type="float"/>
          <table:table-cell table:formula="of:=MAX([.$D121];[.$G121];[.$J121];[.$M121];[.$P121];[.$S121];[.$V121];[.$Y121];[.$AB121];[.$AE121];[.$AH121];[.$AK121];[.$AN121];[.$AQ121];[.$AT121])" office:value-type="float"/>
        </table:table-row>
        <table:table-row table:style-name="ro1">
          <table:table-cell office:value-type="string">
            <text:p>random/random_s1_a12_c41_h0.lp</text:p>
          </table:table-cell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table:formula="of:=MIN([.$B122];[.$E122];[.$H122];[.$K122];[.$N122];[.$Q122];[.$T122];[.$W122];[.$Z122];[.$AC122];[.$AF122];[.$AI122];[.$AL122];[.$AO122];[.$AR122])" office:value-type="float"/>
          <table:table-cell table:formula="of:=MIN([.$C122];[.$F122];[.$I122];[.$L122];[.$O122];[.$R122];[.$U122];[.$X122];[.$AA122];[.$AD122];[.$AG122];[.$AJ122];[.$AM122];[.$AP122];[.$AS122])" office:value-type="float"/>
          <table:table-cell table:formula="of:=MIN([.$D122];[.$G122];[.$J122];[.$M122];[.$P122];[.$S122];[.$V122];[.$Y122];[.$AB122];[.$AE122];[.$AH122];[.$AK122];[.$AN122];[.$AQ122];[.$AT122])" office:value-type="float"/>
          <table:table-cell table:formula="of:=MEDIAN([.$B122];[.$E122];[.$H122];[.$K122];[.$N122];[.$Q122];[.$T122];[.$W122];[.$Z122];[.$AC122];[.$AF122];[.$AI122];[.$AL122];[.$AO122];[.$AR122])" office:value-type="float"/>
          <table:table-cell table:formula="of:=MEDIAN([.$C122];[.$F122];[.$I122];[.$L122];[.$O122];[.$R122];[.$U122];[.$X122];[.$AA122];[.$AD122];[.$AG122];[.$AJ122];[.$AM122];[.$AP122];[.$AS122])" office:value-type="float"/>
          <table:table-cell table:formula="of:=MEDIAN([.$D122];[.$G122];[.$J122];[.$M122];[.$P122];[.$S122];[.$V122];[.$Y122];[.$AB122];[.$AE122];[.$AH122];[.$AK122];[.$AN122];[.$AQ122];[.$AT122])" office:value-type="float"/>
          <table:table-cell table:formula="of:=MAX([.$B122];[.$E122];[.$H122];[.$K122];[.$N122];[.$Q122];[.$T122];[.$W122];[.$Z122];[.$AC122];[.$AF122];[.$AI122];[.$AL122];[.$AO122];[.$AR122])" office:value-type="float"/>
          <table:table-cell table:formula="of:=MAX([.$C122];[.$F122];[.$I122];[.$L122];[.$O122];[.$R122];[.$U122];[.$X122];[.$AA122];[.$AD122];[.$AG122];[.$AJ122];[.$AM122];[.$AP122];[.$AS122])" office:value-type="float"/>
          <table:table-cell table:formula="of:=MAX([.$D122];[.$G122];[.$J122];[.$M122];[.$P122];[.$S122];[.$V122];[.$Y122];[.$AB122];[.$AE122];[.$AH122];[.$AK122];[.$AN122];[.$AQ122];[.$AT122])" office:value-type="float"/>
        </table:table-row>
        <table:table-row table:style-name="ro1">
          <table:table-cell office:value-type="string">
            <text:p>random/random_s1_a12_c61_h0.lp</text:p>
          </table:table-cell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table:formula="of:=MIN([.$B123];[.$E123];[.$H123];[.$K123];[.$N123];[.$Q123];[.$T123];[.$W123];[.$Z123];[.$AC123];[.$AF123];[.$AI123];[.$AL123];[.$AO123];[.$AR123])" office:value-type="float"/>
          <table:table-cell table:formula="of:=MIN([.$C123];[.$F123];[.$I123];[.$L123];[.$O123];[.$R123];[.$U123];[.$X123];[.$AA123];[.$AD123];[.$AG123];[.$AJ123];[.$AM123];[.$AP123];[.$AS123])" office:value-type="float"/>
          <table:table-cell table:formula="of:=MIN([.$D123];[.$G123];[.$J123];[.$M123];[.$P123];[.$S123];[.$V123];[.$Y123];[.$AB123];[.$AE123];[.$AH123];[.$AK123];[.$AN123];[.$AQ123];[.$AT123])" office:value-type="float"/>
          <table:table-cell table:formula="of:=MEDIAN([.$B123];[.$E123];[.$H123];[.$K123];[.$N123];[.$Q123];[.$T123];[.$W123];[.$Z123];[.$AC123];[.$AF123];[.$AI123];[.$AL123];[.$AO123];[.$AR123])" office:value-type="float"/>
          <table:table-cell table:formula="of:=MEDIAN([.$C123];[.$F123];[.$I123];[.$L123];[.$O123];[.$R123];[.$U123];[.$X123];[.$AA123];[.$AD123];[.$AG123];[.$AJ123];[.$AM123];[.$AP123];[.$AS123])" office:value-type="float"/>
          <table:table-cell table:formula="of:=MEDIAN([.$D123];[.$G123];[.$J123];[.$M123];[.$P123];[.$S123];[.$V123];[.$Y123];[.$AB123];[.$AE123];[.$AH123];[.$AK123];[.$AN123];[.$AQ123];[.$AT123])" office:value-type="float"/>
          <table:table-cell table:formula="of:=MAX([.$B123];[.$E123];[.$H123];[.$K123];[.$N123];[.$Q123];[.$T123];[.$W123];[.$Z123];[.$AC123];[.$AF123];[.$AI123];[.$AL123];[.$AO123];[.$AR123])" office:value-type="float"/>
          <table:table-cell table:formula="of:=MAX([.$C123];[.$F123];[.$I123];[.$L123];[.$O123];[.$R123];[.$U123];[.$X123];[.$AA123];[.$AD123];[.$AG123];[.$AJ123];[.$AM123];[.$AP123];[.$AS123])" office:value-type="float"/>
          <table:table-cell table:formula="of:=MAX([.$D123];[.$G123];[.$J123];[.$M123];[.$P123];[.$S123];[.$V123];[.$Y123];[.$AB123];[.$AE123];[.$AH123];[.$AK123];[.$AN123];[.$AQ123];[.$AT123])" office:value-type="float"/>
        </table:table-row>
        <table:table-row table:style-name="ro1">
          <table:table-cell office:value-type="string">
            <text:p>random/random_s1_a1_c70_h0.lp</text:p>
          </table:table-cell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table:formula="of:=MIN([.$B124];[.$E124];[.$H124];[.$K124];[.$N124];[.$Q124];[.$T124];[.$W124];[.$Z124];[.$AC124];[.$AF124];[.$AI124];[.$AL124];[.$AO124];[.$AR124])" office:value-type="float"/>
          <table:table-cell table:formula="of:=MIN([.$C124];[.$F124];[.$I124];[.$L124];[.$O124];[.$R124];[.$U124];[.$X124];[.$AA124];[.$AD124];[.$AG124];[.$AJ124];[.$AM124];[.$AP124];[.$AS124])" office:value-type="float"/>
          <table:table-cell table:formula="of:=MIN([.$D124];[.$G124];[.$J124];[.$M124];[.$P124];[.$S124];[.$V124];[.$Y124];[.$AB124];[.$AE124];[.$AH124];[.$AK124];[.$AN124];[.$AQ124];[.$AT124])" office:value-type="float"/>
          <table:table-cell table:formula="of:=MEDIAN([.$B124];[.$E124];[.$H124];[.$K124];[.$N124];[.$Q124];[.$T124];[.$W124];[.$Z124];[.$AC124];[.$AF124];[.$AI124];[.$AL124];[.$AO124];[.$AR124])" office:value-type="float"/>
          <table:table-cell table:formula="of:=MEDIAN([.$C124];[.$F124];[.$I124];[.$L124];[.$O124];[.$R124];[.$U124];[.$X124];[.$AA124];[.$AD124];[.$AG124];[.$AJ124];[.$AM124];[.$AP124];[.$AS124])" office:value-type="float"/>
          <table:table-cell table:formula="of:=MEDIAN([.$D124];[.$G124];[.$J124];[.$M124];[.$P124];[.$S124];[.$V124];[.$Y124];[.$AB124];[.$AE124];[.$AH124];[.$AK124];[.$AN124];[.$AQ124];[.$AT124])" office:value-type="float"/>
          <table:table-cell table:formula="of:=MAX([.$B124];[.$E124];[.$H124];[.$K124];[.$N124];[.$Q124];[.$T124];[.$W124];[.$Z124];[.$AC124];[.$AF124];[.$AI124];[.$AL124];[.$AO124];[.$AR124])" office:value-type="float"/>
          <table:table-cell table:formula="of:=MAX([.$C124];[.$F124];[.$I124];[.$L124];[.$O124];[.$R124];[.$U124];[.$X124];[.$AA124];[.$AD124];[.$AG124];[.$AJ124];[.$AM124];[.$AP124];[.$AS124])" office:value-type="float"/>
          <table:table-cell table:formula="of:=MAX([.$D124];[.$G124];[.$J124];[.$M124];[.$P124];[.$S124];[.$V124];[.$Y124];[.$AB124];[.$AE124];[.$AH124];[.$AK124];[.$AN124];[.$AQ124];[.$AT124])" office:value-type="float"/>
        </table:table-row>
        <table:table-row table:style-name="ro1">
          <table:table-cell office:value-type="string">
            <text:p>random/random_s1_a2_c70_h0.lp</text:p>
          </table:table-cell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table:formula="of:=MIN([.$B125];[.$E125];[.$H125];[.$K125];[.$N125];[.$Q125];[.$T125];[.$W125];[.$Z125];[.$AC125];[.$AF125];[.$AI125];[.$AL125];[.$AO125];[.$AR125])" office:value-type="float"/>
          <table:table-cell table:formula="of:=MIN([.$C125];[.$F125];[.$I125];[.$L125];[.$O125];[.$R125];[.$U125];[.$X125];[.$AA125];[.$AD125];[.$AG125];[.$AJ125];[.$AM125];[.$AP125];[.$AS125])" office:value-type="float"/>
          <table:table-cell table:formula="of:=MIN([.$D125];[.$G125];[.$J125];[.$M125];[.$P125];[.$S125];[.$V125];[.$Y125];[.$AB125];[.$AE125];[.$AH125];[.$AK125];[.$AN125];[.$AQ125];[.$AT125])" office:value-type="float"/>
          <table:table-cell table:formula="of:=MEDIAN([.$B125];[.$E125];[.$H125];[.$K125];[.$N125];[.$Q125];[.$T125];[.$W125];[.$Z125];[.$AC125];[.$AF125];[.$AI125];[.$AL125];[.$AO125];[.$AR125])" office:value-type="float"/>
          <table:table-cell table:formula="of:=MEDIAN([.$C125];[.$F125];[.$I125];[.$L125];[.$O125];[.$R125];[.$U125];[.$X125];[.$AA125];[.$AD125];[.$AG125];[.$AJ125];[.$AM125];[.$AP125];[.$AS125])" office:value-type="float"/>
          <table:table-cell table:formula="of:=MEDIAN([.$D125];[.$G125];[.$J125];[.$M125];[.$P125];[.$S125];[.$V125];[.$Y125];[.$AB125];[.$AE125];[.$AH125];[.$AK125];[.$AN125];[.$AQ125];[.$AT125])" office:value-type="float"/>
          <table:table-cell table:formula="of:=MAX([.$B125];[.$E125];[.$H125];[.$K125];[.$N125];[.$Q125];[.$T125];[.$W125];[.$Z125];[.$AC125];[.$AF125];[.$AI125];[.$AL125];[.$AO125];[.$AR125])" office:value-type="float"/>
          <table:table-cell table:formula="of:=MAX([.$C125];[.$F125];[.$I125];[.$L125];[.$O125];[.$R125];[.$U125];[.$X125];[.$AA125];[.$AD125];[.$AG125];[.$AJ125];[.$AM125];[.$AP125];[.$AS125])" office:value-type="float"/>
          <table:table-cell table:formula="of:=MAX([.$D125];[.$G125];[.$J125];[.$M125];[.$P125];[.$S125];[.$V125];[.$Y125];[.$AB125];[.$AE125];[.$AH125];[.$AK125];[.$AN125];[.$AQ125];[.$AT125])" office:value-type="float"/>
        </table:table-row>
        <table:table-row table:style-name="ro1">
          <table:table-cell office:value-type="string">
            <text:p>random/random_s1_a3_c70_h0.lp</text:p>
          </table:table-cell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table:formula="of:=MIN([.$B126];[.$E126];[.$H126];[.$K126];[.$N126];[.$Q126];[.$T126];[.$W126];[.$Z126];[.$AC126];[.$AF126];[.$AI126];[.$AL126];[.$AO126];[.$AR126])" office:value-type="float"/>
          <table:table-cell table:formula="of:=MIN([.$C126];[.$F126];[.$I126];[.$L126];[.$O126];[.$R126];[.$U126];[.$X126];[.$AA126];[.$AD126];[.$AG126];[.$AJ126];[.$AM126];[.$AP126];[.$AS126])" office:value-type="float"/>
          <table:table-cell table:formula="of:=MIN([.$D126];[.$G126];[.$J126];[.$M126];[.$P126];[.$S126];[.$V126];[.$Y126];[.$AB126];[.$AE126];[.$AH126];[.$AK126];[.$AN126];[.$AQ126];[.$AT126])" office:value-type="float"/>
          <table:table-cell table:formula="of:=MEDIAN([.$B126];[.$E126];[.$H126];[.$K126];[.$N126];[.$Q126];[.$T126];[.$W126];[.$Z126];[.$AC126];[.$AF126];[.$AI126];[.$AL126];[.$AO126];[.$AR126])" office:value-type="float"/>
          <table:table-cell table:formula="of:=MEDIAN([.$C126];[.$F126];[.$I126];[.$L126];[.$O126];[.$R126];[.$U126];[.$X126];[.$AA126];[.$AD126];[.$AG126];[.$AJ126];[.$AM126];[.$AP126];[.$AS126])" office:value-type="float"/>
          <table:table-cell table:formula="of:=MEDIAN([.$D126];[.$G126];[.$J126];[.$M126];[.$P126];[.$S126];[.$V126];[.$Y126];[.$AB126];[.$AE126];[.$AH126];[.$AK126];[.$AN126];[.$AQ126];[.$AT126])" office:value-type="float"/>
          <table:table-cell table:formula="of:=MAX([.$B126];[.$E126];[.$H126];[.$K126];[.$N126];[.$Q126];[.$T126];[.$W126];[.$Z126];[.$AC126];[.$AF126];[.$AI126];[.$AL126];[.$AO126];[.$AR126])" office:value-type="float"/>
          <table:table-cell table:formula="of:=MAX([.$C126];[.$F126];[.$I126];[.$L126];[.$O126];[.$R126];[.$U126];[.$X126];[.$AA126];[.$AD126];[.$AG126];[.$AJ126];[.$AM126];[.$AP126];[.$AS126])" office:value-type="float"/>
          <table:table-cell table:formula="of:=MAX([.$D126];[.$G126];[.$J126];[.$M126];[.$P126];[.$S126];[.$V126];[.$Y126];[.$AB126];[.$AE126];[.$AH126];[.$AK126];[.$AN126];[.$AQ126];[.$AT126])" office:value-type="float"/>
        </table:table-row>
        <table:table-row table:style-name="ro1">
          <table:table-cell office:value-type="string">
            <text:p>random/random_s20_a1_c70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7];[.$E127];[.$H127];[.$K127];[.$N127];[.$Q127];[.$T127];[.$W127];[.$Z127];[.$AC127];[.$AF127];[.$AI127];[.$AL127];[.$AO127];[.$AR127])" office:value-type="float"/>
          <table:table-cell table:formula="of:=MIN([.$C127];[.$F127];[.$I127];[.$L127];[.$O127];[.$R127];[.$U127];[.$X127];[.$AA127];[.$AD127];[.$AG127];[.$AJ127];[.$AM127];[.$AP127];[.$AS127])" office:value-type="float"/>
          <table:table-cell table:formula="of:=MIN([.$D127];[.$G127];[.$J127];[.$M127];[.$P127];[.$S127];[.$V127];[.$Y127];[.$AB127];[.$AE127];[.$AH127];[.$AK127];[.$AN127];[.$AQ127];[.$AT127])" office:value-type="float"/>
          <table:table-cell table:formula="of:=MEDIAN([.$B127];[.$E127];[.$H127];[.$K127];[.$N127];[.$Q127];[.$T127];[.$W127];[.$Z127];[.$AC127];[.$AF127];[.$AI127];[.$AL127];[.$AO127];[.$AR127])" office:value-type="float"/>
          <table:table-cell table:formula="of:=MEDIAN([.$C127];[.$F127];[.$I127];[.$L127];[.$O127];[.$R127];[.$U127];[.$X127];[.$AA127];[.$AD127];[.$AG127];[.$AJ127];[.$AM127];[.$AP127];[.$AS127])" office:value-type="float"/>
          <table:table-cell table:formula="of:=MEDIAN([.$D127];[.$G127];[.$J127];[.$M127];[.$P127];[.$S127];[.$V127];[.$Y127];[.$AB127];[.$AE127];[.$AH127];[.$AK127];[.$AN127];[.$AQ127];[.$AT127])" office:value-type="float"/>
          <table:table-cell table:formula="of:=MAX([.$B127];[.$E127];[.$H127];[.$K127];[.$N127];[.$Q127];[.$T127];[.$W127];[.$Z127];[.$AC127];[.$AF127];[.$AI127];[.$AL127];[.$AO127];[.$AR127])" office:value-type="float"/>
          <table:table-cell table:formula="of:=MAX([.$C127];[.$F127];[.$I127];[.$L127];[.$O127];[.$R127];[.$U127];[.$X127];[.$AA127];[.$AD127];[.$AG127];[.$AJ127];[.$AM127];[.$AP127];[.$AS127])" office:value-type="float"/>
          <table:table-cell table:formula="of:=MAX([.$D127];[.$G127];[.$J127];[.$M127];[.$P127];[.$S127];[.$V127];[.$Y127];[.$AB127];[.$AE127];[.$AH127];[.$AK127];[.$AN127];[.$AQ127];[.$AT127])" office:value-type="float"/>
        </table:table-row>
        <table:table-row table:style-name="ro1">
          <table:table-cell office:value-type="string">
            <text:p>random/random_s20_a2_c70_h27.lp</text:p>
          </table:table-cell>
          <table:table-cell office:value-type="float" office:value="0.03"/>
          <table:table-cell office:value-type="float" office:value="2540.0"/>
          <table:table-cell table:style-name="cellWorst" office:value-type="float" office:value="56.0"/>
          <table:table-cell office:value-type="float" office:value="0.01"/>
          <table:table-cell office:value-type="float" office:value="256.0"/>
          <table:table-cell office:value-type="float" office:value="4.0"/>
          <table:table-cell office:value-type="float" office:value="0.01"/>
          <table:table-cell office:value-type="float" office:value="662.0"/>
          <table:table-cell table:style-name="cellBest" office:value-type="float" office:value="3.0"/>
          <table:table-cell office:value-type="float" office:value="0.01"/>
          <table:table-cell office:value-type="float" office:value="55.0"/>
          <table:table-cell office:value-type="float" office:value="4.0"/>
          <table:table-cell office:value-type="float" office:value="0.01"/>
          <table:table-cell office:value-type="float" office:value="159.0"/>
          <table:table-cell office:value-type="float" office:value="5.0"/>
          <table:table-cell office:value-type="float" office:value="0.01"/>
          <table:table-cell office:value-type="float" office:value="1574.0"/>
          <table:table-cell office:value-type="float" office:value="6.0"/>
          <table:table-cell office:value-type="float" office:value="0.02"/>
          <table:table-cell office:value-type="float" office:value="52.0"/>
          <table:table-cell office:value-type="float" office:value="14.0"/>
          <table:table-cell office:value-type="float" office:value="0.01"/>
          <table:table-cell table:style-name="cellBest" office:value-type="float" office:value="51.0"/>
          <table:table-cell office:value-type="float" office:value="14.0"/>
          <table:table-cell office:value-type="float" office:value="0.02"/>
          <table:table-cell office:value-type="float" office:value="159.0"/>
          <table:table-cell office:value-type="float" office:value="5.0"/>
          <table:table-cell office:value-type="float" office:value="0.01"/>
          <table:table-cell office:value-type="float" office:value="91.0"/>
          <table:table-cell office:value-type="float" office:value="4.0"/>
          <table:table-cell office:value-type="float" office:value="0.01"/>
          <table:table-cell office:value-type="float" office:value="91.0"/>
          <table:table-cell office:value-type="float" office:value="4.0"/>
          <table:table-cell office:value-type="float" office:value="0.02"/>
          <table:table-cell office:value-type="float" office:value="114.0"/>
          <table:table-cell table:style-name="cellBest" office:value-type="float" office:value="3.0"/>
          <table:table-cell office:value-type="float" office:value="0.03"/>
          <table:table-cell office:value-type="float" office:value="259.0"/>
          <table:table-cell office:value-type="float" office:value="5.0"/>
          <table:table-cell office:value-type="float" office:value="0.2"/>
          <table:table-cell table:style-name="cellWorst" office:value-type="float" office:value="8146.0"/>
          <table:table-cell office:value-type="float" office:value="5.0"/>
          <table:table-cell office:value-type="float" office:value="0.01"/>
          <table:table-cell office:value-type="float" office:value="159.0"/>
          <table:table-cell office:value-type="float" office:value="5.0"/>
          <table:table-cell table:formula="of:=MIN([.$B128];[.$E128];[.$H128];[.$K128];[.$N128];[.$Q128];[.$T128];[.$W128];[.$Z128];[.$AC128];[.$AF128];[.$AI128];[.$AL128];[.$AO128];[.$AR128])" office:value-type="float"/>
          <table:table-cell table:formula="of:=MIN([.$C128];[.$F128];[.$I128];[.$L128];[.$O128];[.$R128];[.$U128];[.$X128];[.$AA128];[.$AD128];[.$AG128];[.$AJ128];[.$AM128];[.$AP128];[.$AS128])" office:value-type="float"/>
          <table:table-cell table:formula="of:=MIN([.$D128];[.$G128];[.$J128];[.$M128];[.$P128];[.$S128];[.$V128];[.$Y128];[.$AB128];[.$AE128];[.$AH128];[.$AK128];[.$AN128];[.$AQ128];[.$AT128])" office:value-type="float"/>
          <table:table-cell table:formula="of:=MEDIAN([.$B128];[.$E128];[.$H128];[.$K128];[.$N128];[.$Q128];[.$T128];[.$W128];[.$Z128];[.$AC128];[.$AF128];[.$AI128];[.$AL128];[.$AO128];[.$AR128])" office:value-type="float"/>
          <table:table-cell table:formula="of:=MEDIAN([.$C128];[.$F128];[.$I128];[.$L128];[.$O128];[.$R128];[.$U128];[.$X128];[.$AA128];[.$AD128];[.$AG128];[.$AJ128];[.$AM128];[.$AP128];[.$AS128])" office:value-type="float"/>
          <table:table-cell table:formula="of:=MEDIAN([.$D128];[.$G128];[.$J128];[.$M128];[.$P128];[.$S128];[.$V128];[.$Y128];[.$AB128];[.$AE128];[.$AH128];[.$AK128];[.$AN128];[.$AQ128];[.$AT128])" office:value-type="float"/>
          <table:table-cell table:formula="of:=MAX([.$B128];[.$E128];[.$H128];[.$K128];[.$N128];[.$Q128];[.$T128];[.$W128];[.$Z128];[.$AC128];[.$AF128];[.$AI128];[.$AL128];[.$AO128];[.$AR128])" office:value-type="float"/>
          <table:table-cell table:formula="of:=MAX([.$C128];[.$F128];[.$I128];[.$L128];[.$O128];[.$R128];[.$U128];[.$X128];[.$AA128];[.$AD128];[.$AG128];[.$AJ128];[.$AM128];[.$AP128];[.$AS128])" office:value-type="float"/>
          <table:table-cell table:formula="of:=MAX([.$D128];[.$G128];[.$J128];[.$M128];[.$P128];[.$S128];[.$V128];[.$Y128];[.$AB128];[.$AE128];[.$AH128];[.$AK128];[.$AN128];[.$AQ128];[.$AT128])" office:value-type="float"/>
        </table:table-row>
        <table:table-row table:style-name="ro1">
          <table:table-cell office:value-type="string">
            <text:p>random/random_s20_a3_c70_h20.lp</text:p>
          </table:table-cell>
          <table:table-cell office:value-type="float" office:value="0.03"/>
          <table:table-cell office:value-type="float" office:value="1862.0"/>
          <table:table-cell table:style-name="cellWorst" office:value-type="float" office:value="84.0"/>
          <table:table-cell office:value-type="float" office:value="0.01"/>
          <table:table-cell office:value-type="float" office:value="228.0"/>
          <table:table-cell office:value-type="float" office:value="5.0"/>
          <table:table-cell office:value-type="float" office:value="0.01"/>
          <table:table-cell office:value-type="float" office:value="361.0"/>
          <table:table-cell table:style-name="cellBest" office:value-type="float" office:value="2.0"/>
          <table:table-cell office:value-type="float" office:value="0.02"/>
          <table:table-cell table:style-name="cellBest" office:value-type="float" office:value="88.0"/>
          <table:table-cell office:value-type="float" office:value="6.0"/>
          <table:table-cell office:value-type="float" office:value="0.01"/>
          <table:table-cell office:value-type="float" office:value="212.0"/>
          <table:table-cell office:value-type="float" office:value="8.0"/>
          <table:table-cell office:value-type="float" office:value="0.01"/>
          <table:table-cell office:value-type="float" office:value="896.0"/>
          <table:table-cell office:value-type="float" office:value="4.0"/>
          <table:table-cell office:value-type="float" office:value="0.02"/>
          <table:table-cell office:value-type="float" office:value="153.0"/>
          <table:table-cell office:value-type="float" office:value="19.0"/>
          <table:table-cell office:value-type="float" office:value="0.02"/>
          <table:table-cell office:value-type="float" office:value="141.0"/>
          <table:table-cell office:value-type="float" office:value="23.0"/>
          <table:table-cell office:value-type="float" office:value="0.02"/>
          <table:table-cell office:value-type="float" office:value="214.0"/>
          <table:table-cell office:value-type="float" office:value="8.0"/>
          <table:table-cell office:value-type="float" office:value="0.01"/>
          <table:table-cell office:value-type="float" office:value="183.0"/>
          <table:table-cell office:value-type="float" office:value="5.0"/>
          <table:table-cell office:value-type="float" office:value="0.01"/>
          <table:table-cell office:value-type="float" office:value="183.0"/>
          <table:table-cell office:value-type="float" office:value="5.0"/>
          <table:table-cell office:value-type="float" office:value="0.03"/>
          <table:table-cell office:value-type="float" office:value="295.0"/>
          <table:table-cell office:value-type="float" office:value="8.0"/>
          <table:table-cell office:value-type="float" office:value="0.04"/>
          <table:table-cell office:value-type="float" office:value="340.0"/>
          <table:table-cell office:value-type="float" office:value="9.0"/>
          <table:table-cell office:value-type="float" office:value="0.25"/>
          <table:table-cell table:style-name="cellWorst" office:value-type="float" office:value="8344.0"/>
          <table:table-cell office:value-type="float" office:value="9.0"/>
          <table:table-cell office:value-type="float" office:value="0.02"/>
          <table:table-cell office:value-type="float" office:value="212.0"/>
          <table:table-cell office:value-type="float" office:value="8.0"/>
          <table:table-cell table:formula="of:=MIN([.$B129];[.$E129];[.$H129];[.$K129];[.$N129];[.$Q129];[.$T129];[.$W129];[.$Z129];[.$AC129];[.$AF129];[.$AI129];[.$AL129];[.$AO129];[.$AR129])" office:value-type="float"/>
          <table:table-cell table:formula="of:=MIN([.$C129];[.$F129];[.$I129];[.$L129];[.$O129];[.$R129];[.$U129];[.$X129];[.$AA129];[.$AD129];[.$AG129];[.$AJ129];[.$AM129];[.$AP129];[.$AS129])" office:value-type="float"/>
          <table:table-cell table:formula="of:=MIN([.$D129];[.$G129];[.$J129];[.$M129];[.$P129];[.$S129];[.$V129];[.$Y129];[.$AB129];[.$AE129];[.$AH129];[.$AK129];[.$AN129];[.$AQ129];[.$AT129])" office:value-type="float"/>
          <table:table-cell table:formula="of:=MEDIAN([.$B129];[.$E129];[.$H129];[.$K129];[.$N129];[.$Q129];[.$T129];[.$W129];[.$Z129];[.$AC129];[.$AF129];[.$AI129];[.$AL129];[.$AO129];[.$AR129])" office:value-type="float"/>
          <table:table-cell table:formula="of:=MEDIAN([.$C129];[.$F129];[.$I129];[.$L129];[.$O129];[.$R129];[.$U129];[.$X129];[.$AA129];[.$AD129];[.$AG129];[.$AJ129];[.$AM129];[.$AP129];[.$AS129])" office:value-type="float"/>
          <table:table-cell table:formula="of:=MEDIAN([.$D129];[.$G129];[.$J129];[.$M129];[.$P129];[.$S129];[.$V129];[.$Y129];[.$AB129];[.$AE129];[.$AH129];[.$AK129];[.$AN129];[.$AQ129];[.$AT129])" office:value-type="float"/>
          <table:table-cell table:formula="of:=MAX([.$B129];[.$E129];[.$H129];[.$K129];[.$N129];[.$Q129];[.$T129];[.$W129];[.$Z129];[.$AC129];[.$AF129];[.$AI129];[.$AL129];[.$AO129];[.$AR129])" office:value-type="float"/>
          <table:table-cell table:formula="of:=MAX([.$C129];[.$F129];[.$I129];[.$L129];[.$O129];[.$R129];[.$U129];[.$X129];[.$AA129];[.$AD129];[.$AG129];[.$AJ129];[.$AM129];[.$AP129];[.$AS129])" office:value-type="float"/>
          <table:table-cell table:formula="of:=MAX([.$D129];[.$G129];[.$J129];[.$M129];[.$P129];[.$S129];[.$V129];[.$Y129];[.$AB129];[.$AE129];[.$AH129];[.$AK129];[.$AN129];[.$AQ129];[.$AT129])" office:value-type="float"/>
        </table:table-row>
        <table:table-row table:style-name="ro1">
          <table:table-cell office:value-type="string">
            <text:p>random/random_s21_a12_c41_h47.lp</text:p>
          </table:table-cell>
          <table:table-cell office:value-type="float" office:value="1.08"/>
          <table:table-cell table:style-name="cellWorst" office:value-type="float" office:value="91402.0"/>
          <table:table-cell office:value-type="float" office:value="226.0"/>
          <table:table-cell office:value-type="float" office:value="0.14"/>
          <table:table-cell office:value-type="float" office:value="2297.0"/>
          <table:table-cell office:value-type="float" office:value="58.0"/>
          <table:table-cell office:value-type="float" office:value="0.38"/>
          <table:table-cell office:value-type="float" office:value="19330.0"/>
          <table:table-cell office:value-type="float" office:value="306.0"/>
          <table:table-cell office:value-type="float" office:value="0.07"/>
          <table:table-cell table:style-name="cellBest" office:value-type="float" office:value="628.0"/>
          <table:table-cell table:style-name="cellBest" office:value-type="float" office:value="33.0"/>
          <table:table-cell office:value-type="float" office:value="0.14"/>
          <table:table-cell office:value-type="float" office:value="1135.0"/>
          <table:table-cell office:value-type="float" office:value="56.0"/>
          <table:table-cell office:value-type="float" office:value="0.37"/>
          <table:table-cell office:value-type="float" office:value="11319.0"/>
          <table:table-cell office:value-type="float" office:value="303.0"/>
          <table:table-cell office:value-type="float" office:value="0.41"/>
          <table:table-cell office:value-type="float" office:value="2764.0"/>
          <table:table-cell office:value-type="float" office:value="277.0"/>
          <table:table-cell office:value-type="float" office:value="0.33"/>
          <table:table-cell office:value-type="float" office:value="2649.0"/>
          <table:table-cell office:value-type="float" office:value="202.0"/>
          <table:table-cell office:value-type="float" office:value="0.15"/>
          <table:table-cell office:value-type="float" office:value="1656.0"/>
          <table:table-cell office:value-type="float" office:value="168.0"/>
          <table:table-cell office:value-type="float" office:value="0.13"/>
          <table:table-cell office:value-type="float" office:value="940.0"/>
          <table:table-cell office:value-type="float" office:value="52.0"/>
          <table:table-cell office:value-type="float" office:value="0.12"/>
          <table:table-cell office:value-type="float" office:value="765.0"/>
          <table:table-cell office:value-type="float" office:value="49.0"/>
          <table:table-cell office:value-type="float" office:value="0.56"/>
          <table:table-cell office:value-type="float" office:value="4496.0"/>
          <table:table-cell table:style-name="cellWorst" office:value-type="float" office:value="358.0"/>
          <table:table-cell office:value-type="float" office:value="0.24"/>
          <table:table-cell office:value-type="float" office:value="1700.0"/>
          <table:table-cell office:value-type="float" office:value="59.0"/>
          <table:table-cell office:value-type="float" office:value="1.37"/>
          <table:table-cell office:value-type="float" office:value="22916.0"/>
          <table:table-cell office:value-type="float" office:value="42.0"/>
          <table:table-cell office:value-type="float" office:value="0.16"/>
          <table:table-cell office:value-type="float" office:value="1162.0"/>
          <table:table-cell office:value-type="float" office:value="77.0"/>
          <table:table-cell table:formula="of:=MIN([.$B130];[.$E130];[.$H130];[.$K130];[.$N130];[.$Q130];[.$T130];[.$W130];[.$Z130];[.$AC130];[.$AF130];[.$AI130];[.$AL130];[.$AO130];[.$AR130])" office:value-type="float"/>
          <table:table-cell table:formula="of:=MIN([.$C130];[.$F130];[.$I130];[.$L130];[.$O130];[.$R130];[.$U130];[.$X130];[.$AA130];[.$AD130];[.$AG130];[.$AJ130];[.$AM130];[.$AP130];[.$AS130])" office:value-type="float"/>
          <table:table-cell table:formula="of:=MIN([.$D130];[.$G130];[.$J130];[.$M130];[.$P130];[.$S130];[.$V130];[.$Y130];[.$AB130];[.$AE130];[.$AH130];[.$AK130];[.$AN130];[.$AQ130];[.$AT130])" office:value-type="float"/>
          <table:table-cell table:formula="of:=MEDIAN([.$B130];[.$E130];[.$H130];[.$K130];[.$N130];[.$Q130];[.$T130];[.$W130];[.$Z130];[.$AC130];[.$AF130];[.$AI130];[.$AL130];[.$AO130];[.$AR130])" office:value-type="float"/>
          <table:table-cell table:formula="of:=MEDIAN([.$C130];[.$F130];[.$I130];[.$L130];[.$O130];[.$R130];[.$U130];[.$X130];[.$AA130];[.$AD130];[.$AG130];[.$AJ130];[.$AM130];[.$AP130];[.$AS130])" office:value-type="float"/>
          <table:table-cell table:formula="of:=MEDIAN([.$D130];[.$G130];[.$J130];[.$M130];[.$P130];[.$S130];[.$V130];[.$Y130];[.$AB130];[.$AE130];[.$AH130];[.$AK130];[.$AN130];[.$AQ130];[.$AT130])" office:value-type="float"/>
          <table:table-cell table:formula="of:=MAX([.$B130];[.$E130];[.$H130];[.$K130];[.$N130];[.$Q130];[.$T130];[.$W130];[.$Z130];[.$AC130];[.$AF130];[.$AI130];[.$AL130];[.$AO130];[.$AR130])" office:value-type="float"/>
          <table:table-cell table:formula="of:=MAX([.$C130];[.$F130];[.$I130];[.$L130];[.$O130];[.$R130];[.$U130];[.$X130];[.$AA130];[.$AD130];[.$AG130];[.$AJ130];[.$AM130];[.$AP130];[.$AS130])" office:value-type="float"/>
          <table:table-cell table:formula="of:=MAX([.$D130];[.$G130];[.$J130];[.$M130];[.$P130];[.$S130];[.$V130];[.$Y130];[.$AB130];[.$AE130];[.$AH130];[.$AK130];[.$AN130];[.$AQ130];[.$AT130])" office:value-type="float"/>
        </table:table-row>
        <table:table-row table:style-name="ro1">
          <table:table-cell office:value-type="string">
            <text:p>random/random_s21_a1_c70_h28.lp</text:p>
          </table:table-cell>
          <table:table-cell office:value-type="float" office:value="0.0"/>
          <table:table-cell office:value-type="float" office:value="63.0"/>
          <table:table-cell office:value-type="float" office:value="6.0"/>
          <table:table-cell office:value-type="float" office:value="0.01"/>
          <table:table-cell office:value-type="float" office:value="14.0"/>
          <table:table-cell office:value-type="float" office:value="3.0"/>
          <table:table-cell office:value-type="float" office:value="0.0"/>
          <table:table-cell table:style-name="cellBest" office:value-type="float" office:value="7.0"/>
          <table:table-cell table:style-name="cellBest" office:value-type="float" office:value="1.0"/>
          <table:table-cell office:value-type="float" office:value="0.01"/>
          <table:table-cell office:value-type="float" office:value="14.0"/>
          <table:table-cell office:value-type="float" office:value="4.0"/>
          <table:table-cell office:value-type="float" office:value="0.0"/>
          <table:table-cell office:value-type="float" office:value="282.0"/>
          <table:table-cell office:value-type="float" office:value="9.0"/>
          <table:table-cell office:value-type="float" office:value="0.01"/>
          <table:table-cell office:value-type="float" office:value="21.0"/>
          <table:table-cell office:value-type="float" office:value="4.0"/>
          <table:table-cell office:value-type="float" office:value="0.01"/>
          <table:table-cell office:value-type="float" office:value="24.0"/>
          <table:table-cell office:value-type="float" office:value="3.0"/>
          <table:table-cell office:value-type="float" office:value="0.01"/>
          <table:table-cell office:value-type="float" office:value="22.0"/>
          <table:table-cell office:value-type="float" office:value="4.0"/>
          <table:table-cell office:value-type="float" office:value="0.01"/>
          <table:table-cell office:value-type="float" office:value="24.0"/>
          <table:table-cell office:value-type="float" office:value="3.0"/>
          <table:table-cell office:value-type="float" office:value="0.0"/>
          <table:table-cell office:value-type="float" office:value="36.0"/>
          <table:table-cell office:value-type="float" office:value="7.0"/>
          <table:table-cell office:value-type="float" office:value="0.0"/>
          <table:table-cell office:value-type="float" office:value="36.0"/>
          <table:table-cell office:value-type="float" office:value="7.0"/>
          <table:table-cell office:value-type="float" office:value="0.01"/>
          <table:table-cell office:value-type="float" office:value="64.0"/>
          <table:table-cell table:style-name="cellWorst" office:value-type="float" office:value="16.0"/>
          <table:table-cell office:value-type="float" office:value="0.01"/>
          <table:table-cell office:value-type="float" office:value="130.0"/>
          <table:table-cell office:value-type="float" office:value="9.0"/>
          <table:table-cell office:value-type="float" office:value="0.11"/>
          <table:table-cell table:style-name="cellWorst" office:value-type="float" office:value="4127.0"/>
          <table:table-cell office:value-type="float" office:value="9.0"/>
          <table:table-cell office:value-type="float" office:value="0.0"/>
          <table:table-cell office:value-type="float" office:value="282.0"/>
          <table:table-cell office:value-type="float" office:value="9.0"/>
          <table:table-cell table:formula="of:=MIN([.$B131];[.$E131];[.$H131];[.$K131];[.$N131];[.$Q131];[.$T131];[.$W131];[.$Z131];[.$AC131];[.$AF131];[.$AI131];[.$AL131];[.$AO131];[.$AR131])" office:value-type="float"/>
          <table:table-cell table:formula="of:=MIN([.$C131];[.$F131];[.$I131];[.$L131];[.$O131];[.$R131];[.$U131];[.$X131];[.$AA131];[.$AD131];[.$AG131];[.$AJ131];[.$AM131];[.$AP131];[.$AS131])" office:value-type="float"/>
          <table:table-cell table:formula="of:=MIN([.$D131];[.$G131];[.$J131];[.$M131];[.$P131];[.$S131];[.$V131];[.$Y131];[.$AB131];[.$AE131];[.$AH131];[.$AK131];[.$AN131];[.$AQ131];[.$AT131])" office:value-type="float"/>
          <table:table-cell table:formula="of:=MEDIAN([.$B131];[.$E131];[.$H131];[.$K131];[.$N131];[.$Q131];[.$T131];[.$W131];[.$Z131];[.$AC131];[.$AF131];[.$AI131];[.$AL131];[.$AO131];[.$AR131])" office:value-type="float"/>
          <table:table-cell table:formula="of:=MEDIAN([.$C131];[.$F131];[.$I131];[.$L131];[.$O131];[.$R131];[.$U131];[.$X131];[.$AA131];[.$AD131];[.$AG131];[.$AJ131];[.$AM131];[.$AP131];[.$AS131])" office:value-type="float"/>
          <table:table-cell table:formula="of:=MEDIAN([.$D131];[.$G131];[.$J131];[.$M131];[.$P131];[.$S131];[.$V131];[.$Y131];[.$AB131];[.$AE131];[.$AH131];[.$AK131];[.$AN131];[.$AQ131];[.$AT131])" office:value-type="float"/>
          <table:table-cell table:formula="of:=MAX([.$B131];[.$E131];[.$H131];[.$K131];[.$N131];[.$Q131];[.$T131];[.$W131];[.$Z131];[.$AC131];[.$AF131];[.$AI131];[.$AL131];[.$AO131];[.$AR131])" office:value-type="float"/>
          <table:table-cell table:formula="of:=MAX([.$C131];[.$F131];[.$I131];[.$L131];[.$O131];[.$R131];[.$U131];[.$X131];[.$AA131];[.$AD131];[.$AG131];[.$AJ131];[.$AM131];[.$AP131];[.$AS131])" office:value-type="float"/>
          <table:table-cell table:formula="of:=MAX([.$D131];[.$G131];[.$J131];[.$M131];[.$P131];[.$S131];[.$V131];[.$Y131];[.$AB131];[.$AE131];[.$AH131];[.$AK131];[.$AN131];[.$AQ131];[.$AT131])" office:value-type="float"/>
        </table:table-row>
        <table:table-row table:style-name="ro1">
          <table:table-cell office:value-type="string">
            <text:p>random/random_s21_a2_c70_h24.lp</text:p>
          </table:table-cell>
          <table:table-cell office:value-type="float" office:value="0.02"/>
          <table:table-cell office:value-type="float" office:value="636.0"/>
          <table:table-cell table:style-name="cellWorst" office:value-type="float" office:value="51.0"/>
          <table:table-cell office:value-type="float" office:value="0.01"/>
          <table:table-cell office:value-type="float" office:value="210.0"/>
          <table:table-cell office:value-type="float" office:value="4.0"/>
          <table:table-cell office:value-type="float" office:value="0.01"/>
          <table:table-cell office:value-type="float" office:value="178.0"/>
          <table:table-cell table:style-name="cellBest" office:value-type="float" office:value="2.0"/>
          <table:table-cell office:value-type="float" office:value="0.01"/>
          <table:table-cell table:style-name="cellBest" office:value-type="float" office:value="61.0"/>
          <table:table-cell office:value-type="float" office:value="5.0"/>
          <table:table-cell office:value-type="float" office:value="0.01"/>
          <table:table-cell office:value-type="float" office:value="184.0"/>
          <table:table-cell office:value-type="float" office:value="7.0"/>
          <table:table-cell office:value-type="float" office:value="0.01"/>
          <table:table-cell office:value-type="float" office:value="837.0"/>
          <table:table-cell office:value-type="float" office:value="5.0"/>
          <table:table-cell office:value-type="float" office:value="0.01"/>
          <table:table-cell office:value-type="float" office:value="76.0"/>
          <table:table-cell office:value-type="float" office:value="15.0"/>
          <table:table-cell office:value-type="float" office:value="0.01"/>
          <table:table-cell office:value-type="float" office:value="74.0"/>
          <table:table-cell office:value-type="float" office:value="15.0"/>
          <table:table-cell office:value-type="float" office:value="0.01"/>
          <table:table-cell office:value-type="float" office:value="185.0"/>
          <table:table-cell office:value-type="float" office:value="7.0"/>
          <table:table-cell office:value-type="float" office:value="0.01"/>
          <table:table-cell office:value-type="float" office:value="87.0"/>
          <table:table-cell office:value-type="float" office:value="7.0"/>
          <table:table-cell office:value-type="float" office:value="0.01"/>
          <table:table-cell office:value-type="float" office:value="87.0"/>
          <table:table-cell office:value-type="float" office:value="7.0"/>
          <table:table-cell office:value-type="float" office:value="0.07"/>
          <table:table-cell office:value-type="float" office:value="760.0"/>
          <table:table-cell office:value-type="float" office:value="41.0"/>
          <table:table-cell office:value-type="float" office:value="0.03"/>
          <table:table-cell office:value-type="float" office:value="259.0"/>
          <table:table-cell office:value-type="float" office:value="7.0"/>
          <table:table-cell office:value-type="float" office:value="0.21"/>
          <table:table-cell table:style-name="cellWorst" office:value-type="float" office:value="6249.0"/>
          <table:table-cell office:value-type="float" office:value="7.0"/>
          <table:table-cell office:value-type="float" office:value="0.01"/>
          <table:table-cell office:value-type="float" office:value="184.0"/>
          <table:table-cell office:value-type="float" office:value="7.0"/>
          <table:table-cell table:formula="of:=MIN([.$B132];[.$E132];[.$H132];[.$K132];[.$N132];[.$Q132];[.$T132];[.$W132];[.$Z132];[.$AC132];[.$AF132];[.$AI132];[.$AL132];[.$AO132];[.$AR132])" office:value-type="float"/>
          <table:table-cell table:formula="of:=MIN([.$C132];[.$F132];[.$I132];[.$L132];[.$O132];[.$R132];[.$U132];[.$X132];[.$AA132];[.$AD132];[.$AG132];[.$AJ132];[.$AM132];[.$AP132];[.$AS132])" office:value-type="float"/>
          <table:table-cell table:formula="of:=MIN([.$D132];[.$G132];[.$J132];[.$M132];[.$P132];[.$S132];[.$V132];[.$Y132];[.$AB132];[.$AE132];[.$AH132];[.$AK132];[.$AN132];[.$AQ132];[.$AT132])" office:value-type="float"/>
          <table:table-cell table:formula="of:=MEDIAN([.$B132];[.$E132];[.$H132];[.$K132];[.$N132];[.$Q132];[.$T132];[.$W132];[.$Z132];[.$AC132];[.$AF132];[.$AI132];[.$AL132];[.$AO132];[.$AR132])" office:value-type="float"/>
          <table:table-cell table:formula="of:=MEDIAN([.$C132];[.$F132];[.$I132];[.$L132];[.$O132];[.$R132];[.$U132];[.$X132];[.$AA132];[.$AD132];[.$AG132];[.$AJ132];[.$AM132];[.$AP132];[.$AS132])" office:value-type="float"/>
          <table:table-cell table:formula="of:=MEDIAN([.$D132];[.$G132];[.$J132];[.$M132];[.$P132];[.$S132];[.$V132];[.$Y132];[.$AB132];[.$AE132];[.$AH132];[.$AK132];[.$AN132];[.$AQ132];[.$AT132])" office:value-type="float"/>
          <table:table-cell table:formula="of:=MAX([.$B132];[.$E132];[.$H132];[.$K132];[.$N132];[.$Q132];[.$T132];[.$W132];[.$Z132];[.$AC132];[.$AF132];[.$AI132];[.$AL132];[.$AO132];[.$AR132])" office:value-type="float"/>
          <table:table-cell table:formula="of:=MAX([.$C132];[.$F132];[.$I132];[.$L132];[.$O132];[.$R132];[.$U132];[.$X132];[.$AA132];[.$AD132];[.$AG132];[.$AJ132];[.$AM132];[.$AP132];[.$AS132])" office:value-type="float"/>
          <table:table-cell table:formula="of:=MAX([.$D132];[.$G132];[.$J132];[.$M132];[.$P132];[.$S132];[.$V132];[.$Y132];[.$AB132];[.$AE132];[.$AH132];[.$AK132];[.$AN132];[.$AQ132];[.$AT132])" office:value-type="float"/>
        </table:table-row>
        <table:table-row table:style-name="ro1">
          <table:table-cell office:value-type="string">
            <text:p>random/random_s21_a3_c70_h23.lp</text:p>
          </table:table-cell>
          <table:table-cell office:value-type="float" office:value="0.04"/>
          <table:table-cell office:value-type="float" office:value="3240.0"/>
          <table:table-cell table:style-name="cellWorst" office:value-type="float" office:value="80.0"/>
          <table:table-cell office:value-type="float" office:value="0.02"/>
          <table:table-cell office:value-type="float" office:value="314.0"/>
          <table:table-cell office:value-type="float" office:value="4.0"/>
          <table:table-cell office:value-type="float" office:value="0.01"/>
          <table:table-cell office:value-type="float" office:value="345.0"/>
          <table:table-cell table:style-name="cellBest" office:value-type="float" office:value="1.0"/>
          <table:table-cell office:value-type="float" office:value="0.01"/>
          <table:table-cell office:value-type="float" office:value="78.0"/>
          <table:table-cell office:value-type="float" office:value="6.0"/>
          <table:table-cell office:value-type="float" office:value="0.01"/>
          <table:table-cell office:value-type="float" office:value="112.0"/>
          <table:table-cell office:value-type="float" office:value="7.0"/>
          <table:table-cell office:value-type="float" office:value="0.01"/>
          <table:table-cell office:value-type="float" office:value="938.0"/>
          <table:table-cell office:value-type="float" office:value="4.0"/>
          <table:table-cell office:value-type="float" office:value="0.02"/>
          <table:table-cell office:value-type="float" office:value="62.0"/>
          <table:table-cell office:value-type="float" office:value="5.0"/>
          <table:table-cell office:value-type="float" office:value="0.01"/>
          <table:table-cell table:style-name="cellBest" office:value-type="float" office:value="61.0"/>
          <table:table-cell office:value-type="float" office:value="6.0"/>
          <table:table-cell office:value-type="float" office:value="0.01"/>
          <table:table-cell office:value-type="float" office:value="114.0"/>
          <table:table-cell office:value-type="float" office:value="7.0"/>
          <table:table-cell office:value-type="float" office:value="0.01"/>
          <table:table-cell office:value-type="float" office:value="94.0"/>
          <table:table-cell office:value-type="float" office:value="4.0"/>
          <table:table-cell office:value-type="float" office:value="0.01"/>
          <table:table-cell office:value-type="float" office:value="94.0"/>
          <table:table-cell office:value-type="float" office:value="4.0"/>
          <table:table-cell office:value-type="float" office:value="0.06"/>
          <table:table-cell office:value-type="float" office:value="732.0"/>
          <table:table-cell office:value-type="float" office:value="17.0"/>
          <table:table-cell office:value-type="float" office:value="0.03"/>
          <table:table-cell office:value-type="float" office:value="214.0"/>
          <table:table-cell office:value-type="float" office:value="7.0"/>
          <table:table-cell office:value-type="float" office:value="0.63"/>
          <table:table-cell table:style-name="cellWorst" office:value-type="float" office:value="15068.0"/>
          <table:table-cell office:value-type="float" office:value="8.0"/>
          <table:table-cell office:value-type="float" office:value="0.01"/>
          <table:table-cell office:value-type="float" office:value="112.0"/>
          <table:table-cell office:value-type="float" office:value="7.0"/>
          <table:table-cell table:formula="of:=MIN([.$B133];[.$E133];[.$H133];[.$K133];[.$N133];[.$Q133];[.$T133];[.$W133];[.$Z133];[.$AC133];[.$AF133];[.$AI133];[.$AL133];[.$AO133];[.$AR133])" office:value-type="float"/>
          <table:table-cell table:formula="of:=MIN([.$C133];[.$F133];[.$I133];[.$L133];[.$O133];[.$R133];[.$U133];[.$X133];[.$AA133];[.$AD133];[.$AG133];[.$AJ133];[.$AM133];[.$AP133];[.$AS133])" office:value-type="float"/>
          <table:table-cell table:formula="of:=MIN([.$D133];[.$G133];[.$J133];[.$M133];[.$P133];[.$S133];[.$V133];[.$Y133];[.$AB133];[.$AE133];[.$AH133];[.$AK133];[.$AN133];[.$AQ133];[.$AT133])" office:value-type="float"/>
          <table:table-cell table:formula="of:=MEDIAN([.$B133];[.$E133];[.$H133];[.$K133];[.$N133];[.$Q133];[.$T133];[.$W133];[.$Z133];[.$AC133];[.$AF133];[.$AI133];[.$AL133];[.$AO133];[.$AR133])" office:value-type="float"/>
          <table:table-cell table:formula="of:=MEDIAN([.$C133];[.$F133];[.$I133];[.$L133];[.$O133];[.$R133];[.$U133];[.$X133];[.$AA133];[.$AD133];[.$AG133];[.$AJ133];[.$AM133];[.$AP133];[.$AS133])" office:value-type="float"/>
          <table:table-cell table:formula="of:=MEDIAN([.$D133];[.$G133];[.$J133];[.$M133];[.$P133];[.$S133];[.$V133];[.$Y133];[.$AB133];[.$AE133];[.$AH133];[.$AK133];[.$AN133];[.$AQ133];[.$AT133])" office:value-type="float"/>
          <table:table-cell table:formula="of:=MAX([.$B133];[.$E133];[.$H133];[.$K133];[.$N133];[.$Q133];[.$T133];[.$W133];[.$Z133];[.$AC133];[.$AF133];[.$AI133];[.$AL133];[.$AO133];[.$AR133])" office:value-type="float"/>
          <table:table-cell table:formula="of:=MAX([.$C133];[.$F133];[.$I133];[.$L133];[.$O133];[.$R133];[.$U133];[.$X133];[.$AA133];[.$AD133];[.$AG133];[.$AJ133];[.$AM133];[.$AP133];[.$AS133])" office:value-type="float"/>
          <table:table-cell table:formula="of:=MAX([.$D133];[.$G133];[.$J133];[.$M133];[.$P133];[.$S133];[.$V133];[.$Y133];[.$AB133];[.$AE133];[.$AH133];[.$AK133];[.$AN133];[.$AQ133];[.$AT133])" office:value-type="float"/>
        </table:table-row>
        <table:table-row table:style-name="ro1">
          <table:table-cell office:value-type="string">
            <text:p>random/random_s22_a14_c42_h41.lp</text:p>
          </table:table-cell>
          <table:table-cell office:value-type="float" office:value="1.13"/>
          <table:table-cell table:style-name="cellWorst" office:value-type="float" office:value="154037.0"/>
          <table:table-cell table:style-name="cellWorst" office:value-type="float" office:value="328.0"/>
          <table:table-cell office:value-type="float" office:value="0.12"/>
          <table:table-cell office:value-type="float" office:value="2752.0"/>
          <table:table-cell office:value-type="float" office:value="48.0"/>
          <table:table-cell office:value-type="float" office:value="0.13"/>
          <table:table-cell office:value-type="float" office:value="14184.0"/>
          <table:table-cell office:value-type="float" office:value="127.0"/>
          <table:table-cell office:value-type="float" office:value="0.08"/>
          <table:table-cell table:style-name="cellBest" office:value-type="float" office:value="1248.0"/>
          <table:table-cell office:value-type="float" office:value="37.0"/>
          <table:table-cell office:value-type="float" office:value="0.13"/>
          <table:table-cell office:value-type="float" office:value="1841.0"/>
          <table:table-cell office:value-type="float" office:value="38.0"/>
          <table:table-cell office:value-type="float" office:value="0.09"/>
          <table:table-cell office:value-type="float" office:value="6276.0"/>
          <table:table-cell office:value-type="float" office:value="38.0"/>
          <table:table-cell office:value-type="float" office:value="0.28"/>
          <table:table-cell office:value-type="float" office:value="3457.0"/>
          <table:table-cell office:value-type="float" office:value="222.0"/>
          <table:table-cell office:value-type="float" office:value="0.44"/>
          <table:table-cell office:value-type="float" office:value="5366.0"/>
          <table:table-cell office:value-type="float" office:value="261.0"/>
          <table:table-cell office:value-type="float" office:value="0.11"/>
          <table:table-cell office:value-type="float" office:value="1805.0"/>
          <table:table-cell office:value-type="float" office:value="39.0"/>
          <table:table-cell office:value-type="float" office:value="0.12"/>
          <table:table-cell office:value-type="float" office:value="1924.0"/>
          <table:table-cell table:style-name="cellBest" office:value-type="float" office:value="33.0"/>
          <table:table-cell office:value-type="float" office:value="0.09"/>
          <table:table-cell office:value-type="float" office:value="1474.0"/>
          <table:table-cell office:value-type="float" office:value="54.0"/>
          <table:table-cell office:value-type="float" office:value="0.56"/>
          <table:table-cell office:value-type="float" office:value="13212.0"/>
          <table:table-cell office:value-type="float" office:value="144.0"/>
          <table:table-cell office:value-type="float" office:value="0.32"/>
          <table:table-cell office:value-type="float" office:value="3878.0"/>
          <table:table-cell office:value-type="float" office:value="114.0"/>
          <table:table-cell office:value-type="float" office:value="1.59"/>
          <table:table-cell office:value-type="float" office:value="21130.0"/>
          <table:table-cell office:value-type="float" office:value="42.0"/>
          <table:table-cell office:value-type="float" office:value="0.12"/>
          <table:table-cell office:value-type="float" office:value="1918.0"/>
          <table:table-cell office:value-type="float" office:value="40.0"/>
          <table:table-cell table:formula="of:=MIN([.$B134];[.$E134];[.$H134];[.$K134];[.$N134];[.$Q134];[.$T134];[.$W134];[.$Z134];[.$AC134];[.$AF134];[.$AI134];[.$AL134];[.$AO134];[.$AR134])" office:value-type="float"/>
          <table:table-cell table:formula="of:=MIN([.$C134];[.$F134];[.$I134];[.$L134];[.$O134];[.$R134];[.$U134];[.$X134];[.$AA134];[.$AD134];[.$AG134];[.$AJ134];[.$AM134];[.$AP134];[.$AS134])" office:value-type="float"/>
          <table:table-cell table:formula="of:=MIN([.$D134];[.$G134];[.$J134];[.$M134];[.$P134];[.$S134];[.$V134];[.$Y134];[.$AB134];[.$AE134];[.$AH134];[.$AK134];[.$AN134];[.$AQ134];[.$AT134])" office:value-type="float"/>
          <table:table-cell table:formula="of:=MEDIAN([.$B134];[.$E134];[.$H134];[.$K134];[.$N134];[.$Q134];[.$T134];[.$W134];[.$Z134];[.$AC134];[.$AF134];[.$AI134];[.$AL134];[.$AO134];[.$AR134])" office:value-type="float"/>
          <table:table-cell table:formula="of:=MEDIAN([.$C134];[.$F134];[.$I134];[.$L134];[.$O134];[.$R134];[.$U134];[.$X134];[.$AA134];[.$AD134];[.$AG134];[.$AJ134];[.$AM134];[.$AP134];[.$AS134])" office:value-type="float"/>
          <table:table-cell table:formula="of:=MEDIAN([.$D134];[.$G134];[.$J134];[.$M134];[.$P134];[.$S134];[.$V134];[.$Y134];[.$AB134];[.$AE134];[.$AH134];[.$AK134];[.$AN134];[.$AQ134];[.$AT134])" office:value-type="float"/>
          <table:table-cell table:formula="of:=MAX([.$B134];[.$E134];[.$H134];[.$K134];[.$N134];[.$Q134];[.$T134];[.$W134];[.$Z134];[.$AC134];[.$AF134];[.$AI134];[.$AL134];[.$AO134];[.$AR134])" office:value-type="float"/>
          <table:table-cell table:formula="of:=MAX([.$C134];[.$F134];[.$I134];[.$L134];[.$O134];[.$R134];[.$U134];[.$X134];[.$AA134];[.$AD134];[.$AG134];[.$AJ134];[.$AM134];[.$AP134];[.$AS134])" office:value-type="float"/>
          <table:table-cell table:formula="of:=MAX([.$D134];[.$G134];[.$J134];[.$M134];[.$P134];[.$S134];[.$V134];[.$Y134];[.$AB134];[.$AE134];[.$AH134];[.$AK134];[.$AN134];[.$AQ134];[.$AT134])" office:value-type="float"/>
        </table:table-row>
        <table:table-row table:style-name="ro1">
          <table:table-cell office:value-type="string">
            <text:p>random/random_s22_a1_c70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35];[.$E135];[.$H135];[.$K135];[.$N135];[.$Q135];[.$T135];[.$W135];[.$Z135];[.$AC135];[.$AF135];[.$AI135];[.$AL135];[.$AO135];[.$AR135])" office:value-type="float"/>
          <table:table-cell table:formula="of:=MIN([.$C135];[.$F135];[.$I135];[.$L135];[.$O135];[.$R135];[.$U135];[.$X135];[.$AA135];[.$AD135];[.$AG135];[.$AJ135];[.$AM135];[.$AP135];[.$AS135])" office:value-type="float"/>
          <table:table-cell table:formula="of:=MIN([.$D135];[.$G135];[.$J135];[.$M135];[.$P135];[.$S135];[.$V135];[.$Y135];[.$AB135];[.$AE135];[.$AH135];[.$AK135];[.$AN135];[.$AQ135];[.$AT135])" office:value-type="float"/>
          <table:table-cell table:formula="of:=MEDIAN([.$B135];[.$E135];[.$H135];[.$K135];[.$N135];[.$Q135];[.$T135];[.$W135];[.$Z135];[.$AC135];[.$AF135];[.$AI135];[.$AL135];[.$AO135];[.$AR135])" office:value-type="float"/>
          <table:table-cell table:formula="of:=MEDIAN([.$C135];[.$F135];[.$I135];[.$L135];[.$O135];[.$R135];[.$U135];[.$X135];[.$AA135];[.$AD135];[.$AG135];[.$AJ135];[.$AM135];[.$AP135];[.$AS135])" office:value-type="float"/>
          <table:table-cell table:formula="of:=MEDIAN([.$D135];[.$G135];[.$J135];[.$M135];[.$P135];[.$S135];[.$V135];[.$Y135];[.$AB135];[.$AE135];[.$AH135];[.$AK135];[.$AN135];[.$AQ135];[.$AT135])" office:value-type="float"/>
          <table:table-cell table:formula="of:=MAX([.$B135];[.$E135];[.$H135];[.$K135];[.$N135];[.$Q135];[.$T135];[.$W135];[.$Z135];[.$AC135];[.$AF135];[.$AI135];[.$AL135];[.$AO135];[.$AR135])" office:value-type="float"/>
          <table:table-cell table:formula="of:=MAX([.$C135];[.$F135];[.$I135];[.$L135];[.$O135];[.$R135];[.$U135];[.$X135];[.$AA135];[.$AD135];[.$AG135];[.$AJ135];[.$AM135];[.$AP135];[.$AS135])" office:value-type="float"/>
          <table:table-cell table:formula="of:=MAX([.$D135];[.$G135];[.$J135];[.$M135];[.$P135];[.$S135];[.$V135];[.$Y135];[.$AB135];[.$AE135];[.$AH135];[.$AK135];[.$AN135];[.$AQ135];[.$AT135])" office:value-type="float"/>
        </table:table-row>
        <table:table-row table:style-name="ro1">
          <table:table-cell office:value-type="string">
            <text:p>random/random_s22_a2_c70_h26.lp</text:p>
          </table:table-cell>
          <table:table-cell office:value-type="float" office:value="0.04"/>
          <table:table-cell office:value-type="float" office:value="1408.0"/>
          <table:table-cell table:style-name="cellWorst" office:value-type="float" office:value="62.0"/>
          <table:table-cell office:value-type="float" office:value="0.01"/>
          <table:table-cell office:value-type="float" office:value="81.0"/>
          <table:table-cell office:value-type="float" office:value="5.0"/>
          <table:table-cell office:value-type="float" office:value="0.01"/>
          <table:table-cell office:value-type="float" office:value="84.0"/>
          <table:table-cell office:value-type="float" office:value="6.0"/>
          <table:table-cell office:value-type="float" office:value="0.01"/>
          <table:table-cell office:value-type="float" office:value="81.0"/>
          <table:table-cell office:value-type="float" office:value="6.0"/>
          <table:table-cell office:value-type="float" office:value="0.02"/>
          <table:table-cell office:value-type="float" office:value="989.0"/>
          <table:table-cell office:value-type="float" office:value="19.0"/>
          <table:table-cell office:value-type="float" office:value="0.01"/>
          <table:table-cell office:value-type="float" office:value="763.0"/>
          <table:table-cell table:style-name="cellBest" office:value-type="float" office:value="2.0"/>
          <table:table-cell office:value-type="float" office:value="0.01"/>
          <table:table-cell table:style-name="cellBest" office:value-type="float" office:value="45.0"/>
          <table:table-cell office:value-type="float" office:value="8.0"/>
          <table:table-cell office:value-type="float" office:value="0.01"/>
          <table:table-cell table:style-name="cellBest" office:value-type="float" office:value="45.0"/>
          <table:table-cell office:value-type="float" office:value="9.0"/>
          <table:table-cell office:value-type="float" office:value="0.02"/>
          <table:table-cell office:value-type="float" office:value="828.0"/>
          <table:table-cell office:value-type="float" office:value="18.0"/>
          <table:table-cell office:value-type="float" office:value="0.02"/>
          <table:table-cell office:value-type="float" office:value="158.0"/>
          <table:table-cell office:value-type="float" office:value="18.0"/>
          <table:table-cell office:value-type="float" office:value="0.02"/>
          <table:table-cell office:value-type="float" office:value="158.0"/>
          <table:table-cell office:value-type="float" office:value="18.0"/>
          <table:table-cell office:value-type="float" office:value="0.01"/>
          <table:table-cell office:value-type="float" office:value="84.0"/>
          <table:table-cell office:value-type="float" office:value="15.0"/>
          <table:table-cell office:value-type="float" office:value="0.05"/>
          <table:table-cell office:value-type="float" office:value="646.0"/>
          <table:table-cell office:value-type="float" office:value="26.0"/>
          <table:table-cell office:value-type="float" office:value="0.27"/>
          <table:table-cell table:style-name="cellWorst" office:value-type="float" office:value="10233.0"/>
          <table:table-cell office:value-type="float" office:value="31.0"/>
          <table:table-cell office:value-type="float" office:value="0.02"/>
          <table:table-cell office:value-type="float" office:value="989.0"/>
          <table:table-cell office:value-type="float" office:value="19.0"/>
          <table:table-cell table:formula="of:=MIN([.$B136];[.$E136];[.$H136];[.$K136];[.$N136];[.$Q136];[.$T136];[.$W136];[.$Z136];[.$AC136];[.$AF136];[.$AI136];[.$AL136];[.$AO136];[.$AR136])" office:value-type="float"/>
          <table:table-cell table:formula="of:=MIN([.$C136];[.$F136];[.$I136];[.$L136];[.$O136];[.$R136];[.$U136];[.$X136];[.$AA136];[.$AD136];[.$AG136];[.$AJ136];[.$AM136];[.$AP136];[.$AS136])" office:value-type="float"/>
          <table:table-cell table:formula="of:=MIN([.$D136];[.$G136];[.$J136];[.$M136];[.$P136];[.$S136];[.$V136];[.$Y136];[.$AB136];[.$AE136];[.$AH136];[.$AK136];[.$AN136];[.$AQ136];[.$AT136])" office:value-type="float"/>
          <table:table-cell table:formula="of:=MEDIAN([.$B136];[.$E136];[.$H136];[.$K136];[.$N136];[.$Q136];[.$T136];[.$W136];[.$Z136];[.$AC136];[.$AF136];[.$AI136];[.$AL136];[.$AO136];[.$AR136])" office:value-type="float"/>
          <table:table-cell table:formula="of:=MEDIAN([.$C136];[.$F136];[.$I136];[.$L136];[.$O136];[.$R136];[.$U136];[.$X136];[.$AA136];[.$AD136];[.$AG136];[.$AJ136];[.$AM136];[.$AP136];[.$AS136])" office:value-type="float"/>
          <table:table-cell table:formula="of:=MEDIAN([.$D136];[.$G136];[.$J136];[.$M136];[.$P136];[.$S136];[.$V136];[.$Y136];[.$AB136];[.$AE136];[.$AH136];[.$AK136];[.$AN136];[.$AQ136];[.$AT136])" office:value-type="float"/>
          <table:table-cell table:formula="of:=MAX([.$B136];[.$E136];[.$H136];[.$K136];[.$N136];[.$Q136];[.$T136];[.$W136];[.$Z136];[.$AC136];[.$AF136];[.$AI136];[.$AL136];[.$AO136];[.$AR136])" office:value-type="float"/>
          <table:table-cell table:formula="of:=MAX([.$C136];[.$F136];[.$I136];[.$L136];[.$O136];[.$R136];[.$U136];[.$X136];[.$AA136];[.$AD136];[.$AG136];[.$AJ136];[.$AM136];[.$AP136];[.$AS136])" office:value-type="float"/>
          <table:table-cell table:formula="of:=MAX([.$D136];[.$G136];[.$J136];[.$M136];[.$P136];[.$S136];[.$V136];[.$Y136];[.$AB136];[.$AE136];[.$AH136];[.$AK136];[.$AN136];[.$AQ136];[.$AT136])" office:value-type="float"/>
        </table:table-row>
        <table:table-row table:style-name="ro1">
          <table:table-cell office:value-type="string">
            <text:p>random/random_s22_a3_c70_h7.lp</text:p>
          </table:table-cell>
          <table:table-cell office:value-type="float" office:value="0.0"/>
          <table:table-cell office:value-type="float" office:value="105.0"/>
          <table:table-cell table:style-name="cellWorst" office:value-type="float" office:value="16.0"/>
          <table:table-cell office:value-type="float" office:value="0.0"/>
          <table:table-cell office:value-type="float" office:value="21.0"/>
          <table:table-cell table:style-name="cellBest" office:value-type="float" office:value="0.0"/>
          <table:table-cell office:value-type="float" office:value="0.0"/>
          <table:table-cell office:value-type="float" office:value="26.0"/>
          <table:table-cell office:value-type="float" office:value="1.0"/>
          <table:table-cell office:value-type="float" office:value="0.0"/>
          <table:table-cell table:style-name="cellBest" office:value-type="float" office:value="19.0"/>
          <table:table-cell office:value-type="float" office:value="1.0"/>
          <table:table-cell office:value-type="float" office:value="0.0"/>
          <table:table-cell office:value-type="float" office:value="23.0"/>
          <table:table-cell office:value-type="float" office:value="1.0"/>
          <table:table-cell office:value-type="float" office:value="0.0"/>
          <table:table-cell office:value-type="float" office:value="66.0"/>
          <table:table-cell office:value-type="float" office:value="1.0"/>
          <table:table-cell office:value-type="float" office:value="0.0"/>
          <table:table-cell office:value-type="float" office:value="39.0"/>
          <table:table-cell office:value-type="float" office:value="6.0"/>
          <table:table-cell office:value-type="float" office:value="0.0"/>
          <table:table-cell office:value-type="float" office:value="35.0"/>
          <table:table-cell office:value-type="float" office:value="5.0"/>
          <table:table-cell office:value-type="float" office:value="0.0"/>
          <table:table-cell office:value-type="float" office:value="25.0"/>
          <table:table-cell office:value-type="float" office:value="1.0"/>
          <table:table-cell office:value-type="float" office:value="0.0"/>
          <table:table-cell office:value-type="float" office:value="23.0"/>
          <table:table-cell office:value-type="float" office:value="1.0"/>
          <table:table-cell office:value-type="float" office:value="0.0"/>
          <table:table-cell office:value-type="float" office:value="23.0"/>
          <table:table-cell office:value-type="float" office:value="1.0"/>
          <table:table-cell office:value-type="float" office:value="0.0"/>
          <table:table-cell office:value-type="float" office:value="24.0"/>
          <table:table-cell office:value-type="float" office:value="1.0"/>
          <table:table-cell office:value-type="float" office:value="0.01"/>
          <table:table-cell office:value-type="float" office:value="50.0"/>
          <table:table-cell office:value-type="float" office:value="1.0"/>
          <table:table-cell office:value-type="float" office:value="0.07"/>
          <table:table-cell table:style-name="cellWorst" office:value-type="float" office:value="4177.0"/>
          <table:table-cell office:value-type="float" office:value="1.0"/>
          <table:table-cell office:value-type="float" office:value="0.0"/>
          <table:table-cell office:value-type="float" office:value="23.0"/>
          <table:table-cell office:value-type="float" office:value="1.0"/>
          <table:table-cell table:formula="of:=MIN([.$B137];[.$E137];[.$H137];[.$K137];[.$N137];[.$Q137];[.$T137];[.$W137];[.$Z137];[.$AC137];[.$AF137];[.$AI137];[.$AL137];[.$AO137];[.$AR137])" office:value-type="float"/>
          <table:table-cell table:formula="of:=MIN([.$C137];[.$F137];[.$I137];[.$L137];[.$O137];[.$R137];[.$U137];[.$X137];[.$AA137];[.$AD137];[.$AG137];[.$AJ137];[.$AM137];[.$AP137];[.$AS137])" office:value-type="float"/>
          <table:table-cell table:formula="of:=MIN([.$D137];[.$G137];[.$J137];[.$M137];[.$P137];[.$S137];[.$V137];[.$Y137];[.$AB137];[.$AE137];[.$AH137];[.$AK137];[.$AN137];[.$AQ137];[.$AT137])" office:value-type="float"/>
          <table:table-cell table:formula="of:=MEDIAN([.$B137];[.$E137];[.$H137];[.$K137];[.$N137];[.$Q137];[.$T137];[.$W137];[.$Z137];[.$AC137];[.$AF137];[.$AI137];[.$AL137];[.$AO137];[.$AR137])" office:value-type="float"/>
          <table:table-cell table:formula="of:=MEDIAN([.$C137];[.$F137];[.$I137];[.$L137];[.$O137];[.$R137];[.$U137];[.$X137];[.$AA137];[.$AD137];[.$AG137];[.$AJ137];[.$AM137];[.$AP137];[.$AS137])" office:value-type="float"/>
          <table:table-cell table:formula="of:=MEDIAN([.$D137];[.$G137];[.$J137];[.$M137];[.$P137];[.$S137];[.$V137];[.$Y137];[.$AB137];[.$AE137];[.$AH137];[.$AK137];[.$AN137];[.$AQ137];[.$AT137])" office:value-type="float"/>
          <table:table-cell table:formula="of:=MAX([.$B137];[.$E137];[.$H137];[.$K137];[.$N137];[.$Q137];[.$T137];[.$W137];[.$Z137];[.$AC137];[.$AF137];[.$AI137];[.$AL137];[.$AO137];[.$AR137])" office:value-type="float"/>
          <table:table-cell table:formula="of:=MAX([.$C137];[.$F137];[.$I137];[.$L137];[.$O137];[.$R137];[.$U137];[.$X137];[.$AA137];[.$AD137];[.$AG137];[.$AJ137];[.$AM137];[.$AP137];[.$AS137])" office:value-type="float"/>
          <table:table-cell table:formula="of:=MAX([.$D137];[.$G137];[.$J137];[.$M137];[.$P137];[.$S137];[.$V137];[.$Y137];[.$AB137];[.$AE137];[.$AH137];[.$AK137];[.$AN137];[.$AQ137];[.$AT137])" office:value-type="float"/>
        </table:table-row>
        <table:table-row table:style-name="ro1">
          <table:table-cell office:value-type="string">
            <text:p>random/random_s23_a16_c43_h82.lp</text:p>
          </table:table-cell>
          <table:table-cell office:value-type="float" office:value="9.91"/>
          <table:table-cell office:value-type="float" office:value="567319.0"/>
          <table:table-cell office:value-type="float" office:value="2412.0"/>
          <table:table-cell office:value-type="float" office:value="0.72"/>
          <table:table-cell office:value-type="float" office:value="10785.0"/>
          <table:table-cell office:value-type="float" office:value="227.0"/>
          <table:table-cell office:value-type="float" office:value="0.89"/>
          <table:table-cell office:value-type="float" office:value="59971.0"/>
          <table:table-cell office:value-type="float" office:value="173.0"/>
          <table:table-cell office:value-type="float" office:value="3.67"/>
          <table:table-cell office:value-type="float" office:value="167511.0"/>
          <table:table-cell office:value-type="float" office:value="947.0"/>
          <table:table-cell table:style-name="cellBest" office:value-type="float" office:value="0.65"/>
          <table:table-cell table:style-name="cellBest" office:value-type="float" office:value="10456.0"/>
          <table:table-cell office:value-type="float" office:value="210.0"/>
          <table:table-cell office:value-type="float" office:value="1.71"/>
          <table:table-cell office:value-type="float" office:value="108264.0"/>
          <table:table-cell office:value-type="float" office:value="586.0"/>
          <table:table-cell office:value-type="float" office:value="7.37"/>
          <table:table-cell office:value-type="float" office:value="61995.0"/>
          <table:table-cell office:value-type="float" office:value="6271.0"/>
          <table:table-cell office:value-type="float" office:value="1.81"/>
          <table:table-cell office:value-type="float" office:value="17108.0"/>
          <table:table-cell office:value-type="float" office:value="711.0"/>
          <table:table-cell office:value-type="float" office:value="3.78"/>
          <table:table-cell office:value-type="float" office:value="85965.0"/>
          <table:table-cell office:value-type="float" office:value="502.0"/>
          <table:table-cell office:value-type="float" office:value="0.73"/>
          <table:table-cell office:value-type="float" office:value="12381.0"/>
          <table:table-cell table:style-name="cellBest" office:value-type="float" office:value="130.0"/>
          <table:table-cell office:value-type="float" office:value="0.84"/>
          <table:table-cell office:value-type="float" office:value="14774.0"/>
          <table:table-cell office:value-type="float" office:value="145.0"/>
          <table:table-cell table:style-name="cellWorst" office:value-type="float" office:value="21600.0"/>
          <table:table-cell table:style-name="cellWorst" office:value-type="float" office:value="176399029.0"/>
          <table:table-cell table:style-name="cellWorst" office:value-type="float" office:value="9499464.0"/>
          <table:table-cell office:value-type="float" office:value="1.55"/>
          <table:table-cell office:value-type="float" office:value="16079.0"/>
          <table:table-cell office:value-type="float" office:value="262.0"/>
          <table:table-cell office:value-type="float" office:value="18.06"/>
          <table:table-cell office:value-type="float" office:value="236598.0"/>
          <table:table-cell office:value-type="float" office:value="491.0"/>
          <table:table-cell office:value-type="float" office:value="162.77"/>
          <table:table-cell office:value-type="float" office:value="9118648.0"/>
          <table:table-cell office:value-type="float" office:value="73287.0"/>
          <table:table-cell table:formula="of:=MIN([.$B138];[.$E138];[.$H138];[.$K138];[.$N138];[.$Q138];[.$T138];[.$W138];[.$Z138];[.$AC138];[.$AF138];[.$AI138];[.$AL138];[.$AO138];[.$AR138])" office:value-type="float"/>
          <table:table-cell table:formula="of:=MIN([.$C138];[.$F138];[.$I138];[.$L138];[.$O138];[.$R138];[.$U138];[.$X138];[.$AA138];[.$AD138];[.$AG138];[.$AJ138];[.$AM138];[.$AP138];[.$AS138])" office:value-type="float"/>
          <table:table-cell table:formula="of:=MIN([.$D138];[.$G138];[.$J138];[.$M138];[.$P138];[.$S138];[.$V138];[.$Y138];[.$AB138];[.$AE138];[.$AH138];[.$AK138];[.$AN138];[.$AQ138];[.$AT138])" office:value-type="float"/>
          <table:table-cell table:formula="of:=MEDIAN([.$B138];[.$E138];[.$H138];[.$K138];[.$N138];[.$Q138];[.$T138];[.$W138];[.$Z138];[.$AC138];[.$AF138];[.$AI138];[.$AL138];[.$AO138];[.$AR138])" office:value-type="float"/>
          <table:table-cell table:formula="of:=MEDIAN([.$C138];[.$F138];[.$I138];[.$L138];[.$O138];[.$R138];[.$U138];[.$X138];[.$AA138];[.$AD138];[.$AG138];[.$AJ138];[.$AM138];[.$AP138];[.$AS138])" office:value-type="float"/>
          <table:table-cell table:formula="of:=MEDIAN([.$D138];[.$G138];[.$J138];[.$M138];[.$P138];[.$S138];[.$V138];[.$Y138];[.$AB138];[.$AE138];[.$AH138];[.$AK138];[.$AN138];[.$AQ138];[.$AT138])" office:value-type="float"/>
          <table:table-cell table:formula="of:=MAX([.$B138];[.$E138];[.$H138];[.$K138];[.$N138];[.$Q138];[.$T138];[.$W138];[.$Z138];[.$AC138];[.$AF138];[.$AI138];[.$AL138];[.$AO138];[.$AR138])" office:value-type="float"/>
          <table:table-cell table:formula="of:=MAX([.$C138];[.$F138];[.$I138];[.$L138];[.$O138];[.$R138];[.$U138];[.$X138];[.$AA138];[.$AD138];[.$AG138];[.$AJ138];[.$AM138];[.$AP138];[.$AS138])" office:value-type="float"/>
          <table:table-cell table:formula="of:=MAX([.$D138];[.$G138];[.$J138];[.$M138];[.$P138];[.$S138];[.$V138];[.$Y138];[.$AB138];[.$AE138];[.$AH138];[.$AK138];[.$AN138];[.$AQ138];[.$AT138])" office:value-type="float"/>
        </table:table-row>
        <table:table-row table:style-name="ro1">
          <table:table-cell office:value-type="string">
            <text:p>random/random_s23_a1_c70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39];[.$E139];[.$H139];[.$K139];[.$N139];[.$Q139];[.$T139];[.$W139];[.$Z139];[.$AC139];[.$AF139];[.$AI139];[.$AL139];[.$AO139];[.$AR139])" office:value-type="float"/>
          <table:table-cell table:formula="of:=MIN([.$C139];[.$F139];[.$I139];[.$L139];[.$O139];[.$R139];[.$U139];[.$X139];[.$AA139];[.$AD139];[.$AG139];[.$AJ139];[.$AM139];[.$AP139];[.$AS139])" office:value-type="float"/>
          <table:table-cell table:formula="of:=MIN([.$D139];[.$G139];[.$J139];[.$M139];[.$P139];[.$S139];[.$V139];[.$Y139];[.$AB139];[.$AE139];[.$AH139];[.$AK139];[.$AN139];[.$AQ139];[.$AT139])" office:value-type="float"/>
          <table:table-cell table:formula="of:=MEDIAN([.$B139];[.$E139];[.$H139];[.$K139];[.$N139];[.$Q139];[.$T139];[.$W139];[.$Z139];[.$AC139];[.$AF139];[.$AI139];[.$AL139];[.$AO139];[.$AR139])" office:value-type="float"/>
          <table:table-cell table:formula="of:=MEDIAN([.$C139];[.$F139];[.$I139];[.$L139];[.$O139];[.$R139];[.$U139];[.$X139];[.$AA139];[.$AD139];[.$AG139];[.$AJ139];[.$AM139];[.$AP139];[.$AS139])" office:value-type="float"/>
          <table:table-cell table:formula="of:=MEDIAN([.$D139];[.$G139];[.$J139];[.$M139];[.$P139];[.$S139];[.$V139];[.$Y139];[.$AB139];[.$AE139];[.$AH139];[.$AK139];[.$AN139];[.$AQ139];[.$AT139])" office:value-type="float"/>
          <table:table-cell table:formula="of:=MAX([.$B139];[.$E139];[.$H139];[.$K139];[.$N139];[.$Q139];[.$T139];[.$W139];[.$Z139];[.$AC139];[.$AF139];[.$AI139];[.$AL139];[.$AO139];[.$AR139])" office:value-type="float"/>
          <table:table-cell table:formula="of:=MAX([.$C139];[.$F139];[.$I139];[.$L139];[.$O139];[.$R139];[.$U139];[.$X139];[.$AA139];[.$AD139];[.$AG139];[.$AJ139];[.$AM139];[.$AP139];[.$AS139])" office:value-type="float"/>
          <table:table-cell table:formula="of:=MAX([.$D139];[.$G139];[.$J139];[.$M139];[.$P139];[.$S139];[.$V139];[.$Y139];[.$AB139];[.$AE139];[.$AH139];[.$AK139];[.$AN139];[.$AQ139];[.$AT139])" office:value-type="float"/>
        </table:table-row>
        <table:table-row table:style-name="ro1">
          <table:table-cell office:value-type="string">
            <text:p>random/random_s23_a2_c70_h19.lp</text:p>
          </table:table-cell>
          <table:table-cell office:value-type="float" office:value="0.02"/>
          <table:table-cell office:value-type="float" office:value="893.0"/>
          <table:table-cell table:style-name="cellWorst" office:value-type="float" office:value="56.0"/>
          <table:table-cell office:value-type="float" office:value="0.01"/>
          <table:table-cell office:value-type="float" office:value="122.0"/>
          <table:table-cell office:value-type="float" office:value="3.0"/>
          <table:table-cell office:value-type="float" office:value="0.0"/>
          <table:table-cell office:value-type="float" office:value="59.0"/>
          <table:table-cell table:style-name="cellBest" office:value-type="float" office:value="0.0"/>
          <table:table-cell office:value-type="float" office:value="0.01"/>
          <table:table-cell office:value-type="float" office:value="34.0"/>
          <table:table-cell office:value-type="float" office:value="3.0"/>
          <table:table-cell office:value-type="float" office:value="0.01"/>
          <table:table-cell office:value-type="float" office:value="107.0"/>
          <table:table-cell office:value-type="float" office:value="6.0"/>
          <table:table-cell office:value-type="float" office:value="0.01"/>
          <table:table-cell office:value-type="float" office:value="306.0"/>
          <table:table-cell office:value-type="float" office:value="3.0"/>
          <table:table-cell office:value-type="float" office:value="0.01"/>
          <table:table-cell office:value-type="float" office:value="31.0"/>
          <table:table-cell office:value-type="float" office:value="7.0"/>
          <table:table-cell office:value-type="float" office:value="0.01"/>
          <table:table-cell table:style-name="cellBest" office:value-type="float" office:value="30.0"/>
          <table:table-cell office:value-type="float" office:value="7.0"/>
          <table:table-cell office:value-type="float" office:value="0.01"/>
          <table:table-cell office:value-type="float" office:value="108.0"/>
          <table:table-cell office:value-type="float" office:value="6.0"/>
          <table:table-cell office:value-type="float" office:value="0.01"/>
          <table:table-cell office:value-type="float" office:value="47.0"/>
          <table:table-cell office:value-type="float" office:value="3.0"/>
          <table:table-cell office:value-type="float" office:value="0.01"/>
          <table:table-cell office:value-type="float" office:value="47.0"/>
          <table:table-cell office:value-type="float" office:value="3.0"/>
          <table:table-cell office:value-type="float" office:value="0.01"/>
          <table:table-cell office:value-type="float" office:value="67.0"/>
          <table:table-cell office:value-type="float" office:value="4.0"/>
          <table:table-cell office:value-type="float" office:value="0.02"/>
          <table:table-cell office:value-type="float" office:value="127.0"/>
          <table:table-cell office:value-type="float" office:value="6.0"/>
          <table:table-cell office:value-type="float" office:value="0.19"/>
          <table:table-cell table:style-name="cellWorst" office:value-type="float" office:value="6053.0"/>
          <table:table-cell office:value-type="float" office:value="6.0"/>
          <table:table-cell office:value-type="float" office:value="0.01"/>
          <table:table-cell office:value-type="float" office:value="107.0"/>
          <table:table-cell office:value-type="float" office:value="6.0"/>
          <table:table-cell table:formula="of:=MIN([.$B140];[.$E140];[.$H140];[.$K140];[.$N140];[.$Q140];[.$T140];[.$W140];[.$Z140];[.$AC140];[.$AF140];[.$AI140];[.$AL140];[.$AO140];[.$AR140])" office:value-type="float"/>
          <table:table-cell table:formula="of:=MIN([.$C140];[.$F140];[.$I140];[.$L140];[.$O140];[.$R140];[.$U140];[.$X140];[.$AA140];[.$AD140];[.$AG140];[.$AJ140];[.$AM140];[.$AP140];[.$AS140])" office:value-type="float"/>
          <table:table-cell table:formula="of:=MIN([.$D140];[.$G140];[.$J140];[.$M140];[.$P140];[.$S140];[.$V140];[.$Y140];[.$AB140];[.$AE140];[.$AH140];[.$AK140];[.$AN140];[.$AQ140];[.$AT140])" office:value-type="float"/>
          <table:table-cell table:formula="of:=MEDIAN([.$B140];[.$E140];[.$H140];[.$K140];[.$N140];[.$Q140];[.$T140];[.$W140];[.$Z140];[.$AC140];[.$AF140];[.$AI140];[.$AL140];[.$AO140];[.$AR140])" office:value-type="float"/>
          <table:table-cell table:formula="of:=MEDIAN([.$C140];[.$F140];[.$I140];[.$L140];[.$O140];[.$R140];[.$U140];[.$X140];[.$AA140];[.$AD140];[.$AG140];[.$AJ140];[.$AM140];[.$AP140];[.$AS140])" office:value-type="float"/>
          <table:table-cell table:formula="of:=MEDIAN([.$D140];[.$G140];[.$J140];[.$M140];[.$P140];[.$S140];[.$V140];[.$Y140];[.$AB140];[.$AE140];[.$AH140];[.$AK140];[.$AN140];[.$AQ140];[.$AT140])" office:value-type="float"/>
          <table:table-cell table:formula="of:=MAX([.$B140];[.$E140];[.$H140];[.$K140];[.$N140];[.$Q140];[.$T140];[.$W140];[.$Z140];[.$AC140];[.$AF140];[.$AI140];[.$AL140];[.$AO140];[.$AR140])" office:value-type="float"/>
          <table:table-cell table:formula="of:=MAX([.$C140];[.$F140];[.$I140];[.$L140];[.$O140];[.$R140];[.$U140];[.$X140];[.$AA140];[.$AD140];[.$AG140];[.$AJ140];[.$AM140];[.$AP140];[.$AS140])" office:value-type="float"/>
          <table:table-cell table:formula="of:=MAX([.$D140];[.$G140];[.$J140];[.$M140];[.$P140];[.$S140];[.$V140];[.$Y140];[.$AB140];[.$AE140];[.$AH140];[.$AK140];[.$AN140];[.$AQ140];[.$AT140])" office:value-type="float"/>
        </table:table-row>
        <table:table-row table:style-name="ro1">
          <table:table-cell office:value-type="string">
            <text:p>random/random_s23_a3_c70_h27.lp</text:p>
          </table:table-cell>
          <table:table-cell office:value-type="float" office:value="0.07"/>
          <table:table-cell office:value-type="float" office:value="2829.0"/>
          <table:table-cell table:style-name="cellWorst" office:value-type="float" office:value="124.0"/>
          <table:table-cell office:value-type="float" office:value="0.01"/>
          <table:table-cell office:value-type="float" office:value="222.0"/>
          <table:table-cell office:value-type="float" office:value="6.0"/>
          <table:table-cell office:value-type="float" office:value="0.02"/>
          <table:table-cell office:value-type="float" office:value="1835.0"/>
          <table:table-cell office:value-type="float" office:value="6.0"/>
          <table:table-cell office:value-type="float" office:value="0.02"/>
          <table:table-cell office:value-type="float" office:value="125.0"/>
          <table:table-cell office:value-type="float" office:value="6.0"/>
          <table:table-cell office:value-type="float" office:value="0.03"/>
          <table:table-cell office:value-type="float" office:value="603.0"/>
          <table:table-cell office:value-type="float" office:value="16.0"/>
          <table:table-cell office:value-type="float" office:value="0.02"/>
          <table:table-cell office:value-type="float" office:value="2385.0"/>
          <table:table-cell table:style-name="cellBest" office:value-type="float" office:value="4.0"/>
          <table:table-cell office:value-type="float" office:value="0.02"/>
          <table:table-cell office:value-type="float" office:value="96.0"/>
          <table:table-cell office:value-type="float" office:value="15.0"/>
          <table:table-cell office:value-type="float" office:value="0.02"/>
          <table:table-cell table:style-name="cellBest" office:value-type="float" office:value="88.0"/>
          <table:table-cell office:value-type="float" office:value="12.0"/>
          <table:table-cell office:value-type="float" office:value="0.03"/>
          <table:table-cell office:value-type="float" office:value="604.0"/>
          <table:table-cell office:value-type="float" office:value="16.0"/>
          <table:table-cell office:value-type="float" office:value="0.03"/>
          <table:table-cell office:value-type="float" office:value="262.0"/>
          <table:table-cell office:value-type="float" office:value="14.0"/>
          <table:table-cell office:value-type="float" office:value="0.03"/>
          <table:table-cell office:value-type="float" office:value="262.0"/>
          <table:table-cell office:value-type="float" office:value="14.0"/>
          <table:table-cell office:value-type="float" office:value="0.03"/>
          <table:table-cell office:value-type="float" office:value="230.0"/>
          <table:table-cell office:value-type="float" office:value="32.0"/>
          <table:table-cell office:value-type="float" office:value="0.08"/>
          <table:table-cell office:value-type="float" office:value="534.0"/>
          <table:table-cell office:value-type="float" office:value="15.0"/>
          <table:table-cell office:value-type="float" office:value="0.52"/>
          <table:table-cell table:style-name="cellWorst" office:value-type="float" office:value="13615.0"/>
          <table:table-cell office:value-type="float" office:value="16.0"/>
          <table:table-cell office:value-type="float" office:value="0.03"/>
          <table:table-cell office:value-type="float" office:value="603.0"/>
          <table:table-cell office:value-type="float" office:value="16.0"/>
          <table:table-cell table:formula="of:=MIN([.$B141];[.$E141];[.$H141];[.$K141];[.$N141];[.$Q141];[.$T141];[.$W141];[.$Z141];[.$AC141];[.$AF141];[.$AI141];[.$AL141];[.$AO141];[.$AR141])" office:value-type="float"/>
          <table:table-cell table:formula="of:=MIN([.$C141];[.$F141];[.$I141];[.$L141];[.$O141];[.$R141];[.$U141];[.$X141];[.$AA141];[.$AD141];[.$AG141];[.$AJ141];[.$AM141];[.$AP141];[.$AS141])" office:value-type="float"/>
          <table:table-cell table:formula="of:=MIN([.$D141];[.$G141];[.$J141];[.$M141];[.$P141];[.$S141];[.$V141];[.$Y141];[.$AB141];[.$AE141];[.$AH141];[.$AK141];[.$AN141];[.$AQ141];[.$AT141])" office:value-type="float"/>
          <table:table-cell table:formula="of:=MEDIAN([.$B141];[.$E141];[.$H141];[.$K141];[.$N141];[.$Q141];[.$T141];[.$W141];[.$Z141];[.$AC141];[.$AF141];[.$AI141];[.$AL141];[.$AO141];[.$AR141])" office:value-type="float"/>
          <table:table-cell table:formula="of:=MEDIAN([.$C141];[.$F141];[.$I141];[.$L141];[.$O141];[.$R141];[.$U141];[.$X141];[.$AA141];[.$AD141];[.$AG141];[.$AJ141];[.$AM141];[.$AP141];[.$AS141])" office:value-type="float"/>
          <table:table-cell table:formula="of:=MEDIAN([.$D141];[.$G141];[.$J141];[.$M141];[.$P141];[.$S141];[.$V141];[.$Y141];[.$AB141];[.$AE141];[.$AH141];[.$AK141];[.$AN141];[.$AQ141];[.$AT141])" office:value-type="float"/>
          <table:table-cell table:formula="of:=MAX([.$B141];[.$E141];[.$H141];[.$K141];[.$N141];[.$Q141];[.$T141];[.$W141];[.$Z141];[.$AC141];[.$AF141];[.$AI141];[.$AL141];[.$AO141];[.$AR141])" office:value-type="float"/>
          <table:table-cell table:formula="of:=MAX([.$C141];[.$F141];[.$I141];[.$L141];[.$O141];[.$R141];[.$U141];[.$X141];[.$AA141];[.$AD141];[.$AG141];[.$AJ141];[.$AM141];[.$AP141];[.$AS141])" office:value-type="float"/>
          <table:table-cell table:formula="of:=MAX([.$D141];[.$G141];[.$J141];[.$M141];[.$P141];[.$S141];[.$V141];[.$Y141];[.$AB141];[.$AE141];[.$AH141];[.$AK141];[.$AN141];[.$AQ141];[.$AT141])" office:value-type="float"/>
        </table:table-row>
        <table:table-row table:style-name="ro1">
          <table:table-cell office:value-type="string">
            <text:p>random/random_s24_a18_c44_h57.lp</text:p>
          </table:table-cell>
          <table:table-cell office:value-type="float" office:value="51.74"/>
          <table:table-cell office:value-type="float" office:value="2391367.0"/>
          <table:table-cell office:value-type="float" office:value="17358.0"/>
          <table:table-cell office:value-type="float" office:value="0.27"/>
          <table:table-cell office:value-type="float" office:value="3511.0"/>
          <table:table-cell office:value-type="float" office:value="156.0"/>
          <table:table-cell table:style-name="cellWorst" office:value-type="float" office:value="199.7"/>
          <table:table-cell table:style-name="cellWorst" office:value-type="float" office:value="8337560.0"/>
          <table:table-cell table:style-name="cellWorst" office:value-type="float" office:value="80408.0"/>
          <table:table-cell office:value-type="float" office:value="0.25"/>
          <table:table-cell office:value-type="float" office:value="2402.0"/>
          <table:table-cell office:value-type="float" office:value="103.0"/>
          <table:table-cell office:value-type="float" office:value="0.26"/>
          <table:table-cell office:value-type="float" office:value="4116.0"/>
          <table:table-cell office:value-type="float" office:value="199.0"/>
          <table:table-cell office:value-type="float" office:value="79.66"/>
          <table:table-cell office:value-type="float" office:value="3130681.0"/>
          <table:table-cell office:value-type="float" office:value="28660.0"/>
          <table:table-cell office:value-type="float" office:value="1.6"/>
          <table:table-cell office:value-type="float" office:value="14339.0"/>
          <table:table-cell office:value-type="float" office:value="764.0"/>
          <table:table-cell office:value-type="float" office:value="0.54"/>
          <table:table-cell office:value-type="float" office:value="4457.0"/>
          <table:table-cell office:value-type="float" office:value="222.0"/>
          <table:table-cell office:value-type="float" office:value="0.32"/>
          <table:table-cell office:value-type="float" office:value="4723.0"/>
          <table:table-cell office:value-type="float" office:value="220.0"/>
          <table:table-cell office:value-type="float" office:value="0.22"/>
          <table:table-cell office:value-type="float" office:value="3643.0"/>
          <table:table-cell office:value-type="float" office:value="72.0"/>
          <table:table-cell table:style-name="cellBest" office:value-type="float" office:value="0.17"/>
          <table:table-cell table:style-name="cellBest" office:value-type="float" office:value="2272.0"/>
          <table:table-cell office:value-type="float" office:value="106.0"/>
          <table:table-cell office:value-type="float" office:value="0.34"/>
          <table:table-cell office:value-type="float" office:value="2499.0"/>
          <table:table-cell office:value-type="float" office:value="249.0"/>
          <table:table-cell office:value-type="float" office:value="90.08"/>
          <table:table-cell office:value-type="float" office:value="3497716.0"/>
          <table:table-cell office:value-type="float" office:value="22468.0"/>
          <table:table-cell office:value-type="float" office:value="6.73"/>
          <table:table-cell office:value-type="float" office:value="57242.0"/>
          <table:table-cell table:style-name="cellBest" office:value-type="float" office:value="67.0"/>
          <table:table-cell office:value-type="float" office:value="0.28"/>
          <table:table-cell office:value-type="float" office:value="4401.0"/>
          <table:table-cell office:value-type="float" office:value="198.0"/>
          <table:table-cell table:formula="of:=MIN([.$B142];[.$E142];[.$H142];[.$K142];[.$N142];[.$Q142];[.$T142];[.$W142];[.$Z142];[.$AC142];[.$AF142];[.$AI142];[.$AL142];[.$AO142];[.$AR142])" office:value-type="float"/>
          <table:table-cell table:formula="of:=MIN([.$C142];[.$F142];[.$I142];[.$L142];[.$O142];[.$R142];[.$U142];[.$X142];[.$AA142];[.$AD142];[.$AG142];[.$AJ142];[.$AM142];[.$AP142];[.$AS142])" office:value-type="float"/>
          <table:table-cell table:formula="of:=MIN([.$D142];[.$G142];[.$J142];[.$M142];[.$P142];[.$S142];[.$V142];[.$Y142];[.$AB142];[.$AE142];[.$AH142];[.$AK142];[.$AN142];[.$AQ142];[.$AT142])" office:value-type="float"/>
          <table:table-cell table:formula="of:=MEDIAN([.$B142];[.$E142];[.$H142];[.$K142];[.$N142];[.$Q142];[.$T142];[.$W142];[.$Z142];[.$AC142];[.$AF142];[.$AI142];[.$AL142];[.$AO142];[.$AR142])" office:value-type="float"/>
          <table:table-cell table:formula="of:=MEDIAN([.$C142];[.$F142];[.$I142];[.$L142];[.$O142];[.$R142];[.$U142];[.$X142];[.$AA142];[.$AD142];[.$AG142];[.$AJ142];[.$AM142];[.$AP142];[.$AS142])" office:value-type="float"/>
          <table:table-cell table:formula="of:=MEDIAN([.$D142];[.$G142];[.$J142];[.$M142];[.$P142];[.$S142];[.$V142];[.$Y142];[.$AB142];[.$AE142];[.$AH142];[.$AK142];[.$AN142];[.$AQ142];[.$AT142])" office:value-type="float"/>
          <table:table-cell table:formula="of:=MAX([.$B142];[.$E142];[.$H142];[.$K142];[.$N142];[.$Q142];[.$T142];[.$W142];[.$Z142];[.$AC142];[.$AF142];[.$AI142];[.$AL142];[.$AO142];[.$AR142])" office:value-type="float"/>
          <table:table-cell table:formula="of:=MAX([.$C142];[.$F142];[.$I142];[.$L142];[.$O142];[.$R142];[.$U142];[.$X142];[.$AA142];[.$AD142];[.$AG142];[.$AJ142];[.$AM142];[.$AP142];[.$AS142])" office:value-type="float"/>
          <table:table-cell table:formula="of:=MAX([.$D142];[.$G142];[.$J142];[.$M142];[.$P142];[.$S142];[.$V142];[.$Y142];[.$AB142];[.$AE142];[.$AH142];[.$AK142];[.$AN142];[.$AQ142];[.$AT142])" office:value-type="float"/>
        </table:table-row>
        <table:table-row table:style-name="ro1">
          <table:table-cell office:value-type="string">
            <text:p>random/random_s24_a1_c70_h21.lp</text:p>
          </table:table-cell>
          <table:table-cell office:value-type="float" office:value="0.0"/>
          <table:table-cell office:value-type="float" office:value="52.0"/>
          <table:table-cell table:style-name="cellBest" office:value-type="float" office:value="2.0"/>
          <table:table-cell office:value-type="float" office:value="0.0"/>
          <table:table-cell office:value-type="float" office:value="8.0"/>
          <table:table-cell office:value-type="float" office:value="3.0"/>
          <table:table-cell office:value-type="float" office:value="0.0"/>
          <table:table-cell table:style-name="cellBest" office:value-type="float" office:value="6.0"/>
          <table:table-cell table:style-name="cellBest" office:value-type="float" office:value="2.0"/>
          <table:table-cell office:value-type="float" office:value="0.01"/>
          <table:table-cell office:value-type="float" office:value="7.0"/>
          <table:table-cell office:value-type="float" office:value="3.0"/>
          <table:table-cell office:value-type="float" office:value="0.0"/>
          <table:table-cell office:value-type="float" office:value="81.0"/>
          <table:table-cell office:value-type="float" office:value="4.0"/>
          <table:table-cell office:value-type="float" office:value="0.01"/>
          <table:table-cell office:value-type="float" office:value="12.0"/>
          <table:table-cell office:value-type="float" office:value="3.0"/>
          <table:table-cell office:value-type="float" office:value="0.0"/>
          <table:table-cell office:value-type="float" office:value="8.0"/>
          <table:table-cell office:value-type="float" office:value="4.0"/>
          <table:table-cell office:value-type="float" office:value="0.01"/>
          <table:table-cell office:value-type="float" office:value="12.0"/>
          <table:table-cell office:value-type="float" office:value="3.0"/>
          <table:table-cell office:value-type="float" office:value="0.01"/>
          <table:table-cell office:value-type="float" office:value="8.0"/>
          <table:table-cell office:value-type="float" office:value="4.0"/>
          <table:table-cell office:value-type="float" office:value="0.0"/>
          <table:table-cell office:value-type="float" office:value="22.0"/>
          <table:table-cell office:value-type="float" office:value="4.0"/>
          <table:table-cell office:value-type="float" office:value="0.0"/>
          <table:table-cell office:value-type="float" office:value="22.0"/>
          <table:table-cell office:value-type="float" office:value="4.0"/>
          <table:table-cell office:value-type="float" office:value="0.0"/>
          <table:table-cell office:value-type="float" office:value="8.0"/>
          <table:table-cell office:value-type="float" office:value="4.0"/>
          <table:table-cell office:value-type="float" office:value="0.0"/>
          <table:table-cell office:value-type="float" office:value="59.0"/>
          <table:table-cell office:value-type="float" office:value="3.0"/>
          <table:table-cell office:value-type="float" office:value="0.08"/>
          <table:table-cell table:style-name="cellWorst" office:value-type="float" office:value="2387.0"/>
          <table:table-cell office:value-type="float" office:value="6.0"/>
          <table:table-cell office:value-type="float" office:value="0.0"/>
          <table:table-cell office:value-type="float" office:value="81.0"/>
          <table:table-cell office:value-type="float" office:value="4.0"/>
          <table:table-cell table:formula="of:=MIN([.$B143];[.$E143];[.$H143];[.$K143];[.$N143];[.$Q143];[.$T143];[.$W143];[.$Z143];[.$AC143];[.$AF143];[.$AI143];[.$AL143];[.$AO143];[.$AR143])" office:value-type="float"/>
          <table:table-cell table:formula="of:=MIN([.$C143];[.$F143];[.$I143];[.$L143];[.$O143];[.$R143];[.$U143];[.$X143];[.$AA143];[.$AD143];[.$AG143];[.$AJ143];[.$AM143];[.$AP143];[.$AS143])" office:value-type="float"/>
          <table:table-cell table:formula="of:=MIN([.$D143];[.$G143];[.$J143];[.$M143];[.$P143];[.$S143];[.$V143];[.$Y143];[.$AB143];[.$AE143];[.$AH143];[.$AK143];[.$AN143];[.$AQ143];[.$AT143])" office:value-type="float"/>
          <table:table-cell table:formula="of:=MEDIAN([.$B143];[.$E143];[.$H143];[.$K143];[.$N143];[.$Q143];[.$T143];[.$W143];[.$Z143];[.$AC143];[.$AF143];[.$AI143];[.$AL143];[.$AO143];[.$AR143])" office:value-type="float"/>
          <table:table-cell table:formula="of:=MEDIAN([.$C143];[.$F143];[.$I143];[.$L143];[.$O143];[.$R143];[.$U143];[.$X143];[.$AA143];[.$AD143];[.$AG143];[.$AJ143];[.$AM143];[.$AP143];[.$AS143])" office:value-type="float"/>
          <table:table-cell table:formula="of:=MEDIAN([.$D143];[.$G143];[.$J143];[.$M143];[.$P143];[.$S143];[.$V143];[.$Y143];[.$AB143];[.$AE143];[.$AH143];[.$AK143];[.$AN143];[.$AQ143];[.$AT143])" office:value-type="float"/>
          <table:table-cell table:formula="of:=MAX([.$B143];[.$E143];[.$H143];[.$K143];[.$N143];[.$Q143];[.$T143];[.$W143];[.$Z143];[.$AC143];[.$AF143];[.$AI143];[.$AL143];[.$AO143];[.$AR143])" office:value-type="float"/>
          <table:table-cell table:formula="of:=MAX([.$C143];[.$F143];[.$I143];[.$L143];[.$O143];[.$R143];[.$U143];[.$X143];[.$AA143];[.$AD143];[.$AG143];[.$AJ143];[.$AM143];[.$AP143];[.$AS143])" office:value-type="float"/>
          <table:table-cell table:formula="of:=MAX([.$D143];[.$G143];[.$J143];[.$M143];[.$P143];[.$S143];[.$V143];[.$Y143];[.$AB143];[.$AE143];[.$AH143];[.$AK143];[.$AN143];[.$AQ143];[.$AT143])" office:value-type="float"/>
        </table:table-row>
        <table:table-row table:style-name="ro1">
          <table:table-cell office:value-type="string">
            <text:p>random/random_s24_a2_c70_h23.lp</text:p>
          </table:table-cell>
          <table:table-cell office:value-type="float" office:value="0.02"/>
          <table:table-cell office:value-type="float" office:value="1165.0"/>
          <table:table-cell table:style-name="cellWorst" office:value-type="float" office:value="61.0"/>
          <table:table-cell office:value-type="float" office:value="0.01"/>
          <table:table-cell office:value-type="float" office:value="117.0"/>
          <table:table-cell office:value-type="float" office:value="3.0"/>
          <table:table-cell office:value-type="float" office:value="0.01"/>
          <table:table-cell office:value-type="float" office:value="678.0"/>
          <table:table-cell table:style-name="cellBest" office:value-type="float" office:value="2.0"/>
          <table:table-cell office:value-type="float" office:value="0.01"/>
          <table:table-cell table:style-name="cellBest" office:value-type="float" office:value="54.0"/>
          <table:table-cell office:value-type="float" office:value="5.0"/>
          <table:table-cell office:value-type="float" office:value="0.01"/>
          <table:table-cell office:value-type="float" office:value="190.0"/>
          <table:table-cell office:value-type="float" office:value="8.0"/>
          <table:table-cell office:value-type="float" office:value="0.01"/>
          <table:table-cell office:value-type="float" office:value="426.0"/>
          <table:table-cell office:value-type="float" office:value="3.0"/>
          <table:table-cell office:value-type="float" office:value="0.01"/>
          <table:table-cell office:value-type="float" office:value="59.0"/>
          <table:table-cell office:value-type="float" office:value="6.0"/>
          <table:table-cell office:value-type="float" office:value="0.01"/>
          <table:table-cell office:value-type="float" office:value="58.0"/>
          <table:table-cell office:value-type="float" office:value="6.0"/>
          <table:table-cell office:value-type="float" office:value="0.01"/>
          <table:table-cell office:value-type="float" office:value="191.0"/>
          <table:table-cell office:value-type="float" office:value="8.0"/>
          <table:table-cell office:value-type="float" office:value="0.01"/>
          <table:table-cell office:value-type="float" office:value="103.0"/>
          <table:table-cell office:value-type="float" office:value="5.0"/>
          <table:table-cell office:value-type="float" office:value="0.01"/>
          <table:table-cell office:value-type="float" office:value="103.0"/>
          <table:table-cell office:value-type="float" office:value="5.0"/>
          <table:table-cell office:value-type="float" office:value="0.04"/>
          <table:table-cell office:value-type="float" office:value="370.0"/>
          <table:table-cell office:value-type="float" office:value="15.0"/>
          <table:table-cell office:value-type="float" office:value="0.02"/>
          <table:table-cell office:value-type="float" office:value="252.0"/>
          <table:table-cell office:value-type="float" office:value="8.0"/>
          <table:table-cell office:value-type="float" office:value="0.34"/>
          <table:table-cell table:style-name="cellWorst" office:value-type="float" office:value="14135.0"/>
          <table:table-cell office:value-type="float" office:value="11.0"/>
          <table:table-cell office:value-type="float" office:value="0.01"/>
          <table:table-cell office:value-type="float" office:value="190.0"/>
          <table:table-cell office:value-type="float" office:value="8.0"/>
          <table:table-cell table:formula="of:=MIN([.$B144];[.$E144];[.$H144];[.$K144];[.$N144];[.$Q144];[.$T144];[.$W144];[.$Z144];[.$AC144];[.$AF144];[.$AI144];[.$AL144];[.$AO144];[.$AR144])" office:value-type="float"/>
          <table:table-cell table:formula="of:=MIN([.$C144];[.$F144];[.$I144];[.$L144];[.$O144];[.$R144];[.$U144];[.$X144];[.$AA144];[.$AD144];[.$AG144];[.$AJ144];[.$AM144];[.$AP144];[.$AS144])" office:value-type="float"/>
          <table:table-cell table:formula="of:=MIN([.$D144];[.$G144];[.$J144];[.$M144];[.$P144];[.$S144];[.$V144];[.$Y144];[.$AB144];[.$AE144];[.$AH144];[.$AK144];[.$AN144];[.$AQ144];[.$AT144])" office:value-type="float"/>
          <table:table-cell table:formula="of:=MEDIAN([.$B144];[.$E144];[.$H144];[.$K144];[.$N144];[.$Q144];[.$T144];[.$W144];[.$Z144];[.$AC144];[.$AF144];[.$AI144];[.$AL144];[.$AO144];[.$AR144])" office:value-type="float"/>
          <table:table-cell table:formula="of:=MEDIAN([.$C144];[.$F144];[.$I144];[.$L144];[.$O144];[.$R144];[.$U144];[.$X144];[.$AA144];[.$AD144];[.$AG144];[.$AJ144];[.$AM144];[.$AP144];[.$AS144])" office:value-type="float"/>
          <table:table-cell table:formula="of:=MEDIAN([.$D144];[.$G144];[.$J144];[.$M144];[.$P144];[.$S144];[.$V144];[.$Y144];[.$AB144];[.$AE144];[.$AH144];[.$AK144];[.$AN144];[.$AQ144];[.$AT144])" office:value-type="float"/>
          <table:table-cell table:formula="of:=MAX([.$B144];[.$E144];[.$H144];[.$K144];[.$N144];[.$Q144];[.$T144];[.$W144];[.$Z144];[.$AC144];[.$AF144];[.$AI144];[.$AL144];[.$AO144];[.$AR144])" office:value-type="float"/>
          <table:table-cell table:formula="of:=MAX([.$C144];[.$F144];[.$I144];[.$L144];[.$O144];[.$R144];[.$U144];[.$X144];[.$AA144];[.$AD144];[.$AG144];[.$AJ144];[.$AM144];[.$AP144];[.$AS144])" office:value-type="float"/>
          <table:table-cell table:formula="of:=MAX([.$D144];[.$G144];[.$J144];[.$M144];[.$P144];[.$S144];[.$V144];[.$Y144];[.$AB144];[.$AE144];[.$AH144];[.$AK144];[.$AN144];[.$AQ144];[.$AT144])" office:value-type="float"/>
        </table:table-row>
        <table:table-row table:style-name="ro1">
          <table:table-cell office:value-type="string">
            <text:p>random/random_s24_a3_c70_h6.lp</text:p>
          </table:table-cell>
          <table:table-cell office:value-type="float" office:value="0.0"/>
          <table:table-cell office:value-type="float" office:value="65.0"/>
          <table:table-cell table:style-name="cellWorst" office:value-type="float" office:value="11.0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0.0"/>
          <table:table-cell table:style-name="cellBest" office:value-type="float" office:value="9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0.0"/>
          <table:table-cell office:value-type="float" office:value="0.03"/>
          <table:table-cell table:style-name="cellWorst" office:value-type="float" office:value="2148.0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0.0"/>
          <table:table-cell table:formula="of:=MIN([.$B145];[.$E145];[.$H145];[.$K145];[.$N145];[.$Q145];[.$T145];[.$W145];[.$Z145];[.$AC145];[.$AF145];[.$AI145];[.$AL145];[.$AO145];[.$AR145])" office:value-type="float"/>
          <table:table-cell table:formula="of:=MIN([.$C145];[.$F145];[.$I145];[.$L145];[.$O145];[.$R145];[.$U145];[.$X145];[.$AA145];[.$AD145];[.$AG145];[.$AJ145];[.$AM145];[.$AP145];[.$AS145])" office:value-type="float"/>
          <table:table-cell table:formula="of:=MIN([.$D145];[.$G145];[.$J145];[.$M145];[.$P145];[.$S145];[.$V145];[.$Y145];[.$AB145];[.$AE145];[.$AH145];[.$AK145];[.$AN145];[.$AQ145];[.$AT145])" office:value-type="float"/>
          <table:table-cell table:formula="of:=MEDIAN([.$B145];[.$E145];[.$H145];[.$K145];[.$N145];[.$Q145];[.$T145];[.$W145];[.$Z145];[.$AC145];[.$AF145];[.$AI145];[.$AL145];[.$AO145];[.$AR145])" office:value-type="float"/>
          <table:table-cell table:formula="of:=MEDIAN([.$C145];[.$F145];[.$I145];[.$L145];[.$O145];[.$R145];[.$U145];[.$X145];[.$AA145];[.$AD145];[.$AG145];[.$AJ145];[.$AM145];[.$AP145];[.$AS145])" office:value-type="float"/>
          <table:table-cell table:formula="of:=MEDIAN([.$D145];[.$G145];[.$J145];[.$M145];[.$P145];[.$S145];[.$V145];[.$Y145];[.$AB145];[.$AE145];[.$AH145];[.$AK145];[.$AN145];[.$AQ145];[.$AT145])" office:value-type="float"/>
          <table:table-cell table:formula="of:=MAX([.$B145];[.$E145];[.$H145];[.$K145];[.$N145];[.$Q145];[.$T145];[.$W145];[.$Z145];[.$AC145];[.$AF145];[.$AI145];[.$AL145];[.$AO145];[.$AR145])" office:value-type="float"/>
          <table:table-cell table:formula="of:=MAX([.$C145];[.$F145];[.$I145];[.$L145];[.$O145];[.$R145];[.$U145];[.$X145];[.$AA145];[.$AD145];[.$AG145];[.$AJ145];[.$AM145];[.$AP145];[.$AS145])" office:value-type="float"/>
          <table:table-cell table:formula="of:=MAX([.$D145];[.$G145];[.$J145];[.$M145];[.$P145];[.$S145];[.$V145];[.$Y145];[.$AB145];[.$AE145];[.$AH145];[.$AK145];[.$AN145];[.$AQ145];[.$AT145])" office:value-type="float"/>
        </table:table-row>
        <table:table-row table:style-name="ro1">
          <table:table-cell office:value-type="string">
            <text:p>random/random_s25_a1_c70_h12.lp</text:p>
          </table:table-cell>
          <table:table-cell office:value-type="float" office:value="0.0"/>
          <table:table-cell office:value-type="float" office:value="7.0"/>
          <table:table-cell table:style-name="cellBest" office:value-type="float" office:value="1.0"/>
          <table:table-cell office:value-type="float" office:value="0.0"/>
          <table:table-cell office:value-type="float" office:value="5.0"/>
          <table:table-cell office:value-type="float" office:value="2.0"/>
          <table:table-cell office:value-type="float" office:value="0.0"/>
          <table:table-cell office:value-type="float" office:value="5.0"/>
          <table:table-cell office:value-type="float" office:value="2.0"/>
          <table:table-cell office:value-type="float" office:value="0.0"/>
          <table:table-cell table:style-name="cellBest" office:value-type="float" office:value="4.0"/>
          <table:table-cell office:value-type="float" office:value="2.0"/>
          <table:table-cell office:value-type="float" office:value="0.0"/>
          <table:table-cell office:value-type="float" office:value="11.0"/>
          <table:table-cell office:value-type="float" office:value="2.0"/>
          <table:table-cell office:value-type="float" office:value="0.0"/>
          <table:table-cell office:value-type="float" office:value="5.0"/>
          <table:table-cell office:value-type="float" office:value="2.0"/>
          <table:table-cell office:value-type="float" office:value="0.0"/>
          <table:table-cell office:value-type="float" office:value="6.0"/>
          <table:table-cell office:value-type="float" office:value="4.0"/>
          <table:table-cell office:value-type="float" office:value="0.0"/>
          <table:table-cell office:value-type="float" office:value="5.0"/>
          <table:table-cell office:value-type="float" office:value="2.0"/>
          <table:table-cell office:value-type="float" office:value="0.0"/>
          <table:table-cell office:value-type="float" office:value="6.0"/>
          <table:table-cell office:value-type="float" office:value="4.0"/>
          <table:table-cell office:value-type="float" office:value="0.0"/>
          <table:table-cell office:value-type="float" office:value="11.0"/>
          <table:table-cell office:value-type="float" office:value="2.0"/>
          <table:table-cell office:value-type="float" office:value="0.0"/>
          <table:table-cell office:value-type="float" office:value="11.0"/>
          <table:table-cell office:value-type="float" office:value="2.0"/>
          <table:table-cell office:value-type="float" office:value="0.0"/>
          <table:table-cell office:value-type="float" office:value="6.0"/>
          <table:table-cell office:value-type="float" office:value="4.0"/>
          <table:table-cell office:value-type="float" office:value="0.0"/>
          <table:table-cell office:value-type="float" office:value="25.0"/>
          <table:table-cell office:value-type="float" office:value="2.0"/>
          <table:table-cell office:value-type="float" office:value="0.06"/>
          <table:table-cell table:style-name="cellWorst" office:value-type="float" office:value="2055.0"/>
          <table:table-cell office:value-type="float" office:value="2.0"/>
          <table:table-cell office:value-type="float" office:value="0.0"/>
          <table:table-cell office:value-type="float" office:value="11.0"/>
          <table:table-cell office:value-type="float" office:value="2.0"/>
          <table:table-cell table:formula="of:=MIN([.$B146];[.$E146];[.$H146];[.$K146];[.$N146];[.$Q146];[.$T146];[.$W146];[.$Z146];[.$AC146];[.$AF146];[.$AI146];[.$AL146];[.$AO146];[.$AR146])" office:value-type="float"/>
          <table:table-cell table:formula="of:=MIN([.$C146];[.$F146];[.$I146];[.$L146];[.$O146];[.$R146];[.$U146];[.$X146];[.$AA146];[.$AD146];[.$AG146];[.$AJ146];[.$AM146];[.$AP146];[.$AS146])" office:value-type="float"/>
          <table:table-cell table:formula="of:=MIN([.$D146];[.$G146];[.$J146];[.$M146];[.$P146];[.$S146];[.$V146];[.$Y146];[.$AB146];[.$AE146];[.$AH146];[.$AK146];[.$AN146];[.$AQ146];[.$AT146])" office:value-type="float"/>
          <table:table-cell table:formula="of:=MEDIAN([.$B146];[.$E146];[.$H146];[.$K146];[.$N146];[.$Q146];[.$T146];[.$W146];[.$Z146];[.$AC146];[.$AF146];[.$AI146];[.$AL146];[.$AO146];[.$AR146])" office:value-type="float"/>
          <table:table-cell table:formula="of:=MEDIAN([.$C146];[.$F146];[.$I146];[.$L146];[.$O146];[.$R146];[.$U146];[.$X146];[.$AA146];[.$AD146];[.$AG146];[.$AJ146];[.$AM146];[.$AP146];[.$AS146])" office:value-type="float"/>
          <table:table-cell table:formula="of:=MEDIAN([.$D146];[.$G146];[.$J146];[.$M146];[.$P146];[.$S146];[.$V146];[.$Y146];[.$AB146];[.$AE146];[.$AH146];[.$AK146];[.$AN146];[.$AQ146];[.$AT146])" office:value-type="float"/>
          <table:table-cell table:formula="of:=MAX([.$B146];[.$E146];[.$H146];[.$K146];[.$N146];[.$Q146];[.$T146];[.$W146];[.$Z146];[.$AC146];[.$AF146];[.$AI146];[.$AL146];[.$AO146];[.$AR146])" office:value-type="float"/>
          <table:table-cell table:formula="of:=MAX([.$C146];[.$F146];[.$I146];[.$L146];[.$O146];[.$R146];[.$U146];[.$X146];[.$AA146];[.$AD146];[.$AG146];[.$AJ146];[.$AM146];[.$AP146];[.$AS146])" office:value-type="float"/>
          <table:table-cell table:formula="of:=MAX([.$D146];[.$G146];[.$J146];[.$M146];[.$P146];[.$S146];[.$V146];[.$Y146];[.$AB146];[.$AE146];[.$AH146];[.$AK146];[.$AN146];[.$AQ146];[.$AT146])" office:value-type="float"/>
        </table:table-row>
        <table:table-row table:style-name="ro1">
          <table:table-cell office:value-type="string">
            <text:p>random/random_s25_a20_c45_h78.lp</text:p>
          </table:table-cell>
          <table:table-cell office:value-type="float" office:value="13.64"/>
          <table:table-cell table:style-name="cellWorst" office:value-type="float" office:value="1056213.0"/>
          <table:table-cell office:value-type="float" office:value="363.0"/>
          <table:table-cell office:value-type="float" office:value="0.49"/>
          <table:table-cell office:value-type="float" office:value="7197.0"/>
          <table:table-cell table:style-name="cellBest" office:value-type="float" office:value="64.0"/>
          <table:table-cell office:value-type="float" office:value="1.78"/>
          <table:table-cell office:value-type="float" office:value="124155.0"/>
          <table:table-cell office:value-type="float" office:value="86.0"/>
          <table:table-cell table:style-name="cellBest" office:value-type="float" office:value="0.47"/>
          <table:table-cell table:style-name="cellBest" office:value-type="float" office:value="4213.0"/>
          <table:table-cell office:value-type="float" office:value="111.0"/>
          <table:table-cell office:value-type="float" office:value="0.71"/>
          <table:table-cell office:value-type="float" office:value="9605.0"/>
          <table:table-cell office:value-type="float" office:value="116.0"/>
          <table:table-cell office:value-type="float" office:value="0.71"/>
          <table:table-cell office:value-type="float" office:value="43687.0"/>
          <table:table-cell office:value-type="float" office:value="273.0"/>
          <table:table-cell office:value-type="float" office:value="7.4"/>
          <table:table-cell office:value-type="float" office:value="58935.0"/>
          <table:table-cell office:value-type="float" office:value="1067.0"/>
          <table:table-cell office:value-type="float" office:value="10.49"/>
          <table:table-cell office:value-type="float" office:value="77779.0"/>
          <table:table-cell office:value-type="float" office:value="1396.0"/>
          <table:table-cell office:value-type="float" office:value="0.95"/>
          <table:table-cell office:value-type="float" office:value="13833.0"/>
          <table:table-cell office:value-type="float" office:value="117.0"/>
          <table:table-cell office:value-type="float" office:value="1.38"/>
          <table:table-cell office:value-type="float" office:value="17101.0"/>
          <table:table-cell office:value-type="float" office:value="98.0"/>
          <table:table-cell office:value-type="float" office:value="1.46"/>
          <table:table-cell office:value-type="float" office:value="17654.0"/>
          <table:table-cell office:value-type="float" office:value="99.0"/>
          <table:table-cell office:value-type="float" office:value="18.8"/>
          <table:table-cell office:value-type="float" office:value="172597.0"/>
          <table:table-cell table:style-name="cellWorst" office:value-type="float" office:value="4802.0"/>
          <table:table-cell office:value-type="float" office:value="2.1"/>
          <table:table-cell office:value-type="float" office:value="22216.0"/>
          <table:table-cell office:value-type="float" office:value="111.0"/>
          <table:table-cell table:style-name="cellWorst" office:value-type="float" office:value="42.54"/>
          <table:table-cell office:value-type="float" office:value="570327.0"/>
          <table:table-cell office:value-type="float" office:value="3691.0"/>
          <table:table-cell office:value-type="float" office:value="0.69"/>
          <table:table-cell office:value-type="float" office:value="10016.0"/>
          <table:table-cell office:value-type="float" office:value="107.0"/>
          <table:table-cell table:formula="of:=MIN([.$B147];[.$E147];[.$H147];[.$K147];[.$N147];[.$Q147];[.$T147];[.$W147];[.$Z147];[.$AC147];[.$AF147];[.$AI147];[.$AL147];[.$AO147];[.$AR147])" office:value-type="float"/>
          <table:table-cell table:formula="of:=MIN([.$C147];[.$F147];[.$I147];[.$L147];[.$O147];[.$R147];[.$U147];[.$X147];[.$AA147];[.$AD147];[.$AG147];[.$AJ147];[.$AM147];[.$AP147];[.$AS147])" office:value-type="float"/>
          <table:table-cell table:formula="of:=MIN([.$D147];[.$G147];[.$J147];[.$M147];[.$P147];[.$S147];[.$V147];[.$Y147];[.$AB147];[.$AE147];[.$AH147];[.$AK147];[.$AN147];[.$AQ147];[.$AT147])" office:value-type="float"/>
          <table:table-cell table:formula="of:=MEDIAN([.$B147];[.$E147];[.$H147];[.$K147];[.$N147];[.$Q147];[.$T147];[.$W147];[.$Z147];[.$AC147];[.$AF147];[.$AI147];[.$AL147];[.$AO147];[.$AR147])" office:value-type="float"/>
          <table:table-cell table:formula="of:=MEDIAN([.$C147];[.$F147];[.$I147];[.$L147];[.$O147];[.$R147];[.$U147];[.$X147];[.$AA147];[.$AD147];[.$AG147];[.$AJ147];[.$AM147];[.$AP147];[.$AS147])" office:value-type="float"/>
          <table:table-cell table:formula="of:=MEDIAN([.$D147];[.$G147];[.$J147];[.$M147];[.$P147];[.$S147];[.$V147];[.$Y147];[.$AB147];[.$AE147];[.$AH147];[.$AK147];[.$AN147];[.$AQ147];[.$AT147])" office:value-type="float"/>
          <table:table-cell table:formula="of:=MAX([.$B147];[.$E147];[.$H147];[.$K147];[.$N147];[.$Q147];[.$T147];[.$W147];[.$Z147];[.$AC147];[.$AF147];[.$AI147];[.$AL147];[.$AO147];[.$AR147])" office:value-type="float"/>
          <table:table-cell table:formula="of:=MAX([.$C147];[.$F147];[.$I147];[.$L147];[.$O147];[.$R147];[.$U147];[.$X147];[.$AA147];[.$AD147];[.$AG147];[.$AJ147];[.$AM147];[.$AP147];[.$AS147])" office:value-type="float"/>
          <table:table-cell table:formula="of:=MAX([.$D147];[.$G147];[.$J147];[.$M147];[.$P147];[.$S147];[.$V147];[.$Y147];[.$AB147];[.$AE147];[.$AH147];[.$AK147];[.$AN147];[.$AQ147];[.$AT147])" office:value-type="float"/>
        </table:table-row>
        <table:table-row table:style-name="ro1">
          <table:table-cell office:value-type="string">
            <text:p>random/random_s25_a2_c70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48];[.$E148];[.$H148];[.$K148];[.$N148];[.$Q148];[.$T148];[.$W148];[.$Z148];[.$AC148];[.$AF148];[.$AI148];[.$AL148];[.$AO148];[.$AR148])" office:value-type="float"/>
          <table:table-cell table:formula="of:=MIN([.$C148];[.$F148];[.$I148];[.$L148];[.$O148];[.$R148];[.$U148];[.$X148];[.$AA148];[.$AD148];[.$AG148];[.$AJ148];[.$AM148];[.$AP148];[.$AS148])" office:value-type="float"/>
          <table:table-cell table:formula="of:=MIN([.$D148];[.$G148];[.$J148];[.$M148];[.$P148];[.$S148];[.$V148];[.$Y148];[.$AB148];[.$AE148];[.$AH148];[.$AK148];[.$AN148];[.$AQ148];[.$AT148])" office:value-type="float"/>
          <table:table-cell table:formula="of:=MEDIAN([.$B148];[.$E148];[.$H148];[.$K148];[.$N148];[.$Q148];[.$T148];[.$W148];[.$Z148];[.$AC148];[.$AF148];[.$AI148];[.$AL148];[.$AO148];[.$AR148])" office:value-type="float"/>
          <table:table-cell table:formula="of:=MEDIAN([.$C148];[.$F148];[.$I148];[.$L148];[.$O148];[.$R148];[.$U148];[.$X148];[.$AA148];[.$AD148];[.$AG148];[.$AJ148];[.$AM148];[.$AP148];[.$AS148])" office:value-type="float"/>
          <table:table-cell table:formula="of:=MEDIAN([.$D148];[.$G148];[.$J148];[.$M148];[.$P148];[.$S148];[.$V148];[.$Y148];[.$AB148];[.$AE148];[.$AH148];[.$AK148];[.$AN148];[.$AQ148];[.$AT148])" office:value-type="float"/>
          <table:table-cell table:formula="of:=MAX([.$B148];[.$E148];[.$H148];[.$K148];[.$N148];[.$Q148];[.$T148];[.$W148];[.$Z148];[.$AC148];[.$AF148];[.$AI148];[.$AL148];[.$AO148];[.$AR148])" office:value-type="float"/>
          <table:table-cell table:formula="of:=MAX([.$C148];[.$F148];[.$I148];[.$L148];[.$O148];[.$R148];[.$U148];[.$X148];[.$AA148];[.$AD148];[.$AG148];[.$AJ148];[.$AM148];[.$AP148];[.$AS148])" office:value-type="float"/>
          <table:table-cell table:formula="of:=MAX([.$D148];[.$G148];[.$J148];[.$M148];[.$P148];[.$S148];[.$V148];[.$Y148];[.$AB148];[.$AE148];[.$AH148];[.$AK148];[.$AN148];[.$AQ148];[.$AT148])" office:value-type="float"/>
        </table:table-row>
        <table:table-row table:style-name="ro1">
          <table:table-cell office:value-type="string">
            <text:p>random/random_s25_a3_c70_h17.lp</text:p>
          </table:table-cell>
          <table:table-cell office:value-type="float" office:value="0.03"/>
          <table:table-cell office:value-type="float" office:value="1279.0"/>
          <table:table-cell table:style-name="cellWorst" office:value-type="float" office:value="86.0"/>
          <table:table-cell office:value-type="float" office:value="0.01"/>
          <table:table-cell office:value-type="float" office:value="92.0"/>
          <table:table-cell table:style-name="cellBest" office:value-type="float" office:value="1.0"/>
          <table:table-cell office:value-type="float" office:value="0.01"/>
          <table:table-cell office:value-type="float" office:value="215.0"/>
          <table:table-cell table:style-name="cellBest" office:value-type="float" office:value="1.0"/>
          <table:table-cell office:value-type="float" office:value="0.01"/>
          <table:table-cell office:value-type="float" office:value="74.0"/>
          <table:table-cell office:value-type="float" office:value="7.0"/>
          <table:table-cell office:value-type="float" office:value="0.01"/>
          <table:table-cell office:value-type="float" office:value="79.0"/>
          <table:table-cell office:value-type="float" office:value="7.0"/>
          <table:table-cell office:value-type="float" office:value="0.01"/>
          <table:table-cell office:value-type="float" office:value="746.0"/>
          <table:table-cell table:style-name="cellBest" office:value-type="float" office:value="1.0"/>
          <table:table-cell office:value-type="float" office:value="0.01"/>
          <table:table-cell office:value-type="float" office:value="72.0"/>
          <table:table-cell office:value-type="float" office:value="11.0"/>
          <table:table-cell office:value-type="float" office:value="0.01"/>
          <table:table-cell table:style-name="cellBest" office:value-type="float" office:value="58.0"/>
          <table:table-cell office:value-type="float" office:value="7.0"/>
          <table:table-cell office:value-type="float" office:value="0.01"/>
          <table:table-cell office:value-type="float" office:value="81.0"/>
          <table:table-cell office:value-type="float" office:value="7.0"/>
          <table:table-cell office:value-type="float" office:value="0.02"/>
          <table:table-cell office:value-type="float" office:value="184.0"/>
          <table:table-cell office:value-type="float" office:value="7.0"/>
          <table:table-cell office:value-type="float" office:value="0.02"/>
          <table:table-cell office:value-type="float" office:value="184.0"/>
          <table:table-cell office:value-type="float" office:value="7.0"/>
          <table:table-cell office:value-type="float" office:value="0.01"/>
          <table:table-cell office:value-type="float" office:value="96.0"/>
          <table:table-cell office:value-type="float" office:value="3.0"/>
          <table:table-cell office:value-type="float" office:value="0.03"/>
          <table:table-cell office:value-type="float" office:value="152.0"/>
          <table:table-cell office:value-type="float" office:value="7.0"/>
          <table:table-cell office:value-type="float" office:value="0.54"/>
          <table:table-cell table:style-name="cellWorst" office:value-type="float" office:value="18723.0"/>
          <table:table-cell office:value-type="float" office:value="9.0"/>
          <table:table-cell office:value-type="float" office:value="0.01"/>
          <table:table-cell office:value-type="float" office:value="79.0"/>
          <table:table-cell office:value-type="float" office:value="7.0"/>
          <table:table-cell table:formula="of:=MIN([.$B149];[.$E149];[.$H149];[.$K149];[.$N149];[.$Q149];[.$T149];[.$W149];[.$Z149];[.$AC149];[.$AF149];[.$AI149];[.$AL149];[.$AO149];[.$AR149])" office:value-type="float"/>
          <table:table-cell table:formula="of:=MIN([.$C149];[.$F149];[.$I149];[.$L149];[.$O149];[.$R149];[.$U149];[.$X149];[.$AA149];[.$AD149];[.$AG149];[.$AJ149];[.$AM149];[.$AP149];[.$AS149])" office:value-type="float"/>
          <table:table-cell table:formula="of:=MIN([.$D149];[.$G149];[.$J149];[.$M149];[.$P149];[.$S149];[.$V149];[.$Y149];[.$AB149];[.$AE149];[.$AH149];[.$AK149];[.$AN149];[.$AQ149];[.$AT149])" office:value-type="float"/>
          <table:table-cell table:formula="of:=MEDIAN([.$B149];[.$E149];[.$H149];[.$K149];[.$N149];[.$Q149];[.$T149];[.$W149];[.$Z149];[.$AC149];[.$AF149];[.$AI149];[.$AL149];[.$AO149];[.$AR149])" office:value-type="float"/>
          <table:table-cell table:formula="of:=MEDIAN([.$C149];[.$F149];[.$I149];[.$L149];[.$O149];[.$R149];[.$U149];[.$X149];[.$AA149];[.$AD149];[.$AG149];[.$AJ149];[.$AM149];[.$AP149];[.$AS149])" office:value-type="float"/>
          <table:table-cell table:formula="of:=MEDIAN([.$D149];[.$G149];[.$J149];[.$M149];[.$P149];[.$S149];[.$V149];[.$Y149];[.$AB149];[.$AE149];[.$AH149];[.$AK149];[.$AN149];[.$AQ149];[.$AT149])" office:value-type="float"/>
          <table:table-cell table:formula="of:=MAX([.$B149];[.$E149];[.$H149];[.$K149];[.$N149];[.$Q149];[.$T149];[.$W149];[.$Z149];[.$AC149];[.$AF149];[.$AI149];[.$AL149];[.$AO149];[.$AR149])" office:value-type="float"/>
          <table:table-cell table:formula="of:=MAX([.$C149];[.$F149];[.$I149];[.$L149];[.$O149];[.$R149];[.$U149];[.$X149];[.$AA149];[.$AD149];[.$AG149];[.$AJ149];[.$AM149];[.$AP149];[.$AS149])" office:value-type="float"/>
          <table:table-cell table:formula="of:=MAX([.$D149];[.$G149];[.$J149];[.$M149];[.$P149];[.$S149];[.$V149];[.$Y149];[.$AB149];[.$AE149];[.$AH149];[.$AK149];[.$AN149];[.$AQ149];[.$AT149])" office:value-type="float"/>
        </table:table-row>
        <table:table-row table:style-name="ro1">
          <table:table-cell office:value-type="string">
            <text:p>random/random_s26_a1_c70_h17.lp</text:p>
          </table:table-cell>
          <table:table-cell office:value-type="float" office:value="0.0"/>
          <table:table-cell office:value-type="float" office:value="33.0"/>
          <table:table-cell table:style-name="cellBest" office:value-type="float" office:value="2.0"/>
          <table:table-cell office:value-type="float" office:value="0.01"/>
          <table:table-cell office:value-type="float" office:value="11.0"/>
          <table:table-cell table:style-name="cellBest" office:value-type="float" office:value="2.0"/>
          <table:table-cell office:value-type="float" office:value="0.0"/>
          <table:table-cell office:value-type="float" office:value="11.0"/>
          <table:table-cell table:style-name="cellBest" office:value-type="float" office:value="2.0"/>
          <table:table-cell office:value-type="float" office:value="0.0"/>
          <table:table-cell office:value-type="float" office:value="9.0"/>
          <table:table-cell office:value-type="float" office:value="3.0"/>
          <table:table-cell office:value-type="float" office:value="0.0"/>
          <table:table-cell office:value-type="float" office:value="113.0"/>
          <table:table-cell office:value-type="float" office:value="5.0"/>
          <table:table-cell office:value-type="float" office:value="0.01"/>
          <table:table-cell office:value-type="float" office:value="12.0"/>
          <table:table-cell office:value-type="float" office:value="3.0"/>
          <table:table-cell office:value-type="float" office:value="0.0"/>
          <table:table-cell table:style-name="cellBest" office:value-type="float" office:value="7.0"/>
          <table:table-cell office:value-type="float" office:value="3.0"/>
          <table:table-cell office:value-type="float" office:value="0.01"/>
          <table:table-cell office:value-type="float" office:value="12.0"/>
          <table:table-cell office:value-type="float" office:value="3.0"/>
          <table:table-cell office:value-type="float" office:value="0.0"/>
          <table:table-cell table:style-name="cellBest" office:value-type="float" office:value="7.0"/>
          <table:table-cell office:value-type="float" office:value="3.0"/>
          <table:table-cell office:value-type="float" office:value="0.0"/>
          <table:table-cell office:value-type="float" office:value="13.0"/>
          <table:table-cell office:value-type="float" office:value="6.0"/>
          <table:table-cell office:value-type="float" office:value="0.0"/>
          <table:table-cell office:value-type="float" office:value="13.0"/>
          <table:table-cell office:value-type="float" office:value="6.0"/>
          <table:table-cell office:value-type="float" office:value="0.01"/>
          <table:table-cell office:value-type="float" office:value="20.0"/>
          <table:table-cell table:style-name="cellWorst" office:value-type="float" office:value="7.0"/>
          <table:table-cell office:value-type="float" office:value="0.01"/>
          <table:table-cell office:value-type="float" office:value="74.0"/>
          <table:table-cell office:value-type="float" office:value="6.0"/>
          <table:table-cell office:value-type="float" office:value="0.07"/>
          <table:table-cell table:style-name="cellWorst" office:value-type="float" office:value="2438.0"/>
          <table:table-cell office:value-type="float" office:value="6.0"/>
          <table:table-cell office:value-type="float" office:value="0.0"/>
          <table:table-cell office:value-type="float" office:value="113.0"/>
          <table:table-cell office:value-type="float" office:value="5.0"/>
          <table:table-cell table:formula="of:=MIN([.$B150];[.$E150];[.$H150];[.$K150];[.$N150];[.$Q150];[.$T150];[.$W150];[.$Z150];[.$AC150];[.$AF150];[.$AI150];[.$AL150];[.$AO150];[.$AR150])" office:value-type="float"/>
          <table:table-cell table:formula="of:=MIN([.$C150];[.$F150];[.$I150];[.$L150];[.$O150];[.$R150];[.$U150];[.$X150];[.$AA150];[.$AD150];[.$AG150];[.$AJ150];[.$AM150];[.$AP150];[.$AS150])" office:value-type="float"/>
          <table:table-cell table:formula="of:=MIN([.$D150];[.$G150];[.$J150];[.$M150];[.$P150];[.$S150];[.$V150];[.$Y150];[.$AB150];[.$AE150];[.$AH150];[.$AK150];[.$AN150];[.$AQ150];[.$AT150])" office:value-type="float"/>
          <table:table-cell table:formula="of:=MEDIAN([.$B150];[.$E150];[.$H150];[.$K150];[.$N150];[.$Q150];[.$T150];[.$W150];[.$Z150];[.$AC150];[.$AF150];[.$AI150];[.$AL150];[.$AO150];[.$AR150])" office:value-type="float"/>
          <table:table-cell table:formula="of:=MEDIAN([.$C150];[.$F150];[.$I150];[.$L150];[.$O150];[.$R150];[.$U150];[.$X150];[.$AA150];[.$AD150];[.$AG150];[.$AJ150];[.$AM150];[.$AP150];[.$AS150])" office:value-type="float"/>
          <table:table-cell table:formula="of:=MEDIAN([.$D150];[.$G150];[.$J150];[.$M150];[.$P150];[.$S150];[.$V150];[.$Y150];[.$AB150];[.$AE150];[.$AH150];[.$AK150];[.$AN150];[.$AQ150];[.$AT150])" office:value-type="float"/>
          <table:table-cell table:formula="of:=MAX([.$B150];[.$E150];[.$H150];[.$K150];[.$N150];[.$Q150];[.$T150];[.$W150];[.$Z150];[.$AC150];[.$AF150];[.$AI150];[.$AL150];[.$AO150];[.$AR150])" office:value-type="float"/>
          <table:table-cell table:formula="of:=MAX([.$C150];[.$F150];[.$I150];[.$L150];[.$O150];[.$R150];[.$U150];[.$X150];[.$AA150];[.$AD150];[.$AG150];[.$AJ150];[.$AM150];[.$AP150];[.$AS150])" office:value-type="float"/>
          <table:table-cell table:formula="of:=MAX([.$D150];[.$G150];[.$J150];[.$M150];[.$P150];[.$S150];[.$V150];[.$Y150];[.$AB150];[.$AE150];[.$AH150];[.$AK150];[.$AN150];[.$AQ150];[.$AT150])" office:value-type="float"/>
        </table:table-row>
        <table:table-row table:style-name="ro1">
          <table:table-cell office:value-type="string">
            <text:p>random/random_s26_a2_c70_h35.lp</text:p>
          </table:table-cell>
          <table:table-cell office:value-type="float" office:value="0.06"/>
          <table:table-cell office:value-type="float" office:value="1672.0"/>
          <table:table-cell table:style-name="cellWorst" office:value-type="float" office:value="96.0"/>
          <table:table-cell office:value-type="float" office:value="0.03"/>
          <table:table-cell office:value-type="float" office:value="142.0"/>
          <table:table-cell table:style-name="cellBest" office:value-type="float" office:value="5.0"/>
          <table:table-cell office:value-type="float" office:value="0.02"/>
          <table:table-cell office:value-type="float" office:value="615.0"/>
          <table:table-cell office:value-type="float" office:value="8.0"/>
          <table:table-cell office:value-type="float" office:value="0.02"/>
          <table:table-cell table:style-name="cellBest" office:value-type="float" office:value="51.0"/>
          <table:table-cell office:value-type="float" office:value="9.0"/>
          <table:table-cell office:value-type="float" office:value="0.03"/>
          <table:table-cell office:value-type="float" office:value="538.0"/>
          <table:table-cell office:value-type="float" office:value="19.0"/>
          <table:table-cell office:value-type="float" office:value="0.02"/>
          <table:table-cell office:value-type="float" office:value="158.0"/>
          <table:table-cell office:value-type="float" office:value="7.0"/>
          <table:table-cell office:value-type="float" office:value="0.03"/>
          <table:table-cell office:value-type="float" office:value="76.0"/>
          <table:table-cell office:value-type="float" office:value="6.0"/>
          <table:table-cell office:value-type="float" office:value="0.02"/>
          <table:table-cell office:value-type="float" office:value="75.0"/>
          <table:table-cell office:value-type="float" office:value="6.0"/>
          <table:table-cell office:value-type="float" office:value="0.04"/>
          <table:table-cell office:value-type="float" office:value="539.0"/>
          <table:table-cell office:value-type="float" office:value="19.0"/>
          <table:table-cell office:value-type="float" office:value="0.03"/>
          <table:table-cell office:value-type="float" office:value="388.0"/>
          <table:table-cell office:value-type="float" office:value="19.0"/>
          <table:table-cell office:value-type="float" office:value="0.03"/>
          <table:table-cell office:value-type="float" office:value="388.0"/>
          <table:table-cell office:value-type="float" office:value="19.0"/>
          <table:table-cell office:value-type="float" office:value="0.08"/>
          <table:table-cell office:value-type="float" office:value="486.0"/>
          <table:table-cell office:value-type="float" office:value="28.0"/>
          <table:table-cell office:value-type="float" office:value="0.09"/>
          <table:table-cell office:value-type="float" office:value="613.0"/>
          <table:table-cell office:value-type="float" office:value="19.0"/>
          <table:table-cell office:value-type="float" office:value="1.77"/>
          <table:table-cell table:style-name="cellWorst" office:value-type="float" office:value="27583.0"/>
          <table:table-cell office:value-type="float" office:value="29.0"/>
          <table:table-cell office:value-type="float" office:value="0.03"/>
          <table:table-cell office:value-type="float" office:value="537.0"/>
          <table:table-cell office:value-type="float" office:value="19.0"/>
          <table:table-cell table:formula="of:=MIN([.$B151];[.$E151];[.$H151];[.$K151];[.$N151];[.$Q151];[.$T151];[.$W151];[.$Z151];[.$AC151];[.$AF151];[.$AI151];[.$AL151];[.$AO151];[.$AR151])" office:value-type="float"/>
          <table:table-cell table:formula="of:=MIN([.$C151];[.$F151];[.$I151];[.$L151];[.$O151];[.$R151];[.$U151];[.$X151];[.$AA151];[.$AD151];[.$AG151];[.$AJ151];[.$AM151];[.$AP151];[.$AS151])" office:value-type="float"/>
          <table:table-cell table:formula="of:=MIN([.$D151];[.$G151];[.$J151];[.$M151];[.$P151];[.$S151];[.$V151];[.$Y151];[.$AB151];[.$AE151];[.$AH151];[.$AK151];[.$AN151];[.$AQ151];[.$AT151])" office:value-type="float"/>
          <table:table-cell table:formula="of:=MEDIAN([.$B151];[.$E151];[.$H151];[.$K151];[.$N151];[.$Q151];[.$T151];[.$W151];[.$Z151];[.$AC151];[.$AF151];[.$AI151];[.$AL151];[.$AO151];[.$AR151])" office:value-type="float"/>
          <table:table-cell table:formula="of:=MEDIAN([.$C151];[.$F151];[.$I151];[.$L151];[.$O151];[.$R151];[.$U151];[.$X151];[.$AA151];[.$AD151];[.$AG151];[.$AJ151];[.$AM151];[.$AP151];[.$AS151])" office:value-type="float"/>
          <table:table-cell table:formula="of:=MEDIAN([.$D151];[.$G151];[.$J151];[.$M151];[.$P151];[.$S151];[.$V151];[.$Y151];[.$AB151];[.$AE151];[.$AH151];[.$AK151];[.$AN151];[.$AQ151];[.$AT151])" office:value-type="float"/>
          <table:table-cell table:formula="of:=MAX([.$B151];[.$E151];[.$H151];[.$K151];[.$N151];[.$Q151];[.$T151];[.$W151];[.$Z151];[.$AC151];[.$AF151];[.$AI151];[.$AL151];[.$AO151];[.$AR151])" office:value-type="float"/>
          <table:table-cell table:formula="of:=MAX([.$C151];[.$F151];[.$I151];[.$L151];[.$O151];[.$R151];[.$U151];[.$X151];[.$AA151];[.$AD151];[.$AG151];[.$AJ151];[.$AM151];[.$AP151];[.$AS151])" office:value-type="float"/>
          <table:table-cell table:formula="of:=MAX([.$D151];[.$G151];[.$J151];[.$M151];[.$P151];[.$S151];[.$V151];[.$Y151];[.$AB151];[.$AE151];[.$AH151];[.$AK151];[.$AN151];[.$AQ151];[.$AT151])" office:value-type="float"/>
        </table:table-row>
        <table:table-row table:style-name="ro1">
          <table:table-cell office:value-type="string">
            <text:p>random/random_s26_a3_c70_h27.lp</text:p>
          </table:table-cell>
          <table:table-cell office:value-type="float" office:value="0.07"/>
          <table:table-cell office:value-type="float" office:value="2363.0"/>
          <table:table-cell office:value-type="float" office:value="103.0"/>
          <table:table-cell table:style-name="cellBest" office:value-type="float" office:value="0.01"/>
          <table:table-cell office:value-type="float" office:value="229.0"/>
          <table:table-cell office:value-type="float" office:value="3.0"/>
          <table:table-cell table:style-name="cellBest" office:value-type="float" office:value="0.01"/>
          <table:table-cell office:value-type="float" office:value="399.0"/>
          <table:table-cell table:style-name="cellBest" office:value-type="float" office:value="1.0"/>
          <table:table-cell office:value-type="float" office:value="0.02"/>
          <table:table-cell table:style-name="cellBest" office:value-type="float" office:value="94.0"/>
          <table:table-cell office:value-type="float" office:value="4.0"/>
          <table:table-cell office:value-type="float" office:value="0.05"/>
          <table:table-cell office:value-type="float" office:value="328.0"/>
          <table:table-cell office:value-type="float" office:value="13.0"/>
          <table:table-cell office:value-type="float" office:value="0.02"/>
          <table:table-cell office:value-type="float" office:value="2549.0"/>
          <table:table-cell office:value-type="float" office:value="7.0"/>
          <table:table-cell office:value-type="float" office:value="0.02"/>
          <table:table-cell office:value-type="float" office:value="145.0"/>
          <table:table-cell office:value-type="float" office:value="24.0"/>
          <table:table-cell office:value-type="float" office:value="0.02"/>
          <table:table-cell office:value-type="float" office:value="143.0"/>
          <table:table-cell office:value-type="float" office:value="24.0"/>
          <table:table-cell office:value-type="float" office:value="0.05"/>
          <table:table-cell office:value-type="float" office:value="330.0"/>
          <table:table-cell office:value-type="float" office:value="13.0"/>
          <table:table-cell office:value-type="float" office:value="0.04"/>
          <table:table-cell office:value-type="float" office:value="414.0"/>
          <table:table-cell office:value-type="float" office:value="11.0"/>
          <table:table-cell office:value-type="float" office:value="0.04"/>
          <table:table-cell office:value-type="float" office:value="414.0"/>
          <table:table-cell office:value-type="float" office:value="11.0"/>
          <table:table-cell office:value-type="float" office:value="0.47"/>
          <table:table-cell office:value-type="float" office:value="2946.0"/>
          <table:table-cell office:value-type="float" office:value="114.0"/>
          <table:table-cell office:value-type="float" office:value="0.13"/>
          <table:table-cell office:value-type="float" office:value="725.0"/>
          <table:table-cell office:value-type="float" office:value="13.0"/>
          <table:table-cell table:style-name="cellWorst" office:value-type="float" office:value="8.54"/>
          <table:table-cell table:style-name="cellWorst" office:value-type="float" office:value="262513.0"/>
          <table:table-cell table:style-name="cellWorst" office:value-type="float" office:value="3432.0"/>
          <table:table-cell office:value-type="float" office:value="0.05"/>
          <table:table-cell office:value-type="float" office:value="328.0"/>
          <table:table-cell office:value-type="float" office:value="13.0"/>
          <table:table-cell table:formula="of:=MIN([.$B152];[.$E152];[.$H152];[.$K152];[.$N152];[.$Q152];[.$T152];[.$W152];[.$Z152];[.$AC152];[.$AF152];[.$AI152];[.$AL152];[.$AO152];[.$AR152])" office:value-type="float"/>
          <table:table-cell table:formula="of:=MIN([.$C152];[.$F152];[.$I152];[.$L152];[.$O152];[.$R152];[.$U152];[.$X152];[.$AA152];[.$AD152];[.$AG152];[.$AJ152];[.$AM152];[.$AP152];[.$AS152])" office:value-type="float"/>
          <table:table-cell table:formula="of:=MIN([.$D152];[.$G152];[.$J152];[.$M152];[.$P152];[.$S152];[.$V152];[.$Y152];[.$AB152];[.$AE152];[.$AH152];[.$AK152];[.$AN152];[.$AQ152];[.$AT152])" office:value-type="float"/>
          <table:table-cell table:formula="of:=MEDIAN([.$B152];[.$E152];[.$H152];[.$K152];[.$N152];[.$Q152];[.$T152];[.$W152];[.$Z152];[.$AC152];[.$AF152];[.$AI152];[.$AL152];[.$AO152];[.$AR152])" office:value-type="float"/>
          <table:table-cell table:formula="of:=MEDIAN([.$C152];[.$F152];[.$I152];[.$L152];[.$O152];[.$R152];[.$U152];[.$X152];[.$AA152];[.$AD152];[.$AG152];[.$AJ152];[.$AM152];[.$AP152];[.$AS152])" office:value-type="float"/>
          <table:table-cell table:formula="of:=MEDIAN([.$D152];[.$G152];[.$J152];[.$M152];[.$P152];[.$S152];[.$V152];[.$Y152];[.$AB152];[.$AE152];[.$AH152];[.$AK152];[.$AN152];[.$AQ152];[.$AT152])" office:value-type="float"/>
          <table:table-cell table:formula="of:=MAX([.$B152];[.$E152];[.$H152];[.$K152];[.$N152];[.$Q152];[.$T152];[.$W152];[.$Z152];[.$AC152];[.$AF152];[.$AI152];[.$AL152];[.$AO152];[.$AR152])" office:value-type="float"/>
          <table:table-cell table:formula="of:=MAX([.$C152];[.$F152];[.$I152];[.$L152];[.$O152];[.$R152];[.$U152];[.$X152];[.$AA152];[.$AD152];[.$AG152];[.$AJ152];[.$AM152];[.$AP152];[.$AS152])" office:value-type="float"/>
          <table:table-cell table:formula="of:=MAX([.$D152];[.$G152];[.$J152];[.$M152];[.$P152];[.$S152];[.$V152];[.$Y152];[.$AB152];[.$AE152];[.$AH152];[.$AK152];[.$AN152];[.$AQ152];[.$AT152])" office:value-type="float"/>
        </table:table-row>
        <table:table-row table:style-name="ro1">
          <table:table-cell office:value-type="string">
            <text:p>random/random_s27_a1_c70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3];[.$E153];[.$H153];[.$K153];[.$N153];[.$Q153];[.$T153];[.$W153];[.$Z153];[.$AC153];[.$AF153];[.$AI153];[.$AL153];[.$AO153];[.$AR153])" office:value-type="float"/>
          <table:table-cell table:formula="of:=MIN([.$C153];[.$F153];[.$I153];[.$L153];[.$O153];[.$R153];[.$U153];[.$X153];[.$AA153];[.$AD153];[.$AG153];[.$AJ153];[.$AM153];[.$AP153];[.$AS153])" office:value-type="float"/>
          <table:table-cell table:formula="of:=MIN([.$D153];[.$G153];[.$J153];[.$M153];[.$P153];[.$S153];[.$V153];[.$Y153];[.$AB153];[.$AE153];[.$AH153];[.$AK153];[.$AN153];[.$AQ153];[.$AT153])" office:value-type="float"/>
          <table:table-cell table:formula="of:=MEDIAN([.$B153];[.$E153];[.$H153];[.$K153];[.$N153];[.$Q153];[.$T153];[.$W153];[.$Z153];[.$AC153];[.$AF153];[.$AI153];[.$AL153];[.$AO153];[.$AR153])" office:value-type="float"/>
          <table:table-cell table:formula="of:=MEDIAN([.$C153];[.$F153];[.$I153];[.$L153];[.$O153];[.$R153];[.$U153];[.$X153];[.$AA153];[.$AD153];[.$AG153];[.$AJ153];[.$AM153];[.$AP153];[.$AS153])" office:value-type="float"/>
          <table:table-cell table:formula="of:=MEDIAN([.$D153];[.$G153];[.$J153];[.$M153];[.$P153];[.$S153];[.$V153];[.$Y153];[.$AB153];[.$AE153];[.$AH153];[.$AK153];[.$AN153];[.$AQ153];[.$AT153])" office:value-type="float"/>
          <table:table-cell table:formula="of:=MAX([.$B153];[.$E153];[.$H153];[.$K153];[.$N153];[.$Q153];[.$T153];[.$W153];[.$Z153];[.$AC153];[.$AF153];[.$AI153];[.$AL153];[.$AO153];[.$AR153])" office:value-type="float"/>
          <table:table-cell table:formula="of:=MAX([.$C153];[.$F153];[.$I153];[.$L153];[.$O153];[.$R153];[.$U153];[.$X153];[.$AA153];[.$AD153];[.$AG153];[.$AJ153];[.$AM153];[.$AP153];[.$AS153])" office:value-type="float"/>
          <table:table-cell table:formula="of:=MAX([.$D153];[.$G153];[.$J153];[.$M153];[.$P153];[.$S153];[.$V153];[.$Y153];[.$AB153];[.$AE153];[.$AH153];[.$AK153];[.$AN153];[.$AQ153];[.$AT153])" office:value-type="float"/>
        </table:table-row>
        <table:table-row table:style-name="ro1">
          <table:table-cell office:value-type="string">
            <text:p>random/random_s27_a2_c70_h15.lp</text:p>
          </table:table-cell>
          <table:table-cell office:value-type="float" office:value="0.01"/>
          <table:table-cell office:value-type="float" office:value="194.0"/>
          <table:table-cell table:style-name="cellWorst" office:value-type="float" office:value="28.0"/>
          <table:table-cell office:value-type="float" office:value="0.0"/>
          <table:table-cell office:value-type="float" office:value="29.0"/>
          <table:table-cell table:style-name="cellBest" office:value-type="float" office:value="1.0"/>
          <table:table-cell office:value-type="float" office:value="0.0"/>
          <table:table-cell office:value-type="float" office:value="36.0"/>
          <table:table-cell table:style-name="cellBest" office:value-type="float" office:value="1.0"/>
          <table:table-cell office:value-type="float" office:value="0.0"/>
          <table:table-cell table:style-name="cellBest" office:value-type="float" office:value="17.0"/>
          <table:table-cell office:value-type="float" office:value="3.0"/>
          <table:table-cell office:value-type="float" office:value="0.01"/>
          <table:table-cell office:value-type="float" office:value="56.0"/>
          <table:table-cell office:value-type="float" office:value="6.0"/>
          <table:table-cell office:value-type="float" office:value="0.01"/>
          <table:table-cell office:value-type="float" office:value="177.0"/>
          <table:table-cell office:value-type="float" office:value="4.0"/>
          <table:table-cell office:value-type="float" office:value="0.01"/>
          <table:table-cell office:value-type="float" office:value="32.0"/>
          <table:table-cell office:value-type="float" office:value="8.0"/>
          <table:table-cell office:value-type="float" office:value="0.01"/>
          <table:table-cell office:value-type="float" office:value="31.0"/>
          <table:table-cell office:value-type="float" office:value="8.0"/>
          <table:table-cell office:value-type="float" office:value="0.01"/>
          <table:table-cell office:value-type="float" office:value="60.0"/>
          <table:table-cell office:value-type="float" office:value="7.0"/>
          <table:table-cell office:value-type="float" office:value="0.01"/>
          <table:table-cell office:value-type="float" office:value="26.0"/>
          <table:table-cell office:value-type="float" office:value="3.0"/>
          <table:table-cell office:value-type="float" office:value="0.01"/>
          <table:table-cell office:value-type="float" office:value="26.0"/>
          <table:table-cell office:value-type="float" office:value="3.0"/>
          <table:table-cell office:value-type="float" office:value="0.01"/>
          <table:table-cell office:value-type="float" office:value="33.0"/>
          <table:table-cell office:value-type="float" office:value="3.0"/>
          <table:table-cell office:value-type="float" office:value="0.02"/>
          <table:table-cell office:value-type="float" office:value="84.0"/>
          <table:table-cell office:value-type="float" office:value="6.0"/>
          <table:table-cell office:value-type="float" office:value="0.41"/>
          <table:table-cell table:style-name="cellWorst" office:value-type="float" office:value="11140.0"/>
          <table:table-cell office:value-type="float" office:value="7.0"/>
          <table:table-cell office:value-type="float" office:value="0.01"/>
          <table:table-cell office:value-type="float" office:value="56.0"/>
          <table:table-cell office:value-type="float" office:value="6.0"/>
          <table:table-cell table:formula="of:=MIN([.$B154];[.$E154];[.$H154];[.$K154];[.$N154];[.$Q154];[.$T154];[.$W154];[.$Z154];[.$AC154];[.$AF154];[.$AI154];[.$AL154];[.$AO154];[.$AR154])" office:value-type="float"/>
          <table:table-cell table:formula="of:=MIN([.$C154];[.$F154];[.$I154];[.$L154];[.$O154];[.$R154];[.$U154];[.$X154];[.$AA154];[.$AD154];[.$AG154];[.$AJ154];[.$AM154];[.$AP154];[.$AS154])" office:value-type="float"/>
          <table:table-cell table:formula="of:=MIN([.$D154];[.$G154];[.$J154];[.$M154];[.$P154];[.$S154];[.$V154];[.$Y154];[.$AB154];[.$AE154];[.$AH154];[.$AK154];[.$AN154];[.$AQ154];[.$AT154])" office:value-type="float"/>
          <table:table-cell table:formula="of:=MEDIAN([.$B154];[.$E154];[.$H154];[.$K154];[.$N154];[.$Q154];[.$T154];[.$W154];[.$Z154];[.$AC154];[.$AF154];[.$AI154];[.$AL154];[.$AO154];[.$AR154])" office:value-type="float"/>
          <table:table-cell table:formula="of:=MEDIAN([.$C154];[.$F154];[.$I154];[.$L154];[.$O154];[.$R154];[.$U154];[.$X154];[.$AA154];[.$AD154];[.$AG154];[.$AJ154];[.$AM154];[.$AP154];[.$AS154])" office:value-type="float"/>
          <table:table-cell table:formula="of:=MEDIAN([.$D154];[.$G154];[.$J154];[.$M154];[.$P154];[.$S154];[.$V154];[.$Y154];[.$AB154];[.$AE154];[.$AH154];[.$AK154];[.$AN154];[.$AQ154];[.$AT154])" office:value-type="float"/>
          <table:table-cell table:formula="of:=MAX([.$B154];[.$E154];[.$H154];[.$K154];[.$N154];[.$Q154];[.$T154];[.$W154];[.$Z154];[.$AC154];[.$AF154];[.$AI154];[.$AL154];[.$AO154];[.$AR154])" office:value-type="float"/>
          <table:table-cell table:formula="of:=MAX([.$C154];[.$F154];[.$I154];[.$L154];[.$O154];[.$R154];[.$U154];[.$X154];[.$AA154];[.$AD154];[.$AG154];[.$AJ154];[.$AM154];[.$AP154];[.$AS154])" office:value-type="float"/>
          <table:table-cell table:formula="of:=MAX([.$D154];[.$G154];[.$J154];[.$M154];[.$P154];[.$S154];[.$V154];[.$Y154];[.$AB154];[.$AE154];[.$AH154];[.$AK154];[.$AN154];[.$AQ154];[.$AT154])" office:value-type="float"/>
        </table:table-row>
        <table:table-row table:style-name="ro1">
          <table:table-cell office:value-type="string">
            <text:p>random/random_s27_a3_c70_h24.lp</text:p>
          </table:table-cell>
          <table:table-cell office:value-type="float" office:value="0.08"/>
          <table:table-cell office:value-type="float" office:value="1703.0"/>
          <table:table-cell table:style-name="cellWorst" office:value-type="float" office:value="128.0"/>
          <table:table-cell office:value-type="float" office:value="0.03"/>
          <table:table-cell office:value-type="float" office:value="292.0"/>
          <table:table-cell office:value-type="float" office:value="4.0"/>
          <table:table-cell office:value-type="float" office:value="0.02"/>
          <table:table-cell office:value-type="float" office:value="694.0"/>
          <table:table-cell office:value-type="float" office:value="7.0"/>
          <table:table-cell office:value-type="float" office:value="0.02"/>
          <table:table-cell office:value-type="float" office:value="85.0"/>
          <table:table-cell office:value-type="float" office:value="6.0"/>
          <table:table-cell office:value-type="float" office:value="0.02"/>
          <table:table-cell office:value-type="float" office:value="321.0"/>
          <table:table-cell office:value-type="float" office:value="8.0"/>
          <table:table-cell office:value-type="float" office:value="0.02"/>
          <table:table-cell office:value-type="float" office:value="1363.0"/>
          <table:table-cell table:style-name="cellBest" office:value-type="float" office:value="3.0"/>
          <table:table-cell office:value-type="float" office:value="0.03"/>
          <table:table-cell table:style-name="cellBest" office:value-type="float" office:value="67.0"/>
          <table:table-cell office:value-type="float" office:value="11.0"/>
          <table:table-cell office:value-type="float" office:value="0.03"/>
          <table:table-cell office:value-type="float" office:value="98.0"/>
          <table:table-cell office:value-type="float" office:value="15.0"/>
          <table:table-cell office:value-type="float" office:value="0.03"/>
          <table:table-cell office:value-type="float" office:value="323.0"/>
          <table:table-cell office:value-type="float" office:value="8.0"/>
          <table:table-cell office:value-type="float" office:value="0.02"/>
          <table:table-cell office:value-type="float" office:value="123.0"/>
          <table:table-cell office:value-type="float" office:value="6.0"/>
          <table:table-cell office:value-type="float" office:value="0.02"/>
          <table:table-cell office:value-type="float" office:value="123.0"/>
          <table:table-cell office:value-type="float" office:value="6.0"/>
          <table:table-cell office:value-type="float" office:value="0.11"/>
          <table:table-cell office:value-type="float" office:value="554.0"/>
          <table:table-cell office:value-type="float" office:value="14.0"/>
          <table:table-cell office:value-type="float" office:value="0.06"/>
          <table:table-cell office:value-type="float" office:value="392.0"/>
          <table:table-cell office:value-type="float" office:value="7.0"/>
          <table:table-cell office:value-type="float" office:value="1.35"/>
          <table:table-cell table:style-name="cellWorst" office:value-type="float" office:value="29133.0"/>
          <table:table-cell office:value-type="float" office:value="14.0"/>
          <table:table-cell office:value-type="float" office:value="0.02"/>
          <table:table-cell office:value-type="float" office:value="321.0"/>
          <table:table-cell office:value-type="float" office:value="8.0"/>
          <table:table-cell table:formula="of:=MIN([.$B155];[.$E155];[.$H155];[.$K155];[.$N155];[.$Q155];[.$T155];[.$W155];[.$Z155];[.$AC155];[.$AF155];[.$AI155];[.$AL155];[.$AO155];[.$AR155])" office:value-type="float"/>
          <table:table-cell table:formula="of:=MIN([.$C155];[.$F155];[.$I155];[.$L155];[.$O155];[.$R155];[.$U155];[.$X155];[.$AA155];[.$AD155];[.$AG155];[.$AJ155];[.$AM155];[.$AP155];[.$AS155])" office:value-type="float"/>
          <table:table-cell table:formula="of:=MIN([.$D155];[.$G155];[.$J155];[.$M155];[.$P155];[.$S155];[.$V155];[.$Y155];[.$AB155];[.$AE155];[.$AH155];[.$AK155];[.$AN155];[.$AQ155];[.$AT155])" office:value-type="float"/>
          <table:table-cell table:formula="of:=MEDIAN([.$B155];[.$E155];[.$H155];[.$K155];[.$N155];[.$Q155];[.$T155];[.$W155];[.$Z155];[.$AC155];[.$AF155];[.$AI155];[.$AL155];[.$AO155];[.$AR155])" office:value-type="float"/>
          <table:table-cell table:formula="of:=MEDIAN([.$C155];[.$F155];[.$I155];[.$L155];[.$O155];[.$R155];[.$U155];[.$X155];[.$AA155];[.$AD155];[.$AG155];[.$AJ155];[.$AM155];[.$AP155];[.$AS155])" office:value-type="float"/>
          <table:table-cell table:formula="of:=MEDIAN([.$D155];[.$G155];[.$J155];[.$M155];[.$P155];[.$S155];[.$V155];[.$Y155];[.$AB155];[.$AE155];[.$AH155];[.$AK155];[.$AN155];[.$AQ155];[.$AT155])" office:value-type="float"/>
          <table:table-cell table:formula="of:=MAX([.$B155];[.$E155];[.$H155];[.$K155];[.$N155];[.$Q155];[.$T155];[.$W155];[.$Z155];[.$AC155];[.$AF155];[.$AI155];[.$AL155];[.$AO155];[.$AR155])" office:value-type="float"/>
          <table:table-cell table:formula="of:=MAX([.$C155];[.$F155];[.$I155];[.$L155];[.$O155];[.$R155];[.$U155];[.$X155];[.$AA155];[.$AD155];[.$AG155];[.$AJ155];[.$AM155];[.$AP155];[.$AS155])" office:value-type="float"/>
          <table:table-cell table:formula="of:=MAX([.$D155];[.$G155];[.$J155];[.$M155];[.$P155];[.$S155];[.$V155];[.$Y155];[.$AB155];[.$AE155];[.$AH155];[.$AK155];[.$AN155];[.$AQ155];[.$AT155])" office:value-type="float"/>
        </table:table-row>
        <table:table-row table:style-name="ro1">
          <table:table-cell office:value-type="string">
            <text:p>random/random_s28_a1_c70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6];[.$E156];[.$H156];[.$K156];[.$N156];[.$Q156];[.$T156];[.$W156];[.$Z156];[.$AC156];[.$AF156];[.$AI156];[.$AL156];[.$AO156];[.$AR156])" office:value-type="float"/>
          <table:table-cell table:formula="of:=MIN([.$C156];[.$F156];[.$I156];[.$L156];[.$O156];[.$R156];[.$U156];[.$X156];[.$AA156];[.$AD156];[.$AG156];[.$AJ156];[.$AM156];[.$AP156];[.$AS156])" office:value-type="float"/>
          <table:table-cell table:formula="of:=MIN([.$D156];[.$G156];[.$J156];[.$M156];[.$P156];[.$S156];[.$V156];[.$Y156];[.$AB156];[.$AE156];[.$AH156];[.$AK156];[.$AN156];[.$AQ156];[.$AT156])" office:value-type="float"/>
          <table:table-cell table:formula="of:=MEDIAN([.$B156];[.$E156];[.$H156];[.$K156];[.$N156];[.$Q156];[.$T156];[.$W156];[.$Z156];[.$AC156];[.$AF156];[.$AI156];[.$AL156];[.$AO156];[.$AR156])" office:value-type="float"/>
          <table:table-cell table:formula="of:=MEDIAN([.$C156];[.$F156];[.$I156];[.$L156];[.$O156];[.$R156];[.$U156];[.$X156];[.$AA156];[.$AD156];[.$AG156];[.$AJ156];[.$AM156];[.$AP156];[.$AS156])" office:value-type="float"/>
          <table:table-cell table:formula="of:=MEDIAN([.$D156];[.$G156];[.$J156];[.$M156];[.$P156];[.$S156];[.$V156];[.$Y156];[.$AB156];[.$AE156];[.$AH156];[.$AK156];[.$AN156];[.$AQ156];[.$AT156])" office:value-type="float"/>
          <table:table-cell table:formula="of:=MAX([.$B156];[.$E156];[.$H156];[.$K156];[.$N156];[.$Q156];[.$T156];[.$W156];[.$Z156];[.$AC156];[.$AF156];[.$AI156];[.$AL156];[.$AO156];[.$AR156])" office:value-type="float"/>
          <table:table-cell table:formula="of:=MAX([.$C156];[.$F156];[.$I156];[.$L156];[.$O156];[.$R156];[.$U156];[.$X156];[.$AA156];[.$AD156];[.$AG156];[.$AJ156];[.$AM156];[.$AP156];[.$AS156])" office:value-type="float"/>
          <table:table-cell table:formula="of:=MAX([.$D156];[.$G156];[.$J156];[.$M156];[.$P156];[.$S156];[.$V156];[.$Y156];[.$AB156];[.$AE156];[.$AH156];[.$AK156];[.$AN156];[.$AQ156];[.$AT156])" office:value-type="float"/>
        </table:table-row>
        <table:table-row table:style-name="ro1">
          <table:table-cell office:value-type="string">
            <text:p>random/random_s28_a2_c70_h54.lp</text:p>
          </table:table-cell>
          <table:table-cell office:value-type="float" office:value="0.19"/>
          <table:table-cell office:value-type="float" office:value="15610.0"/>
          <table:table-cell office:value-type="float" office:value="100.0"/>
          <table:table-cell office:value-type="float" office:value="0.07"/>
          <table:table-cell office:value-type="float" office:value="691.0"/>
          <table:table-cell office:value-type="float" office:value="6.0"/>
          <table:table-cell office:value-type="float" office:value="0.08"/>
          <table:table-cell office:value-type="float" office:value="2569.0"/>
          <table:table-cell office:value-type="float" office:value="10.0"/>
          <table:table-cell table:style-name="cellBest" office:value-type="float" office:value="0.05"/>
          <table:table-cell office:value-type="float" office:value="123.0"/>
          <table:table-cell office:value-type="float" office:value="5.0"/>
          <table:table-cell table:style-name="cellBest" office:value-type="float" office:value="0.05"/>
          <table:table-cell office:value-type="float" office:value="249.0"/>
          <table:table-cell office:value-type="float" office:value="11.0"/>
          <table:table-cell office:value-type="float" office:value="0.06"/>
          <table:table-cell office:value-type="float" office:value="2851.0"/>
          <table:table-cell table:style-name="cellBest" office:value-type="float" office:value="3.0"/>
          <table:table-cell office:value-type="float" office:value="0.06"/>
          <table:table-cell office:value-type="float" office:value="75.0"/>
          <table:table-cell office:value-type="float" office:value="19.0"/>
          <table:table-cell office:value-type="float" office:value="0.06"/>
          <table:table-cell table:style-name="cellBest" office:value-type="float" office:value="74.0"/>
          <table:table-cell office:value-type="float" office:value="19.0"/>
          <table:table-cell office:value-type="float" office:value="0.08"/>
          <table:table-cell office:value-type="float" office:value="250.0"/>
          <table:table-cell office:value-type="float" office:value="11.0"/>
          <table:table-cell table:style-name="cellBest" office:value-type="float" office:value="0.05"/>
          <table:table-cell office:value-type="float" office:value="377.0"/>
          <table:table-cell office:value-type="float" office:value="10.0"/>
          <table:table-cell table:style-name="cellBest" office:value-type="float" office:value="0.05"/>
          <table:table-cell office:value-type="float" office:value="377.0"/>
          <table:table-cell office:value-type="float" office:value="10.0"/>
          <table:table-cell office:value-type="float" office:value="2.62"/>
          <table:table-cell office:value-type="float" office:value="13239.0"/>
          <table:table-cell table:style-name="cellWorst" office:value-type="float" office:value="297.0"/>
          <table:table-cell office:value-type="float" office:value="0.18"/>
          <table:table-cell office:value-type="float" office:value="703.0"/>
          <table:table-cell office:value-type="float" office:value="11.0"/>
          <table:table-cell table:style-name="cellWorst" office:value-type="float" office:value="3.12"/>
          <table:table-cell table:style-name="cellWorst" office:value-type="float" office:value="30567.0"/>
          <table:table-cell office:value-type="float" office:value="31.0"/>
          <table:table-cell office:value-type="float" office:value="0.06"/>
          <table:table-cell office:value-type="float" office:value="249.0"/>
          <table:table-cell office:value-type="float" office:value="11.0"/>
          <table:table-cell table:formula="of:=MIN([.$B157];[.$E157];[.$H157];[.$K157];[.$N157];[.$Q157];[.$T157];[.$W157];[.$Z157];[.$AC157];[.$AF157];[.$AI157];[.$AL157];[.$AO157];[.$AR157])" office:value-type="float"/>
          <table:table-cell table:formula="of:=MIN([.$C157];[.$F157];[.$I157];[.$L157];[.$O157];[.$R157];[.$U157];[.$X157];[.$AA157];[.$AD157];[.$AG157];[.$AJ157];[.$AM157];[.$AP157];[.$AS157])" office:value-type="float"/>
          <table:table-cell table:formula="of:=MIN([.$D157];[.$G157];[.$J157];[.$M157];[.$P157];[.$S157];[.$V157];[.$Y157];[.$AB157];[.$AE157];[.$AH157];[.$AK157];[.$AN157];[.$AQ157];[.$AT157])" office:value-type="float"/>
          <table:table-cell table:formula="of:=MEDIAN([.$B157];[.$E157];[.$H157];[.$K157];[.$N157];[.$Q157];[.$T157];[.$W157];[.$Z157];[.$AC157];[.$AF157];[.$AI157];[.$AL157];[.$AO157];[.$AR157])" office:value-type="float"/>
          <table:table-cell table:formula="of:=MEDIAN([.$C157];[.$F157];[.$I157];[.$L157];[.$O157];[.$R157];[.$U157];[.$X157];[.$AA157];[.$AD157];[.$AG157];[.$AJ157];[.$AM157];[.$AP157];[.$AS157])" office:value-type="float"/>
          <table:table-cell table:formula="of:=MEDIAN([.$D157];[.$G157];[.$J157];[.$M157];[.$P157];[.$S157];[.$V157];[.$Y157];[.$AB157];[.$AE157];[.$AH157];[.$AK157];[.$AN157];[.$AQ157];[.$AT157])" office:value-type="float"/>
          <table:table-cell table:formula="of:=MAX([.$B157];[.$E157];[.$H157];[.$K157];[.$N157];[.$Q157];[.$T157];[.$W157];[.$Z157];[.$AC157];[.$AF157];[.$AI157];[.$AL157];[.$AO157];[.$AR157])" office:value-type="float"/>
          <table:table-cell table:formula="of:=MAX([.$C157];[.$F157];[.$I157];[.$L157];[.$O157];[.$R157];[.$U157];[.$X157];[.$AA157];[.$AD157];[.$AG157];[.$AJ157];[.$AM157];[.$AP157];[.$AS157])" office:value-type="float"/>
          <table:table-cell table:formula="of:=MAX([.$D157];[.$G157];[.$J157];[.$M157];[.$P157];[.$S157];[.$V157];[.$Y157];[.$AB157];[.$AE157];[.$AH157];[.$AK157];[.$AN157];[.$AQ157];[.$AT157])" office:value-type="float"/>
        </table:table-row>
        <table:table-row table:style-name="ro1">
          <table:table-cell office:value-type="string">
            <text:p>random/random_s28_a3_c70_h22.lp</text:p>
          </table:table-cell>
          <table:table-cell office:value-type="float" office:value="0.06"/>
          <table:table-cell office:value-type="float" office:value="900.0"/>
          <table:table-cell table:style-name="cellWorst" office:value-type="float" office:value="84.0"/>
          <table:table-cell office:value-type="float" office:value="0.02"/>
          <table:table-cell office:value-type="float" office:value="127.0"/>
          <table:table-cell table:style-name="cellBest" office:value-type="float" office:value="2.0"/>
          <table:table-cell office:value-type="float" office:value="0.02"/>
          <table:table-cell office:value-type="float" office:value="191.0"/>
          <table:table-cell office:value-type="float" office:value="4.0"/>
          <table:table-cell office:value-type="float" office:value="0.02"/>
          <table:table-cell office:value-type="float" office:value="85.0"/>
          <table:table-cell office:value-type="float" office:value="5.0"/>
          <table:table-cell office:value-type="float" office:value="0.05"/>
          <table:table-cell office:value-type="float" office:value="1195.0"/>
          <table:table-cell office:value-type="float" office:value="21.0"/>
          <table:table-cell office:value-type="float" office:value="0.02"/>
          <table:table-cell office:value-type="float" office:value="2304.0"/>
          <table:table-cell office:value-type="float" office:value="4.0"/>
          <table:table-cell office:value-type="float" office:value="0.03"/>
          <table:table-cell office:value-type="float" office:value="76.0"/>
          <table:table-cell office:value-type="float" office:value="11.0"/>
          <table:table-cell office:value-type="float" office:value="0.03"/>
          <table:table-cell office:value-type="float" office:value="86.0"/>
          <table:table-cell office:value-type="float" office:value="14.0"/>
          <table:table-cell office:value-type="float" office:value="0.05"/>
          <table:table-cell office:value-type="float" office:value="1194.0"/>
          <table:table-cell office:value-type="float" office:value="21.0"/>
          <table:table-cell office:value-type="float" office:value="0.05"/>
          <table:table-cell office:value-type="float" office:value="351.0"/>
          <table:table-cell office:value-type="float" office:value="24.0"/>
          <table:table-cell office:value-type="float" office:value="0.05"/>
          <table:table-cell office:value-type="float" office:value="351.0"/>
          <table:table-cell office:value-type="float" office:value="24.0"/>
          <table:table-cell office:value-type="float" office:value="0.02"/>
          <table:table-cell table:style-name="cellBest" office:value-type="float" office:value="46.0"/>
          <table:table-cell office:value-type="float" office:value="7.0"/>
          <table:table-cell office:value-type="float" office:value="0.12"/>
          <table:table-cell office:value-type="float" office:value="1228.0"/>
          <table:table-cell office:value-type="float" office:value="27.0"/>
          <table:table-cell office:value-type="float" office:value="0.92"/>
          <table:table-cell table:style-name="cellWorst" office:value-type="float" office:value="18880.0"/>
          <table:table-cell office:value-type="float" office:value="24.0"/>
          <table:table-cell office:value-type="float" office:value="0.05"/>
          <table:table-cell office:value-type="float" office:value="1198.0"/>
          <table:table-cell office:value-type="float" office:value="21.0"/>
          <table:table-cell table:formula="of:=MIN([.$B158];[.$E158];[.$H158];[.$K158];[.$N158];[.$Q158];[.$T158];[.$W158];[.$Z158];[.$AC158];[.$AF158];[.$AI158];[.$AL158];[.$AO158];[.$AR158])" office:value-type="float"/>
          <table:table-cell table:formula="of:=MIN([.$C158];[.$F158];[.$I158];[.$L158];[.$O158];[.$R158];[.$U158];[.$X158];[.$AA158];[.$AD158];[.$AG158];[.$AJ158];[.$AM158];[.$AP158];[.$AS158])" office:value-type="float"/>
          <table:table-cell table:formula="of:=MIN([.$D158];[.$G158];[.$J158];[.$M158];[.$P158];[.$S158];[.$V158];[.$Y158];[.$AB158];[.$AE158];[.$AH158];[.$AK158];[.$AN158];[.$AQ158];[.$AT158])" office:value-type="float"/>
          <table:table-cell table:formula="of:=MEDIAN([.$B158];[.$E158];[.$H158];[.$K158];[.$N158];[.$Q158];[.$T158];[.$W158];[.$Z158];[.$AC158];[.$AF158];[.$AI158];[.$AL158];[.$AO158];[.$AR158])" office:value-type="float"/>
          <table:table-cell table:formula="of:=MEDIAN([.$C158];[.$F158];[.$I158];[.$L158];[.$O158];[.$R158];[.$U158];[.$X158];[.$AA158];[.$AD158];[.$AG158];[.$AJ158];[.$AM158];[.$AP158];[.$AS158])" office:value-type="float"/>
          <table:table-cell table:formula="of:=MEDIAN([.$D158];[.$G158];[.$J158];[.$M158];[.$P158];[.$S158];[.$V158];[.$Y158];[.$AB158];[.$AE158];[.$AH158];[.$AK158];[.$AN158];[.$AQ158];[.$AT158])" office:value-type="float"/>
          <table:table-cell table:formula="of:=MAX([.$B158];[.$E158];[.$H158];[.$K158];[.$N158];[.$Q158];[.$T158];[.$W158];[.$Z158];[.$AC158];[.$AF158];[.$AI158];[.$AL158];[.$AO158];[.$AR158])" office:value-type="float"/>
          <table:table-cell table:formula="of:=MAX([.$C158];[.$F158];[.$I158];[.$L158];[.$O158];[.$R158];[.$U158];[.$X158];[.$AA158];[.$AD158];[.$AG158];[.$AJ158];[.$AM158];[.$AP158];[.$AS158])" office:value-type="float"/>
          <table:table-cell table:formula="of:=MAX([.$D158];[.$G158];[.$J158];[.$M158];[.$P158];[.$S158];[.$V158];[.$Y158];[.$AB158];[.$AE158];[.$AH158];[.$AK158];[.$AN158];[.$AQ158];[.$AT158])" office:value-type="float"/>
        </table:table-row>
        <table:table-row table:style-name="ro1">
          <table:table-cell office:value-type="string">
            <text:p>random/random_s29_a1_c70_h26.lp</text:p>
          </table:table-cell>
          <table:table-cell office:value-type="float" office:value="0.01"/>
          <table:table-cell office:value-type="float" office:value="113.0"/>
          <table:table-cell office:value-type="float" office:value="11.0"/>
          <table:table-cell office:value-type="float" office:value="0.01"/>
          <table:table-cell office:value-type="float" office:value="7.0"/>
          <table:table-cell office:value-type="float" office:value="2.0"/>
          <table:table-cell table:style-name="cellBest" office:value-type="float" office:value="0.0"/>
          <table:table-cell table:style-name="cellBest" office:value-type="float" office:value="3.0"/>
          <table:table-cell table:style-name="cellBest" office:value-type="float" office:value="0.0"/>
          <table:table-cell office:value-type="float" office:value="0.01"/>
          <table:table-cell office:value-type="float" office:value="10.0"/>
          <table:table-cell office:value-type="float" office:value="3.0"/>
          <table:table-cell office:value-type="float" office:value="0.01"/>
          <table:table-cell office:value-type="float" office:value="233.0"/>
          <table:table-cell office:value-type="float" office:value="6.0"/>
          <table:table-cell office:value-type="float" office:value="0.01"/>
          <table:table-cell office:value-type="float" office:value="17.0"/>
          <table:table-cell office:value-type="float" office:value="3.0"/>
          <table:table-cell office:value-type="float" office:value="0.01"/>
          <table:table-cell office:value-type="float" office:value="6.0"/>
          <table:table-cell office:value-type="float" office:value="2.0"/>
          <table:table-cell office:value-type="float" office:value="0.01"/>
          <table:table-cell office:value-type="float" office:value="14.0"/>
          <table:table-cell office:value-type="float" office:value="3.0"/>
          <table:table-cell office:value-type="float" office:value="0.01"/>
          <table:table-cell office:value-type="float" office:value="6.0"/>
          <table:table-cell office:value-type="float" office:value="2.0"/>
          <table:table-cell table:style-name="cellBest" office:value-type="float" office:value="0.0"/>
          <table:table-cell office:value-type="float" office:value="22.0"/>
          <table:table-cell office:value-type="float" office:value="8.0"/>
          <table:table-cell table:style-name="cellBest" office:value-type="float" office:value="0.0"/>
          <table:table-cell office:value-type="float" office:value="22.0"/>
          <table:table-cell office:value-type="float" office:value="8.0"/>
          <table:table-cell office:value-type="float" office:value="0.01"/>
          <table:table-cell office:value-type="float" office:value="15.0"/>
          <table:table-cell office:value-type="float" office:value="3.0"/>
          <table:table-cell office:value-type="float" office:value="0.02"/>
          <table:table-cell office:value-type="float" office:value="57.0"/>
          <table:table-cell office:value-type="float" office:value="6.0"/>
          <table:table-cell table:style-name="cellWorst" office:value-type="float" office:value="5.24"/>
          <table:table-cell table:style-name="cellWorst" office:value-type="float" office:value="42347.0"/>
          <table:table-cell table:style-name="cellWorst" office:value-type="float" office:value="1891.0"/>
          <table:table-cell table:style-name="cellBest" office:value-type="float" office:value="0.0"/>
          <table:table-cell office:value-type="float" office:value="233.0"/>
          <table:table-cell office:value-type="float" office:value="6.0"/>
          <table:table-cell table:formula="of:=MIN([.$B159];[.$E159];[.$H159];[.$K159];[.$N159];[.$Q159];[.$T159];[.$W159];[.$Z159];[.$AC159];[.$AF159];[.$AI159];[.$AL159];[.$AO159];[.$AR159])" office:value-type="float"/>
          <table:table-cell table:formula="of:=MIN([.$C159];[.$F159];[.$I159];[.$L159];[.$O159];[.$R159];[.$U159];[.$X159];[.$AA159];[.$AD159];[.$AG159];[.$AJ159];[.$AM159];[.$AP159];[.$AS159])" office:value-type="float"/>
          <table:table-cell table:formula="of:=MIN([.$D159];[.$G159];[.$J159];[.$M159];[.$P159];[.$S159];[.$V159];[.$Y159];[.$AB159];[.$AE159];[.$AH159];[.$AK159];[.$AN159];[.$AQ159];[.$AT159])" office:value-type="float"/>
          <table:table-cell table:formula="of:=MEDIAN([.$B159];[.$E159];[.$H159];[.$K159];[.$N159];[.$Q159];[.$T159];[.$W159];[.$Z159];[.$AC159];[.$AF159];[.$AI159];[.$AL159];[.$AO159];[.$AR159])" office:value-type="float"/>
          <table:table-cell table:formula="of:=MEDIAN([.$C159];[.$F159];[.$I159];[.$L159];[.$O159];[.$R159];[.$U159];[.$X159];[.$AA159];[.$AD159];[.$AG159];[.$AJ159];[.$AM159];[.$AP159];[.$AS159])" office:value-type="float"/>
          <table:table-cell table:formula="of:=MEDIAN([.$D159];[.$G159];[.$J159];[.$M159];[.$P159];[.$S159];[.$V159];[.$Y159];[.$AB159];[.$AE159];[.$AH159];[.$AK159];[.$AN159];[.$AQ159];[.$AT159])" office:value-type="float"/>
          <table:table-cell table:formula="of:=MAX([.$B159];[.$E159];[.$H159];[.$K159];[.$N159];[.$Q159];[.$T159];[.$W159];[.$Z159];[.$AC159];[.$AF159];[.$AI159];[.$AL159];[.$AO159];[.$AR159])" office:value-type="float"/>
          <table:table-cell table:formula="of:=MAX([.$C159];[.$F159];[.$I159];[.$L159];[.$O159];[.$R159];[.$U159];[.$X159];[.$AA159];[.$AD159];[.$AG159];[.$AJ159];[.$AM159];[.$AP159];[.$AS159])" office:value-type="float"/>
          <table:table-cell table:formula="of:=MAX([.$D159];[.$G159];[.$J159];[.$M159];[.$P159];[.$S159];[.$V159];[.$Y159];[.$AB159];[.$AE159];[.$AH159];[.$AK159];[.$AN159];[.$AQ159];[.$AT159])" office:value-type="float"/>
        </table:table-row>
        <table:table-row table:style-name="ro1">
          <table:table-cell office:value-type="string">
            <text:p>random/random_s29_a2_c70_h13.lp</text:p>
          </table:table-cell>
          <table:table-cell office:value-type="float" office:value="0.01"/>
          <table:table-cell office:value-type="float" office:value="150.0"/>
          <table:table-cell table:style-name="cellWorst" office:value-type="float" office:value="32.0"/>
          <table:table-cell office:value-type="float" office:value="0.0"/>
          <table:table-cell office:value-type="float" office:value="34.0"/>
          <table:table-cell office:value-type="float" office:value="1.0"/>
          <table:table-cell office:value-type="float" office:value="0.0"/>
          <table:table-cell office:value-type="float" office:value="58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0.0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office:value-type="float" office:value="0.0"/>
          <table:table-cell office:value-type="float" office:value="128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0.0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office:value-type="float" office:value="0.01"/>
          <table:table-cell office:value-type="float" office:value="44.0"/>
          <table:table-cell office:value-type="float" office:value="0.0"/>
          <table:table-cell office:value-type="float" office:value="0.4"/>
          <table:table-cell table:style-name="cellWorst" office:value-type="float" office:value="12480.0"/>
          <table:table-cell office:value-type="float" office:value="1.0"/>
          <table:table-cell office:value-type="float" office:value="0.0"/>
          <table:table-cell table:style-name="cellBest" office:value-type="float" office:value="12.0"/>
          <table:table-cell office:value-type="float" office:value="0.0"/>
          <table:table-cell table:formula="of:=MIN([.$B160];[.$E160];[.$H160];[.$K160];[.$N160];[.$Q160];[.$T160];[.$W160];[.$Z160];[.$AC160];[.$AF160];[.$AI160];[.$AL160];[.$AO160];[.$AR160])" office:value-type="float"/>
          <table:table-cell table:formula="of:=MIN([.$C160];[.$F160];[.$I160];[.$L160];[.$O160];[.$R160];[.$U160];[.$X160];[.$AA160];[.$AD160];[.$AG160];[.$AJ160];[.$AM160];[.$AP160];[.$AS160])" office:value-type="float"/>
          <table:table-cell table:formula="of:=MIN([.$D160];[.$G160];[.$J160];[.$M160];[.$P160];[.$S160];[.$V160];[.$Y160];[.$AB160];[.$AE160];[.$AH160];[.$AK160];[.$AN160];[.$AQ160];[.$AT160])" office:value-type="float"/>
          <table:table-cell table:formula="of:=MEDIAN([.$B160];[.$E160];[.$H160];[.$K160];[.$N160];[.$Q160];[.$T160];[.$W160];[.$Z160];[.$AC160];[.$AF160];[.$AI160];[.$AL160];[.$AO160];[.$AR160])" office:value-type="float"/>
          <table:table-cell table:formula="of:=MEDIAN([.$C160];[.$F160];[.$I160];[.$L160];[.$O160];[.$R160];[.$U160];[.$X160];[.$AA160];[.$AD160];[.$AG160];[.$AJ160];[.$AM160];[.$AP160];[.$AS160])" office:value-type="float"/>
          <table:table-cell table:formula="of:=MEDIAN([.$D160];[.$G160];[.$J160];[.$M160];[.$P160];[.$S160];[.$V160];[.$Y160];[.$AB160];[.$AE160];[.$AH160];[.$AK160];[.$AN160];[.$AQ160];[.$AT160])" office:value-type="float"/>
          <table:table-cell table:formula="of:=MAX([.$B160];[.$E160];[.$H160];[.$K160];[.$N160];[.$Q160];[.$T160];[.$W160];[.$Z160];[.$AC160];[.$AF160];[.$AI160];[.$AL160];[.$AO160];[.$AR160])" office:value-type="float"/>
          <table:table-cell table:formula="of:=MAX([.$C160];[.$F160];[.$I160];[.$L160];[.$O160];[.$R160];[.$U160];[.$X160];[.$AA160];[.$AD160];[.$AG160];[.$AJ160];[.$AM160];[.$AP160];[.$AS160])" office:value-type="float"/>
          <table:table-cell table:formula="of:=MAX([.$D160];[.$G160];[.$J160];[.$M160];[.$P160];[.$S160];[.$V160];[.$Y160];[.$AB160];[.$AE160];[.$AH160];[.$AK160];[.$AN160];[.$AQ160];[.$AT160])" office:value-type="float"/>
        </table:table-row>
        <table:table-row table:style-name="ro1">
          <table:table-cell office:value-type="string">
            <text:p>random/random_s29_a3_c70_h9.lp</text:p>
          </table:table-cell>
          <table:table-cell office:value-type="float" office:value="0.01"/>
          <table:table-cell office:value-type="float" office:value="162.0"/>
          <table:table-cell table:style-name="cellWorst" office:value-type="float" office:value="18.0"/>
          <table:table-cell office:value-type="float" office:value="0.01"/>
          <table:table-cell office:value-type="float" office:value="53.0"/>
          <table:table-cell office:value-type="float" office:value="1.0"/>
          <table:table-cell office:value-type="float" office:value="0.0"/>
          <table:table-cell office:value-type="float" office:value="32.0"/>
          <table:table-cell table:style-name="cellBest" office:value-type="float" office:value="0.0"/>
          <table:table-cell office:value-type="float" office:value="0.01"/>
          <table:table-cell table:style-name="cellBest" office:value-type="float" office:value="20.0"/>
          <table:table-cell office:value-type="float" office:value="4.0"/>
          <table:table-cell office:value-type="float" office:value="0.01"/>
          <table:table-cell office:value-type="float" office:value="77.0"/>
          <table:table-cell office:value-type="float" office:value="7.0"/>
          <table:table-cell office:value-type="float" office:value="0.0"/>
          <table:table-cell office:value-type="float" office:value="93.0"/>
          <table:table-cell office:value-type="float" office:value="3.0"/>
          <table:table-cell office:value-type="float" office:value="0.01"/>
          <table:table-cell office:value-type="float" office:value="39.0"/>
          <table:table-cell office:value-type="float" office:value="8.0"/>
          <table:table-cell office:value-type="float" office:value="0.01"/>
          <table:table-cell office:value-type="float" office:value="38.0"/>
          <table:table-cell office:value-type="float" office:value="8.0"/>
          <table:table-cell office:value-type="float" office:value="0.01"/>
          <table:table-cell office:value-type="float" office:value="75.0"/>
          <table:table-cell office:value-type="float" office:value="6.0"/>
          <table:table-cell office:value-type="float" office:value="0.01"/>
          <table:table-cell office:value-type="float" office:value="32.0"/>
          <table:table-cell office:value-type="float" office:value="4.0"/>
          <table:table-cell office:value-type="float" office:value="0.01"/>
          <table:table-cell office:value-type="float" office:value="32.0"/>
          <table:table-cell office:value-type="float" office:value="4.0"/>
          <table:table-cell office:value-type="float" office:value="0.01"/>
          <table:table-cell office:value-type="float" office:value="39.0"/>
          <table:table-cell office:value-type="float" office:value="2.0"/>
          <table:table-cell office:value-type="float" office:value="0.02"/>
          <table:table-cell office:value-type="float" office:value="94.0"/>
          <table:table-cell office:value-type="float" office:value="6.0"/>
          <table:table-cell office:value-type="float" office:value="0.38"/>
          <table:table-cell table:style-name="cellWorst" office:value-type="float" office:value="14976.0"/>
          <table:table-cell office:value-type="float" office:value="8.0"/>
          <table:table-cell office:value-type="float" office:value="0.01"/>
          <table:table-cell office:value-type="float" office:value="76.0"/>
          <table:table-cell office:value-type="float" office:value="7.0"/>
          <table:table-cell table:formula="of:=MIN([.$B161];[.$E161];[.$H161];[.$K161];[.$N161];[.$Q161];[.$T161];[.$W161];[.$Z161];[.$AC161];[.$AF161];[.$AI161];[.$AL161];[.$AO161];[.$AR161])" office:value-type="float"/>
          <table:table-cell table:formula="of:=MIN([.$C161];[.$F161];[.$I161];[.$L161];[.$O161];[.$R161];[.$U161];[.$X161];[.$AA161];[.$AD161];[.$AG161];[.$AJ161];[.$AM161];[.$AP161];[.$AS161])" office:value-type="float"/>
          <table:table-cell table:formula="of:=MIN([.$D161];[.$G161];[.$J161];[.$M161];[.$P161];[.$S161];[.$V161];[.$Y161];[.$AB161];[.$AE161];[.$AH161];[.$AK161];[.$AN161];[.$AQ161];[.$AT161])" office:value-type="float"/>
          <table:table-cell table:formula="of:=MEDIAN([.$B161];[.$E161];[.$H161];[.$K161];[.$N161];[.$Q161];[.$T161];[.$W161];[.$Z161];[.$AC161];[.$AF161];[.$AI161];[.$AL161];[.$AO161];[.$AR161])" office:value-type="float"/>
          <table:table-cell table:formula="of:=MEDIAN([.$C161];[.$F161];[.$I161];[.$L161];[.$O161];[.$R161];[.$U161];[.$X161];[.$AA161];[.$AD161];[.$AG161];[.$AJ161];[.$AM161];[.$AP161];[.$AS161])" office:value-type="float"/>
          <table:table-cell table:formula="of:=MEDIAN([.$D161];[.$G161];[.$J161];[.$M161];[.$P161];[.$S161];[.$V161];[.$Y161];[.$AB161];[.$AE161];[.$AH161];[.$AK161];[.$AN161];[.$AQ161];[.$AT161])" office:value-type="float"/>
          <table:table-cell table:formula="of:=MAX([.$B161];[.$E161];[.$H161];[.$K161];[.$N161];[.$Q161];[.$T161];[.$W161];[.$Z161];[.$AC161];[.$AF161];[.$AI161];[.$AL161];[.$AO161];[.$AR161])" office:value-type="float"/>
          <table:table-cell table:formula="of:=MAX([.$C161];[.$F161];[.$I161];[.$L161];[.$O161];[.$R161];[.$U161];[.$X161];[.$AA161];[.$AD161];[.$AG161];[.$AJ161];[.$AM161];[.$AP161];[.$AS161])" office:value-type="float"/>
          <table:table-cell table:formula="of:=MAX([.$D161];[.$G161];[.$J161];[.$M161];[.$P161];[.$S161];[.$V161];[.$Y161];[.$AB161];[.$AE161];[.$AH161];[.$AK161];[.$AN161];[.$AQ161];[.$AT161])" office:value-type="float"/>
        </table:table-row>
        <table:table-row table:style-name="ro1">
          <table:table-cell office:value-type="string">
            <text:p>random/random_s2_a14_c42_h0.lp</text:p>
          </table:table-cell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table:formula="of:=MIN([.$B162];[.$E162];[.$H162];[.$K162];[.$N162];[.$Q162];[.$T162];[.$W162];[.$Z162];[.$AC162];[.$AF162];[.$AI162];[.$AL162];[.$AO162];[.$AR162])" office:value-type="float"/>
          <table:table-cell table:formula="of:=MIN([.$C162];[.$F162];[.$I162];[.$L162];[.$O162];[.$R162];[.$U162];[.$X162];[.$AA162];[.$AD162];[.$AG162];[.$AJ162];[.$AM162];[.$AP162];[.$AS162])" office:value-type="float"/>
          <table:table-cell table:formula="of:=MIN([.$D162];[.$G162];[.$J162];[.$M162];[.$P162];[.$S162];[.$V162];[.$Y162];[.$AB162];[.$AE162];[.$AH162];[.$AK162];[.$AN162];[.$AQ162];[.$AT162])" office:value-type="float"/>
          <table:table-cell table:formula="of:=MEDIAN([.$B162];[.$E162];[.$H162];[.$K162];[.$N162];[.$Q162];[.$T162];[.$W162];[.$Z162];[.$AC162];[.$AF162];[.$AI162];[.$AL162];[.$AO162];[.$AR162])" office:value-type="float"/>
          <table:table-cell table:formula="of:=MEDIAN([.$C162];[.$F162];[.$I162];[.$L162];[.$O162];[.$R162];[.$U162];[.$X162];[.$AA162];[.$AD162];[.$AG162];[.$AJ162];[.$AM162];[.$AP162];[.$AS162])" office:value-type="float"/>
          <table:table-cell table:formula="of:=MEDIAN([.$D162];[.$G162];[.$J162];[.$M162];[.$P162];[.$S162];[.$V162];[.$Y162];[.$AB162];[.$AE162];[.$AH162];[.$AK162];[.$AN162];[.$AQ162];[.$AT162])" office:value-type="float"/>
          <table:table-cell table:formula="of:=MAX([.$B162];[.$E162];[.$H162];[.$K162];[.$N162];[.$Q162];[.$T162];[.$W162];[.$Z162];[.$AC162];[.$AF162];[.$AI162];[.$AL162];[.$AO162];[.$AR162])" office:value-type="float"/>
          <table:table-cell table:formula="of:=MAX([.$C162];[.$F162];[.$I162];[.$L162];[.$O162];[.$R162];[.$U162];[.$X162];[.$AA162];[.$AD162];[.$AG162];[.$AJ162];[.$AM162];[.$AP162];[.$AS162])" office:value-type="float"/>
          <table:table-cell table:formula="of:=MAX([.$D162];[.$G162];[.$J162];[.$M162];[.$P162];[.$S162];[.$V162];[.$Y162];[.$AB162];[.$AE162];[.$AH162];[.$AK162];[.$AN162];[.$AQ162];[.$AT162])" office:value-type="float"/>
        </table:table-row>
        <table:table-row table:style-name="ro1">
          <table:table-cell office:value-type="string">
            <text:p>random/random_s2_a14_c62_h0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3];[.$E163];[.$H163];[.$K163];[.$N163];[.$Q163];[.$T163];[.$W163];[.$Z163];[.$AC163];[.$AF163];[.$AI163];[.$AL163];[.$AO163];[.$AR163])" office:value-type="float"/>
          <table:table-cell table:formula="of:=MIN([.$C163];[.$F163];[.$I163];[.$L163];[.$O163];[.$R163];[.$U163];[.$X163];[.$AA163];[.$AD163];[.$AG163];[.$AJ163];[.$AM163];[.$AP163];[.$AS163])" office:value-type="float"/>
          <table:table-cell table:formula="of:=MIN([.$D163];[.$G163];[.$J163];[.$M163];[.$P163];[.$S163];[.$V163];[.$Y163];[.$AB163];[.$AE163];[.$AH163];[.$AK163];[.$AN163];[.$AQ163];[.$AT163])" office:value-type="float"/>
          <table:table-cell table:formula="of:=MEDIAN([.$B163];[.$E163];[.$H163];[.$K163];[.$N163];[.$Q163];[.$T163];[.$W163];[.$Z163];[.$AC163];[.$AF163];[.$AI163];[.$AL163];[.$AO163];[.$AR163])" office:value-type="float"/>
          <table:table-cell table:formula="of:=MEDIAN([.$C163];[.$F163];[.$I163];[.$L163];[.$O163];[.$R163];[.$U163];[.$X163];[.$AA163];[.$AD163];[.$AG163];[.$AJ163];[.$AM163];[.$AP163];[.$AS163])" office:value-type="float"/>
          <table:table-cell table:formula="of:=MEDIAN([.$D163];[.$G163];[.$J163];[.$M163];[.$P163];[.$S163];[.$V163];[.$Y163];[.$AB163];[.$AE163];[.$AH163];[.$AK163];[.$AN163];[.$AQ163];[.$AT163])" office:value-type="float"/>
          <table:table-cell table:formula="of:=MAX([.$B163];[.$E163];[.$H163];[.$K163];[.$N163];[.$Q163];[.$T163];[.$W163];[.$Z163];[.$AC163];[.$AF163];[.$AI163];[.$AL163];[.$AO163];[.$AR163])" office:value-type="float"/>
          <table:table-cell table:formula="of:=MAX([.$C163];[.$F163];[.$I163];[.$L163];[.$O163];[.$R163];[.$U163];[.$X163];[.$AA163];[.$AD163];[.$AG163];[.$AJ163];[.$AM163];[.$AP163];[.$AS163])" office:value-type="float"/>
          <table:table-cell table:formula="of:=MAX([.$D163];[.$G163];[.$J163];[.$M163];[.$P163];[.$S163];[.$V163];[.$Y163];[.$AB163];[.$AE163];[.$AH163];[.$AK163];[.$AN163];[.$AQ163];[.$AT163])" office:value-type="float"/>
        </table:table-row>
        <table:table-row table:style-name="ro1">
          <table:table-cell office:value-type="string">
            <text:p>random/random_s2_a1_c70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4];[.$E164];[.$H164];[.$K164];[.$N164];[.$Q164];[.$T164];[.$W164];[.$Z164];[.$AC164];[.$AF164];[.$AI164];[.$AL164];[.$AO164];[.$AR164])" office:value-type="float"/>
          <table:table-cell table:formula="of:=MIN([.$C164];[.$F164];[.$I164];[.$L164];[.$O164];[.$R164];[.$U164];[.$X164];[.$AA164];[.$AD164];[.$AG164];[.$AJ164];[.$AM164];[.$AP164];[.$AS164])" office:value-type="float"/>
          <table:table-cell table:formula="of:=MIN([.$D164];[.$G164];[.$J164];[.$M164];[.$P164];[.$S164];[.$V164];[.$Y164];[.$AB164];[.$AE164];[.$AH164];[.$AK164];[.$AN164];[.$AQ164];[.$AT164])" office:value-type="float"/>
          <table:table-cell table:formula="of:=MEDIAN([.$B164];[.$E164];[.$H164];[.$K164];[.$N164];[.$Q164];[.$T164];[.$W164];[.$Z164];[.$AC164];[.$AF164];[.$AI164];[.$AL164];[.$AO164];[.$AR164])" office:value-type="float"/>
          <table:table-cell table:formula="of:=MEDIAN([.$C164];[.$F164];[.$I164];[.$L164];[.$O164];[.$R164];[.$U164];[.$X164];[.$AA164];[.$AD164];[.$AG164];[.$AJ164];[.$AM164];[.$AP164];[.$AS164])" office:value-type="float"/>
          <table:table-cell table:formula="of:=MEDIAN([.$D164];[.$G164];[.$J164];[.$M164];[.$P164];[.$S164];[.$V164];[.$Y164];[.$AB164];[.$AE164];[.$AH164];[.$AK164];[.$AN164];[.$AQ164];[.$AT164])" office:value-type="float"/>
          <table:table-cell table:formula="of:=MAX([.$B164];[.$E164];[.$H164];[.$K164];[.$N164];[.$Q164];[.$T164];[.$W164];[.$Z164];[.$AC164];[.$AF164];[.$AI164];[.$AL164];[.$AO164];[.$AR164])" office:value-type="float"/>
          <table:table-cell table:formula="of:=MAX([.$C164];[.$F164];[.$I164];[.$L164];[.$O164];[.$R164];[.$U164];[.$X164];[.$AA164];[.$AD164];[.$AG164];[.$AJ164];[.$AM164];[.$AP164];[.$AS164])" office:value-type="float"/>
          <table:table-cell table:formula="of:=MAX([.$D164];[.$G164];[.$J164];[.$M164];[.$P164];[.$S164];[.$V164];[.$Y164];[.$AB164];[.$AE164];[.$AH164];[.$AK164];[.$AN164];[.$AQ164];[.$AT164])" office:value-type="float"/>
        </table:table-row>
        <table:table-row table:style-name="ro1">
          <table:table-cell office:value-type="string">
            <text:p>random/random_s30_a1_c70_h29.lp</text:p>
          </table:table-cell>
          <table:table-cell office:value-type="float" office:value="0.01"/>
          <table:table-cell office:value-type="float" office:value="31.0"/>
          <table:table-cell table:style-name="cellWorst" office:value-type="float" office:value="11.0"/>
          <table:table-cell office:value-type="float" office:value="0.02"/>
          <table:table-cell office:value-type="float" office:value="13.0"/>
          <table:table-cell office:value-type="float" office:value="4.0"/>
          <table:table-cell office:value-type="float" office:value="0.01"/>
          <table:table-cell table:style-name="cellBest" office:value-type="float" office:value="11.0"/>
          <table:table-cell table:style-name="cellBest" office:value-type="float" office:value="2.0"/>
          <table:table-cell office:value-type="float" office:value="0.02"/>
          <table:table-cell office:value-type="float" office:value="14.0"/>
          <table:table-cell office:value-type="float" office:value="4.0"/>
          <table:table-cell office:value-type="float" office:value="0.01"/>
          <table:table-cell office:value-type="float" office:value="330.0"/>
          <table:table-cell office:value-type="float" office:value="9.0"/>
          <table:table-cell office:value-type="float" office:value="0.02"/>
          <table:table-cell office:value-type="float" office:value="26.0"/>
          <table:table-cell office:value-type="float" office:value="4.0"/>
          <table:table-cell office:value-type="float" office:value="0.02"/>
          <table:table-cell office:value-type="float" office:value="13.0"/>
          <table:table-cell office:value-type="float" office:value="4.0"/>
          <table:table-cell office:value-type="float" office:value="0.02"/>
          <table:table-cell office:value-type="float" office:value="26.0"/>
          <table:table-cell office:value-type="float" office:value="4.0"/>
          <table:table-cell office:value-type="float" office:value="0.02"/>
          <table:table-cell office:value-type="float" office:value="13.0"/>
          <table:table-cell office:value-type="float" office:value="4.0"/>
          <table:table-cell office:value-type="float" office:value="0.01"/>
          <table:table-cell office:value-type="float" office:value="39.0"/>
          <table:table-cell office:value-type="float" office:value="5.0"/>
          <table:table-cell office:value-type="float" office:value="0.01"/>
          <table:table-cell office:value-type="float" office:value="39.0"/>
          <table:table-cell office:value-type="float" office:value="5.0"/>
          <table:table-cell office:value-type="float" office:value="0.03"/>
          <table:table-cell office:value-type="float" office:value="60.0"/>
          <table:table-cell table:style-name="cellWorst" office:value-type="float" office:value="11.0"/>
          <table:table-cell office:value-type="float" office:value="0.02"/>
          <table:table-cell office:value-type="float" office:value="96.0"/>
          <table:table-cell office:value-type="float" office:value="8.0"/>
          <table:table-cell office:value-type="float" office:value="0.32"/>
          <table:table-cell table:style-name="cellWorst" office:value-type="float" office:value="8901.0"/>
          <table:table-cell office:value-type="float" office:value="9.0"/>
          <table:table-cell office:value-type="float" office:value="0.01"/>
          <table:table-cell office:value-type="float" office:value="330.0"/>
          <table:table-cell office:value-type="float" office:value="9.0"/>
          <table:table-cell table:formula="of:=MIN([.$B165];[.$E165];[.$H165];[.$K165];[.$N165];[.$Q165];[.$T165];[.$W165];[.$Z165];[.$AC165];[.$AF165];[.$AI165];[.$AL165];[.$AO165];[.$AR165])" office:value-type="float"/>
          <table:table-cell table:formula="of:=MIN([.$C165];[.$F165];[.$I165];[.$L165];[.$O165];[.$R165];[.$U165];[.$X165];[.$AA165];[.$AD165];[.$AG165];[.$AJ165];[.$AM165];[.$AP165];[.$AS165])" office:value-type="float"/>
          <table:table-cell table:formula="of:=MIN([.$D165];[.$G165];[.$J165];[.$M165];[.$P165];[.$S165];[.$V165];[.$Y165];[.$AB165];[.$AE165];[.$AH165];[.$AK165];[.$AN165];[.$AQ165];[.$AT165])" office:value-type="float"/>
          <table:table-cell table:formula="of:=MEDIAN([.$B165];[.$E165];[.$H165];[.$K165];[.$N165];[.$Q165];[.$T165];[.$W165];[.$Z165];[.$AC165];[.$AF165];[.$AI165];[.$AL165];[.$AO165];[.$AR165])" office:value-type="float"/>
          <table:table-cell table:formula="of:=MEDIAN([.$C165];[.$F165];[.$I165];[.$L165];[.$O165];[.$R165];[.$U165];[.$X165];[.$AA165];[.$AD165];[.$AG165];[.$AJ165];[.$AM165];[.$AP165];[.$AS165])" office:value-type="float"/>
          <table:table-cell table:formula="of:=MEDIAN([.$D165];[.$G165];[.$J165];[.$M165];[.$P165];[.$S165];[.$V165];[.$Y165];[.$AB165];[.$AE165];[.$AH165];[.$AK165];[.$AN165];[.$AQ165];[.$AT165])" office:value-type="float"/>
          <table:table-cell table:formula="of:=MAX([.$B165];[.$E165];[.$H165];[.$K165];[.$N165];[.$Q165];[.$T165];[.$W165];[.$Z165];[.$AC165];[.$AF165];[.$AI165];[.$AL165];[.$AO165];[.$AR165])" office:value-type="float"/>
          <table:table-cell table:formula="of:=MAX([.$C165];[.$F165];[.$I165];[.$L165];[.$O165];[.$R165];[.$U165];[.$X165];[.$AA165];[.$AD165];[.$AG165];[.$AJ165];[.$AM165];[.$AP165];[.$AS165])" office:value-type="float"/>
          <table:table-cell table:formula="of:=MAX([.$D165];[.$G165];[.$J165];[.$M165];[.$P165];[.$S165];[.$V165];[.$Y165];[.$AB165];[.$AE165];[.$AH165];[.$AK165];[.$AN165];[.$AQ165];[.$AT165])" office:value-type="float"/>
        </table:table-row>
        <table:table-row table:style-name="ro1">
          <table:table-cell office:value-type="string">
            <text:p>random/random_s30_a2_c70_h7.lp</text:p>
          </table:table-cell>
          <table:table-cell office:value-type="float" office:value="0.01"/>
          <table:table-cell office:value-type="float" office:value="79.0"/>
          <table:table-cell table:style-name="cellWorst" office:value-type="float" office:value="13.0"/>
          <table:table-cell office:value-type="float" office:value="0.0"/>
          <table:table-cell office:value-type="float" office:value="16.0"/>
          <table:table-cell office:value-type="float" office:value="1.0"/>
          <table:table-cell office:value-type="float" office:value="0.0"/>
          <table:table-cell office:value-type="float" office:value="21.0"/>
          <table:table-cell table:style-name="cellBest" office:value-type="float" office:value="0.0"/>
          <table:table-cell office:value-type="float" office:value="0.0"/>
          <table:table-cell office:value-type="float" office:value="12.0"/>
          <table:table-cell office:value-type="float" office:value="2.0"/>
          <table:table-cell office:value-type="float" office:value="0.0"/>
          <table:table-cell office:value-type="float" office:value="14.0"/>
          <table:table-cell office:value-type="float" office:value="2.0"/>
          <table:table-cell office:value-type="float" office:value="0.0"/>
          <table:table-cell office:value-type="float" office:value="38.0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2.0"/>
          <table:table-cell office:value-type="float" office:value="0.0"/>
          <table:table-cell table:style-name="cellBest" office:value-type="float" office:value="11.0"/>
          <table:table-cell office:value-type="float" office:value="2.0"/>
          <table:table-cell office:value-type="float" office:value="0.0"/>
          <table:table-cell office:value-type="float" office:value="15.0"/>
          <table:table-cell office:value-type="float" office:value="2.0"/>
          <table:table-cell office:value-type="float" office:value="0.0"/>
          <table:table-cell table:style-name="cellBest" office:value-type="float" office:value="11.0"/>
          <table:table-cell office:value-type="float" office:value="1.0"/>
          <table:table-cell office:value-type="float" office:value="0.0"/>
          <table:table-cell table:style-name="cellBest" office:value-type="float" office:value="11.0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.0"/>
          <table:table-cell office:value-type="float" office:value="0.01"/>
          <table:table-cell office:value-type="float" office:value="28.0"/>
          <table:table-cell office:value-type="float" office:value="2.0"/>
          <table:table-cell office:value-type="float" office:value="0.19"/>
          <table:table-cell table:style-name="cellWorst" office:value-type="float" office:value="8385.0"/>
          <table:table-cell office:value-type="float" office:value="3.0"/>
          <table:table-cell office:value-type="float" office:value="0.0"/>
          <table:table-cell office:value-type="float" office:value="14.0"/>
          <table:table-cell office:value-type="float" office:value="2.0"/>
          <table:table-cell table:formula="of:=MIN([.$B166];[.$E166];[.$H166];[.$K166];[.$N166];[.$Q166];[.$T166];[.$W166];[.$Z166];[.$AC166];[.$AF166];[.$AI166];[.$AL166];[.$AO166];[.$AR166])" office:value-type="float"/>
          <table:table-cell table:formula="of:=MIN([.$C166];[.$F166];[.$I166];[.$L166];[.$O166];[.$R166];[.$U166];[.$X166];[.$AA166];[.$AD166];[.$AG166];[.$AJ166];[.$AM166];[.$AP166];[.$AS166])" office:value-type="float"/>
          <table:table-cell table:formula="of:=MIN([.$D166];[.$G166];[.$J166];[.$M166];[.$P166];[.$S166];[.$V166];[.$Y166];[.$AB166];[.$AE166];[.$AH166];[.$AK166];[.$AN166];[.$AQ166];[.$AT166])" office:value-type="float"/>
          <table:table-cell table:formula="of:=MEDIAN([.$B166];[.$E166];[.$H166];[.$K166];[.$N166];[.$Q166];[.$T166];[.$W166];[.$Z166];[.$AC166];[.$AF166];[.$AI166];[.$AL166];[.$AO166];[.$AR166])" office:value-type="float"/>
          <table:table-cell table:formula="of:=MEDIAN([.$C166];[.$F166];[.$I166];[.$L166];[.$O166];[.$R166];[.$U166];[.$X166];[.$AA166];[.$AD166];[.$AG166];[.$AJ166];[.$AM166];[.$AP166];[.$AS166])" office:value-type="float"/>
          <table:table-cell table:formula="of:=MEDIAN([.$D166];[.$G166];[.$J166];[.$M166];[.$P166];[.$S166];[.$V166];[.$Y166];[.$AB166];[.$AE166];[.$AH166];[.$AK166];[.$AN166];[.$AQ166];[.$AT166])" office:value-type="float"/>
          <table:table-cell table:formula="of:=MAX([.$B166];[.$E166];[.$H166];[.$K166];[.$N166];[.$Q166];[.$T166];[.$W166];[.$Z166];[.$AC166];[.$AF166];[.$AI166];[.$AL166];[.$AO166];[.$AR166])" office:value-type="float"/>
          <table:table-cell table:formula="of:=MAX([.$C166];[.$F166];[.$I166];[.$L166];[.$O166];[.$R166];[.$U166];[.$X166];[.$AA166];[.$AD166];[.$AG166];[.$AJ166];[.$AM166];[.$AP166];[.$AS166])" office:value-type="float"/>
          <table:table-cell table:formula="of:=MAX([.$D166];[.$G166];[.$J166];[.$M166];[.$P166];[.$S166];[.$V166];[.$Y166];[.$AB166];[.$AE166];[.$AH166];[.$AK166];[.$AN166];[.$AQ166];[.$AT166])" office:value-type="float"/>
        </table:table-row>
        <table:table-row table:style-name="ro1">
          <table:table-cell office:value-type="string">
            <text:p>random/random_s30_a3_c70_h27.lp</text:p>
          </table:table-cell>
          <table:table-cell office:value-type="float" office:value="0.14"/>
          <table:table-cell office:value-type="float" office:value="2558.0"/>
          <table:table-cell table:style-name="cellWorst" office:value-type="float" office:value="165.0"/>
          <table:table-cell office:value-type="float" office:value="0.03"/>
          <table:table-cell office:value-type="float" office:value="278.0"/>
          <table:table-cell table:style-name="cellBest" office:value-type="float" office:value="3.0"/>
          <table:table-cell office:value-type="float" office:value="0.05"/>
          <table:table-cell office:value-type="float" office:value="855.0"/>
          <table:table-cell office:value-type="float" office:value="6.0"/>
          <table:table-cell office:value-type="float" office:value="0.03"/>
          <table:table-cell office:value-type="float" office:value="142.0"/>
          <table:table-cell office:value-type="float" office:value="11.0"/>
          <table:table-cell office:value-type="float" office:value="0.06"/>
          <table:table-cell office:value-type="float" office:value="353.0"/>
          <table:table-cell office:value-type="float" office:value="10.0"/>
          <table:table-cell office:value-type="float" office:value="0.03"/>
          <table:table-cell office:value-type="float" office:value="2680.0"/>
          <table:table-cell office:value-type="float" office:value="4.0"/>
          <table:table-cell office:value-type="float" office:value="0.05"/>
          <table:table-cell table:style-name="cellBest" office:value-type="float" office:value="123.0"/>
          <table:table-cell office:value-type="float" office:value="20.0"/>
          <table:table-cell office:value-type="float" office:value="0.04"/>
          <table:table-cell office:value-type="float" office:value="137.0"/>
          <table:table-cell office:value-type="float" office:value="18.0"/>
          <table:table-cell office:value-type="float" office:value="0.06"/>
          <table:table-cell office:value-type="float" office:value="353.0"/>
          <table:table-cell office:value-type="float" office:value="9.0"/>
          <table:table-cell office:value-type="float" office:value="0.05"/>
          <table:table-cell office:value-type="float" office:value="246.0"/>
          <table:table-cell office:value-type="float" office:value="4.0"/>
          <table:table-cell office:value-type="float" office:value="0.05"/>
          <table:table-cell office:value-type="float" office:value="246.0"/>
          <table:table-cell office:value-type="float" office:value="4.0"/>
          <table:table-cell office:value-type="float" office:value="0.1"/>
          <table:table-cell office:value-type="float" office:value="408.0"/>
          <table:table-cell office:value-type="float" office:value="10.0"/>
          <table:table-cell office:value-type="float" office:value="0.14"/>
          <table:table-cell office:value-type="float" office:value="654.0"/>
          <table:table-cell office:value-type="float" office:value="9.0"/>
          <table:table-cell office:value-type="float" office:value="1.19"/>
          <table:table-cell table:style-name="cellWorst" office:value-type="float" office:value="23543.0"/>
          <table:table-cell table:style-name="cellBest" office:value-type="float" office:value="3.0"/>
          <table:table-cell office:value-type="float" office:value="0.06"/>
          <table:table-cell office:value-type="float" office:value="353.0"/>
          <table:table-cell office:value-type="float" office:value="10.0"/>
          <table:table-cell table:formula="of:=MIN([.$B167];[.$E167];[.$H167];[.$K167];[.$N167];[.$Q167];[.$T167];[.$W167];[.$Z167];[.$AC167];[.$AF167];[.$AI167];[.$AL167];[.$AO167];[.$AR167])" office:value-type="float"/>
          <table:table-cell table:formula="of:=MIN([.$C167];[.$F167];[.$I167];[.$L167];[.$O167];[.$R167];[.$U167];[.$X167];[.$AA167];[.$AD167];[.$AG167];[.$AJ167];[.$AM167];[.$AP167];[.$AS167])" office:value-type="float"/>
          <table:table-cell table:formula="of:=MIN([.$D167];[.$G167];[.$J167];[.$M167];[.$P167];[.$S167];[.$V167];[.$Y167];[.$AB167];[.$AE167];[.$AH167];[.$AK167];[.$AN167];[.$AQ167];[.$AT167])" office:value-type="float"/>
          <table:table-cell table:formula="of:=MEDIAN([.$B167];[.$E167];[.$H167];[.$K167];[.$N167];[.$Q167];[.$T167];[.$W167];[.$Z167];[.$AC167];[.$AF167];[.$AI167];[.$AL167];[.$AO167];[.$AR167])" office:value-type="float"/>
          <table:table-cell table:formula="of:=MEDIAN([.$C167];[.$F167];[.$I167];[.$L167];[.$O167];[.$R167];[.$U167];[.$X167];[.$AA167];[.$AD167];[.$AG167];[.$AJ167];[.$AM167];[.$AP167];[.$AS167])" office:value-type="float"/>
          <table:table-cell table:formula="of:=MEDIAN([.$D167];[.$G167];[.$J167];[.$M167];[.$P167];[.$S167];[.$V167];[.$Y167];[.$AB167];[.$AE167];[.$AH167];[.$AK167];[.$AN167];[.$AQ167];[.$AT167])" office:value-type="float"/>
          <table:table-cell table:formula="of:=MAX([.$B167];[.$E167];[.$H167];[.$K167];[.$N167];[.$Q167];[.$T167];[.$W167];[.$Z167];[.$AC167];[.$AF167];[.$AI167];[.$AL167];[.$AO167];[.$AR167])" office:value-type="float"/>
          <table:table-cell table:formula="of:=MAX([.$C167];[.$F167];[.$I167];[.$L167];[.$O167];[.$R167];[.$U167];[.$X167];[.$AA167];[.$AD167];[.$AG167];[.$AJ167];[.$AM167];[.$AP167];[.$AS167])" office:value-type="float"/>
          <table:table-cell table:formula="of:=MAX([.$D167];[.$G167];[.$J167];[.$M167];[.$P167];[.$S167];[.$V167];[.$Y167];[.$AB167];[.$AE167];[.$AH167];[.$AK167];[.$AN167];[.$AQ167];[.$AT167])" office:value-type="float"/>
        </table:table-row>
        <table:table-row table:style-name="ro1">
          <table:table-cell office:value-type="string">
            <text:p>random/random_s3_a16_c43_h0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8];[.$E168];[.$H168];[.$K168];[.$N168];[.$Q168];[.$T168];[.$W168];[.$Z168];[.$AC168];[.$AF168];[.$AI168];[.$AL168];[.$AO168];[.$AR168])" office:value-type="float"/>
          <table:table-cell table:formula="of:=MIN([.$C168];[.$F168];[.$I168];[.$L168];[.$O168];[.$R168];[.$U168];[.$X168];[.$AA168];[.$AD168];[.$AG168];[.$AJ168];[.$AM168];[.$AP168];[.$AS168])" office:value-type="float"/>
          <table:table-cell table:formula="of:=MIN([.$D168];[.$G168];[.$J168];[.$M168];[.$P168];[.$S168];[.$V168];[.$Y168];[.$AB168];[.$AE168];[.$AH168];[.$AK168];[.$AN168];[.$AQ168];[.$AT168])" office:value-type="float"/>
          <table:table-cell table:formula="of:=MEDIAN([.$B168];[.$E168];[.$H168];[.$K168];[.$N168];[.$Q168];[.$T168];[.$W168];[.$Z168];[.$AC168];[.$AF168];[.$AI168];[.$AL168];[.$AO168];[.$AR168])" office:value-type="float"/>
          <table:table-cell table:formula="of:=MEDIAN([.$C168];[.$F168];[.$I168];[.$L168];[.$O168];[.$R168];[.$U168];[.$X168];[.$AA168];[.$AD168];[.$AG168];[.$AJ168];[.$AM168];[.$AP168];[.$AS168])" office:value-type="float"/>
          <table:table-cell table:formula="of:=MEDIAN([.$D168];[.$G168];[.$J168];[.$M168];[.$P168];[.$S168];[.$V168];[.$Y168];[.$AB168];[.$AE168];[.$AH168];[.$AK168];[.$AN168];[.$AQ168];[.$AT168])" office:value-type="float"/>
          <table:table-cell table:formula="of:=MAX([.$B168];[.$E168];[.$H168];[.$K168];[.$N168];[.$Q168];[.$T168];[.$W168];[.$Z168];[.$AC168];[.$AF168];[.$AI168];[.$AL168];[.$AO168];[.$AR168])" office:value-type="float"/>
          <table:table-cell table:formula="of:=MAX([.$C168];[.$F168];[.$I168];[.$L168];[.$O168];[.$R168];[.$U168];[.$X168];[.$AA168];[.$AD168];[.$AG168];[.$AJ168];[.$AM168];[.$AP168];[.$AS168])" office:value-type="float"/>
          <table:table-cell table:formula="of:=MAX([.$D168];[.$G168];[.$J168];[.$M168];[.$P168];[.$S168];[.$V168];[.$Y168];[.$AB168];[.$AE168];[.$AH168];[.$AK168];[.$AN168];[.$AQ168];[.$AT168])" office:value-type="float"/>
        </table:table-row>
        <table:table-row table:style-name="ro1">
          <table:table-cell office:value-type="string">
            <text:p>random/random_s3_a16_c63_h0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9];[.$E169];[.$H169];[.$K169];[.$N169];[.$Q169];[.$T169];[.$W169];[.$Z169];[.$AC169];[.$AF169];[.$AI169];[.$AL169];[.$AO169];[.$AR169])" office:value-type="float"/>
          <table:table-cell table:formula="of:=MIN([.$C169];[.$F169];[.$I169];[.$L169];[.$O169];[.$R169];[.$U169];[.$X169];[.$AA169];[.$AD169];[.$AG169];[.$AJ169];[.$AM169];[.$AP169];[.$AS169])" office:value-type="float"/>
          <table:table-cell table:formula="of:=MIN([.$D169];[.$G169];[.$J169];[.$M169];[.$P169];[.$S169];[.$V169];[.$Y169];[.$AB169];[.$AE169];[.$AH169];[.$AK169];[.$AN169];[.$AQ169];[.$AT169])" office:value-type="float"/>
          <table:table-cell table:formula="of:=MEDIAN([.$B169];[.$E169];[.$H169];[.$K169];[.$N169];[.$Q169];[.$T169];[.$W169];[.$Z169];[.$AC169];[.$AF169];[.$AI169];[.$AL169];[.$AO169];[.$AR169])" office:value-type="float"/>
          <table:table-cell table:formula="of:=MEDIAN([.$C169];[.$F169];[.$I169];[.$L169];[.$O169];[.$R169];[.$U169];[.$X169];[.$AA169];[.$AD169];[.$AG169];[.$AJ169];[.$AM169];[.$AP169];[.$AS169])" office:value-type="float"/>
          <table:table-cell table:formula="of:=MEDIAN([.$D169];[.$G169];[.$J169];[.$M169];[.$P169];[.$S169];[.$V169];[.$Y169];[.$AB169];[.$AE169];[.$AH169];[.$AK169];[.$AN169];[.$AQ169];[.$AT169])" office:value-type="float"/>
          <table:table-cell table:formula="of:=MAX([.$B169];[.$E169];[.$H169];[.$K169];[.$N169];[.$Q169];[.$T169];[.$W169];[.$Z169];[.$AC169];[.$AF169];[.$AI169];[.$AL169];[.$AO169];[.$AR169])" office:value-type="float"/>
          <table:table-cell table:formula="of:=MAX([.$C169];[.$F169];[.$I169];[.$L169];[.$O169];[.$R169];[.$U169];[.$X169];[.$AA169];[.$AD169];[.$AG169];[.$AJ169];[.$AM169];[.$AP169];[.$AS169])" office:value-type="float"/>
          <table:table-cell table:formula="of:=MAX([.$D169];[.$G169];[.$J169];[.$M169];[.$P169];[.$S169];[.$V169];[.$Y169];[.$AB169];[.$AE169];[.$AH169];[.$AK169];[.$AN169];[.$AQ169];[.$AT169])" office:value-type="float"/>
        </table:table-row>
        <table:table-row table:style-name="ro1">
          <table:table-cell office:value-type="string">
            <text:p>room/room_s10_a10_w5_h12.lp</text:p>
          </table:table-cell>
          <table:table-cell office:value-type="float" office:value="0.03"/>
          <table:table-cell office:value-type="float" office:value="3303.0"/>
          <table:table-cell office:value-type="float" office:value="107.0"/>
          <table:table-cell office:value-type="float" office:value="0.01"/>
          <table:table-cell office:value-type="float" office:value="489.0"/>
          <table:table-cell office:value-type="float" office:value="10.0"/>
          <table:table-cell office:value-type="float" office:value="0.01"/>
          <table:table-cell office:value-type="float" office:value="437.0"/>
          <table:table-cell table:style-name="cellBest" office:value-type="float" office:value="3.0"/>
          <table:table-cell office:value-type="float" office:value="0.01"/>
          <table:table-cell office:value-type="float" office:value="266.0"/>
          <table:table-cell office:value-type="float" office:value="15.0"/>
          <table:table-cell office:value-type="float" office:value="0.01"/>
          <table:table-cell office:value-type="float" office:value="413.0"/>
          <table:table-cell office:value-type="float" office:value="21.0"/>
          <table:table-cell office:value-type="float" office:value="0.01"/>
          <table:table-cell office:value-type="float" office:value="1388.0"/>
          <table:table-cell office:value-type="float" office:value="13.0"/>
          <table:table-cell office:value-type="float" office:value="0.02"/>
          <table:table-cell office:value-type="float" office:value="565.0"/>
          <table:table-cell office:value-type="float" office:value="45.0"/>
          <table:table-cell office:value-type="float" office:value="0.02"/>
          <table:table-cell office:value-type="float" office:value="435.0"/>
          <table:table-cell office:value-type="float" office:value="41.0"/>
          <table:table-cell office:value-type="float" office:value="0.01"/>
          <table:table-cell office:value-type="float" office:value="413.0"/>
          <table:table-cell office:value-type="float" office:value="17.0"/>
          <table:table-cell office:value-type="float" office:value="0.01"/>
          <table:table-cell office:value-type="float" office:value="227.0"/>
          <table:table-cell office:value-type="float" office:value="16.0"/>
          <table:table-cell office:value-type="float" office:value="0.01"/>
          <table:table-cell office:value-type="float" office:value="227.0"/>
          <table:table-cell office:value-type="float" office:value="16.0"/>
          <table:table-cell office:value-type="float" office:value="0.01"/>
          <table:table-cell table:style-name="cellBest" office:value-type="float" office:value="188.0"/>
          <table:table-cell office:value-type="float" office:value="26.0"/>
          <table:table-cell office:value-type="float" office:value="0.03"/>
          <table:table-cell office:value-type="float" office:value="973.0"/>
          <table:table-cell office:value-type="float" office:value="24.0"/>
          <table:table-cell office:value-type="float" office:value="0.73"/>
          <table:table-cell table:style-name="cellWorst" office:value-type="float" office:value="104753.0"/>
          <table:table-cell table:style-name="cellWorst" office:value-type="float" office:value="1180.0"/>
          <table:table-cell office:value-type="float" office:value="0.01"/>
          <table:table-cell office:value-type="float" office:value="411.0"/>
          <table:table-cell office:value-type="float" office:value="21.0"/>
          <table:table-cell table:formula="of:=MIN([.$B170];[.$E170];[.$H170];[.$K170];[.$N170];[.$Q170];[.$T170];[.$W170];[.$Z170];[.$AC170];[.$AF170];[.$AI170];[.$AL170];[.$AO170];[.$AR170])" office:value-type="float"/>
          <table:table-cell table:formula="of:=MIN([.$C170];[.$F170];[.$I170];[.$L170];[.$O170];[.$R170];[.$U170];[.$X170];[.$AA170];[.$AD170];[.$AG170];[.$AJ170];[.$AM170];[.$AP170];[.$AS170])" office:value-type="float"/>
          <table:table-cell table:formula="of:=MIN([.$D170];[.$G170];[.$J170];[.$M170];[.$P170];[.$S170];[.$V170];[.$Y170];[.$AB170];[.$AE170];[.$AH170];[.$AK170];[.$AN170];[.$AQ170];[.$AT170])" office:value-type="float"/>
          <table:table-cell table:formula="of:=MEDIAN([.$B170];[.$E170];[.$H170];[.$K170];[.$N170];[.$Q170];[.$T170];[.$W170];[.$Z170];[.$AC170];[.$AF170];[.$AI170];[.$AL170];[.$AO170];[.$AR170])" office:value-type="float"/>
          <table:table-cell table:formula="of:=MEDIAN([.$C170];[.$F170];[.$I170];[.$L170];[.$O170];[.$R170];[.$U170];[.$X170];[.$AA170];[.$AD170];[.$AG170];[.$AJ170];[.$AM170];[.$AP170];[.$AS170])" office:value-type="float"/>
          <table:table-cell table:formula="of:=MEDIAN([.$D170];[.$G170];[.$J170];[.$M170];[.$P170];[.$S170];[.$V170];[.$Y170];[.$AB170];[.$AE170];[.$AH170];[.$AK170];[.$AN170];[.$AQ170];[.$AT170])" office:value-type="float"/>
          <table:table-cell table:formula="of:=MAX([.$B170];[.$E170];[.$H170];[.$K170];[.$N170];[.$Q170];[.$T170];[.$W170];[.$Z170];[.$AC170];[.$AF170];[.$AI170];[.$AL170];[.$AO170];[.$AR170])" office:value-type="float"/>
          <table:table-cell table:formula="of:=MAX([.$C170];[.$F170];[.$I170];[.$L170];[.$O170];[.$R170];[.$U170];[.$X170];[.$AA170];[.$AD170];[.$AG170];[.$AJ170];[.$AM170];[.$AP170];[.$AS170])" office:value-type="float"/>
          <table:table-cell table:formula="of:=MAX([.$D170];[.$G170];[.$J170];[.$M170];[.$P170];[.$S170];[.$V170];[.$Y170];[.$AB170];[.$AE170];[.$AH170];[.$AK170];[.$AN170];[.$AQ170];[.$AT170])" office:value-type="float"/>
        </table:table-row>
        <table:table-row table:style-name="ro1">
          <table:table-cell office:value-type="string">
            <text:p>room/room_s10_a15_w5_h15.lp</text:p>
          </table:table-cell>
          <table:table-cell office:value-type="float" office:value="0.12"/>
          <table:table-cell office:value-type="float" office:value="7128.0"/>
          <table:table-cell office:value-type="float" office:value="137.0"/>
          <table:table-cell office:value-type="float" office:value="0.02"/>
          <table:table-cell office:value-type="float" office:value="1094.0"/>
          <table:table-cell office:value-type="float" office:value="44.0"/>
          <table:table-cell office:value-type="float" office:value="0.02"/>
          <table:table-cell office:value-type="float" office:value="1257.0"/>
          <table:table-cell office:value-type="float" office:value="57.0"/>
          <table:table-cell office:value-type="float" office:value="0.03"/>
          <table:table-cell office:value-type="float" office:value="740.0"/>
          <table:table-cell table:style-name="cellBest" office:value-type="float" office:value="38.0"/>
          <table:table-cell office:value-type="float" office:value="0.07"/>
          <table:table-cell office:value-type="float" office:value="2799.0"/>
          <table:table-cell office:value-type="float" office:value="110.0"/>
          <table:table-cell office:value-type="float" office:value="0.02"/>
          <table:table-cell office:value-type="float" office:value="1754.0"/>
          <table:table-cell office:value-type="float" office:value="47.0"/>
          <table:table-cell office:value-type="float" office:value="0.07"/>
          <table:table-cell office:value-type="float" office:value="1634.0"/>
          <table:table-cell office:value-type="float" office:value="96.0"/>
          <table:table-cell office:value-type="float" office:value="0.06"/>
          <table:table-cell office:value-type="float" office:value="1209.0"/>
          <table:table-cell office:value-type="float" office:value="97.0"/>
          <table:table-cell office:value-type="float" office:value="0.07"/>
          <table:table-cell office:value-type="float" office:value="2794.0"/>
          <table:table-cell office:value-type="float" office:value="111.0"/>
          <table:table-cell office:value-type="float" office:value="0.02"/>
          <table:table-cell office:value-type="float" office:value="967.0"/>
          <table:table-cell office:value-type="float" office:value="67.0"/>
          <table:table-cell office:value-type="float" office:value="0.02"/>
          <table:table-cell office:value-type="float" office:value="906.0"/>
          <table:table-cell office:value-type="float" office:value="67.0"/>
          <table:table-cell office:value-type="float" office:value="0.03"/>
          <table:table-cell table:style-name="cellBest" office:value-type="float" office:value="604.0"/>
          <table:table-cell office:value-type="float" office:value="40.0"/>
          <table:table-cell office:value-type="float" office:value="0.08"/>
          <table:table-cell office:value-type="float" office:value="3097.0"/>
          <table:table-cell office:value-type="float" office:value="81.0"/>
          <table:table-cell office:value-type="float" office:value="0.71"/>
          <table:table-cell table:style-name="cellWorst" office:value-type="float" office:value="93458.0"/>
          <table:table-cell table:style-name="cellWorst" office:value-type="float" office:value="174.0"/>
          <table:table-cell office:value-type="float" office:value="0.04"/>
          <table:table-cell office:value-type="float" office:value="2188.0"/>
          <table:table-cell office:value-type="float" office:value="73.0"/>
          <table:table-cell table:formula="of:=MIN([.$B171];[.$E171];[.$H171];[.$K171];[.$N171];[.$Q171];[.$T171];[.$W171];[.$Z171];[.$AC171];[.$AF171];[.$AI171];[.$AL171];[.$AO171];[.$AR171])" office:value-type="float"/>
          <table:table-cell table:formula="of:=MIN([.$C171];[.$F171];[.$I171];[.$L171];[.$O171];[.$R171];[.$U171];[.$X171];[.$AA171];[.$AD171];[.$AG171];[.$AJ171];[.$AM171];[.$AP171];[.$AS171])" office:value-type="float"/>
          <table:table-cell table:formula="of:=MIN([.$D171];[.$G171];[.$J171];[.$M171];[.$P171];[.$S171];[.$V171];[.$Y171];[.$AB171];[.$AE171];[.$AH171];[.$AK171];[.$AN171];[.$AQ171];[.$AT171])" office:value-type="float"/>
          <table:table-cell table:formula="of:=MEDIAN([.$B171];[.$E171];[.$H171];[.$K171];[.$N171];[.$Q171];[.$T171];[.$W171];[.$Z171];[.$AC171];[.$AF171];[.$AI171];[.$AL171];[.$AO171];[.$AR171])" office:value-type="float"/>
          <table:table-cell table:formula="of:=MEDIAN([.$C171];[.$F171];[.$I171];[.$L171];[.$O171];[.$R171];[.$U171];[.$X171];[.$AA171];[.$AD171];[.$AG171];[.$AJ171];[.$AM171];[.$AP171];[.$AS171])" office:value-type="float"/>
          <table:table-cell table:formula="of:=MEDIAN([.$D171];[.$G171];[.$J171];[.$M171];[.$P171];[.$S171];[.$V171];[.$Y171];[.$AB171];[.$AE171];[.$AH171];[.$AK171];[.$AN171];[.$AQ171];[.$AT171])" office:value-type="float"/>
          <table:table-cell table:formula="of:=MAX([.$B171];[.$E171];[.$H171];[.$K171];[.$N171];[.$Q171];[.$T171];[.$W171];[.$Z171];[.$AC171];[.$AF171];[.$AI171];[.$AL171];[.$AO171];[.$AR171])" office:value-type="float"/>
          <table:table-cell table:formula="of:=MAX([.$C171];[.$F171];[.$I171];[.$L171];[.$O171];[.$R171];[.$U171];[.$X171];[.$AA171];[.$AD171];[.$AG171];[.$AJ171];[.$AM171];[.$AP171];[.$AS171])" office:value-type="float"/>
          <table:table-cell table:formula="of:=MAX([.$D171];[.$G171];[.$J171];[.$M171];[.$P171];[.$S171];[.$V171];[.$Y171];[.$AB171];[.$AE171];[.$AH171];[.$AK171];[.$AN171];[.$AQ171];[.$AT171])" office:value-type="float"/>
        </table:table-row>
        <table:table-row table:style-name="ro1">
          <table:table-cell office:value-type="string">
            <text:p>room/room_s10_a5_w5_h14.lp</text:p>
          </table:table-cell>
          <table:table-cell office:value-type="float" office:value="0.01"/>
          <table:table-cell office:value-type="float" office:value="851.0"/>
          <table:table-cell office:value-type="float" office:value="45.0"/>
          <table:table-cell table:style-name="cellBest" office:value-type="float" office:value="0.0"/>
          <table:table-cell office:value-type="float" office:value="207.0"/>
          <table:table-cell table:style-name="cellBest" office:value-type="float" office:value="2.0"/>
          <table:table-cell office:value-type="float" office:value="0.01"/>
          <table:table-cell office:value-type="float" office:value="349.0"/>
          <table:table-cell office:value-type="float" office:value="3.0"/>
          <table:table-cell office:value-type="float" office:value="0.01"/>
          <table:table-cell office:value-type="float" office:value="116.0"/>
          <table:table-cell office:value-type="float" office:value="7.0"/>
          <table:table-cell table:style-name="cellBest" office:value-type="float" office:value="0.0"/>
          <table:table-cell office:value-type="float" office:value="276.0"/>
          <table:table-cell office:value-type="float" office:value="8.0"/>
          <table:table-cell office:value-type="float" office:value="0.01"/>
          <table:table-cell office:value-type="float" office:value="540.0"/>
          <table:table-cell office:value-type="float" office:value="4.0"/>
          <table:table-cell office:value-type="float" office:value="0.01"/>
          <table:table-cell office:value-type="float" office:value="187.0"/>
          <table:table-cell office:value-type="float" office:value="23.0"/>
          <table:table-cell office:value-type="float" office:value="0.01"/>
          <table:table-cell office:value-type="float" office:value="153.0"/>
          <table:table-cell office:value-type="float" office:value="18.0"/>
          <table:table-cell office:value-type="float" office:value="0.01"/>
          <table:table-cell office:value-type="float" office:value="277.0"/>
          <table:table-cell office:value-type="float" office:value="8.0"/>
          <table:table-cell office:value-type="float" office:value="0.01"/>
          <table:table-cell table:style-name="cellBest" office:value-type="float" office:value="112.0"/>
          <table:table-cell office:value-type="float" office:value="8.0"/>
          <table:table-cell table:style-name="cellBest" office:value-type="float" office:value="0.0"/>
          <table:table-cell table:style-name="cellBest" office:value-type="float" office:value="112.0"/>
          <table:table-cell office:value-type="float" office:value="8.0"/>
          <table:table-cell office:value-type="float" office:value="0.01"/>
          <table:table-cell office:value-type="float" office:value="193.0"/>
          <table:table-cell office:value-type="float" office:value="10.0"/>
          <table:table-cell office:value-type="float" office:value="0.01"/>
          <table:table-cell office:value-type="float" office:value="336.0"/>
          <table:table-cell office:value-type="float" office:value="8.0"/>
          <table:table-cell table:style-name="cellWorst" office:value-type="float" office:value="2.11"/>
          <table:table-cell table:style-name="cellWorst" office:value-type="float" office:value="224473.0"/>
          <table:table-cell table:style-name="cellWorst" office:value-type="float" office:value="13747.0"/>
          <table:table-cell office:value-type="float" office:value="0.01"/>
          <table:table-cell office:value-type="float" office:value="276.0"/>
          <table:table-cell office:value-type="float" office:value="8.0"/>
          <table:table-cell table:formula="of:=MIN([.$B172];[.$E172];[.$H172];[.$K172];[.$N172];[.$Q172];[.$T172];[.$W172];[.$Z172];[.$AC172];[.$AF172];[.$AI172];[.$AL172];[.$AO172];[.$AR172])" office:value-type="float"/>
          <table:table-cell table:formula="of:=MIN([.$C172];[.$F172];[.$I172];[.$L172];[.$O172];[.$R172];[.$U172];[.$X172];[.$AA172];[.$AD172];[.$AG172];[.$AJ172];[.$AM172];[.$AP172];[.$AS172])" office:value-type="float"/>
          <table:table-cell table:formula="of:=MIN([.$D172];[.$G172];[.$J172];[.$M172];[.$P172];[.$S172];[.$V172];[.$Y172];[.$AB172];[.$AE172];[.$AH172];[.$AK172];[.$AN172];[.$AQ172];[.$AT172])" office:value-type="float"/>
          <table:table-cell table:formula="of:=MEDIAN([.$B172];[.$E172];[.$H172];[.$K172];[.$N172];[.$Q172];[.$T172];[.$W172];[.$Z172];[.$AC172];[.$AF172];[.$AI172];[.$AL172];[.$AO172];[.$AR172])" office:value-type="float"/>
          <table:table-cell table:formula="of:=MEDIAN([.$C172];[.$F172];[.$I172];[.$L172];[.$O172];[.$R172];[.$U172];[.$X172];[.$AA172];[.$AD172];[.$AG172];[.$AJ172];[.$AM172];[.$AP172];[.$AS172])" office:value-type="float"/>
          <table:table-cell table:formula="of:=MEDIAN([.$D172];[.$G172];[.$J172];[.$M172];[.$P172];[.$S172];[.$V172];[.$Y172];[.$AB172];[.$AE172];[.$AH172];[.$AK172];[.$AN172];[.$AQ172];[.$AT172])" office:value-type="float"/>
          <table:table-cell table:formula="of:=MAX([.$B172];[.$E172];[.$H172];[.$K172];[.$N172];[.$Q172];[.$T172];[.$W172];[.$Z172];[.$AC172];[.$AF172];[.$AI172];[.$AL172];[.$AO172];[.$AR172])" office:value-type="float"/>
          <table:table-cell table:formula="of:=MAX([.$C172];[.$F172];[.$I172];[.$L172];[.$O172];[.$R172];[.$U172];[.$X172];[.$AA172];[.$AD172];[.$AG172];[.$AJ172];[.$AM172];[.$AP172];[.$AS172])" office:value-type="float"/>
          <table:table-cell table:formula="of:=MAX([.$D172];[.$G172];[.$J172];[.$M172];[.$P172];[.$S172];[.$V172];[.$Y172];[.$AB172];[.$AE172];[.$AH172];[.$AK172];[.$AN172];[.$AQ172];[.$AT172])" office:value-type="float"/>
        </table:table-row>
        <table:table-row table:style-name="ro1">
          <table:table-cell office:value-type="string">
            <text:p>room/room_s11_a10_w5_h17.lp</text:p>
          </table:table-cell>
          <table:table-cell office:value-type="float" office:value="0.09"/>
          <table:table-cell office:value-type="float" office:value="7612.0"/>
          <table:table-cell office:value-type="float" office:value="98.0"/>
          <table:table-cell office:value-type="float" office:value="0.02"/>
          <table:table-cell office:value-type="float" office:value="740.0"/>
          <table:table-cell office:value-type="float" office:value="11.0"/>
          <table:table-cell office:value-type="float" office:value="0.02"/>
          <table:table-cell office:value-type="float" office:value="1041.0"/>
          <table:table-cell table:style-name="cellBest" office:value-type="float" office:value="8.0"/>
          <table:table-cell office:value-type="float" office:value="0.02"/>
          <table:table-cell office:value-type="float" office:value="429.0"/>
          <table:table-cell office:value-type="float" office:value="43.0"/>
          <table:table-cell office:value-type="float" office:value="0.03"/>
          <table:table-cell office:value-type="float" office:value="1323.0"/>
          <table:table-cell office:value-type="float" office:value="59.0"/>
          <table:table-cell office:value-type="float" office:value="0.02"/>
          <table:table-cell office:value-type="float" office:value="2179.0"/>
          <table:table-cell office:value-type="float" office:value="28.0"/>
          <table:table-cell office:value-type="float" office:value="0.08"/>
          <table:table-cell office:value-type="float" office:value="1451.0"/>
          <table:table-cell office:value-type="float" office:value="69.0"/>
          <table:table-cell office:value-type="float" office:value="0.05"/>
          <table:table-cell office:value-type="float" office:value="946.0"/>
          <table:table-cell office:value-type="float" office:value="55.0"/>
          <table:table-cell office:value-type="float" office:value="0.04"/>
          <table:table-cell office:value-type="float" office:value="1468.0"/>
          <table:table-cell office:value-type="float" office:value="80.0"/>
          <table:table-cell office:value-type="float" office:value="0.02"/>
          <table:table-cell office:value-type="float" office:value="475.0"/>
          <table:table-cell office:value-type="float" office:value="44.0"/>
          <table:table-cell office:value-type="float" office:value="0.02"/>
          <table:table-cell office:value-type="float" office:value="477.0"/>
          <table:table-cell office:value-type="float" office:value="44.0"/>
          <table:table-cell office:value-type="float" office:value="0.02"/>
          <table:table-cell table:style-name="cellBest" office:value-type="float" office:value="230.0"/>
          <table:table-cell office:value-type="float" office:value="30.0"/>
          <table:table-cell office:value-type="float" office:value="0.06"/>
          <table:table-cell office:value-type="float" office:value="1920.0"/>
          <table:table-cell office:value-type="float" office:value="57.0"/>
          <table:table-cell office:value-type="float" office:value="0.56"/>
          <table:table-cell table:style-name="cellWorst" office:value-type="float" office:value="52429.0"/>
          <table:table-cell table:style-name="cellWorst" office:value-type="float" office:value="106.0"/>
          <table:table-cell office:value-type="float" office:value="0.03"/>
          <table:table-cell office:value-type="float" office:value="1328.0"/>
          <table:table-cell office:value-type="float" office:value="59.0"/>
          <table:table-cell table:formula="of:=MIN([.$B173];[.$E173];[.$H173];[.$K173];[.$N173];[.$Q173];[.$T173];[.$W173];[.$Z173];[.$AC173];[.$AF173];[.$AI173];[.$AL173];[.$AO173];[.$AR173])" office:value-type="float"/>
          <table:table-cell table:formula="of:=MIN([.$C173];[.$F173];[.$I173];[.$L173];[.$O173];[.$R173];[.$U173];[.$X173];[.$AA173];[.$AD173];[.$AG173];[.$AJ173];[.$AM173];[.$AP173];[.$AS173])" office:value-type="float"/>
          <table:table-cell table:formula="of:=MIN([.$D173];[.$G173];[.$J173];[.$M173];[.$P173];[.$S173];[.$V173];[.$Y173];[.$AB173];[.$AE173];[.$AH173];[.$AK173];[.$AN173];[.$AQ173];[.$AT173])" office:value-type="float"/>
          <table:table-cell table:formula="of:=MEDIAN([.$B173];[.$E173];[.$H173];[.$K173];[.$N173];[.$Q173];[.$T173];[.$W173];[.$Z173];[.$AC173];[.$AF173];[.$AI173];[.$AL173];[.$AO173];[.$AR173])" office:value-type="float"/>
          <table:table-cell table:formula="of:=MEDIAN([.$C173];[.$F173];[.$I173];[.$L173];[.$O173];[.$R173];[.$U173];[.$X173];[.$AA173];[.$AD173];[.$AG173];[.$AJ173];[.$AM173];[.$AP173];[.$AS173])" office:value-type="float"/>
          <table:table-cell table:formula="of:=MEDIAN([.$D173];[.$G173];[.$J173];[.$M173];[.$P173];[.$S173];[.$V173];[.$Y173];[.$AB173];[.$AE173];[.$AH173];[.$AK173];[.$AN173];[.$AQ173];[.$AT173])" office:value-type="float"/>
          <table:table-cell table:formula="of:=MAX([.$B173];[.$E173];[.$H173];[.$K173];[.$N173];[.$Q173];[.$T173];[.$W173];[.$Z173];[.$AC173];[.$AF173];[.$AI173];[.$AL173];[.$AO173];[.$AR173])" office:value-type="float"/>
          <table:table-cell table:formula="of:=MAX([.$C173];[.$F173];[.$I173];[.$L173];[.$O173];[.$R173];[.$U173];[.$X173];[.$AA173];[.$AD173];[.$AG173];[.$AJ173];[.$AM173];[.$AP173];[.$AS173])" office:value-type="float"/>
          <table:table-cell table:formula="of:=MAX([.$D173];[.$G173];[.$J173];[.$M173];[.$P173];[.$S173];[.$V173];[.$Y173];[.$AB173];[.$AE173];[.$AH173];[.$AK173];[.$AN173];[.$AQ173];[.$AT173])" office:value-type="float"/>
        </table:table-row>
        <table:table-row table:style-name="ro1">
          <table:table-cell office:value-type="string">
            <text:p>room/room_s11_a12_w4_h15.lp</text:p>
          </table:table-cell>
          <table:table-cell office:value-type="float" office:value="0.04"/>
          <table:table-cell office:value-type="float" office:value="5195.0"/>
          <table:table-cell office:value-type="float" office:value="101.0"/>
          <table:table-cell office:value-type="float" office:value="0.01"/>
          <table:table-cell office:value-type="float" office:value="535.0"/>
          <table:table-cell office:value-type="float" office:value="15.0"/>
          <table:table-cell office:value-type="float" office:value="0.01"/>
          <table:table-cell office:value-type="float" office:value="574.0"/>
          <table:table-cell table:style-name="cellBest" office:value-type="float" office:value="8.0"/>
          <table:table-cell office:value-type="float" office:value="0.01"/>
          <table:table-cell table:style-name="cellBest" office:value-type="float" office:value="245.0"/>
          <table:table-cell office:value-type="float" office:value="25.0"/>
          <table:table-cell office:value-type="float" office:value="0.01"/>
          <table:table-cell office:value-type="float" office:value="475.0"/>
          <table:table-cell office:value-type="float" office:value="32.0"/>
          <table:table-cell office:value-type="float" office:value="0.01"/>
          <table:table-cell office:value-type="float" office:value="1078.0"/>
          <table:table-cell office:value-type="float" office:value="34.0"/>
          <table:table-cell office:value-type="float" office:value="0.03"/>
          <table:table-cell office:value-type="float" office:value="799.0"/>
          <table:table-cell office:value-type="float" office:value="49.0"/>
          <table:table-cell office:value-type="float" office:value="0.03"/>
          <table:table-cell office:value-type="float" office:value="1271.0"/>
          <table:table-cell office:value-type="float" office:value="84.0"/>
          <table:table-cell office:value-type="float" office:value="0.01"/>
          <table:table-cell office:value-type="float" office:value="480.0"/>
          <table:table-cell office:value-type="float" office:value="33.0"/>
          <table:table-cell office:value-type="float" office:value="0.01"/>
          <table:table-cell office:value-type="float" office:value="421.0"/>
          <table:table-cell office:value-type="float" office:value="25.0"/>
          <table:table-cell office:value-type="float" office:value="0.01"/>
          <table:table-cell office:value-type="float" office:value="421.0"/>
          <table:table-cell office:value-type="float" office:value="25.0"/>
          <table:table-cell office:value-type="float" office:value="0.02"/>
          <table:table-cell office:value-type="float" office:value="598.0"/>
          <table:table-cell office:value-type="float" office:value="39.0"/>
          <table:table-cell office:value-type="float" office:value="0.04"/>
          <table:table-cell office:value-type="float" office:value="1278.0"/>
          <table:table-cell office:value-type="float" office:value="40.0"/>
          <table:table-cell table:style-name="cellWorst" office:value-type="float" office:value="12.97"/>
          <table:table-cell table:style-name="cellWorst" office:value-type="float" office:value="872175.0"/>
          <table:table-cell table:style-name="cellWorst" office:value-type="float" office:value="39600.0"/>
          <table:table-cell office:value-type="float" office:value="0.01"/>
          <table:table-cell office:value-type="float" office:value="476.0"/>
          <table:table-cell office:value-type="float" office:value="32.0"/>
          <table:table-cell table:formula="of:=MIN([.$B174];[.$E174];[.$H174];[.$K174];[.$N174];[.$Q174];[.$T174];[.$W174];[.$Z174];[.$AC174];[.$AF174];[.$AI174];[.$AL174];[.$AO174];[.$AR174])" office:value-type="float"/>
          <table:table-cell table:formula="of:=MIN([.$C174];[.$F174];[.$I174];[.$L174];[.$O174];[.$R174];[.$U174];[.$X174];[.$AA174];[.$AD174];[.$AG174];[.$AJ174];[.$AM174];[.$AP174];[.$AS174])" office:value-type="float"/>
          <table:table-cell table:formula="of:=MIN([.$D174];[.$G174];[.$J174];[.$M174];[.$P174];[.$S174];[.$V174];[.$Y174];[.$AB174];[.$AE174];[.$AH174];[.$AK174];[.$AN174];[.$AQ174];[.$AT174])" office:value-type="float"/>
          <table:table-cell table:formula="of:=MEDIAN([.$B174];[.$E174];[.$H174];[.$K174];[.$N174];[.$Q174];[.$T174];[.$W174];[.$Z174];[.$AC174];[.$AF174];[.$AI174];[.$AL174];[.$AO174];[.$AR174])" office:value-type="float"/>
          <table:table-cell table:formula="of:=MEDIAN([.$C174];[.$F174];[.$I174];[.$L174];[.$O174];[.$R174];[.$U174];[.$X174];[.$AA174];[.$AD174];[.$AG174];[.$AJ174];[.$AM174];[.$AP174];[.$AS174])" office:value-type="float"/>
          <table:table-cell table:formula="of:=MEDIAN([.$D174];[.$G174];[.$J174];[.$M174];[.$P174];[.$S174];[.$V174];[.$Y174];[.$AB174];[.$AE174];[.$AH174];[.$AK174];[.$AN174];[.$AQ174];[.$AT174])" office:value-type="float"/>
          <table:table-cell table:formula="of:=MAX([.$B174];[.$E174];[.$H174];[.$K174];[.$N174];[.$Q174];[.$T174];[.$W174];[.$Z174];[.$AC174];[.$AF174];[.$AI174];[.$AL174];[.$AO174];[.$AR174])" office:value-type="float"/>
          <table:table-cell table:formula="of:=MAX([.$C174];[.$F174];[.$I174];[.$L174];[.$O174];[.$R174];[.$U174];[.$X174];[.$AA174];[.$AD174];[.$AG174];[.$AJ174];[.$AM174];[.$AP174];[.$AS174])" office:value-type="float"/>
          <table:table-cell table:formula="of:=MAX([.$D174];[.$G174];[.$J174];[.$M174];[.$P174];[.$S174];[.$V174];[.$Y174];[.$AB174];[.$AE174];[.$AH174];[.$AK174];[.$AN174];[.$AQ174];[.$AT174])" office:value-type="float"/>
        </table:table-row>
        <table:table-row table:style-name="ro1">
          <table:table-cell office:value-type="string">
            <text:p>room/room_s11_a15_w5_h16.lp</text:p>
          </table:table-cell>
          <table:table-cell office:value-type="float" office:value="0.23"/>
          <table:table-cell office:value-type="float" office:value="20521.0"/>
          <table:table-cell table:style-name="cellWorst" office:value-type="float" office:value="182.0"/>
          <table:table-cell office:value-type="float" office:value="0.02"/>
          <table:table-cell office:value-type="float" office:value="767.0"/>
          <table:table-cell office:value-type="float" office:value="20.0"/>
          <table:table-cell office:value-type="float" office:value="0.03"/>
          <table:table-cell office:value-type="float" office:value="2597.0"/>
          <table:table-cell office:value-type="float" office:value="29.0"/>
          <table:table-cell office:value-type="float" office:value="0.03"/>
          <table:table-cell table:style-name="cellBest" office:value-type="float" office:value="761.0"/>
          <table:table-cell office:value-type="float" office:value="26.0"/>
          <table:table-cell office:value-type="float" office:value="0.06"/>
          <table:table-cell office:value-type="float" office:value="2342.0"/>
          <table:table-cell office:value-type="float" office:value="83.0"/>
          <table:table-cell office:value-type="float" office:value="0.03"/>
          <table:table-cell office:value-type="float" office:value="2211.0"/>
          <table:table-cell table:style-name="cellBest" office:value-type="float" office:value="15.0"/>
          <table:table-cell office:value-type="float" office:value="0.14"/>
          <table:table-cell office:value-type="float" office:value="2111.0"/>
          <table:table-cell office:value-type="float" office:value="100.0"/>
          <table:table-cell office:value-type="float" office:value="0.1"/>
          <table:table-cell office:value-type="float" office:value="1859.0"/>
          <table:table-cell office:value-type="float" office:value="87.0"/>
          <table:table-cell office:value-type="float" office:value="0.04"/>
          <table:table-cell office:value-type="float" office:value="1469.0"/>
          <table:table-cell office:value-type="float" office:value="58.0"/>
          <table:table-cell office:value-type="float" office:value="0.04"/>
          <table:table-cell office:value-type="float" office:value="1063.0"/>
          <table:table-cell office:value-type="float" office:value="48.0"/>
          <table:table-cell office:value-type="float" office:value="0.04"/>
          <table:table-cell office:value-type="float" office:value="999.0"/>
          <table:table-cell office:value-type="float" office:value="55.0"/>
          <table:table-cell office:value-type="float" office:value="0.04"/>
          <table:table-cell office:value-type="float" office:value="863.0"/>
          <table:table-cell office:value-type="float" office:value="38.0"/>
          <table:table-cell office:value-type="float" office:value="0.1"/>
          <table:table-cell office:value-type="float" office:value="2269.0"/>
          <table:table-cell office:value-type="float" office:value="34.0"/>
          <table:table-cell office:value-type="float" office:value="0.71"/>
          <table:table-cell table:style-name="cellWorst" office:value-type="float" office:value="62791.0"/>
          <table:table-cell office:value-type="float" office:value="93.0"/>
          <table:table-cell office:value-type="float" office:value="0.08"/>
          <table:table-cell office:value-type="float" office:value="2545.0"/>
          <table:table-cell office:value-type="float" office:value="83.0"/>
          <table:table-cell table:formula="of:=MIN([.$B175];[.$E175];[.$H175];[.$K175];[.$N175];[.$Q175];[.$T175];[.$W175];[.$Z175];[.$AC175];[.$AF175];[.$AI175];[.$AL175];[.$AO175];[.$AR175])" office:value-type="float"/>
          <table:table-cell table:formula="of:=MIN([.$C175];[.$F175];[.$I175];[.$L175];[.$O175];[.$R175];[.$U175];[.$X175];[.$AA175];[.$AD175];[.$AG175];[.$AJ175];[.$AM175];[.$AP175];[.$AS175])" office:value-type="float"/>
          <table:table-cell table:formula="of:=MIN([.$D175];[.$G175];[.$J175];[.$M175];[.$P175];[.$S175];[.$V175];[.$Y175];[.$AB175];[.$AE175];[.$AH175];[.$AK175];[.$AN175];[.$AQ175];[.$AT175])" office:value-type="float"/>
          <table:table-cell table:formula="of:=MEDIAN([.$B175];[.$E175];[.$H175];[.$K175];[.$N175];[.$Q175];[.$T175];[.$W175];[.$Z175];[.$AC175];[.$AF175];[.$AI175];[.$AL175];[.$AO175];[.$AR175])" office:value-type="float"/>
          <table:table-cell table:formula="of:=MEDIAN([.$C175];[.$F175];[.$I175];[.$L175];[.$O175];[.$R175];[.$U175];[.$X175];[.$AA175];[.$AD175];[.$AG175];[.$AJ175];[.$AM175];[.$AP175];[.$AS175])" office:value-type="float"/>
          <table:table-cell table:formula="of:=MEDIAN([.$D175];[.$G175];[.$J175];[.$M175];[.$P175];[.$S175];[.$V175];[.$Y175];[.$AB175];[.$AE175];[.$AH175];[.$AK175];[.$AN175];[.$AQ175];[.$AT175])" office:value-type="float"/>
          <table:table-cell table:formula="of:=MAX([.$B175];[.$E175];[.$H175];[.$K175];[.$N175];[.$Q175];[.$T175];[.$W175];[.$Z175];[.$AC175];[.$AF175];[.$AI175];[.$AL175];[.$AO175];[.$AR175])" office:value-type="float"/>
          <table:table-cell table:formula="of:=MAX([.$C175];[.$F175];[.$I175];[.$L175];[.$O175];[.$R175];[.$U175];[.$X175];[.$AA175];[.$AD175];[.$AG175];[.$AJ175];[.$AM175];[.$AP175];[.$AS175])" office:value-type="float"/>
          <table:table-cell table:formula="of:=MAX([.$D175];[.$G175];[.$J175];[.$M175];[.$P175];[.$S175];[.$V175];[.$Y175];[.$AB175];[.$AE175];[.$AH175];[.$AK175];[.$AN175];[.$AQ175];[.$AT175])" office:value-type="float"/>
        </table:table-row>
        <table:table-row table:style-name="ro1">
          <table:table-cell office:value-type="string">
            <text:p>room/room_s11_a1_w5_h15.lp</text:p>
          </table:table-cell>
          <table:table-cell office:value-type="float" office:value="0.0"/>
          <table:table-cell table:style-name="cellBest" office:value-type="float" office:value="8.0"/>
          <table:table-cell office:value-type="float" office:value="4.0"/>
          <table:table-cell office:value-type="float" office:value="0.0"/>
          <table:table-cell office:value-type="float" office:value="9.0"/>
          <table:table-cell table:style-name="cellBest" office:value-type="float" office:value="2.0"/>
          <table:table-cell office:value-type="float" office:value="0.0"/>
          <table:table-cell table:style-name="cellBest" office:value-type="float" office:value="8.0"/>
          <table:table-cell office:value-type="float" office:value="3.0"/>
          <table:table-cell office:value-type="float" office:value="0.0"/>
          <table:table-cell table:style-name="cellBest" office:value-type="float" office:value="8.0"/>
          <table:table-cell office:value-type="float" office:value="3.0"/>
          <table:table-cell office:value-type="float" office:value="0.0"/>
          <table:table-cell office:value-type="float" office:value="88.0"/>
          <table:table-cell office:value-type="float" office:value="9.0"/>
          <table:table-cell office:value-type="float" office:value="0.0"/>
          <table:table-cell office:value-type="float" office:value="9.0"/>
          <table:table-cell office:value-type="float" office:value="3.0"/>
          <table:table-cell office:value-type="float" office:value="0.0"/>
          <table:table-cell office:value-type="float" office:value="11.0"/>
          <table:table-cell table:style-name="cellBest" office:value-type="float" office:value="2.0"/>
          <table:table-cell office:value-type="float" office:value="0.0"/>
          <table:table-cell office:value-type="float" office:value="10.0"/>
          <table:table-cell office:value-type="float" office:value="3.0"/>
          <table:table-cell office:value-type="float" office:value="0.0"/>
          <table:table-cell office:value-type="float" office:value="11.0"/>
          <table:table-cell table:style-name="cellBest" office:value-type="float" office:value="2.0"/>
          <table:table-cell office:value-type="float" office:value="0.0"/>
          <table:table-cell office:value-type="float" office:value="11.0"/>
          <table:table-cell office:value-type="float" office:value="6.0"/>
          <table:table-cell office:value-type="float" office:value="0.0"/>
          <table:table-cell office:value-type="float" office:value="11.0"/>
          <table:table-cell office:value-type="float" office:value="6.0"/>
          <table:table-cell office:value-type="float" office:value="0.0"/>
          <table:table-cell office:value-type="float" office:value="12.0"/>
          <table:table-cell office:value-type="float" office:value="3.0"/>
          <table:table-cell office:value-type="float" office:value="0.0"/>
          <table:table-cell office:value-type="float" office:value="45.0"/>
          <table:table-cell office:value-type="float" office:value="9.0"/>
          <table:table-cell office:value-type="float" office:value="0.02"/>
          <table:table-cell table:style-name="cellWorst" office:value-type="float" office:value="2145.0"/>
          <table:table-cell table:style-name="cellWorst" office:value-type="float" office:value="23.0"/>
          <table:table-cell office:value-type="float" office:value="0.0"/>
          <table:table-cell office:value-type="float" office:value="88.0"/>
          <table:table-cell office:value-type="float" office:value="9.0"/>
          <table:table-cell table:formula="of:=MIN([.$B176];[.$E176];[.$H176];[.$K176];[.$N176];[.$Q176];[.$T176];[.$W176];[.$Z176];[.$AC176];[.$AF176];[.$AI176];[.$AL176];[.$AO176];[.$AR176])" office:value-type="float"/>
          <table:table-cell table:formula="of:=MIN([.$C176];[.$F176];[.$I176];[.$L176];[.$O176];[.$R176];[.$U176];[.$X176];[.$AA176];[.$AD176];[.$AG176];[.$AJ176];[.$AM176];[.$AP176];[.$AS176])" office:value-type="float"/>
          <table:table-cell table:formula="of:=MIN([.$D176];[.$G176];[.$J176];[.$M176];[.$P176];[.$S176];[.$V176];[.$Y176];[.$AB176];[.$AE176];[.$AH176];[.$AK176];[.$AN176];[.$AQ176];[.$AT176])" office:value-type="float"/>
          <table:table-cell table:formula="of:=MEDIAN([.$B176];[.$E176];[.$H176];[.$K176];[.$N176];[.$Q176];[.$T176];[.$W176];[.$Z176];[.$AC176];[.$AF176];[.$AI176];[.$AL176];[.$AO176];[.$AR176])" office:value-type="float"/>
          <table:table-cell table:formula="of:=MEDIAN([.$C176];[.$F176];[.$I176];[.$L176];[.$O176];[.$R176];[.$U176];[.$X176];[.$AA176];[.$AD176];[.$AG176];[.$AJ176];[.$AM176];[.$AP176];[.$AS176])" office:value-type="float"/>
          <table:table-cell table:formula="of:=MEDIAN([.$D176];[.$G176];[.$J176];[.$M176];[.$P176];[.$S176];[.$V176];[.$Y176];[.$AB176];[.$AE176];[.$AH176];[.$AK176];[.$AN176];[.$AQ176];[.$AT176])" office:value-type="float"/>
          <table:table-cell table:formula="of:=MAX([.$B176];[.$E176];[.$H176];[.$K176];[.$N176];[.$Q176];[.$T176];[.$W176];[.$Z176];[.$AC176];[.$AF176];[.$AI176];[.$AL176];[.$AO176];[.$AR176])" office:value-type="float"/>
          <table:table-cell table:formula="of:=MAX([.$C176];[.$F176];[.$I176];[.$L176];[.$O176];[.$R176];[.$U176];[.$X176];[.$AA176];[.$AD176];[.$AG176];[.$AJ176];[.$AM176];[.$AP176];[.$AS176])" office:value-type="float"/>
          <table:table-cell table:formula="of:=MAX([.$D176];[.$G176];[.$J176];[.$M176];[.$P176];[.$S176];[.$V176];[.$Y176];[.$AB176];[.$AE176];[.$AH176];[.$AK176];[.$AN176];[.$AQ176];[.$AT176])" office:value-type="float"/>
        </table:table-row>
        <table:table-row table:style-name="ro1">
          <table:table-cell office:value-type="string">
            <text:p>room/room_s11_a2_w5_h12.lp</text:p>
          </table:table-cell>
          <table:table-cell office:value-type="float" office:value="0.0"/>
          <table:table-cell office:value-type="float" office:value="183.0"/>
          <table:table-cell table:style-name="cellWorst" office:value-type="float" office:value="10.0"/>
          <table:table-cell office:value-type="float" office:value="0.0"/>
          <table:table-cell office:value-type="float" office:value="79.0"/>
          <table:table-cell table:style-name="cellBest" office:value-type="float" office:value="1.0"/>
          <table:table-cell office:value-type="float" office:value="0.0"/>
          <table:table-cell office:value-type="float" office:value="100.0"/>
          <table:table-cell table:style-name="cellBest" office:value-type="float" office:value="1.0"/>
          <table:table-cell office:value-type="float" office:value="0.0"/>
          <table:table-cell office:value-type="float" office:value="31.0"/>
          <table:table-cell office:value-type="float" office:value="4.0"/>
          <table:table-cell office:value-type="float" office:value="0.0"/>
          <table:table-cell office:value-type="float" office:value="49.0"/>
          <table:table-cell office:value-type="float" office:value="2.0"/>
          <table:table-cell office:value-type="float" office:value="0.0"/>
          <table:table-cell office:value-type="float" office:value="147.0"/>
          <table:table-cell office:value-type="float" office:value="2.0"/>
          <table:table-cell office:value-type="float" office:value="0.0"/>
          <table:table-cell office:value-type="float" office:value="34.0"/>
          <table:table-cell office:value-type="float" office:value="4.0"/>
          <table:table-cell office:value-type="float" office:value="0.0"/>
          <table:table-cell office:value-type="float" office:value="33.0"/>
          <table:table-cell office:value-type="float" office:value="4.0"/>
          <table:table-cell office:value-type="float" office:value="0.0"/>
          <table:table-cell office:value-type="float" office:value="50.0"/>
          <table:table-cell office:value-type="float" office:value="2.0"/>
          <table:table-cell office:value-type="float" office:value="0.0"/>
          <table:table-cell table:style-name="cellBest" office:value-type="float" office:value="23.0"/>
          <table:table-cell office:value-type="float" office:value="2.0"/>
          <table:table-cell office:value-type="float" office:value="0.0"/>
          <table:table-cell table:style-name="cellBest" office:value-type="float" office:value="23.0"/>
          <table:table-cell office:value-type="float" office:value="2.0"/>
          <table:table-cell office:value-type="float" office:value="0.0"/>
          <table:table-cell office:value-type="float" office:value="42.0"/>
          <table:table-cell office:value-type="float" office:value="2.0"/>
          <table:table-cell office:value-type="float" office:value="0.0"/>
          <table:table-cell office:value-type="float" office:value="68.0"/>
          <table:table-cell office:value-type="float" office:value="2.0"/>
          <table:table-cell office:value-type="float" office:value="0.02"/>
          <table:table-cell table:style-name="cellWorst" office:value-type="float" office:value="1761.0"/>
          <table:table-cell office:value-type="float" office:value="3.0"/>
          <table:table-cell office:value-type="float" office:value="0.0"/>
          <table:table-cell office:value-type="float" office:value="49.0"/>
          <table:table-cell office:value-type="float" office:value="2.0"/>
          <table:table-cell table:formula="of:=MIN([.$B177];[.$E177];[.$H177];[.$K177];[.$N177];[.$Q177];[.$T177];[.$W177];[.$Z177];[.$AC177];[.$AF177];[.$AI177];[.$AL177];[.$AO177];[.$AR177])" office:value-type="float"/>
          <table:table-cell table:formula="of:=MIN([.$C177];[.$F177];[.$I177];[.$L177];[.$O177];[.$R177];[.$U177];[.$X177];[.$AA177];[.$AD177];[.$AG177];[.$AJ177];[.$AM177];[.$AP177];[.$AS177])" office:value-type="float"/>
          <table:table-cell table:formula="of:=MIN([.$D177];[.$G177];[.$J177];[.$M177];[.$P177];[.$S177];[.$V177];[.$Y177];[.$AB177];[.$AE177];[.$AH177];[.$AK177];[.$AN177];[.$AQ177];[.$AT177])" office:value-type="float"/>
          <table:table-cell table:formula="of:=MEDIAN([.$B177];[.$E177];[.$H177];[.$K177];[.$N177];[.$Q177];[.$T177];[.$W177];[.$Z177];[.$AC177];[.$AF177];[.$AI177];[.$AL177];[.$AO177];[.$AR177])" office:value-type="float"/>
          <table:table-cell table:formula="of:=MEDIAN([.$C177];[.$F177];[.$I177];[.$L177];[.$O177];[.$R177];[.$U177];[.$X177];[.$AA177];[.$AD177];[.$AG177];[.$AJ177];[.$AM177];[.$AP177];[.$AS177])" office:value-type="float"/>
          <table:table-cell table:formula="of:=MEDIAN([.$D177];[.$G177];[.$J177];[.$M177];[.$P177];[.$S177];[.$V177];[.$Y177];[.$AB177];[.$AE177];[.$AH177];[.$AK177];[.$AN177];[.$AQ177];[.$AT177])" office:value-type="float"/>
          <table:table-cell table:formula="of:=MAX([.$B177];[.$E177];[.$H177];[.$K177];[.$N177];[.$Q177];[.$T177];[.$W177];[.$Z177];[.$AC177];[.$AF177];[.$AI177];[.$AL177];[.$AO177];[.$AR177])" office:value-type="float"/>
          <table:table-cell table:formula="of:=MAX([.$C177];[.$F177];[.$I177];[.$L177];[.$O177];[.$R177];[.$U177];[.$X177];[.$AA177];[.$AD177];[.$AG177];[.$AJ177];[.$AM177];[.$AP177];[.$AS177])" office:value-type="float"/>
          <table:table-cell table:formula="of:=MAX([.$D177];[.$G177];[.$J177];[.$M177];[.$P177];[.$S177];[.$V177];[.$Y177];[.$AB177];[.$AE177];[.$AH177];[.$AK177];[.$AN177];[.$AQ177];[.$AT177])" office:value-type="float"/>
        </table:table-row>
        <table:table-row table:style-name="ro1">
          <table:table-cell office:value-type="string">
            <text:p>room/room_s11_a3_w5_h12.lp</text:p>
          </table:table-cell>
          <table:table-cell office:value-type="float" office:value="0.01"/>
          <table:table-cell office:value-type="float" office:value="604.0"/>
          <table:table-cell office:value-type="float" office:value="22.0"/>
          <table:table-cell office:value-type="float" office:value="0.0"/>
          <table:table-cell office:value-type="float" office:value="142.0"/>
          <table:table-cell table:style-name="cellBest" office:value-type="float" office:value="1.0"/>
          <table:table-cell office:value-type="float" office:value="0.0"/>
          <table:table-cell office:value-type="float" office:value="209.0"/>
          <table:table-cell office:value-type="float" office:value="2.0"/>
          <table:table-cell office:value-type="float" office:value="0.0"/>
          <table:table-cell office:value-type="float" office:value="54.0"/>
          <table:table-cell office:value-type="float" office:value="3.0"/>
          <table:table-cell office:value-type="float" office:value="0.0"/>
          <table:table-cell office:value-type="float" office:value="158.0"/>
          <table:table-cell office:value-type="float" office:value="9.0"/>
          <table:table-cell office:value-type="float" office:value="0.0"/>
          <table:table-cell office:value-type="float" office:value="305.0"/>
          <table:table-cell office:value-type="float" office:value="2.0"/>
          <table:table-cell office:value-type="float" office:value="0.01"/>
          <table:table-cell office:value-type="float" office:value="86.0"/>
          <table:table-cell office:value-type="float" office:value="13.0"/>
          <table:table-cell office:value-type="float" office:value="0.0"/>
          <table:table-cell office:value-type="float" office:value="42.0"/>
          <table:table-cell office:value-type="float" office:value="8.0"/>
          <table:table-cell office:value-type="float" office:value="0.0"/>
          <table:table-cell office:value-type="float" office:value="159.0"/>
          <table:table-cell office:value-type="float" office:value="9.0"/>
          <table:table-cell office:value-type="float" office:value="0.0"/>
          <table:table-cell table:style-name="cellBest" office:value-type="float" office:value="38.0"/>
          <table:table-cell office:value-type="float" office:value="6.0"/>
          <table:table-cell office:value-type="float" office:value="0.0"/>
          <table:table-cell table:style-name="cellBest" office:value-type="float" office:value="38.0"/>
          <table:table-cell office:value-type="float" office:value="6.0"/>
          <table:table-cell office:value-type="float" office:value="0.0"/>
          <table:table-cell office:value-type="float" office:value="51.0"/>
          <table:table-cell office:value-type="float" office:value="2.0"/>
          <table:table-cell office:value-type="float" office:value="0.01"/>
          <table:table-cell office:value-type="float" office:value="150.0"/>
          <table:table-cell office:value-type="float" office:value="9.0"/>
          <table:table-cell office:value-type="float" office:value="0.72"/>
          <table:table-cell table:style-name="cellWorst" office:value-type="float" office:value="66091.0"/>
          <table:table-cell table:style-name="cellWorst" office:value-type="float" office:value="5348.0"/>
          <table:table-cell office:value-type="float" office:value="0.0"/>
          <table:table-cell office:value-type="float" office:value="158.0"/>
          <table:table-cell office:value-type="float" office:value="9.0"/>
          <table:table-cell table:formula="of:=MIN([.$B178];[.$E178];[.$H178];[.$K178];[.$N178];[.$Q178];[.$T178];[.$W178];[.$Z178];[.$AC178];[.$AF178];[.$AI178];[.$AL178];[.$AO178];[.$AR178])" office:value-type="float"/>
          <table:table-cell table:formula="of:=MIN([.$C178];[.$F178];[.$I178];[.$L178];[.$O178];[.$R178];[.$U178];[.$X178];[.$AA178];[.$AD178];[.$AG178];[.$AJ178];[.$AM178];[.$AP178];[.$AS178])" office:value-type="float"/>
          <table:table-cell table:formula="of:=MIN([.$D178];[.$G178];[.$J178];[.$M178];[.$P178];[.$S178];[.$V178];[.$Y178];[.$AB178];[.$AE178];[.$AH178];[.$AK178];[.$AN178];[.$AQ178];[.$AT178])" office:value-type="float"/>
          <table:table-cell table:formula="of:=MEDIAN([.$B178];[.$E178];[.$H178];[.$K178];[.$N178];[.$Q178];[.$T178];[.$W178];[.$Z178];[.$AC178];[.$AF178];[.$AI178];[.$AL178];[.$AO178];[.$AR178])" office:value-type="float"/>
          <table:table-cell table:formula="of:=MEDIAN([.$C178];[.$F178];[.$I178];[.$L178];[.$O178];[.$R178];[.$U178];[.$X178];[.$AA178];[.$AD178];[.$AG178];[.$AJ178];[.$AM178];[.$AP178];[.$AS178])" office:value-type="float"/>
          <table:table-cell table:formula="of:=MEDIAN([.$D178];[.$G178];[.$J178];[.$M178];[.$P178];[.$S178];[.$V178];[.$Y178];[.$AB178];[.$AE178];[.$AH178];[.$AK178];[.$AN178];[.$AQ178];[.$AT178])" office:value-type="float"/>
          <table:table-cell table:formula="of:=MAX([.$B178];[.$E178];[.$H178];[.$K178];[.$N178];[.$Q178];[.$T178];[.$W178];[.$Z178];[.$AC178];[.$AF178];[.$AI178];[.$AL178];[.$AO178];[.$AR178])" office:value-type="float"/>
          <table:table-cell table:formula="of:=MAX([.$C178];[.$F178];[.$I178];[.$L178];[.$O178];[.$R178];[.$U178];[.$X178];[.$AA178];[.$AD178];[.$AG178];[.$AJ178];[.$AM178];[.$AP178];[.$AS178])" office:value-type="float"/>
          <table:table-cell table:formula="of:=MAX([.$D178];[.$G178];[.$J178];[.$M178];[.$P178];[.$S178];[.$V178];[.$Y178];[.$AB178];[.$AE178];[.$AH178];[.$AK178];[.$AN178];[.$AQ178];[.$AT178])" office:value-type="float"/>
        </table:table-row>
        <table:table-row table:style-name="ro1">
          <table:table-cell office:value-type="string">
            <text:p>room/room_s11_a5_w5_h15.lp</text:p>
          </table:table-cell>
          <table:table-cell office:value-type="float" office:value="0.02"/>
          <table:table-cell office:value-type="float" office:value="949.0"/>
          <table:table-cell office:value-type="float" office:value="53.0"/>
          <table:table-cell office:value-type="float" office:value="0.01"/>
          <table:table-cell office:value-type="float" office:value="259.0"/>
          <table:table-cell table:style-name="cellBest" office:value-type="float" office:value="4.0"/>
          <table:table-cell office:value-type="float" office:value="0.01"/>
          <table:table-cell office:value-type="float" office:value="452.0"/>
          <table:table-cell table:style-name="cellBest" office:value-type="float" office:value="4.0"/>
          <table:table-cell office:value-type="float" office:value="0.01"/>
          <table:table-cell office:value-type="float" office:value="228.0"/>
          <table:table-cell office:value-type="float" office:value="14.0"/>
          <table:table-cell office:value-type="float" office:value="0.01"/>
          <table:table-cell office:value-type="float" office:value="250.0"/>
          <table:table-cell office:value-type="float" office:value="9.0"/>
          <table:table-cell office:value-type="float" office:value="0.01"/>
          <table:table-cell office:value-type="float" office:value="2045.0"/>
          <table:table-cell office:value-type="float" office:value="10.0"/>
          <table:table-cell office:value-type="float" office:value="0.02"/>
          <table:table-cell office:value-type="float" office:value="262.0"/>
          <table:table-cell office:value-type="float" office:value="34.0"/>
          <table:table-cell office:value-type="float" office:value="0.01"/>
          <table:table-cell office:value-type="float" office:value="194.0"/>
          <table:table-cell office:value-type="float" office:value="33.0"/>
          <table:table-cell office:value-type="float" office:value="0.01"/>
          <table:table-cell office:value-type="float" office:value="287.0"/>
          <table:table-cell office:value-type="float" office:value="11.0"/>
          <table:table-cell office:value-type="float" office:value="0.01"/>
          <table:table-cell office:value-type="float" office:value="122.0"/>
          <table:table-cell office:value-type="float" office:value="11.0"/>
          <table:table-cell office:value-type="float" office:value="0.01"/>
          <table:table-cell table:style-name="cellBest" office:value-type="float" office:value="121.0"/>
          <table:table-cell office:value-type="float" office:value="11.0"/>
          <table:table-cell office:value-type="float" office:value="0.01"/>
          <table:table-cell table:style-name="cellBest" office:value-type="float" office:value="121.0"/>
          <table:table-cell office:value-type="float" office:value="17.0"/>
          <table:table-cell office:value-type="float" office:value="0.02"/>
          <table:table-cell office:value-type="float" office:value="377.0"/>
          <table:table-cell office:value-type="float" office:value="9.0"/>
          <table:table-cell table:style-name="cellWorst" office:value-type="float" office:value="2.16"/>
          <table:table-cell table:style-name="cellWorst" office:value-type="float" office:value="187709.0"/>
          <table:table-cell table:style-name="cellWorst" office:value-type="float" office:value="8088.0"/>
          <table:table-cell office:value-type="float" office:value="0.01"/>
          <table:table-cell office:value-type="float" office:value="250.0"/>
          <table:table-cell office:value-type="float" office:value="9.0"/>
          <table:table-cell table:formula="of:=MIN([.$B179];[.$E179];[.$H179];[.$K179];[.$N179];[.$Q179];[.$T179];[.$W179];[.$Z179];[.$AC179];[.$AF179];[.$AI179];[.$AL179];[.$AO179];[.$AR179])" office:value-type="float"/>
          <table:table-cell table:formula="of:=MIN([.$C179];[.$F179];[.$I179];[.$L179];[.$O179];[.$R179];[.$U179];[.$X179];[.$AA179];[.$AD179];[.$AG179];[.$AJ179];[.$AM179];[.$AP179];[.$AS179])" office:value-type="float"/>
          <table:table-cell table:formula="of:=MIN([.$D179];[.$G179];[.$J179];[.$M179];[.$P179];[.$S179];[.$V179];[.$Y179];[.$AB179];[.$AE179];[.$AH179];[.$AK179];[.$AN179];[.$AQ179];[.$AT179])" office:value-type="float"/>
          <table:table-cell table:formula="of:=MEDIAN([.$B179];[.$E179];[.$H179];[.$K179];[.$N179];[.$Q179];[.$T179];[.$W179];[.$Z179];[.$AC179];[.$AF179];[.$AI179];[.$AL179];[.$AO179];[.$AR179])" office:value-type="float"/>
          <table:table-cell table:formula="of:=MEDIAN([.$C179];[.$F179];[.$I179];[.$L179];[.$O179];[.$R179];[.$U179];[.$X179];[.$AA179];[.$AD179];[.$AG179];[.$AJ179];[.$AM179];[.$AP179];[.$AS179])" office:value-type="float"/>
          <table:table-cell table:formula="of:=MEDIAN([.$D179];[.$G179];[.$J179];[.$M179];[.$P179];[.$S179];[.$V179];[.$Y179];[.$AB179];[.$AE179];[.$AH179];[.$AK179];[.$AN179];[.$AQ179];[.$AT179])" office:value-type="float"/>
          <table:table-cell table:formula="of:=MAX([.$B179];[.$E179];[.$H179];[.$K179];[.$N179];[.$Q179];[.$T179];[.$W179];[.$Z179];[.$AC179];[.$AF179];[.$AI179];[.$AL179];[.$AO179];[.$AR179])" office:value-type="float"/>
          <table:table-cell table:formula="of:=MAX([.$C179];[.$F179];[.$I179];[.$L179];[.$O179];[.$R179];[.$U179];[.$X179];[.$AA179];[.$AD179];[.$AG179];[.$AJ179];[.$AM179];[.$AP179];[.$AS179])" office:value-type="float"/>
          <table:table-cell table:formula="of:=MAX([.$D179];[.$G179];[.$J179];[.$M179];[.$P179];[.$S179];[.$V179];[.$Y179];[.$AB179];[.$AE179];[.$AH179];[.$AK179];[.$AN179];[.$AQ179];[.$AT179])" office:value-type="float"/>
        </table:table-row>
        <table:table-row table:style-name="ro1">
          <table:table-cell office:value-type="string">
            <text:p>room/room_s12_a10_w5_h17.lp</text:p>
          </table:table-cell>
          <table:table-cell office:value-type="float" office:value="0.03"/>
          <table:table-cell office:value-type="float" office:value="4176.0"/>
          <table:table-cell office:value-type="float" office:value="76.0"/>
          <table:table-cell office:value-type="float" office:value="0.02"/>
          <table:table-cell office:value-type="float" office:value="951.0"/>
          <table:table-cell office:value-type="float" office:value="29.0"/>
          <table:table-cell office:value-type="float" office:value="0.03"/>
          <table:table-cell office:value-type="float" office:value="1163.0"/>
          <table:table-cell table:style-name="cellBest" office:value-type="float" office:value="16.0"/>
          <table:table-cell office:value-type="float" office:value="0.02"/>
          <table:table-cell office:value-type="float" office:value="355.0"/>
          <table:table-cell office:value-type="float" office:value="29.0"/>
          <table:table-cell office:value-type="float" office:value="0.06"/>
          <table:table-cell office:value-type="float" office:value="4036.0"/>
          <table:table-cell office:value-type="float" office:value="43.0"/>
          <table:table-cell office:value-type="float" office:value="0.02"/>
          <table:table-cell office:value-type="float" office:value="1533.0"/>
          <table:table-cell office:value-type="float" office:value="22.0"/>
          <table:table-cell office:value-type="float" office:value="0.02"/>
          <table:table-cell office:value-type="float" office:value="396.0"/>
          <table:table-cell office:value-type="float" office:value="36.0"/>
          <table:table-cell office:value-type="float" office:value="0.03"/>
          <table:table-cell table:style-name="cellBest" office:value-type="float" office:value="347.0"/>
          <table:table-cell office:value-type="float" office:value="33.0"/>
          <table:table-cell office:value-type="float" office:value="0.05"/>
          <table:table-cell office:value-type="float" office:value="2897.0"/>
          <table:table-cell office:value-type="float" office:value="48.0"/>
          <table:table-cell office:value-type="float" office:value="0.04"/>
          <table:table-cell office:value-type="float" office:value="967.0"/>
          <table:table-cell office:value-type="float" office:value="62.0"/>
          <table:table-cell office:value-type="float" office:value="0.05"/>
          <table:table-cell office:value-type="float" office:value="1217.0"/>
          <table:table-cell office:value-type="float" office:value="69.0"/>
          <table:table-cell office:value-type="float" office:value="0.03"/>
          <table:table-cell office:value-type="float" office:value="474.0"/>
          <table:table-cell office:value-type="float" office:value="48.0"/>
          <table:table-cell office:value-type="float" office:value="0.11"/>
          <table:table-cell office:value-type="float" office:value="3457.0"/>
          <table:table-cell office:value-type="float" office:value="47.0"/>
          <table:table-cell office:value-type="float" office:value="1.97"/>
          <table:table-cell table:style-name="cellWorst" office:value-type="float" office:value="166570.0"/>
          <table:table-cell table:style-name="cellWorst" office:value-type="float" office:value="3896.0"/>
          <table:table-cell office:value-type="float" office:value="0.06"/>
          <table:table-cell office:value-type="float" office:value="4055.0"/>
          <table:table-cell office:value-type="float" office:value="43.0"/>
          <table:table-cell table:formula="of:=MIN([.$B180];[.$E180];[.$H180];[.$K180];[.$N180];[.$Q180];[.$T180];[.$W180];[.$Z180];[.$AC180];[.$AF180];[.$AI180];[.$AL180];[.$AO180];[.$AR180])" office:value-type="float"/>
          <table:table-cell table:formula="of:=MIN([.$C180];[.$F180];[.$I180];[.$L180];[.$O180];[.$R180];[.$U180];[.$X180];[.$AA180];[.$AD180];[.$AG180];[.$AJ180];[.$AM180];[.$AP180];[.$AS180])" office:value-type="float"/>
          <table:table-cell table:formula="of:=MIN([.$D180];[.$G180];[.$J180];[.$M180];[.$P180];[.$S180];[.$V180];[.$Y180];[.$AB180];[.$AE180];[.$AH180];[.$AK180];[.$AN180];[.$AQ180];[.$AT180])" office:value-type="float"/>
          <table:table-cell table:formula="of:=MEDIAN([.$B180];[.$E180];[.$H180];[.$K180];[.$N180];[.$Q180];[.$T180];[.$W180];[.$Z180];[.$AC180];[.$AF180];[.$AI180];[.$AL180];[.$AO180];[.$AR180])" office:value-type="float"/>
          <table:table-cell table:formula="of:=MEDIAN([.$C180];[.$F180];[.$I180];[.$L180];[.$O180];[.$R180];[.$U180];[.$X180];[.$AA180];[.$AD180];[.$AG180];[.$AJ180];[.$AM180];[.$AP180];[.$AS180])" office:value-type="float"/>
          <table:table-cell table:formula="of:=MEDIAN([.$D180];[.$G180];[.$J180];[.$M180];[.$P180];[.$S180];[.$V180];[.$Y180];[.$AB180];[.$AE180];[.$AH180];[.$AK180];[.$AN180];[.$AQ180];[.$AT180])" office:value-type="float"/>
          <table:table-cell table:formula="of:=MAX([.$B180];[.$E180];[.$H180];[.$K180];[.$N180];[.$Q180];[.$T180];[.$W180];[.$Z180];[.$AC180];[.$AF180];[.$AI180];[.$AL180];[.$AO180];[.$AR180])" office:value-type="float"/>
          <table:table-cell table:formula="of:=MAX([.$C180];[.$F180];[.$I180];[.$L180];[.$O180];[.$R180];[.$U180];[.$X180];[.$AA180];[.$AD180];[.$AG180];[.$AJ180];[.$AM180];[.$AP180];[.$AS180])" office:value-type="float"/>
          <table:table-cell table:formula="of:=MAX([.$D180];[.$G180];[.$J180];[.$M180];[.$P180];[.$S180];[.$V180];[.$Y180];[.$AB180];[.$AE180];[.$AH180];[.$AK180];[.$AN180];[.$AQ180];[.$AT180])" office:value-type="float"/>
        </table:table-row>
        <table:table-row table:style-name="ro1">
          <table:table-cell office:value-type="string">
            <text:p>room/room_s12_a14_w4_h20.lp</text:p>
          </table:table-cell>
          <table:table-cell office:value-type="float" office:value="0.11"/>
          <table:table-cell office:value-type="float" office:value="8864.0"/>
          <table:table-cell office:value-type="float" office:value="128.0"/>
          <table:table-cell office:value-type="float" office:value="0.04"/>
          <table:table-cell office:value-type="float" office:value="1110.0"/>
          <table:table-cell office:value-type="float" office:value="46.0"/>
          <table:table-cell office:value-type="float" office:value="0.08"/>
          <table:table-cell office:value-type="float" office:value="3064.0"/>
          <table:table-cell table:style-name="cellBest" office:value-type="float" office:value="36.0"/>
          <table:table-cell office:value-type="float" office:value="0.04"/>
          <table:table-cell office:value-type="float" office:value="865.0"/>
          <table:table-cell office:value-type="float" office:value="43.0"/>
          <table:table-cell office:value-type="float" office:value="0.09"/>
          <table:table-cell office:value-type="float" office:value="2128.0"/>
          <table:table-cell office:value-type="float" office:value="79.0"/>
          <table:table-cell office:value-type="float" office:value="0.05"/>
          <table:table-cell office:value-type="float" office:value="3712.0"/>
          <table:table-cell office:value-type="float" office:value="79.0"/>
          <table:table-cell office:value-type="float" office:value="0.07"/>
          <table:table-cell table:style-name="cellBest" office:value-type="float" office:value="735.0"/>
          <table:table-cell office:value-type="float" office:value="85.0"/>
          <table:table-cell office:value-type="float" office:value="0.08"/>
          <table:table-cell office:value-type="float" office:value="1017.0"/>
          <table:table-cell office:value-type="float" office:value="113.0"/>
          <table:table-cell office:value-type="float" office:value="0.1"/>
          <table:table-cell office:value-type="float" office:value="2446.0"/>
          <table:table-cell office:value-type="float" office:value="81.0"/>
          <table:table-cell office:value-type="float" office:value="0.12"/>
          <table:table-cell office:value-type="float" office:value="3259.0"/>
          <table:table-cell office:value-type="float" office:value="183.0"/>
          <table:table-cell office:value-type="float" office:value="0.06"/>
          <table:table-cell office:value-type="float" office:value="1476.0"/>
          <table:table-cell office:value-type="float" office:value="54.0"/>
          <table:table-cell office:value-type="float" office:value="0.8"/>
          <table:table-cell office:value-type="float" office:value="10352.0"/>
          <table:table-cell table:style-name="cellWorst" office:value-type="float" office:value="1245.0"/>
          <table:table-cell office:value-type="float" office:value="0.15"/>
          <table:table-cell office:value-type="float" office:value="2748.0"/>
          <table:table-cell office:value-type="float" office:value="82.0"/>
          <table:table-cell office:value-type="float" office:value="0.58"/>
          <table:table-cell table:style-name="cellWorst" office:value-type="float" office:value="32732.0"/>
          <table:table-cell office:value-type="float" office:value="64.0"/>
          <table:table-cell office:value-type="float" office:value="0.07"/>
          <table:table-cell office:value-type="float" office:value="1969.0"/>
          <table:table-cell office:value-type="float" office:value="80.0"/>
          <table:table-cell table:formula="of:=MIN([.$B181];[.$E181];[.$H181];[.$K181];[.$N181];[.$Q181];[.$T181];[.$W181];[.$Z181];[.$AC181];[.$AF181];[.$AI181];[.$AL181];[.$AO181];[.$AR181])" office:value-type="float"/>
          <table:table-cell table:formula="of:=MIN([.$C181];[.$F181];[.$I181];[.$L181];[.$O181];[.$R181];[.$U181];[.$X181];[.$AA181];[.$AD181];[.$AG181];[.$AJ181];[.$AM181];[.$AP181];[.$AS181])" office:value-type="float"/>
          <table:table-cell table:formula="of:=MIN([.$D181];[.$G181];[.$J181];[.$M181];[.$P181];[.$S181];[.$V181];[.$Y181];[.$AB181];[.$AE181];[.$AH181];[.$AK181];[.$AN181];[.$AQ181];[.$AT181])" office:value-type="float"/>
          <table:table-cell table:formula="of:=MEDIAN([.$B181];[.$E181];[.$H181];[.$K181];[.$N181];[.$Q181];[.$T181];[.$W181];[.$Z181];[.$AC181];[.$AF181];[.$AI181];[.$AL181];[.$AO181];[.$AR181])" office:value-type="float"/>
          <table:table-cell table:formula="of:=MEDIAN([.$C181];[.$F181];[.$I181];[.$L181];[.$O181];[.$R181];[.$U181];[.$X181];[.$AA181];[.$AD181];[.$AG181];[.$AJ181];[.$AM181];[.$AP181];[.$AS181])" office:value-type="float"/>
          <table:table-cell table:formula="of:=MEDIAN([.$D181];[.$G181];[.$J181];[.$M181];[.$P181];[.$S181];[.$V181];[.$Y181];[.$AB181];[.$AE181];[.$AH181];[.$AK181];[.$AN181];[.$AQ181];[.$AT181])" office:value-type="float"/>
          <table:table-cell table:formula="of:=MAX([.$B181];[.$E181];[.$H181];[.$K181];[.$N181];[.$Q181];[.$T181];[.$W181];[.$Z181];[.$AC181];[.$AF181];[.$AI181];[.$AL181];[.$AO181];[.$AR181])" office:value-type="float"/>
          <table:table-cell table:formula="of:=MAX([.$C181];[.$F181];[.$I181];[.$L181];[.$O181];[.$R181];[.$U181];[.$X181];[.$AA181];[.$AD181];[.$AG181];[.$AJ181];[.$AM181];[.$AP181];[.$AS181])" office:value-type="float"/>
          <table:table-cell table:formula="of:=MAX([.$D181];[.$G181];[.$J181];[.$M181];[.$P181];[.$S181];[.$V181];[.$Y181];[.$AB181];[.$AE181];[.$AH181];[.$AK181];[.$AN181];[.$AQ181];[.$AT181])" office:value-type="float"/>
        </table:table-row>
        <table:table-row table:style-name="ro1">
          <table:table-cell office:value-type="string">
            <text:p>room/room_s12_a15_w5_h14.lp</text:p>
          </table:table-cell>
          <table:table-cell office:value-type="float" office:value="0.14"/>
          <table:table-cell office:value-type="float" office:value="8932.0"/>
          <table:table-cell table:style-name="cellWorst" office:value-type="float" office:value="176.0"/>
          <table:table-cell office:value-type="float" office:value="0.02"/>
          <table:table-cell office:value-type="float" office:value="1198.0"/>
          <table:table-cell office:value-type="float" office:value="21.0"/>
          <table:table-cell office:value-type="float" office:value="0.02"/>
          <table:table-cell office:value-type="float" office:value="1443.0"/>
          <table:table-cell table:style-name="cellBest" office:value-type="float" office:value="10.0"/>
          <table:table-cell office:value-type="float" office:value="0.02"/>
          <table:table-cell office:value-type="float" office:value="667.0"/>
          <table:table-cell office:value-type="float" office:value="36.0"/>
          <table:table-cell office:value-type="float" office:value="0.03"/>
          <table:table-cell office:value-type="float" office:value="1080.0"/>
          <table:table-cell office:value-type="float" office:value="57.0"/>
          <table:table-cell office:value-type="float" office:value="0.03"/>
          <table:table-cell office:value-type="float" office:value="4873.0"/>
          <table:table-cell office:value-type="float" office:value="30.0"/>
          <table:table-cell office:value-type="float" office:value="0.07"/>
          <table:table-cell office:value-type="float" office:value="1317.0"/>
          <table:table-cell office:value-type="float" office:value="78.0"/>
          <table:table-cell office:value-type="float" office:value="0.04"/>
          <table:table-cell office:value-type="float" office:value="911.0"/>
          <table:table-cell office:value-type="float" office:value="66.0"/>
          <table:table-cell office:value-type="float" office:value="0.04"/>
          <table:table-cell office:value-type="float" office:value="940.0"/>
          <table:table-cell office:value-type="float" office:value="51.0"/>
          <table:table-cell office:value-type="float" office:value="0.04"/>
          <table:table-cell office:value-type="float" office:value="897.0"/>
          <table:table-cell office:value-type="float" office:value="50.0"/>
          <table:table-cell office:value-type="float" office:value="0.04"/>
          <table:table-cell office:value-type="float" office:value="857.0"/>
          <table:table-cell office:value-type="float" office:value="50.0"/>
          <table:table-cell office:value-type="float" office:value="0.02"/>
          <table:table-cell table:style-name="cellBest" office:value-type="float" office:value="298.0"/>
          <table:table-cell office:value-type="float" office:value="24.0"/>
          <table:table-cell office:value-type="float" office:value="0.05"/>
          <table:table-cell office:value-type="float" office:value="1166.0"/>
          <table:table-cell office:value-type="float" office:value="25.0"/>
          <table:table-cell office:value-type="float" office:value="0.27"/>
          <table:table-cell table:style-name="cellWorst" office:value-type="float" office:value="21912.0"/>
          <table:table-cell office:value-type="float" office:value="83.0"/>
          <table:table-cell office:value-type="float" office:value="0.03"/>
          <table:table-cell office:value-type="float" office:value="1041.0"/>
          <table:table-cell office:value-type="float" office:value="53.0"/>
          <table:table-cell table:formula="of:=MIN([.$B182];[.$E182];[.$H182];[.$K182];[.$N182];[.$Q182];[.$T182];[.$W182];[.$Z182];[.$AC182];[.$AF182];[.$AI182];[.$AL182];[.$AO182];[.$AR182])" office:value-type="float"/>
          <table:table-cell table:formula="of:=MIN([.$C182];[.$F182];[.$I182];[.$L182];[.$O182];[.$R182];[.$U182];[.$X182];[.$AA182];[.$AD182];[.$AG182];[.$AJ182];[.$AM182];[.$AP182];[.$AS182])" office:value-type="float"/>
          <table:table-cell table:formula="of:=MIN([.$D182];[.$G182];[.$J182];[.$M182];[.$P182];[.$S182];[.$V182];[.$Y182];[.$AB182];[.$AE182];[.$AH182];[.$AK182];[.$AN182];[.$AQ182];[.$AT182])" office:value-type="float"/>
          <table:table-cell table:formula="of:=MEDIAN([.$B182];[.$E182];[.$H182];[.$K182];[.$N182];[.$Q182];[.$T182];[.$W182];[.$Z182];[.$AC182];[.$AF182];[.$AI182];[.$AL182];[.$AO182];[.$AR182])" office:value-type="float"/>
          <table:table-cell table:formula="of:=MEDIAN([.$C182];[.$F182];[.$I182];[.$L182];[.$O182];[.$R182];[.$U182];[.$X182];[.$AA182];[.$AD182];[.$AG182];[.$AJ182];[.$AM182];[.$AP182];[.$AS182])" office:value-type="float"/>
          <table:table-cell table:formula="of:=MEDIAN([.$D182];[.$G182];[.$J182];[.$M182];[.$P182];[.$S182];[.$V182];[.$Y182];[.$AB182];[.$AE182];[.$AH182];[.$AK182];[.$AN182];[.$AQ182];[.$AT182])" office:value-type="float"/>
          <table:table-cell table:formula="of:=MAX([.$B182];[.$E182];[.$H182];[.$K182];[.$N182];[.$Q182];[.$T182];[.$W182];[.$Z182];[.$AC182];[.$AF182];[.$AI182];[.$AL182];[.$AO182];[.$AR182])" office:value-type="float"/>
          <table:table-cell table:formula="of:=MAX([.$C182];[.$F182];[.$I182];[.$L182];[.$O182];[.$R182];[.$U182];[.$X182];[.$AA182];[.$AD182];[.$AG182];[.$AJ182];[.$AM182];[.$AP182];[.$AS182])" office:value-type="float"/>
          <table:table-cell table:formula="of:=MAX([.$D182];[.$G182];[.$J182];[.$M182];[.$P182];[.$S182];[.$V182];[.$Y182];[.$AB182];[.$AE182];[.$AH182];[.$AK182];[.$AN182];[.$AQ182];[.$AT182])" office:value-type="float"/>
        </table:table-row>
        <table:table-row table:style-name="ro1">
          <table:table-cell office:value-type="string">
            <text:p>room/room_s12_a1_w5_h10.lp</text:p>
          </table:table-cell>
          <table:table-cell office:value-type="float" office:value="0.0"/>
          <table:table-cell office:value-type="float" office:value="3.0"/>
          <table:table-cell office:value-type="float" office:value="1.0"/>
          <table:table-cell office:value-type="float" office:value="0.0"/>
          <table:table-cell office:value-type="float" office:value="3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2.0"/>
          <table:table-cell table:style-name="cellBest" office:value-type="float" office:value="0.0"/>
          <table:table-cell office:value-type="float" office:value="0.0"/>
          <table:table-cell office:value-type="float" office:value="7.0"/>
          <table:table-cell office:value-type="float" office:value="2.0"/>
          <table:table-cell office:value-type="float" office:value="0.0"/>
          <table:table-cell office:value-type="float" office:value="27.0"/>
          <table:table-cell office:value-type="float" office:value="3.0"/>
          <table:table-cell office:value-type="float" office:value="0.0"/>
          <table:table-cell office:value-type="float" office:value="3.0"/>
          <table:table-cell office:value-type="float" office:value="1.0"/>
          <table:table-cell office:value-type="float" office:value="0.0"/>
          <table:table-cell office:value-type="float" office:value="5.0"/>
          <table:table-cell table:style-name="cellBest" office:value-type="float" office:value="0.0"/>
          <table:table-cell office:value-type="float" office:value="0.0"/>
          <table:table-cell office:value-type="float" office:value="5.0"/>
          <table:table-cell office:value-type="float" office:value="1.0"/>
          <table:table-cell office:value-type="float" office:value="0.0"/>
          <table:table-cell office:value-type="float" office:value="5.0"/>
          <table:table-cell table:style-name="cellBest" office:value-type="float" office:value="0.0"/>
          <table:table-cell office:value-type="float" office:value="0.0"/>
          <table:table-cell office:value-type="float" office:value="4.0"/>
          <table:table-cell office:value-type="float" office:value="2.0"/>
          <table:table-cell office:value-type="float" office:value="0.0"/>
          <table:table-cell office:value-type="float" office:value="4.0"/>
          <table:table-cell office:value-type="float" office:value="2.0"/>
          <table:table-cell office:value-type="float" office:value="0.0"/>
          <table:table-cell office:value-type="float" office:value="5.0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3.0"/>
          <table:table-cell office:value-type="float" office:value="0.01"/>
          <table:table-cell table:style-name="cellWorst" office:value-type="float" office:value="860.0"/>
          <table:table-cell office:value-type="float" office:value="3.0"/>
          <table:table-cell office:value-type="float" office:value="0.0"/>
          <table:table-cell office:value-type="float" office:value="27.0"/>
          <table:table-cell office:value-type="float" office:value="3.0"/>
          <table:table-cell table:formula="of:=MIN([.$B183];[.$E183];[.$H183];[.$K183];[.$N183];[.$Q183];[.$T183];[.$W183];[.$Z183];[.$AC183];[.$AF183];[.$AI183];[.$AL183];[.$AO183];[.$AR183])" office:value-type="float"/>
          <table:table-cell table:formula="of:=MIN([.$C183];[.$F183];[.$I183];[.$L183];[.$O183];[.$R183];[.$U183];[.$X183];[.$AA183];[.$AD183];[.$AG183];[.$AJ183];[.$AM183];[.$AP183];[.$AS183])" office:value-type="float"/>
          <table:table-cell table:formula="of:=MIN([.$D183];[.$G183];[.$J183];[.$M183];[.$P183];[.$S183];[.$V183];[.$Y183];[.$AB183];[.$AE183];[.$AH183];[.$AK183];[.$AN183];[.$AQ183];[.$AT183])" office:value-type="float"/>
          <table:table-cell table:formula="of:=MEDIAN([.$B183];[.$E183];[.$H183];[.$K183];[.$N183];[.$Q183];[.$T183];[.$W183];[.$Z183];[.$AC183];[.$AF183];[.$AI183];[.$AL183];[.$AO183];[.$AR183])" office:value-type="float"/>
          <table:table-cell table:formula="of:=MEDIAN([.$C183];[.$F183];[.$I183];[.$L183];[.$O183];[.$R183];[.$U183];[.$X183];[.$AA183];[.$AD183];[.$AG183];[.$AJ183];[.$AM183];[.$AP183];[.$AS183])" office:value-type="float"/>
          <table:table-cell table:formula="of:=MEDIAN([.$D183];[.$G183];[.$J183];[.$M183];[.$P183];[.$S183];[.$V183];[.$Y183];[.$AB183];[.$AE183];[.$AH183];[.$AK183];[.$AN183];[.$AQ183];[.$AT183])" office:value-type="float"/>
          <table:table-cell table:formula="of:=MAX([.$B183];[.$E183];[.$H183];[.$K183];[.$N183];[.$Q183];[.$T183];[.$W183];[.$Z183];[.$AC183];[.$AF183];[.$AI183];[.$AL183];[.$AO183];[.$AR183])" office:value-type="float"/>
          <table:table-cell table:formula="of:=MAX([.$C183];[.$F183];[.$I183];[.$L183];[.$O183];[.$R183];[.$U183];[.$X183];[.$AA183];[.$AD183];[.$AG183];[.$AJ183];[.$AM183];[.$AP183];[.$AS183])" office:value-type="float"/>
          <table:table-cell table:formula="of:=MAX([.$D183];[.$G183];[.$J183];[.$M183];[.$P183];[.$S183];[.$V183];[.$Y183];[.$AB183];[.$AE183];[.$AH183];[.$AK183];[.$AN183];[.$AQ183];[.$AT183])" office:value-type="float"/>
        </table:table-row>
        <table:table-row table:style-name="ro1">
          <table:table-cell office:value-type="string">
            <text:p>room/room_s12_a2_w5_h10.lp</text:p>
          </table:table-cell>
          <table:table-cell office:value-type="float" office:value="0.0"/>
          <table:table-cell office:value-type="float" office:value="34.0"/>
          <table:table-cell table:style-name="cellWorst" office:value-type="float" office:value="8.0"/>
          <table:table-cell office:value-type="float" office:value="0.0"/>
          <table:table-cell office:value-type="float" office:value="69.0"/>
          <table:table-cell office:value-type="float" office:value="1.0"/>
          <table:table-cell office:value-type="float" office:value="0.0"/>
          <table:table-cell office:value-type="float" office:value="62.0"/>
          <table:table-cell table:style-name="cellBest" office:value-type="float" office:value="0.0"/>
          <table:table-cell office:value-type="float" office:value="0.0"/>
          <table:table-cell office:value-type="float" office:value="24.0"/>
          <table:table-cell office:value-type="float" office:value="1.0"/>
          <table:table-cell office:value-type="float" office:value="0.0"/>
          <table:table-cell office:value-type="float" office:value="42.0"/>
          <table:table-cell office:value-type="float" office:value="2.0"/>
          <table:table-cell office:value-type="float" office:value="0.0"/>
          <table:table-cell office:value-type="float" office:value="111.0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4.0"/>
          <table:table-cell office:value-type="float" office:value="0.0"/>
          <table:table-cell office:value-type="float" office:value="16.0"/>
          <table:table-cell office:value-type="float" office:value="4.0"/>
          <table:table-cell office:value-type="float" office:value="0.0"/>
          <table:table-cell office:value-type="float" office:value="43.0"/>
          <table:table-cell office:value-type="float" office:value="2.0"/>
          <table:table-cell office:value-type="float" office:value="0.0"/>
          <table:table-cell table:style-name="cellBest" office:value-type="float" office:value="11.0"/>
          <table:table-cell office:value-type="float" office:value="1.0"/>
          <table:table-cell office:value-type="float" office:value="0.0"/>
          <table:table-cell table:style-name="cellBest" office:value-type="float" office:value="11.0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1.0"/>
          <table:table-cell office:value-type="float" office:value="0.0"/>
          <table:table-cell office:value-type="float" office:value="43.0"/>
          <table:table-cell office:value-type="float" office:value="2.0"/>
          <table:table-cell office:value-type="float" office:value="0.02"/>
          <table:table-cell table:style-name="cellWorst" office:value-type="float" office:value="1394.0"/>
          <table:table-cell office:value-type="float" office:value="4.0"/>
          <table:table-cell office:value-type="float" office:value="0.0"/>
          <table:table-cell office:value-type="float" office:value="42.0"/>
          <table:table-cell office:value-type="float" office:value="2.0"/>
          <table:table-cell table:formula="of:=MIN([.$B184];[.$E184];[.$H184];[.$K184];[.$N184];[.$Q184];[.$T184];[.$W184];[.$Z184];[.$AC184];[.$AF184];[.$AI184];[.$AL184];[.$AO184];[.$AR184])" office:value-type="float"/>
          <table:table-cell table:formula="of:=MIN([.$C184];[.$F184];[.$I184];[.$L184];[.$O184];[.$R184];[.$U184];[.$X184];[.$AA184];[.$AD184];[.$AG184];[.$AJ184];[.$AM184];[.$AP184];[.$AS184])" office:value-type="float"/>
          <table:table-cell table:formula="of:=MIN([.$D184];[.$G184];[.$J184];[.$M184];[.$P184];[.$S184];[.$V184];[.$Y184];[.$AB184];[.$AE184];[.$AH184];[.$AK184];[.$AN184];[.$AQ184];[.$AT184])" office:value-type="float"/>
          <table:table-cell table:formula="of:=MEDIAN([.$B184];[.$E184];[.$H184];[.$K184];[.$N184];[.$Q184];[.$T184];[.$W184];[.$Z184];[.$AC184];[.$AF184];[.$AI184];[.$AL184];[.$AO184];[.$AR184])" office:value-type="float"/>
          <table:table-cell table:formula="of:=MEDIAN([.$C184];[.$F184];[.$I184];[.$L184];[.$O184];[.$R184];[.$U184];[.$X184];[.$AA184];[.$AD184];[.$AG184];[.$AJ184];[.$AM184];[.$AP184];[.$AS184])" office:value-type="float"/>
          <table:table-cell table:formula="of:=MEDIAN([.$D184];[.$G184];[.$J184];[.$M184];[.$P184];[.$S184];[.$V184];[.$Y184];[.$AB184];[.$AE184];[.$AH184];[.$AK184];[.$AN184];[.$AQ184];[.$AT184])" office:value-type="float"/>
          <table:table-cell table:formula="of:=MAX([.$B184];[.$E184];[.$H184];[.$K184];[.$N184];[.$Q184];[.$T184];[.$W184];[.$Z184];[.$AC184];[.$AF184];[.$AI184];[.$AL184];[.$AO184];[.$AR184])" office:value-type="float"/>
          <table:table-cell table:formula="of:=MAX([.$C184];[.$F184];[.$I184];[.$L184];[.$O184];[.$R184];[.$U184];[.$X184];[.$AA184];[.$AD184];[.$AG184];[.$AJ184];[.$AM184];[.$AP184];[.$AS184])" office:value-type="float"/>
          <table:table-cell table:formula="of:=MAX([.$D184];[.$G184];[.$J184];[.$M184];[.$P184];[.$S184];[.$V184];[.$Y184];[.$AB184];[.$AE184];[.$AH184];[.$AK184];[.$AN184];[.$AQ184];[.$AT184])" office:value-type="float"/>
        </table:table-row>
        <table:table-row table:style-name="ro1">
          <table:table-cell office:value-type="string">
            <text:p>room/room_s12_a3_w5_h10.lp</text:p>
          </table:table-cell>
          <table:table-cell office:value-type="float" office:value="0.01"/>
          <table:table-cell office:value-type="float" office:value="283.0"/>
          <table:table-cell table:style-name="cellWorst" office:value-type="float" office:value="20.0"/>
          <table:table-cell office:value-type="float" office:value="0.0"/>
          <table:table-cell office:value-type="float" office:value="78.0"/>
          <table:table-cell office:value-type="float" office:value="1.0"/>
          <table:table-cell office:value-type="float" office:value="0.0"/>
          <table:table-cell office:value-type="float" office:value="94.0"/>
          <table:table-cell table:style-name="cellBest" office:value-type="float" office:value="0.0"/>
          <table:table-cell office:value-type="float" office:value="0.0"/>
          <table:table-cell office:value-type="float" office:value="41.0"/>
          <table:table-cell office:value-type="float" office:value="2.0"/>
          <table:table-cell office:value-type="float" office:value="0.0"/>
          <table:table-cell office:value-type="float" office:value="101.0"/>
          <table:table-cell office:value-type="float" office:value="4.0"/>
          <table:table-cell office:value-type="float" office:value="0.0"/>
          <table:table-cell office:value-type="float" office:value="221.0"/>
          <table:table-cell office:value-type="float" office:value="2.0"/>
          <table:table-cell office:value-type="float" office:value="0.0"/>
          <table:table-cell office:value-type="float" office:value="38.0"/>
          <table:table-cell office:value-type="float" office:value="5.0"/>
          <table:table-cell office:value-type="float" office:value="0.0"/>
          <table:table-cell table:style-name="cellBest" office:value-type="float" office:value="37.0"/>
          <table:table-cell office:value-type="float" office:value="5.0"/>
          <table:table-cell office:value-type="float" office:value="0.0"/>
          <table:table-cell office:value-type="float" office:value="103.0"/>
          <table:table-cell office:value-type="float" office:value="5.0"/>
          <table:table-cell office:value-type="float" office:value="0.0"/>
          <table:table-cell office:value-type="float" office:value="41.0"/>
          <table:table-cell office:value-type="float" office:value="3.0"/>
          <table:table-cell office:value-type="float" office:value="0.0"/>
          <table:table-cell office:value-type="float" office:value="41.0"/>
          <table:table-cell office:value-type="float" office:value="3.0"/>
          <table:table-cell office:value-type="float" office:value="0.0"/>
          <table:table-cell office:value-type="float" office:value="65.0"/>
          <table:table-cell office:value-type="float" office:value="2.0"/>
          <table:table-cell office:value-type="float" office:value="0.01"/>
          <table:table-cell office:value-type="float" office:value="117.0"/>
          <table:table-cell office:value-type="float" office:value="5.0"/>
          <table:table-cell office:value-type="float" office:value="0.03"/>
          <table:table-cell table:style-name="cellWorst" office:value-type="float" office:value="2720.0"/>
          <table:table-cell office:value-type="float" office:value="4.0"/>
          <table:table-cell office:value-type="float" office:value="0.0"/>
          <table:table-cell office:value-type="float" office:value="101.0"/>
          <table:table-cell office:value-type="float" office:value="4.0"/>
          <table:table-cell table:formula="of:=MIN([.$B185];[.$E185];[.$H185];[.$K185];[.$N185];[.$Q185];[.$T185];[.$W185];[.$Z185];[.$AC185];[.$AF185];[.$AI185];[.$AL185];[.$AO185];[.$AR185])" office:value-type="float"/>
          <table:table-cell table:formula="of:=MIN([.$C185];[.$F185];[.$I185];[.$L185];[.$O185];[.$R185];[.$U185];[.$X185];[.$AA185];[.$AD185];[.$AG185];[.$AJ185];[.$AM185];[.$AP185];[.$AS185])" office:value-type="float"/>
          <table:table-cell table:formula="of:=MIN([.$D185];[.$G185];[.$J185];[.$M185];[.$P185];[.$S185];[.$V185];[.$Y185];[.$AB185];[.$AE185];[.$AH185];[.$AK185];[.$AN185];[.$AQ185];[.$AT185])" office:value-type="float"/>
          <table:table-cell table:formula="of:=MEDIAN([.$B185];[.$E185];[.$H185];[.$K185];[.$N185];[.$Q185];[.$T185];[.$W185];[.$Z185];[.$AC185];[.$AF185];[.$AI185];[.$AL185];[.$AO185];[.$AR185])" office:value-type="float"/>
          <table:table-cell table:formula="of:=MEDIAN([.$C185];[.$F185];[.$I185];[.$L185];[.$O185];[.$R185];[.$U185];[.$X185];[.$AA185];[.$AD185];[.$AG185];[.$AJ185];[.$AM185];[.$AP185];[.$AS185])" office:value-type="float"/>
          <table:table-cell table:formula="of:=MEDIAN([.$D185];[.$G185];[.$J185];[.$M185];[.$P185];[.$S185];[.$V185];[.$Y185];[.$AB185];[.$AE185];[.$AH185];[.$AK185];[.$AN185];[.$AQ185];[.$AT185])" office:value-type="float"/>
          <table:table-cell table:formula="of:=MAX([.$B185];[.$E185];[.$H185];[.$K185];[.$N185];[.$Q185];[.$T185];[.$W185];[.$Z185];[.$AC185];[.$AF185];[.$AI185];[.$AL185];[.$AO185];[.$AR185])" office:value-type="float"/>
          <table:table-cell table:formula="of:=MAX([.$C185];[.$F185];[.$I185];[.$L185];[.$O185];[.$R185];[.$U185];[.$X185];[.$AA185];[.$AD185];[.$AG185];[.$AJ185];[.$AM185];[.$AP185];[.$AS185])" office:value-type="float"/>
          <table:table-cell table:formula="of:=MAX([.$D185];[.$G185];[.$J185];[.$M185];[.$P185];[.$S185];[.$V185];[.$Y185];[.$AB185];[.$AE185];[.$AH185];[.$AK185];[.$AN185];[.$AQ185];[.$AT185])" office:value-type="float"/>
        </table:table-row>
        <table:table-row table:style-name="ro1">
          <table:table-cell office:value-type="string">
            <text:p>room/room_s12_a5_w5_h13.lp</text:p>
          </table:table-cell>
          <table:table-cell office:value-type="float" office:value="0.02"/>
          <table:table-cell office:value-type="float" office:value="1752.0"/>
          <table:table-cell table:style-name="cellWorst" office:value-type="float" office:value="74.0"/>
          <table:table-cell office:value-type="float" office:value="0.01"/>
          <table:table-cell office:value-type="float" office:value="302.0"/>
          <table:table-cell office:value-type="float" office:value="3.0"/>
          <table:table-cell office:value-type="float" office:value="0.0"/>
          <table:table-cell office:value-type="float" office:value="293.0"/>
          <table:table-cell table:style-name="cellBest" office:value-type="float" office:value="2.0"/>
          <table:table-cell office:value-type="float" office:value="0.01"/>
          <table:table-cell table:style-name="cellBest" office:value-type="float" office:value="83.0"/>
          <table:table-cell office:value-type="float" office:value="5.0"/>
          <table:table-cell office:value-type="float" office:value="0.01"/>
          <table:table-cell office:value-type="float" office:value="184.0"/>
          <table:table-cell office:value-type="float" office:value="9.0"/>
          <table:table-cell office:value-type="float" office:value="0.01"/>
          <table:table-cell office:value-type="float" office:value="832.0"/>
          <table:table-cell table:style-name="cellBest" office:value-type="float" office:value="2.0"/>
          <table:table-cell office:value-type="float" office:value="0.01"/>
          <table:table-cell office:value-type="float" office:value="217.0"/>
          <table:table-cell office:value-type="float" office:value="21.0"/>
          <table:table-cell office:value-type="float" office:value="0.02"/>
          <table:table-cell office:value-type="float" office:value="281.0"/>
          <table:table-cell office:value-type="float" office:value="23.0"/>
          <table:table-cell office:value-type="float" office:value="0.01"/>
          <table:table-cell office:value-type="float" office:value="188.0"/>
          <table:table-cell office:value-type="float" office:value="9.0"/>
          <table:table-cell office:value-type="float" office:value="0.0"/>
          <table:table-cell office:value-type="float" office:value="103.0"/>
          <table:table-cell office:value-type="float" office:value="8.0"/>
          <table:table-cell office:value-type="float" office:value="0.0"/>
          <table:table-cell office:value-type="float" office:value="103.0"/>
          <table:table-cell office:value-type="float" office:value="8.0"/>
          <table:table-cell office:value-type="float" office:value="0.01"/>
          <table:table-cell office:value-type="float" office:value="143.0"/>
          <table:table-cell office:value-type="float" office:value="5.0"/>
          <table:table-cell office:value-type="float" office:value="0.01"/>
          <table:table-cell office:value-type="float" office:value="242.0"/>
          <table:table-cell office:value-type="float" office:value="9.0"/>
          <table:table-cell office:value-type="float" office:value="0.08"/>
          <table:table-cell table:style-name="cellWorst" office:value-type="float" office:value="6042.0"/>
          <table:table-cell office:value-type="float" office:value="55.0"/>
          <table:table-cell office:value-type="float" office:value="0.01"/>
          <table:table-cell office:value-type="float" office:value="184.0"/>
          <table:table-cell office:value-type="float" office:value="9.0"/>
          <table:table-cell table:formula="of:=MIN([.$B186];[.$E186];[.$H186];[.$K186];[.$N186];[.$Q186];[.$T186];[.$W186];[.$Z186];[.$AC186];[.$AF186];[.$AI186];[.$AL186];[.$AO186];[.$AR186])" office:value-type="float"/>
          <table:table-cell table:formula="of:=MIN([.$C186];[.$F186];[.$I186];[.$L186];[.$O186];[.$R186];[.$U186];[.$X186];[.$AA186];[.$AD186];[.$AG186];[.$AJ186];[.$AM186];[.$AP186];[.$AS186])" office:value-type="float"/>
          <table:table-cell table:formula="of:=MIN([.$D186];[.$G186];[.$J186];[.$M186];[.$P186];[.$S186];[.$V186];[.$Y186];[.$AB186];[.$AE186];[.$AH186];[.$AK186];[.$AN186];[.$AQ186];[.$AT186])" office:value-type="float"/>
          <table:table-cell table:formula="of:=MEDIAN([.$B186];[.$E186];[.$H186];[.$K186];[.$N186];[.$Q186];[.$T186];[.$W186];[.$Z186];[.$AC186];[.$AF186];[.$AI186];[.$AL186];[.$AO186];[.$AR186])" office:value-type="float"/>
          <table:table-cell table:formula="of:=MEDIAN([.$C186];[.$F186];[.$I186];[.$L186];[.$O186];[.$R186];[.$U186];[.$X186];[.$AA186];[.$AD186];[.$AG186];[.$AJ186];[.$AM186];[.$AP186];[.$AS186])" office:value-type="float"/>
          <table:table-cell table:formula="of:=MEDIAN([.$D186];[.$G186];[.$J186];[.$M186];[.$P186];[.$S186];[.$V186];[.$Y186];[.$AB186];[.$AE186];[.$AH186];[.$AK186];[.$AN186];[.$AQ186];[.$AT186])" office:value-type="float"/>
          <table:table-cell table:formula="of:=MAX([.$B186];[.$E186];[.$H186];[.$K186];[.$N186];[.$Q186];[.$T186];[.$W186];[.$Z186];[.$AC186];[.$AF186];[.$AI186];[.$AL186];[.$AO186];[.$AR186])" office:value-type="float"/>
          <table:table-cell table:formula="of:=MAX([.$C186];[.$F186];[.$I186];[.$L186];[.$O186];[.$R186];[.$U186];[.$X186];[.$AA186];[.$AD186];[.$AG186];[.$AJ186];[.$AM186];[.$AP186];[.$AS186])" office:value-type="float"/>
          <table:table-cell table:formula="of:=MAX([.$D186];[.$G186];[.$J186];[.$M186];[.$P186];[.$S186];[.$V186];[.$Y186];[.$AB186];[.$AE186];[.$AH186];[.$AK186];[.$AN186];[.$AQ186];[.$AT186])" office:value-type="float"/>
        </table:table-row>
        <table:table-row table:style-name="ro1">
          <table:table-cell office:value-type="string">
            <text:p>room/room_s13_a10_w5_h18.lp</text:p>
          </table:table-cell>
          <table:table-cell office:value-type="float" office:value="0.1"/>
          <table:table-cell office:value-type="float" office:value="4875.0"/>
          <table:table-cell table:style-name="cellWorst" office:value-type="float" office:value="118.0"/>
          <table:table-cell office:value-type="float" office:value="0.02"/>
          <table:table-cell office:value-type="float" office:value="796.0"/>
          <table:table-cell table:style-name="cellBest" office:value-type="float" office:value="14.0"/>
          <table:table-cell office:value-type="float" office:value="0.02"/>
          <table:table-cell office:value-type="float" office:value="1536.0"/>
          <table:table-cell office:value-type="float" office:value="15.0"/>
          <table:table-cell office:value-type="float" office:value="0.02"/>
          <table:table-cell table:style-name="cellBest" office:value-type="float" office:value="320.0"/>
          <table:table-cell office:value-type="float" office:value="15.0"/>
          <table:table-cell office:value-type="float" office:value="0.03"/>
          <table:table-cell office:value-type="float" office:value="1429.0"/>
          <table:table-cell office:value-type="float" office:value="22.0"/>
          <table:table-cell office:value-type="float" office:value="0.02"/>
          <table:table-cell office:value-type="float" office:value="2228.0"/>
          <table:table-cell table:style-name="cellBest" office:value-type="float" office:value="14.0"/>
          <table:table-cell office:value-type="float" office:value="0.06"/>
          <table:table-cell office:value-type="float" office:value="841.0"/>
          <table:table-cell office:value-type="float" office:value="97.0"/>
          <table:table-cell office:value-type="float" office:value="0.06"/>
          <table:table-cell office:value-type="float" office:value="670.0"/>
          <table:table-cell office:value-type="float" office:value="89.0"/>
          <table:table-cell office:value-type="float" office:value="0.03"/>
          <table:table-cell office:value-type="float" office:value="1418.0"/>
          <table:table-cell office:value-type="float" office:value="24.0"/>
          <table:table-cell office:value-type="float" office:value="0.03"/>
          <table:table-cell office:value-type="float" office:value="460.0"/>
          <table:table-cell office:value-type="float" office:value="20.0"/>
          <table:table-cell office:value-type="float" office:value="0.03"/>
          <table:table-cell office:value-type="float" office:value="461.0"/>
          <table:table-cell office:value-type="float" office:value="20.0"/>
          <table:table-cell office:value-type="float" office:value="0.03"/>
          <table:table-cell office:value-type="float" office:value="439.0"/>
          <table:table-cell office:value-type="float" office:value="28.0"/>
          <table:table-cell office:value-type="float" office:value="0.07"/>
          <table:table-cell office:value-type="float" office:value="1994.0"/>
          <table:table-cell office:value-type="float" office:value="25.0"/>
          <table:table-cell office:value-type="float" office:value="0.37"/>
          <table:table-cell table:style-name="cellWorst" office:value-type="float" office:value="27090.0"/>
          <table:table-cell office:value-type="float" office:value="29.0"/>
          <table:table-cell office:value-type="float" office:value="0.03"/>
          <table:table-cell office:value-type="float" office:value="1405.0"/>
          <table:table-cell office:value-type="float" office:value="22.0"/>
          <table:table-cell table:formula="of:=MIN([.$B187];[.$E187];[.$H187];[.$K187];[.$N187];[.$Q187];[.$T187];[.$W187];[.$Z187];[.$AC187];[.$AF187];[.$AI187];[.$AL187];[.$AO187];[.$AR187])" office:value-type="float"/>
          <table:table-cell table:formula="of:=MIN([.$C187];[.$F187];[.$I187];[.$L187];[.$O187];[.$R187];[.$U187];[.$X187];[.$AA187];[.$AD187];[.$AG187];[.$AJ187];[.$AM187];[.$AP187];[.$AS187])" office:value-type="float"/>
          <table:table-cell table:formula="of:=MIN([.$D187];[.$G187];[.$J187];[.$M187];[.$P187];[.$S187];[.$V187];[.$Y187];[.$AB187];[.$AE187];[.$AH187];[.$AK187];[.$AN187];[.$AQ187];[.$AT187])" office:value-type="float"/>
          <table:table-cell table:formula="of:=MEDIAN([.$B187];[.$E187];[.$H187];[.$K187];[.$N187];[.$Q187];[.$T187];[.$W187];[.$Z187];[.$AC187];[.$AF187];[.$AI187];[.$AL187];[.$AO187];[.$AR187])" office:value-type="float"/>
          <table:table-cell table:formula="of:=MEDIAN([.$C187];[.$F187];[.$I187];[.$L187];[.$O187];[.$R187];[.$U187];[.$X187];[.$AA187];[.$AD187];[.$AG187];[.$AJ187];[.$AM187];[.$AP187];[.$AS187])" office:value-type="float"/>
          <table:table-cell table:formula="of:=MEDIAN([.$D187];[.$G187];[.$J187];[.$M187];[.$P187];[.$S187];[.$V187];[.$Y187];[.$AB187];[.$AE187];[.$AH187];[.$AK187];[.$AN187];[.$AQ187];[.$AT187])" office:value-type="float"/>
          <table:table-cell table:formula="of:=MAX([.$B187];[.$E187];[.$H187];[.$K187];[.$N187];[.$Q187];[.$T187];[.$W187];[.$Z187];[.$AC187];[.$AF187];[.$AI187];[.$AL187];[.$AO187];[.$AR187])" office:value-type="float"/>
          <table:table-cell table:formula="of:=MAX([.$C187];[.$F187];[.$I187];[.$L187];[.$O187];[.$R187];[.$U187];[.$X187];[.$AA187];[.$AD187];[.$AG187];[.$AJ187];[.$AM187];[.$AP187];[.$AS187])" office:value-type="float"/>
          <table:table-cell table:formula="of:=MAX([.$D187];[.$G187];[.$J187];[.$M187];[.$P187];[.$S187];[.$V187];[.$Y187];[.$AB187];[.$AE187];[.$AH187];[.$AK187];[.$AN187];[.$AQ187];[.$AT187])" office:value-type="float"/>
        </table:table-row>
        <table:table-row table:style-name="ro1">
          <table:table-cell office:value-type="string">
            <text:p>room/room_s13_a15_w5_h23.lp</text:p>
          </table:table-cell>
          <table:table-cell office:value-type="float" office:value="0.23"/>
          <table:table-cell office:value-type="float" office:value="20646.0"/>
          <table:table-cell office:value-type="float" office:value="145.0"/>
          <table:table-cell office:value-type="float" office:value="0.07"/>
          <table:table-cell office:value-type="float" office:value="2687.0"/>
          <table:table-cell office:value-type="float" office:value="44.0"/>
          <table:table-cell office:value-type="float" office:value="0.05"/>
          <table:table-cell office:value-type="float" office:value="2866.0"/>
          <table:table-cell table:style-name="cellBest" office:value-type="float" office:value="19.0"/>
          <table:table-cell table:style-name="cellBest" office:value-type="float" office:value="0.04"/>
          <table:table-cell office:value-type="float" office:value="686.0"/>
          <table:table-cell office:value-type="float" office:value="45.0"/>
          <table:table-cell office:value-type="float" office:value="0.17"/>
          <table:table-cell office:value-type="float" office:value="4768.0"/>
          <table:table-cell office:value-type="float" office:value="101.0"/>
          <table:table-cell office:value-type="float" office:value="0.06"/>
          <table:table-cell office:value-type="float" office:value="5181.0"/>
          <table:table-cell office:value-type="float" office:value="39.0"/>
          <table:table-cell office:value-type="float" office:value="0.2"/>
          <table:table-cell office:value-type="float" office:value="2347.0"/>
          <table:table-cell office:value-type="float" office:value="139.0"/>
          <table:table-cell office:value-type="float" office:value="0.19"/>
          <table:table-cell office:value-type="float" office:value="2664.0"/>
          <table:table-cell office:value-type="float" office:value="161.0"/>
          <table:table-cell office:value-type="float" office:value="0.15"/>
          <table:table-cell office:value-type="float" office:value="4131.0"/>
          <table:table-cell office:value-type="float" office:value="111.0"/>
          <table:table-cell office:value-type="float" office:value="0.06"/>
          <table:table-cell office:value-type="float" office:value="1449.0"/>
          <table:table-cell office:value-type="float" office:value="66.0"/>
          <table:table-cell office:value-type="float" office:value="0.1"/>
          <table:table-cell office:value-type="float" office:value="2055.0"/>
          <table:table-cell office:value-type="float" office:value="103.0"/>
          <table:table-cell office:value-type="float" office:value="0.05"/>
          <table:table-cell table:style-name="cellBest" office:value-type="float" office:value="549.0"/>
          <table:table-cell office:value-type="float" office:value="57.0"/>
          <table:table-cell office:value-type="float" office:value="0.3"/>
          <table:table-cell office:value-type="float" office:value="7505.0"/>
          <table:table-cell office:value-type="float" office:value="93.0"/>
          <table:table-cell table:style-name="cellWorst" office:value-type="float" office:value="3.19"/>
          <table:table-cell table:style-name="cellWorst" office:value-type="float" office:value="267436.0"/>
          <table:table-cell table:style-name="cellWorst" office:value-type="float" office:value="3842.0"/>
          <table:table-cell office:value-type="float" office:value="0.11"/>
          <table:table-cell office:value-type="float" office:value="2886.0"/>
          <table:table-cell office:value-type="float" office:value="84.0"/>
          <table:table-cell table:formula="of:=MIN([.$B188];[.$E188];[.$H188];[.$K188];[.$N188];[.$Q188];[.$T188];[.$W188];[.$Z188];[.$AC188];[.$AF188];[.$AI188];[.$AL188];[.$AO188];[.$AR188])" office:value-type="float"/>
          <table:table-cell table:formula="of:=MIN([.$C188];[.$F188];[.$I188];[.$L188];[.$O188];[.$R188];[.$U188];[.$X188];[.$AA188];[.$AD188];[.$AG188];[.$AJ188];[.$AM188];[.$AP188];[.$AS188])" office:value-type="float"/>
          <table:table-cell table:formula="of:=MIN([.$D188];[.$G188];[.$J188];[.$M188];[.$P188];[.$S188];[.$V188];[.$Y188];[.$AB188];[.$AE188];[.$AH188];[.$AK188];[.$AN188];[.$AQ188];[.$AT188])" office:value-type="float"/>
          <table:table-cell table:formula="of:=MEDIAN([.$B188];[.$E188];[.$H188];[.$K188];[.$N188];[.$Q188];[.$T188];[.$W188];[.$Z188];[.$AC188];[.$AF188];[.$AI188];[.$AL188];[.$AO188];[.$AR188])" office:value-type="float"/>
          <table:table-cell table:formula="of:=MEDIAN([.$C188];[.$F188];[.$I188];[.$L188];[.$O188];[.$R188];[.$U188];[.$X188];[.$AA188];[.$AD188];[.$AG188];[.$AJ188];[.$AM188];[.$AP188];[.$AS188])" office:value-type="float"/>
          <table:table-cell table:formula="of:=MEDIAN([.$D188];[.$G188];[.$J188];[.$M188];[.$P188];[.$S188];[.$V188];[.$Y188];[.$AB188];[.$AE188];[.$AH188];[.$AK188];[.$AN188];[.$AQ188];[.$AT188])" office:value-type="float"/>
          <table:table-cell table:formula="of:=MAX([.$B188];[.$E188];[.$H188];[.$K188];[.$N188];[.$Q188];[.$T188];[.$W188];[.$Z188];[.$AC188];[.$AF188];[.$AI188];[.$AL188];[.$AO188];[.$AR188])" office:value-type="float"/>
          <table:table-cell table:formula="of:=MAX([.$C188];[.$F188];[.$I188];[.$L188];[.$O188];[.$R188];[.$U188];[.$X188];[.$AA188];[.$AD188];[.$AG188];[.$AJ188];[.$AM188];[.$AP188];[.$AS188])" office:value-type="float"/>
          <table:table-cell table:formula="of:=MAX([.$D188];[.$G188];[.$J188];[.$M188];[.$P188];[.$S188];[.$V188];[.$Y188];[.$AB188];[.$AE188];[.$AH188];[.$AK188];[.$AN188];[.$AQ188];[.$AT188])" office:value-type="float"/>
        </table:table-row>
        <table:table-row table:style-name="ro1">
          <table:table-cell office:value-type="string">
            <text:p>room/room_s13_a16_w4_h21.lp</text:p>
          </table:table-cell>
          <table:table-cell office:value-type="float" office:value="0.32"/>
          <table:table-cell office:value-type="float" office:value="19156.0"/>
          <table:table-cell office:value-type="float" office:value="168.0"/>
          <table:table-cell office:value-type="float" office:value="0.04"/>
          <table:table-cell office:value-type="float" office:value="1050.0"/>
          <table:table-cell office:value-type="float" office:value="58.0"/>
          <table:table-cell office:value-type="float" office:value="0.04"/>
          <table:table-cell office:value-type="float" office:value="2286.0"/>
          <table:table-cell table:style-name="cellBest" office:value-type="float" office:value="17.0"/>
          <table:table-cell office:value-type="float" office:value="0.05"/>
          <table:table-cell table:style-name="cellBest" office:value-type="float" office:value="946.0"/>
          <table:table-cell office:value-type="float" office:value="41.0"/>
          <table:table-cell office:value-type="float" office:value="0.12"/>
          <table:table-cell office:value-type="float" office:value="2906.0"/>
          <table:table-cell office:value-type="float" office:value="132.0"/>
          <table:table-cell office:value-type="float" office:value="0.05"/>
          <table:table-cell office:value-type="float" office:value="2883.0"/>
          <table:table-cell office:value-type="float" office:value="38.0"/>
          <table:table-cell office:value-type="float" office:value="0.25"/>
          <table:table-cell office:value-type="float" office:value="3718.0"/>
          <table:table-cell table:style-name="cellWorst" office:value-type="float" office:value="205.0"/>
          <table:table-cell office:value-type="float" office:value="0.25"/>
          <table:table-cell office:value-type="float" office:value="3497.0"/>
          <table:table-cell office:value-type="float" office:value="159.0"/>
          <table:table-cell office:value-type="float" office:value="0.07"/>
          <table:table-cell office:value-type="float" office:value="1628.0"/>
          <table:table-cell office:value-type="float" office:value="85.0"/>
          <table:table-cell office:value-type="float" office:value="0.06"/>
          <table:table-cell office:value-type="float" office:value="1302.0"/>
          <table:table-cell office:value-type="float" office:value="55.0"/>
          <table:table-cell office:value-type="float" office:value="0.1"/>
          <table:table-cell office:value-type="float" office:value="2135.0"/>
          <table:table-cell office:value-type="float" office:value="92.0"/>
          <table:table-cell office:value-type="float" office:value="0.09"/>
          <table:table-cell office:value-type="float" office:value="1105.0"/>
          <table:table-cell office:value-type="float" office:value="86.0"/>
          <table:table-cell office:value-type="float" office:value="0.18"/>
          <table:table-cell office:value-type="float" office:value="4059.0"/>
          <table:table-cell office:value-type="float" office:value="55.0"/>
          <table:table-cell office:value-type="float" office:value="1.64"/>
          <table:table-cell table:style-name="cellWorst" office:value-type="float" office:value="110751.0"/>
          <table:table-cell office:value-type="float" office:value="133.0"/>
          <table:table-cell office:value-type="float" office:value="0.07"/>
          <table:table-cell office:value-type="float" office:value="1988.0"/>
          <table:table-cell office:value-type="float" office:value="98.0"/>
          <table:table-cell table:formula="of:=MIN([.$B189];[.$E189];[.$H189];[.$K189];[.$N189];[.$Q189];[.$T189];[.$W189];[.$Z189];[.$AC189];[.$AF189];[.$AI189];[.$AL189];[.$AO189];[.$AR189])" office:value-type="float"/>
          <table:table-cell table:formula="of:=MIN([.$C189];[.$F189];[.$I189];[.$L189];[.$O189];[.$R189];[.$U189];[.$X189];[.$AA189];[.$AD189];[.$AG189];[.$AJ189];[.$AM189];[.$AP189];[.$AS189])" office:value-type="float"/>
          <table:table-cell table:formula="of:=MIN([.$D189];[.$G189];[.$J189];[.$M189];[.$P189];[.$S189];[.$V189];[.$Y189];[.$AB189];[.$AE189];[.$AH189];[.$AK189];[.$AN189];[.$AQ189];[.$AT189])" office:value-type="float"/>
          <table:table-cell table:formula="of:=MEDIAN([.$B189];[.$E189];[.$H189];[.$K189];[.$N189];[.$Q189];[.$T189];[.$W189];[.$Z189];[.$AC189];[.$AF189];[.$AI189];[.$AL189];[.$AO189];[.$AR189])" office:value-type="float"/>
          <table:table-cell table:formula="of:=MEDIAN([.$C189];[.$F189];[.$I189];[.$L189];[.$O189];[.$R189];[.$U189];[.$X189];[.$AA189];[.$AD189];[.$AG189];[.$AJ189];[.$AM189];[.$AP189];[.$AS189])" office:value-type="float"/>
          <table:table-cell table:formula="of:=MEDIAN([.$D189];[.$G189];[.$J189];[.$M189];[.$P189];[.$S189];[.$V189];[.$Y189];[.$AB189];[.$AE189];[.$AH189];[.$AK189];[.$AN189];[.$AQ189];[.$AT189])" office:value-type="float"/>
          <table:table-cell table:formula="of:=MAX([.$B189];[.$E189];[.$H189];[.$K189];[.$N189];[.$Q189];[.$T189];[.$W189];[.$Z189];[.$AC189];[.$AF189];[.$AI189];[.$AL189];[.$AO189];[.$AR189])" office:value-type="float"/>
          <table:table-cell table:formula="of:=MAX([.$C189];[.$F189];[.$I189];[.$L189];[.$O189];[.$R189];[.$U189];[.$X189];[.$AA189];[.$AD189];[.$AG189];[.$AJ189];[.$AM189];[.$AP189];[.$AS189])" office:value-type="float"/>
          <table:table-cell table:formula="of:=MAX([.$D189];[.$G189];[.$J189];[.$M189];[.$P189];[.$S189];[.$V189];[.$Y189];[.$AB189];[.$AE189];[.$AH189];[.$AK189];[.$AN189];[.$AQ189];[.$AT189])" office:value-type="float"/>
        </table:table-row>
        <table:table-row table:style-name="ro1">
          <table:table-cell office:value-type="string">
            <text:p>room/room_s13_a1_w5_h14.lp</text:p>
          </table:table-cell>
          <table:table-cell office:value-type="float" office:value="0.0"/>
          <table:table-cell office:value-type="float" office:value="3.0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2.0"/>
          <table:table-cell office:value-type="float" office:value="0.0"/>
          <table:table-cell table:style-name="cellBest" office:value-type="float" office:value="2.0"/>
          <table:table-cell table:style-name="cellBest" office:value-type="float" office:value="0.0"/>
          <table:table-cell office:value-type="float" office:value="0.0"/>
          <table:table-cell office:value-type="float" office:value="9.0"/>
          <table:table-cell office:value-type="float" office:value="2.0"/>
          <table:table-cell office:value-type="float" office:value="0.0"/>
          <table:table-cell office:value-type="float" office:value="28.0"/>
          <table:table-cell office:value-type="float" office:value="3.0"/>
          <table:table-cell office:value-type="float" office:value="0.0"/>
          <table:table-cell office:value-type="float" office:value="6.0"/>
          <table:table-cell office:value-type="float" office:value="2.0"/>
          <table:table-cell office:value-type="float" office:value="0.0"/>
          <table:table-cell office:value-type="float" office:value="12.0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.0"/>
          <table:table-cell office:value-type="float" office:value="0.0"/>
          <table:table-cell office:value-type="float" office:value="12.0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2.0"/>
          <table:table-cell office:value-type="float" office:value="0.0"/>
          <table:table-cell office:value-type="float" office:value="4.0"/>
          <table:table-cell office:value-type="float" office:value="2.0"/>
          <table:table-cell office:value-type="float" office:value="0.0"/>
          <table:table-cell office:value-type="float" office:value="6.0"/>
          <table:table-cell office:value-type="float" office:value="2.0"/>
          <table:table-cell office:value-type="float" office:value="0.0"/>
          <table:table-cell office:value-type="float" office:value="24.0"/>
          <table:table-cell office:value-type="float" office:value="3.0"/>
          <table:table-cell office:value-type="float" office:value="0.01"/>
          <table:table-cell table:style-name="cellWorst" office:value-type="float" office:value="938.0"/>
          <table:table-cell office:value-type="float" office:value="3.0"/>
          <table:table-cell office:value-type="float" office:value="0.0"/>
          <table:table-cell office:value-type="float" office:value="28.0"/>
          <table:table-cell office:value-type="float" office:value="3.0"/>
          <table:table-cell table:formula="of:=MIN([.$B190];[.$E190];[.$H190];[.$K190];[.$N190];[.$Q190];[.$T190];[.$W190];[.$Z190];[.$AC190];[.$AF190];[.$AI190];[.$AL190];[.$AO190];[.$AR190])" office:value-type="float"/>
          <table:table-cell table:formula="of:=MIN([.$C190];[.$F190];[.$I190];[.$L190];[.$O190];[.$R190];[.$U190];[.$X190];[.$AA190];[.$AD190];[.$AG190];[.$AJ190];[.$AM190];[.$AP190];[.$AS190])" office:value-type="float"/>
          <table:table-cell table:formula="of:=MIN([.$D190];[.$G190];[.$J190];[.$M190];[.$P190];[.$S190];[.$V190];[.$Y190];[.$AB190];[.$AE190];[.$AH190];[.$AK190];[.$AN190];[.$AQ190];[.$AT190])" office:value-type="float"/>
          <table:table-cell table:formula="of:=MEDIAN([.$B190];[.$E190];[.$H190];[.$K190];[.$N190];[.$Q190];[.$T190];[.$W190];[.$Z190];[.$AC190];[.$AF190];[.$AI190];[.$AL190];[.$AO190];[.$AR190])" office:value-type="float"/>
          <table:table-cell table:formula="of:=MEDIAN([.$C190];[.$F190];[.$I190];[.$L190];[.$O190];[.$R190];[.$U190];[.$X190];[.$AA190];[.$AD190];[.$AG190];[.$AJ190];[.$AM190];[.$AP190];[.$AS190])" office:value-type="float"/>
          <table:table-cell table:formula="of:=MEDIAN([.$D190];[.$G190];[.$J190];[.$M190];[.$P190];[.$S190];[.$V190];[.$Y190];[.$AB190];[.$AE190];[.$AH190];[.$AK190];[.$AN190];[.$AQ190];[.$AT190])" office:value-type="float"/>
          <table:table-cell table:formula="of:=MAX([.$B190];[.$E190];[.$H190];[.$K190];[.$N190];[.$Q190];[.$T190];[.$W190];[.$Z190];[.$AC190];[.$AF190];[.$AI190];[.$AL190];[.$AO190];[.$AR190])" office:value-type="float"/>
          <table:table-cell table:formula="of:=MAX([.$C190];[.$F190];[.$I190];[.$L190];[.$O190];[.$R190];[.$U190];[.$X190];[.$AA190];[.$AD190];[.$AG190];[.$AJ190];[.$AM190];[.$AP190];[.$AS190])" office:value-type="float"/>
          <table:table-cell table:formula="of:=MAX([.$D190];[.$G190];[.$J190];[.$M190];[.$P190];[.$S190];[.$V190];[.$Y190];[.$AB190];[.$AE190];[.$AH190];[.$AK190];[.$AN190];[.$AQ190];[.$AT190])" office:value-type="float"/>
        </table:table-row>
        <table:table-row table:style-name="ro1">
          <table:table-cell office:value-type="string">
            <text:p>room/room_s13_a2_w5_h16.lp</text:p>
          </table:table-cell>
          <table:table-cell office:value-type="float" office:value="0.01"/>
          <table:table-cell office:value-type="float" office:value="263.0"/>
          <table:table-cell table:style-name="cellWorst" office:value-type="float" office:value="15.0"/>
          <table:table-cell office:value-type="float" office:value="0.0"/>
          <table:table-cell office:value-type="float" office:value="100.0"/>
          <table:table-cell table:style-name="cellBest" office:value-type="float" office:value="3.0"/>
          <table:table-cell office:value-type="float" office:value="0.0"/>
          <table:table-cell office:value-type="float" office:value="249.0"/>
          <table:table-cell office:value-type="float" office:value="5.0"/>
          <table:table-cell office:value-type="float" office:value="0.0"/>
          <table:table-cell office:value-type="float" office:value="38.0"/>
          <table:table-cell office:value-type="float" office:value="6.0"/>
          <table:table-cell office:value-type="float" office:value="0.0"/>
          <table:table-cell office:value-type="float" office:value="70.0"/>
          <table:table-cell office:value-type="float" office:value="6.0"/>
          <table:table-cell office:value-type="float" office:value="0.0"/>
          <table:table-cell office:value-type="float" office:value="334.0"/>
          <table:table-cell table:style-name="cellBest" office:value-type="float" office:value="3.0"/>
          <table:table-cell office:value-type="float" office:value="0.0"/>
          <table:table-cell office:value-type="float" office:value="20.0"/>
          <table:table-cell office:value-type="float" office:value="4.0"/>
          <table:table-cell office:value-type="float" office:value="0.0"/>
          <table:table-cell table:style-name="cellBest" office:value-type="float" office:value="19.0"/>
          <table:table-cell office:value-type="float" office:value="4.0"/>
          <table:table-cell office:value-type="float" office:value="0.01"/>
          <table:table-cell office:value-type="float" office:value="71.0"/>
          <table:table-cell office:value-type="float" office:value="6.0"/>
          <table:table-cell office:value-type="float" office:value="0.0"/>
          <table:table-cell office:value-type="float" office:value="89.0"/>
          <table:table-cell office:value-type="float" office:value="6.0"/>
          <table:table-cell office:value-type="float" office:value="0.0"/>
          <table:table-cell office:value-type="float" office:value="89.0"/>
          <table:table-cell office:value-type="float" office:value="6.0"/>
          <table:table-cell office:value-type="float" office:value="0.0"/>
          <table:table-cell office:value-type="float" office:value="43.0"/>
          <table:table-cell office:value-type="float" office:value="9.0"/>
          <table:table-cell office:value-type="float" office:value="0.01"/>
          <table:table-cell office:value-type="float" office:value="159.0"/>
          <table:table-cell office:value-type="float" office:value="6.0"/>
          <table:table-cell office:value-type="float" office:value="0.04"/>
          <table:table-cell table:style-name="cellWorst" office:value-type="float" office:value="2931.0"/>
          <table:table-cell office:value-type="float" office:value="9.0"/>
          <table:table-cell office:value-type="float" office:value="0.0"/>
          <table:table-cell office:value-type="float" office:value="69.0"/>
          <table:table-cell office:value-type="float" office:value="6.0"/>
          <table:table-cell table:formula="of:=MIN([.$B191];[.$E191];[.$H191];[.$K191];[.$N191];[.$Q191];[.$T191];[.$W191];[.$Z191];[.$AC191];[.$AF191];[.$AI191];[.$AL191];[.$AO191];[.$AR191])" office:value-type="float"/>
          <table:table-cell table:formula="of:=MIN([.$C191];[.$F191];[.$I191];[.$L191];[.$O191];[.$R191];[.$U191];[.$X191];[.$AA191];[.$AD191];[.$AG191];[.$AJ191];[.$AM191];[.$AP191];[.$AS191])" office:value-type="float"/>
          <table:table-cell table:formula="of:=MIN([.$D191];[.$G191];[.$J191];[.$M191];[.$P191];[.$S191];[.$V191];[.$Y191];[.$AB191];[.$AE191];[.$AH191];[.$AK191];[.$AN191];[.$AQ191];[.$AT191])" office:value-type="float"/>
          <table:table-cell table:formula="of:=MEDIAN([.$B191];[.$E191];[.$H191];[.$K191];[.$N191];[.$Q191];[.$T191];[.$W191];[.$Z191];[.$AC191];[.$AF191];[.$AI191];[.$AL191];[.$AO191];[.$AR191])" office:value-type="float"/>
          <table:table-cell table:formula="of:=MEDIAN([.$C191];[.$F191];[.$I191];[.$L191];[.$O191];[.$R191];[.$U191];[.$X191];[.$AA191];[.$AD191];[.$AG191];[.$AJ191];[.$AM191];[.$AP191];[.$AS191])" office:value-type="float"/>
          <table:table-cell table:formula="of:=MEDIAN([.$D191];[.$G191];[.$J191];[.$M191];[.$P191];[.$S191];[.$V191];[.$Y191];[.$AB191];[.$AE191];[.$AH191];[.$AK191];[.$AN191];[.$AQ191];[.$AT191])" office:value-type="float"/>
          <table:table-cell table:formula="of:=MAX([.$B191];[.$E191];[.$H191];[.$K191];[.$N191];[.$Q191];[.$T191];[.$W191];[.$Z191];[.$AC191];[.$AF191];[.$AI191];[.$AL191];[.$AO191];[.$AR191])" office:value-type="float"/>
          <table:table-cell table:formula="of:=MAX([.$C191];[.$F191];[.$I191];[.$L191];[.$O191];[.$R191];[.$U191];[.$X191];[.$AA191];[.$AD191];[.$AG191];[.$AJ191];[.$AM191];[.$AP191];[.$AS191])" office:value-type="float"/>
          <table:table-cell table:formula="of:=MAX([.$D191];[.$G191];[.$J191];[.$M191];[.$P191];[.$S191];[.$V191];[.$Y191];[.$AB191];[.$AE191];[.$AH191];[.$AK191];[.$AN191];[.$AQ191];[.$AT191])" office:value-type="float"/>
        </table:table-row>
        <table:table-row table:style-name="ro1">
          <table:table-cell office:value-type="string">
            <text:p>room/room_s13_a3_w5_h10.lp</text:p>
          </table:table-cell>
          <table:table-cell office:value-type="float" office:value="0.01"/>
          <table:table-cell office:value-type="float" office:value="205.0"/>
          <table:table-cell table:style-name="cellWorst" office:value-type="float" office:value="17.0"/>
          <table:table-cell office:value-type="float" office:value="0.0"/>
          <table:table-cell office:value-type="float" office:value="50.0"/>
          <table:table-cell table:style-name="cellBest" office:value-type="float" office:value="0.0"/>
          <table:table-cell office:value-type="float" office:value="0.0"/>
          <table:table-cell office:value-type="float" office:value="48.0"/>
          <table:table-cell table:style-name="cellBest" office:value-type="float" office:value="0.0"/>
          <table:table-cell office:value-type="float" office:value="0.0"/>
          <table:table-cell office:value-type="float" office:value="31.0"/>
          <table:table-cell office:value-type="float" office:value="1.0"/>
          <table:table-cell office:value-type="float" office:value="0.0"/>
          <table:table-cell office:value-type="float" office:value="87.0"/>
          <table:table-cell office:value-type="float" office:value="3.0"/>
          <table:table-cell office:value-type="float" office:value="0.0"/>
          <table:table-cell office:value-type="float" office:value="139.0"/>
          <table:table-cell office:value-type="float" office:value="1.0"/>
          <table:table-cell office:value-type="float" office:value="0.0"/>
          <table:table-cell office:value-type="float" office:value="26.0"/>
          <table:table-cell office:value-type="float" office:value="2.0"/>
          <table:table-cell office:value-type="float" office:value="0.0"/>
          <table:table-cell office:value-type="float" office:value="25.0"/>
          <table:table-cell office:value-type="float" office:value="2.0"/>
          <table:table-cell office:value-type="float" office:value="0.0"/>
          <table:table-cell office:value-type="float" office:value="88.0"/>
          <table:table-cell office:value-type="float" office:value="3.0"/>
          <table:table-cell office:value-type="float" office:value="0.0"/>
          <table:table-cell table:style-name="cellBest" office:value-type="float" office:value="17.0"/>
          <table:table-cell office:value-type="float" office:value="2.0"/>
          <table:table-cell office:value-type="float" office:value="0.0"/>
          <table:table-cell table:style-name="cellBest" office:value-type="float" office:value="17.0"/>
          <table:table-cell office:value-type="float" office:value="2.0"/>
          <table:table-cell office:value-type="float" office:value="0.0"/>
          <table:table-cell office:value-type="float" office:value="30.0"/>
          <table:table-cell office:value-type="float" office:value="1.0"/>
          <table:table-cell office:value-type="float" office:value="0.01"/>
          <table:table-cell office:value-type="float" office:value="78.0"/>
          <table:table-cell office:value-type="float" office:value="3.0"/>
          <table:table-cell office:value-type="float" office:value="0.03"/>
          <table:table-cell table:style-name="cellWorst" office:value-type="float" office:value="2524.0"/>
          <table:table-cell office:value-type="float" office:value="3.0"/>
          <table:table-cell office:value-type="float" office:value="0.0"/>
          <table:table-cell office:value-type="float" office:value="87.0"/>
          <table:table-cell office:value-type="float" office:value="3.0"/>
          <table:table-cell table:formula="of:=MIN([.$B192];[.$E192];[.$H192];[.$K192];[.$N192];[.$Q192];[.$T192];[.$W192];[.$Z192];[.$AC192];[.$AF192];[.$AI192];[.$AL192];[.$AO192];[.$AR192])" office:value-type="float"/>
          <table:table-cell table:formula="of:=MIN([.$C192];[.$F192];[.$I192];[.$L192];[.$O192];[.$R192];[.$U192];[.$X192];[.$AA192];[.$AD192];[.$AG192];[.$AJ192];[.$AM192];[.$AP192];[.$AS192])" office:value-type="float"/>
          <table:table-cell table:formula="of:=MIN([.$D192];[.$G192];[.$J192];[.$M192];[.$P192];[.$S192];[.$V192];[.$Y192];[.$AB192];[.$AE192];[.$AH192];[.$AK192];[.$AN192];[.$AQ192];[.$AT192])" office:value-type="float"/>
          <table:table-cell table:formula="of:=MEDIAN([.$B192];[.$E192];[.$H192];[.$K192];[.$N192];[.$Q192];[.$T192];[.$W192];[.$Z192];[.$AC192];[.$AF192];[.$AI192];[.$AL192];[.$AO192];[.$AR192])" office:value-type="float"/>
          <table:table-cell table:formula="of:=MEDIAN([.$C192];[.$F192];[.$I192];[.$L192];[.$O192];[.$R192];[.$U192];[.$X192];[.$AA192];[.$AD192];[.$AG192];[.$AJ192];[.$AM192];[.$AP192];[.$AS192])" office:value-type="float"/>
          <table:table-cell table:formula="of:=MEDIAN([.$D192];[.$G192];[.$J192];[.$M192];[.$P192];[.$S192];[.$V192];[.$Y192];[.$AB192];[.$AE192];[.$AH192];[.$AK192];[.$AN192];[.$AQ192];[.$AT192])" office:value-type="float"/>
          <table:table-cell table:formula="of:=MAX([.$B192];[.$E192];[.$H192];[.$K192];[.$N192];[.$Q192];[.$T192];[.$W192];[.$Z192];[.$AC192];[.$AF192];[.$AI192];[.$AL192];[.$AO192];[.$AR192])" office:value-type="float"/>
          <table:table-cell table:formula="of:=MAX([.$C192];[.$F192];[.$I192];[.$L192];[.$O192];[.$R192];[.$U192];[.$X192];[.$AA192];[.$AD192];[.$AG192];[.$AJ192];[.$AM192];[.$AP192];[.$AS192])" office:value-type="float"/>
          <table:table-cell table:formula="of:=MAX([.$D192];[.$G192];[.$J192];[.$M192];[.$P192];[.$S192];[.$V192];[.$Y192];[.$AB192];[.$AE192];[.$AH192];[.$AK192];[.$AN192];[.$AQ192];[.$AT192])" office:value-type="float"/>
        </table:table-row>
        <table:table-row table:style-name="ro1">
          <table:table-cell office:value-type="string">
            <text:p>room/room_s13_a5_w5_h16.lp</text:p>
          </table:table-cell>
          <table:table-cell office:value-type="float" office:value="0.02"/>
          <table:table-cell office:value-type="float" office:value="674.0"/>
          <table:table-cell office:value-type="float" office:value="41.0"/>
          <table:table-cell office:value-type="float" office:value="0.01"/>
          <table:table-cell office:value-type="float" office:value="306.0"/>
          <table:table-cell table:style-name="cellBest" office:value-type="float" office:value="3.0"/>
          <table:table-cell office:value-type="float" office:value="0.01"/>
          <table:table-cell office:value-type="float" office:value="332.0"/>
          <table:table-cell table:style-name="cellBest" office:value-type="float" office:value="3.0"/>
          <table:table-cell office:value-type="float" office:value="0.01"/>
          <table:table-cell office:value-type="float" office:value="129.0"/>
          <table:table-cell office:value-type="float" office:value="10.0"/>
          <table:table-cell office:value-type="float" office:value="0.01"/>
          <table:table-cell office:value-type="float" office:value="522.0"/>
          <table:table-cell office:value-type="float" office:value="28.0"/>
          <table:table-cell office:value-type="float" office:value="0.01"/>
          <table:table-cell office:value-type="float" office:value="1733.0"/>
          <table:table-cell office:value-type="float" office:value="6.0"/>
          <table:table-cell office:value-type="float" office:value="0.02"/>
          <table:table-cell office:value-type="float" office:value="135.0"/>
          <table:table-cell office:value-type="float" office:value="22.0"/>
          <table:table-cell office:value-type="float" office:value="0.02"/>
          <table:table-cell office:value-type="float" office:value="181.0"/>
          <table:table-cell office:value-type="float" office:value="31.0"/>
          <table:table-cell office:value-type="float" office:value="0.02"/>
          <table:table-cell office:value-type="float" office:value="662.0"/>
          <table:table-cell office:value-type="float" office:value="40.0"/>
          <table:table-cell office:value-type="float" office:value="0.02"/>
          <table:table-cell office:value-type="float" office:value="291.0"/>
          <table:table-cell office:value-type="float" office:value="16.0"/>
          <table:table-cell office:value-type="float" office:value="0.02"/>
          <table:table-cell office:value-type="float" office:value="291.0"/>
          <table:table-cell office:value-type="float" office:value="15.0"/>
          <table:table-cell office:value-type="float" office:value="0.01"/>
          <table:table-cell table:style-name="cellBest" office:value-type="float" office:value="124.0"/>
          <table:table-cell office:value-type="float" office:value="11.0"/>
          <table:table-cell office:value-type="float" office:value="0.03"/>
          <table:table-cell office:value-type="float" office:value="642.0"/>
          <table:table-cell office:value-type="float" office:value="18.0"/>
          <table:table-cell office:value-type="float" office:value="1.83"/>
          <table:table-cell table:style-name="cellWorst" office:value-type="float" office:value="219905.0"/>
          <table:table-cell table:style-name="cellWorst" office:value-type="float" office:value="9505.0"/>
          <table:table-cell office:value-type="float" office:value="0.01"/>
          <table:table-cell office:value-type="float" office:value="535.0"/>
          <table:table-cell office:value-type="float" office:value="28.0"/>
          <table:table-cell table:formula="of:=MIN([.$B193];[.$E193];[.$H193];[.$K193];[.$N193];[.$Q193];[.$T193];[.$W193];[.$Z193];[.$AC193];[.$AF193];[.$AI193];[.$AL193];[.$AO193];[.$AR193])" office:value-type="float"/>
          <table:table-cell table:formula="of:=MIN([.$C193];[.$F193];[.$I193];[.$L193];[.$O193];[.$R193];[.$U193];[.$X193];[.$AA193];[.$AD193];[.$AG193];[.$AJ193];[.$AM193];[.$AP193];[.$AS193])" office:value-type="float"/>
          <table:table-cell table:formula="of:=MIN([.$D193];[.$G193];[.$J193];[.$M193];[.$P193];[.$S193];[.$V193];[.$Y193];[.$AB193];[.$AE193];[.$AH193];[.$AK193];[.$AN193];[.$AQ193];[.$AT193])" office:value-type="float"/>
          <table:table-cell table:formula="of:=MEDIAN([.$B193];[.$E193];[.$H193];[.$K193];[.$N193];[.$Q193];[.$T193];[.$W193];[.$Z193];[.$AC193];[.$AF193];[.$AI193];[.$AL193];[.$AO193];[.$AR193])" office:value-type="float"/>
          <table:table-cell table:formula="of:=MEDIAN([.$C193];[.$F193];[.$I193];[.$L193];[.$O193];[.$R193];[.$U193];[.$X193];[.$AA193];[.$AD193];[.$AG193];[.$AJ193];[.$AM193];[.$AP193];[.$AS193])" office:value-type="float"/>
          <table:table-cell table:formula="of:=MEDIAN([.$D193];[.$G193];[.$J193];[.$M193];[.$P193];[.$S193];[.$V193];[.$Y193];[.$AB193];[.$AE193];[.$AH193];[.$AK193];[.$AN193];[.$AQ193];[.$AT193])" office:value-type="float"/>
          <table:table-cell table:formula="of:=MAX([.$B193];[.$E193];[.$H193];[.$K193];[.$N193];[.$Q193];[.$T193];[.$W193];[.$Z193];[.$AC193];[.$AF193];[.$AI193];[.$AL193];[.$AO193];[.$AR193])" office:value-type="float"/>
          <table:table-cell table:formula="of:=MAX([.$C193];[.$F193];[.$I193];[.$L193];[.$O193];[.$R193];[.$U193];[.$X193];[.$AA193];[.$AD193];[.$AG193];[.$AJ193];[.$AM193];[.$AP193];[.$AS193])" office:value-type="float"/>
          <table:table-cell table:formula="of:=MAX([.$D193];[.$G193];[.$J193];[.$M193];[.$P193];[.$S193];[.$V193];[.$Y193];[.$AB193];[.$AE193];[.$AH193];[.$AK193];[.$AN193];[.$AQ193];[.$AT193])" office:value-type="float"/>
        </table:table-row>
        <table:table-row table:style-name="ro1">
          <table:table-cell office:value-type="string">
            <text:p>room/room_s14_a10_w5_h15.lp</text:p>
          </table:table-cell>
          <table:table-cell office:value-type="float" office:value="0.14"/>
          <table:table-cell office:value-type="float" office:value="5227.0"/>
          <table:table-cell table:style-name="cellWorst" office:value-type="float" office:value="159.0"/>
          <table:table-cell office:value-type="float" office:value="0.02"/>
          <table:table-cell office:value-type="float" office:value="399.0"/>
          <table:table-cell table:style-name="cellBest" office:value-type="float" office:value="3.0"/>
          <table:table-cell office:value-type="float" office:value="0.02"/>
          <table:table-cell office:value-type="float" office:value="950.0"/>
          <table:table-cell office:value-type="float" office:value="5.0"/>
          <table:table-cell office:value-type="float" office:value="0.02"/>
          <table:table-cell office:value-type="float" office:value="272.0"/>
          <table:table-cell office:value-type="float" office:value="12.0"/>
          <table:table-cell office:value-type="float" office:value="0.02"/>
          <table:table-cell office:value-type="float" office:value="590.0"/>
          <table:table-cell office:value-type="float" office:value="30.0"/>
          <table:table-cell office:value-type="float" office:value="0.02"/>
          <table:table-cell office:value-type="float" office:value="2244.0"/>
          <table:table-cell office:value-type="float" office:value="16.0"/>
          <table:table-cell office:value-type="float" office:value="0.03"/>
          <table:table-cell office:value-type="float" office:value="287.0"/>
          <table:table-cell office:value-type="float" office:value="31.0"/>
          <table:table-cell office:value-type="float" office:value="0.05"/>
          <table:table-cell office:value-type="float" office:value="438.0"/>
          <table:table-cell office:value-type="float" office:value="40.0"/>
          <table:table-cell office:value-type="float" office:value="0.02"/>
          <table:table-cell office:value-type="float" office:value="600.0"/>
          <table:table-cell office:value-type="float" office:value="30.0"/>
          <table:table-cell office:value-type="float" office:value="0.02"/>
          <table:table-cell office:value-type="float" office:value="288.0"/>
          <table:table-cell office:value-type="float" office:value="25.0"/>
          <table:table-cell office:value-type="float" office:value="0.02"/>
          <table:table-cell office:value-type="float" office:value="288.0"/>
          <table:table-cell office:value-type="float" office:value="25.0"/>
          <table:table-cell office:value-type="float" office:value="0.03"/>
          <table:table-cell table:style-name="cellBest" office:value-type="float" office:value="244.0"/>
          <table:table-cell office:value-type="float" office:value="9.0"/>
          <table:table-cell office:value-type="float" office:value="0.07"/>
          <table:table-cell office:value-type="float" office:value="1206.0"/>
          <table:table-cell office:value-type="float" office:value="36.0"/>
          <table:table-cell office:value-type="float" office:value="0.29"/>
          <table:table-cell table:style-name="cellWorst" office:value-type="float" office:value="15078.0"/>
          <table:table-cell office:value-type="float" office:value="34.0"/>
          <table:table-cell office:value-type="float" office:value="0.02"/>
          <table:table-cell office:value-type="float" office:value="590.0"/>
          <table:table-cell office:value-type="float" office:value="30.0"/>
          <table:table-cell table:formula="of:=MIN([.$B194];[.$E194];[.$H194];[.$K194];[.$N194];[.$Q194];[.$T194];[.$W194];[.$Z194];[.$AC194];[.$AF194];[.$AI194];[.$AL194];[.$AO194];[.$AR194])" office:value-type="float"/>
          <table:table-cell table:formula="of:=MIN([.$C194];[.$F194];[.$I194];[.$L194];[.$O194];[.$R194];[.$U194];[.$X194];[.$AA194];[.$AD194];[.$AG194];[.$AJ194];[.$AM194];[.$AP194];[.$AS194])" office:value-type="float"/>
          <table:table-cell table:formula="of:=MIN([.$D194];[.$G194];[.$J194];[.$M194];[.$P194];[.$S194];[.$V194];[.$Y194];[.$AB194];[.$AE194];[.$AH194];[.$AK194];[.$AN194];[.$AQ194];[.$AT194])" office:value-type="float"/>
          <table:table-cell table:formula="of:=MEDIAN([.$B194];[.$E194];[.$H194];[.$K194];[.$N194];[.$Q194];[.$T194];[.$W194];[.$Z194];[.$AC194];[.$AF194];[.$AI194];[.$AL194];[.$AO194];[.$AR194])" office:value-type="float"/>
          <table:table-cell table:formula="of:=MEDIAN([.$C194];[.$F194];[.$I194];[.$L194];[.$O194];[.$R194];[.$U194];[.$X194];[.$AA194];[.$AD194];[.$AG194];[.$AJ194];[.$AM194];[.$AP194];[.$AS194])" office:value-type="float"/>
          <table:table-cell table:formula="of:=MEDIAN([.$D194];[.$G194];[.$J194];[.$M194];[.$P194];[.$S194];[.$V194];[.$Y194];[.$AB194];[.$AE194];[.$AH194];[.$AK194];[.$AN194];[.$AQ194];[.$AT194])" office:value-type="float"/>
          <table:table-cell table:formula="of:=MAX([.$B194];[.$E194];[.$H194];[.$K194];[.$N194];[.$Q194];[.$T194];[.$W194];[.$Z194];[.$AC194];[.$AF194];[.$AI194];[.$AL194];[.$AO194];[.$AR194])" office:value-type="float"/>
          <table:table-cell table:formula="of:=MAX([.$C194];[.$F194];[.$I194];[.$L194];[.$O194];[.$R194];[.$U194];[.$X194];[.$AA194];[.$AD194];[.$AG194];[.$AJ194];[.$AM194];[.$AP194];[.$AS194])" office:value-type="float"/>
          <table:table-cell table:formula="of:=MAX([.$D194];[.$G194];[.$J194];[.$M194];[.$P194];[.$S194];[.$V194];[.$Y194];[.$AB194];[.$AE194];[.$AH194];[.$AK194];[.$AN194];[.$AQ194];[.$AT194])" office:value-type="float"/>
        </table:table-row>
        <table:table-row table:style-name="ro1">
          <table:table-cell office:value-type="string">
            <text:p>room/room_s14_a15_w5_h22.lp</text:p>
          </table:table-cell>
          <table:table-cell office:value-type="float" office:value="0.81"/>
          <table:table-cell office:value-type="float" office:value="21407.0"/>
          <table:table-cell table:style-name="cellWorst" office:value-type="float" office:value="216.0"/>
          <table:table-cell office:value-type="float" office:value="0.08"/>
          <table:table-cell office:value-type="float" office:value="2625.0"/>
          <table:table-cell office:value-type="float" office:value="54.0"/>
          <table:table-cell office:value-type="float" office:value="0.1"/>
          <table:table-cell office:value-type="float" office:value="4954.0"/>
          <table:table-cell table:style-name="cellBest" office:value-type="float" office:value="26.0"/>
          <table:table-cell office:value-type="float" office:value="0.08"/>
          <table:table-cell table:style-name="cellBest" office:value-type="float" office:value="1344.0"/>
          <table:table-cell office:value-type="float" office:value="81.0"/>
          <table:table-cell office:value-type="float" office:value="0.16"/>
          <table:table-cell office:value-type="float" office:value="3776.0"/>
          <table:table-cell office:value-type="float" office:value="76.0"/>
          <table:table-cell office:value-type="float" office:value="0.07"/>
          <table:table-cell office:value-type="float" office:value="4528.0"/>
          <table:table-cell office:value-type="float" office:value="36.0"/>
          <table:table-cell office:value-type="float" office:value="0.23"/>
          <table:table-cell office:value-type="float" office:value="2686.0"/>
          <table:table-cell office:value-type="float" office:value="115.0"/>
          <table:table-cell office:value-type="float" office:value="0.3"/>
          <table:table-cell office:value-type="float" office:value="4347.0"/>
          <table:table-cell office:value-type="float" office:value="169.0"/>
          <table:table-cell office:value-type="float" office:value="0.16"/>
          <table:table-cell office:value-type="float" office:value="3716.0"/>
          <table:table-cell office:value-type="float" office:value="79.0"/>
          <table:table-cell office:value-type="float" office:value="0.11"/>
          <table:table-cell office:value-type="float" office:value="2252.0"/>
          <table:table-cell office:value-type="float" office:value="73.0"/>
          <table:table-cell office:value-type="float" office:value="0.2"/>
          <table:table-cell office:value-type="float" office:value="3727.0"/>
          <table:table-cell office:value-type="float" office:value="75.0"/>
          <table:table-cell office:value-type="float" office:value="0.15"/>
          <table:table-cell office:value-type="float" office:value="1643.0"/>
          <table:table-cell office:value-type="float" office:value="101.0"/>
          <table:table-cell office:value-type="float" office:value="0.32"/>
          <table:table-cell office:value-type="float" office:value="6001.0"/>
          <table:table-cell office:value-type="float" office:value="49.0"/>
          <table:table-cell office:value-type="float" office:value="1.4"/>
          <table:table-cell table:style-name="cellWorst" office:value-type="float" office:value="122009.0"/>
          <table:table-cell office:value-type="float" office:value="146.0"/>
          <table:table-cell office:value-type="float" office:value="0.15"/>
          <table:table-cell office:value-type="float" office:value="3873.0"/>
          <table:table-cell office:value-type="float" office:value="76.0"/>
          <table:table-cell table:formula="of:=MIN([.$B195];[.$E195];[.$H195];[.$K195];[.$N195];[.$Q195];[.$T195];[.$W195];[.$Z195];[.$AC195];[.$AF195];[.$AI195];[.$AL195];[.$AO195];[.$AR195])" office:value-type="float"/>
          <table:table-cell table:formula="of:=MIN([.$C195];[.$F195];[.$I195];[.$L195];[.$O195];[.$R195];[.$U195];[.$X195];[.$AA195];[.$AD195];[.$AG195];[.$AJ195];[.$AM195];[.$AP195];[.$AS195])" office:value-type="float"/>
          <table:table-cell table:formula="of:=MIN([.$D195];[.$G195];[.$J195];[.$M195];[.$P195];[.$S195];[.$V195];[.$Y195];[.$AB195];[.$AE195];[.$AH195];[.$AK195];[.$AN195];[.$AQ195];[.$AT195])" office:value-type="float"/>
          <table:table-cell table:formula="of:=MEDIAN([.$B195];[.$E195];[.$H195];[.$K195];[.$N195];[.$Q195];[.$T195];[.$W195];[.$Z195];[.$AC195];[.$AF195];[.$AI195];[.$AL195];[.$AO195];[.$AR195])" office:value-type="float"/>
          <table:table-cell table:formula="of:=MEDIAN([.$C195];[.$F195];[.$I195];[.$L195];[.$O195];[.$R195];[.$U195];[.$X195];[.$AA195];[.$AD195];[.$AG195];[.$AJ195];[.$AM195];[.$AP195];[.$AS195])" office:value-type="float"/>
          <table:table-cell table:formula="of:=MEDIAN([.$D195];[.$G195];[.$J195];[.$M195];[.$P195];[.$S195];[.$V195];[.$Y195];[.$AB195];[.$AE195];[.$AH195];[.$AK195];[.$AN195];[.$AQ195];[.$AT195])" office:value-type="float"/>
          <table:table-cell table:formula="of:=MAX([.$B195];[.$E195];[.$H195];[.$K195];[.$N195];[.$Q195];[.$T195];[.$W195];[.$Z195];[.$AC195];[.$AF195];[.$AI195];[.$AL195];[.$AO195];[.$AR195])" office:value-type="float"/>
          <table:table-cell table:formula="of:=MAX([.$C195];[.$F195];[.$I195];[.$L195];[.$O195];[.$R195];[.$U195];[.$X195];[.$AA195];[.$AD195];[.$AG195];[.$AJ195];[.$AM195];[.$AP195];[.$AS195])" office:value-type="float"/>
          <table:table-cell table:formula="of:=MAX([.$D195];[.$G195];[.$J195];[.$M195];[.$P195];[.$S195];[.$V195];[.$Y195];[.$AB195];[.$AE195];[.$AH195];[.$AK195];[.$AN195];[.$AQ195];[.$AT195])" office:value-type="float"/>
        </table:table-row>
        <table:table-row table:style-name="ro1">
          <table:table-cell office:value-type="string">
            <text:p>room/room_s14_a1_w5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96];[.$E196];[.$H196];[.$K196];[.$N196];[.$Q196];[.$T196];[.$W196];[.$Z196];[.$AC196];[.$AF196];[.$AI196];[.$AL196];[.$AO196];[.$AR196])" office:value-type="float"/>
          <table:table-cell table:formula="of:=MIN([.$C196];[.$F196];[.$I196];[.$L196];[.$O196];[.$R196];[.$U196];[.$X196];[.$AA196];[.$AD196];[.$AG196];[.$AJ196];[.$AM196];[.$AP196];[.$AS196])" office:value-type="float"/>
          <table:table-cell table:formula="of:=MIN([.$D196];[.$G196];[.$J196];[.$M196];[.$P196];[.$S196];[.$V196];[.$Y196];[.$AB196];[.$AE196];[.$AH196];[.$AK196];[.$AN196];[.$AQ196];[.$AT196])" office:value-type="float"/>
          <table:table-cell table:formula="of:=MEDIAN([.$B196];[.$E196];[.$H196];[.$K196];[.$N196];[.$Q196];[.$T196];[.$W196];[.$Z196];[.$AC196];[.$AF196];[.$AI196];[.$AL196];[.$AO196];[.$AR196])" office:value-type="float"/>
          <table:table-cell table:formula="of:=MEDIAN([.$C196];[.$F196];[.$I196];[.$L196];[.$O196];[.$R196];[.$U196];[.$X196];[.$AA196];[.$AD196];[.$AG196];[.$AJ196];[.$AM196];[.$AP196];[.$AS196])" office:value-type="float"/>
          <table:table-cell table:formula="of:=MEDIAN([.$D196];[.$G196];[.$J196];[.$M196];[.$P196];[.$S196];[.$V196];[.$Y196];[.$AB196];[.$AE196];[.$AH196];[.$AK196];[.$AN196];[.$AQ196];[.$AT196])" office:value-type="float"/>
          <table:table-cell table:formula="of:=MAX([.$B196];[.$E196];[.$H196];[.$K196];[.$N196];[.$Q196];[.$T196];[.$W196];[.$Z196];[.$AC196];[.$AF196];[.$AI196];[.$AL196];[.$AO196];[.$AR196])" office:value-type="float"/>
          <table:table-cell table:formula="of:=MAX([.$C196];[.$F196];[.$I196];[.$L196];[.$O196];[.$R196];[.$U196];[.$X196];[.$AA196];[.$AD196];[.$AG196];[.$AJ196];[.$AM196];[.$AP196];[.$AS196])" office:value-type="float"/>
          <table:table-cell table:formula="of:=MAX([.$D196];[.$G196];[.$J196];[.$M196];[.$P196];[.$S196];[.$V196];[.$Y196];[.$AB196];[.$AE196];[.$AH196];[.$AK196];[.$AN196];[.$AQ196];[.$AT196])" office:value-type="float"/>
        </table:table-row>
        <table:table-row table:style-name="ro1">
          <table:table-cell office:value-type="string">
            <text:p>room/room_s14_a2_w5_h7.lp</text:p>
          </table:table-cell>
          <table:table-cell office:value-type="float" office:value="0.0"/>
          <table:table-cell table:style-name="cellBest" office:value-type="float" office:value="5.0"/>
          <table:table-cell office:value-type="float" office:value="3.0"/>
          <table:table-cell office:value-type="float" office:value="0.0"/>
          <table:table-cell office:value-type="float" office:value="30.0"/>
          <table:table-cell table:style-name="cellBest" office:value-type="float" office:value="1.0"/>
          <table:table-cell office:value-type="float" office:value="0.0"/>
          <table:table-cell office:value-type="float" office:value="26.0"/>
          <table:table-cell table:style-name="cellBest" office:value-type="float" office:value="1.0"/>
          <table:table-cell office:value-type="float" office:value="0.0"/>
          <table:table-cell office:value-type="float" office:value="20.0"/>
          <table:table-cell table:style-name="cellBest" office:value-type="float" office:value="1.0"/>
          <table:table-cell office:value-type="float" office:value="0.0"/>
          <table:table-cell office:value-type="float" office:value="14.0"/>
          <table:table-cell office:value-type="float" office:value="2.0"/>
          <table:table-cell office:value-type="float" office:value="0.0"/>
          <table:table-cell office:value-type="float" office:value="38.0"/>
          <table:table-cell table:style-name="cellBest" office:value-type="float" office:value="1.0"/>
          <table:table-cell office:value-type="float" office:value="0.0"/>
          <table:table-cell office:value-type="float" office:value="13.0"/>
          <table:table-cell office:value-type="float" office:value="2.0"/>
          <table:table-cell office:value-type="float" office:value="0.0"/>
          <table:table-cell office:value-type="float" office:value="12.0"/>
          <table:table-cell office:value-type="float" office:value="2.0"/>
          <table:table-cell office:value-type="float" office:value="0.0"/>
          <table:table-cell office:value-type="float" office:value="15.0"/>
          <table:table-cell office:value-type="float" office:value="2.0"/>
          <table:table-cell office:value-type="float" office:value="0.0"/>
          <table:table-cell office:value-type="float" office:value="13.0"/>
          <table:table-cell office:value-type="float" office:value="3.0"/>
          <table:table-cell office:value-type="float" office:value="0.0"/>
          <table:table-cell office:value-type="float" office:value="13.0"/>
          <table:table-cell office:value-type="float" office:value="3.0"/>
          <table:table-cell office:value-type="float" office:value="0.0"/>
          <table:table-cell office:value-type="float" office:value="51.0"/>
          <table:table-cell table:style-name="cellWorst" office:value-type="float" office:value="7.0"/>
          <table:table-cell office:value-type="float" office:value="0.0"/>
          <table:table-cell office:value-type="float" office:value="24.0"/>
          <table:table-cell office:value-type="float" office:value="2.0"/>
          <table:table-cell office:value-type="float" office:value="0.01"/>
          <table:table-cell table:style-name="cellWorst" office:value-type="float" office:value="1192.0"/>
          <table:table-cell office:value-type="float" office:value="2.0"/>
          <table:table-cell office:value-type="float" office:value="0.0"/>
          <table:table-cell office:value-type="float" office:value="14.0"/>
          <table:table-cell office:value-type="float" office:value="2.0"/>
          <table:table-cell table:formula="of:=MIN([.$B197];[.$E197];[.$H197];[.$K197];[.$N197];[.$Q197];[.$T197];[.$W197];[.$Z197];[.$AC197];[.$AF197];[.$AI197];[.$AL197];[.$AO197];[.$AR197])" office:value-type="float"/>
          <table:table-cell table:formula="of:=MIN([.$C197];[.$F197];[.$I197];[.$L197];[.$O197];[.$R197];[.$U197];[.$X197];[.$AA197];[.$AD197];[.$AG197];[.$AJ197];[.$AM197];[.$AP197];[.$AS197])" office:value-type="float"/>
          <table:table-cell table:formula="of:=MIN([.$D197];[.$G197];[.$J197];[.$M197];[.$P197];[.$S197];[.$V197];[.$Y197];[.$AB197];[.$AE197];[.$AH197];[.$AK197];[.$AN197];[.$AQ197];[.$AT197])" office:value-type="float"/>
          <table:table-cell table:formula="of:=MEDIAN([.$B197];[.$E197];[.$H197];[.$K197];[.$N197];[.$Q197];[.$T197];[.$W197];[.$Z197];[.$AC197];[.$AF197];[.$AI197];[.$AL197];[.$AO197];[.$AR197])" office:value-type="float"/>
          <table:table-cell table:formula="of:=MEDIAN([.$C197];[.$F197];[.$I197];[.$L197];[.$O197];[.$R197];[.$U197];[.$X197];[.$AA197];[.$AD197];[.$AG197];[.$AJ197];[.$AM197];[.$AP197];[.$AS197])" office:value-type="float"/>
          <table:table-cell table:formula="of:=MEDIAN([.$D197];[.$G197];[.$J197];[.$M197];[.$P197];[.$S197];[.$V197];[.$Y197];[.$AB197];[.$AE197];[.$AH197];[.$AK197];[.$AN197];[.$AQ197];[.$AT197])" office:value-type="float"/>
          <table:table-cell table:formula="of:=MAX([.$B197];[.$E197];[.$H197];[.$K197];[.$N197];[.$Q197];[.$T197];[.$W197];[.$Z197];[.$AC197];[.$AF197];[.$AI197];[.$AL197];[.$AO197];[.$AR197])" office:value-type="float"/>
          <table:table-cell table:formula="of:=MAX([.$C197];[.$F197];[.$I197];[.$L197];[.$O197];[.$R197];[.$U197];[.$X197];[.$AA197];[.$AD197];[.$AG197];[.$AJ197];[.$AM197];[.$AP197];[.$AS197])" office:value-type="float"/>
          <table:table-cell table:formula="of:=MAX([.$D197];[.$G197];[.$J197];[.$M197];[.$P197];[.$S197];[.$V197];[.$Y197];[.$AB197];[.$AE197];[.$AH197];[.$AK197];[.$AN197];[.$AQ197];[.$AT197])" office:value-type="float"/>
        </table:table-row>
        <table:table-row table:style-name="ro1">
          <table:table-cell office:value-type="string">
            <text:p>room/room_s14_a3_w5_h8.lp</text:p>
          </table:table-cell>
          <table:table-cell office:value-type="float" office:value="0.01"/>
          <table:table-cell office:value-type="float" office:value="75.0"/>
          <table:table-cell office:value-type="float" office:value="11.0"/>
          <table:table-cell office:value-type="float" office:value="0.0"/>
          <table:table-cell office:value-type="float" office:value="59.0"/>
          <table:table-cell office:value-type="float" office:value="3.0"/>
          <table:table-cell office:value-type="float" office:value="0.0"/>
          <table:table-cell office:value-type="float" office:value="42.0"/>
          <table:table-cell table:style-name="cellBest" office:value-type="float" office:value="1.0"/>
          <table:table-cell office:value-type="float" office:value="0.0"/>
          <table:table-cell office:value-type="float" office:value="25.0"/>
          <table:table-cell office:value-type="float" office:value="3.0"/>
          <table:table-cell office:value-type="float" office:value="0.0"/>
          <table:table-cell office:value-type="float" office:value="89.0"/>
          <table:table-cell office:value-type="float" office:value="5.0"/>
          <table:table-cell office:value-type="float" office:value="0.0"/>
          <table:table-cell office:value-type="float" office:value="77.0"/>
          <table:table-cell office:value-type="float" office:value="2.0"/>
          <table:table-cell office:value-type="float" office:value="0.0"/>
          <table:table-cell office:value-type="float" office:value="10.0"/>
          <table:table-cell office:value-type="float" office:value="2.0"/>
          <table:table-cell office:value-type="float" office:value="0.0"/>
          <table:table-cell table:style-name="cellBest" office:value-type="float" office:value="9.0"/>
          <table:table-cell office:value-type="float" office:value="2.0"/>
          <table:table-cell office:value-type="float" office:value="0.0"/>
          <table:table-cell office:value-type="float" office:value="92.0"/>
          <table:table-cell office:value-type="float" office:value="5.0"/>
          <table:table-cell office:value-type="float" office:value="0.0"/>
          <table:table-cell office:value-type="float" office:value="31.0"/>
          <table:table-cell office:value-type="float" office:value="4.0"/>
          <table:table-cell office:value-type="float" office:value="0.0"/>
          <table:table-cell office:value-type="float" office:value="31.0"/>
          <table:table-cell office:value-type="float" office:value="4.0"/>
          <table:table-cell office:value-type="float" office:value="0.0"/>
          <table:table-cell office:value-type="float" office:value="42.0"/>
          <table:table-cell table:style-name="cellWorst" office:value-type="float" office:value="14.0"/>
          <table:table-cell office:value-type="float" office:value="0.01"/>
          <table:table-cell office:value-type="float" office:value="83.0"/>
          <table:table-cell office:value-type="float" office:value="8.0"/>
          <table:table-cell office:value-type="float" office:value="0.04"/>
          <table:table-cell table:style-name="cellWorst" office:value-type="float" office:value="4541.0"/>
          <table:table-cell office:value-type="float" office:value="9.0"/>
          <table:table-cell office:value-type="float" office:value="0.0"/>
          <table:table-cell office:value-type="float" office:value="89.0"/>
          <table:table-cell office:value-type="float" office:value="5.0"/>
          <table:table-cell table:formula="of:=MIN([.$B198];[.$E198];[.$H198];[.$K198];[.$N198];[.$Q198];[.$T198];[.$W198];[.$Z198];[.$AC198];[.$AF198];[.$AI198];[.$AL198];[.$AO198];[.$AR198])" office:value-type="float"/>
          <table:table-cell table:formula="of:=MIN([.$C198];[.$F198];[.$I198];[.$L198];[.$O198];[.$R198];[.$U198];[.$X198];[.$AA198];[.$AD198];[.$AG198];[.$AJ198];[.$AM198];[.$AP198];[.$AS198])" office:value-type="float"/>
          <table:table-cell table:formula="of:=MIN([.$D198];[.$G198];[.$J198];[.$M198];[.$P198];[.$S198];[.$V198];[.$Y198];[.$AB198];[.$AE198];[.$AH198];[.$AK198];[.$AN198];[.$AQ198];[.$AT198])" office:value-type="float"/>
          <table:table-cell table:formula="of:=MEDIAN([.$B198];[.$E198];[.$H198];[.$K198];[.$N198];[.$Q198];[.$T198];[.$W198];[.$Z198];[.$AC198];[.$AF198];[.$AI198];[.$AL198];[.$AO198];[.$AR198])" office:value-type="float"/>
          <table:table-cell table:formula="of:=MEDIAN([.$C198];[.$F198];[.$I198];[.$L198];[.$O198];[.$R198];[.$U198];[.$X198];[.$AA198];[.$AD198];[.$AG198];[.$AJ198];[.$AM198];[.$AP198];[.$AS198])" office:value-type="float"/>
          <table:table-cell table:formula="of:=MEDIAN([.$D198];[.$G198];[.$J198];[.$M198];[.$P198];[.$S198];[.$V198];[.$Y198];[.$AB198];[.$AE198];[.$AH198];[.$AK198];[.$AN198];[.$AQ198];[.$AT198])" office:value-type="float"/>
          <table:table-cell table:formula="of:=MAX([.$B198];[.$E198];[.$H198];[.$K198];[.$N198];[.$Q198];[.$T198];[.$W198];[.$Z198];[.$AC198];[.$AF198];[.$AI198];[.$AL198];[.$AO198];[.$AR198])" office:value-type="float"/>
          <table:table-cell table:formula="of:=MAX([.$C198];[.$F198];[.$I198];[.$L198];[.$O198];[.$R198];[.$U198];[.$X198];[.$AA198];[.$AD198];[.$AG198];[.$AJ198];[.$AM198];[.$AP198];[.$AS198])" office:value-type="float"/>
          <table:table-cell table:formula="of:=MAX([.$D198];[.$G198];[.$J198];[.$M198];[.$P198];[.$S198];[.$V198];[.$Y198];[.$AB198];[.$AE198];[.$AH198];[.$AK198];[.$AN198];[.$AQ198];[.$AT198])" office:value-type="float"/>
        </table:table-row>
        <table:table-row table:style-name="ro1">
          <table:table-cell office:value-type="string">
            <text:p>room/room_s14_a5_w5_h16.lp</text:p>
          </table:table-cell>
          <table:table-cell office:value-type="float" office:value="0.04"/>
          <table:table-cell office:value-type="float" office:value="1768.0"/>
          <table:table-cell office:value-type="float" office:value="80.0"/>
          <table:table-cell table:style-name="cellBest" office:value-type="float" office:value="0.01"/>
          <table:table-cell office:value-type="float" office:value="200.0"/>
          <table:table-cell table:style-name="cellBest" office:value-type="float" office:value="4.0"/>
          <table:table-cell table:style-name="cellBest" office:value-type="float" office:value="0.01"/>
          <table:table-cell office:value-type="float" office:value="295.0"/>
          <table:table-cell office:value-type="float" office:value="9.0"/>
          <table:table-cell table:style-name="cellBest" office:value-type="float" office:value="0.01"/>
          <table:table-cell office:value-type="float" office:value="154.0"/>
          <table:table-cell office:value-type="float" office:value="7.0"/>
          <table:table-cell office:value-type="float" office:value="0.02"/>
          <table:table-cell office:value-type="float" office:value="393.0"/>
          <table:table-cell office:value-type="float" office:value="13.0"/>
          <table:table-cell table:style-name="cellBest" office:value-type="float" office:value="0.01"/>
          <table:table-cell office:value-type="float" office:value="1295.0"/>
          <table:table-cell table:style-name="cellBest" office:value-type="float" office:value="4.0"/>
          <table:table-cell office:value-type="float" office:value="0.03"/>
          <table:table-cell office:value-type="float" office:value="315.0"/>
          <table:table-cell office:value-type="float" office:value="34.0"/>
          <table:table-cell office:value-type="float" office:value="0.02"/>
          <table:table-cell office:value-type="float" office:value="254.0"/>
          <table:table-cell office:value-type="float" office:value="29.0"/>
          <table:table-cell office:value-type="float" office:value="0.02"/>
          <table:table-cell office:value-type="float" office:value="385.0"/>
          <table:table-cell office:value-type="float" office:value="12.0"/>
          <table:table-cell table:style-name="cellBest" office:value-type="float" office:value="0.01"/>
          <table:table-cell table:style-name="cellBest" office:value-type="float" office:value="144.0"/>
          <table:table-cell office:value-type="float" office:value="8.0"/>
          <table:table-cell table:style-name="cellBest" office:value-type="float" office:value="0.01"/>
          <table:table-cell table:style-name="cellBest" office:value-type="float" office:value="144.0"/>
          <table:table-cell office:value-type="float" office:value="8.0"/>
          <table:table-cell office:value-type="float" office:value="0.02"/>
          <table:table-cell office:value-type="float" office:value="233.0"/>
          <table:table-cell office:value-type="float" office:value="34.0"/>
          <table:table-cell office:value-type="float" office:value="0.03"/>
          <table:table-cell office:value-type="float" office:value="532.0"/>
          <table:table-cell office:value-type="float" office:value="13.0"/>
          <table:table-cell table:style-name="cellWorst" office:value-type="float" office:value="8.47"/>
          <table:table-cell table:style-name="cellWorst" office:value-type="float" office:value="525656.0"/>
          <table:table-cell table:style-name="cellWorst" office:value-type="float" office:value="52483.0"/>
          <table:table-cell office:value-type="float" office:value="0.02"/>
          <table:table-cell office:value-type="float" office:value="388.0"/>
          <table:table-cell office:value-type="float" office:value="13.0"/>
          <table:table-cell table:formula="of:=MIN([.$B199];[.$E199];[.$H199];[.$K199];[.$N199];[.$Q199];[.$T199];[.$W199];[.$Z199];[.$AC199];[.$AF199];[.$AI199];[.$AL199];[.$AO199];[.$AR199])" office:value-type="float"/>
          <table:table-cell table:formula="of:=MIN([.$C199];[.$F199];[.$I199];[.$L199];[.$O199];[.$R199];[.$U199];[.$X199];[.$AA199];[.$AD199];[.$AG199];[.$AJ199];[.$AM199];[.$AP199];[.$AS199])" office:value-type="float"/>
          <table:table-cell table:formula="of:=MIN([.$D199];[.$G199];[.$J199];[.$M199];[.$P199];[.$S199];[.$V199];[.$Y199];[.$AB199];[.$AE199];[.$AH199];[.$AK199];[.$AN199];[.$AQ199];[.$AT199])" office:value-type="float"/>
          <table:table-cell table:formula="of:=MEDIAN([.$B199];[.$E199];[.$H199];[.$K199];[.$N199];[.$Q199];[.$T199];[.$W199];[.$Z199];[.$AC199];[.$AF199];[.$AI199];[.$AL199];[.$AO199];[.$AR199])" office:value-type="float"/>
          <table:table-cell table:formula="of:=MEDIAN([.$C199];[.$F199];[.$I199];[.$L199];[.$O199];[.$R199];[.$U199];[.$X199];[.$AA199];[.$AD199];[.$AG199];[.$AJ199];[.$AM199];[.$AP199];[.$AS199])" office:value-type="float"/>
          <table:table-cell table:formula="of:=MEDIAN([.$D199];[.$G199];[.$J199];[.$M199];[.$P199];[.$S199];[.$V199];[.$Y199];[.$AB199];[.$AE199];[.$AH199];[.$AK199];[.$AN199];[.$AQ199];[.$AT199])" office:value-type="float"/>
          <table:table-cell table:formula="of:=MAX([.$B199];[.$E199];[.$H199];[.$K199];[.$N199];[.$Q199];[.$T199];[.$W199];[.$Z199];[.$AC199];[.$AF199];[.$AI199];[.$AL199];[.$AO199];[.$AR199])" office:value-type="float"/>
          <table:table-cell table:formula="of:=MAX([.$C199];[.$F199];[.$I199];[.$L199];[.$O199];[.$R199];[.$U199];[.$X199];[.$AA199];[.$AD199];[.$AG199];[.$AJ199];[.$AM199];[.$AP199];[.$AS199])" office:value-type="float"/>
          <table:table-cell table:formula="of:=MAX([.$D199];[.$G199];[.$J199];[.$M199];[.$P199];[.$S199];[.$V199];[.$Y199];[.$AB199];[.$AE199];[.$AH199];[.$AK199];[.$AN199];[.$AQ199];[.$AT199])" office:value-type="float"/>
        </table:table-row>
        <table:table-row table:style-name="ro1">
          <table:table-cell office:value-type="string">
            <text:p>room/room_s15_a10_w5_h12.lp</text:p>
          </table:table-cell>
          <table:table-cell office:value-type="float" office:value="0.05"/>
          <table:table-cell office:value-type="float" office:value="2732.0"/>
          <table:table-cell table:style-name="cellWorst" office:value-type="float" office:value="120.0"/>
          <table:table-cell office:value-type="float" office:value="0.01"/>
          <table:table-cell office:value-type="float" office:value="350.0"/>
          <table:table-cell office:value-type="float" office:value="4.0"/>
          <table:table-cell office:value-type="float" office:value="0.01"/>
          <table:table-cell office:value-type="float" office:value="333.0"/>
          <table:table-cell table:style-name="cellBest" office:value-type="float" office:value="2.0"/>
          <table:table-cell office:value-type="float" office:value="0.01"/>
          <table:table-cell office:value-type="float" office:value="265.0"/>
          <table:table-cell office:value-type="float" office:value="17.0"/>
          <table:table-cell office:value-type="float" office:value="0.02"/>
          <table:table-cell office:value-type="float" office:value="738.0"/>
          <table:table-cell office:value-type="float" office:value="23.0"/>
          <table:table-cell office:value-type="float" office:value="0.02"/>
          <table:table-cell office:value-type="float" office:value="2088.0"/>
          <table:table-cell office:value-type="float" office:value="7.0"/>
          <table:table-cell office:value-type="float" office:value="0.03"/>
          <table:table-cell office:value-type="float" office:value="435.0"/>
          <table:table-cell office:value-type="float" office:value="37.0"/>
          <table:table-cell office:value-type="float" office:value="0.03"/>
          <table:table-cell office:value-type="float" office:value="445.0"/>
          <table:table-cell office:value-type="float" office:value="42.0"/>
          <table:table-cell office:value-type="float" office:value="0.02"/>
          <table:table-cell office:value-type="float" office:value="748.0"/>
          <table:table-cell office:value-type="float" office:value="23.0"/>
          <table:table-cell office:value-type="float" office:value="0.02"/>
          <table:table-cell office:value-type="float" office:value="288.0"/>
          <table:table-cell office:value-type="float" office:value="12.0"/>
          <table:table-cell office:value-type="float" office:value="0.01"/>
          <table:table-cell office:value-type="float" office:value="288.0"/>
          <table:table-cell office:value-type="float" office:value="12.0"/>
          <table:table-cell office:value-type="float" office:value="0.01"/>
          <table:table-cell table:style-name="cellBest" office:value-type="float" office:value="123.0"/>
          <table:table-cell office:value-type="float" office:value="14.0"/>
          <table:table-cell office:value-type="float" office:value="0.04"/>
          <table:table-cell office:value-type="float" office:value="928.0"/>
          <table:table-cell office:value-type="float" office:value="14.0"/>
          <table:table-cell office:value-type="float" office:value="0.32"/>
          <table:table-cell table:style-name="cellWorst" office:value-type="float" office:value="18148.0"/>
          <table:table-cell office:value-type="float" office:value="30.0"/>
          <table:table-cell office:value-type="float" office:value="0.02"/>
          <table:table-cell office:value-type="float" office:value="729.0"/>
          <table:table-cell office:value-type="float" office:value="23.0"/>
          <table:table-cell table:formula="of:=MIN([.$B200];[.$E200];[.$H200];[.$K200];[.$N200];[.$Q200];[.$T200];[.$W200];[.$Z200];[.$AC200];[.$AF200];[.$AI200];[.$AL200];[.$AO200];[.$AR200])" office:value-type="float"/>
          <table:table-cell table:formula="of:=MIN([.$C200];[.$F200];[.$I200];[.$L200];[.$O200];[.$R200];[.$U200];[.$X200];[.$AA200];[.$AD200];[.$AG200];[.$AJ200];[.$AM200];[.$AP200];[.$AS200])" office:value-type="float"/>
          <table:table-cell table:formula="of:=MIN([.$D200];[.$G200];[.$J200];[.$M200];[.$P200];[.$S200];[.$V200];[.$Y200];[.$AB200];[.$AE200];[.$AH200];[.$AK200];[.$AN200];[.$AQ200];[.$AT200])" office:value-type="float"/>
          <table:table-cell table:formula="of:=MEDIAN([.$B200];[.$E200];[.$H200];[.$K200];[.$N200];[.$Q200];[.$T200];[.$W200];[.$Z200];[.$AC200];[.$AF200];[.$AI200];[.$AL200];[.$AO200];[.$AR200])" office:value-type="float"/>
          <table:table-cell table:formula="of:=MEDIAN([.$C200];[.$F200];[.$I200];[.$L200];[.$O200];[.$R200];[.$U200];[.$X200];[.$AA200];[.$AD200];[.$AG200];[.$AJ200];[.$AM200];[.$AP200];[.$AS200])" office:value-type="float"/>
          <table:table-cell table:formula="of:=MEDIAN([.$D200];[.$G200];[.$J200];[.$M200];[.$P200];[.$S200];[.$V200];[.$Y200];[.$AB200];[.$AE200];[.$AH200];[.$AK200];[.$AN200];[.$AQ200];[.$AT200])" office:value-type="float"/>
          <table:table-cell table:formula="of:=MAX([.$B200];[.$E200];[.$H200];[.$K200];[.$N200];[.$Q200];[.$T200];[.$W200];[.$Z200];[.$AC200];[.$AF200];[.$AI200];[.$AL200];[.$AO200];[.$AR200])" office:value-type="float"/>
          <table:table-cell table:formula="of:=MAX([.$C200];[.$F200];[.$I200];[.$L200];[.$O200];[.$R200];[.$U200];[.$X200];[.$AA200];[.$AD200];[.$AG200];[.$AJ200];[.$AM200];[.$AP200];[.$AS200])" office:value-type="float"/>
          <table:table-cell table:formula="of:=MAX([.$D200];[.$G200];[.$J200];[.$M200];[.$P200];[.$S200];[.$V200];[.$Y200];[.$AB200];[.$AE200];[.$AH200];[.$AK200];[.$AN200];[.$AQ200];[.$AT200])" office:value-type="float"/>
        </table:table-row>
        <table:table-row table:style-name="ro1">
          <table:table-cell office:value-type="string">
            <text:p>room/room_s15_a15_w5_h18.lp</text:p>
          </table:table-cell>
          <table:table-cell office:value-type="float" office:value="0.49"/>
          <table:table-cell office:value-type="float" office:value="14627.0"/>
          <table:table-cell table:style-name="cellWorst" office:value-type="float" office:value="219.0"/>
          <table:table-cell office:value-type="float" office:value="0.06"/>
          <table:table-cell office:value-type="float" office:value="1707.0"/>
          <table:table-cell office:value-type="float" office:value="47.0"/>
          <table:table-cell office:value-type="float" office:value="0.06"/>
          <table:table-cell office:value-type="float" office:value="2771.0"/>
          <table:table-cell table:style-name="cellBest" office:value-type="float" office:value="11.0"/>
          <table:table-cell office:value-type="float" office:value="0.05"/>
          <table:table-cell table:style-name="cellBest" office:value-type="float" office:value="619.0"/>
          <table:table-cell office:value-type="float" office:value="34.0"/>
          <table:table-cell office:value-type="float" office:value="0.12"/>
          <table:table-cell office:value-type="float" office:value="2471.0"/>
          <table:table-cell office:value-type="float" office:value="62.0"/>
          <table:table-cell office:value-type="float" office:value="0.05"/>
          <table:table-cell office:value-type="float" office:value="3221.0"/>
          <table:table-cell office:value-type="float" office:value="28.0"/>
          <table:table-cell office:value-type="float" office:value="0.11"/>
          <table:table-cell office:value-type="float" office:value="1292.0"/>
          <table:table-cell office:value-type="float" office:value="95.0"/>
          <table:table-cell office:value-type="float" office:value="0.17"/>
          <table:table-cell office:value-type="float" office:value="1883.0"/>
          <table:table-cell office:value-type="float" office:value="98.0"/>
          <table:table-cell office:value-type="float" office:value="0.13"/>
          <table:table-cell office:value-type="float" office:value="2869.0"/>
          <table:table-cell office:value-type="float" office:value="65.0"/>
          <table:table-cell office:value-type="float" office:value="0.06"/>
          <table:table-cell office:value-type="float" office:value="1151.0"/>
          <table:table-cell office:value-type="float" office:value="76.0"/>
          <table:table-cell office:value-type="float" office:value="0.11"/>
          <table:table-cell office:value-type="float" office:value="2175.0"/>
          <table:table-cell office:value-type="float" office:value="91.0"/>
          <table:table-cell office:value-type="float" office:value="0.08"/>
          <table:table-cell office:value-type="float" office:value="995.0"/>
          <table:table-cell office:value-type="float" office:value="75.0"/>
          <table:table-cell office:value-type="float" office:value="0.36"/>
          <table:table-cell office:value-type="float" office:value="6195.0"/>
          <table:table-cell office:value-type="float" office:value="91.0"/>
          <table:table-cell office:value-type="float" office:value="0.59"/>
          <table:table-cell table:style-name="cellWorst" office:value-type="float" office:value="38052.0"/>
          <table:table-cell office:value-type="float" office:value="77.0"/>
          <table:table-cell office:value-type="float" office:value="0.12"/>
          <table:table-cell office:value-type="float" office:value="2575.0"/>
          <table:table-cell office:value-type="float" office:value="65.0"/>
          <table:table-cell table:formula="of:=MIN([.$B201];[.$E201];[.$H201];[.$K201];[.$N201];[.$Q201];[.$T201];[.$W201];[.$Z201];[.$AC201];[.$AF201];[.$AI201];[.$AL201];[.$AO201];[.$AR201])" office:value-type="float"/>
          <table:table-cell table:formula="of:=MIN([.$C201];[.$F201];[.$I201];[.$L201];[.$O201];[.$R201];[.$U201];[.$X201];[.$AA201];[.$AD201];[.$AG201];[.$AJ201];[.$AM201];[.$AP201];[.$AS201])" office:value-type="float"/>
          <table:table-cell table:formula="of:=MIN([.$D201];[.$G201];[.$J201];[.$M201];[.$P201];[.$S201];[.$V201];[.$Y201];[.$AB201];[.$AE201];[.$AH201];[.$AK201];[.$AN201];[.$AQ201];[.$AT201])" office:value-type="float"/>
          <table:table-cell table:formula="of:=MEDIAN([.$B201];[.$E201];[.$H201];[.$K201];[.$N201];[.$Q201];[.$T201];[.$W201];[.$Z201];[.$AC201];[.$AF201];[.$AI201];[.$AL201];[.$AO201];[.$AR201])" office:value-type="float"/>
          <table:table-cell table:formula="of:=MEDIAN([.$C201];[.$F201];[.$I201];[.$L201];[.$O201];[.$R201];[.$U201];[.$X201];[.$AA201];[.$AD201];[.$AG201];[.$AJ201];[.$AM201];[.$AP201];[.$AS201])" office:value-type="float"/>
          <table:table-cell table:formula="of:=MEDIAN([.$D201];[.$G201];[.$J201];[.$M201];[.$P201];[.$S201];[.$V201];[.$Y201];[.$AB201];[.$AE201];[.$AH201];[.$AK201];[.$AN201];[.$AQ201];[.$AT201])" office:value-type="float"/>
          <table:table-cell table:formula="of:=MAX([.$B201];[.$E201];[.$H201];[.$K201];[.$N201];[.$Q201];[.$T201];[.$W201];[.$Z201];[.$AC201];[.$AF201];[.$AI201];[.$AL201];[.$AO201];[.$AR201])" office:value-type="float"/>
          <table:table-cell table:formula="of:=MAX([.$C201];[.$F201];[.$I201];[.$L201];[.$O201];[.$R201];[.$U201];[.$X201];[.$AA201];[.$AD201];[.$AG201];[.$AJ201];[.$AM201];[.$AP201];[.$AS201])" office:value-type="float"/>
          <table:table-cell table:formula="of:=MAX([.$D201];[.$G201];[.$J201];[.$M201];[.$P201];[.$S201];[.$V201];[.$Y201];[.$AB201];[.$AE201];[.$AH201];[.$AK201];[.$AN201];[.$AQ201];[.$AT201])" office:value-type="float"/>
        </table:table-row>
        <table:table-row table:style-name="ro1">
          <table:table-cell office:value-type="string">
            <text:p>room/room_s15_a1_w5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02];[.$E202];[.$H202];[.$K202];[.$N202];[.$Q202];[.$T202];[.$W202];[.$Z202];[.$AC202];[.$AF202];[.$AI202];[.$AL202];[.$AO202];[.$AR202])" office:value-type="float"/>
          <table:table-cell table:formula="of:=MIN([.$C202];[.$F202];[.$I202];[.$L202];[.$O202];[.$R202];[.$U202];[.$X202];[.$AA202];[.$AD202];[.$AG202];[.$AJ202];[.$AM202];[.$AP202];[.$AS202])" office:value-type="float"/>
          <table:table-cell table:formula="of:=MIN([.$D202];[.$G202];[.$J202];[.$M202];[.$P202];[.$S202];[.$V202];[.$Y202];[.$AB202];[.$AE202];[.$AH202];[.$AK202];[.$AN202];[.$AQ202];[.$AT202])" office:value-type="float"/>
          <table:table-cell table:formula="of:=MEDIAN([.$B202];[.$E202];[.$H202];[.$K202];[.$N202];[.$Q202];[.$T202];[.$W202];[.$Z202];[.$AC202];[.$AF202];[.$AI202];[.$AL202];[.$AO202];[.$AR202])" office:value-type="float"/>
          <table:table-cell table:formula="of:=MEDIAN([.$C202];[.$F202];[.$I202];[.$L202];[.$O202];[.$R202];[.$U202];[.$X202];[.$AA202];[.$AD202];[.$AG202];[.$AJ202];[.$AM202];[.$AP202];[.$AS202])" office:value-type="float"/>
          <table:table-cell table:formula="of:=MEDIAN([.$D202];[.$G202];[.$J202];[.$M202];[.$P202];[.$S202];[.$V202];[.$Y202];[.$AB202];[.$AE202];[.$AH202];[.$AK202];[.$AN202];[.$AQ202];[.$AT202])" office:value-type="float"/>
          <table:table-cell table:formula="of:=MAX([.$B202];[.$E202];[.$H202];[.$K202];[.$N202];[.$Q202];[.$T202];[.$W202];[.$Z202];[.$AC202];[.$AF202];[.$AI202];[.$AL202];[.$AO202];[.$AR202])" office:value-type="float"/>
          <table:table-cell table:formula="of:=MAX([.$C202];[.$F202];[.$I202];[.$L202];[.$O202];[.$R202];[.$U202];[.$X202];[.$AA202];[.$AD202];[.$AG202];[.$AJ202];[.$AM202];[.$AP202];[.$AS202])" office:value-type="float"/>
          <table:table-cell table:formula="of:=MAX([.$D202];[.$G202];[.$J202];[.$M202];[.$P202];[.$S202];[.$V202];[.$Y202];[.$AB202];[.$AE202];[.$AH202];[.$AK202];[.$AN202];[.$AQ202];[.$AT202])" office:value-type="float"/>
        </table:table-row>
        <table:table-row table:style-name="ro1">
          <table:table-cell office:value-type="string">
            <text:p>room/room_s15_a2_w5_h16.lp</text:p>
          </table:table-cell>
          <table:table-cell office:value-type="float" office:value="0.01"/>
          <table:table-cell office:value-type="float" office:value="629.0"/>
          <table:table-cell table:style-name="cellWorst" office:value-type="float" office:value="22.0"/>
          <table:table-cell office:value-type="float" office:value="0.0"/>
          <table:table-cell office:value-type="float" office:value="176.0"/>
          <table:table-cell office:value-type="float" office:value="2.0"/>
          <table:table-cell office:value-type="float" office:value="0.0"/>
          <table:table-cell office:value-type="float" office:value="120.0"/>
          <table:table-cell table:style-name="cellBest" office:value-type="float" office:value="0.0"/>
          <table:table-cell office:value-type="float" office:value="0.0"/>
          <table:table-cell office:value-type="float" office:value="49.0"/>
          <table:table-cell office:value-type="float" office:value="3.0"/>
          <table:table-cell office:value-type="float" office:value="0.0"/>
          <table:table-cell office:value-type="float" office:value="88.0"/>
          <table:table-cell office:value-type="float" office:value="2.0"/>
          <table:table-cell office:value-type="float" office:value="0.0"/>
          <table:table-cell office:value-type="float" office:value="307.0"/>
          <table:table-cell office:value-type="float" office:value="2.0"/>
          <table:table-cell office:value-type="float" office:value="0.01"/>
          <table:table-cell office:value-type="float" office:value="23.0"/>
          <table:table-cell office:value-type="float" office:value="3.0"/>
          <table:table-cell office:value-type="float" office:value="0.0"/>
          <table:table-cell table:style-name="cellBest" office:value-type="float" office:value="22.0"/>
          <table:table-cell office:value-type="float" office:value="3.0"/>
          <table:table-cell office:value-type="float" office:value="0.01"/>
          <table:table-cell office:value-type="float" office:value="89.0"/>
          <table:table-cell office:value-type="float" office:value="2.0"/>
          <table:table-cell office:value-type="float" office:value="0.0"/>
          <table:table-cell office:value-type="float" office:value="31.0"/>
          <table:table-cell office:value-type="float" office:value="2.0"/>
          <table:table-cell office:value-type="float" office:value="0.0"/>
          <table:table-cell office:value-type="float" office:value="31.0"/>
          <table:table-cell office:value-type="float" office:value="2.0"/>
          <table:table-cell office:value-type="float" office:value="0.0"/>
          <table:table-cell office:value-type="float" office:value="55.0"/>
          <table:table-cell office:value-type="float" office:value="2.0"/>
          <table:table-cell office:value-type="float" office:value="0.01"/>
          <table:table-cell office:value-type="float" office:value="106.0"/>
          <table:table-cell office:value-type="float" office:value="2.0"/>
          <table:table-cell office:value-type="float" office:value="0.04"/>
          <table:table-cell table:style-name="cellWorst" office:value-type="float" office:value="4411.0"/>
          <table:table-cell office:value-type="float" office:value="2.0"/>
          <table:table-cell office:value-type="float" office:value="0.0"/>
          <table:table-cell office:value-type="float" office:value="88.0"/>
          <table:table-cell office:value-type="float" office:value="2.0"/>
          <table:table-cell table:formula="of:=MIN([.$B203];[.$E203];[.$H203];[.$K203];[.$N203];[.$Q203];[.$T203];[.$W203];[.$Z203];[.$AC203];[.$AF203];[.$AI203];[.$AL203];[.$AO203];[.$AR203])" office:value-type="float"/>
          <table:table-cell table:formula="of:=MIN([.$C203];[.$F203];[.$I203];[.$L203];[.$O203];[.$R203];[.$U203];[.$X203];[.$AA203];[.$AD203];[.$AG203];[.$AJ203];[.$AM203];[.$AP203];[.$AS203])" office:value-type="float"/>
          <table:table-cell table:formula="of:=MIN([.$D203];[.$G203];[.$J203];[.$M203];[.$P203];[.$S203];[.$V203];[.$Y203];[.$AB203];[.$AE203];[.$AH203];[.$AK203];[.$AN203];[.$AQ203];[.$AT203])" office:value-type="float"/>
          <table:table-cell table:formula="of:=MEDIAN([.$B203];[.$E203];[.$H203];[.$K203];[.$N203];[.$Q203];[.$T203];[.$W203];[.$Z203];[.$AC203];[.$AF203];[.$AI203];[.$AL203];[.$AO203];[.$AR203])" office:value-type="float"/>
          <table:table-cell table:formula="of:=MEDIAN([.$C203];[.$F203];[.$I203];[.$L203];[.$O203];[.$R203];[.$U203];[.$X203];[.$AA203];[.$AD203];[.$AG203];[.$AJ203];[.$AM203];[.$AP203];[.$AS203])" office:value-type="float"/>
          <table:table-cell table:formula="of:=MEDIAN([.$D203];[.$G203];[.$J203];[.$M203];[.$P203];[.$S203];[.$V203];[.$Y203];[.$AB203];[.$AE203];[.$AH203];[.$AK203];[.$AN203];[.$AQ203];[.$AT203])" office:value-type="float"/>
          <table:table-cell table:formula="of:=MAX([.$B203];[.$E203];[.$H203];[.$K203];[.$N203];[.$Q203];[.$T203];[.$W203];[.$Z203];[.$AC203];[.$AF203];[.$AI203];[.$AL203];[.$AO203];[.$AR203])" office:value-type="float"/>
          <table:table-cell table:formula="of:=MAX([.$C203];[.$F203];[.$I203];[.$L203];[.$O203];[.$R203];[.$U203];[.$X203];[.$AA203];[.$AD203];[.$AG203];[.$AJ203];[.$AM203];[.$AP203];[.$AS203])" office:value-type="float"/>
          <table:table-cell table:formula="of:=MAX([.$D203];[.$G203];[.$J203];[.$M203];[.$P203];[.$S203];[.$V203];[.$Y203];[.$AB203];[.$AE203];[.$AH203];[.$AK203];[.$AN203];[.$AQ203];[.$AT203])" office:value-type="float"/>
        </table:table-row>
        <table:table-row table:style-name="ro1">
          <table:table-cell office:value-type="string">
            <text:p>room/room_s15_a3_w5_h19.lp</text:p>
          </table:table-cell>
          <table:table-cell office:value-type="float" office:value="0.03"/>
          <table:table-cell office:value-type="float" office:value="1855.0"/>
          <table:table-cell table:style-name="cellWorst" office:value-type="float" office:value="69.0"/>
          <table:table-cell office:value-type="float" office:value="0.01"/>
          <table:table-cell office:value-type="float" office:value="314.0"/>
          <table:table-cell office:value-type="float" office:value="4.0"/>
          <table:table-cell office:value-type="float" office:value="0.01"/>
          <table:table-cell office:value-type="float" office:value="275.0"/>
          <table:table-cell office:value-type="float" office:value="4.0"/>
          <table:table-cell office:value-type="float" office:value="0.01"/>
          <table:table-cell office:value-type="float" office:value="94.0"/>
          <table:table-cell office:value-type="float" office:value="6.0"/>
          <table:table-cell office:value-type="float" office:value="0.01"/>
          <table:table-cell office:value-type="float" office:value="303.0"/>
          <table:table-cell office:value-type="float" office:value="17.0"/>
          <table:table-cell office:value-type="float" office:value="0.01"/>
          <table:table-cell office:value-type="float" office:value="1132.0"/>
          <table:table-cell office:value-type="float" office:value="4.0"/>
          <table:table-cell office:value-type="float" office:value="0.01"/>
          <table:table-cell table:style-name="cellBest" office:value-type="float" office:value="82.0"/>
          <table:table-cell office:value-type="float" office:value="9.0"/>
          <table:table-cell office:value-type="float" office:value="0.02"/>
          <table:table-cell office:value-type="float" office:value="84.0"/>
          <table:table-cell office:value-type="float" office:value="11.0"/>
          <table:table-cell office:value-type="float" office:value="0.02"/>
          <table:table-cell office:value-type="float" office:value="356.0"/>
          <table:table-cell office:value-type="float" office:value="23.0"/>
          <table:table-cell office:value-type="float" office:value="0.01"/>
          <table:table-cell office:value-type="float" office:value="185.0"/>
          <table:table-cell office:value-type="float" office:value="15.0"/>
          <table:table-cell office:value-type="float" office:value="0.01"/>
          <table:table-cell office:value-type="float" office:value="185.0"/>
          <table:table-cell office:value-type="float" office:value="15.0"/>
          <table:table-cell office:value-type="float" office:value="0.02"/>
          <table:table-cell office:value-type="float" office:value="136.0"/>
          <table:table-cell table:style-name="cellBest" office:value-type="float" office:value="3.0"/>
          <table:table-cell office:value-type="float" office:value="0.05"/>
          <table:table-cell office:value-type="float" office:value="616.0"/>
          <table:table-cell office:value-type="float" office:value="22.0"/>
          <table:table-cell office:value-type="float" office:value="0.1"/>
          <table:table-cell table:style-name="cellWorst" office:value-type="float" office:value="8014.0"/>
          <table:table-cell office:value-type="float" office:value="15.0"/>
          <table:table-cell office:value-type="float" office:value="0.01"/>
          <table:table-cell office:value-type="float" office:value="302.0"/>
          <table:table-cell office:value-type="float" office:value="19.0"/>
          <table:table-cell table:formula="of:=MIN([.$B204];[.$E204];[.$H204];[.$K204];[.$N204];[.$Q204];[.$T204];[.$W204];[.$Z204];[.$AC204];[.$AF204];[.$AI204];[.$AL204];[.$AO204];[.$AR204])" office:value-type="float"/>
          <table:table-cell table:formula="of:=MIN([.$C204];[.$F204];[.$I204];[.$L204];[.$O204];[.$R204];[.$U204];[.$X204];[.$AA204];[.$AD204];[.$AG204];[.$AJ204];[.$AM204];[.$AP204];[.$AS204])" office:value-type="float"/>
          <table:table-cell table:formula="of:=MIN([.$D204];[.$G204];[.$J204];[.$M204];[.$P204];[.$S204];[.$V204];[.$Y204];[.$AB204];[.$AE204];[.$AH204];[.$AK204];[.$AN204];[.$AQ204];[.$AT204])" office:value-type="float"/>
          <table:table-cell table:formula="of:=MEDIAN([.$B204];[.$E204];[.$H204];[.$K204];[.$N204];[.$Q204];[.$T204];[.$W204];[.$Z204];[.$AC204];[.$AF204];[.$AI204];[.$AL204];[.$AO204];[.$AR204])" office:value-type="float"/>
          <table:table-cell table:formula="of:=MEDIAN([.$C204];[.$F204];[.$I204];[.$L204];[.$O204];[.$R204];[.$U204];[.$X204];[.$AA204];[.$AD204];[.$AG204];[.$AJ204];[.$AM204];[.$AP204];[.$AS204])" office:value-type="float"/>
          <table:table-cell table:formula="of:=MEDIAN([.$D204];[.$G204];[.$J204];[.$M204];[.$P204];[.$S204];[.$V204];[.$Y204];[.$AB204];[.$AE204];[.$AH204];[.$AK204];[.$AN204];[.$AQ204];[.$AT204])" office:value-type="float"/>
          <table:table-cell table:formula="of:=MAX([.$B204];[.$E204];[.$H204];[.$K204];[.$N204];[.$Q204];[.$T204];[.$W204];[.$Z204];[.$AC204];[.$AF204];[.$AI204];[.$AL204];[.$AO204];[.$AR204])" office:value-type="float"/>
          <table:table-cell table:formula="of:=MAX([.$C204];[.$F204];[.$I204];[.$L204];[.$O204];[.$R204];[.$U204];[.$X204];[.$AA204];[.$AD204];[.$AG204];[.$AJ204];[.$AM204];[.$AP204];[.$AS204])" office:value-type="float"/>
          <table:table-cell table:formula="of:=MAX([.$D204];[.$G204];[.$J204];[.$M204];[.$P204];[.$S204];[.$V204];[.$Y204];[.$AB204];[.$AE204];[.$AH204];[.$AK204];[.$AN204];[.$AQ204];[.$AT204])" office:value-type="float"/>
        </table:table-row>
        <table:table-row table:style-name="ro1">
          <table:table-cell office:value-type="string">
            <text:p>room/room_s15_a5_w5_h15.lp</text:p>
          </table:table-cell>
          <table:table-cell office:value-type="float" office:value="0.04"/>
          <table:table-cell office:value-type="float" office:value="2636.0"/>
          <table:table-cell office:value-type="float" office:value="85.0"/>
          <table:table-cell office:value-type="float" office:value="0.01"/>
          <table:table-cell office:value-type="float" office:value="231.0"/>
          <table:table-cell office:value-type="float" office:value="3.0"/>
          <table:table-cell office:value-type="float" office:value="0.01"/>
          <table:table-cell office:value-type="float" office:value="216.0"/>
          <table:table-cell table:style-name="cellBest" office:value-type="float" office:value="0.0"/>
          <table:table-cell office:value-type="float" office:value="0.01"/>
          <table:table-cell table:style-name="cellBest" office:value-type="float" office:value="125.0"/>
          <table:table-cell office:value-type="float" office:value="5.0"/>
          <table:table-cell office:value-type="float" office:value="0.02"/>
          <table:table-cell office:value-type="float" office:value="575.0"/>
          <table:table-cell office:value-type="float" office:value="24.0"/>
          <table:table-cell office:value-type="float" office:value="0.01"/>
          <table:table-cell office:value-type="float" office:value="1147.0"/>
          <table:table-cell office:value-type="float" office:value="5.0"/>
          <table:table-cell office:value-type="float" office:value="0.02"/>
          <table:table-cell office:value-type="float" office:value="213.0"/>
          <table:table-cell office:value-type="float" office:value="26.0"/>
          <table:table-cell office:value-type="float" office:value="0.02"/>
          <table:table-cell office:value-type="float" office:value="186.0"/>
          <table:table-cell office:value-type="float" office:value="22.0"/>
          <table:table-cell office:value-type="float" office:value="0.02"/>
          <table:table-cell office:value-type="float" office:value="587.0"/>
          <table:table-cell office:value-type="float" office:value="24.0"/>
          <table:table-cell office:value-type="float" office:value="0.01"/>
          <table:table-cell office:value-type="float" office:value="160.0"/>
          <table:table-cell office:value-type="float" office:value="11.0"/>
          <table:table-cell office:value-type="float" office:value="0.01"/>
          <table:table-cell office:value-type="float" office:value="160.0"/>
          <table:table-cell office:value-type="float" office:value="11.0"/>
          <table:table-cell office:value-type="float" office:value="0.02"/>
          <table:table-cell office:value-type="float" office:value="209.0"/>
          <table:table-cell office:value-type="float" office:value="15.0"/>
          <table:table-cell office:value-type="float" office:value="0.04"/>
          <table:table-cell office:value-type="float" office:value="755.0"/>
          <table:table-cell office:value-type="float" office:value="24.0"/>
          <table:table-cell office:value-type="float" office:value="1.52"/>
          <table:table-cell table:style-name="cellWorst" office:value-type="float" office:value="105410.0"/>
          <table:table-cell table:style-name="cellWorst" office:value-type="float" office:value="5624.0"/>
          <table:table-cell office:value-type="float" office:value="0.02"/>
          <table:table-cell office:value-type="float" office:value="573.0"/>
          <table:table-cell office:value-type="float" office:value="23.0"/>
          <table:table-cell table:formula="of:=MIN([.$B205];[.$E205];[.$H205];[.$K205];[.$N205];[.$Q205];[.$T205];[.$W205];[.$Z205];[.$AC205];[.$AF205];[.$AI205];[.$AL205];[.$AO205];[.$AR205])" office:value-type="float"/>
          <table:table-cell table:formula="of:=MIN([.$C205];[.$F205];[.$I205];[.$L205];[.$O205];[.$R205];[.$U205];[.$X205];[.$AA205];[.$AD205];[.$AG205];[.$AJ205];[.$AM205];[.$AP205];[.$AS205])" office:value-type="float"/>
          <table:table-cell table:formula="of:=MIN([.$D205];[.$G205];[.$J205];[.$M205];[.$P205];[.$S205];[.$V205];[.$Y205];[.$AB205];[.$AE205];[.$AH205];[.$AK205];[.$AN205];[.$AQ205];[.$AT205])" office:value-type="float"/>
          <table:table-cell table:formula="of:=MEDIAN([.$B205];[.$E205];[.$H205];[.$K205];[.$N205];[.$Q205];[.$T205];[.$W205];[.$Z205];[.$AC205];[.$AF205];[.$AI205];[.$AL205];[.$AO205];[.$AR205])" office:value-type="float"/>
          <table:table-cell table:formula="of:=MEDIAN([.$C205];[.$F205];[.$I205];[.$L205];[.$O205];[.$R205];[.$U205];[.$X205];[.$AA205];[.$AD205];[.$AG205];[.$AJ205];[.$AM205];[.$AP205];[.$AS205])" office:value-type="float"/>
          <table:table-cell table:formula="of:=MEDIAN([.$D205];[.$G205];[.$J205];[.$M205];[.$P205];[.$S205];[.$V205];[.$Y205];[.$AB205];[.$AE205];[.$AH205];[.$AK205];[.$AN205];[.$AQ205];[.$AT205])" office:value-type="float"/>
          <table:table-cell table:formula="of:=MAX([.$B205];[.$E205];[.$H205];[.$K205];[.$N205];[.$Q205];[.$T205];[.$W205];[.$Z205];[.$AC205];[.$AF205];[.$AI205];[.$AL205];[.$AO205];[.$AR205])" office:value-type="float"/>
          <table:table-cell table:formula="of:=MAX([.$C205];[.$F205];[.$I205];[.$L205];[.$O205];[.$R205];[.$U205];[.$X205];[.$AA205];[.$AD205];[.$AG205];[.$AJ205];[.$AM205];[.$AP205];[.$AS205])" office:value-type="float"/>
          <table:table-cell table:formula="of:=MAX([.$D205];[.$G205];[.$J205];[.$M205];[.$P205];[.$S205];[.$V205];[.$Y205];[.$AB205];[.$AE205];[.$AH205];[.$AK205];[.$AN205];[.$AQ205];[.$AT205])" office:value-type="float"/>
        </table:table-row>
        <table:table-row table:style-name="ro1">
          <table:table-cell office:value-type="string">
            <text:p>room/room_s16_a1_w5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06];[.$E206];[.$H206];[.$K206];[.$N206];[.$Q206];[.$T206];[.$W206];[.$Z206];[.$AC206];[.$AF206];[.$AI206];[.$AL206];[.$AO206];[.$AR206])" office:value-type="float"/>
          <table:table-cell table:formula="of:=MIN([.$C206];[.$F206];[.$I206];[.$L206];[.$O206];[.$R206];[.$U206];[.$X206];[.$AA206];[.$AD206];[.$AG206];[.$AJ206];[.$AM206];[.$AP206];[.$AS206])" office:value-type="float"/>
          <table:table-cell table:formula="of:=MIN([.$D206];[.$G206];[.$J206];[.$M206];[.$P206];[.$S206];[.$V206];[.$Y206];[.$AB206];[.$AE206];[.$AH206];[.$AK206];[.$AN206];[.$AQ206];[.$AT206])" office:value-type="float"/>
          <table:table-cell table:formula="of:=MEDIAN([.$B206];[.$E206];[.$H206];[.$K206];[.$N206];[.$Q206];[.$T206];[.$W206];[.$Z206];[.$AC206];[.$AF206];[.$AI206];[.$AL206];[.$AO206];[.$AR206])" office:value-type="float"/>
          <table:table-cell table:formula="of:=MEDIAN([.$C206];[.$F206];[.$I206];[.$L206];[.$O206];[.$R206];[.$U206];[.$X206];[.$AA206];[.$AD206];[.$AG206];[.$AJ206];[.$AM206];[.$AP206];[.$AS206])" office:value-type="float"/>
          <table:table-cell table:formula="of:=MEDIAN([.$D206];[.$G206];[.$J206];[.$M206];[.$P206];[.$S206];[.$V206];[.$Y206];[.$AB206];[.$AE206];[.$AH206];[.$AK206];[.$AN206];[.$AQ206];[.$AT206])" office:value-type="float"/>
          <table:table-cell table:formula="of:=MAX([.$B206];[.$E206];[.$H206];[.$K206];[.$N206];[.$Q206];[.$T206];[.$W206];[.$Z206];[.$AC206];[.$AF206];[.$AI206];[.$AL206];[.$AO206];[.$AR206])" office:value-type="float"/>
          <table:table-cell table:formula="of:=MAX([.$C206];[.$F206];[.$I206];[.$L206];[.$O206];[.$R206];[.$U206];[.$X206];[.$AA206];[.$AD206];[.$AG206];[.$AJ206];[.$AM206];[.$AP206];[.$AS206])" office:value-type="float"/>
          <table:table-cell table:formula="of:=MAX([.$D206];[.$G206];[.$J206];[.$M206];[.$P206];[.$S206];[.$V206];[.$Y206];[.$AB206];[.$AE206];[.$AH206];[.$AK206];[.$AN206];[.$AQ206];[.$AT206])" office:value-type="float"/>
        </table:table-row>
        <table:table-row table:style-name="ro1">
          <table:table-cell office:value-type="string">
            <text:p>room/room_s16_a2_w5_h19.lp</text:p>
          </table:table-cell>
          <table:table-cell office:value-type="float" office:value="0.02"/>
          <table:table-cell office:value-type="float" office:value="869.0"/>
          <table:table-cell table:style-name="cellWorst" office:value-type="float" office:value="60.0"/>
          <table:table-cell office:value-type="float" office:value="0.01"/>
          <table:table-cell office:value-type="float" office:value="251.0"/>
          <table:table-cell table:style-name="cellBest" office:value-type="float" office:value="3.0"/>
          <table:table-cell office:value-type="float" office:value="0.0"/>
          <table:table-cell office:value-type="float" office:value="303.0"/>
          <table:table-cell office:value-type="float" office:value="4.0"/>
          <table:table-cell office:value-type="float" office:value="0.0"/>
          <table:table-cell office:value-type="float" office:value="51.0"/>
          <table:table-cell office:value-type="float" office:value="5.0"/>
          <table:table-cell office:value-type="float" office:value="0.01"/>
          <table:table-cell office:value-type="float" office:value="112.0"/>
          <table:table-cell office:value-type="float" office:value="7.0"/>
          <table:table-cell office:value-type="float" office:value="0.01"/>
          <table:table-cell office:value-type="float" office:value="595.0"/>
          <table:table-cell office:value-type="float" office:value="5.0"/>
          <table:table-cell office:value-type="float" office:value="0.01"/>
          <table:table-cell office:value-type="float" office:value="45.0"/>
          <table:table-cell office:value-type="float" office:value="5.0"/>
          <table:table-cell office:value-type="float" office:value="0.01"/>
          <table:table-cell table:style-name="cellBest" office:value-type="float" office:value="44.0"/>
          <table:table-cell office:value-type="float" office:value="5.0"/>
          <table:table-cell office:value-type="float" office:value="0.01"/>
          <table:table-cell office:value-type="float" office:value="113.0"/>
          <table:table-cell office:value-type="float" office:value="7.0"/>
          <table:table-cell office:value-type="float" office:value="0.0"/>
          <table:table-cell office:value-type="float" office:value="80.0"/>
          <table:table-cell office:value-type="float" office:value="6.0"/>
          <table:table-cell office:value-type="float" office:value="0.01"/>
          <table:table-cell office:value-type="float" office:value="80.0"/>
          <table:table-cell office:value-type="float" office:value="6.0"/>
          <table:table-cell office:value-type="float" office:value="0.01"/>
          <table:table-cell office:value-type="float" office:value="94.0"/>
          <table:table-cell table:style-name="cellBest" office:value-type="float" office:value="3.0"/>
          <table:table-cell office:value-type="float" office:value="0.02"/>
          <table:table-cell office:value-type="float" office:value="234.0"/>
          <table:table-cell office:value-type="float" office:value="8.0"/>
          <table:table-cell office:value-type="float" office:value="0.08"/>
          <table:table-cell table:style-name="cellWorst" office:value-type="float" office:value="6981.0"/>
          <table:table-cell office:value-type="float" office:value="21.0"/>
          <table:table-cell office:value-type="float" office:value="0.01"/>
          <table:table-cell office:value-type="float" office:value="112.0"/>
          <table:table-cell office:value-type="float" office:value="7.0"/>
          <table:table-cell table:formula="of:=MIN([.$B207];[.$E207];[.$H207];[.$K207];[.$N207];[.$Q207];[.$T207];[.$W207];[.$Z207];[.$AC207];[.$AF207];[.$AI207];[.$AL207];[.$AO207];[.$AR207])" office:value-type="float"/>
          <table:table-cell table:formula="of:=MIN([.$C207];[.$F207];[.$I207];[.$L207];[.$O207];[.$R207];[.$U207];[.$X207];[.$AA207];[.$AD207];[.$AG207];[.$AJ207];[.$AM207];[.$AP207];[.$AS207])" office:value-type="float"/>
          <table:table-cell table:formula="of:=MIN([.$D207];[.$G207];[.$J207];[.$M207];[.$P207];[.$S207];[.$V207];[.$Y207];[.$AB207];[.$AE207];[.$AH207];[.$AK207];[.$AN207];[.$AQ207];[.$AT207])" office:value-type="float"/>
          <table:table-cell table:formula="of:=MEDIAN([.$B207];[.$E207];[.$H207];[.$K207];[.$N207];[.$Q207];[.$T207];[.$W207];[.$Z207];[.$AC207];[.$AF207];[.$AI207];[.$AL207];[.$AO207];[.$AR207])" office:value-type="float"/>
          <table:table-cell table:formula="of:=MEDIAN([.$C207];[.$F207];[.$I207];[.$L207];[.$O207];[.$R207];[.$U207];[.$X207];[.$AA207];[.$AD207];[.$AG207];[.$AJ207];[.$AM207];[.$AP207];[.$AS207])" office:value-type="float"/>
          <table:table-cell table:formula="of:=MEDIAN([.$D207];[.$G207];[.$J207];[.$M207];[.$P207];[.$S207];[.$V207];[.$Y207];[.$AB207];[.$AE207];[.$AH207];[.$AK207];[.$AN207];[.$AQ207];[.$AT207])" office:value-type="float"/>
          <table:table-cell table:formula="of:=MAX([.$B207];[.$E207];[.$H207];[.$K207];[.$N207];[.$Q207];[.$T207];[.$W207];[.$Z207];[.$AC207];[.$AF207];[.$AI207];[.$AL207];[.$AO207];[.$AR207])" office:value-type="float"/>
          <table:table-cell table:formula="of:=MAX([.$C207];[.$F207];[.$I207];[.$L207];[.$O207];[.$R207];[.$U207];[.$X207];[.$AA207];[.$AD207];[.$AG207];[.$AJ207];[.$AM207];[.$AP207];[.$AS207])" office:value-type="float"/>
          <table:table-cell table:formula="of:=MAX([.$D207];[.$G207];[.$J207];[.$M207];[.$P207];[.$S207];[.$V207];[.$Y207];[.$AB207];[.$AE207];[.$AH207];[.$AK207];[.$AN207];[.$AQ207];[.$AT207])" office:value-type="float"/>
        </table:table-row>
        <table:table-row table:style-name="ro1">
          <table:table-cell office:value-type="string">
            <text:p>room/room_s16_a3_w5_h14.lp</text:p>
          </table:table-cell>
          <table:table-cell office:value-type="float" office:value="0.01"/>
          <table:table-cell office:value-type="float" office:value="166.0"/>
          <table:table-cell office:value-type="float" office:value="23.0"/>
          <table:table-cell office:value-type="float" office:value="0.01"/>
          <table:table-cell office:value-type="float" office:value="99.0"/>
          <table:table-cell table:style-name="cellBest" office:value-type="float" office:value="1.0"/>
          <table:table-cell table:style-name="cellBest" office:value-type="float" office:value="0.0"/>
          <table:table-cell office:value-type="float" office:value="129.0"/>
          <table:table-cell office:value-type="float" office:value="3.0"/>
          <table:table-cell office:value-type="float" office:value="0.01"/>
          <table:table-cell office:value-type="float" office:value="68.0"/>
          <table:table-cell office:value-type="float" office:value="12.0"/>
          <table:table-cell office:value-type="float" office:value="0.01"/>
          <table:table-cell office:value-type="float" office:value="125.0"/>
          <table:table-cell office:value-type="float" office:value="9.0"/>
          <table:table-cell office:value-type="float" office:value="0.01"/>
          <table:table-cell office:value-type="float" office:value="319.0"/>
          <table:table-cell office:value-type="float" office:value="4.0"/>
          <table:table-cell office:value-type="float" office:value="0.01"/>
          <table:table-cell office:value-type="float" office:value="49.0"/>
          <table:table-cell office:value-type="float" office:value="6.0"/>
          <table:table-cell office:value-type="float" office:value="0.01"/>
          <table:table-cell office:value-type="float" office:value="47.0"/>
          <table:table-cell office:value-type="float" office:value="6.0"/>
          <table:table-cell office:value-type="float" office:value="0.01"/>
          <table:table-cell office:value-type="float" office:value="128.0"/>
          <table:table-cell office:value-type="float" office:value="9.0"/>
          <table:table-cell table:style-name="cellBest" office:value-type="float" office:value="0.0"/>
          <table:table-cell office:value-type="float" office:value="40.0"/>
          <table:table-cell office:value-type="float" office:value="5.0"/>
          <table:table-cell table:style-name="cellBest" office:value-type="float" office:value="0.0"/>
          <table:table-cell office:value-type="float" office:value="40.0"/>
          <table:table-cell office:value-type="float" office:value="5.0"/>
          <table:table-cell office:value-type="float" office:value="0.01"/>
          <table:table-cell table:style-name="cellBest" office:value-type="float" office:value="34.0"/>
          <table:table-cell office:value-type="float" office:value="4.0"/>
          <table:table-cell office:value-type="float" office:value="0.01"/>
          <table:table-cell office:value-type="float" office:value="187.0"/>
          <table:table-cell office:value-type="float" office:value="10.0"/>
          <table:table-cell table:style-name="cellWorst" office:value-type="float" office:value="4.4"/>
          <table:table-cell table:style-name="cellWorst" office:value-type="float" office:value="482284.0"/>
          <table:table-cell table:style-name="cellWorst" office:value-type="float" office:value="30203.0"/>
          <table:table-cell office:value-type="float" office:value="0.01"/>
          <table:table-cell office:value-type="float" office:value="125.0"/>
          <table:table-cell office:value-type="float" office:value="9.0"/>
          <table:table-cell table:formula="of:=MIN([.$B208];[.$E208];[.$H208];[.$K208];[.$N208];[.$Q208];[.$T208];[.$W208];[.$Z208];[.$AC208];[.$AF208];[.$AI208];[.$AL208];[.$AO208];[.$AR208])" office:value-type="float"/>
          <table:table-cell table:formula="of:=MIN([.$C208];[.$F208];[.$I208];[.$L208];[.$O208];[.$R208];[.$U208];[.$X208];[.$AA208];[.$AD208];[.$AG208];[.$AJ208];[.$AM208];[.$AP208];[.$AS208])" office:value-type="float"/>
          <table:table-cell table:formula="of:=MIN([.$D208];[.$G208];[.$J208];[.$M208];[.$P208];[.$S208];[.$V208];[.$Y208];[.$AB208];[.$AE208];[.$AH208];[.$AK208];[.$AN208];[.$AQ208];[.$AT208])" office:value-type="float"/>
          <table:table-cell table:formula="of:=MEDIAN([.$B208];[.$E208];[.$H208];[.$K208];[.$N208];[.$Q208];[.$T208];[.$W208];[.$Z208];[.$AC208];[.$AF208];[.$AI208];[.$AL208];[.$AO208];[.$AR208])" office:value-type="float"/>
          <table:table-cell table:formula="of:=MEDIAN([.$C208];[.$F208];[.$I208];[.$L208];[.$O208];[.$R208];[.$U208];[.$X208];[.$AA208];[.$AD208];[.$AG208];[.$AJ208];[.$AM208];[.$AP208];[.$AS208])" office:value-type="float"/>
          <table:table-cell table:formula="of:=MEDIAN([.$D208];[.$G208];[.$J208];[.$M208];[.$P208];[.$S208];[.$V208];[.$Y208];[.$AB208];[.$AE208];[.$AH208];[.$AK208];[.$AN208];[.$AQ208];[.$AT208])" office:value-type="float"/>
          <table:table-cell table:formula="of:=MAX([.$B208];[.$E208];[.$H208];[.$K208];[.$N208];[.$Q208];[.$T208];[.$W208];[.$Z208];[.$AC208];[.$AF208];[.$AI208];[.$AL208];[.$AO208];[.$AR208])" office:value-type="float"/>
          <table:table-cell table:formula="of:=MAX([.$C208];[.$F208];[.$I208];[.$L208];[.$O208];[.$R208];[.$U208];[.$X208];[.$AA208];[.$AD208];[.$AG208];[.$AJ208];[.$AM208];[.$AP208];[.$AS208])" office:value-type="float"/>
          <table:table-cell table:formula="of:=MAX([.$D208];[.$G208];[.$J208];[.$M208];[.$P208];[.$S208];[.$V208];[.$Y208];[.$AB208];[.$AE208];[.$AH208];[.$AK208];[.$AN208];[.$AQ208];[.$AT208])" office:value-type="float"/>
        </table:table-row>
        <table:table-row table:style-name="ro1">
          <table:table-cell office:value-type="string">
            <text:p>room/room_s17_a1_w5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09];[.$E209];[.$H209];[.$K209];[.$N209];[.$Q209];[.$T209];[.$W209];[.$Z209];[.$AC209];[.$AF209];[.$AI209];[.$AL209];[.$AO209];[.$AR209])" office:value-type="float"/>
          <table:table-cell table:formula="of:=MIN([.$C209];[.$F209];[.$I209];[.$L209];[.$O209];[.$R209];[.$U209];[.$X209];[.$AA209];[.$AD209];[.$AG209];[.$AJ209];[.$AM209];[.$AP209];[.$AS209])" office:value-type="float"/>
          <table:table-cell table:formula="of:=MIN([.$D209];[.$G209];[.$J209];[.$M209];[.$P209];[.$S209];[.$V209];[.$Y209];[.$AB209];[.$AE209];[.$AH209];[.$AK209];[.$AN209];[.$AQ209];[.$AT209])" office:value-type="float"/>
          <table:table-cell table:formula="of:=MEDIAN([.$B209];[.$E209];[.$H209];[.$K209];[.$N209];[.$Q209];[.$T209];[.$W209];[.$Z209];[.$AC209];[.$AF209];[.$AI209];[.$AL209];[.$AO209];[.$AR209])" office:value-type="float"/>
          <table:table-cell table:formula="of:=MEDIAN([.$C209];[.$F209];[.$I209];[.$L209];[.$O209];[.$R209];[.$U209];[.$X209];[.$AA209];[.$AD209];[.$AG209];[.$AJ209];[.$AM209];[.$AP209];[.$AS209])" office:value-type="float"/>
          <table:table-cell table:formula="of:=MEDIAN([.$D209];[.$G209];[.$J209];[.$M209];[.$P209];[.$S209];[.$V209];[.$Y209];[.$AB209];[.$AE209];[.$AH209];[.$AK209];[.$AN209];[.$AQ209];[.$AT209])" office:value-type="float"/>
          <table:table-cell table:formula="of:=MAX([.$B209];[.$E209];[.$H209];[.$K209];[.$N209];[.$Q209];[.$T209];[.$W209];[.$Z209];[.$AC209];[.$AF209];[.$AI209];[.$AL209];[.$AO209];[.$AR209])" office:value-type="float"/>
          <table:table-cell table:formula="of:=MAX([.$C209];[.$F209];[.$I209];[.$L209];[.$O209];[.$R209];[.$U209];[.$X209];[.$AA209];[.$AD209];[.$AG209];[.$AJ209];[.$AM209];[.$AP209];[.$AS209])" office:value-type="float"/>
          <table:table-cell table:formula="of:=MAX([.$D209];[.$G209];[.$J209];[.$M209];[.$P209];[.$S209];[.$V209];[.$Y209];[.$AB209];[.$AE209];[.$AH209];[.$AK209];[.$AN209];[.$AQ209];[.$AT209])" office:value-type="float"/>
        </table:table-row>
        <table:table-row table:style-name="ro1">
          <table:table-cell office:value-type="string">
            <text:p>room/room_s17_a2_w5_h8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0.0"/>
          <table:table-cell office:value-type="float" office:value="0.03"/>
          <table:table-cell table:style-name="cellWorst" office:value-type="float" office:value="266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10];[.$E210];[.$H210];[.$K210];[.$N210];[.$Q210];[.$T210];[.$W210];[.$Z210];[.$AC210];[.$AF210];[.$AI210];[.$AL210];[.$AO210];[.$AR210])" office:value-type="float"/>
          <table:table-cell table:formula="of:=MIN([.$C210];[.$F210];[.$I210];[.$L210];[.$O210];[.$R210];[.$U210];[.$X210];[.$AA210];[.$AD210];[.$AG210];[.$AJ210];[.$AM210];[.$AP210];[.$AS210])" office:value-type="float"/>
          <table:table-cell table:formula="of:=MIN([.$D210];[.$G210];[.$J210];[.$M210];[.$P210];[.$S210];[.$V210];[.$Y210];[.$AB210];[.$AE210];[.$AH210];[.$AK210];[.$AN210];[.$AQ210];[.$AT210])" office:value-type="float"/>
          <table:table-cell table:formula="of:=MEDIAN([.$B210];[.$E210];[.$H210];[.$K210];[.$N210];[.$Q210];[.$T210];[.$W210];[.$Z210];[.$AC210];[.$AF210];[.$AI210];[.$AL210];[.$AO210];[.$AR210])" office:value-type="float"/>
          <table:table-cell table:formula="of:=MEDIAN([.$C210];[.$F210];[.$I210];[.$L210];[.$O210];[.$R210];[.$U210];[.$X210];[.$AA210];[.$AD210];[.$AG210];[.$AJ210];[.$AM210];[.$AP210];[.$AS210])" office:value-type="float"/>
          <table:table-cell table:formula="of:=MEDIAN([.$D210];[.$G210];[.$J210];[.$M210];[.$P210];[.$S210];[.$V210];[.$Y210];[.$AB210];[.$AE210];[.$AH210];[.$AK210];[.$AN210];[.$AQ210];[.$AT210])" office:value-type="float"/>
          <table:table-cell table:formula="of:=MAX([.$B210];[.$E210];[.$H210];[.$K210];[.$N210];[.$Q210];[.$T210];[.$W210];[.$Z210];[.$AC210];[.$AF210];[.$AI210];[.$AL210];[.$AO210];[.$AR210])" office:value-type="float"/>
          <table:table-cell table:formula="of:=MAX([.$C210];[.$F210];[.$I210];[.$L210];[.$O210];[.$R210];[.$U210];[.$X210];[.$AA210];[.$AD210];[.$AG210];[.$AJ210];[.$AM210];[.$AP210];[.$AS210])" office:value-type="float"/>
          <table:table-cell table:formula="of:=MAX([.$D210];[.$G210];[.$J210];[.$M210];[.$P210];[.$S210];[.$V210];[.$Y210];[.$AB210];[.$AE210];[.$AH210];[.$AK210];[.$AN210];[.$AQ210];[.$AT210])" office:value-type="float"/>
        </table:table-row>
        <table:table-row table:style-name="ro1">
          <table:table-cell office:value-type="string">
            <text:p>room/room_s17_a3_w5_h13.lp</text:p>
          </table:table-cell>
          <table:table-cell office:value-type="float" office:value="0.01"/>
          <table:table-cell office:value-type="float" office:value="209.0"/>
          <table:table-cell table:style-name="cellWorst" office:value-type="float" office:value="35.0"/>
          <table:table-cell office:value-type="float" office:value="0.01"/>
          <table:table-cell office:value-type="float" office:value="78.0"/>
          <table:table-cell office:value-type="float" office:value="3.0"/>
          <table:table-cell office:value-type="float" office:value="0.0"/>
          <table:table-cell office:value-type="float" office:value="107.0"/>
          <table:table-cell table:style-name="cellBest" office:value-type="float" office:value="2.0"/>
          <table:table-cell office:value-type="float" office:value="0.01"/>
          <table:table-cell office:value-type="float" office:value="44.0"/>
          <table:table-cell office:value-type="float" office:value="9.0"/>
          <table:table-cell office:value-type="float" office:value="0.01"/>
          <table:table-cell office:value-type="float" office:value="208.0"/>
          <table:table-cell office:value-type="float" office:value="9.0"/>
          <table:table-cell office:value-type="float" office:value="0.01"/>
          <table:table-cell office:value-type="float" office:value="346.0"/>
          <table:table-cell office:value-type="float" office:value="3.0"/>
          <table:table-cell office:value-type="float" office:value="0.01"/>
          <table:table-cell office:value-type="float" office:value="41.0"/>
          <table:table-cell office:value-type="float" office:value="6.0"/>
          <table:table-cell office:value-type="float" office:value="0.01"/>
          <table:table-cell table:style-name="cellBest" office:value-type="float" office:value="40.0"/>
          <table:table-cell office:value-type="float" office:value="7.0"/>
          <table:table-cell office:value-type="float" office:value="0.01"/>
          <table:table-cell office:value-type="float" office:value="210.0"/>
          <table:table-cell office:value-type="float" office:value="9.0"/>
          <table:table-cell office:value-type="float" office:value="0.01"/>
          <table:table-cell office:value-type="float" office:value="103.0"/>
          <table:table-cell office:value-type="float" office:value="10.0"/>
          <table:table-cell office:value-type="float" office:value="0.01"/>
          <table:table-cell office:value-type="float" office:value="103.0"/>
          <table:table-cell office:value-type="float" office:value="10.0"/>
          <table:table-cell office:value-type="float" office:value="0.01"/>
          <table:table-cell office:value-type="float" office:value="58.0"/>
          <table:table-cell office:value-type="float" office:value="4.0"/>
          <table:table-cell office:value-type="float" office:value="0.02"/>
          <table:table-cell office:value-type="float" office:value="235.0"/>
          <table:table-cell office:value-type="float" office:value="16.0"/>
          <table:table-cell office:value-type="float" office:value="0.12"/>
          <table:table-cell table:style-name="cellWorst" office:value-type="float" office:value="8005.0"/>
          <table:table-cell office:value-type="float" office:value="18.0"/>
          <table:table-cell office:value-type="float" office:value="0.01"/>
          <table:table-cell office:value-type="float" office:value="208.0"/>
          <table:table-cell office:value-type="float" office:value="9.0"/>
          <table:table-cell table:formula="of:=MIN([.$B211];[.$E211];[.$H211];[.$K211];[.$N211];[.$Q211];[.$T211];[.$W211];[.$Z211];[.$AC211];[.$AF211];[.$AI211];[.$AL211];[.$AO211];[.$AR211])" office:value-type="float"/>
          <table:table-cell table:formula="of:=MIN([.$C211];[.$F211];[.$I211];[.$L211];[.$O211];[.$R211];[.$U211];[.$X211];[.$AA211];[.$AD211];[.$AG211];[.$AJ211];[.$AM211];[.$AP211];[.$AS211])" office:value-type="float"/>
          <table:table-cell table:formula="of:=MIN([.$D211];[.$G211];[.$J211];[.$M211];[.$P211];[.$S211];[.$V211];[.$Y211];[.$AB211];[.$AE211];[.$AH211];[.$AK211];[.$AN211];[.$AQ211];[.$AT211])" office:value-type="float"/>
          <table:table-cell table:formula="of:=MEDIAN([.$B211];[.$E211];[.$H211];[.$K211];[.$N211];[.$Q211];[.$T211];[.$W211];[.$Z211];[.$AC211];[.$AF211];[.$AI211];[.$AL211];[.$AO211];[.$AR211])" office:value-type="float"/>
          <table:table-cell table:formula="of:=MEDIAN([.$C211];[.$F211];[.$I211];[.$L211];[.$O211];[.$R211];[.$U211];[.$X211];[.$AA211];[.$AD211];[.$AG211];[.$AJ211];[.$AM211];[.$AP211];[.$AS211])" office:value-type="float"/>
          <table:table-cell table:formula="of:=MEDIAN([.$D211];[.$G211];[.$J211];[.$M211];[.$P211];[.$S211];[.$V211];[.$Y211];[.$AB211];[.$AE211];[.$AH211];[.$AK211];[.$AN211];[.$AQ211];[.$AT211])" office:value-type="float"/>
          <table:table-cell table:formula="of:=MAX([.$B211];[.$E211];[.$H211];[.$K211];[.$N211];[.$Q211];[.$T211];[.$W211];[.$Z211];[.$AC211];[.$AF211];[.$AI211];[.$AL211];[.$AO211];[.$AR211])" office:value-type="float"/>
          <table:table-cell table:formula="of:=MAX([.$C211];[.$F211];[.$I211];[.$L211];[.$O211];[.$R211];[.$U211];[.$X211];[.$AA211];[.$AD211];[.$AG211];[.$AJ211];[.$AM211];[.$AP211];[.$AS211])" office:value-type="float"/>
          <table:table-cell table:formula="of:=MAX([.$D211];[.$G211];[.$J211];[.$M211];[.$P211];[.$S211];[.$V211];[.$Y211];[.$AB211];[.$AE211];[.$AH211];[.$AK211];[.$AN211];[.$AQ211];[.$AT211])" office:value-type="float"/>
        </table:table-row>
        <table:table-row table:style-name="ro1">
          <table:table-cell office:value-type="string">
            <text:p>room/room_s18_a1_w5_h5.lp</text:p>
          </table:table-cell>
          <table:table-cell office:value-type="float" office:value="0.0"/>
          <table:table-cell table:style-name="cellBest" office:value-type="float" office:value="1.0"/>
          <table:table-cell office:value-type="float" office:value="0.0"/>
          <table:table-cell office:value-type="float" office:value="0.0"/>
          <table:table-cell table:style-name="cellBest" office:value-type="float" office:value="1.0"/>
          <table:table-cell office:value-type="float" office:value="0.0"/>
          <table:table-cell office:value-type="float" office:value="0.0"/>
          <table:table-cell table:style-name="cellBest"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table:style-name="cellBest"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table:style-name="cellBest"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1.0"/>
          <table:table-cell office:value-type="float" office:value="0.01"/>
          <table:table-cell table:style-name="cellWorst" office:value-type="float" office:value="852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.0"/>
          <table:table-cell table:formula="of:=MIN([.$B212];[.$E212];[.$H212];[.$K212];[.$N212];[.$Q212];[.$T212];[.$W212];[.$Z212];[.$AC212];[.$AF212];[.$AI212];[.$AL212];[.$AO212];[.$AR212])" office:value-type="float"/>
          <table:table-cell table:formula="of:=MIN([.$C212];[.$F212];[.$I212];[.$L212];[.$O212];[.$R212];[.$U212];[.$X212];[.$AA212];[.$AD212];[.$AG212];[.$AJ212];[.$AM212];[.$AP212];[.$AS212])" office:value-type="float"/>
          <table:table-cell table:formula="of:=MIN([.$D212];[.$G212];[.$J212];[.$M212];[.$P212];[.$S212];[.$V212];[.$Y212];[.$AB212];[.$AE212];[.$AH212];[.$AK212];[.$AN212];[.$AQ212];[.$AT212])" office:value-type="float"/>
          <table:table-cell table:formula="of:=MEDIAN([.$B212];[.$E212];[.$H212];[.$K212];[.$N212];[.$Q212];[.$T212];[.$W212];[.$Z212];[.$AC212];[.$AF212];[.$AI212];[.$AL212];[.$AO212];[.$AR212])" office:value-type="float"/>
          <table:table-cell table:formula="of:=MEDIAN([.$C212];[.$F212];[.$I212];[.$L212];[.$O212];[.$R212];[.$U212];[.$X212];[.$AA212];[.$AD212];[.$AG212];[.$AJ212];[.$AM212];[.$AP212];[.$AS212])" office:value-type="float"/>
          <table:table-cell table:formula="of:=MEDIAN([.$D212];[.$G212];[.$J212];[.$M212];[.$P212];[.$S212];[.$V212];[.$Y212];[.$AB212];[.$AE212];[.$AH212];[.$AK212];[.$AN212];[.$AQ212];[.$AT212])" office:value-type="float"/>
          <table:table-cell table:formula="of:=MAX([.$B212];[.$E212];[.$H212];[.$K212];[.$N212];[.$Q212];[.$T212];[.$W212];[.$Z212];[.$AC212];[.$AF212];[.$AI212];[.$AL212];[.$AO212];[.$AR212])" office:value-type="float"/>
          <table:table-cell table:formula="of:=MAX([.$C212];[.$F212];[.$I212];[.$L212];[.$O212];[.$R212];[.$U212];[.$X212];[.$AA212];[.$AD212];[.$AG212];[.$AJ212];[.$AM212];[.$AP212];[.$AS212])" office:value-type="float"/>
          <table:table-cell table:formula="of:=MAX([.$D212];[.$G212];[.$J212];[.$M212];[.$P212];[.$S212];[.$V212];[.$Y212];[.$AB212];[.$AE212];[.$AH212];[.$AK212];[.$AN212];[.$AQ212];[.$AT212])" office:value-type="float"/>
        </table:table-row>
        <table:table-row table:style-name="ro1">
          <table:table-cell office:value-type="string">
            <text:p>room/room_s18_a2_w5_h15.lp</text:p>
          </table:table-cell>
          <table:table-cell office:value-type="float" office:value="0.01"/>
          <table:table-cell office:value-type="float" office:value="178.0"/>
          <table:table-cell table:style-name="cellWorst" office:value-type="float" office:value="24.0"/>
          <table:table-cell office:value-type="float" office:value="0.01"/>
          <table:table-cell office:value-type="float" office:value="85.0"/>
          <table:table-cell table:style-name="cellBest" office:value-type="float" office:value="2.0"/>
          <table:table-cell office:value-type="float" office:value="0.0"/>
          <table:table-cell office:value-type="float" office:value="33.0"/>
          <table:table-cell office:value-type="float" office:value="4.0"/>
          <table:table-cell office:value-type="float" office:value="0.0"/>
          <table:table-cell office:value-type="float" office:value="19.0"/>
          <table:table-cell office:value-type="float" office:value="5.0"/>
          <table:table-cell office:value-type="float" office:value="0.0"/>
          <table:table-cell office:value-type="float" office:value="158.0"/>
          <table:table-cell office:value-type="float" office:value="10.0"/>
          <table:table-cell office:value-type="float" office:value="0.0"/>
          <table:table-cell office:value-type="float" office:value="93.0"/>
          <table:table-cell table:style-name="cellBest" office:value-type="float" office:value="2.0"/>
          <table:table-cell office:value-type="float" office:value="0.01"/>
          <table:table-cell office:value-type="float" office:value="16.0"/>
          <table:table-cell office:value-type="float" office:value="3.0"/>
          <table:table-cell office:value-type="float" office:value="0.0"/>
          <table:table-cell table:style-name="cellBest" office:value-type="float" office:value="15.0"/>
          <table:table-cell office:value-type="float" office:value="3.0"/>
          <table:table-cell office:value-type="float" office:value="0.01"/>
          <table:table-cell office:value-type="float" office:value="159.0"/>
          <table:table-cell office:value-type="float" office:value="10.0"/>
          <table:table-cell office:value-type="float" office:value="0.0"/>
          <table:table-cell office:value-type="float" office:value="30.0"/>
          <table:table-cell office:value-type="float" office:value="8.0"/>
          <table:table-cell office:value-type="float" office:value="0.0"/>
          <table:table-cell office:value-type="float" office:value="30.0"/>
          <table:table-cell office:value-type="float" office:value="8.0"/>
          <table:table-cell office:value-type="float" office:value="0.01"/>
          <table:table-cell office:value-type="float" office:value="50.0"/>
          <table:table-cell office:value-type="float" office:value="6.0"/>
          <table:table-cell office:value-type="float" office:value="0.01"/>
          <table:table-cell office:value-type="float" office:value="145.0"/>
          <table:table-cell office:value-type="float" office:value="12.0"/>
          <table:table-cell office:value-type="float" office:value="0.16"/>
          <table:table-cell table:style-name="cellWorst" office:value-type="float" office:value="10765.0"/>
          <table:table-cell office:value-type="float" office:value="11.0"/>
          <table:table-cell office:value-type="float" office:value="0.0"/>
          <table:table-cell office:value-type="float" office:value="158.0"/>
          <table:table-cell office:value-type="float" office:value="10.0"/>
          <table:table-cell table:formula="of:=MIN([.$B213];[.$E213];[.$H213];[.$K213];[.$N213];[.$Q213];[.$T213];[.$W213];[.$Z213];[.$AC213];[.$AF213];[.$AI213];[.$AL213];[.$AO213];[.$AR213])" office:value-type="float"/>
          <table:table-cell table:formula="of:=MIN([.$C213];[.$F213];[.$I213];[.$L213];[.$O213];[.$R213];[.$U213];[.$X213];[.$AA213];[.$AD213];[.$AG213];[.$AJ213];[.$AM213];[.$AP213];[.$AS213])" office:value-type="float"/>
          <table:table-cell table:formula="of:=MIN([.$D213];[.$G213];[.$J213];[.$M213];[.$P213];[.$S213];[.$V213];[.$Y213];[.$AB213];[.$AE213];[.$AH213];[.$AK213];[.$AN213];[.$AQ213];[.$AT213])" office:value-type="float"/>
          <table:table-cell table:formula="of:=MEDIAN([.$B213];[.$E213];[.$H213];[.$K213];[.$N213];[.$Q213];[.$T213];[.$W213];[.$Z213];[.$AC213];[.$AF213];[.$AI213];[.$AL213];[.$AO213];[.$AR213])" office:value-type="float"/>
          <table:table-cell table:formula="of:=MEDIAN([.$C213];[.$F213];[.$I213];[.$L213];[.$O213];[.$R213];[.$U213];[.$X213];[.$AA213];[.$AD213];[.$AG213];[.$AJ213];[.$AM213];[.$AP213];[.$AS213])" office:value-type="float"/>
          <table:table-cell table:formula="of:=MEDIAN([.$D213];[.$G213];[.$J213];[.$M213];[.$P213];[.$S213];[.$V213];[.$Y213];[.$AB213];[.$AE213];[.$AH213];[.$AK213];[.$AN213];[.$AQ213];[.$AT213])" office:value-type="float"/>
          <table:table-cell table:formula="of:=MAX([.$B213];[.$E213];[.$H213];[.$K213];[.$N213];[.$Q213];[.$T213];[.$W213];[.$Z213];[.$AC213];[.$AF213];[.$AI213];[.$AL213];[.$AO213];[.$AR213])" office:value-type="float"/>
          <table:table-cell table:formula="of:=MAX([.$C213];[.$F213];[.$I213];[.$L213];[.$O213];[.$R213];[.$U213];[.$X213];[.$AA213];[.$AD213];[.$AG213];[.$AJ213];[.$AM213];[.$AP213];[.$AS213])" office:value-type="float"/>
          <table:table-cell table:formula="of:=MAX([.$D213];[.$G213];[.$J213];[.$M213];[.$P213];[.$S213];[.$V213];[.$Y213];[.$AB213];[.$AE213];[.$AH213];[.$AK213];[.$AN213];[.$AQ213];[.$AT213])" office:value-type="float"/>
        </table:table-row>
        <table:table-row table:style-name="ro1">
          <table:table-cell office:value-type="string">
            <text:p>room/room_s18_a3_w5_h27.lp</text:p>
          </table:table-cell>
          <table:table-cell office:value-type="float" office:value="0.05"/>
          <table:table-cell office:value-type="float" office:value="2251.0"/>
          <table:table-cell office:value-type="float" office:value="26.0"/>
          <table:table-cell office:value-type="float" office:value="0.02"/>
          <table:table-cell office:value-type="float" office:value="404.0"/>
          <table:table-cell table:style-name="cellBest" office:value-type="float" office:value="5.0"/>
          <table:table-cell office:value-type="float" office:value="0.02"/>
          <table:table-cell office:value-type="float" office:value="1138.0"/>
          <table:table-cell office:value-type="float" office:value="6.0"/>
          <table:table-cell office:value-type="float" office:value="0.02"/>
          <table:table-cell table:style-name="cellBest" office:value-type="float" office:value="116.0"/>
          <table:table-cell office:value-type="float" office:value="12.0"/>
          <table:table-cell office:value-type="float" office:value="0.03"/>
          <table:table-cell office:value-type="float" office:value="554.0"/>
          <table:table-cell office:value-type="float" office:value="10.0"/>
          <table:table-cell office:value-type="float" office:value="0.02"/>
          <table:table-cell office:value-type="float" office:value="1671.0"/>
          <table:table-cell table:style-name="cellBest" office:value-type="float" office:value="5.0"/>
          <table:table-cell office:value-type="float" office:value="0.04"/>
          <table:table-cell office:value-type="float" office:value="247.0"/>
          <table:table-cell office:value-type="float" office:value="22.0"/>
          <table:table-cell office:value-type="float" office:value="0.03"/>
          <table:table-cell office:value-type="float" office:value="211.0"/>
          <table:table-cell office:value-type="float" office:value="18.0"/>
          <table:table-cell office:value-type="float" office:value="0.04"/>
          <table:table-cell office:value-type="float" office:value="560.0"/>
          <table:table-cell office:value-type="float" office:value="11.0"/>
          <table:table-cell office:value-type="float" office:value="0.03"/>
          <table:table-cell office:value-type="float" office:value="551.0"/>
          <table:table-cell office:value-type="float" office:value="24.0"/>
          <table:table-cell office:value-type="float" office:value="0.03"/>
          <table:table-cell office:value-type="float" office:value="547.0"/>
          <table:table-cell office:value-type="float" office:value="23.0"/>
          <table:table-cell office:value-type="float" office:value="0.13"/>
          <table:table-cell office:value-type="float" office:value="1078.0"/>
          <table:table-cell table:style-name="cellWorst" office:value-type="float" office:value="31.0"/>
          <table:table-cell office:value-type="float" office:value="0.05"/>
          <table:table-cell office:value-type="float" office:value="664.0"/>
          <table:table-cell office:value-type="float" office:value="10.0"/>
          <table:table-cell office:value-type="float" office:value="0.77"/>
          <table:table-cell table:style-name="cellWorst" office:value-type="float" office:value="25293.0"/>
          <table:table-cell office:value-type="float" office:value="11.0"/>
          <table:table-cell office:value-type="float" office:value="0.03"/>
          <table:table-cell office:value-type="float" office:value="554.0"/>
          <table:table-cell office:value-type="float" office:value="10.0"/>
          <table:table-cell table:formula="of:=MIN([.$B214];[.$E214];[.$H214];[.$K214];[.$N214];[.$Q214];[.$T214];[.$W214];[.$Z214];[.$AC214];[.$AF214];[.$AI214];[.$AL214];[.$AO214];[.$AR214])" office:value-type="float"/>
          <table:table-cell table:formula="of:=MIN([.$C214];[.$F214];[.$I214];[.$L214];[.$O214];[.$R214];[.$U214];[.$X214];[.$AA214];[.$AD214];[.$AG214];[.$AJ214];[.$AM214];[.$AP214];[.$AS214])" office:value-type="float"/>
          <table:table-cell table:formula="of:=MIN([.$D214];[.$G214];[.$J214];[.$M214];[.$P214];[.$S214];[.$V214];[.$Y214];[.$AB214];[.$AE214];[.$AH214];[.$AK214];[.$AN214];[.$AQ214];[.$AT214])" office:value-type="float"/>
          <table:table-cell table:formula="of:=MEDIAN([.$B214];[.$E214];[.$H214];[.$K214];[.$N214];[.$Q214];[.$T214];[.$W214];[.$Z214];[.$AC214];[.$AF214];[.$AI214];[.$AL214];[.$AO214];[.$AR214])" office:value-type="float"/>
          <table:table-cell table:formula="of:=MEDIAN([.$C214];[.$F214];[.$I214];[.$L214];[.$O214];[.$R214];[.$U214];[.$X214];[.$AA214];[.$AD214];[.$AG214];[.$AJ214];[.$AM214];[.$AP214];[.$AS214])" office:value-type="float"/>
          <table:table-cell table:formula="of:=MEDIAN([.$D214];[.$G214];[.$J214];[.$M214];[.$P214];[.$S214];[.$V214];[.$Y214];[.$AB214];[.$AE214];[.$AH214];[.$AK214];[.$AN214];[.$AQ214];[.$AT214])" office:value-type="float"/>
          <table:table-cell table:formula="of:=MAX([.$B214];[.$E214];[.$H214];[.$K214];[.$N214];[.$Q214];[.$T214];[.$W214];[.$Z214];[.$AC214];[.$AF214];[.$AI214];[.$AL214];[.$AO214];[.$AR214])" office:value-type="float"/>
          <table:table-cell table:formula="of:=MAX([.$C214];[.$F214];[.$I214];[.$L214];[.$O214];[.$R214];[.$U214];[.$X214];[.$AA214];[.$AD214];[.$AG214];[.$AJ214];[.$AM214];[.$AP214];[.$AS214])" office:value-type="float"/>
          <table:table-cell table:formula="of:=MAX([.$D214];[.$G214];[.$J214];[.$M214];[.$P214];[.$S214];[.$V214];[.$Y214];[.$AB214];[.$AE214];[.$AH214];[.$AK214];[.$AN214];[.$AQ214];[.$AT214])" office:value-type="float"/>
        </table:table-row>
        <table:table-row table:style-name="ro1">
          <table:table-cell office:value-type="string">
            <text:p>room/room_s19_a1_w5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15];[.$E215];[.$H215];[.$K215];[.$N215];[.$Q215];[.$T215];[.$W215];[.$Z215];[.$AC215];[.$AF215];[.$AI215];[.$AL215];[.$AO215];[.$AR215])" office:value-type="float"/>
          <table:table-cell table:formula="of:=MIN([.$C215];[.$F215];[.$I215];[.$L215];[.$O215];[.$R215];[.$U215];[.$X215];[.$AA215];[.$AD215];[.$AG215];[.$AJ215];[.$AM215];[.$AP215];[.$AS215])" office:value-type="float"/>
          <table:table-cell table:formula="of:=MIN([.$D215];[.$G215];[.$J215];[.$M215];[.$P215];[.$S215];[.$V215];[.$Y215];[.$AB215];[.$AE215];[.$AH215];[.$AK215];[.$AN215];[.$AQ215];[.$AT215])" office:value-type="float"/>
          <table:table-cell table:formula="of:=MEDIAN([.$B215];[.$E215];[.$H215];[.$K215];[.$N215];[.$Q215];[.$T215];[.$W215];[.$Z215];[.$AC215];[.$AF215];[.$AI215];[.$AL215];[.$AO215];[.$AR215])" office:value-type="float"/>
          <table:table-cell table:formula="of:=MEDIAN([.$C215];[.$F215];[.$I215];[.$L215];[.$O215];[.$R215];[.$U215];[.$X215];[.$AA215];[.$AD215];[.$AG215];[.$AJ215];[.$AM215];[.$AP215];[.$AS215])" office:value-type="float"/>
          <table:table-cell table:formula="of:=MEDIAN([.$D215];[.$G215];[.$J215];[.$M215];[.$P215];[.$S215];[.$V215];[.$Y215];[.$AB215];[.$AE215];[.$AH215];[.$AK215];[.$AN215];[.$AQ215];[.$AT215])" office:value-type="float"/>
          <table:table-cell table:formula="of:=MAX([.$B215];[.$E215];[.$H215];[.$K215];[.$N215];[.$Q215];[.$T215];[.$W215];[.$Z215];[.$AC215];[.$AF215];[.$AI215];[.$AL215];[.$AO215];[.$AR215])" office:value-type="float"/>
          <table:table-cell table:formula="of:=MAX([.$C215];[.$F215];[.$I215];[.$L215];[.$O215];[.$R215];[.$U215];[.$X215];[.$AA215];[.$AD215];[.$AG215];[.$AJ215];[.$AM215];[.$AP215];[.$AS215])" office:value-type="float"/>
          <table:table-cell table:formula="of:=MAX([.$D215];[.$G215];[.$J215];[.$M215];[.$P215];[.$S215];[.$V215];[.$Y215];[.$AB215];[.$AE215];[.$AH215];[.$AK215];[.$AN215];[.$AQ215];[.$AT215])" office:value-type="float"/>
        </table:table-row>
        <table:table-row table:style-name="ro1">
          <table:table-cell office:value-type="string">
            <text:p>room/room_s19_a2_w5_h2.lp</text:p>
          </table:table-cell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1"/>
          <table:table-cell table:style-name="cellWorst" office:value-type="float" office:value="40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table:formula="of:=MIN([.$B216];[.$E216];[.$H216];[.$K216];[.$N216];[.$Q216];[.$T216];[.$W216];[.$Z216];[.$AC216];[.$AF216];[.$AI216];[.$AL216];[.$AO216];[.$AR216])" office:value-type="float"/>
          <table:table-cell table:formula="of:=MIN([.$C216];[.$F216];[.$I216];[.$L216];[.$O216];[.$R216];[.$U216];[.$X216];[.$AA216];[.$AD216];[.$AG216];[.$AJ216];[.$AM216];[.$AP216];[.$AS216])" office:value-type="float"/>
          <table:table-cell table:formula="of:=MIN([.$D216];[.$G216];[.$J216];[.$M216];[.$P216];[.$S216];[.$V216];[.$Y216];[.$AB216];[.$AE216];[.$AH216];[.$AK216];[.$AN216];[.$AQ216];[.$AT216])" office:value-type="float"/>
          <table:table-cell table:formula="of:=MEDIAN([.$B216];[.$E216];[.$H216];[.$K216];[.$N216];[.$Q216];[.$T216];[.$W216];[.$Z216];[.$AC216];[.$AF216];[.$AI216];[.$AL216];[.$AO216];[.$AR216])" office:value-type="float"/>
          <table:table-cell table:formula="of:=MEDIAN([.$C216];[.$F216];[.$I216];[.$L216];[.$O216];[.$R216];[.$U216];[.$X216];[.$AA216];[.$AD216];[.$AG216];[.$AJ216];[.$AM216];[.$AP216];[.$AS216])" office:value-type="float"/>
          <table:table-cell table:formula="of:=MEDIAN([.$D216];[.$G216];[.$J216];[.$M216];[.$P216];[.$S216];[.$V216];[.$Y216];[.$AB216];[.$AE216];[.$AH216];[.$AK216];[.$AN216];[.$AQ216];[.$AT216])" office:value-type="float"/>
          <table:table-cell table:formula="of:=MAX([.$B216];[.$E216];[.$H216];[.$K216];[.$N216];[.$Q216];[.$T216];[.$W216];[.$Z216];[.$AC216];[.$AF216];[.$AI216];[.$AL216];[.$AO216];[.$AR216])" office:value-type="float"/>
          <table:table-cell table:formula="of:=MAX([.$C216];[.$F216];[.$I216];[.$L216];[.$O216];[.$R216];[.$U216];[.$X216];[.$AA216];[.$AD216];[.$AG216];[.$AJ216];[.$AM216];[.$AP216];[.$AS216])" office:value-type="float"/>
          <table:table-cell table:formula="of:=MAX([.$D216];[.$G216];[.$J216];[.$M216];[.$P216];[.$S216];[.$V216];[.$Y216];[.$AB216];[.$AE216];[.$AH216];[.$AK216];[.$AN216];[.$AQ216];[.$AT216])" office:value-type="float"/>
        </table:table-row>
        <table:table-row table:style-name="ro1">
          <table:table-cell office:value-type="string">
            <text:p>room/room_s19_a3_w5_h11.lp</text:p>
          </table:table-cell>
          <table:table-cell office:value-type="float" office:value="0.01"/>
          <table:table-cell office:value-type="float" office:value="125.0"/>
          <table:table-cell table:style-name="cellWorst" office:value-type="float" office:value="19.0"/>
          <table:table-cell office:value-type="float" office:value="0.0"/>
          <table:table-cell table:style-name="cellBest" office:value-type="float" office:value="27.0"/>
          <table:table-cell table:style-name="cellBest" office:value-type="float" office:value="1.0"/>
          <table:table-cell office:value-type="float" office:value="0.0"/>
          <table:table-cell office:value-type="float" office:value="38.0"/>
          <table:table-cell table:style-name="cellBest" office:value-type="float" office:value="1.0"/>
          <table:table-cell office:value-type="float" office:value="0.0"/>
          <table:table-cell office:value-type="float" office:value="33.0"/>
          <table:table-cell office:value-type="float" office:value="6.0"/>
          <table:table-cell office:value-type="float" office:value="0.01"/>
          <table:table-cell office:value-type="float" office:value="48.0"/>
          <table:table-cell office:value-type="float" office:value="8.0"/>
          <table:table-cell office:value-type="float" office:value="0.0"/>
          <table:table-cell office:value-type="float" office:value="185.0"/>
          <table:table-cell table:style-name="cellBest" office:value-type="float" office:value="1.0"/>
          <table:table-cell office:value-type="float" office:value="0.01"/>
          <table:table-cell office:value-type="float" office:value="34.0"/>
          <table:table-cell office:value-type="float" office:value="6.0"/>
          <table:table-cell office:value-type="float" office:value="0.01"/>
          <table:table-cell office:value-type="float" office:value="32.0"/>
          <table:table-cell office:value-type="float" office:value="6.0"/>
          <table:table-cell office:value-type="float" office:value="0.01"/>
          <table:table-cell office:value-type="float" office:value="50.0"/>
          <table:table-cell office:value-type="float" office:value="8.0"/>
          <table:table-cell office:value-type="float" office:value="0.0"/>
          <table:table-cell office:value-type="float" office:value="29.0"/>
          <table:table-cell office:value-type="float" office:value="6.0"/>
          <table:table-cell office:value-type="float" office:value="0.0"/>
          <table:table-cell office:value-type="float" office:value="29.0"/>
          <table:table-cell office:value-type="float" office:value="6.0"/>
          <table:table-cell office:value-type="float" office:value="0.01"/>
          <table:table-cell office:value-type="float" office:value="32.0"/>
          <table:table-cell office:value-type="float" office:value="8.0"/>
          <table:table-cell office:value-type="float" office:value="0.02"/>
          <table:table-cell office:value-type="float" office:value="103.0"/>
          <table:table-cell office:value-type="float" office:value="8.0"/>
          <table:table-cell office:value-type="float" office:value="0.09"/>
          <table:table-cell table:style-name="cellWorst" office:value-type="float" office:value="6412.0"/>
          <table:table-cell office:value-type="float" office:value="11.0"/>
          <table:table-cell office:value-type="float" office:value="0.01"/>
          <table:table-cell office:value-type="float" office:value="48.0"/>
          <table:table-cell office:value-type="float" office:value="8.0"/>
          <table:table-cell table:formula="of:=MIN([.$B217];[.$E217];[.$H217];[.$K217];[.$N217];[.$Q217];[.$T217];[.$W217];[.$Z217];[.$AC217];[.$AF217];[.$AI217];[.$AL217];[.$AO217];[.$AR217])" office:value-type="float"/>
          <table:table-cell table:formula="of:=MIN([.$C217];[.$F217];[.$I217];[.$L217];[.$O217];[.$R217];[.$U217];[.$X217];[.$AA217];[.$AD217];[.$AG217];[.$AJ217];[.$AM217];[.$AP217];[.$AS217])" office:value-type="float"/>
          <table:table-cell table:formula="of:=MIN([.$D217];[.$G217];[.$J217];[.$M217];[.$P217];[.$S217];[.$V217];[.$Y217];[.$AB217];[.$AE217];[.$AH217];[.$AK217];[.$AN217];[.$AQ217];[.$AT217])" office:value-type="float"/>
          <table:table-cell table:formula="of:=MEDIAN([.$B217];[.$E217];[.$H217];[.$K217];[.$N217];[.$Q217];[.$T217];[.$W217];[.$Z217];[.$AC217];[.$AF217];[.$AI217];[.$AL217];[.$AO217];[.$AR217])" office:value-type="float"/>
          <table:table-cell table:formula="of:=MEDIAN([.$C217];[.$F217];[.$I217];[.$L217];[.$O217];[.$R217];[.$U217];[.$X217];[.$AA217];[.$AD217];[.$AG217];[.$AJ217];[.$AM217];[.$AP217];[.$AS217])" office:value-type="float"/>
          <table:table-cell table:formula="of:=MEDIAN([.$D217];[.$G217];[.$J217];[.$M217];[.$P217];[.$S217];[.$V217];[.$Y217];[.$AB217];[.$AE217];[.$AH217];[.$AK217];[.$AN217];[.$AQ217];[.$AT217])" office:value-type="float"/>
          <table:table-cell table:formula="of:=MAX([.$B217];[.$E217];[.$H217];[.$K217];[.$N217];[.$Q217];[.$T217];[.$W217];[.$Z217];[.$AC217];[.$AF217];[.$AI217];[.$AL217];[.$AO217];[.$AR217])" office:value-type="float"/>
          <table:table-cell table:formula="of:=MAX([.$C217];[.$F217];[.$I217];[.$L217];[.$O217];[.$R217];[.$U217];[.$X217];[.$AA217];[.$AD217];[.$AG217];[.$AJ217];[.$AM217];[.$AP217];[.$AS217])" office:value-type="float"/>
          <table:table-cell table:formula="of:=MAX([.$D217];[.$G217];[.$J217];[.$M217];[.$P217];[.$S217];[.$V217];[.$Y217];[.$AB217];[.$AE217];[.$AH217];[.$AK217];[.$AN217];[.$AQ217];[.$AT217])" office:value-type="float"/>
        </table:table-row>
        <table:table-row table:style-name="ro1">
          <table:table-cell office:value-type="string">
            <text:p>room/room_s1_a12_w4_h0.lp</text:p>
          </table:table-cell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office:value-type="float" office:value="21600.0"/>
          <table:table-cell office:value-type="float" office:value="0.0"/>
          <table:table-cell office:value-type="float" office:value="0.0"/>
          <table:table-cell table:formula="of:=MIN([.$B218];[.$E218];[.$H218];[.$K218];[.$N218];[.$Q218];[.$T218];[.$W218];[.$Z218];[.$AC218];[.$AF218];[.$AI218];[.$AL218];[.$AO218];[.$AR218])" office:value-type="float"/>
          <table:table-cell table:formula="of:=MIN([.$C218];[.$F218];[.$I218];[.$L218];[.$O218];[.$R218];[.$U218];[.$X218];[.$AA218];[.$AD218];[.$AG218];[.$AJ218];[.$AM218];[.$AP218];[.$AS218])" office:value-type="float"/>
          <table:table-cell table:formula="of:=MIN([.$D218];[.$G218];[.$J218];[.$M218];[.$P218];[.$S218];[.$V218];[.$Y218];[.$AB218];[.$AE218];[.$AH218];[.$AK218];[.$AN218];[.$AQ218];[.$AT218])" office:value-type="float"/>
          <table:table-cell table:formula="of:=MEDIAN([.$B218];[.$E218];[.$H218];[.$K218];[.$N218];[.$Q218];[.$T218];[.$W218];[.$Z218];[.$AC218];[.$AF218];[.$AI218];[.$AL218];[.$AO218];[.$AR218])" office:value-type="float"/>
          <table:table-cell table:formula="of:=MEDIAN([.$C218];[.$F218];[.$I218];[.$L218];[.$O218];[.$R218];[.$U218];[.$X218];[.$AA218];[.$AD218];[.$AG218];[.$AJ218];[.$AM218];[.$AP218];[.$AS218])" office:value-type="float"/>
          <table:table-cell table:formula="of:=MEDIAN([.$D218];[.$G218];[.$J218];[.$M218];[.$P218];[.$S218];[.$V218];[.$Y218];[.$AB218];[.$AE218];[.$AH218];[.$AK218];[.$AN218];[.$AQ218];[.$AT218])" office:value-type="float"/>
          <table:table-cell table:formula="of:=MAX([.$B218];[.$E218];[.$H218];[.$K218];[.$N218];[.$Q218];[.$T218];[.$W218];[.$Z218];[.$AC218];[.$AF218];[.$AI218];[.$AL218];[.$AO218];[.$AR218])" office:value-type="float"/>
          <table:table-cell table:formula="of:=MAX([.$C218];[.$F218];[.$I218];[.$L218];[.$O218];[.$R218];[.$U218];[.$X218];[.$AA218];[.$AD218];[.$AG218];[.$AJ218];[.$AM218];[.$AP218];[.$AS218])" office:value-type="float"/>
          <table:table-cell table:formula="of:=MAX([.$D218];[.$G218];[.$J218];[.$M218];[.$P218];[.$S218];[.$V218];[.$Y218];[.$AB218];[.$AE218];[.$AH218];[.$AK218];[.$AN218];[.$AQ218];[.$AT218])" office:value-type="float"/>
        </table:table-row>
        <table:table-row table:style-name="ro1">
          <table:table-cell office:value-type="string">
            <text:p>room/room_s20_a1_w5_h25.lp</text:p>
          </table:table-cell>
          <table:table-cell office:value-type="float" office:value="0.01"/>
          <table:table-cell office:value-type="float" office:value="116.0"/>
          <table:table-cell office:value-type="float" office:value="10.0"/>
          <table:table-cell office:value-type="float" office:value="0.01"/>
          <table:table-cell office:value-type="float" office:value="24.0"/>
          <table:table-cell office:value-type="float" office:value="4.0"/>
          <table:table-cell office:value-type="float" office:value="0.0"/>
          <table:table-cell office:value-type="float" office:value="64.0"/>
          <table:table-cell table:style-name="cellBest" office:value-type="float" office:value="3.0"/>
          <table:table-cell office:value-type="float" office:value="0.01"/>
          <table:table-cell table:style-name="cellBest" office:value-type="float" office:value="17.0"/>
          <table:table-cell office:value-type="float" office:value="5.0"/>
          <table:table-cell office:value-type="float" office:value="0.0"/>
          <table:table-cell office:value-type="float" office:value="181.0"/>
          <table:table-cell office:value-type="float" office:value="9.0"/>
          <table:table-cell office:value-type="float" office:value="0.01"/>
          <table:table-cell office:value-type="float" office:value="25.0"/>
          <table:table-cell office:value-type="float" office:value="5.0"/>
          <table:table-cell office:value-type="float" office:value="0.01"/>
          <table:table-cell office:value-type="float" office:value="22.0"/>
          <table:table-cell office:value-type="float" office:value="10.0"/>
          <table:table-cell office:value-type="float" office:value="0.01"/>
          <table:table-cell office:value-type="float" office:value="22.0"/>
          <table:table-cell office:value-type="float" office:value="4.0"/>
          <table:table-cell office:value-type="float" office:value="0.01"/>
          <table:table-cell office:value-type="float" office:value="22.0"/>
          <table:table-cell office:value-type="float" office:value="10.0"/>
          <table:table-cell office:value-type="float" office:value="0.0"/>
          <table:table-cell office:value-type="float" office:value="115.0"/>
          <table:table-cell office:value-type="float" office:value="7.0"/>
          <table:table-cell office:value-type="float" office:value="0.0"/>
          <table:table-cell office:value-type="float" office:value="115.0"/>
          <table:table-cell office:value-type="float" office:value="7.0"/>
          <table:table-cell office:value-type="float" office:value="0.01"/>
          <table:table-cell office:value-type="float" office:value="54.0"/>
          <table:table-cell table:style-name="cellWorst" office:value-type="float" office:value="21.0"/>
          <table:table-cell office:value-type="float" office:value="0.01"/>
          <table:table-cell office:value-type="float" office:value="115.0"/>
          <table:table-cell office:value-type="float" office:value="10.0"/>
          <table:table-cell office:value-type="float" office:value="0.1"/>
          <table:table-cell table:style-name="cellWorst" office:value-type="float" office:value="4694.0"/>
          <table:table-cell office:value-type="float" office:value="17.0"/>
          <table:table-cell office:value-type="float" office:value="0.0"/>
          <table:table-cell office:value-type="float" office:value="181.0"/>
          <table:table-cell office:value-type="float" office:value="9.0"/>
          <table:table-cell table:formula="of:=MIN([.$B219];[.$E219];[.$H219];[.$K219];[.$N219];[.$Q219];[.$T219];[.$W219];[.$Z219];[.$AC219];[.$AF219];[.$AI219];[.$AL219];[.$AO219];[.$AR219])" office:value-type="float"/>
          <table:table-cell table:formula="of:=MIN([.$C219];[.$F219];[.$I219];[.$L219];[.$O219];[.$R219];[.$U219];[.$X219];[.$AA219];[.$AD219];[.$AG219];[.$AJ219];[.$AM219];[.$AP219];[.$AS219])" office:value-type="float"/>
          <table:table-cell table:formula="of:=MIN([.$D219];[.$G219];[.$J219];[.$M219];[.$P219];[.$S219];[.$V219];[.$Y219];[.$AB219];[.$AE219];[.$AH219];[.$AK219];[.$AN219];[.$AQ219];[.$AT219])" office:value-type="float"/>
          <table:table-cell table:formula="of:=MEDIAN([.$B219];[.$E219];[.$H219];[.$K219];[.$N219];[.$Q219];[.$T219];[.$W219];[.$Z219];[.$AC219];[.$AF219];[.$AI219];[.$AL219];[.$AO219];[.$AR219])" office:value-type="float"/>
          <table:table-cell table:formula="of:=MEDIAN([.$C219];[.$F219];[.$I219];[.$L219];[.$O219];[.$R219];[.$U219];[.$X219];[.$AA219];[.$AD219];[.$AG219];[.$AJ219];[.$AM219];[.$AP219];[.$AS219])" office:value-type="float"/>
          <table:table-cell table:formula="of:=MEDIAN([.$D219];[.$G219];[.$J219];[.$M219];[.$P219];[.$S219];[.$V219];[.$Y219];[.$AB219];[.$AE219];[.$AH219];[.$AK219];[.$AN219];[.$AQ219];[.$AT219])" office:value-type="float"/>
          <table:table-cell table:formula="of:=MAX([.$B219];[.$E219];[.$H219];[.$K219];[.$N219];[.$Q219];[.$T219];[.$W219];[.$Z219];[.$AC219];[.$AF219];[.$AI219];[.$AL219];[.$AO219];[.$AR219])" office:value-type="float"/>
          <table:table-cell table:formula="of:=MAX([.$C219];[.$F219];[.$I219];[.$L219];[.$O219];[.$R219];[.$U219];[.$X219];[.$AA219];[.$AD219];[.$AG219];[.$AJ219];[.$AM219];[.$AP219];[.$AS219])" office:value-type="float"/>
          <table:table-cell table:formula="of:=MAX([.$D219];[.$G219];[.$J219];[.$M219];[.$P219];[.$S219];[.$V219];[.$Y219];[.$AB219];[.$AE219];[.$AH219];[.$AK219];[.$AN219];[.$AQ219];[.$AT219])" office:value-type="float"/>
        </table:table-row>
        <table:table-row table:style-name="ro1">
          <table:table-cell office:value-type="string">
            <text:p>room/room_s20_a2_w5_h35.lp</text:p>
          </table:table-cell>
          <table:table-cell office:value-type="float" office:value="0.04"/>
          <table:table-cell office:value-type="float" office:value="1559.0"/>
          <table:table-cell table:style-name="cellWorst" office:value-type="float" office:value="63.0"/>
          <table:table-cell office:value-type="float" office:value="0.03"/>
          <table:table-cell office:value-type="float" office:value="263.0"/>
          <table:table-cell table:style-name="cellBest" office:value-type="float" office:value="3.0"/>
          <table:table-cell office:value-type="float" office:value="0.03"/>
          <table:table-cell office:value-type="float" office:value="791.0"/>
          <table:table-cell office:value-type="float" office:value="5.0"/>
          <table:table-cell office:value-type="float" office:value="0.02"/>
          <table:table-cell office:value-type="float" office:value="52.0"/>
          <table:table-cell office:value-type="float" office:value="6.0"/>
          <table:table-cell office:value-type="float" office:value="0.02"/>
          <table:table-cell office:value-type="float" office:value="590.0"/>
          <table:table-cell office:value-type="float" office:value="10.0"/>
          <table:table-cell office:value-type="float" office:value="0.02"/>
          <table:table-cell office:value-type="float" office:value="595.0"/>
          <table:table-cell office:value-type="float" office:value="4.0"/>
          <table:table-cell office:value-type="float" office:value="0.03"/>
          <table:table-cell office:value-type="float" office:value="42.0"/>
          <table:table-cell office:value-type="float" office:value="7.0"/>
          <table:table-cell office:value-type="float" office:value="0.02"/>
          <table:table-cell table:style-name="cellBest" office:value-type="float" office:value="41.0"/>
          <table:table-cell office:value-type="float" office:value="7.0"/>
          <table:table-cell office:value-type="float" office:value="0.03"/>
          <table:table-cell office:value-type="float" office:value="591.0"/>
          <table:table-cell office:value-type="float" office:value="10.0"/>
          <table:table-cell office:value-type="float" office:value="0.02"/>
          <table:table-cell office:value-type="float" office:value="640.0"/>
          <table:table-cell office:value-type="float" office:value="9.0"/>
          <table:table-cell office:value-type="float" office:value="0.02"/>
          <table:table-cell office:value-type="float" office:value="580.0"/>
          <table:table-cell office:value-type="float" office:value="9.0"/>
          <table:table-cell office:value-type="float" office:value="0.06"/>
          <table:table-cell office:value-type="float" office:value="221.0"/>
          <table:table-cell office:value-type="float" office:value="15.0"/>
          <table:table-cell office:value-type="float" office:value="0.06"/>
          <table:table-cell office:value-type="float" office:value="764.0"/>
          <table:table-cell office:value-type="float" office:value="16.0"/>
          <table:table-cell office:value-type="float" office:value="0.34"/>
          <table:table-cell table:style-name="cellWorst" office:value-type="float" office:value="13919.0"/>
          <table:table-cell office:value-type="float" office:value="21.0"/>
          <table:table-cell office:value-type="float" office:value="0.02"/>
          <table:table-cell office:value-type="float" office:value="590.0"/>
          <table:table-cell office:value-type="float" office:value="10.0"/>
          <table:table-cell table:formula="of:=MIN([.$B220];[.$E220];[.$H220];[.$K220];[.$N220];[.$Q220];[.$T220];[.$W220];[.$Z220];[.$AC220];[.$AF220];[.$AI220];[.$AL220];[.$AO220];[.$AR220])" office:value-type="float"/>
          <table:table-cell table:formula="of:=MIN([.$C220];[.$F220];[.$I220];[.$L220];[.$O220];[.$R220];[.$U220];[.$X220];[.$AA220];[.$AD220];[.$AG220];[.$AJ220];[.$AM220];[.$AP220];[.$AS220])" office:value-type="float"/>
          <table:table-cell table:formula="of:=MIN([.$D220];[.$G220];[.$J220];[.$M220];[.$P220];[.$S220];[.$V220];[.$Y220];[.$AB220];[.$AE220];[.$AH220];[.$AK220];[.$AN220];[.$AQ220];[.$AT220])" office:value-type="float"/>
          <table:table-cell table:formula="of:=MEDIAN([.$B220];[.$E220];[.$H220];[.$K220];[.$N220];[.$Q220];[.$T220];[.$W220];[.$Z220];[.$AC220];[.$AF220];[.$AI220];[.$AL220];[.$AO220];[.$AR220])" office:value-type="float"/>
          <table:table-cell table:formula="of:=MEDIAN([.$C220];[.$F220];[.$I220];[.$L220];[.$O220];[.$R220];[.$U220];[.$X220];[.$AA220];[.$AD220];[.$AG220];[.$AJ220];[.$AM220];[.$AP220];[.$AS220])" office:value-type="float"/>
          <table:table-cell table:formula="of:=MEDIAN([.$D220];[.$G220];[.$J220];[.$M220];[.$P220];[.$S220];[.$V220];[.$Y220];[.$AB220];[.$AE220];[.$AH220];[.$AK220];[.$AN220];[.$AQ220];[.$AT220])" office:value-type="float"/>
          <table:table-cell table:formula="of:=MAX([.$B220];[.$E220];[.$H220];[.$K220];[.$N220];[.$Q220];[.$T220];[.$W220];[.$Z220];[.$AC220];[.$AF220];[.$AI220];[.$AL220];[.$AO220];[.$AR220])" office:value-type="float"/>
          <table:table-cell table:formula="of:=MAX([.$C220];[.$F220];[.$I220];[.$L220];[.$O220];[.$R220];[.$U220];[.$X220];[.$AA220];[.$AD220];[.$AG220];[.$AJ220];[.$AM220];[.$AP220];[.$AS220])" office:value-type="float"/>
          <table:table-cell table:formula="of:=MAX([.$D220];[.$G220];[.$J220];[.$M220];[.$P220];[.$S220];[.$V220];[.$Y220];[.$AB220];[.$AE220];[.$AH220];[.$AK220];[.$AN220];[.$AQ220];[.$AT220])" office:value-type="float"/>
        </table:table-row>
        <table:table-row table:style-name="ro1">
          <table:table-cell office:value-type="string">
            <text:p>room/room_s20_a3_w5_h19.lp</text:p>
          </table:table-cell>
          <table:table-cell office:value-type="float" office:value="0.03"/>
          <table:table-cell office:value-type="float" office:value="1027.0"/>
          <table:table-cell table:style-name="cellWorst" office:value-type="float" office:value="65.0"/>
          <table:table-cell office:value-type="float" office:value="0.01"/>
          <table:table-cell office:value-type="float" office:value="126.0"/>
          <table:table-cell table:style-name="cellBest" office:value-type="float" office:value="0.0"/>
          <table:table-cell office:value-type="float" office:value="0.01"/>
          <table:table-cell office:value-type="float" office:value="308.0"/>
          <table:table-cell office:value-type="float" office:value="2.0"/>
          <table:table-cell office:value-type="float" office:value="0.01"/>
          <table:table-cell office:value-type="float" office:value="84.0"/>
          <table:table-cell office:value-type="float" office:value="3.0"/>
          <table:table-cell office:value-type="float" office:value="0.01"/>
          <table:table-cell office:value-type="float" office:value="199.0"/>
          <table:table-cell office:value-type="float" office:value="10.0"/>
          <table:table-cell office:value-type="float" office:value="0.01"/>
          <table:table-cell office:value-type="float" office:value="1455.0"/>
          <table:table-cell office:value-type="float" office:value="4.0"/>
          <table:table-cell office:value-type="float" office:value="0.02"/>
          <table:table-cell office:value-type="float" office:value="89.0"/>
          <table:table-cell office:value-type="float" office:value="13.0"/>
          <table:table-cell office:value-type="float" office:value="0.02"/>
          <table:table-cell office:value-type="float" office:value="76.0"/>
          <table:table-cell office:value-type="float" office:value="11.0"/>
          <table:table-cell office:value-type="float" office:value="0.01"/>
          <table:table-cell office:value-type="float" office:value="199.0"/>
          <table:table-cell office:value-type="float" office:value="9.0"/>
          <table:table-cell office:value-type="float" office:value="0.01"/>
          <table:table-cell office:value-type="float" office:value="63.0"/>
          <table:table-cell office:value-type="float" office:value="6.0"/>
          <table:table-cell office:value-type="float" office:value="0.01"/>
          <table:table-cell office:value-type="float" office:value="65.0"/>
          <table:table-cell office:value-type="float" office:value="6.0"/>
          <table:table-cell office:value-type="float" office:value="0.01"/>
          <table:table-cell table:style-name="cellBest" office:value-type="float" office:value="51.0"/>
          <table:table-cell office:value-type="float" office:value="7.0"/>
          <table:table-cell office:value-type="float" office:value="0.03"/>
          <table:table-cell office:value-type="float" office:value="259.0"/>
          <table:table-cell office:value-type="float" office:value="14.0"/>
          <table:table-cell office:value-type="float" office:value="0.53"/>
          <table:table-cell table:style-name="cellWorst" office:value-type="float" office:value="16348.0"/>
          <table:table-cell office:value-type="float" office:value="17.0"/>
          <table:table-cell office:value-type="float" office:value="0.01"/>
          <table:table-cell office:value-type="float" office:value="199.0"/>
          <table:table-cell office:value-type="float" office:value="10.0"/>
          <table:table-cell table:formula="of:=MIN([.$B221];[.$E221];[.$H221];[.$K221];[.$N221];[.$Q221];[.$T221];[.$W221];[.$Z221];[.$AC221];[.$AF221];[.$AI221];[.$AL221];[.$AO221];[.$AR221])" office:value-type="float"/>
          <table:table-cell table:formula="of:=MIN([.$C221];[.$F221];[.$I221];[.$L221];[.$O221];[.$R221];[.$U221];[.$X221];[.$AA221];[.$AD221];[.$AG221];[.$AJ221];[.$AM221];[.$AP221];[.$AS221])" office:value-type="float"/>
          <table:table-cell table:formula="of:=MIN([.$D221];[.$G221];[.$J221];[.$M221];[.$P221];[.$S221];[.$V221];[.$Y221];[.$AB221];[.$AE221];[.$AH221];[.$AK221];[.$AN221];[.$AQ221];[.$AT221])" office:value-type="float"/>
          <table:table-cell table:formula="of:=MEDIAN([.$B221];[.$E221];[.$H221];[.$K221];[.$N221];[.$Q221];[.$T221];[.$W221];[.$Z221];[.$AC221];[.$AF221];[.$AI221];[.$AL221];[.$AO221];[.$AR221])" office:value-type="float"/>
          <table:table-cell table:formula="of:=MEDIAN([.$C221];[.$F221];[.$I221];[.$L221];[.$O221];[.$R221];[.$U221];[.$X221];[.$AA221];[.$AD221];[.$AG221];[.$AJ221];[.$AM221];[.$AP221];[.$AS221])" office:value-type="float"/>
          <table:table-cell table:formula="of:=MEDIAN([.$D221];[.$G221];[.$J221];[.$M221];[.$P221];[.$S221];[.$V221];[.$Y221];[.$AB221];[.$AE221];[.$AH221];[.$AK221];[.$AN221];[.$AQ221];[.$AT221])" office:value-type="float"/>
          <table:table-cell table:formula="of:=MAX([.$B221];[.$E221];[.$H221];[.$K221];[.$N221];[.$Q221];[.$T221];[.$W221];[.$Z221];[.$AC221];[.$AF221];[.$AI221];[.$AL221];[.$AO221];[.$AR221])" office:value-type="float"/>
          <table:table-cell table:formula="of:=MAX([.$C221];[.$F221];[.$I221];[.$L221];[.$O221];[.$R221];[.$U221];[.$X221];[.$AA221];[.$AD221];[.$AG221];[.$AJ221];[.$AM221];[.$AP221];[.$AS221])" office:value-type="float"/>
          <table:table-cell table:formula="of:=MAX([.$D221];[.$G221];[.$J221];[.$M221];[.$P221];[.$S221];[.$V221];[.$Y221];[.$AB221];[.$AE221];[.$AH221];[.$AK221];[.$AN221];[.$AQ221];[.$AT221])" office:value-type="float"/>
        </table:table-row>
        <table:table-row table:style-name="ro1">
          <table:table-cell office:value-type="string">
            <text:p>room/room_s21_a12_w4_h27.lp</text:p>
          </table:table-cell>
          <table:table-cell office:value-type="float" office:value="1.6"/>
          <table:table-cell office:value-type="float" office:value="36203.0"/>
          <table:table-cell office:value-type="float" office:value="309.0"/>
          <table:table-cell table:style-name="cellBest" office:value-type="float" office:value="0.07"/>
          <table:table-cell office:value-type="float" office:value="1259.0"/>
          <table:table-cell office:value-type="float" office:value="16.0"/>
          <table:table-cell office:value-type="float" office:value="0.08"/>
          <table:table-cell office:value-type="float" office:value="3942.0"/>
          <table:table-cell table:style-name="cellBest" office:value-type="float" office:value="14.0"/>
          <table:table-cell office:value-type="float" office:value="0.09"/>
          <table:table-cell office:value-type="float" office:value="702.0"/>
          <table:table-cell office:value-type="float" office:value="20.0"/>
          <table:table-cell office:value-type="float" office:value="0.13"/>
          <table:table-cell office:value-type="float" office:value="2316.0"/>
          <table:table-cell office:value-type="float" office:value="79.0"/>
          <table:table-cell office:value-type="float" office:value="0.08"/>
          <table:table-cell office:value-type="float" office:value="6606.0"/>
          <table:table-cell office:value-type="float" office:value="27.0"/>
          <table:table-cell office:value-type="float" office:value="0.28"/>
          <table:table-cell office:value-type="float" office:value="1891.0"/>
          <table:table-cell office:value-type="float" office:value="82.0"/>
          <table:table-cell office:value-type="float" office:value="0.3"/>
          <table:table-cell office:value-type="float" office:value="2308.0"/>
          <table:table-cell office:value-type="float" office:value="118.0"/>
          <table:table-cell office:value-type="float" office:value="0.16"/>
          <table:table-cell office:value-type="float" office:value="2357.0"/>
          <table:table-cell office:value-type="float" office:value="82.0"/>
          <table:table-cell table:style-name="cellBest" office:value-type="float" office:value="0.07"/>
          <table:table-cell table:style-name="cellBest" office:value-type="float" office:value="682.0"/>
          <table:table-cell office:value-type="float" office:value="32.0"/>
          <table:table-cell table:style-name="cellBest" office:value-type="float" office:value="0.07"/>
          <table:table-cell office:value-type="float" office:value="703.0"/>
          <table:table-cell office:value-type="float" office:value="33.0"/>
          <table:table-cell office:value-type="float" office:value="0.15"/>
          <table:table-cell office:value-type="float" office:value="1233.0"/>
          <table:table-cell office:value-type="float" office:value="67.0"/>
          <table:table-cell office:value-type="float" office:value="0.22"/>
          <table:table-cell office:value-type="float" office:value="1626.0"/>
          <table:table-cell office:value-type="float" office:value="23.0"/>
          <table:table-cell table:style-name="cellWorst" office:value-type="float" office:value="11.05"/>
          <table:table-cell table:style-name="cellWorst" office:value-type="float" office:value="861467.0"/>
          <table:table-cell table:style-name="cellWorst" office:value-type="float" office:value="5093.0"/>
          <table:table-cell office:value-type="float" office:value="0.14"/>
          <table:table-cell office:value-type="float" office:value="1866.0"/>
          <table:table-cell office:value-type="float" office:value="64.0"/>
          <table:table-cell table:formula="of:=MIN([.$B222];[.$E222];[.$H222];[.$K222];[.$N222];[.$Q222];[.$T222];[.$W222];[.$Z222];[.$AC222];[.$AF222];[.$AI222];[.$AL222];[.$AO222];[.$AR222])" office:value-type="float"/>
          <table:table-cell table:formula="of:=MIN([.$C222];[.$F222];[.$I222];[.$L222];[.$O222];[.$R222];[.$U222];[.$X222];[.$AA222];[.$AD222];[.$AG222];[.$AJ222];[.$AM222];[.$AP222];[.$AS222])" office:value-type="float"/>
          <table:table-cell table:formula="of:=MIN([.$D222];[.$G222];[.$J222];[.$M222];[.$P222];[.$S222];[.$V222];[.$Y222];[.$AB222];[.$AE222];[.$AH222];[.$AK222];[.$AN222];[.$AQ222];[.$AT222])" office:value-type="float"/>
          <table:table-cell table:formula="of:=MEDIAN([.$B222];[.$E222];[.$H222];[.$K222];[.$N222];[.$Q222];[.$T222];[.$W222];[.$Z222];[.$AC222];[.$AF222];[.$AI222];[.$AL222];[.$AO222];[.$AR222])" office:value-type="float"/>
          <table:table-cell table:formula="of:=MEDIAN([.$C222];[.$F222];[.$I222];[.$L222];[.$O222];[.$R222];[.$U222];[.$X222];[.$AA222];[.$AD222];[.$AG222];[.$AJ222];[.$AM222];[.$AP222];[.$AS222])" office:value-type="float"/>
          <table:table-cell table:formula="of:=MEDIAN([.$D222];[.$G222];[.$J222];[.$M222];[.$P222];[.$S222];[.$V222];[.$Y222];[.$AB222];[.$AE222];[.$AH222];[.$AK222];[.$AN222];[.$AQ222];[.$AT222])" office:value-type="float"/>
          <table:table-cell table:formula="of:=MAX([.$B222];[.$E222];[.$H222];[.$K222];[.$N222];[.$Q222];[.$T222];[.$W222];[.$Z222];[.$AC222];[.$AF222];[.$AI222];[.$AL222];[.$AO222];[.$AR222])" office:value-type="float"/>
          <table:table-cell table:formula="of:=MAX([.$C222];[.$F222];[.$I222];[.$L222];[.$O222];[.$R222];[.$U222];[.$X222];[.$AA222];[.$AD222];[.$AG222];[.$AJ222];[.$AM222];[.$AP222];[.$AS222])" office:value-type="float"/>
          <table:table-cell table:formula="of:=MAX([.$D222];[.$G222];[.$J222];[.$M222];[.$P222];[.$S222];[.$V222];[.$Y222];[.$AB222];[.$AE222];[.$AH222];[.$AK222];[.$AN222];[.$AQ222];[.$AT222])" office:value-type="float"/>
        </table:table-row>
        <table:table-row table:style-name="ro1">
          <table:table-cell office:value-type="string">
            <text:p>room/room_s21_a1_w5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23];[.$E223];[.$H223];[.$K223];[.$N223];[.$Q223];[.$T223];[.$W223];[.$Z223];[.$AC223];[.$AF223];[.$AI223];[.$AL223];[.$AO223];[.$AR223])" office:value-type="float"/>
          <table:table-cell table:formula="of:=MIN([.$C223];[.$F223];[.$I223];[.$L223];[.$O223];[.$R223];[.$U223];[.$X223];[.$AA223];[.$AD223];[.$AG223];[.$AJ223];[.$AM223];[.$AP223];[.$AS223])" office:value-type="float"/>
          <table:table-cell table:formula="of:=MIN([.$D223];[.$G223];[.$J223];[.$M223];[.$P223];[.$S223];[.$V223];[.$Y223];[.$AB223];[.$AE223];[.$AH223];[.$AK223];[.$AN223];[.$AQ223];[.$AT223])" office:value-type="float"/>
          <table:table-cell table:formula="of:=MEDIAN([.$B223];[.$E223];[.$H223];[.$K223];[.$N223];[.$Q223];[.$T223];[.$W223];[.$Z223];[.$AC223];[.$AF223];[.$AI223];[.$AL223];[.$AO223];[.$AR223])" office:value-type="float"/>
          <table:table-cell table:formula="of:=MEDIAN([.$C223];[.$F223];[.$I223];[.$L223];[.$O223];[.$R223];[.$U223];[.$X223];[.$AA223];[.$AD223];[.$AG223];[.$AJ223];[.$AM223];[.$AP223];[.$AS223])" office:value-type="float"/>
          <table:table-cell table:formula="of:=MEDIAN([.$D223];[.$G223];[.$J223];[.$M223];[.$P223];[.$S223];[.$V223];[.$Y223];[.$AB223];[.$AE223];[.$AH223];[.$AK223];[.$AN223];[.$AQ223];[.$AT223])" office:value-type="float"/>
          <table:table-cell table:formula="of:=MAX([.$B223];[.$E223];[.$H223];[.$K223];[.$N223];[.$Q223];[.$T223];[.$W223];[.$Z223];[.$AC223];[.$AF223];[.$AI223];[.$AL223];[.$AO223];[.$AR223])" office:value-type="float"/>
          <table:table-cell table:formula="of:=MAX([.$C223];[.$F223];[.$I223];[.$L223];[.$O223];[.$R223];[.$U223];[.$X223];[.$AA223];[.$AD223];[.$AG223];[.$AJ223];[.$AM223];[.$AP223];[.$AS223])" office:value-type="float"/>
          <table:table-cell table:formula="of:=MAX([.$D223];[.$G223];[.$J223];[.$M223];[.$P223];[.$S223];[.$V223];[.$Y223];[.$AB223];[.$AE223];[.$AH223];[.$AK223];[.$AN223];[.$AQ223];[.$AT223])" office:value-type="float"/>
        </table:table-row>
        <table:table-row table:style-name="ro1">
          <table:table-cell office:value-type="string">
            <text:p>room/room_s21_a2_w5_h25.lp</text:p>
          </table:table-cell>
          <table:table-cell office:value-type="float" office:value="0.03"/>
          <table:table-cell office:value-type="float" office:value="2087.0"/>
          <table:table-cell office:value-type="float" office:value="66.0"/>
          <table:table-cell table:style-name="cellBest" office:value-type="float" office:value="0.01"/>
          <table:table-cell office:value-type="float" office:value="199.0"/>
          <table:table-cell office:value-type="float" office:value="5.0"/>
          <table:table-cell office:value-type="float" office:value="0.02"/>
          <table:table-cell office:value-type="float" office:value="998.0"/>
          <table:table-cell office:value-type="float" office:value="7.0"/>
          <table:table-cell table:style-name="cellBest" office:value-type="float" office:value="0.01"/>
          <table:table-cell office:value-type="float" office:value="83.0"/>
          <table:table-cell office:value-type="float" office:value="5.0"/>
          <table:table-cell office:value-type="float" office:value="0.02"/>
          <table:table-cell office:value-type="float" office:value="369.0"/>
          <table:table-cell office:value-type="float" office:value="14.0"/>
          <table:table-cell table:style-name="cellBest" office:value-type="float" office:value="0.01"/>
          <table:table-cell office:value-type="float" office:value="678.0"/>
          <table:table-cell table:style-name="cellBest" office:value-type="float" office:value="4.0"/>
          <table:table-cell office:value-type="float" office:value="0.02"/>
          <table:table-cell office:value-type="float" office:value="48.0"/>
          <table:table-cell office:value-type="float" office:value="7.0"/>
          <table:table-cell table:style-name="cellBest" office:value-type="float" office:value="0.01"/>
          <table:table-cell table:style-name="cellBest" office:value-type="float" office:value="47.0"/>
          <table:table-cell office:value-type="float" office:value="7.0"/>
          <table:table-cell office:value-type="float" office:value="0.02"/>
          <table:table-cell office:value-type="float" office:value="370.0"/>
          <table:table-cell office:value-type="float" office:value="14.0"/>
          <table:table-cell table:style-name="cellBest" office:value-type="float" office:value="0.01"/>
          <table:table-cell office:value-type="float" office:value="241.0"/>
          <table:table-cell office:value-type="float" office:value="12.0"/>
          <table:table-cell table:style-name="cellBest" office:value-type="float" office:value="0.01"/>
          <table:table-cell office:value-type="float" office:value="241.0"/>
          <table:table-cell office:value-type="float" office:value="12.0"/>
          <table:table-cell office:value-type="float" office:value="0.02"/>
          <table:table-cell office:value-type="float" office:value="101.0"/>
          <table:table-cell office:value-type="float" office:value="5.0"/>
          <table:table-cell office:value-type="float" office:value="0.04"/>
          <table:table-cell office:value-type="float" office:value="261.0"/>
          <table:table-cell office:value-type="float" office:value="9.0"/>
          <table:table-cell table:style-name="cellWorst" office:value-type="float" office:value="2.27"/>
          <table:table-cell table:style-name="cellWorst" office:value-type="float" office:value="88939.0"/>
          <table:table-cell table:style-name="cellWorst" office:value-type="float" office:value="1490.0"/>
          <table:table-cell office:value-type="float" office:value="0.02"/>
          <table:table-cell office:value-type="float" office:value="369.0"/>
          <table:table-cell office:value-type="float" office:value="14.0"/>
          <table:table-cell table:formula="of:=MIN([.$B224];[.$E224];[.$H224];[.$K224];[.$N224];[.$Q224];[.$T224];[.$W224];[.$Z224];[.$AC224];[.$AF224];[.$AI224];[.$AL224];[.$AO224];[.$AR224])" office:value-type="float"/>
          <table:table-cell table:formula="of:=MIN([.$C224];[.$F224];[.$I224];[.$L224];[.$O224];[.$R224];[.$U224];[.$X224];[.$AA224];[.$AD224];[.$AG224];[.$AJ224];[.$AM224];[.$AP224];[.$AS224])" office:value-type="float"/>
          <table:table-cell table:formula="of:=MIN([.$D224];[.$G224];[.$J224];[.$M224];[.$P224];[.$S224];[.$V224];[.$Y224];[.$AB224];[.$AE224];[.$AH224];[.$AK224];[.$AN224];[.$AQ224];[.$AT224])" office:value-type="float"/>
          <table:table-cell table:formula="of:=MEDIAN([.$B224];[.$E224];[.$H224];[.$K224];[.$N224];[.$Q224];[.$T224];[.$W224];[.$Z224];[.$AC224];[.$AF224];[.$AI224];[.$AL224];[.$AO224];[.$AR224])" office:value-type="float"/>
          <table:table-cell table:formula="of:=MEDIAN([.$C224];[.$F224];[.$I224];[.$L224];[.$O224];[.$R224];[.$U224];[.$X224];[.$AA224];[.$AD224];[.$AG224];[.$AJ224];[.$AM224];[.$AP224];[.$AS224])" office:value-type="float"/>
          <table:table-cell table:formula="of:=MEDIAN([.$D224];[.$G224];[.$J224];[.$M224];[.$P224];[.$S224];[.$V224];[.$Y224];[.$AB224];[.$AE224];[.$AH224];[.$AK224];[.$AN224];[.$AQ224];[.$AT224])" office:value-type="float"/>
          <table:table-cell table:formula="of:=MAX([.$B224];[.$E224];[.$H224];[.$K224];[.$N224];[.$Q224];[.$T224];[.$W224];[.$Z224];[.$AC224];[.$AF224];[.$AI224];[.$AL224];[.$AO224];[.$AR224])" office:value-type="float"/>
          <table:table-cell table:formula="of:=MAX([.$C224];[.$F224];[.$I224];[.$L224];[.$O224];[.$R224];[.$U224];[.$X224];[.$AA224];[.$AD224];[.$AG224];[.$AJ224];[.$AM224];[.$AP224];[.$AS224])" office:value-type="float"/>
          <table:table-cell table:formula="of:=MAX([.$D224];[.$G224];[.$J224];[.$M224];[.$P224];[.$S224];[.$V224];[.$Y224];[.$AB224];[.$AE224];[.$AH224];[.$AK224];[.$AN224];[.$AQ224];[.$AT224])" office:value-type="float"/>
        </table:table-row>
        <table:table-row table:style-name="ro1">
          <table:table-cell office:value-type="string">
            <text:p>room/room_s21_a3_w5_h14.lp</text:p>
          </table:table-cell>
          <table:table-cell office:value-type="float" office:value="0.02"/>
          <table:table-cell office:value-type="float" office:value="607.0"/>
          <table:table-cell table:style-name="cellWorst" office:value-type="float" office:value="48.0"/>
          <table:table-cell office:value-type="float" office:value="0.01"/>
          <table:table-cell office:value-type="float" office:value="153.0"/>
          <table:table-cell table:style-name="cellBest" office:value-type="float" office:value="3.0"/>
          <table:table-cell office:value-type="float" office:value="0.01"/>
          <table:table-cell office:value-type="float" office:value="183.0"/>
          <table:table-cell office:value-type="float" office:value="6.0"/>
          <table:table-cell office:value-type="float" office:value="0.01"/>
          <table:table-cell office:value-type="float" office:value="50.0"/>
          <table:table-cell office:value-type="float" office:value="6.0"/>
          <table:table-cell office:value-type="float" office:value="0.01"/>
          <table:table-cell office:value-type="float" office:value="308.0"/>
          <table:table-cell office:value-type="float" office:value="15.0"/>
          <table:table-cell office:value-type="float" office:value="0.01"/>
          <table:table-cell office:value-type="float" office:value="233.0"/>
          <table:table-cell office:value-type="float" office:value="5.0"/>
          <table:table-cell office:value-type="float" office:value="0.01"/>
          <table:table-cell office:value-type="float" office:value="56.0"/>
          <table:table-cell office:value-type="float" office:value="10.0"/>
          <table:table-cell office:value-type="float" office:value="0.01"/>
          <table:table-cell table:style-name="cellBest" office:value-type="float" office:value="33.0"/>
          <table:table-cell office:value-type="float" office:value="6.0"/>
          <table:table-cell office:value-type="float" office:value="0.01"/>
          <table:table-cell office:value-type="float" office:value="312.0"/>
          <table:table-cell office:value-type="float" office:value="15.0"/>
          <table:table-cell office:value-type="float" office:value="0.01"/>
          <table:table-cell office:value-type="float" office:value="238.0"/>
          <table:table-cell office:value-type="float" office:value="18.0"/>
          <table:table-cell office:value-type="float" office:value="0.01"/>
          <table:table-cell office:value-type="float" office:value="238.0"/>
          <table:table-cell office:value-type="float" office:value="18.0"/>
          <table:table-cell office:value-type="float" office:value="0.01"/>
          <table:table-cell office:value-type="float" office:value="81.0"/>
          <table:table-cell office:value-type="float" office:value="5.0"/>
          <table:table-cell office:value-type="float" office:value="0.03"/>
          <table:table-cell office:value-type="float" office:value="416.0"/>
          <table:table-cell office:value-type="float" office:value="21.0"/>
          <table:table-cell office:value-type="float" office:value="0.28"/>
          <table:table-cell table:style-name="cellWorst" office:value-type="float" office:value="9199.0"/>
          <table:table-cell office:value-type="float" office:value="14.0"/>
          <table:table-cell office:value-type="float" office:value="0.01"/>
          <table:table-cell office:value-type="float" office:value="308.0"/>
          <table:table-cell office:value-type="float" office:value="15.0"/>
          <table:table-cell table:formula="of:=MIN([.$B225];[.$E225];[.$H225];[.$K225];[.$N225];[.$Q225];[.$T225];[.$W225];[.$Z225];[.$AC225];[.$AF225];[.$AI225];[.$AL225];[.$AO225];[.$AR225])" office:value-type="float"/>
          <table:table-cell table:formula="of:=MIN([.$C225];[.$F225];[.$I225];[.$L225];[.$O225];[.$R225];[.$U225];[.$X225];[.$AA225];[.$AD225];[.$AG225];[.$AJ225];[.$AM225];[.$AP225];[.$AS225])" office:value-type="float"/>
          <table:table-cell table:formula="of:=MIN([.$D225];[.$G225];[.$J225];[.$M225];[.$P225];[.$S225];[.$V225];[.$Y225];[.$AB225];[.$AE225];[.$AH225];[.$AK225];[.$AN225];[.$AQ225];[.$AT225])" office:value-type="float"/>
          <table:table-cell table:formula="of:=MEDIAN([.$B225];[.$E225];[.$H225];[.$K225];[.$N225];[.$Q225];[.$T225];[.$W225];[.$Z225];[.$AC225];[.$AF225];[.$AI225];[.$AL225];[.$AO225];[.$AR225])" office:value-type="float"/>
          <table:table-cell table:formula="of:=MEDIAN([.$C225];[.$F225];[.$I225];[.$L225];[.$O225];[.$R225];[.$U225];[.$X225];[.$AA225];[.$AD225];[.$AG225];[.$AJ225];[.$AM225];[.$AP225];[.$AS225])" office:value-type="float"/>
          <table:table-cell table:formula="of:=MEDIAN([.$D225];[.$G225];[.$J225];[.$M225];[.$P225];[.$S225];[.$V225];[.$Y225];[.$AB225];[.$AE225];[.$AH225];[.$AK225];[.$AN225];[.$AQ225];[.$AT225])" office:value-type="float"/>
          <table:table-cell table:formula="of:=MAX([.$B225];[.$E225];[.$H225];[.$K225];[.$N225];[.$Q225];[.$T225];[.$W225];[.$Z225];[.$AC225];[.$AF225];[.$AI225];[.$AL225];[.$AO225];[.$AR225])" office:value-type="float"/>
          <table:table-cell table:formula="of:=MAX([.$C225];[.$F225];[.$I225];[.$L225];[.$O225];[.$R225];[.$U225];[.$X225];[.$AA225];[.$AD225];[.$AG225];[.$AJ225];[.$AM225];[.$AP225];[.$AS225])" office:value-type="float"/>
          <table:table-cell table:formula="of:=MAX([.$D225];[.$G225];[.$J225];[.$M225];[.$P225];[.$S225];[.$V225];[.$Y225];[.$AB225];[.$AE225];[.$AH225];[.$AK225];[.$AN225];[.$AQ225];[.$AT225])" office:value-type="float"/>
        </table:table-row>
        <table:table-row table:style-name="ro1">
          <table:table-cell office:value-type="string">
            <text:p>room/room_s22_a14_w4_h39.lp</text:p>
          </table:table-cell>
          <table:table-cell office:value-type="float" office:value="5.49"/>
          <table:table-cell office:value-type="float" office:value="171592.0"/>
          <table:table-cell table:style-name="cellWorst" office:value-type="float" office:value="324.0"/>
          <table:table-cell table:style-name="cellBest" office:value-type="float" office:value="0.2"/>
          <table:table-cell office:value-type="float" office:value="3171.0"/>
          <table:table-cell office:value-type="float" office:value="34.0"/>
          <table:table-cell office:value-type="float" office:value="0.33"/>
          <table:table-cell office:value-type="float" office:value="22519.0"/>
          <table:table-cell table:style-name="cellBest" office:value-type="float" office:value="25.0"/>
          <table:table-cell office:value-type="float" office:value="0.22"/>
          <table:table-cell table:style-name="cellBest" office:value-type="float" office:value="1505.0"/>
          <table:table-cell office:value-type="float" office:value="57.0"/>
          <table:table-cell office:value-type="float" office:value="0.72"/>
          <table:table-cell office:value-type="float" office:value="8371.0"/>
          <table:table-cell office:value-type="float" office:value="79.0"/>
          <table:table-cell office:value-type="float" office:value="0.37"/>
          <table:table-cell office:value-type="float" office:value="23982.0"/>
          <table:table-cell office:value-type="float" office:value="64.0"/>
          <table:table-cell office:value-type="float" office:value="1.43"/>
          <table:table-cell office:value-type="float" office:value="6831.0"/>
          <table:table-cell office:value-type="float" office:value="260.0"/>
          <table:table-cell office:value-type="float" office:value="1.44"/>
          <table:table-cell office:value-type="float" office:value="7632.0"/>
          <table:table-cell office:value-type="float" office:value="259.0"/>
          <table:table-cell office:value-type="float" office:value="0.75"/>
          <table:table-cell office:value-type="float" office:value="8376.0"/>
          <table:table-cell office:value-type="float" office:value="84.0"/>
          <table:table-cell office:value-type="float" office:value="0.49"/>
          <table:table-cell office:value-type="float" office:value="4944.0"/>
          <table:table-cell office:value-type="float" office:value="74.0"/>
          <table:table-cell office:value-type="float" office:value="0.5"/>
          <table:table-cell office:value-type="float" office:value="4945.0"/>
          <table:table-cell office:value-type="float" office:value="74.0"/>
          <table:table-cell office:value-type="float" office:value="1.49"/>
          <table:table-cell office:value-type="float" office:value="7653.0"/>
          <table:table-cell office:value-type="float" office:value="254.0"/>
          <table:table-cell office:value-type="float" office:value="1.89"/>
          <table:table-cell office:value-type="float" office:value="18302.0"/>
          <table:table-cell office:value-type="float" office:value="81.0"/>
          <table:table-cell table:style-name="cellWorst" office:value-type="float" office:value="10.62"/>
          <table:table-cell table:style-name="cellWorst" office:value-type="float" office:value="337552.0"/>
          <table:table-cell office:value-type="float" office:value="175.0"/>
          <table:table-cell office:value-type="float" office:value="0.74"/>
          <table:table-cell office:value-type="float" office:value="8408.0"/>
          <table:table-cell office:value-type="float" office:value="79.0"/>
          <table:table-cell table:formula="of:=MIN([.$B226];[.$E226];[.$H226];[.$K226];[.$N226];[.$Q226];[.$T226];[.$W226];[.$Z226];[.$AC226];[.$AF226];[.$AI226];[.$AL226];[.$AO226];[.$AR226])" office:value-type="float"/>
          <table:table-cell table:formula="of:=MIN([.$C226];[.$F226];[.$I226];[.$L226];[.$O226];[.$R226];[.$U226];[.$X226];[.$AA226];[.$AD226];[.$AG226];[.$AJ226];[.$AM226];[.$AP226];[.$AS226])" office:value-type="float"/>
          <table:table-cell table:formula="of:=MIN([.$D226];[.$G226];[.$J226];[.$M226];[.$P226];[.$S226];[.$V226];[.$Y226];[.$AB226];[.$AE226];[.$AH226];[.$AK226];[.$AN226];[.$AQ226];[.$AT226])" office:value-type="float"/>
          <table:table-cell table:formula="of:=MEDIAN([.$B226];[.$E226];[.$H226];[.$K226];[.$N226];[.$Q226];[.$T226];[.$W226];[.$Z226];[.$AC226];[.$AF226];[.$AI226];[.$AL226];[.$AO226];[.$AR226])" office:value-type="float"/>
          <table:table-cell table:formula="of:=MEDIAN([.$C226];[.$F226];[.$I226];[.$L226];[.$O226];[.$R226];[.$U226];[.$X226];[.$AA226];[.$AD226];[.$AG226];[.$AJ226];[.$AM226];[.$AP226];[.$AS226])" office:value-type="float"/>
          <table:table-cell table:formula="of:=MEDIAN([.$D226];[.$G226];[.$J226];[.$M226];[.$P226];[.$S226];[.$V226];[.$Y226];[.$AB226];[.$AE226];[.$AH226];[.$AK226];[.$AN226];[.$AQ226];[.$AT226])" office:value-type="float"/>
          <table:table-cell table:formula="of:=MAX([.$B226];[.$E226];[.$H226];[.$K226];[.$N226];[.$Q226];[.$T226];[.$W226];[.$Z226];[.$AC226];[.$AF226];[.$AI226];[.$AL226];[.$AO226];[.$AR226])" office:value-type="float"/>
          <table:table-cell table:formula="of:=MAX([.$C226];[.$F226];[.$I226];[.$L226];[.$O226];[.$R226];[.$U226];[.$X226];[.$AA226];[.$AD226];[.$AG226];[.$AJ226];[.$AM226];[.$AP226];[.$AS226])" office:value-type="float"/>
          <table:table-cell table:formula="of:=MAX([.$D226];[.$G226];[.$J226];[.$M226];[.$P226];[.$S226];[.$V226];[.$Y226];[.$AB226];[.$AE226];[.$AH226];[.$AK226];[.$AN226];[.$AQ226];[.$AT226])" office:value-type="float"/>
        </table:table-row>
        <table:table-row table:style-name="ro1">
          <table:table-cell office:value-type="string">
            <text:p>room/room_s22_a1_w5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27];[.$E227];[.$H227];[.$K227];[.$N227];[.$Q227];[.$T227];[.$W227];[.$Z227];[.$AC227];[.$AF227];[.$AI227];[.$AL227];[.$AO227];[.$AR227])" office:value-type="float"/>
          <table:table-cell table:formula="of:=MIN([.$C227];[.$F227];[.$I227];[.$L227];[.$O227];[.$R227];[.$U227];[.$X227];[.$AA227];[.$AD227];[.$AG227];[.$AJ227];[.$AM227];[.$AP227];[.$AS227])" office:value-type="float"/>
          <table:table-cell table:formula="of:=MIN([.$D227];[.$G227];[.$J227];[.$M227];[.$P227];[.$S227];[.$V227];[.$Y227];[.$AB227];[.$AE227];[.$AH227];[.$AK227];[.$AN227];[.$AQ227];[.$AT227])" office:value-type="float"/>
          <table:table-cell table:formula="of:=MEDIAN([.$B227];[.$E227];[.$H227];[.$K227];[.$N227];[.$Q227];[.$T227];[.$W227];[.$Z227];[.$AC227];[.$AF227];[.$AI227];[.$AL227];[.$AO227];[.$AR227])" office:value-type="float"/>
          <table:table-cell table:formula="of:=MEDIAN([.$C227];[.$F227];[.$I227];[.$L227];[.$O227];[.$R227];[.$U227];[.$X227];[.$AA227];[.$AD227];[.$AG227];[.$AJ227];[.$AM227];[.$AP227];[.$AS227])" office:value-type="float"/>
          <table:table-cell table:formula="of:=MEDIAN([.$D227];[.$G227];[.$J227];[.$M227];[.$P227];[.$S227];[.$V227];[.$Y227];[.$AB227];[.$AE227];[.$AH227];[.$AK227];[.$AN227];[.$AQ227];[.$AT227])" office:value-type="float"/>
          <table:table-cell table:formula="of:=MAX([.$B227];[.$E227];[.$H227];[.$K227];[.$N227];[.$Q227];[.$T227];[.$W227];[.$Z227];[.$AC227];[.$AF227];[.$AI227];[.$AL227];[.$AO227];[.$AR227])" office:value-type="float"/>
          <table:table-cell table:formula="of:=MAX([.$C227];[.$F227];[.$I227];[.$L227];[.$O227];[.$R227];[.$U227];[.$X227];[.$AA227];[.$AD227];[.$AG227];[.$AJ227];[.$AM227];[.$AP227];[.$AS227])" office:value-type="float"/>
          <table:table-cell table:formula="of:=MAX([.$D227];[.$G227];[.$J227];[.$M227];[.$P227];[.$S227];[.$V227];[.$Y227];[.$AB227];[.$AE227];[.$AH227];[.$AK227];[.$AN227];[.$AQ227];[.$AT227])" office:value-type="float"/>
        </table:table-row>
        <table:table-row table:style-name="ro1">
          <table:table-cell office:value-type="string">
            <text:p>room/room_s22_a2_w5_h8.lp</text:p>
          </table:table-cell>
          <table:table-cell office:value-type="float" office:value="0.0"/>
          <table:table-cell office:value-type="float" office:value="5.0"/>
          <table:table-cell office:value-type="float" office:value="3.0"/>
          <table:table-cell office:value-type="float" office:value="0.0"/>
          <table:table-cell office:value-type="float" office:value="5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2.0"/>
          <table:table-cell table:style-name="cellBest" office:value-type="float" office:value="0.0"/>
          <table:table-cell office:value-type="float" office:value="0.0"/>
          <table:table-cell office:value-type="float" office:value="10.0"/>
          <table:table-cell office:value-type="float" office:value="3.0"/>
          <table:table-cell office:value-type="float" office:value="0.0"/>
          <table:table-cell office:value-type="float" office:value="19.0"/>
          <table:table-cell office:value-type="float" office:value="2.0"/>
          <table:table-cell office:value-type="float" office:value="0.0"/>
          <table:table-cell office:value-type="float" office:value="33.0"/>
          <table:table-cell table:style-name="cellBest" office:value-type="float" office:value="0.0"/>
          <table:table-cell office:value-type="float" office:value="0.0"/>
          <table:table-cell office:value-type="float" office:value="9.0"/>
          <table:table-cell office:value-type="float" office:value="3.0"/>
          <table:table-cell office:value-type="float" office:value="0.0"/>
          <table:table-cell office:value-type="float" office:value="8.0"/>
          <table:table-cell office:value-type="float" office:value="3.0"/>
          <table:table-cell office:value-type="float" office:value="0.0"/>
          <table:table-cell office:value-type="float" office:value="20.0"/>
          <table:table-cell office:value-type="float" office:value="2.0"/>
          <table:table-cell office:value-type="float" office:value="0.0"/>
          <table:table-cell office:value-type="float" office:value="3.0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2.0"/>
          <table:table-cell office:value-type="float" office:value="0.01"/>
          <table:table-cell office:value-type="float" office:value="24.0"/>
          <table:table-cell office:value-type="float" office:value="2.0"/>
          <table:table-cell office:value-type="float" office:value="0.05"/>
          <table:table-cell table:style-name="cellWorst" office:value-type="float" office:value="5123.0"/>
          <table:table-cell office:value-type="float" office:value="2.0"/>
          <table:table-cell office:value-type="float" office:value="0.0"/>
          <table:table-cell office:value-type="float" office:value="19.0"/>
          <table:table-cell office:value-type="float" office:value="2.0"/>
          <table:table-cell table:formula="of:=MIN([.$B228];[.$E228];[.$H228];[.$K228];[.$N228];[.$Q228];[.$T228];[.$W228];[.$Z228];[.$AC228];[.$AF228];[.$AI228];[.$AL228];[.$AO228];[.$AR228])" office:value-type="float"/>
          <table:table-cell table:formula="of:=MIN([.$C228];[.$F228];[.$I228];[.$L228];[.$O228];[.$R228];[.$U228];[.$X228];[.$AA228];[.$AD228];[.$AG228];[.$AJ228];[.$AM228];[.$AP228];[.$AS228])" office:value-type="float"/>
          <table:table-cell table:formula="of:=MIN([.$D228];[.$G228];[.$J228];[.$M228];[.$P228];[.$S228];[.$V228];[.$Y228];[.$AB228];[.$AE228];[.$AH228];[.$AK228];[.$AN228];[.$AQ228];[.$AT228])" office:value-type="float"/>
          <table:table-cell table:formula="of:=MEDIAN([.$B228];[.$E228];[.$H228];[.$K228];[.$N228];[.$Q228];[.$T228];[.$W228];[.$Z228];[.$AC228];[.$AF228];[.$AI228];[.$AL228];[.$AO228];[.$AR228])" office:value-type="float"/>
          <table:table-cell table:formula="of:=MEDIAN([.$C228];[.$F228];[.$I228];[.$L228];[.$O228];[.$R228];[.$U228];[.$X228];[.$AA228];[.$AD228];[.$AG228];[.$AJ228];[.$AM228];[.$AP228];[.$AS228])" office:value-type="float"/>
          <table:table-cell table:formula="of:=MEDIAN([.$D228];[.$G228];[.$J228];[.$M228];[.$P228];[.$S228];[.$V228];[.$Y228];[.$AB228];[.$AE228];[.$AH228];[.$AK228];[.$AN228];[.$AQ228];[.$AT228])" office:value-type="float"/>
          <table:table-cell table:formula="of:=MAX([.$B228];[.$E228];[.$H228];[.$K228];[.$N228];[.$Q228];[.$T228];[.$W228];[.$Z228];[.$AC228];[.$AF228];[.$AI228];[.$AL228];[.$AO228];[.$AR228])" office:value-type="float"/>
          <table:table-cell table:formula="of:=MAX([.$C228];[.$F228];[.$I228];[.$L228];[.$O228];[.$R228];[.$U228];[.$X228];[.$AA228];[.$AD228];[.$AG228];[.$AJ228];[.$AM228];[.$AP228];[.$AS228])" office:value-type="float"/>
          <table:table-cell table:formula="of:=MAX([.$D228];[.$G228];[.$J228];[.$M228];[.$P228];[.$S228];[.$V228];[.$Y228];[.$AB228];[.$AE228];[.$AH228];[.$AK228];[.$AN228];[.$AQ228];[.$AT228])" office:value-type="float"/>
        </table:table-row>
        <table:table-row table:style-name="ro1">
          <table:table-cell office:value-type="string">
            <text:p>room/room_s22_a3_w5_h22.lp</text:p>
          </table:table-cell>
          <table:table-cell office:value-type="float" office:value="0.05"/>
          <table:table-cell office:value-type="float" office:value="1496.0"/>
          <table:table-cell office:value-type="float" office:value="93.0"/>
          <table:table-cell table:style-name="cellBest" office:value-type="float" office:value="0.01"/>
          <table:table-cell office:value-type="float" office:value="164.0"/>
          <table:table-cell office:value-type="float" office:value="4.0"/>
          <table:table-cell table:style-name="cellBest" office:value-type="float" office:value="0.01"/>
          <table:table-cell office:value-type="float" office:value="649.0"/>
          <table:table-cell table:style-name="cellBest" office:value-type="float" office:value="1.0"/>
          <table:table-cell office:value-type="float" office:value="0.02"/>
          <table:table-cell office:value-type="float" office:value="112.0"/>
          <table:table-cell office:value-type="float" office:value="2.0"/>
          <table:table-cell table:style-name="cellBest" office:value-type="float" office:value="0.01"/>
          <table:table-cell office:value-type="float" office:value="222.0"/>
          <table:table-cell office:value-type="float" office:value="6.0"/>
          <table:table-cell office:value-type="float" office:value="0.02"/>
          <table:table-cell office:value-type="float" office:value="1497.0"/>
          <table:table-cell office:value-type="float" office:value="3.0"/>
          <table:table-cell office:value-type="float" office:value="0.04"/>
          <table:table-cell office:value-type="float" office:value="283.0"/>
          <table:table-cell office:value-type="float" office:value="18.0"/>
          <table:table-cell office:value-type="float" office:value="0.03"/>
          <table:table-cell office:value-type="float" office:value="185.0"/>
          <table:table-cell office:value-type="float" office:value="13.0"/>
          <table:table-cell table:style-name="cellBest" office:value-type="float" office:value="0.01"/>
          <table:table-cell office:value-type="float" office:value="224.0"/>
          <table:table-cell office:value-type="float" office:value="6.0"/>
          <table:table-cell table:style-name="cellBest" office:value-type="float" office:value="0.01"/>
          <table:table-cell table:style-name="cellBest" office:value-type="float" office:value="55.0"/>
          <table:table-cell office:value-type="float" office:value="6.0"/>
          <table:table-cell table:style-name="cellBest" office:value-type="float" office:value="0.01"/>
          <table:table-cell table:style-name="cellBest" office:value-type="float" office:value="55.0"/>
          <table:table-cell office:value-type="float" office:value="6.0"/>
          <table:table-cell office:value-type="float" office:value="0.03"/>
          <table:table-cell office:value-type="float" office:value="162.0"/>
          <table:table-cell office:value-type="float" office:value="9.0"/>
          <table:table-cell office:value-type="float" office:value="0.03"/>
          <table:table-cell office:value-type="float" office:value="152.0"/>
          <table:table-cell office:value-type="float" office:value="6.0"/>
          <table:table-cell table:style-name="cellWorst" office:value-type="float" office:value="17.48"/>
          <table:table-cell table:style-name="cellWorst" office:value-type="float" office:value="507861.0"/>
          <table:table-cell table:style-name="cellWorst" office:value-type="float" office:value="13574.0"/>
          <table:table-cell table:style-name="cellBest" office:value-type="float" office:value="0.01"/>
          <table:table-cell office:value-type="float" office:value="222.0"/>
          <table:table-cell office:value-type="float" office:value="6.0"/>
          <table:table-cell table:formula="of:=MIN([.$B229];[.$E229];[.$H229];[.$K229];[.$N229];[.$Q229];[.$T229];[.$W229];[.$Z229];[.$AC229];[.$AF229];[.$AI229];[.$AL229];[.$AO229];[.$AR229])" office:value-type="float"/>
          <table:table-cell table:formula="of:=MIN([.$C229];[.$F229];[.$I229];[.$L229];[.$O229];[.$R229];[.$U229];[.$X229];[.$AA229];[.$AD229];[.$AG229];[.$AJ229];[.$AM229];[.$AP229];[.$AS229])" office:value-type="float"/>
          <table:table-cell table:formula="of:=MIN([.$D229];[.$G229];[.$J229];[.$M229];[.$P229];[.$S229];[.$V229];[.$Y229];[.$AB229];[.$AE229];[.$AH229];[.$AK229];[.$AN229];[.$AQ229];[.$AT229])" office:value-type="float"/>
          <table:table-cell table:formula="of:=MEDIAN([.$B229];[.$E229];[.$H229];[.$K229];[.$N229];[.$Q229];[.$T229];[.$W229];[.$Z229];[.$AC229];[.$AF229];[.$AI229];[.$AL229];[.$AO229];[.$AR229])" office:value-type="float"/>
          <table:table-cell table:formula="of:=MEDIAN([.$C229];[.$F229];[.$I229];[.$L229];[.$O229];[.$R229];[.$U229];[.$X229];[.$AA229];[.$AD229];[.$AG229];[.$AJ229];[.$AM229];[.$AP229];[.$AS229])" office:value-type="float"/>
          <table:table-cell table:formula="of:=MEDIAN([.$D229];[.$G229];[.$J229];[.$M229];[.$P229];[.$S229];[.$V229];[.$Y229];[.$AB229];[.$AE229];[.$AH229];[.$AK229];[.$AN229];[.$AQ229];[.$AT229])" office:value-type="float"/>
          <table:table-cell table:formula="of:=MAX([.$B229];[.$E229];[.$H229];[.$K229];[.$N229];[.$Q229];[.$T229];[.$W229];[.$Z229];[.$AC229];[.$AF229];[.$AI229];[.$AL229];[.$AO229];[.$AR229])" office:value-type="float"/>
          <table:table-cell table:formula="of:=MAX([.$C229];[.$F229];[.$I229];[.$L229];[.$O229];[.$R229];[.$U229];[.$X229];[.$AA229];[.$AD229];[.$AG229];[.$AJ229];[.$AM229];[.$AP229];[.$AS229])" office:value-type="float"/>
          <table:table-cell table:formula="of:=MAX([.$D229];[.$G229];[.$J229];[.$M229];[.$P229];[.$S229];[.$V229];[.$Y229];[.$AB229];[.$AE229];[.$AH229];[.$AK229];[.$AN229];[.$AQ229];[.$AT229])" office:value-type="float"/>
        </table:table-row>
        <table:table-row table:style-name="ro1">
          <table:table-cell office:value-type="string">
            <text:p>room/room_s23_a16_w4_h40.lp</text:p>
          </table:table-cell>
          <table:table-cell office:value-type="float" office:value="8.8"/>
          <table:table-cell office:value-type="float" office:value="186805.0"/>
          <table:table-cell table:style-name="cellWorst" office:value-type="float" office:value="398.0"/>
          <table:table-cell office:value-type="float" office:value="0.33"/>
          <table:table-cell office:value-type="float" office:value="5050.0"/>
          <table:table-cell table:style-name="cellBest" office:value-type="float" office:value="45.0"/>
          <table:table-cell office:value-type="float" office:value="0.63"/>
          <table:table-cell office:value-type="float" office:value="45380.0"/>
          <table:table-cell office:value-type="float" office:value="71.0"/>
          <table:table-cell table:style-name="cellBest" office:value-type="float" office:value="0.27"/>
          <table:table-cell table:style-name="cellBest" office:value-type="float" office:value="1656.0"/>
          <table:table-cell office:value-type="float" office:value="77.0"/>
          <table:table-cell office:value-type="float" office:value="1.43"/>
          <table:table-cell office:value-type="float" office:value="17131.0"/>
          <table:table-cell office:value-type="float" office:value="107.0"/>
          <table:table-cell office:value-type="float" office:value="0.33"/>
          <table:table-cell office:value-type="float" office:value="27531.0"/>
          <table:table-cell office:value-type="float" office:value="56.0"/>
          <table:table-cell office:value-type="float" office:value="2.88"/>
          <table:table-cell office:value-type="float" office:value="14211.0"/>
          <table:table-cell office:value-type="float" office:value="338.0"/>
          <table:table-cell office:value-type="float" office:value="2.62"/>
          <table:table-cell office:value-type="float" office:value="14462.0"/>
          <table:table-cell office:value-type="float" office:value="285.0"/>
          <table:table-cell office:value-type="float" office:value="1.42"/>
          <table:table-cell office:value-type="float" office:value="13364.0"/>
          <table:table-cell office:value-type="float" office:value="103.0"/>
          <table:table-cell office:value-type="float" office:value="0.94"/>
          <table:table-cell office:value-type="float" office:value="9475.0"/>
          <table:table-cell office:value-type="float" office:value="125.0"/>
          <table:table-cell office:value-type="float" office:value="1.06"/>
          <table:table-cell office:value-type="float" office:value="8889.0"/>
          <table:table-cell office:value-type="float" office:value="89.0"/>
          <table:table-cell office:value-type="float" office:value="1.66"/>
          <table:table-cell office:value-type="float" office:value="9207.0"/>
          <table:table-cell office:value-type="float" office:value="240.0"/>
          <table:table-cell office:value-type="float" office:value="3.46"/>
          <table:table-cell office:value-type="float" office:value="33973.0"/>
          <table:table-cell office:value-type="float" office:value="138.0"/>
          <table:table-cell table:style-name="cellWorst" office:value-type="float" office:value="10.24"/>
          <table:table-cell table:style-name="cellWorst" office:value-type="float" office:value="386635.0"/>
          <table:table-cell office:value-type="float" office:value="236.0"/>
          <table:table-cell office:value-type="float" office:value="1.3"/>
          <table:table-cell office:value-type="float" office:value="11345.0"/>
          <table:table-cell office:value-type="float" office:value="99.0"/>
          <table:table-cell table:formula="of:=MIN([.$B230];[.$E230];[.$H230];[.$K230];[.$N230];[.$Q230];[.$T230];[.$W230];[.$Z230];[.$AC230];[.$AF230];[.$AI230];[.$AL230];[.$AO230];[.$AR230])" office:value-type="float"/>
          <table:table-cell table:formula="of:=MIN([.$C230];[.$F230];[.$I230];[.$L230];[.$O230];[.$R230];[.$U230];[.$X230];[.$AA230];[.$AD230];[.$AG230];[.$AJ230];[.$AM230];[.$AP230];[.$AS230])" office:value-type="float"/>
          <table:table-cell table:formula="of:=MIN([.$D230];[.$G230];[.$J230];[.$M230];[.$P230];[.$S230];[.$V230];[.$Y230];[.$AB230];[.$AE230];[.$AH230];[.$AK230];[.$AN230];[.$AQ230];[.$AT230])" office:value-type="float"/>
          <table:table-cell table:formula="of:=MEDIAN([.$B230];[.$E230];[.$H230];[.$K230];[.$N230];[.$Q230];[.$T230];[.$W230];[.$Z230];[.$AC230];[.$AF230];[.$AI230];[.$AL230];[.$AO230];[.$AR230])" office:value-type="float"/>
          <table:table-cell table:formula="of:=MEDIAN([.$C230];[.$F230];[.$I230];[.$L230];[.$O230];[.$R230];[.$U230];[.$X230];[.$AA230];[.$AD230];[.$AG230];[.$AJ230];[.$AM230];[.$AP230];[.$AS230])" office:value-type="float"/>
          <table:table-cell table:formula="of:=MEDIAN([.$D230];[.$G230];[.$J230];[.$M230];[.$P230];[.$S230];[.$V230];[.$Y230];[.$AB230];[.$AE230];[.$AH230];[.$AK230];[.$AN230];[.$AQ230];[.$AT230])" office:value-type="float"/>
          <table:table-cell table:formula="of:=MAX([.$B230];[.$E230];[.$H230];[.$K230];[.$N230];[.$Q230];[.$T230];[.$W230];[.$Z230];[.$AC230];[.$AF230];[.$AI230];[.$AL230];[.$AO230];[.$AR230])" office:value-type="float"/>
          <table:table-cell table:formula="of:=MAX([.$C230];[.$F230];[.$I230];[.$L230];[.$O230];[.$R230];[.$U230];[.$X230];[.$AA230];[.$AD230];[.$AG230];[.$AJ230];[.$AM230];[.$AP230];[.$AS230])" office:value-type="float"/>
          <table:table-cell table:formula="of:=MAX([.$D230];[.$G230];[.$J230];[.$M230];[.$P230];[.$S230];[.$V230];[.$Y230];[.$AB230];[.$AE230];[.$AH230];[.$AK230];[.$AN230];[.$AQ230];[.$AT230])" office:value-type="float"/>
        </table:table-row>
        <table:table-row table:style-name="ro1">
          <table:table-cell office:value-type="string">
            <text:p>room/room_s23_a1_w5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31];[.$E231];[.$H231];[.$K231];[.$N231];[.$Q231];[.$T231];[.$W231];[.$Z231];[.$AC231];[.$AF231];[.$AI231];[.$AL231];[.$AO231];[.$AR231])" office:value-type="float"/>
          <table:table-cell table:formula="of:=MIN([.$C231];[.$F231];[.$I231];[.$L231];[.$O231];[.$R231];[.$U231];[.$X231];[.$AA231];[.$AD231];[.$AG231];[.$AJ231];[.$AM231];[.$AP231];[.$AS231])" office:value-type="float"/>
          <table:table-cell table:formula="of:=MIN([.$D231];[.$G231];[.$J231];[.$M231];[.$P231];[.$S231];[.$V231];[.$Y231];[.$AB231];[.$AE231];[.$AH231];[.$AK231];[.$AN231];[.$AQ231];[.$AT231])" office:value-type="float"/>
          <table:table-cell table:formula="of:=MEDIAN([.$B231];[.$E231];[.$H231];[.$K231];[.$N231];[.$Q231];[.$T231];[.$W231];[.$Z231];[.$AC231];[.$AF231];[.$AI231];[.$AL231];[.$AO231];[.$AR231])" office:value-type="float"/>
          <table:table-cell table:formula="of:=MEDIAN([.$C231];[.$F231];[.$I231];[.$L231];[.$O231];[.$R231];[.$U231];[.$X231];[.$AA231];[.$AD231];[.$AG231];[.$AJ231];[.$AM231];[.$AP231];[.$AS231])" office:value-type="float"/>
          <table:table-cell table:formula="of:=MEDIAN([.$D231];[.$G231];[.$J231];[.$M231];[.$P231];[.$S231];[.$V231];[.$Y231];[.$AB231];[.$AE231];[.$AH231];[.$AK231];[.$AN231];[.$AQ231];[.$AT231])" office:value-type="float"/>
          <table:table-cell table:formula="of:=MAX([.$B231];[.$E231];[.$H231];[.$K231];[.$N231];[.$Q231];[.$T231];[.$W231];[.$Z231];[.$AC231];[.$AF231];[.$AI231];[.$AL231];[.$AO231];[.$AR231])" office:value-type="float"/>
          <table:table-cell table:formula="of:=MAX([.$C231];[.$F231];[.$I231];[.$L231];[.$O231];[.$R231];[.$U231];[.$X231];[.$AA231];[.$AD231];[.$AG231];[.$AJ231];[.$AM231];[.$AP231];[.$AS231])" office:value-type="float"/>
          <table:table-cell table:formula="of:=MAX([.$D231];[.$G231];[.$J231];[.$M231];[.$P231];[.$S231];[.$V231];[.$Y231];[.$AB231];[.$AE231];[.$AH231];[.$AK231];[.$AN231];[.$AQ231];[.$AT231])" office:value-type="float"/>
        </table:table-row>
        <table:table-row table:style-name="ro1">
          <table:table-cell office:value-type="string">
            <text:p>room/room_s23_a2_w5_h19.lp</text:p>
          </table:table-cell>
          <table:table-cell office:value-type="float" office:value="0.01"/>
          <table:table-cell office:value-type="float" office:value="16.0"/>
          <table:table-cell table:style-name="cellBest" office:value-type="float" office:value="4.0"/>
          <table:table-cell office:value-type="float" office:value="0.01"/>
          <table:table-cell office:value-type="float" office:value="22.0"/>
          <table:table-cell table:style-name="cellBest" office:value-type="float" office:value="4.0"/>
          <table:table-cell office:value-type="float" office:value="0.01"/>
          <table:table-cell office:value-type="float" office:value="25.0"/>
          <table:table-cell table:style-name="cellBest" office:value-type="float" office:value="4.0"/>
          <table:table-cell office:value-type="float" office:value="0.01"/>
          <table:table-cell office:value-type="float" office:value="23.0"/>
          <table:table-cell office:value-type="float" office:value="8.0"/>
          <table:table-cell office:value-type="float" office:value="0.0"/>
          <table:table-cell office:value-type="float" office:value="132.0"/>
          <table:table-cell office:value-type="float" office:value="10.0"/>
          <table:table-cell office:value-type="float" office:value="0.0"/>
          <table:table-cell table:style-name="cellBest" office:value-type="float" office:value="15.0"/>
          <table:table-cell table:style-name="cellBest" office:value-type="float" office:value="4.0"/>
          <table:table-cell office:value-type="float" office:value="0.01"/>
          <table:table-cell office:value-type="float" office:value="22.0"/>
          <table:table-cell table:style-name="cellBest" office:value-type="float" office:value="4.0"/>
          <table:table-cell office:value-type="float" office:value="0.01"/>
          <table:table-cell office:value-type="float" office:value="21.0"/>
          <table:table-cell table:style-name="cellBest" office:value-type="float" office:value="4.0"/>
          <table:table-cell office:value-type="float" office:value="0.01"/>
          <table:table-cell office:value-type="float" office:value="134.0"/>
          <table:table-cell office:value-type="float" office:value="10.0"/>
          <table:table-cell office:value-type="float" office:value="0.0"/>
          <table:table-cell office:value-type="float" office:value="65.0"/>
          <table:table-cell office:value-type="float" office:value="8.0"/>
          <table:table-cell office:value-type="float" office:value="0.0"/>
          <table:table-cell office:value-type="float" office:value="65.0"/>
          <table:table-cell office:value-type="float" office:value="8.0"/>
          <table:table-cell office:value-type="float" office:value="0.01"/>
          <table:table-cell office:value-type="float" office:value="20.0"/>
          <table:table-cell office:value-type="float" office:value="5.0"/>
          <table:table-cell office:value-type="float" office:value="0.02"/>
          <table:table-cell office:value-type="float" office:value="240.0"/>
          <table:table-cell office:value-type="float" office:value="10.0"/>
          <table:table-cell office:value-type="float" office:value="0.34"/>
          <table:table-cell table:style-name="cellWorst" office:value-type="float" office:value="12303.0"/>
          <table:table-cell table:style-name="cellWorst" office:value-type="float" office:value="13.0"/>
          <table:table-cell office:value-type="float" office:value="0.0"/>
          <table:table-cell office:value-type="float" office:value="132.0"/>
          <table:table-cell office:value-type="float" office:value="10.0"/>
          <table:table-cell table:formula="of:=MIN([.$B232];[.$E232];[.$H232];[.$K232];[.$N232];[.$Q232];[.$T232];[.$W232];[.$Z232];[.$AC232];[.$AF232];[.$AI232];[.$AL232];[.$AO232];[.$AR232])" office:value-type="float"/>
          <table:table-cell table:formula="of:=MIN([.$C232];[.$F232];[.$I232];[.$L232];[.$O232];[.$R232];[.$U232];[.$X232];[.$AA232];[.$AD232];[.$AG232];[.$AJ232];[.$AM232];[.$AP232];[.$AS232])" office:value-type="float"/>
          <table:table-cell table:formula="of:=MIN([.$D232];[.$G232];[.$J232];[.$M232];[.$P232];[.$S232];[.$V232];[.$Y232];[.$AB232];[.$AE232];[.$AH232];[.$AK232];[.$AN232];[.$AQ232];[.$AT232])" office:value-type="float"/>
          <table:table-cell table:formula="of:=MEDIAN([.$B232];[.$E232];[.$H232];[.$K232];[.$N232];[.$Q232];[.$T232];[.$W232];[.$Z232];[.$AC232];[.$AF232];[.$AI232];[.$AL232];[.$AO232];[.$AR232])" office:value-type="float"/>
          <table:table-cell table:formula="of:=MEDIAN([.$C232];[.$F232];[.$I232];[.$L232];[.$O232];[.$R232];[.$U232];[.$X232];[.$AA232];[.$AD232];[.$AG232];[.$AJ232];[.$AM232];[.$AP232];[.$AS232])" office:value-type="float"/>
          <table:table-cell table:formula="of:=MEDIAN([.$D232];[.$G232];[.$J232];[.$M232];[.$P232];[.$S232];[.$V232];[.$Y232];[.$AB232];[.$AE232];[.$AH232];[.$AK232];[.$AN232];[.$AQ232];[.$AT232])" office:value-type="float"/>
          <table:table-cell table:formula="of:=MAX([.$B232];[.$E232];[.$H232];[.$K232];[.$N232];[.$Q232];[.$T232];[.$W232];[.$Z232];[.$AC232];[.$AF232];[.$AI232];[.$AL232];[.$AO232];[.$AR232])" office:value-type="float"/>
          <table:table-cell table:formula="of:=MAX([.$C232];[.$F232];[.$I232];[.$L232];[.$O232];[.$R232];[.$U232];[.$X232];[.$AA232];[.$AD232];[.$AG232];[.$AJ232];[.$AM232];[.$AP232];[.$AS232])" office:value-type="float"/>
          <table:table-cell table:formula="of:=MAX([.$D232];[.$G232];[.$J232];[.$M232];[.$P232];[.$S232];[.$V232];[.$Y232];[.$AB232];[.$AE232];[.$AH232];[.$AK232];[.$AN232];[.$AQ232];[.$AT232])" office:value-type="float"/>
        </table:table-row>
        <table:table-row table:style-name="ro1">
          <table:table-cell office:value-type="string">
            <text:p>room/room_s23_a3_w5_h9.lp</text:p>
          </table:table-cell>
          <table:table-cell office:value-type="float" office:value="0.01"/>
          <table:table-cell office:value-type="float" office:value="344.0"/>
          <table:table-cell table:style-name="cellWorst" office:value-type="float" office:value="35.0"/>
          <table:table-cell office:value-type="float" office:value="0.0"/>
          <table:table-cell office:value-type="float" office:value="47.0"/>
          <table:table-cell table:style-name="cellBest" office:value-type="float" office:value="0.0"/>
          <table:table-cell office:value-type="float" office:value="0.0"/>
          <table:table-cell office:value-type="float" office:value="77.0"/>
          <table:table-cell office:value-type="float" office:value="2.0"/>
          <table:table-cell office:value-type="float" office:value="0.01"/>
          <table:table-cell office:value-type="float" office:value="40.0"/>
          <table:table-cell office:value-type="float" office:value="2.0"/>
          <table:table-cell office:value-type="float" office:value="0.0"/>
          <table:table-cell office:value-type="float" office:value="34.0"/>
          <table:table-cell office:value-type="float" office:value="1.0"/>
          <table:table-cell office:value-type="float" office:value="0.01"/>
          <table:table-cell office:value-type="float" office:value="157.0"/>
          <table:table-cell office:value-type="float" office:value="1.0"/>
          <table:table-cell office:value-type="float" office:value="0.01"/>
          <table:table-cell office:value-type="float" office:value="34.0"/>
          <table:table-cell office:value-type="float" office:value="5.0"/>
          <table:table-cell office:value-type="float" office:value="0.01"/>
          <table:table-cell office:value-type="float" office:value="60.0"/>
          <table:table-cell office:value-type="float" office:value="11.0"/>
          <table:table-cell office:value-type="float" office:value="0.0"/>
          <table:table-cell office:value-type="float" office:value="36.0"/>
          <table:table-cell office:value-type="float" office:value="1.0"/>
          <table:table-cell office:value-type="float" office:value="0.0"/>
          <table:table-cell table:style-name="cellBest" office:value-type="float" office:value="19.0"/>
          <table:table-cell office:value-type="float" office:value="1.0"/>
          <table:table-cell office:value-type="float" office:value="0.0"/>
          <table:table-cell table:style-name="cellBest" office:value-type="float" office:value="19.0"/>
          <table:table-cell office:value-type="float" office:value="1.0"/>
          <table:table-cell office:value-type="float" office:value="0.01"/>
          <table:table-cell office:value-type="float" office:value="36.0"/>
          <table:table-cell office:value-type="float" office:value="3.0"/>
          <table:table-cell office:value-type="float" office:value="0.01"/>
          <table:table-cell office:value-type="float" office:value="44.0"/>
          <table:table-cell office:value-type="float" office:value="1.0"/>
          <table:table-cell office:value-type="float" office:value="0.12"/>
          <table:table-cell table:style-name="cellWorst" office:value-type="float" office:value="8461.0"/>
          <table:table-cell office:value-type="float" office:value="2.0"/>
          <table:table-cell office:value-type="float" office:value="0.0"/>
          <table:table-cell office:value-type="float" office:value="34.0"/>
          <table:table-cell office:value-type="float" office:value="1.0"/>
          <table:table-cell table:formula="of:=MIN([.$B233];[.$E233];[.$H233];[.$K233];[.$N233];[.$Q233];[.$T233];[.$W233];[.$Z233];[.$AC233];[.$AF233];[.$AI233];[.$AL233];[.$AO233];[.$AR233])" office:value-type="float"/>
          <table:table-cell table:formula="of:=MIN([.$C233];[.$F233];[.$I233];[.$L233];[.$O233];[.$R233];[.$U233];[.$X233];[.$AA233];[.$AD233];[.$AG233];[.$AJ233];[.$AM233];[.$AP233];[.$AS233])" office:value-type="float"/>
          <table:table-cell table:formula="of:=MIN([.$D233];[.$G233];[.$J233];[.$M233];[.$P233];[.$S233];[.$V233];[.$Y233];[.$AB233];[.$AE233];[.$AH233];[.$AK233];[.$AN233];[.$AQ233];[.$AT233])" office:value-type="float"/>
          <table:table-cell table:formula="of:=MEDIAN([.$B233];[.$E233];[.$H233];[.$K233];[.$N233];[.$Q233];[.$T233];[.$W233];[.$Z233];[.$AC233];[.$AF233];[.$AI233];[.$AL233];[.$AO233];[.$AR233])" office:value-type="float"/>
          <table:table-cell table:formula="of:=MEDIAN([.$C233];[.$F233];[.$I233];[.$L233];[.$O233];[.$R233];[.$U233];[.$X233];[.$AA233];[.$AD233];[.$AG233];[.$AJ233];[.$AM233];[.$AP233];[.$AS233])" office:value-type="float"/>
          <table:table-cell table:formula="of:=MEDIAN([.$D233];[.$G233];[.$J233];[.$M233];[.$P233];[.$S233];[.$V233];[.$Y233];[.$AB233];[.$AE233];[.$AH233];[.$AK233];[.$AN233];[.$AQ233];[.$AT233])" office:value-type="float"/>
          <table:table-cell table:formula="of:=MAX([.$B233];[.$E233];[.$H233];[.$K233];[.$N233];[.$Q233];[.$T233];[.$W233];[.$Z233];[.$AC233];[.$AF233];[.$AI233];[.$AL233];[.$AO233];[.$AR233])" office:value-type="float"/>
          <table:table-cell table:formula="of:=MAX([.$C233];[.$F233];[.$I233];[.$L233];[.$O233];[.$R233];[.$U233];[.$X233];[.$AA233];[.$AD233];[.$AG233];[.$AJ233];[.$AM233];[.$AP233];[.$AS233])" office:value-type="float"/>
          <table:table-cell table:formula="of:=MAX([.$D233];[.$G233];[.$J233];[.$M233];[.$P233];[.$S233];[.$V233];[.$Y233];[.$AB233];[.$AE233];[.$AH233];[.$AK233];[.$AN233];[.$AQ233];[.$AT233])" office:value-type="float"/>
        </table:table-row>
        <table:table-row table:style-name="ro1">
          <table:table-cell office:value-type="string">
            <text:p>room/room_s24_a18_w4_h31.lp</text:p>
          </table:table-cell>
          <table:table-cell office:value-type="float" office:value="8.33"/>
          <table:table-cell office:value-type="float" office:value="194350.0"/>
          <table:table-cell table:style-name="cellWorst" office:value-type="float" office:value="411.0"/>
          <table:table-cell office:value-type="float" office:value="0.31"/>
          <table:table-cell office:value-type="float" office:value="8278.0"/>
          <table:table-cell office:value-type="float" office:value="35.0"/>
          <table:table-cell office:value-type="float" office:value="0.19"/>
          <table:table-cell office:value-type="float" office:value="9470.0"/>
          <table:table-cell table:style-name="cellBest" office:value-type="float" office:value="23.0"/>
          <table:table-cell table:style-name="cellBest" office:value-type="float" office:value="0.18"/>
          <table:table-cell table:style-name="cellBest" office:value-type="float" office:value="1255.0"/>
          <table:table-cell office:value-type="float" office:value="42.0"/>
          <table:table-cell office:value-type="float" office:value="0.74"/>
          <table:table-cell office:value-type="float" office:value="7681.0"/>
          <table:table-cell office:value-type="float" office:value="79.0"/>
          <table:table-cell office:value-type="float" office:value="0.24"/>
          <table:table-cell office:value-type="float" office:value="22749.0"/>
          <table:table-cell office:value-type="float" office:value="40.0"/>
          <table:table-cell office:value-type="float" office:value="1.45"/>
          <table:table-cell office:value-type="float" office:value="9152.0"/>
          <table:table-cell office:value-type="float" office:value="283.0"/>
          <table:table-cell office:value-type="float" office:value="2.32"/>
          <table:table-cell office:value-type="float" office:value="14345.0"/>
          <table:table-cell office:value-type="float" office:value="302.0"/>
          <table:table-cell office:value-type="float" office:value="0.64"/>
          <table:table-cell office:value-type="float" office:value="6903.0"/>
          <table:table-cell office:value-type="float" office:value="69.0"/>
          <table:table-cell office:value-type="float" office:value="0.41"/>
          <table:table-cell office:value-type="float" office:value="3797.0"/>
          <table:table-cell office:value-type="float" office:value="65.0"/>
          <table:table-cell office:value-type="float" office:value="0.38"/>
          <table:table-cell office:value-type="float" office:value="3552.0"/>
          <table:table-cell office:value-type="float" office:value="61.0"/>
          <table:table-cell office:value-type="float" office:value="1.56"/>
          <table:table-cell office:value-type="float" office:value="9906.0"/>
          <table:table-cell office:value-type="float" office:value="238.0"/>
          <table:table-cell office:value-type="float" office:value="1.93"/>
          <table:table-cell office:value-type="float" office:value="14311.0"/>
          <table:table-cell office:value-type="float" office:value="64.0"/>
          <table:table-cell table:style-name="cellWorst" office:value-type="float" office:value="16.78"/>
          <table:table-cell table:style-name="cellWorst" office:value-type="float" office:value="652426.0"/>
          <table:table-cell office:value-type="float" office:value="243.0"/>
          <table:table-cell office:value-type="float" office:value="0.74"/>
          <table:table-cell office:value-type="float" office:value="7640.0"/>
          <table:table-cell office:value-type="float" office:value="79.0"/>
          <table:table-cell table:formula="of:=MIN([.$B234];[.$E234];[.$H234];[.$K234];[.$N234];[.$Q234];[.$T234];[.$W234];[.$Z234];[.$AC234];[.$AF234];[.$AI234];[.$AL234];[.$AO234];[.$AR234])" office:value-type="float"/>
          <table:table-cell table:formula="of:=MIN([.$C234];[.$F234];[.$I234];[.$L234];[.$O234];[.$R234];[.$U234];[.$X234];[.$AA234];[.$AD234];[.$AG234];[.$AJ234];[.$AM234];[.$AP234];[.$AS234])" office:value-type="float"/>
          <table:table-cell table:formula="of:=MIN([.$D234];[.$G234];[.$J234];[.$M234];[.$P234];[.$S234];[.$V234];[.$Y234];[.$AB234];[.$AE234];[.$AH234];[.$AK234];[.$AN234];[.$AQ234];[.$AT234])" office:value-type="float"/>
          <table:table-cell table:formula="of:=MEDIAN([.$B234];[.$E234];[.$H234];[.$K234];[.$N234];[.$Q234];[.$T234];[.$W234];[.$Z234];[.$AC234];[.$AF234];[.$AI234];[.$AL234];[.$AO234];[.$AR234])" office:value-type="float"/>
          <table:table-cell table:formula="of:=MEDIAN([.$C234];[.$F234];[.$I234];[.$L234];[.$O234];[.$R234];[.$U234];[.$X234];[.$AA234];[.$AD234];[.$AG234];[.$AJ234];[.$AM234];[.$AP234];[.$AS234])" office:value-type="float"/>
          <table:table-cell table:formula="of:=MEDIAN([.$D234];[.$G234];[.$J234];[.$M234];[.$P234];[.$S234];[.$V234];[.$Y234];[.$AB234];[.$AE234];[.$AH234];[.$AK234];[.$AN234];[.$AQ234];[.$AT234])" office:value-type="float"/>
          <table:table-cell table:formula="of:=MAX([.$B234];[.$E234];[.$H234];[.$K234];[.$N234];[.$Q234];[.$T234];[.$W234];[.$Z234];[.$AC234];[.$AF234];[.$AI234];[.$AL234];[.$AO234];[.$AR234])" office:value-type="float"/>
          <table:table-cell table:formula="of:=MAX([.$C234];[.$F234];[.$I234];[.$L234];[.$O234];[.$R234];[.$U234];[.$X234];[.$AA234];[.$AD234];[.$AG234];[.$AJ234];[.$AM234];[.$AP234];[.$AS234])" office:value-type="float"/>
          <table:table-cell table:formula="of:=MAX([.$D234];[.$G234];[.$J234];[.$M234];[.$P234];[.$S234];[.$V234];[.$Y234];[.$AB234];[.$AE234];[.$AH234];[.$AK234];[.$AN234];[.$AQ234];[.$AT234])" office:value-type="float"/>
        </table:table-row>
        <table:table-row table:style-name="ro1">
          <table:table-cell office:value-type="string">
            <text:p>room/room_s24_a1_w5_h1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Worst" office:value-type="float" office:value="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35];[.$E235];[.$H235];[.$K235];[.$N235];[.$Q235];[.$T235];[.$W235];[.$Z235];[.$AC235];[.$AF235];[.$AI235];[.$AL235];[.$AO235];[.$AR235])" office:value-type="float"/>
          <table:table-cell table:formula="of:=MIN([.$C235];[.$F235];[.$I235];[.$L235];[.$O235];[.$R235];[.$U235];[.$X235];[.$AA235];[.$AD235];[.$AG235];[.$AJ235];[.$AM235];[.$AP235];[.$AS235])" office:value-type="float"/>
          <table:table-cell table:formula="of:=MIN([.$D235];[.$G235];[.$J235];[.$M235];[.$P235];[.$S235];[.$V235];[.$Y235];[.$AB235];[.$AE235];[.$AH235];[.$AK235];[.$AN235];[.$AQ235];[.$AT235])" office:value-type="float"/>
          <table:table-cell table:formula="of:=MEDIAN([.$B235];[.$E235];[.$H235];[.$K235];[.$N235];[.$Q235];[.$T235];[.$W235];[.$Z235];[.$AC235];[.$AF235];[.$AI235];[.$AL235];[.$AO235];[.$AR235])" office:value-type="float"/>
          <table:table-cell table:formula="of:=MEDIAN([.$C235];[.$F235];[.$I235];[.$L235];[.$O235];[.$R235];[.$U235];[.$X235];[.$AA235];[.$AD235];[.$AG235];[.$AJ235];[.$AM235];[.$AP235];[.$AS235])" office:value-type="float"/>
          <table:table-cell table:formula="of:=MEDIAN([.$D235];[.$G235];[.$J235];[.$M235];[.$P235];[.$S235];[.$V235];[.$Y235];[.$AB235];[.$AE235];[.$AH235];[.$AK235];[.$AN235];[.$AQ235];[.$AT235])" office:value-type="float"/>
          <table:table-cell table:formula="of:=MAX([.$B235];[.$E235];[.$H235];[.$K235];[.$N235];[.$Q235];[.$T235];[.$W235];[.$Z235];[.$AC235];[.$AF235];[.$AI235];[.$AL235];[.$AO235];[.$AR235])" office:value-type="float"/>
          <table:table-cell table:formula="of:=MAX([.$C235];[.$F235];[.$I235];[.$L235];[.$O235];[.$R235];[.$U235];[.$X235];[.$AA235];[.$AD235];[.$AG235];[.$AJ235];[.$AM235];[.$AP235];[.$AS235])" office:value-type="float"/>
          <table:table-cell table:formula="of:=MAX([.$D235];[.$G235];[.$J235];[.$M235];[.$P235];[.$S235];[.$V235];[.$Y235];[.$AB235];[.$AE235];[.$AH235];[.$AK235];[.$AN235];[.$AQ235];[.$AT235])" office:value-type="float"/>
        </table:table-row>
        <table:table-row table:style-name="ro1">
          <table:table-cell office:value-type="string">
            <text:p>room/room_s24_a2_w5_h29.lp</text:p>
          </table:table-cell>
          <table:table-cell office:value-type="float" office:value="0.07"/>
          <table:table-cell office:value-type="float" office:value="1106.0"/>
          <table:table-cell table:style-name="cellWorst" office:value-type="float" office:value="45.0"/>
          <table:table-cell office:value-type="float" office:value="0.03"/>
          <table:table-cell office:value-type="float" office:value="315.0"/>
          <table:table-cell table:style-name="cellBest" office:value-type="float" office:value="2.0"/>
          <table:table-cell office:value-type="float" office:value="0.01"/>
          <table:table-cell office:value-type="float" office:value="176.0"/>
          <table:table-cell office:value-type="float" office:value="4.0"/>
          <table:table-cell office:value-type="float" office:value="0.02"/>
          <table:table-cell office:value-type="float" office:value="68.0"/>
          <table:table-cell office:value-type="float" office:value="5.0"/>
          <table:table-cell office:value-type="float" office:value="0.02"/>
          <table:table-cell office:value-type="float" office:value="661.0"/>
          <table:table-cell office:value-type="float" office:value="10.0"/>
          <table:table-cell office:value-type="float" office:value="0.02"/>
          <table:table-cell office:value-type="float" office:value="755.0"/>
          <table:table-cell office:value-type="float" office:value="6.0"/>
          <table:table-cell office:value-type="float" office:value="0.03"/>
          <table:table-cell table:style-name="cellBest" office:value-type="float" office:value="29.0"/>
          <table:table-cell office:value-type="float" office:value="4.0"/>
          <table:table-cell office:value-type="float" office:value="0.02"/>
          <table:table-cell office:value-type="float" office:value="32.0"/>
          <table:table-cell office:value-type="float" office:value="6.0"/>
          <table:table-cell office:value-type="float" office:value="0.02"/>
          <table:table-cell office:value-type="float" office:value="662.0"/>
          <table:table-cell office:value-type="float" office:value="10.0"/>
          <table:table-cell office:value-type="float" office:value="0.02"/>
          <table:table-cell office:value-type="float" office:value="107.0"/>
          <table:table-cell office:value-type="float" office:value="10.0"/>
          <table:table-cell office:value-type="float" office:value="0.02"/>
          <table:table-cell office:value-type="float" office:value="107.0"/>
          <table:table-cell office:value-type="float" office:value="10.0"/>
          <table:table-cell office:value-type="float" office:value="0.03"/>
          <table:table-cell office:value-type="float" office:value="138.0"/>
          <table:table-cell office:value-type="float" office:value="21.0"/>
          <table:table-cell office:value-type="float" office:value="0.05"/>
          <table:table-cell office:value-type="float" office:value="448.0"/>
          <table:table-cell office:value-type="float" office:value="10.0"/>
          <table:table-cell office:value-type="float" office:value="0.36"/>
          <table:table-cell table:style-name="cellWorst" office:value-type="float" office:value="20018.0"/>
          <table:table-cell office:value-type="float" office:value="19.0"/>
          <table:table-cell office:value-type="float" office:value="0.02"/>
          <table:table-cell office:value-type="float" office:value="661.0"/>
          <table:table-cell office:value-type="float" office:value="10.0"/>
          <table:table-cell table:formula="of:=MIN([.$B236];[.$E236];[.$H236];[.$K236];[.$N236];[.$Q236];[.$T236];[.$W236];[.$Z236];[.$AC236];[.$AF236];[.$AI236];[.$AL236];[.$AO236];[.$AR236])" office:value-type="float"/>
          <table:table-cell table:formula="of:=MIN([.$C236];[.$F236];[.$I236];[.$L236];[.$O236];[.$R236];[.$U236];[.$X236];[.$AA236];[.$AD236];[.$AG236];[.$AJ236];[.$AM236];[.$AP236];[.$AS236])" office:value-type="float"/>
          <table:table-cell table:formula="of:=MIN([.$D236];[.$G236];[.$J236];[.$M236];[.$P236];[.$S236];[.$V236];[.$Y236];[.$AB236];[.$AE236];[.$AH236];[.$AK236];[.$AN236];[.$AQ236];[.$AT236])" office:value-type="float"/>
          <table:table-cell table:formula="of:=MEDIAN([.$B236];[.$E236];[.$H236];[.$K236];[.$N236];[.$Q236];[.$T236];[.$W236];[.$Z236];[.$AC236];[.$AF236];[.$AI236];[.$AL236];[.$AO236];[.$AR236])" office:value-type="float"/>
          <table:table-cell table:formula="of:=MEDIAN([.$C236];[.$F236];[.$I236];[.$L236];[.$O236];[.$R236];[.$U236];[.$X236];[.$AA236];[.$AD236];[.$AG236];[.$AJ236];[.$AM236];[.$AP236];[.$AS236])" office:value-type="float"/>
          <table:table-cell table:formula="of:=MEDIAN([.$D236];[.$G236];[.$J236];[.$M236];[.$P236];[.$S236];[.$V236];[.$Y236];[.$AB236];[.$AE236];[.$AH236];[.$AK236];[.$AN236];[.$AQ236];[.$AT236])" office:value-type="float"/>
          <table:table-cell table:formula="of:=MAX([.$B236];[.$E236];[.$H236];[.$K236];[.$N236];[.$Q236];[.$T236];[.$W236];[.$Z236];[.$AC236];[.$AF236];[.$AI236];[.$AL236];[.$AO236];[.$AR236])" office:value-type="float"/>
          <table:table-cell table:formula="of:=MAX([.$C236];[.$F236];[.$I236];[.$L236];[.$O236];[.$R236];[.$U236];[.$X236];[.$AA236];[.$AD236];[.$AG236];[.$AJ236];[.$AM236];[.$AP236];[.$AS236])" office:value-type="float"/>
          <table:table-cell table:formula="of:=MAX([.$D236];[.$G236];[.$J236];[.$M236];[.$P236];[.$S236];[.$V236];[.$Y236];[.$AB236];[.$AE236];[.$AH236];[.$AK236];[.$AN236];[.$AQ236];[.$AT236])" office:value-type="float"/>
        </table:table-row>
        <table:table-row table:style-name="ro1">
          <table:table-cell office:value-type="string">
            <text:p>room/room_s24_a3_w5_h8.lp</text:p>
          </table:table-cell>
          <table:table-cell office:value-type="float" office:value="0.01"/>
          <table:table-cell office:value-type="float" office:value="285.0"/>
          <table:table-cell table:style-name="cellWorst" office:value-type="float" office:value="28.0"/>
          <table:table-cell office:value-type="float" office:value="0.0"/>
          <table:table-cell office:value-type="float" office:value="35.0"/>
          <table:table-cell office:value-type="float" office:value="1.0"/>
          <table:table-cell office:value-type="float" office:value="0.0"/>
          <table:table-cell office:value-type="float" office:value="42.0"/>
          <table:table-cell table:style-name="cellBest" office:value-type="float" office:value="0.0"/>
          <table:table-cell office:value-type="float" office:value="0.0"/>
          <table:table-cell office:value-type="float" office:value="28.0"/>
          <table:table-cell office:value-type="float" office:value="3.0"/>
          <table:table-cell office:value-type="float" office:value="0.01"/>
          <table:table-cell office:value-type="float" office:value="55.0"/>
          <table:table-cell office:value-type="float" office:value="8.0"/>
          <table:table-cell office:value-type="float" office:value="0.0"/>
          <table:table-cell office:value-type="float" office:value="82.0"/>
          <table:table-cell office:value-type="float" office:value="3.0"/>
          <table:table-cell office:value-type="float" office:value="0.0"/>
          <table:table-cell office:value-type="float" office:value="26.0"/>
          <table:table-cell office:value-type="float" office:value="5.0"/>
          <table:table-cell office:value-type="float" office:value="0.0"/>
          <table:table-cell table:style-name="cellBest" office:value-type="float" office:value="24.0"/>
          <table:table-cell office:value-type="float" office:value="5.0"/>
          <table:table-cell office:value-type="float" office:value="0.01"/>
          <table:table-cell office:value-type="float" office:value="46.0"/>
          <table:table-cell office:value-type="float" office:value="6.0"/>
          <table:table-cell office:value-type="float" office:value="0.0"/>
          <table:table-cell office:value-type="float" office:value="37.0"/>
          <table:table-cell office:value-type="float" office:value="5.0"/>
          <table:table-cell office:value-type="float" office:value="0.0"/>
          <table:table-cell office:value-type="float" office:value="35.0"/>
          <table:table-cell office:value-type="float" office:value="5.0"/>
          <table:table-cell office:value-type="float" office:value="0.01"/>
          <table:table-cell office:value-type="float" office:value="30.0"/>
          <table:table-cell office:value-type="float" office:value="2.0"/>
          <table:table-cell office:value-type="float" office:value="0.01"/>
          <table:table-cell office:value-type="float" office:value="84.0"/>
          <table:table-cell office:value-type="float" office:value="6.0"/>
          <table:table-cell office:value-type="float" office:value="0.11"/>
          <table:table-cell table:style-name="cellWorst" office:value-type="float" office:value="8008.0"/>
          <table:table-cell office:value-type="float" office:value="8.0"/>
          <table:table-cell office:value-type="float" office:value="0.0"/>
          <table:table-cell office:value-type="float" office:value="55.0"/>
          <table:table-cell office:value-type="float" office:value="8.0"/>
          <table:table-cell table:formula="of:=MIN([.$B237];[.$E237];[.$H237];[.$K237];[.$N237];[.$Q237];[.$T237];[.$W237];[.$Z237];[.$AC237];[.$AF237];[.$AI237];[.$AL237];[.$AO237];[.$AR237])" office:value-type="float"/>
          <table:table-cell table:formula="of:=MIN([.$C237];[.$F237];[.$I237];[.$L237];[.$O237];[.$R237];[.$U237];[.$X237];[.$AA237];[.$AD237];[.$AG237];[.$AJ237];[.$AM237];[.$AP237];[.$AS237])" office:value-type="float"/>
          <table:table-cell table:formula="of:=MIN([.$D237];[.$G237];[.$J237];[.$M237];[.$P237];[.$S237];[.$V237];[.$Y237];[.$AB237];[.$AE237];[.$AH237];[.$AK237];[.$AN237];[.$AQ237];[.$AT237])" office:value-type="float"/>
          <table:table-cell table:formula="of:=MEDIAN([.$B237];[.$E237];[.$H237];[.$K237];[.$N237];[.$Q237];[.$T237];[.$W237];[.$Z237];[.$AC237];[.$AF237];[.$AI237];[.$AL237];[.$AO237];[.$AR237])" office:value-type="float"/>
          <table:table-cell table:formula="of:=MEDIAN([.$C237];[.$F237];[.$I237];[.$L237];[.$O237];[.$R237];[.$U237];[.$X237];[.$AA237];[.$AD237];[.$AG237];[.$AJ237];[.$AM237];[.$AP237];[.$AS237])" office:value-type="float"/>
          <table:table-cell table:formula="of:=MEDIAN([.$D237];[.$G237];[.$J237];[.$M237];[.$P237];[.$S237];[.$V237];[.$Y237];[.$AB237];[.$AE237];[.$AH237];[.$AK237];[.$AN237];[.$AQ237];[.$AT237])" office:value-type="float"/>
          <table:table-cell table:formula="of:=MAX([.$B237];[.$E237];[.$H237];[.$K237];[.$N237];[.$Q237];[.$T237];[.$W237];[.$Z237];[.$AC237];[.$AF237];[.$AI237];[.$AL237];[.$AO237];[.$AR237])" office:value-type="float"/>
          <table:table-cell table:formula="of:=MAX([.$C237];[.$F237];[.$I237];[.$L237];[.$O237];[.$R237];[.$U237];[.$X237];[.$AA237];[.$AD237];[.$AG237];[.$AJ237];[.$AM237];[.$AP237];[.$AS237])" office:value-type="float"/>
          <table:table-cell table:formula="of:=MAX([.$D237];[.$G237];[.$J237];[.$M237];[.$P237];[.$S237];[.$V237];[.$Y237];[.$AB237];[.$AE237];[.$AH237];[.$AK237];[.$AN237];[.$AQ237];[.$AT237])" office:value-type="float"/>
        </table:table-row>
        <table:table-row table:style-name="ro1">
          <table:table-cell office:value-type="string">
            <text:p>room/room_s25_a1_w5_h14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0.0"/>
          <table:table-cell office:value-type="float" office:value="0.09"/>
          <table:table-cell table:style-name="cellWorst" office:value-type="float" office:value="407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38];[.$E238];[.$H238];[.$K238];[.$N238];[.$Q238];[.$T238];[.$W238];[.$Z238];[.$AC238];[.$AF238];[.$AI238];[.$AL238];[.$AO238];[.$AR238])" office:value-type="float"/>
          <table:table-cell table:formula="of:=MIN([.$C238];[.$F238];[.$I238];[.$L238];[.$O238];[.$R238];[.$U238];[.$X238];[.$AA238];[.$AD238];[.$AG238];[.$AJ238];[.$AM238];[.$AP238];[.$AS238])" office:value-type="float"/>
          <table:table-cell table:formula="of:=MIN([.$D238];[.$G238];[.$J238];[.$M238];[.$P238];[.$S238];[.$V238];[.$Y238];[.$AB238];[.$AE238];[.$AH238];[.$AK238];[.$AN238];[.$AQ238];[.$AT238])" office:value-type="float"/>
          <table:table-cell table:formula="of:=MEDIAN([.$B238];[.$E238];[.$H238];[.$K238];[.$N238];[.$Q238];[.$T238];[.$W238];[.$Z238];[.$AC238];[.$AF238];[.$AI238];[.$AL238];[.$AO238];[.$AR238])" office:value-type="float"/>
          <table:table-cell table:formula="of:=MEDIAN([.$C238];[.$F238];[.$I238];[.$L238];[.$O238];[.$R238];[.$U238];[.$X238];[.$AA238];[.$AD238];[.$AG238];[.$AJ238];[.$AM238];[.$AP238];[.$AS238])" office:value-type="float"/>
          <table:table-cell table:formula="of:=MEDIAN([.$D238];[.$G238];[.$J238];[.$M238];[.$P238];[.$S238];[.$V238];[.$Y238];[.$AB238];[.$AE238];[.$AH238];[.$AK238];[.$AN238];[.$AQ238];[.$AT238])" office:value-type="float"/>
          <table:table-cell table:formula="of:=MAX([.$B238];[.$E238];[.$H238];[.$K238];[.$N238];[.$Q238];[.$T238];[.$W238];[.$Z238];[.$AC238];[.$AF238];[.$AI238];[.$AL238];[.$AO238];[.$AR238])" office:value-type="float"/>
          <table:table-cell table:formula="of:=MAX([.$C238];[.$F238];[.$I238];[.$L238];[.$O238];[.$R238];[.$U238];[.$X238];[.$AA238];[.$AD238];[.$AG238];[.$AJ238];[.$AM238];[.$AP238];[.$AS238])" office:value-type="float"/>
          <table:table-cell table:formula="of:=MAX([.$D238];[.$G238];[.$J238];[.$M238];[.$P238];[.$S238];[.$V238];[.$Y238];[.$AB238];[.$AE238];[.$AH238];[.$AK238];[.$AN238];[.$AQ238];[.$AT238])" office:value-type="float"/>
        </table:table-row>
        <table:table-row table:style-name="ro1">
          <table:table-cell office:value-type="string">
            <text:p>room/room_s25_a2_w5_h37.lp</text:p>
          </table:table-cell>
          <table:table-cell office:value-type="float" office:value="0.05"/>
          <table:table-cell office:value-type="float" office:value="2704.0"/>
          <table:table-cell table:style-name="cellWorst" office:value-type="float" office:value="77.0"/>
          <table:table-cell office:value-type="float" office:value="0.02"/>
          <table:table-cell office:value-type="float" office:value="143.0"/>
          <table:table-cell office:value-type="float" office:value="6.0"/>
          <table:table-cell office:value-type="float" office:value="0.01"/>
          <table:table-cell office:value-type="float" office:value="169.0"/>
          <table:table-cell table:style-name="cellBest" office:value-type="float" office:value="1.0"/>
          <table:table-cell office:value-type="float" office:value="0.02"/>
          <table:table-cell table:style-name="cellBest" office:value-type="float" office:value="61.0"/>
          <table:table-cell office:value-type="float" office:value="14.0"/>
          <table:table-cell office:value-type="float" office:value="0.03"/>
          <table:table-cell office:value-type="float" office:value="698.0"/>
          <table:table-cell office:value-type="float" office:value="21.0"/>
          <table:table-cell office:value-type="float" office:value="0.03"/>
          <table:table-cell office:value-type="float" office:value="113.0"/>
          <table:table-cell office:value-type="float" office:value="6.0"/>
          <table:table-cell office:value-type="float" office:value="0.04"/>
          <table:table-cell office:value-type="float" office:value="109.0"/>
          <table:table-cell office:value-type="float" office:value="13.0"/>
          <table:table-cell office:value-type="float" office:value="0.03"/>
          <table:table-cell office:value-type="float" office:value="99.0"/>
          <table:table-cell office:value-type="float" office:value="10.0"/>
          <table:table-cell office:value-type="float" office:value="0.04"/>
          <table:table-cell office:value-type="float" office:value="695.0"/>
          <table:table-cell office:value-type="float" office:value="21.0"/>
          <table:table-cell office:value-type="float" office:value="0.03"/>
          <table:table-cell office:value-type="float" office:value="278.0"/>
          <table:table-cell office:value-type="float" office:value="20.0"/>
          <table:table-cell office:value-type="float" office:value="0.03"/>
          <table:table-cell office:value-type="float" office:value="278.0"/>
          <table:table-cell office:value-type="float" office:value="20.0"/>
          <table:table-cell office:value-type="float" office:value="0.09"/>
          <table:table-cell office:value-type="float" office:value="475.0"/>
          <table:table-cell office:value-type="float" office:value="23.0"/>
          <table:table-cell office:value-type="float" office:value="0.09"/>
          <table:table-cell office:value-type="float" office:value="970.0"/>
          <table:table-cell office:value-type="float" office:value="30.0"/>
          <table:table-cell office:value-type="float" office:value="1.03"/>
          <table:table-cell table:style-name="cellWorst" office:value-type="float" office:value="43353.0"/>
          <table:table-cell office:value-type="float" office:value="20.0"/>
          <table:table-cell office:value-type="float" office:value="0.03"/>
          <table:table-cell office:value-type="float" office:value="714.0"/>
          <table:table-cell office:value-type="float" office:value="25.0"/>
          <table:table-cell table:formula="of:=MIN([.$B239];[.$E239];[.$H239];[.$K239];[.$N239];[.$Q239];[.$T239];[.$W239];[.$Z239];[.$AC239];[.$AF239];[.$AI239];[.$AL239];[.$AO239];[.$AR239])" office:value-type="float"/>
          <table:table-cell table:formula="of:=MIN([.$C239];[.$F239];[.$I239];[.$L239];[.$O239];[.$R239];[.$U239];[.$X239];[.$AA239];[.$AD239];[.$AG239];[.$AJ239];[.$AM239];[.$AP239];[.$AS239])" office:value-type="float"/>
          <table:table-cell table:formula="of:=MIN([.$D239];[.$G239];[.$J239];[.$M239];[.$P239];[.$S239];[.$V239];[.$Y239];[.$AB239];[.$AE239];[.$AH239];[.$AK239];[.$AN239];[.$AQ239];[.$AT239])" office:value-type="float"/>
          <table:table-cell table:formula="of:=MEDIAN([.$B239];[.$E239];[.$H239];[.$K239];[.$N239];[.$Q239];[.$T239];[.$W239];[.$Z239];[.$AC239];[.$AF239];[.$AI239];[.$AL239];[.$AO239];[.$AR239])" office:value-type="float"/>
          <table:table-cell table:formula="of:=MEDIAN([.$C239];[.$F239];[.$I239];[.$L239];[.$O239];[.$R239];[.$U239];[.$X239];[.$AA239];[.$AD239];[.$AG239];[.$AJ239];[.$AM239];[.$AP239];[.$AS239])" office:value-type="float"/>
          <table:table-cell table:formula="of:=MEDIAN([.$D239];[.$G239];[.$J239];[.$M239];[.$P239];[.$S239];[.$V239];[.$Y239];[.$AB239];[.$AE239];[.$AH239];[.$AK239];[.$AN239];[.$AQ239];[.$AT239])" office:value-type="float"/>
          <table:table-cell table:formula="of:=MAX([.$B239];[.$E239];[.$H239];[.$K239];[.$N239];[.$Q239];[.$T239];[.$W239];[.$Z239];[.$AC239];[.$AF239];[.$AI239];[.$AL239];[.$AO239];[.$AR239])" office:value-type="float"/>
          <table:table-cell table:formula="of:=MAX([.$C239];[.$F239];[.$I239];[.$L239];[.$O239];[.$R239];[.$U239];[.$X239];[.$AA239];[.$AD239];[.$AG239];[.$AJ239];[.$AM239];[.$AP239];[.$AS239])" office:value-type="float"/>
          <table:table-cell table:formula="of:=MAX([.$D239];[.$G239];[.$J239];[.$M239];[.$P239];[.$S239];[.$V239];[.$Y239];[.$AB239];[.$AE239];[.$AH239];[.$AK239];[.$AN239];[.$AQ239];[.$AT239])" office:value-type="float"/>
        </table:table-row>
        <table:table-row table:style-name="ro1">
          <table:table-cell office:value-type="string">
            <text:p>room/room_s25_a3_w5_h8.lp</text:p>
          </table:table-cell>
          <table:table-cell office:value-type="float" office:value="0.01"/>
          <table:table-cell office:value-type="float" office:value="47.0"/>
          <table:table-cell table:style-name="cellWorst" office:value-type="float" office:value="10.0"/>
          <table:table-cell office:value-type="float" office:value="0.0"/>
          <table:table-cell office:value-type="float" office:value="25.0"/>
          <table:table-cell office:value-type="float" office:value="2.0"/>
          <table:table-cell office:value-type="float" office:value="0.0"/>
          <table:table-cell table:style-name="cellBest" office:value-type="float" office:value="12.0"/>
          <table:table-cell table:style-name="cellBest" office:value-type="float" office:value="0.0"/>
          <table:table-cell office:value-type="float" office:value="0.01"/>
          <table:table-cell office:value-type="float" office:value="25.0"/>
          <table:table-cell office:value-type="float" office:value="6.0"/>
          <table:table-cell office:value-type="float" office:value="0.0"/>
          <table:table-cell office:value-type="float" office:value="25.0"/>
          <table:table-cell office:value-type="float" office:value="3.0"/>
          <table:table-cell office:value-type="float" office:value="0.0"/>
          <table:table-cell office:value-type="float" office:value="81.0"/>
          <table:table-cell office:value-type="float" office:value="2.0"/>
          <table:table-cell office:value-type="float" office:value="0.01"/>
          <table:table-cell office:value-type="float" office:value="37.0"/>
          <table:table-cell office:value-type="float" office:value="6.0"/>
          <table:table-cell office:value-type="float" office:value="0.01"/>
          <table:table-cell office:value-type="float" office:value="35.0"/>
          <table:table-cell office:value-type="float" office:value="6.0"/>
          <table:table-cell office:value-type="float" office:value="0.01"/>
          <table:table-cell office:value-type="float" office:value="27.0"/>
          <table:table-cell office:value-type="float" office:value="3.0"/>
          <table:table-cell office:value-type="float" office:value="0.0"/>
          <table:table-cell office:value-type="float" office:value="15.0"/>
          <table:table-cell office:value-type="float" office:value="2.0"/>
          <table:table-cell office:value-type="float" office:value="0.0"/>
          <table:table-cell office:value-type="float" office:value="15.0"/>
          <table:table-cell office:value-type="float" office:value="2.0"/>
          <table:table-cell office:value-type="float" office:value="0.0"/>
          <table:table-cell office:value-type="float" office:value="21.0"/>
          <table:table-cell office:value-type="float" office:value="1.0"/>
          <table:table-cell office:value-type="float" office:value="0.01"/>
          <table:table-cell office:value-type="float" office:value="43.0"/>
          <table:table-cell office:value-type="float" office:value="3.0"/>
          <table:table-cell office:value-type="float" office:value="0.13"/>
          <table:table-cell table:style-name="cellWorst" office:value-type="float" office:value="8127.0"/>
          <table:table-cell office:value-type="float" office:value="3.0"/>
          <table:table-cell office:value-type="float" office:value="0.0"/>
          <table:table-cell office:value-type="float" office:value="25.0"/>
          <table:table-cell office:value-type="float" office:value="3.0"/>
          <table:table-cell table:formula="of:=MIN([.$B240];[.$E240];[.$H240];[.$K240];[.$N240];[.$Q240];[.$T240];[.$W240];[.$Z240];[.$AC240];[.$AF240];[.$AI240];[.$AL240];[.$AO240];[.$AR240])" office:value-type="float"/>
          <table:table-cell table:formula="of:=MIN([.$C240];[.$F240];[.$I240];[.$L240];[.$O240];[.$R240];[.$U240];[.$X240];[.$AA240];[.$AD240];[.$AG240];[.$AJ240];[.$AM240];[.$AP240];[.$AS240])" office:value-type="float"/>
          <table:table-cell table:formula="of:=MIN([.$D240];[.$G240];[.$J240];[.$M240];[.$P240];[.$S240];[.$V240];[.$Y240];[.$AB240];[.$AE240];[.$AH240];[.$AK240];[.$AN240];[.$AQ240];[.$AT240])" office:value-type="float"/>
          <table:table-cell table:formula="of:=MEDIAN([.$B240];[.$E240];[.$H240];[.$K240];[.$N240];[.$Q240];[.$T240];[.$W240];[.$Z240];[.$AC240];[.$AF240];[.$AI240];[.$AL240];[.$AO240];[.$AR240])" office:value-type="float"/>
          <table:table-cell table:formula="of:=MEDIAN([.$C240];[.$F240];[.$I240];[.$L240];[.$O240];[.$R240];[.$U240];[.$X240];[.$AA240];[.$AD240];[.$AG240];[.$AJ240];[.$AM240];[.$AP240];[.$AS240])" office:value-type="float"/>
          <table:table-cell table:formula="of:=MEDIAN([.$D240];[.$G240];[.$J240];[.$M240];[.$P240];[.$S240];[.$V240];[.$Y240];[.$AB240];[.$AE240];[.$AH240];[.$AK240];[.$AN240];[.$AQ240];[.$AT240])" office:value-type="float"/>
          <table:table-cell table:formula="of:=MAX([.$B240];[.$E240];[.$H240];[.$K240];[.$N240];[.$Q240];[.$T240];[.$W240];[.$Z240];[.$AC240];[.$AF240];[.$AI240];[.$AL240];[.$AO240];[.$AR240])" office:value-type="float"/>
          <table:table-cell table:formula="of:=MAX([.$C240];[.$F240];[.$I240];[.$L240];[.$O240];[.$R240];[.$U240];[.$X240];[.$AA240];[.$AD240];[.$AG240];[.$AJ240];[.$AM240];[.$AP240];[.$AS240])" office:value-type="float"/>
          <table:table-cell table:formula="of:=MAX([.$D240];[.$G240];[.$J240];[.$M240];[.$P240];[.$S240];[.$V240];[.$Y240];[.$AB240];[.$AE240];[.$AH240];[.$AK240];[.$AN240];[.$AQ240];[.$AT240])" office:value-type="float"/>
        </table:table-row>
        <table:table-row table:style-name="ro1">
          <table:table-cell office:value-type="string">
            <text:p>room/room_s26_a1_w5_h4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0.01"/>
          <table:table-cell table:style-name="cellWorst" office:value-type="float" office:value="107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41];[.$E241];[.$H241];[.$K241];[.$N241];[.$Q241];[.$T241];[.$W241];[.$Z241];[.$AC241];[.$AF241];[.$AI241];[.$AL241];[.$AO241];[.$AR241])" office:value-type="float"/>
          <table:table-cell table:formula="of:=MIN([.$C241];[.$F241];[.$I241];[.$L241];[.$O241];[.$R241];[.$U241];[.$X241];[.$AA241];[.$AD241];[.$AG241];[.$AJ241];[.$AM241];[.$AP241];[.$AS241])" office:value-type="float"/>
          <table:table-cell table:formula="of:=MIN([.$D241];[.$G241];[.$J241];[.$M241];[.$P241];[.$S241];[.$V241];[.$Y241];[.$AB241];[.$AE241];[.$AH241];[.$AK241];[.$AN241];[.$AQ241];[.$AT241])" office:value-type="float"/>
          <table:table-cell table:formula="of:=MEDIAN([.$B241];[.$E241];[.$H241];[.$K241];[.$N241];[.$Q241];[.$T241];[.$W241];[.$Z241];[.$AC241];[.$AF241];[.$AI241];[.$AL241];[.$AO241];[.$AR241])" office:value-type="float"/>
          <table:table-cell table:formula="of:=MEDIAN([.$C241];[.$F241];[.$I241];[.$L241];[.$O241];[.$R241];[.$U241];[.$X241];[.$AA241];[.$AD241];[.$AG241];[.$AJ241];[.$AM241];[.$AP241];[.$AS241])" office:value-type="float"/>
          <table:table-cell table:formula="of:=MEDIAN([.$D241];[.$G241];[.$J241];[.$M241];[.$P241];[.$S241];[.$V241];[.$Y241];[.$AB241];[.$AE241];[.$AH241];[.$AK241];[.$AN241];[.$AQ241];[.$AT241])" office:value-type="float"/>
          <table:table-cell table:formula="of:=MAX([.$B241];[.$E241];[.$H241];[.$K241];[.$N241];[.$Q241];[.$T241];[.$W241];[.$Z241];[.$AC241];[.$AF241];[.$AI241];[.$AL241];[.$AO241];[.$AR241])" office:value-type="float"/>
          <table:table-cell table:formula="of:=MAX([.$C241];[.$F241];[.$I241];[.$L241];[.$O241];[.$R241];[.$U241];[.$X241];[.$AA241];[.$AD241];[.$AG241];[.$AJ241];[.$AM241];[.$AP241];[.$AS241])" office:value-type="float"/>
          <table:table-cell table:formula="of:=MAX([.$D241];[.$G241];[.$J241];[.$M241];[.$P241];[.$S241];[.$V241];[.$Y241];[.$AB241];[.$AE241];[.$AH241];[.$AK241];[.$AN241];[.$AQ241];[.$AT241])" office:value-type="float"/>
        </table:table-row>
        <table:table-row table:style-name="ro1">
          <table:table-cell office:value-type="string">
            <text:p>room/room_s26_a2_w5_h8.lp</text:p>
          </table:table-cell>
          <table:table-cell office:value-type="float" office:value="0.0"/>
          <table:table-cell office:value-type="float" office:value="200.0"/>
          <table:table-cell table:style-name="cellWorst" office:value-type="float" office:value="7.0"/>
          <table:table-cell office:value-type="float" office:value="0.0"/>
          <table:table-cell office:value-type="float" office:value="30.0"/>
          <table:table-cell office:value-type="float" office:value="1.0"/>
          <table:table-cell office:value-type="float" office:value="0.0"/>
          <table:table-cell office:value-type="float" office:value="29.0"/>
          <table:table-cell table:style-name="cellBest" office:value-type="float" office:value="0.0"/>
          <table:table-cell office:value-type="float" office:value="0.0"/>
          <table:table-cell office:value-type="float" office:value="16.0"/>
          <table:table-cell office:value-type="float" office:value="1.0"/>
          <table:table-cell office:value-type="float" office:value="0.0"/>
          <table:table-cell office:value-type="float" office:value="26.0"/>
          <table:table-cell office:value-type="float" office:value="2.0"/>
          <table:table-cell office:value-type="float" office:value="0.0"/>
          <table:table-cell office:value-type="float" office:value="61.0"/>
          <table:table-cell office:value-type="float" office:value="1.0"/>
          <table:table-cell office:value-type="float" office:value="0.01"/>
          <table:table-cell office:value-type="float" office:value="14.0"/>
          <table:table-cell office:value-type="float" office:value="2.0"/>
          <table:table-cell office:value-type="float" office:value="0.0"/>
          <table:table-cell office:value-type="float" office:value="13.0"/>
          <table:table-cell office:value-type="float" office:value="2.0"/>
          <table:table-cell office:value-type="float" office:value="0.01"/>
          <table:table-cell office:value-type="float" office:value="27.0"/>
          <table:table-cell office:value-type="float" office:value="2.0"/>
          <table:table-cell office:value-type="float" office:value="0.0"/>
          <table:table-cell table:style-name="cellBest" office:value-type="float" office:value="11.0"/>
          <table:table-cell office:value-type="float" office:value="2.0"/>
          <table:table-cell office:value-type="float" office:value="0.0"/>
          <table:table-cell table:style-name="cellBest" office:value-type="float" office:value="11.0"/>
          <table:table-cell office:value-type="float" office:value="2.0"/>
          <table:table-cell office:value-type="float" office:value="0.0"/>
          <table:table-cell office:value-type="float" office:value="18.0"/>
          <table:table-cell office:value-type="float" office:value="1.0"/>
          <table:table-cell office:value-type="float" office:value="0.01"/>
          <table:table-cell office:value-type="float" office:value="29.0"/>
          <table:table-cell office:value-type="float" office:value="3.0"/>
          <table:table-cell office:value-type="float" office:value="0.08"/>
          <table:table-cell table:style-name="cellWorst" office:value-type="float" office:value="5737.0"/>
          <table:table-cell office:value-type="float" office:value="2.0"/>
          <table:table-cell office:value-type="float" office:value="0.0"/>
          <table:table-cell office:value-type="float" office:value="26.0"/>
          <table:table-cell office:value-type="float" office:value="2.0"/>
          <table:table-cell table:formula="of:=MIN([.$B242];[.$E242];[.$H242];[.$K242];[.$N242];[.$Q242];[.$T242];[.$W242];[.$Z242];[.$AC242];[.$AF242];[.$AI242];[.$AL242];[.$AO242];[.$AR242])" office:value-type="float"/>
          <table:table-cell table:formula="of:=MIN([.$C242];[.$F242];[.$I242];[.$L242];[.$O242];[.$R242];[.$U242];[.$X242];[.$AA242];[.$AD242];[.$AG242];[.$AJ242];[.$AM242];[.$AP242];[.$AS242])" office:value-type="float"/>
          <table:table-cell table:formula="of:=MIN([.$D242];[.$G242];[.$J242];[.$M242];[.$P242];[.$S242];[.$V242];[.$Y242];[.$AB242];[.$AE242];[.$AH242];[.$AK242];[.$AN242];[.$AQ242];[.$AT242])" office:value-type="float"/>
          <table:table-cell table:formula="of:=MEDIAN([.$B242];[.$E242];[.$H242];[.$K242];[.$N242];[.$Q242];[.$T242];[.$W242];[.$Z242];[.$AC242];[.$AF242];[.$AI242];[.$AL242];[.$AO242];[.$AR242])" office:value-type="float"/>
          <table:table-cell table:formula="of:=MEDIAN([.$C242];[.$F242];[.$I242];[.$L242];[.$O242];[.$R242];[.$U242];[.$X242];[.$AA242];[.$AD242];[.$AG242];[.$AJ242];[.$AM242];[.$AP242];[.$AS242])" office:value-type="float"/>
          <table:table-cell table:formula="of:=MEDIAN([.$D242];[.$G242];[.$J242];[.$M242];[.$P242];[.$S242];[.$V242];[.$Y242];[.$AB242];[.$AE242];[.$AH242];[.$AK242];[.$AN242];[.$AQ242];[.$AT242])" office:value-type="float"/>
          <table:table-cell table:formula="of:=MAX([.$B242];[.$E242];[.$H242];[.$K242];[.$N242];[.$Q242];[.$T242];[.$W242];[.$Z242];[.$AC242];[.$AF242];[.$AI242];[.$AL242];[.$AO242];[.$AR242])" office:value-type="float"/>
          <table:table-cell table:formula="of:=MAX([.$C242];[.$F242];[.$I242];[.$L242];[.$O242];[.$R242];[.$U242];[.$X242];[.$AA242];[.$AD242];[.$AG242];[.$AJ242];[.$AM242];[.$AP242];[.$AS242])" office:value-type="float"/>
          <table:table-cell table:formula="of:=MAX([.$D242];[.$G242];[.$J242];[.$M242];[.$P242];[.$S242];[.$V242];[.$Y242];[.$AB242];[.$AE242];[.$AH242];[.$AK242];[.$AN242];[.$AQ242];[.$AT242])" office:value-type="float"/>
        </table:table-row>
        <table:table-row table:style-name="ro1">
          <table:table-cell office:value-type="string">
            <text:p>room/room_s26_a3_w5_h32.lp</text:p>
          </table:table-cell>
          <table:table-cell office:value-type="float" office:value="0.19"/>
          <table:table-cell office:value-type="float" office:value="2212.0"/>
          <table:table-cell office:value-type="float" office:value="91.0"/>
          <table:table-cell office:value-type="float" office:value="0.04"/>
          <table:table-cell office:value-type="float" office:value="467.0"/>
          <table:table-cell office:value-type="float" office:value="3.0"/>
          <table:table-cell table:style-name="cellBest" office:value-type="float" office:value="0.03"/>
          <table:table-cell office:value-type="float" office:value="449.0"/>
          <table:table-cell table:style-name="cellBest" office:value-type="float" office:value="0.0"/>
          <table:table-cell office:value-type="float" office:value="0.04"/>
          <table:table-cell office:value-type="float" office:value="114.0"/>
          <table:table-cell office:value-type="float" office:value="9.0"/>
          <table:table-cell office:value-type="float" office:value="0.07"/>
          <table:table-cell office:value-type="float" office:value="813.0"/>
          <table:table-cell office:value-type="float" office:value="17.0"/>
          <table:table-cell office:value-type="float" office:value="0.05"/>
          <table:table-cell office:value-type="float" office:value="4049.0"/>
          <table:table-cell office:value-type="float" office:value="5.0"/>
          <table:table-cell office:value-type="float" office:value="0.06"/>
          <table:table-cell office:value-type="float" office:value="176.0"/>
          <table:table-cell office:value-type="float" office:value="25.0"/>
          <table:table-cell office:value-type="float" office:value="0.05"/>
          <table:table-cell table:style-name="cellBest" office:value-type="float" office:value="104.0"/>
          <table:table-cell office:value-type="float" office:value="18.0"/>
          <table:table-cell office:value-type="float" office:value="0.09"/>
          <table:table-cell office:value-type="float" office:value="895.0"/>
          <table:table-cell office:value-type="float" office:value="24.0"/>
          <table:table-cell office:value-type="float" office:value="0.07"/>
          <table:table-cell office:value-type="float" office:value="242.0"/>
          <table:table-cell office:value-type="float" office:value="13.0"/>
          <table:table-cell office:value-type="float" office:value="0.09"/>
          <table:table-cell office:value-type="float" office:value="242.0"/>
          <table:table-cell office:value-type="float" office:value="13.0"/>
          <table:table-cell office:value-type="float" office:value="0.06"/>
          <table:table-cell office:value-type="float" office:value="162.0"/>
          <table:table-cell office:value-type="float" office:value="9.0"/>
          <table:table-cell office:value-type="float" office:value="0.14"/>
          <table:table-cell office:value-type="float" office:value="931.0"/>
          <table:table-cell office:value-type="float" office:value="17.0"/>
          <table:table-cell table:style-name="cellWorst" office:value-type="float" office:value="7.79"/>
          <table:table-cell table:style-name="cellWorst" office:value-type="float" office:value="350840.0"/>
          <table:table-cell table:style-name="cellWorst" office:value-type="float" office:value="2041.0"/>
          <table:table-cell office:value-type="float" office:value="0.08"/>
          <table:table-cell office:value-type="float" office:value="888.0"/>
          <table:table-cell office:value-type="float" office:value="23.0"/>
          <table:table-cell table:formula="of:=MIN([.$B243];[.$E243];[.$H243];[.$K243];[.$N243];[.$Q243];[.$T243];[.$W243];[.$Z243];[.$AC243];[.$AF243];[.$AI243];[.$AL243];[.$AO243];[.$AR243])" office:value-type="float"/>
          <table:table-cell table:formula="of:=MIN([.$C243];[.$F243];[.$I243];[.$L243];[.$O243];[.$R243];[.$U243];[.$X243];[.$AA243];[.$AD243];[.$AG243];[.$AJ243];[.$AM243];[.$AP243];[.$AS243])" office:value-type="float"/>
          <table:table-cell table:formula="of:=MIN([.$D243];[.$G243];[.$J243];[.$M243];[.$P243];[.$S243];[.$V243];[.$Y243];[.$AB243];[.$AE243];[.$AH243];[.$AK243];[.$AN243];[.$AQ243];[.$AT243])" office:value-type="float"/>
          <table:table-cell table:formula="of:=MEDIAN([.$B243];[.$E243];[.$H243];[.$K243];[.$N243];[.$Q243];[.$T243];[.$W243];[.$Z243];[.$AC243];[.$AF243];[.$AI243];[.$AL243];[.$AO243];[.$AR243])" office:value-type="float"/>
          <table:table-cell table:formula="of:=MEDIAN([.$C243];[.$F243];[.$I243];[.$L243];[.$O243];[.$R243];[.$U243];[.$X243];[.$AA243];[.$AD243];[.$AG243];[.$AJ243];[.$AM243];[.$AP243];[.$AS243])" office:value-type="float"/>
          <table:table-cell table:formula="of:=MEDIAN([.$D243];[.$G243];[.$J243];[.$M243];[.$P243];[.$S243];[.$V243];[.$Y243];[.$AB243];[.$AE243];[.$AH243];[.$AK243];[.$AN243];[.$AQ243];[.$AT243])" office:value-type="float"/>
          <table:table-cell table:formula="of:=MAX([.$B243];[.$E243];[.$H243];[.$K243];[.$N243];[.$Q243];[.$T243];[.$W243];[.$Z243];[.$AC243];[.$AF243];[.$AI243];[.$AL243];[.$AO243];[.$AR243])" office:value-type="float"/>
          <table:table-cell table:formula="of:=MAX([.$C243];[.$F243];[.$I243];[.$L243];[.$O243];[.$R243];[.$U243];[.$X243];[.$AA243];[.$AD243];[.$AG243];[.$AJ243];[.$AM243];[.$AP243];[.$AS243])" office:value-type="float"/>
          <table:table-cell table:formula="of:=MAX([.$D243];[.$G243];[.$J243];[.$M243];[.$P243];[.$S243];[.$V243];[.$Y243];[.$AB243];[.$AE243];[.$AH243];[.$AK243];[.$AN243];[.$AQ243];[.$AT243])" office:value-type="float"/>
        </table:table-row>
        <table:table-row table:style-name="ro1">
          <table:table-cell office:value-type="string">
            <text:p>room/room_s27_a1_w5_h19.lp</text:p>
          </table:table-cell>
          <table:table-cell office:value-type="float" office:value="0.0"/>
          <table:table-cell office:value-type="float" office:value="6.0"/>
          <table:table-cell office:value-type="float" office:value="3.0"/>
          <table:table-cell office:value-type="float" office:value="0.0"/>
          <table:table-cell office:value-type="float" office:value="10.0"/>
          <table:table-cell office:value-type="float" office:value="2.0"/>
          <table:table-cell office:value-type="float" office:value="0.0"/>
          <table:table-cell table:style-name="cellBest" office:value-type="float" office:value="3.0"/>
          <table:table-cell table:style-name="cellBest" office:value-type="float" office:value="0.0"/>
          <table:table-cell office:value-type="float" office:value="0.0"/>
          <table:table-cell office:value-type="float" office:value="9.0"/>
          <table:table-cell office:value-type="float" office:value="3.0"/>
          <table:table-cell office:value-type="float" office:value="0.0"/>
          <table:table-cell office:value-type="float" office:value="65.0"/>
          <table:table-cell office:value-type="float" office:value="4.0"/>
          <table:table-cell office:value-type="float" office:value="0.0"/>
          <table:table-cell office:value-type="float" office:value="9.0"/>
          <table:table-cell office:value-type="float" office:value="3.0"/>
          <table:table-cell office:value-type="float" office:value="0.0"/>
          <table:table-cell office:value-type="float" office:value="11.0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2.0"/>
          <table:table-cell office:value-type="float" office:value="0.0"/>
          <table:table-cell office:value-type="float" office:value="11.0"/>
          <table:table-cell office:value-type="float" office:value="1.0"/>
          <table:table-cell office:value-type="float" office:value="0.0"/>
          <table:table-cell office:value-type="float" office:value="31.0"/>
          <table:table-cell office:value-type="float" office:value="7.0"/>
          <table:table-cell office:value-type="float" office:value="0.0"/>
          <table:table-cell office:value-type="float" office:value="31.0"/>
          <table:table-cell office:value-type="float" office:value="7.0"/>
          <table:table-cell office:value-type="float" office:value="0.01"/>
          <table:table-cell office:value-type="float" office:value="46.0"/>
          <table:table-cell table:style-name="cellWorst" office:value-type="float" office:value="12.0"/>
          <table:table-cell office:value-type="float" office:value="0.01"/>
          <table:table-cell office:value-type="float" office:value="43.0"/>
          <table:table-cell office:value-type="float" office:value="4.0"/>
          <table:table-cell office:value-type="float" office:value="0.15"/>
          <table:table-cell table:style-name="cellWorst" office:value-type="float" office:value="7122.0"/>
          <table:table-cell office:value-type="float" office:value="4.0"/>
          <table:table-cell office:value-type="float" office:value="0.0"/>
          <table:table-cell office:value-type="float" office:value="65.0"/>
          <table:table-cell office:value-type="float" office:value="4.0"/>
          <table:table-cell table:formula="of:=MIN([.$B244];[.$E244];[.$H244];[.$K244];[.$N244];[.$Q244];[.$T244];[.$W244];[.$Z244];[.$AC244];[.$AF244];[.$AI244];[.$AL244];[.$AO244];[.$AR244])" office:value-type="float"/>
          <table:table-cell table:formula="of:=MIN([.$C244];[.$F244];[.$I244];[.$L244];[.$O244];[.$R244];[.$U244];[.$X244];[.$AA244];[.$AD244];[.$AG244];[.$AJ244];[.$AM244];[.$AP244];[.$AS244])" office:value-type="float"/>
          <table:table-cell table:formula="of:=MIN([.$D244];[.$G244];[.$J244];[.$M244];[.$P244];[.$S244];[.$V244];[.$Y244];[.$AB244];[.$AE244];[.$AH244];[.$AK244];[.$AN244];[.$AQ244];[.$AT244])" office:value-type="float"/>
          <table:table-cell table:formula="of:=MEDIAN([.$B244];[.$E244];[.$H244];[.$K244];[.$N244];[.$Q244];[.$T244];[.$W244];[.$Z244];[.$AC244];[.$AF244];[.$AI244];[.$AL244];[.$AO244];[.$AR244])" office:value-type="float"/>
          <table:table-cell table:formula="of:=MEDIAN([.$C244];[.$F244];[.$I244];[.$L244];[.$O244];[.$R244];[.$U244];[.$X244];[.$AA244];[.$AD244];[.$AG244];[.$AJ244];[.$AM244];[.$AP244];[.$AS244])" office:value-type="float"/>
          <table:table-cell table:formula="of:=MEDIAN([.$D244];[.$G244];[.$J244];[.$M244];[.$P244];[.$S244];[.$V244];[.$Y244];[.$AB244];[.$AE244];[.$AH244];[.$AK244];[.$AN244];[.$AQ244];[.$AT244])" office:value-type="float"/>
          <table:table-cell table:formula="of:=MAX([.$B244];[.$E244];[.$H244];[.$K244];[.$N244];[.$Q244];[.$T244];[.$W244];[.$Z244];[.$AC244];[.$AF244];[.$AI244];[.$AL244];[.$AO244];[.$AR244])" office:value-type="float"/>
          <table:table-cell table:formula="of:=MAX([.$C244];[.$F244];[.$I244];[.$L244];[.$O244];[.$R244];[.$U244];[.$X244];[.$AA244];[.$AD244];[.$AG244];[.$AJ244];[.$AM244];[.$AP244];[.$AS244])" office:value-type="float"/>
          <table:table-cell table:formula="of:=MAX([.$D244];[.$G244];[.$J244];[.$M244];[.$P244];[.$S244];[.$V244];[.$Y244];[.$AB244];[.$AE244];[.$AH244];[.$AK244];[.$AN244];[.$AQ244];[.$AT244])" office:value-type="float"/>
        </table:table-row>
        <table:table-row table:style-name="ro1">
          <table:table-cell office:value-type="string">
            <text:p>room/room_s27_a2_w5_h28.lp</text:p>
          </table:table-cell>
          <table:table-cell office:value-type="float" office:value="0.02"/>
          <table:table-cell office:value-type="float" office:value="529.0"/>
          <table:table-cell table:style-name="cellWorst" office:value-type="float" office:value="37.0"/>
          <table:table-cell office:value-type="float" office:value="0.01"/>
          <table:table-cell office:value-type="float" office:value="53.0"/>
          <table:table-cell table:style-name="cellBest" office:value-type="float" office:value="1.0"/>
          <table:table-cell office:value-type="float" office:value="0.01"/>
          <table:table-cell office:value-type="float" office:value="85.0"/>
          <table:table-cell office:value-type="float" office:value="2.0"/>
          <table:table-cell office:value-type="float" office:value="0.01"/>
          <table:table-cell office:value-type="float" office:value="51.0"/>
          <table:table-cell office:value-type="float" office:value="8.0"/>
          <table:table-cell office:value-type="float" office:value="0.02"/>
          <table:table-cell office:value-type="float" office:value="322.0"/>
          <table:table-cell office:value-type="float" office:value="17.0"/>
          <table:table-cell office:value-type="float" office:value="0.01"/>
          <table:table-cell office:value-type="float" office:value="314.0"/>
          <table:table-cell office:value-type="float" office:value="3.0"/>
          <table:table-cell office:value-type="float" office:value="0.02"/>
          <table:table-cell office:value-type="float" office:value="28.0"/>
          <table:table-cell office:value-type="float" office:value="6.0"/>
          <table:table-cell office:value-type="float" office:value="0.01"/>
          <table:table-cell table:style-name="cellBest" office:value-type="float" office:value="27.0"/>
          <table:table-cell office:value-type="float" office:value="6.0"/>
          <table:table-cell office:value-type="float" office:value="0.02"/>
          <table:table-cell office:value-type="float" office:value="323.0"/>
          <table:table-cell office:value-type="float" office:value="17.0"/>
          <table:table-cell office:value-type="float" office:value="0.02"/>
          <table:table-cell office:value-type="float" office:value="176.0"/>
          <table:table-cell office:value-type="float" office:value="17.0"/>
          <table:table-cell office:value-type="float" office:value="0.02"/>
          <table:table-cell office:value-type="float" office:value="176.0"/>
          <table:table-cell office:value-type="float" office:value="17.0"/>
          <table:table-cell office:value-type="float" office:value="0.02"/>
          <table:table-cell office:value-type="float" office:value="89.0"/>
          <table:table-cell office:value-type="float" office:value="23.0"/>
          <table:table-cell office:value-type="float" office:value="0.04"/>
          <table:table-cell office:value-type="float" office:value="350.0"/>
          <table:table-cell office:value-type="float" office:value="17.0"/>
          <table:table-cell office:value-type="float" office:value="0.88"/>
          <table:table-cell table:style-name="cellWorst" office:value-type="float" office:value="24596.0"/>
          <table:table-cell office:value-type="float" office:value="29.0"/>
          <table:table-cell office:value-type="float" office:value="0.02"/>
          <table:table-cell office:value-type="float" office:value="321.0"/>
          <table:table-cell office:value-type="float" office:value="17.0"/>
          <table:table-cell table:formula="of:=MIN([.$B245];[.$E245];[.$H245];[.$K245];[.$N245];[.$Q245];[.$T245];[.$W245];[.$Z245];[.$AC245];[.$AF245];[.$AI245];[.$AL245];[.$AO245];[.$AR245])" office:value-type="float"/>
          <table:table-cell table:formula="of:=MIN([.$C245];[.$F245];[.$I245];[.$L245];[.$O245];[.$R245];[.$U245];[.$X245];[.$AA245];[.$AD245];[.$AG245];[.$AJ245];[.$AM245];[.$AP245];[.$AS245])" office:value-type="float"/>
          <table:table-cell table:formula="of:=MIN([.$D245];[.$G245];[.$J245];[.$M245];[.$P245];[.$S245];[.$V245];[.$Y245];[.$AB245];[.$AE245];[.$AH245];[.$AK245];[.$AN245];[.$AQ245];[.$AT245])" office:value-type="float"/>
          <table:table-cell table:formula="of:=MEDIAN([.$B245];[.$E245];[.$H245];[.$K245];[.$N245];[.$Q245];[.$T245];[.$W245];[.$Z245];[.$AC245];[.$AF245];[.$AI245];[.$AL245];[.$AO245];[.$AR245])" office:value-type="float"/>
          <table:table-cell table:formula="of:=MEDIAN([.$C245];[.$F245];[.$I245];[.$L245];[.$O245];[.$R245];[.$U245];[.$X245];[.$AA245];[.$AD245];[.$AG245];[.$AJ245];[.$AM245];[.$AP245];[.$AS245])" office:value-type="float"/>
          <table:table-cell table:formula="of:=MEDIAN([.$D245];[.$G245];[.$J245];[.$M245];[.$P245];[.$S245];[.$V245];[.$Y245];[.$AB245];[.$AE245];[.$AH245];[.$AK245];[.$AN245];[.$AQ245];[.$AT245])" office:value-type="float"/>
          <table:table-cell table:formula="of:=MAX([.$B245];[.$E245];[.$H245];[.$K245];[.$N245];[.$Q245];[.$T245];[.$W245];[.$Z245];[.$AC245];[.$AF245];[.$AI245];[.$AL245];[.$AO245];[.$AR245])" office:value-type="float"/>
          <table:table-cell table:formula="of:=MAX([.$C245];[.$F245];[.$I245];[.$L245];[.$O245];[.$R245];[.$U245];[.$X245];[.$AA245];[.$AD245];[.$AG245];[.$AJ245];[.$AM245];[.$AP245];[.$AS245])" office:value-type="float"/>
          <table:table-cell table:formula="of:=MAX([.$D245];[.$G245];[.$J245];[.$M245];[.$P245];[.$S245];[.$V245];[.$Y245];[.$AB245];[.$AE245];[.$AH245];[.$AK245];[.$AN245];[.$AQ245];[.$AT245])" office:value-type="float"/>
        </table:table-row>
        <table:table-row table:style-name="ro1">
          <table:table-cell office:value-type="string">
            <text:p>room/room_s27_a3_w5_h32.lp</text:p>
          </table:table-cell>
          <table:table-cell office:value-type="float" office:value="0.24"/>
          <table:table-cell office:value-type="float" office:value="7497.0"/>
          <table:table-cell office:value-type="float" office:value="190.0"/>
          <table:table-cell table:style-name="cellBest" office:value-type="float" office:value="0.03"/>
          <table:table-cell office:value-type="float" office:value="325.0"/>
          <table:table-cell office:value-type="float" office:value="3.0"/>
          <table:table-cell office:value-type="float" office:value="0.04"/>
          <table:table-cell office:value-type="float" office:value="936.0"/>
          <table:table-cell table:style-name="cellBest" office:value-type="float" office:value="2.0"/>
          <table:table-cell table:style-name="cellBest" office:value-type="float" office:value="0.03"/>
          <table:table-cell office:value-type="float" office:value="175.0"/>
          <table:table-cell office:value-type="float" office:value="4.0"/>
          <table:table-cell office:value-type="float" office:value="0.12"/>
          <table:table-cell office:value-type="float" office:value="627.0"/>
          <table:table-cell office:value-type="float" office:value="23.0"/>
          <table:table-cell table:style-name="cellBest" office:value-type="float" office:value="0.03"/>
          <table:table-cell office:value-type="float" office:value="3039.0"/>
          <table:table-cell office:value-type="float" office:value="4.0"/>
          <table:table-cell office:value-type="float" office:value="0.05"/>
          <table:table-cell office:value-type="float" office:value="117.0"/>
          <table:table-cell office:value-type="float" office:value="16.0"/>
          <table:table-cell office:value-type="float" office:value="0.04"/>
          <table:table-cell table:style-name="cellBest" office:value-type="float" office:value="110.0"/>
          <table:table-cell office:value-type="float" office:value="16.0"/>
          <table:table-cell office:value-type="float" office:value="0.09"/>
          <table:table-cell office:value-type="float" office:value="629.0"/>
          <table:table-cell office:value-type="float" office:value="23.0"/>
          <table:table-cell office:value-type="float" office:value="0.08"/>
          <table:table-cell office:value-type="float" office:value="528.0"/>
          <table:table-cell office:value-type="float" office:value="21.0"/>
          <table:table-cell office:value-type="float" office:value="0.09"/>
          <table:table-cell office:value-type="float" office:value="528.0"/>
          <table:table-cell office:value-type="float" office:value="21.0"/>
          <table:table-cell office:value-type="float" office:value="0.05"/>
          <table:table-cell office:value-type="float" office:value="174.0"/>
          <table:table-cell office:value-type="float" office:value="23.0"/>
          <table:table-cell office:value-type="float" office:value="0.21"/>
          <table:table-cell office:value-type="float" office:value="1169.0"/>
          <table:table-cell office:value-type="float" office:value="23.0"/>
          <table:table-cell table:style-name="cellWorst" office:value-type="float" office:value="11.02"/>
          <table:table-cell table:style-name="cellWorst" office:value-type="float" office:value="319663.0"/>
          <table:table-cell table:style-name="cellWorst" office:value-type="float" office:value="1799.0"/>
          <table:table-cell office:value-type="float" office:value="0.09"/>
          <table:table-cell office:value-type="float" office:value="627.0"/>
          <table:table-cell office:value-type="float" office:value="23.0"/>
          <table:table-cell table:formula="of:=MIN([.$B246];[.$E246];[.$H246];[.$K246];[.$N246];[.$Q246];[.$T246];[.$W246];[.$Z246];[.$AC246];[.$AF246];[.$AI246];[.$AL246];[.$AO246];[.$AR246])" office:value-type="float"/>
          <table:table-cell table:formula="of:=MIN([.$C246];[.$F246];[.$I246];[.$L246];[.$O246];[.$R246];[.$U246];[.$X246];[.$AA246];[.$AD246];[.$AG246];[.$AJ246];[.$AM246];[.$AP246];[.$AS246])" office:value-type="float"/>
          <table:table-cell table:formula="of:=MIN([.$D246];[.$G246];[.$J246];[.$M246];[.$P246];[.$S246];[.$V246];[.$Y246];[.$AB246];[.$AE246];[.$AH246];[.$AK246];[.$AN246];[.$AQ246];[.$AT246])" office:value-type="float"/>
          <table:table-cell table:formula="of:=MEDIAN([.$B246];[.$E246];[.$H246];[.$K246];[.$N246];[.$Q246];[.$T246];[.$W246];[.$Z246];[.$AC246];[.$AF246];[.$AI246];[.$AL246];[.$AO246];[.$AR246])" office:value-type="float"/>
          <table:table-cell table:formula="of:=MEDIAN([.$C246];[.$F246];[.$I246];[.$L246];[.$O246];[.$R246];[.$U246];[.$X246];[.$AA246];[.$AD246];[.$AG246];[.$AJ246];[.$AM246];[.$AP246];[.$AS246])" office:value-type="float"/>
          <table:table-cell table:formula="of:=MEDIAN([.$D246];[.$G246];[.$J246];[.$M246];[.$P246];[.$S246];[.$V246];[.$Y246];[.$AB246];[.$AE246];[.$AH246];[.$AK246];[.$AN246];[.$AQ246];[.$AT246])" office:value-type="float"/>
          <table:table-cell table:formula="of:=MAX([.$B246];[.$E246];[.$H246];[.$K246];[.$N246];[.$Q246];[.$T246];[.$W246];[.$Z246];[.$AC246];[.$AF246];[.$AI246];[.$AL246];[.$AO246];[.$AR246])" office:value-type="float"/>
          <table:table-cell table:formula="of:=MAX([.$C246];[.$F246];[.$I246];[.$L246];[.$O246];[.$R246];[.$U246];[.$X246];[.$AA246];[.$AD246];[.$AG246];[.$AJ246];[.$AM246];[.$AP246];[.$AS246])" office:value-type="float"/>
          <table:table-cell table:formula="of:=MAX([.$D246];[.$G246];[.$J246];[.$M246];[.$P246];[.$S246];[.$V246];[.$Y246];[.$AB246];[.$AE246];[.$AH246];[.$AK246];[.$AN246];[.$AQ246];[.$AT246])" office:value-type="float"/>
        </table:table-row>
        <table:table-row table:style-name="ro1">
          <table:table-cell office:value-type="string">
            <text:p>room/room_s28_a1_w5_h37.lp</text:p>
          </table:table-cell>
          <table:table-cell office:value-type="float" office:value="0.02"/>
          <table:table-cell office:value-type="float" office:value="83.0"/>
          <table:table-cell table:style-name="cellWorst" office:value-type="float" office:value="25.0"/>
          <table:table-cell office:value-type="float" office:value="0.02"/>
          <table:table-cell office:value-type="float" office:value="20.0"/>
          <table:table-cell office:value-type="float" office:value="5.0"/>
          <table:table-cell office:value-type="float" office:value="0.01"/>
          <table:table-cell office:value-type="float" office:value="74.0"/>
          <table:table-cell office:value-type="float" office:value="14.0"/>
          <table:table-cell office:value-type="float" office:value="0.03"/>
          <table:table-cell office:value-type="float" office:value="18.0"/>
          <table:table-cell office:value-type="float" office:value="5.0"/>
          <table:table-cell office:value-type="float" office:value="0.01"/>
          <table:table-cell office:value-type="float" office:value="251.0"/>
          <table:table-cell office:value-type="float" office:value="15.0"/>
          <table:table-cell office:value-type="float" office:value="0.03"/>
          <table:table-cell table:style-name="cellBest" office:value-type="float" office:value="16.0"/>
          <table:table-cell table:style-name="cellBest" office:value-type="float" office:value="4.0"/>
          <table:table-cell office:value-type="float" office:value="0.03"/>
          <table:table-cell office:value-type="float" office:value="25.0"/>
          <table:table-cell table:style-name="cellBest" office:value-type="float" office:value="4.0"/>
          <table:table-cell office:value-type="float" office:value="0.03"/>
          <table:table-cell office:value-type="float" office:value="18.0"/>
          <table:table-cell table:style-name="cellBest" office:value-type="float" office:value="4.0"/>
          <table:table-cell office:value-type="float" office:value="0.03"/>
          <table:table-cell office:value-type="float" office:value="25.0"/>
          <table:table-cell table:style-name="cellBest" office:value-type="float" office:value="4.0"/>
          <table:table-cell office:value-type="float" office:value="0.01"/>
          <table:table-cell office:value-type="float" office:value="59.0"/>
          <table:table-cell office:value-type="float" office:value="10.0"/>
          <table:table-cell office:value-type="float" office:value="0.01"/>
          <table:table-cell office:value-type="float" office:value="59.0"/>
          <table:table-cell office:value-type="float" office:value="10.0"/>
          <table:table-cell office:value-type="float" office:value="0.03"/>
          <table:table-cell office:value-type="float" office:value="66.0"/>
          <table:table-cell office:value-type="float" office:value="15.0"/>
          <table:table-cell office:value-type="float" office:value="0.04"/>
          <table:table-cell office:value-type="float" office:value="193.0"/>
          <table:table-cell office:value-type="float" office:value="15.0"/>
          <table:table-cell office:value-type="float" office:value="0.5"/>
          <table:table-cell table:style-name="cellWorst" office:value-type="float" office:value="16587.0"/>
          <table:table-cell office:value-type="float" office:value="14.0"/>
          <table:table-cell office:value-type="float" office:value="0.01"/>
          <table:table-cell office:value-type="float" office:value="251.0"/>
          <table:table-cell office:value-type="float" office:value="15.0"/>
          <table:table-cell table:formula="of:=MIN([.$B247];[.$E247];[.$H247];[.$K247];[.$N247];[.$Q247];[.$T247];[.$W247];[.$Z247];[.$AC247];[.$AF247];[.$AI247];[.$AL247];[.$AO247];[.$AR247])" office:value-type="float"/>
          <table:table-cell table:formula="of:=MIN([.$C247];[.$F247];[.$I247];[.$L247];[.$O247];[.$R247];[.$U247];[.$X247];[.$AA247];[.$AD247];[.$AG247];[.$AJ247];[.$AM247];[.$AP247];[.$AS247])" office:value-type="float"/>
          <table:table-cell table:formula="of:=MIN([.$D247];[.$G247];[.$J247];[.$M247];[.$P247];[.$S247];[.$V247];[.$Y247];[.$AB247];[.$AE247];[.$AH247];[.$AK247];[.$AN247];[.$AQ247];[.$AT247])" office:value-type="float"/>
          <table:table-cell table:formula="of:=MEDIAN([.$B247];[.$E247];[.$H247];[.$K247];[.$N247];[.$Q247];[.$T247];[.$W247];[.$Z247];[.$AC247];[.$AF247];[.$AI247];[.$AL247];[.$AO247];[.$AR247])" office:value-type="float"/>
          <table:table-cell table:formula="of:=MEDIAN([.$C247];[.$F247];[.$I247];[.$L247];[.$O247];[.$R247];[.$U247];[.$X247];[.$AA247];[.$AD247];[.$AG247];[.$AJ247];[.$AM247];[.$AP247];[.$AS247])" office:value-type="float"/>
          <table:table-cell table:formula="of:=MEDIAN([.$D247];[.$G247];[.$J247];[.$M247];[.$P247];[.$S247];[.$V247];[.$Y247];[.$AB247];[.$AE247];[.$AH247];[.$AK247];[.$AN247];[.$AQ247];[.$AT247])" office:value-type="float"/>
          <table:table-cell table:formula="of:=MAX([.$B247];[.$E247];[.$H247];[.$K247];[.$N247];[.$Q247];[.$T247];[.$W247];[.$Z247];[.$AC247];[.$AF247];[.$AI247];[.$AL247];[.$AO247];[.$AR247])" office:value-type="float"/>
          <table:table-cell table:formula="of:=MAX([.$C247];[.$F247];[.$I247];[.$L247];[.$O247];[.$R247];[.$U247];[.$X247];[.$AA247];[.$AD247];[.$AG247];[.$AJ247];[.$AM247];[.$AP247];[.$AS247])" office:value-type="float"/>
          <table:table-cell table:formula="of:=MAX([.$D247];[.$G247];[.$J247];[.$M247];[.$P247];[.$S247];[.$V247];[.$Y247];[.$AB247];[.$AE247];[.$AH247];[.$AK247];[.$AN247];[.$AQ247];[.$AT247])" office:value-type="float"/>
        </table:table-row>
        <table:table-row table:style-name="ro1">
          <table:table-cell office:value-type="string">
            <text:p>room/room_s28_a2_w5_h20.lp</text:p>
          </table:table-cell>
          <table:table-cell office:value-type="float" office:value="0.04"/>
          <table:table-cell office:value-type="float" office:value="1196.0"/>
          <table:table-cell table:style-name="cellWorst" office:value-type="float" office:value="59.0"/>
          <table:table-cell office:value-type="float" office:value="0.02"/>
          <table:table-cell office:value-type="float" office:value="192.0"/>
          <table:table-cell table:style-name="cellBest" office:value-type="float" office:value="2.0"/>
          <table:table-cell office:value-type="float" office:value="0.01"/>
          <table:table-cell office:value-type="float" office:value="457.0"/>
          <table:table-cell table:style-name="cellBest" office:value-type="float" office:value="2.0"/>
          <table:table-cell office:value-type="float" office:value="0.02"/>
          <table:table-cell office:value-type="float" office:value="46.0"/>
          <table:table-cell table:style-name="cellBest" office:value-type="float" office:value="2.0"/>
          <table:table-cell office:value-type="float" office:value="0.01"/>
          <table:table-cell office:value-type="float" office:value="208.0"/>
          <table:table-cell office:value-type="float" office:value="4.0"/>
          <table:table-cell office:value-type="float" office:value="0.01"/>
          <table:table-cell office:value-type="float" office:value="712.0"/>
          <table:table-cell table:style-name="cellBest" office:value-type="float" office:value="2.0"/>
          <table:table-cell office:value-type="float" office:value="0.02"/>
          <table:table-cell office:value-type="float" office:value="25.0"/>
          <table:table-cell office:value-type="float" office:value="3.0"/>
          <table:table-cell office:value-type="float" office:value="0.01"/>
          <table:table-cell table:style-name="cellBest" office:value-type="float" office:value="24.0"/>
          <table:table-cell office:value-type="float" office:value="3.0"/>
          <table:table-cell office:value-type="float" office:value="0.01"/>
          <table:table-cell office:value-type="float" office:value="209.0"/>
          <table:table-cell office:value-type="float" office:value="4.0"/>
          <table:table-cell office:value-type="float" office:value="0.01"/>
          <table:table-cell office:value-type="float" office:value="38.0"/>
          <table:table-cell office:value-type="float" office:value="4.0"/>
          <table:table-cell office:value-type="float" office:value="0.01"/>
          <table:table-cell office:value-type="float" office:value="38.0"/>
          <table:table-cell office:value-type="float" office:value="4.0"/>
          <table:table-cell office:value-type="float" office:value="0.02"/>
          <table:table-cell office:value-type="float" office:value="64.0"/>
          <table:table-cell table:style-name="cellBest" office:value-type="float" office:value="2.0"/>
          <table:table-cell office:value-type="float" office:value="0.02"/>
          <table:table-cell office:value-type="float" office:value="169.0"/>
          <table:table-cell office:value-type="float" office:value="4.0"/>
          <table:table-cell office:value-type="float" office:value="0.3"/>
          <table:table-cell table:style-name="cellWorst" office:value-type="float" office:value="18619.0"/>
          <table:table-cell office:value-type="float" office:value="4.0"/>
          <table:table-cell office:value-type="float" office:value="0.01"/>
          <table:table-cell office:value-type="float" office:value="208.0"/>
          <table:table-cell office:value-type="float" office:value="4.0"/>
          <table:table-cell table:formula="of:=MIN([.$B248];[.$E248];[.$H248];[.$K248];[.$N248];[.$Q248];[.$T248];[.$W248];[.$Z248];[.$AC248];[.$AF248];[.$AI248];[.$AL248];[.$AO248];[.$AR248])" office:value-type="float"/>
          <table:table-cell table:formula="of:=MIN([.$C248];[.$F248];[.$I248];[.$L248];[.$O248];[.$R248];[.$U248];[.$X248];[.$AA248];[.$AD248];[.$AG248];[.$AJ248];[.$AM248];[.$AP248];[.$AS248])" office:value-type="float"/>
          <table:table-cell table:formula="of:=MIN([.$D248];[.$G248];[.$J248];[.$M248];[.$P248];[.$S248];[.$V248];[.$Y248];[.$AB248];[.$AE248];[.$AH248];[.$AK248];[.$AN248];[.$AQ248];[.$AT248])" office:value-type="float"/>
          <table:table-cell table:formula="of:=MEDIAN([.$B248];[.$E248];[.$H248];[.$K248];[.$N248];[.$Q248];[.$T248];[.$W248];[.$Z248];[.$AC248];[.$AF248];[.$AI248];[.$AL248];[.$AO248];[.$AR248])" office:value-type="float"/>
          <table:table-cell table:formula="of:=MEDIAN([.$C248];[.$F248];[.$I248];[.$L248];[.$O248];[.$R248];[.$U248];[.$X248];[.$AA248];[.$AD248];[.$AG248];[.$AJ248];[.$AM248];[.$AP248];[.$AS248])" office:value-type="float"/>
          <table:table-cell table:formula="of:=MEDIAN([.$D248];[.$G248];[.$J248];[.$M248];[.$P248];[.$S248];[.$V248];[.$Y248];[.$AB248];[.$AE248];[.$AH248];[.$AK248];[.$AN248];[.$AQ248];[.$AT248])" office:value-type="float"/>
          <table:table-cell table:formula="of:=MAX([.$B248];[.$E248];[.$H248];[.$K248];[.$N248];[.$Q248];[.$T248];[.$W248];[.$Z248];[.$AC248];[.$AF248];[.$AI248];[.$AL248];[.$AO248];[.$AR248])" office:value-type="float"/>
          <table:table-cell table:formula="of:=MAX([.$C248];[.$F248];[.$I248];[.$L248];[.$O248];[.$R248];[.$U248];[.$X248];[.$AA248];[.$AD248];[.$AG248];[.$AJ248];[.$AM248];[.$AP248];[.$AS248])" office:value-type="float"/>
          <table:table-cell table:formula="of:=MAX([.$D248];[.$G248];[.$J248];[.$M248];[.$P248];[.$S248];[.$V248];[.$Y248];[.$AB248];[.$AE248];[.$AH248];[.$AK248];[.$AN248];[.$AQ248];[.$AT248])" office:value-type="float"/>
        </table:table-row>
        <table:table-row table:style-name="ro1">
          <table:table-cell office:value-type="string">
            <text:p>room/room_s28_a3_w5_h31.lp</text:p>
          </table:table-cell>
          <table:table-cell office:value-type="float" office:value="0.21"/>
          <table:table-cell office:value-type="float" office:value="3824.0"/>
          <table:table-cell table:style-name="cellWorst" office:value-type="float" office:value="154.0"/>
          <table:table-cell office:value-type="float" office:value="0.07"/>
          <table:table-cell office:value-type="float" office:value="1308.0"/>
          <table:table-cell table:style-name="cellBest" office:value-type="float" office:value="4.0"/>
          <table:table-cell table:style-name="cellBest" office:value-type="float" office:value="0.03"/>
          <table:table-cell office:value-type="float" office:value="535.0"/>
          <table:table-cell office:value-type="float" office:value="7.0"/>
          <table:table-cell office:value-type="float" office:value="0.05"/>
          <table:table-cell office:value-type="float" office:value="139.0"/>
          <table:table-cell office:value-type="float" office:value="5.0"/>
          <table:table-cell office:value-type="float" office:value="0.04"/>
          <table:table-cell office:value-type="float" office:value="630.0"/>
          <table:table-cell office:value-type="float" office:value="12.0"/>
          <table:table-cell office:value-type="float" office:value="0.05"/>
          <table:table-cell office:value-type="float" office:value="3618.0"/>
          <table:table-cell table:style-name="cellBest" office:value-type="float" office:value="4.0"/>
          <table:table-cell office:value-type="float" office:value="0.07"/>
          <table:table-cell office:value-type="float" office:value="173.0"/>
          <table:table-cell office:value-type="float" office:value="19.0"/>
          <table:table-cell office:value-type="float" office:value="0.06"/>
          <table:table-cell office:value-type="float" office:value="196.0"/>
          <table:table-cell office:value-type="float" office:value="16.0"/>
          <table:table-cell office:value-type="float" office:value="0.04"/>
          <table:table-cell office:value-type="float" office:value="631.0"/>
          <table:table-cell office:value-type="float" office:value="12.0"/>
          <table:table-cell table:style-name="cellBest" office:value-type="float" office:value="0.03"/>
          <table:table-cell table:style-name="cellBest" office:value-type="float" office:value="124.0"/>
          <table:table-cell office:value-type="float" office:value="9.0"/>
          <table:table-cell table:style-name="cellBest" office:value-type="float" office:value="0.03"/>
          <table:table-cell table:style-name="cellBest" office:value-type="float" office:value="124.0"/>
          <table:table-cell office:value-type="float" office:value="9.0"/>
          <table:table-cell office:value-type="float" office:value="0.17"/>
          <table:table-cell office:value-type="float" office:value="787.0"/>
          <table:table-cell office:value-type="float" office:value="11.0"/>
          <table:table-cell office:value-type="float" office:value="0.09"/>
          <table:table-cell office:value-type="float" office:value="306.0"/>
          <table:table-cell office:value-type="float" office:value="11.0"/>
          <table:table-cell table:style-name="cellWorst" office:value-type="float" office:value="2.62"/>
          <table:table-cell table:style-name="cellWorst" office:value-type="float" office:value="82769.0"/>
          <table:table-cell office:value-type="float" office:value="39.0"/>
          <table:table-cell office:value-type="float" office:value="0.04"/>
          <table:table-cell office:value-type="float" office:value="630.0"/>
          <table:table-cell office:value-type="float" office:value="12.0"/>
          <table:table-cell table:formula="of:=MIN([.$B249];[.$E249];[.$H249];[.$K249];[.$N249];[.$Q249];[.$T249];[.$W249];[.$Z249];[.$AC249];[.$AF249];[.$AI249];[.$AL249];[.$AO249];[.$AR249])" office:value-type="float"/>
          <table:table-cell table:formula="of:=MIN([.$C249];[.$F249];[.$I249];[.$L249];[.$O249];[.$R249];[.$U249];[.$X249];[.$AA249];[.$AD249];[.$AG249];[.$AJ249];[.$AM249];[.$AP249];[.$AS249])" office:value-type="float"/>
          <table:table-cell table:formula="of:=MIN([.$D249];[.$G249];[.$J249];[.$M249];[.$P249];[.$S249];[.$V249];[.$Y249];[.$AB249];[.$AE249];[.$AH249];[.$AK249];[.$AN249];[.$AQ249];[.$AT249])" office:value-type="float"/>
          <table:table-cell table:formula="of:=MEDIAN([.$B249];[.$E249];[.$H249];[.$K249];[.$N249];[.$Q249];[.$T249];[.$W249];[.$Z249];[.$AC249];[.$AF249];[.$AI249];[.$AL249];[.$AO249];[.$AR249])" office:value-type="float"/>
          <table:table-cell table:formula="of:=MEDIAN([.$C249];[.$F249];[.$I249];[.$L249];[.$O249];[.$R249];[.$U249];[.$X249];[.$AA249];[.$AD249];[.$AG249];[.$AJ249];[.$AM249];[.$AP249];[.$AS249])" office:value-type="float"/>
          <table:table-cell table:formula="of:=MEDIAN([.$D249];[.$G249];[.$J249];[.$M249];[.$P249];[.$S249];[.$V249];[.$Y249];[.$AB249];[.$AE249];[.$AH249];[.$AK249];[.$AN249];[.$AQ249];[.$AT249])" office:value-type="float"/>
          <table:table-cell table:formula="of:=MAX([.$B249];[.$E249];[.$H249];[.$K249];[.$N249];[.$Q249];[.$T249];[.$W249];[.$Z249];[.$AC249];[.$AF249];[.$AI249];[.$AL249];[.$AO249];[.$AR249])" office:value-type="float"/>
          <table:table-cell table:formula="of:=MAX([.$C249];[.$F249];[.$I249];[.$L249];[.$O249];[.$R249];[.$U249];[.$X249];[.$AA249];[.$AD249];[.$AG249];[.$AJ249];[.$AM249];[.$AP249];[.$AS249])" office:value-type="float"/>
          <table:table-cell table:formula="of:=MAX([.$D249];[.$G249];[.$J249];[.$M249];[.$P249];[.$S249];[.$V249];[.$Y249];[.$AB249];[.$AE249];[.$AH249];[.$AK249];[.$AN249];[.$AQ249];[.$AT249])" office:value-type="float"/>
        </table:table-row>
        <table:table-row table:style-name="ro1">
          <table:table-cell office:value-type="string">
            <text:p>room/room_s29_a1_w5_h11.lp</text:p>
          </table:table-cell>
          <table:table-cell office:value-type="float" office:value="0.0"/>
          <table:table-cell office:value-type="float" office:value="4.0"/>
          <table:table-cell office:value-type="float" office:value="2.0"/>
          <table:table-cell office:value-type="float" office:value="0.0"/>
          <table:table-cell office:value-type="float" office:value="6.0"/>
          <table:table-cell office:value-type="float" office:value="1.0"/>
          <table:table-cell office:value-type="float" office:value="0.0"/>
          <table:table-cell table:style-name="cellBest" office:value-type="float" office:value="2.0"/>
          <table:table-cell table:style-name="cellBest" office:value-type="float" office:value="0.0"/>
          <table:table-cell office:value-type="float" office:value="0.0"/>
          <table:table-cell office:value-type="float" office:value="10.0"/>
          <table:table-cell office:value-type="float" office:value="3.0"/>
          <table:table-cell office:value-type="float" office:value="0.0"/>
          <table:table-cell office:value-type="float" office:value="48.0"/>
          <table:table-cell office:value-type="float" office:value="4.0"/>
          <table:table-cell office:value-type="float" office:value="0.0"/>
          <table:table-cell office:value-type="float" office:value="11.0"/>
          <table:table-cell office:value-type="float" office:value="3.0"/>
          <table:table-cell office:value-type="float" office:value="0.0"/>
          <table:table-cell office:value-type="float" office:value="10.0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2.0"/>
          <table:table-cell office:value-type="float" office:value="0.0"/>
          <table:table-cell office:value-type="float" office:value="10.0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2.0"/>
          <table:table-cell office:value-type="float" office:value="0.0"/>
          <table:table-cell office:value-type="float" office:value="4.0"/>
          <table:table-cell office:value-type="float" office:value="2.0"/>
          <table:table-cell office:value-type="float" office:value="0.0"/>
          <table:table-cell office:value-type="float" office:value="11.0"/>
          <table:table-cell office:value-type="float" office:value="2.0"/>
          <table:table-cell office:value-type="float" office:value="0.0"/>
          <table:table-cell office:value-type="float" office:value="23.0"/>
          <table:table-cell office:value-type="float" office:value="4.0"/>
          <table:table-cell office:value-type="float" office:value="0.08"/>
          <table:table-cell table:style-name="cellWorst" office:value-type="float" office:value="4888.0"/>
          <table:table-cell office:value-type="float" office:value="4.0"/>
          <table:table-cell office:value-type="float" office:value="0.0"/>
          <table:table-cell office:value-type="float" office:value="48.0"/>
          <table:table-cell office:value-type="float" office:value="4.0"/>
          <table:table-cell table:formula="of:=MIN([.$B250];[.$E250];[.$H250];[.$K250];[.$N250];[.$Q250];[.$T250];[.$W250];[.$Z250];[.$AC250];[.$AF250];[.$AI250];[.$AL250];[.$AO250];[.$AR250])" office:value-type="float"/>
          <table:table-cell table:formula="of:=MIN([.$C250];[.$F250];[.$I250];[.$L250];[.$O250];[.$R250];[.$U250];[.$X250];[.$AA250];[.$AD250];[.$AG250];[.$AJ250];[.$AM250];[.$AP250];[.$AS250])" office:value-type="float"/>
          <table:table-cell table:formula="of:=MIN([.$D250];[.$G250];[.$J250];[.$M250];[.$P250];[.$S250];[.$V250];[.$Y250];[.$AB250];[.$AE250];[.$AH250];[.$AK250];[.$AN250];[.$AQ250];[.$AT250])" office:value-type="float"/>
          <table:table-cell table:formula="of:=MEDIAN([.$B250];[.$E250];[.$H250];[.$K250];[.$N250];[.$Q250];[.$T250];[.$W250];[.$Z250];[.$AC250];[.$AF250];[.$AI250];[.$AL250];[.$AO250];[.$AR250])" office:value-type="float"/>
          <table:table-cell table:formula="of:=MEDIAN([.$C250];[.$F250];[.$I250];[.$L250];[.$O250];[.$R250];[.$U250];[.$X250];[.$AA250];[.$AD250];[.$AG250];[.$AJ250];[.$AM250];[.$AP250];[.$AS250])" office:value-type="float"/>
          <table:table-cell table:formula="of:=MEDIAN([.$D250];[.$G250];[.$J250];[.$M250];[.$P250];[.$S250];[.$V250];[.$Y250];[.$AB250];[.$AE250];[.$AH250];[.$AK250];[.$AN250];[.$AQ250];[.$AT250])" office:value-type="float"/>
          <table:table-cell table:formula="of:=MAX([.$B250];[.$E250];[.$H250];[.$K250];[.$N250];[.$Q250];[.$T250];[.$W250];[.$Z250];[.$AC250];[.$AF250];[.$AI250];[.$AL250];[.$AO250];[.$AR250])" office:value-type="float"/>
          <table:table-cell table:formula="of:=MAX([.$C250];[.$F250];[.$I250];[.$L250];[.$O250];[.$R250];[.$U250];[.$X250];[.$AA250];[.$AD250];[.$AG250];[.$AJ250];[.$AM250];[.$AP250];[.$AS250])" office:value-type="float"/>
          <table:table-cell table:formula="of:=MAX([.$D250];[.$G250];[.$J250];[.$M250];[.$P250];[.$S250];[.$V250];[.$Y250];[.$AB250];[.$AE250];[.$AH250];[.$AK250];[.$AN250];[.$AQ250];[.$AT250])" office:value-type="float"/>
        </table:table-row>
        <table:table-row table:style-name="ro1">
          <table:table-cell office:value-type="string">
            <text:p>room/room_s29_a2_w5_h32.lp</text:p>
          </table:table-cell>
          <table:table-cell office:value-type="float" office:value="0.12"/>
          <table:table-cell office:value-type="float" office:value="3139.0"/>
          <table:table-cell table:style-name="cellWorst" office:value-type="float" office:value="127.0"/>
          <table:table-cell office:value-type="float" office:value="0.03"/>
          <table:table-cell office:value-type="float" office:value="216.0"/>
          <table:table-cell office:value-type="float" office:value="5.0"/>
          <table:table-cell office:value-type="float" office:value="0.02"/>
          <table:table-cell office:value-type="float" office:value="665.0"/>
          <table:table-cell table:style-name="cellBest" office:value-type="float" office:value="3.0"/>
          <table:table-cell office:value-type="float" office:value="0.03"/>
          <table:table-cell table:style-name="cellBest" office:value-type="float" office:value="84.0"/>
          <table:table-cell office:value-type="float" office:value="5.0"/>
          <table:table-cell office:value-type="float" office:value="0.06"/>
          <table:table-cell office:value-type="float" office:value="261.0"/>
          <table:table-cell office:value-type="float" office:value="20.0"/>
          <table:table-cell office:value-type="float" office:value="0.03"/>
          <table:table-cell office:value-type="float" office:value="3327.0"/>
          <table:table-cell office:value-type="float" office:value="7.0"/>
          <table:table-cell office:value-type="float" office:value="0.05"/>
          <table:table-cell office:value-type="float" office:value="99.0"/>
          <table:table-cell office:value-type="float" office:value="20.0"/>
          <table:table-cell office:value-type="float" office:value="0.04"/>
          <table:table-cell office:value-type="float" office:value="115.0"/>
          <table:table-cell office:value-type="float" office:value="18.0"/>
          <table:table-cell office:value-type="float" office:value="0.08"/>
          <table:table-cell office:value-type="float" office:value="262.0"/>
          <table:table-cell office:value-type="float" office:value="20.0"/>
          <table:table-cell office:value-type="float" office:value="0.03"/>
          <table:table-cell office:value-type="float" office:value="494.0"/>
          <table:table-cell office:value-type="float" office:value="13.0"/>
          <table:table-cell office:value-type="float" office:value="0.03"/>
          <table:table-cell office:value-type="float" office:value="494.0"/>
          <table:table-cell office:value-type="float" office:value="13.0"/>
          <table:table-cell office:value-type="float" office:value="0.21"/>
          <table:table-cell office:value-type="float" office:value="892.0"/>
          <table:table-cell office:value-type="float" office:value="29.0"/>
          <table:table-cell office:value-type="float" office:value="0.15"/>
          <table:table-cell office:value-type="float" office:value="684.0"/>
          <table:table-cell office:value-type="float" office:value="20.0"/>
          <table:table-cell office:value-type="float" office:value="0.89"/>
          <table:table-cell table:style-name="cellWorst" office:value-type="float" office:value="30178.0"/>
          <table:table-cell office:value-type="float" office:value="28.0"/>
          <table:table-cell office:value-type="float" office:value="0.06"/>
          <table:table-cell office:value-type="float" office:value="261.0"/>
          <table:table-cell office:value-type="float" office:value="20.0"/>
          <table:table-cell table:formula="of:=MIN([.$B251];[.$E251];[.$H251];[.$K251];[.$N251];[.$Q251];[.$T251];[.$W251];[.$Z251];[.$AC251];[.$AF251];[.$AI251];[.$AL251];[.$AO251];[.$AR251])" office:value-type="float"/>
          <table:table-cell table:formula="of:=MIN([.$C251];[.$F251];[.$I251];[.$L251];[.$O251];[.$R251];[.$U251];[.$X251];[.$AA251];[.$AD251];[.$AG251];[.$AJ251];[.$AM251];[.$AP251];[.$AS251])" office:value-type="float"/>
          <table:table-cell table:formula="of:=MIN([.$D251];[.$G251];[.$J251];[.$M251];[.$P251];[.$S251];[.$V251];[.$Y251];[.$AB251];[.$AE251];[.$AH251];[.$AK251];[.$AN251];[.$AQ251];[.$AT251])" office:value-type="float"/>
          <table:table-cell table:formula="of:=MEDIAN([.$B251];[.$E251];[.$H251];[.$K251];[.$N251];[.$Q251];[.$T251];[.$W251];[.$Z251];[.$AC251];[.$AF251];[.$AI251];[.$AL251];[.$AO251];[.$AR251])" office:value-type="float"/>
          <table:table-cell table:formula="of:=MEDIAN([.$C251];[.$F251];[.$I251];[.$L251];[.$O251];[.$R251];[.$U251];[.$X251];[.$AA251];[.$AD251];[.$AG251];[.$AJ251];[.$AM251];[.$AP251];[.$AS251])" office:value-type="float"/>
          <table:table-cell table:formula="of:=MEDIAN([.$D251];[.$G251];[.$J251];[.$M251];[.$P251];[.$S251];[.$V251];[.$Y251];[.$AB251];[.$AE251];[.$AH251];[.$AK251];[.$AN251];[.$AQ251];[.$AT251])" office:value-type="float"/>
          <table:table-cell table:formula="of:=MAX([.$B251];[.$E251];[.$H251];[.$K251];[.$N251];[.$Q251];[.$T251];[.$W251];[.$Z251];[.$AC251];[.$AF251];[.$AI251];[.$AL251];[.$AO251];[.$AR251])" office:value-type="float"/>
          <table:table-cell table:formula="of:=MAX([.$C251];[.$F251];[.$I251];[.$L251];[.$O251];[.$R251];[.$U251];[.$X251];[.$AA251];[.$AD251];[.$AG251];[.$AJ251];[.$AM251];[.$AP251];[.$AS251])" office:value-type="float"/>
          <table:table-cell table:formula="of:=MAX([.$D251];[.$G251];[.$J251];[.$M251];[.$P251];[.$S251];[.$V251];[.$Y251];[.$AB251];[.$AE251];[.$AH251];[.$AK251];[.$AN251];[.$AQ251];[.$AT251])" office:value-type="float"/>
        </table:table-row>
        <table:table-row table:style-name="ro1">
          <table:table-cell office:value-type="string">
            <text:p>room/room_s29_a3_w5_h26.lp</text:p>
          </table:table-cell>
          <table:table-cell office:value-type="float" office:value="0.18"/>
          <table:table-cell office:value-type="float" office:value="2900.0"/>
          <table:table-cell office:value-type="float" office:value="136.0"/>
          <table:table-cell table:style-name="cellBest" office:value-type="float" office:value="0.02"/>
          <table:table-cell office:value-type="float" office:value="221.0"/>
          <table:table-cell office:value-type="float" office:value="1.0"/>
          <table:table-cell table:style-name="cellBest" office:value-type="float" office:value="0.02"/>
          <table:table-cell office:value-type="float" office:value="629.0"/>
          <table:table-cell table:style-name="cellBest" office:value-type="float" office:value="0.0"/>
          <table:table-cell office:value-type="float" office:value="0.03"/>
          <table:table-cell office:value-type="float" office:value="122.0"/>
          <table:table-cell office:value-type="float" office:value="5.0"/>
          <table:table-cell office:value-type="float" office:value="0.03"/>
          <table:table-cell office:value-type="float" office:value="254.0"/>
          <table:table-cell office:value-type="float" office:value="9.0"/>
          <table:table-cell office:value-type="float" office:value="0.03"/>
          <table:table-cell office:value-type="float" office:value="2569.0"/>
          <table:table-cell office:value-type="float" office:value="5.0"/>
          <table:table-cell office:value-type="float" office:value="0.06"/>
          <table:table-cell office:value-type="float" office:value="276.0"/>
          <table:table-cell office:value-type="float" office:value="29.0"/>
          <table:table-cell office:value-type="float" office:value="0.06"/>
          <table:table-cell office:value-type="float" office:value="233.0"/>
          <table:table-cell office:value-type="float" office:value="29.0"/>
          <table:table-cell office:value-type="float" office:value="0.03"/>
          <table:table-cell office:value-type="float" office:value="255.0"/>
          <table:table-cell office:value-type="float" office:value="9.0"/>
          <table:table-cell office:value-type="float" office:value="0.03"/>
          <table:table-cell table:style-name="cellBest" office:value-type="float" office:value="114.0"/>
          <table:table-cell office:value-type="float" office:value="8.0"/>
          <table:table-cell office:value-type="float" office:value="0.03"/>
          <table:table-cell table:style-name="cellBest" office:value-type="float" office:value="114.0"/>
          <table:table-cell office:value-type="float" office:value="8.0"/>
          <table:table-cell office:value-type="float" office:value="0.25"/>
          <table:table-cell office:value-type="float" office:value="1199.0"/>
          <table:table-cell office:value-type="float" office:value="23.0"/>
          <table:table-cell office:value-type="float" office:value="0.07"/>
          <table:table-cell office:value-type="float" office:value="239.0"/>
          <table:table-cell office:value-type="float" office:value="9.0"/>
          <table:table-cell table:style-name="cellWorst" office:value-type="float" office:value="100.64"/>
          <table:table-cell table:style-name="cellWorst" office:value-type="float" office:value="3380274.0"/>
          <table:table-cell table:style-name="cellWorst" office:value-type="float" office:value="43656.0"/>
          <table:table-cell office:value-type="float" office:value="0.04"/>
          <table:table-cell office:value-type="float" office:value="254.0"/>
          <table:table-cell office:value-type="float" office:value="9.0"/>
          <table:table-cell table:formula="of:=MIN([.$B252];[.$E252];[.$H252];[.$K252];[.$N252];[.$Q252];[.$T252];[.$W252];[.$Z252];[.$AC252];[.$AF252];[.$AI252];[.$AL252];[.$AO252];[.$AR252])" office:value-type="float"/>
          <table:table-cell table:formula="of:=MIN([.$C252];[.$F252];[.$I252];[.$L252];[.$O252];[.$R252];[.$U252];[.$X252];[.$AA252];[.$AD252];[.$AG252];[.$AJ252];[.$AM252];[.$AP252];[.$AS252])" office:value-type="float"/>
          <table:table-cell table:formula="of:=MIN([.$D252];[.$G252];[.$J252];[.$M252];[.$P252];[.$S252];[.$V252];[.$Y252];[.$AB252];[.$AE252];[.$AH252];[.$AK252];[.$AN252];[.$AQ252];[.$AT252])" office:value-type="float"/>
          <table:table-cell table:formula="of:=MEDIAN([.$B252];[.$E252];[.$H252];[.$K252];[.$N252];[.$Q252];[.$T252];[.$W252];[.$Z252];[.$AC252];[.$AF252];[.$AI252];[.$AL252];[.$AO252];[.$AR252])" office:value-type="float"/>
          <table:table-cell table:formula="of:=MEDIAN([.$C252];[.$F252];[.$I252];[.$L252];[.$O252];[.$R252];[.$U252];[.$X252];[.$AA252];[.$AD252];[.$AG252];[.$AJ252];[.$AM252];[.$AP252];[.$AS252])" office:value-type="float"/>
          <table:table-cell table:formula="of:=MEDIAN([.$D252];[.$G252];[.$J252];[.$M252];[.$P252];[.$S252];[.$V252];[.$Y252];[.$AB252];[.$AE252];[.$AH252];[.$AK252];[.$AN252];[.$AQ252];[.$AT252])" office:value-type="float"/>
          <table:table-cell table:formula="of:=MAX([.$B252];[.$E252];[.$H252];[.$K252];[.$N252];[.$Q252];[.$T252];[.$W252];[.$Z252];[.$AC252];[.$AF252];[.$AI252];[.$AL252];[.$AO252];[.$AR252])" office:value-type="float"/>
          <table:table-cell table:formula="of:=MAX([.$C252];[.$F252];[.$I252];[.$L252];[.$O252];[.$R252];[.$U252];[.$X252];[.$AA252];[.$AD252];[.$AG252];[.$AJ252];[.$AM252];[.$AP252];[.$AS252])" office:value-type="float"/>
          <table:table-cell table:formula="of:=MAX([.$D252];[.$G252];[.$J252];[.$M252];[.$P252];[.$S252];[.$V252];[.$Y252];[.$AB252];[.$AE252];[.$AH252];[.$AK252];[.$AN252];[.$AQ252];[.$AT252])" office:value-type="float"/>
        </table:table-row>
        <table:table-row table:style-name="ro1">
          <table:table-cell office:value-type="string">
            <text:p>room/room_s2_a14_w4_h0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53];[.$E253];[.$H253];[.$K253];[.$N253];[.$Q253];[.$T253];[.$W253];[.$Z253];[.$AC253];[.$AF253];[.$AI253];[.$AL253];[.$AO253];[.$AR253])" office:value-type="float"/>
          <table:table-cell table:formula="of:=MIN([.$C253];[.$F253];[.$I253];[.$L253];[.$O253];[.$R253];[.$U253];[.$X253];[.$AA253];[.$AD253];[.$AG253];[.$AJ253];[.$AM253];[.$AP253];[.$AS253])" office:value-type="float"/>
          <table:table-cell table:formula="of:=MIN([.$D253];[.$G253];[.$J253];[.$M253];[.$P253];[.$S253];[.$V253];[.$Y253];[.$AB253];[.$AE253];[.$AH253];[.$AK253];[.$AN253];[.$AQ253];[.$AT253])" office:value-type="float"/>
          <table:table-cell table:formula="of:=MEDIAN([.$B253];[.$E253];[.$H253];[.$K253];[.$N253];[.$Q253];[.$T253];[.$W253];[.$Z253];[.$AC253];[.$AF253];[.$AI253];[.$AL253];[.$AO253];[.$AR253])" office:value-type="float"/>
          <table:table-cell table:formula="of:=MEDIAN([.$C253];[.$F253];[.$I253];[.$L253];[.$O253];[.$R253];[.$U253];[.$X253];[.$AA253];[.$AD253];[.$AG253];[.$AJ253];[.$AM253];[.$AP253];[.$AS253])" office:value-type="float"/>
          <table:table-cell table:formula="of:=MEDIAN([.$D253];[.$G253];[.$J253];[.$M253];[.$P253];[.$S253];[.$V253];[.$Y253];[.$AB253];[.$AE253];[.$AH253];[.$AK253];[.$AN253];[.$AQ253];[.$AT253])" office:value-type="float"/>
          <table:table-cell table:formula="of:=MAX([.$B253];[.$E253];[.$H253];[.$K253];[.$N253];[.$Q253];[.$T253];[.$W253];[.$Z253];[.$AC253];[.$AF253];[.$AI253];[.$AL253];[.$AO253];[.$AR253])" office:value-type="float"/>
          <table:table-cell table:formula="of:=MAX([.$C253];[.$F253];[.$I253];[.$L253];[.$O253];[.$R253];[.$U253];[.$X253];[.$AA253];[.$AD253];[.$AG253];[.$AJ253];[.$AM253];[.$AP253];[.$AS253])" office:value-type="float"/>
          <table:table-cell table:formula="of:=MAX([.$D253];[.$G253];[.$J253];[.$M253];[.$P253];[.$S253];[.$V253];[.$Y253];[.$AB253];[.$AE253];[.$AH253];[.$AK253];[.$AN253];[.$AQ253];[.$AT253])" office:value-type="float"/>
        </table:table-row>
        <table:table-row table:style-name="ro1">
          <table:table-cell office:value-type="string">
            <text:p>room/room_s30_a1_w5_h16.lp</text:p>
          </table:table-cell>
          <table:table-cell office:value-type="float" office:value="0.01"/>
          <table:table-cell office:value-type="float" office:value="29.0"/>
          <table:table-cell table:style-name="cellWorst" office:value-type="float" office:value="17.0"/>
          <table:table-cell office:value-type="float" office:value="0.0"/>
          <table:table-cell office:value-type="float" office:value="17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5.0"/>
          <table:table-cell table:style-name="cellBest" office:value-type="float" office:value="0.0"/>
          <table:table-cell office:value-type="float" office:value="0.0"/>
          <table:table-cell office:value-type="float" office:value="10.0"/>
          <table:table-cell office:value-type="float" office:value="2.0"/>
          <table:table-cell office:value-type="float" office:value="0.0"/>
          <table:table-cell office:value-type="float" office:value="140.0"/>
          <table:table-cell office:value-type="float" office:value="8.0"/>
          <table:table-cell office:value-type="float" office:value="0.0"/>
          <table:table-cell office:value-type="float" office:value="10.0"/>
          <table:table-cell office:value-type="float" office:value="2.0"/>
          <table:table-cell office:value-type="float" office:value="0.0"/>
          <table:table-cell office:value-type="float" office:value="10.0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2.0"/>
          <table:table-cell office:value-type="float" office:value="0.01"/>
          <table:table-cell office:value-type="float" office:value="10.0"/>
          <table:table-cell office:value-type="float" office:value="1.0"/>
          <table:table-cell office:value-type="float" office:value="0.0"/>
          <table:table-cell office:value-type="float" office:value="46.0"/>
          <table:table-cell office:value-type="float" office:value="8.0"/>
          <table:table-cell office:value-type="float" office:value="0.0"/>
          <table:table-cell office:value-type="float" office:value="46.0"/>
          <table:table-cell office:value-type="float" office:value="8.0"/>
          <table:table-cell office:value-type="float" office:value="0.01"/>
          <table:table-cell office:value-type="float" office:value="7.0"/>
          <table:table-cell office:value-type="float" office:value="2.0"/>
          <table:table-cell office:value-type="float" office:value="0.01"/>
          <table:table-cell office:value-type="float" office:value="67.0"/>
          <table:table-cell office:value-type="float" office:value="7.0"/>
          <table:table-cell office:value-type="float" office:value="0.15"/>
          <table:table-cell table:style-name="cellWorst" office:value-type="float" office:value="7362.0"/>
          <table:table-cell office:value-type="float" office:value="6.0"/>
          <table:table-cell office:value-type="float" office:value="0.0"/>
          <table:table-cell office:value-type="float" office:value="140.0"/>
          <table:table-cell office:value-type="float" office:value="8.0"/>
          <table:table-cell table:formula="of:=MIN([.$B254];[.$E254];[.$H254];[.$K254];[.$N254];[.$Q254];[.$T254];[.$W254];[.$Z254];[.$AC254];[.$AF254];[.$AI254];[.$AL254];[.$AO254];[.$AR254])" office:value-type="float"/>
          <table:table-cell table:formula="of:=MIN([.$C254];[.$F254];[.$I254];[.$L254];[.$O254];[.$R254];[.$U254];[.$X254];[.$AA254];[.$AD254];[.$AG254];[.$AJ254];[.$AM254];[.$AP254];[.$AS254])" office:value-type="float"/>
          <table:table-cell table:formula="of:=MIN([.$D254];[.$G254];[.$J254];[.$M254];[.$P254];[.$S254];[.$V254];[.$Y254];[.$AB254];[.$AE254];[.$AH254];[.$AK254];[.$AN254];[.$AQ254];[.$AT254])" office:value-type="float"/>
          <table:table-cell table:formula="of:=MEDIAN([.$B254];[.$E254];[.$H254];[.$K254];[.$N254];[.$Q254];[.$T254];[.$W254];[.$Z254];[.$AC254];[.$AF254];[.$AI254];[.$AL254];[.$AO254];[.$AR254])" office:value-type="float"/>
          <table:table-cell table:formula="of:=MEDIAN([.$C254];[.$F254];[.$I254];[.$L254];[.$O254];[.$R254];[.$U254];[.$X254];[.$AA254];[.$AD254];[.$AG254];[.$AJ254];[.$AM254];[.$AP254];[.$AS254])" office:value-type="float"/>
          <table:table-cell table:formula="of:=MEDIAN([.$D254];[.$G254];[.$J254];[.$M254];[.$P254];[.$S254];[.$V254];[.$Y254];[.$AB254];[.$AE254];[.$AH254];[.$AK254];[.$AN254];[.$AQ254];[.$AT254])" office:value-type="float"/>
          <table:table-cell table:formula="of:=MAX([.$B254];[.$E254];[.$H254];[.$K254];[.$N254];[.$Q254];[.$T254];[.$W254];[.$Z254];[.$AC254];[.$AF254];[.$AI254];[.$AL254];[.$AO254];[.$AR254])" office:value-type="float"/>
          <table:table-cell table:formula="of:=MAX([.$C254];[.$F254];[.$I254];[.$L254];[.$O254];[.$R254];[.$U254];[.$X254];[.$AA254];[.$AD254];[.$AG254];[.$AJ254];[.$AM254];[.$AP254];[.$AS254])" office:value-type="float"/>
          <table:table-cell table:formula="of:=MAX([.$D254];[.$G254];[.$J254];[.$M254];[.$P254];[.$S254];[.$V254];[.$Y254];[.$AB254];[.$AE254];[.$AH254];[.$AK254];[.$AN254];[.$AQ254];[.$AT254])" office:value-type="float"/>
        </table:table-row>
        <table:table-row table:style-name="ro1">
          <table:table-cell office:value-type="string">
            <text:p>room/room_s30_a2_w5_h35.lp</text:p>
          </table:table-cell>
          <table:table-cell office:value-type="float" office:value="0.09"/>
          <table:table-cell office:value-type="float" office:value="2289.0"/>
          <table:table-cell office:value-type="float" office:value="78.0"/>
          <table:table-cell office:value-type="float" office:value="0.03"/>
          <table:table-cell office:value-type="float" office:value="87.0"/>
          <table:table-cell table:style-name="cellBest" office:value-type="float" office:value="3.0"/>
          <table:table-cell office:value-type="float" office:value="0.03"/>
          <table:table-cell office:value-type="float" office:value="302.0"/>
          <table:table-cell office:value-type="float" office:value="6.0"/>
          <table:table-cell table:style-name="cellBest" office:value-type="float" office:value="0.02"/>
          <table:table-cell table:style-name="cellBest" office:value-type="float" office:value="52.0"/>
          <table:table-cell office:value-type="float" office:value="7.0"/>
          <table:table-cell office:value-type="float" office:value="0.05"/>
          <table:table-cell office:value-type="float" office:value="2751.0"/>
          <table:table-cell office:value-type="float" office:value="23.0"/>
          <table:table-cell office:value-type="float" office:value="0.03"/>
          <table:table-cell office:value-type="float" office:value="3286.0"/>
          <table:table-cell table:style-name="cellBest" office:value-type="float" office:value="3.0"/>
          <table:table-cell office:value-type="float" office:value="0.04"/>
          <table:table-cell office:value-type="float" office:value="64.0"/>
          <table:table-cell office:value-type="float" office:value="13.0"/>
          <table:table-cell office:value-type="float" office:value="0.04"/>
          <table:table-cell office:value-type="float" office:value="63.0"/>
          <table:table-cell office:value-type="float" office:value="14.0"/>
          <table:table-cell office:value-type="float" office:value="0.07"/>
          <table:table-cell office:value-type="float" office:value="2753.0"/>
          <table:table-cell office:value-type="float" office:value="23.0"/>
          <table:table-cell office:value-type="float" office:value="0.04"/>
          <table:table-cell office:value-type="float" office:value="503.0"/>
          <table:table-cell office:value-type="float" office:value="27.0"/>
          <table:table-cell office:value-type="float" office:value="0.04"/>
          <table:table-cell office:value-type="float" office:value="503.0"/>
          <table:table-cell office:value-type="float" office:value="27.0"/>
          <table:table-cell office:value-type="float" office:value="0.12"/>
          <table:table-cell office:value-type="float" office:value="390.0"/>
          <table:table-cell office:value-type="float" office:value="15.0"/>
          <table:table-cell office:value-type="float" office:value="0.1"/>
          <table:table-cell office:value-type="float" office:value="827.0"/>
          <table:table-cell office:value-type="float" office:value="35.0"/>
          <table:table-cell table:style-name="cellWorst" office:value-type="float" office:value="34.26"/>
          <table:table-cell table:style-name="cellWorst" office:value-type="float" office:value="287658.0"/>
          <table:table-cell table:style-name="cellWorst" office:value-type="float" office:value="5084.0"/>
          <table:table-cell office:value-type="float" office:value="0.06"/>
          <table:table-cell office:value-type="float" office:value="2745.0"/>
          <table:table-cell office:value-type="float" office:value="23.0"/>
          <table:table-cell table:formula="of:=MIN([.$B255];[.$E255];[.$H255];[.$K255];[.$N255];[.$Q255];[.$T255];[.$W255];[.$Z255];[.$AC255];[.$AF255];[.$AI255];[.$AL255];[.$AO255];[.$AR255])" office:value-type="float"/>
          <table:table-cell table:formula="of:=MIN([.$C255];[.$F255];[.$I255];[.$L255];[.$O255];[.$R255];[.$U255];[.$X255];[.$AA255];[.$AD255];[.$AG255];[.$AJ255];[.$AM255];[.$AP255];[.$AS255])" office:value-type="float"/>
          <table:table-cell table:formula="of:=MIN([.$D255];[.$G255];[.$J255];[.$M255];[.$P255];[.$S255];[.$V255];[.$Y255];[.$AB255];[.$AE255];[.$AH255];[.$AK255];[.$AN255];[.$AQ255];[.$AT255])" office:value-type="float"/>
          <table:table-cell table:formula="of:=MEDIAN([.$B255];[.$E255];[.$H255];[.$K255];[.$N255];[.$Q255];[.$T255];[.$W255];[.$Z255];[.$AC255];[.$AF255];[.$AI255];[.$AL255];[.$AO255];[.$AR255])" office:value-type="float"/>
          <table:table-cell table:formula="of:=MEDIAN([.$C255];[.$F255];[.$I255];[.$L255];[.$O255];[.$R255];[.$U255];[.$X255];[.$AA255];[.$AD255];[.$AG255];[.$AJ255];[.$AM255];[.$AP255];[.$AS255])" office:value-type="float"/>
          <table:table-cell table:formula="of:=MEDIAN([.$D255];[.$G255];[.$J255];[.$M255];[.$P255];[.$S255];[.$V255];[.$Y255];[.$AB255];[.$AE255];[.$AH255];[.$AK255];[.$AN255];[.$AQ255];[.$AT255])" office:value-type="float"/>
          <table:table-cell table:formula="of:=MAX([.$B255];[.$E255];[.$H255];[.$K255];[.$N255];[.$Q255];[.$T255];[.$W255];[.$Z255];[.$AC255];[.$AF255];[.$AI255];[.$AL255];[.$AO255];[.$AR255])" office:value-type="float"/>
          <table:table-cell table:formula="of:=MAX([.$C255];[.$F255];[.$I255];[.$L255];[.$O255];[.$R255];[.$U255];[.$X255];[.$AA255];[.$AD255];[.$AG255];[.$AJ255];[.$AM255];[.$AP255];[.$AS255])" office:value-type="float"/>
          <table:table-cell table:formula="of:=MAX([.$D255];[.$G255];[.$J255];[.$M255];[.$P255];[.$S255];[.$V255];[.$Y255];[.$AB255];[.$AE255];[.$AH255];[.$AK255];[.$AN255];[.$AQ255];[.$AT255])" office:value-type="float"/>
        </table:table-row>
        <table:table-row table:style-name="ro1">
          <table:table-cell office:value-type="string">
            <text:p>room/room_s30_a3_w5_h39.lp</text:p>
          </table:table-cell>
          <table:table-cell office:value-type="float" office:value="0.46"/>
          <table:table-cell office:value-type="float" office:value="12221.0"/>
          <table:table-cell table:style-name="cellWorst" office:value-type="float" office:value="189.0"/>
          <table:table-cell office:value-type="float" office:value="0.08"/>
          <table:table-cell office:value-type="float" office:value="1034.0"/>
          <table:table-cell table:style-name="cellBest" office:value-type="float" office:value="6.0"/>
          <table:table-cell office:value-type="float" office:value="0.06"/>
          <table:table-cell office:value-type="float" office:value="1797.0"/>
          <table:table-cell office:value-type="float" office:value="7.0"/>
          <table:table-cell office:value-type="float" office:value="0.06"/>
          <table:table-cell office:value-type="float" office:value="204.0"/>
          <table:table-cell office:value-type="float" office:value="13.0"/>
          <table:table-cell office:value-type="float" office:value="0.15"/>
          <table:table-cell office:value-type="float" office:value="1949.0"/>
          <table:table-cell office:value-type="float" office:value="36.0"/>
          <table:table-cell office:value-type="float" office:value="0.07"/>
          <table:table-cell office:value-type="float" office:value="7431.0"/>
          <table:table-cell office:value-type="float" office:value="8.0"/>
          <table:table-cell office:value-type="float" office:value="0.11"/>
          <table:table-cell office:value-type="float" office:value="354.0"/>
          <table:table-cell office:value-type="float" office:value="32.0"/>
          <table:table-cell office:value-type="float" office:value="0.08"/>
          <table:table-cell office:value-type="float" office:value="227.0"/>
          <table:table-cell office:value-type="float" office:value="25.0"/>
          <table:table-cell office:value-type="float" office:value="0.15"/>
          <table:table-cell office:value-type="float" office:value="1942.0"/>
          <table:table-cell office:value-type="float" office:value="34.0"/>
          <table:table-cell table:style-name="cellBest" office:value-type="float" office:value="0.04"/>
          <table:table-cell office:value-type="float" office:value="232.0"/>
          <table:table-cell office:value-type="float" office:value="21.0"/>
          <table:table-cell office:value-type="float" office:value="0.05"/>
          <table:table-cell office:value-type="float" office:value="234.0"/>
          <table:table-cell office:value-type="float" office:value="21.0"/>
          <table:table-cell office:value-type="float" office:value="0.07"/>
          <table:table-cell table:style-name="cellBest" office:value-type="float" office:value="173.0"/>
          <table:table-cell office:value-type="float" office:value="7.0"/>
          <table:table-cell office:value-type="float" office:value="0.39"/>
          <table:table-cell office:value-type="float" office:value="1459.0"/>
          <table:table-cell office:value-type="float" office:value="39.0"/>
          <table:table-cell table:style-name="cellWorst" office:value-type="float" office:value="5.02"/>
          <table:table-cell table:style-name="cellWorst" office:value-type="float" office:value="98216.0"/>
          <table:table-cell office:value-type="float" office:value="38.0"/>
          <table:table-cell office:value-type="float" office:value="0.14"/>
          <table:table-cell office:value-type="float" office:value="1949.0"/>
          <table:table-cell office:value-type="float" office:value="36.0"/>
          <table:table-cell table:formula="of:=MIN([.$B256];[.$E256];[.$H256];[.$K256];[.$N256];[.$Q256];[.$T256];[.$W256];[.$Z256];[.$AC256];[.$AF256];[.$AI256];[.$AL256];[.$AO256];[.$AR256])" office:value-type="float"/>
          <table:table-cell table:formula="of:=MIN([.$C256];[.$F256];[.$I256];[.$L256];[.$O256];[.$R256];[.$U256];[.$X256];[.$AA256];[.$AD256];[.$AG256];[.$AJ256];[.$AM256];[.$AP256];[.$AS256])" office:value-type="float"/>
          <table:table-cell table:formula="of:=MIN([.$D256];[.$G256];[.$J256];[.$M256];[.$P256];[.$S256];[.$V256];[.$Y256];[.$AB256];[.$AE256];[.$AH256];[.$AK256];[.$AN256];[.$AQ256];[.$AT256])" office:value-type="float"/>
          <table:table-cell table:formula="of:=MEDIAN([.$B256];[.$E256];[.$H256];[.$K256];[.$N256];[.$Q256];[.$T256];[.$W256];[.$Z256];[.$AC256];[.$AF256];[.$AI256];[.$AL256];[.$AO256];[.$AR256])" office:value-type="float"/>
          <table:table-cell table:formula="of:=MEDIAN([.$C256];[.$F256];[.$I256];[.$L256];[.$O256];[.$R256];[.$U256];[.$X256];[.$AA256];[.$AD256];[.$AG256];[.$AJ256];[.$AM256];[.$AP256];[.$AS256])" office:value-type="float"/>
          <table:table-cell table:formula="of:=MEDIAN([.$D256];[.$G256];[.$J256];[.$M256];[.$P256];[.$S256];[.$V256];[.$Y256];[.$AB256];[.$AE256];[.$AH256];[.$AK256];[.$AN256];[.$AQ256];[.$AT256])" office:value-type="float"/>
          <table:table-cell table:formula="of:=MAX([.$B256];[.$E256];[.$H256];[.$K256];[.$N256];[.$Q256];[.$T256];[.$W256];[.$Z256];[.$AC256];[.$AF256];[.$AI256];[.$AL256];[.$AO256];[.$AR256])" office:value-type="float"/>
          <table:table-cell table:formula="of:=MAX([.$C256];[.$F256];[.$I256];[.$L256];[.$O256];[.$R256];[.$U256];[.$X256];[.$AA256];[.$AD256];[.$AG256];[.$AJ256];[.$AM256];[.$AP256];[.$AS256])" office:value-type="float"/>
          <table:table-cell table:formula="of:=MAX([.$D256];[.$G256];[.$J256];[.$M256];[.$P256];[.$S256];[.$V256];[.$Y256];[.$AB256];[.$AE256];[.$AH256];[.$AK256];[.$AN256];[.$AQ256];[.$AT256])" office:value-type="float"/>
        </table:table-row>
        <table:table-row table:style-name="ro1">
          <table:table-cell office:value-type="string">
            <text:p>room/room_s3_a16_w4_h0.lp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57];[.$E257];[.$H257];[.$K257];[.$N257];[.$Q257];[.$T257];[.$W257];[.$Z257];[.$AC257];[.$AF257];[.$AI257];[.$AL257];[.$AO257];[.$AR257])" office:value-type="float"/>
          <table:table-cell table:formula="of:=MIN([.$C257];[.$F257];[.$I257];[.$L257];[.$O257];[.$R257];[.$U257];[.$X257];[.$AA257];[.$AD257];[.$AG257];[.$AJ257];[.$AM257];[.$AP257];[.$AS257])" office:value-type="float"/>
          <table:table-cell table:formula="of:=MIN([.$D257];[.$G257];[.$J257];[.$M257];[.$P257];[.$S257];[.$V257];[.$Y257];[.$AB257];[.$AE257];[.$AH257];[.$AK257];[.$AN257];[.$AQ257];[.$AT257])" office:value-type="float"/>
          <table:table-cell table:formula="of:=MEDIAN([.$B257];[.$E257];[.$H257];[.$K257];[.$N257];[.$Q257];[.$T257];[.$W257];[.$Z257];[.$AC257];[.$AF257];[.$AI257];[.$AL257];[.$AO257];[.$AR257])" office:value-type="float"/>
          <table:table-cell table:formula="of:=MEDIAN([.$C257];[.$F257];[.$I257];[.$L257];[.$O257];[.$R257];[.$U257];[.$X257];[.$AA257];[.$AD257];[.$AG257];[.$AJ257];[.$AM257];[.$AP257];[.$AS257])" office:value-type="float"/>
          <table:table-cell table:formula="of:=MEDIAN([.$D257];[.$G257];[.$J257];[.$M257];[.$P257];[.$S257];[.$V257];[.$Y257];[.$AB257];[.$AE257];[.$AH257];[.$AK257];[.$AN257];[.$AQ257];[.$AT257])" office:value-type="float"/>
          <table:table-cell table:formula="of:=MAX([.$B257];[.$E257];[.$H257];[.$K257];[.$N257];[.$Q257];[.$T257];[.$W257];[.$Z257];[.$AC257];[.$AF257];[.$AI257];[.$AL257];[.$AO257];[.$AR257])" office:value-type="float"/>
          <table:table-cell table:formula="of:=MAX([.$C257];[.$F257];[.$I257];[.$L257];[.$O257];[.$R257];[.$U257];[.$X257];[.$AA257];[.$AD257];[.$AG257];[.$AJ257];[.$AM257];[.$AP257];[.$AS257])" office:value-type="float"/>
          <table:table-cell table:formula="of:=MAX([.$D257];[.$G257];[.$J257];[.$M257];[.$P257];[.$S257];[.$V257];[.$Y257];[.$AB257];[.$AE257];[.$AH257];[.$AK257];[.$AN257];[.$AQ257];[.$AT257])" office:value-type="float"/>
        </table:table-row>
        <table:table-row table:style-name="ro1">
          <table:table-cell office:value-type="string">
            <text:p>room/room_s6_a10_w5_h7.lp</text:p>
          </table:table-cell>
          <table:table-cell office:value-type="float" office:value="0.0"/>
          <table:table-cell office:value-type="float" office:value="891.0"/>
          <table:table-cell table:style-name="cellWorst" office:value-type="float" office:value="40.0"/>
          <table:table-cell office:value-type="float" office:value="0.0"/>
          <table:table-cell office:value-type="float" office:value="111.0"/>
          <table:table-cell office:value-type="float" office:value="5.0"/>
          <table:table-cell office:value-type="float" office:value="0.0"/>
          <table:table-cell office:value-type="float" office:value="208.0"/>
          <table:table-cell office:value-type="float" office:value="8.0"/>
          <table:table-cell office:value-type="float" office:value="0.0"/>
          <table:table-cell office:value-type="float" office:value="81.0"/>
          <table:table-cell table:style-name="cellBest" office:value-type="float" office:value="2.0"/>
          <table:table-cell office:value-type="float" office:value="0.0"/>
          <table:table-cell office:value-type="float" office:value="71.0"/>
          <table:table-cell office:value-type="float" office:value="8.0"/>
          <table:table-cell office:value-type="float" office:value="0.0"/>
          <table:table-cell office:value-type="float" office:value="169.0"/>
          <table:table-cell office:value-type="float" office:value="10.0"/>
          <table:table-cell office:value-type="float" office:value="0.0"/>
          <table:table-cell office:value-type="float" office:value="249.0"/>
          <table:table-cell table:style-name="cellWorst" office:value-type="float" office:value="40.0"/>
          <table:table-cell office:value-type="float" office:value="0.0"/>
          <table:table-cell office:value-type="float" office:value="180.0"/>
          <table:table-cell office:value-type="float" office:value="21.0"/>
          <table:table-cell office:value-type="float" office:value="0.0"/>
          <table:table-cell office:value-type="float" office:value="76.0"/>
          <table:table-cell office:value-type="float" office:value="7.0"/>
          <table:table-cell office:value-type="float" office:value="0.0"/>
          <table:table-cell office:value-type="float" office:value="69.0"/>
          <table:table-cell office:value-type="float" office:value="9.0"/>
          <table:table-cell office:value-type="float" office:value="0.0"/>
          <table:table-cell office:value-type="float" office:value="72.0"/>
          <table:table-cell office:value-type="float" office:value="5.0"/>
          <table:table-cell office:value-type="float" office:value="0.0"/>
          <table:table-cell table:style-name="cellBest" office:value-type="float" office:value="38.0"/>
          <table:table-cell office:value-type="float" office:value="4.0"/>
          <table:table-cell office:value-type="float" office:value="0.0"/>
          <table:table-cell office:value-type="float" office:value="135.0"/>
          <table:table-cell office:value-type="float" office:value="4.0"/>
          <table:table-cell office:value-type="float" office:value="0.04"/>
          <table:table-cell table:style-name="cellWorst" office:value-type="float" office:value="6159.0"/>
          <table:table-cell office:value-type="float" office:value="10.0"/>
          <table:table-cell office:value-type="float" office:value="0.0"/>
          <table:table-cell office:value-type="float" office:value="71.0"/>
          <table:table-cell office:value-type="float" office:value="8.0"/>
          <table:table-cell table:formula="of:=MIN([.$B258];[.$E258];[.$H258];[.$K258];[.$N258];[.$Q258];[.$T258];[.$W258];[.$Z258];[.$AC258];[.$AF258];[.$AI258];[.$AL258];[.$AO258];[.$AR258])" office:value-type="float"/>
          <table:table-cell table:formula="of:=MIN([.$C258];[.$F258];[.$I258];[.$L258];[.$O258];[.$R258];[.$U258];[.$X258];[.$AA258];[.$AD258];[.$AG258];[.$AJ258];[.$AM258];[.$AP258];[.$AS258])" office:value-type="float"/>
          <table:table-cell table:formula="of:=MIN([.$D258];[.$G258];[.$J258];[.$M258];[.$P258];[.$S258];[.$V258];[.$Y258];[.$AB258];[.$AE258];[.$AH258];[.$AK258];[.$AN258];[.$AQ258];[.$AT258])" office:value-type="float"/>
          <table:table-cell table:formula="of:=MEDIAN([.$B258];[.$E258];[.$H258];[.$K258];[.$N258];[.$Q258];[.$T258];[.$W258];[.$Z258];[.$AC258];[.$AF258];[.$AI258];[.$AL258];[.$AO258];[.$AR258])" office:value-type="float"/>
          <table:table-cell table:formula="of:=MEDIAN([.$C258];[.$F258];[.$I258];[.$L258];[.$O258];[.$R258];[.$U258];[.$X258];[.$AA258];[.$AD258];[.$AG258];[.$AJ258];[.$AM258];[.$AP258];[.$AS258])" office:value-type="float"/>
          <table:table-cell table:formula="of:=MEDIAN([.$D258];[.$G258];[.$J258];[.$M258];[.$P258];[.$S258];[.$V258];[.$Y258];[.$AB258];[.$AE258];[.$AH258];[.$AK258];[.$AN258];[.$AQ258];[.$AT258])" office:value-type="float"/>
          <table:table-cell table:formula="of:=MAX([.$B258];[.$E258];[.$H258];[.$K258];[.$N258];[.$Q258];[.$T258];[.$W258];[.$Z258];[.$AC258];[.$AF258];[.$AI258];[.$AL258];[.$AO258];[.$AR258])" office:value-type="float"/>
          <table:table-cell table:formula="of:=MAX([.$C258];[.$F258];[.$I258];[.$L258];[.$O258];[.$R258];[.$U258];[.$X258];[.$AA258];[.$AD258];[.$AG258];[.$AJ258];[.$AM258];[.$AP258];[.$AS258])" office:value-type="float"/>
          <table:table-cell table:formula="of:=MAX([.$D258];[.$G258];[.$J258];[.$M258];[.$P258];[.$S258];[.$V258];[.$Y258];[.$AB258];[.$AE258];[.$AH258];[.$AK258];[.$AN258];[.$AQ258];[.$AT258])" office:value-type="float"/>
        </table:table-row>
        <table:table-row table:style-name="ro1">
          <table:table-cell office:value-type="string">
            <text:p>room/room_s6_a15_w5_h7.lp</text:p>
          </table:table-cell>
          <table:table-cell office:value-type="float" office:value="0.01"/>
          <table:table-cell office:value-type="float" office:value="716.0"/>
          <table:table-cell table:style-name="cellWorst" office:value-type="float" office:value="70.0"/>
          <table:table-cell office:value-type="float" office:value="0.0"/>
          <table:table-cell office:value-type="float" office:value="141.0"/>
          <table:table-cell table:style-name="cellBest" office:value-type="float" office:value="7.0"/>
          <table:table-cell office:value-type="float" office:value="0.0"/>
          <table:table-cell office:value-type="float" office:value="110.0"/>
          <table:table-cell office:value-type="float" office:value="10.0"/>
          <table:table-cell office:value-type="float" office:value="0.0"/>
          <table:table-cell office:value-type="float" office:value="97.0"/>
          <table:table-cell office:value-type="float" office:value="10.0"/>
          <table:table-cell office:value-type="float" office:value="0.0"/>
          <table:table-cell office:value-type="float" office:value="145.0"/>
          <table:table-cell office:value-type="float" office:value="36.0"/>
          <table:table-cell office:value-type="float" office:value="0.0"/>
          <table:table-cell office:value-type="float" office:value="107.0"/>
          <table:table-cell office:value-type="float" office:value="12.0"/>
          <table:table-cell office:value-type="float" office:value="0.0"/>
          <table:table-cell table:style-name="cellBest" office:value-type="float" office:value="93.0"/>
          <table:table-cell office:value-type="float" office:value="16.0"/>
          <table:table-cell office:value-type="float" office:value="0.0"/>
          <table:table-cell office:value-type="float" office:value="133.0"/>
          <table:table-cell office:value-type="float" office:value="20.0"/>
          <table:table-cell office:value-type="float" office:value="0.0"/>
          <table:table-cell office:value-type="float" office:value="201.0"/>
          <table:table-cell office:value-type="float" office:value="27.0"/>
          <table:table-cell office:value-type="float" office:value="0.0"/>
          <table:table-cell office:value-type="float" office:value="292.0"/>
          <table:table-cell office:value-type="float" office:value="41.0"/>
          <table:table-cell office:value-type="float" office:value="0.0"/>
          <table:table-cell office:value-type="float" office:value="328.0"/>
          <table:table-cell office:value-type="float" office:value="45.0"/>
          <table:table-cell office:value-type="float" office:value="0.0"/>
          <table:table-cell office:value-type="float" office:value="108.0"/>
          <table:table-cell table:style-name="cellBest" office:value-type="float" office:value="7.0"/>
          <table:table-cell office:value-type="float" office:value="0.01"/>
          <table:table-cell office:value-type="float" office:value="331.0"/>
          <table:table-cell office:value-type="float" office:value="13.0"/>
          <table:table-cell office:value-type="float" office:value="0.02"/>
          <table:table-cell table:style-name="cellWorst" office:value-type="float" office:value="2991.0"/>
          <table:table-cell office:value-type="float" office:value="30.0"/>
          <table:table-cell office:value-type="float" office:value="0.0"/>
          <table:table-cell office:value-type="float" office:value="277.0"/>
          <table:table-cell office:value-type="float" office:value="51.0"/>
          <table:table-cell table:formula="of:=MIN([.$B259];[.$E259];[.$H259];[.$K259];[.$N259];[.$Q259];[.$T259];[.$W259];[.$Z259];[.$AC259];[.$AF259];[.$AI259];[.$AL259];[.$AO259];[.$AR259])" office:value-type="float"/>
          <table:table-cell table:formula="of:=MIN([.$C259];[.$F259];[.$I259];[.$L259];[.$O259];[.$R259];[.$U259];[.$X259];[.$AA259];[.$AD259];[.$AG259];[.$AJ259];[.$AM259];[.$AP259];[.$AS259])" office:value-type="float"/>
          <table:table-cell table:formula="of:=MIN([.$D259];[.$G259];[.$J259];[.$M259];[.$P259];[.$S259];[.$V259];[.$Y259];[.$AB259];[.$AE259];[.$AH259];[.$AK259];[.$AN259];[.$AQ259];[.$AT259])" office:value-type="float"/>
          <table:table-cell table:formula="of:=MEDIAN([.$B259];[.$E259];[.$H259];[.$K259];[.$N259];[.$Q259];[.$T259];[.$W259];[.$Z259];[.$AC259];[.$AF259];[.$AI259];[.$AL259];[.$AO259];[.$AR259])" office:value-type="float"/>
          <table:table-cell table:formula="of:=MEDIAN([.$C259];[.$F259];[.$I259];[.$L259];[.$O259];[.$R259];[.$U259];[.$X259];[.$AA259];[.$AD259];[.$AG259];[.$AJ259];[.$AM259];[.$AP259];[.$AS259])" office:value-type="float"/>
          <table:table-cell table:formula="of:=MEDIAN([.$D259];[.$G259];[.$J259];[.$M259];[.$P259];[.$S259];[.$V259];[.$Y259];[.$AB259];[.$AE259];[.$AH259];[.$AK259];[.$AN259];[.$AQ259];[.$AT259])" office:value-type="float"/>
          <table:table-cell table:formula="of:=MAX([.$B259];[.$E259];[.$H259];[.$K259];[.$N259];[.$Q259];[.$T259];[.$W259];[.$Z259];[.$AC259];[.$AF259];[.$AI259];[.$AL259];[.$AO259];[.$AR259])" office:value-type="float"/>
          <table:table-cell table:formula="of:=MAX([.$C259];[.$F259];[.$I259];[.$L259];[.$O259];[.$R259];[.$U259];[.$X259];[.$AA259];[.$AD259];[.$AG259];[.$AJ259];[.$AM259];[.$AP259];[.$AS259])" office:value-type="float"/>
          <table:table-cell table:formula="of:=MAX([.$D259];[.$G259];[.$J259];[.$M259];[.$P259];[.$S259];[.$V259];[.$Y259];[.$AB259];[.$AE259];[.$AH259];[.$AK259];[.$AN259];[.$AQ259];[.$AT259])" office:value-type="float"/>
        </table:table-row>
        <table:table-row table:style-name="ro1">
          <table:table-cell office:value-type="string">
            <text:p>room/room_s6_a5_w5_h2.lp</text:p>
          </table:table-cell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0.0"/>
          <table:table-cell office:value-type="float" office:value="0.01"/>
          <table:table-cell table:style-name="cellWorst" office:value-type="float" office:value="1549.0"/>
          <table:table-cell table:style-name="cellWorst" office:value-type="float" office:value="242.0"/>
          <table:table-cell office:value-type="float" office:value="0.0"/>
          <table:table-cell office:value-type="float" office:value="3.0"/>
          <table:table-cell office:value-type="float" office:value="0.0"/>
          <table:table-cell table:formula="of:=MIN([.$B260];[.$E260];[.$H260];[.$K260];[.$N260];[.$Q260];[.$T260];[.$W260];[.$Z260];[.$AC260];[.$AF260];[.$AI260];[.$AL260];[.$AO260];[.$AR260])" office:value-type="float"/>
          <table:table-cell table:formula="of:=MIN([.$C260];[.$F260];[.$I260];[.$L260];[.$O260];[.$R260];[.$U260];[.$X260];[.$AA260];[.$AD260];[.$AG260];[.$AJ260];[.$AM260];[.$AP260];[.$AS260])" office:value-type="float"/>
          <table:table-cell table:formula="of:=MIN([.$D260];[.$G260];[.$J260];[.$M260];[.$P260];[.$S260];[.$V260];[.$Y260];[.$AB260];[.$AE260];[.$AH260];[.$AK260];[.$AN260];[.$AQ260];[.$AT260])" office:value-type="float"/>
          <table:table-cell table:formula="of:=MEDIAN([.$B260];[.$E260];[.$H260];[.$K260];[.$N260];[.$Q260];[.$T260];[.$W260];[.$Z260];[.$AC260];[.$AF260];[.$AI260];[.$AL260];[.$AO260];[.$AR260])" office:value-type="float"/>
          <table:table-cell table:formula="of:=MEDIAN([.$C260];[.$F260];[.$I260];[.$L260];[.$O260];[.$R260];[.$U260];[.$X260];[.$AA260];[.$AD260];[.$AG260];[.$AJ260];[.$AM260];[.$AP260];[.$AS260])" office:value-type="float"/>
          <table:table-cell table:formula="of:=MEDIAN([.$D260];[.$G260];[.$J260];[.$M260];[.$P260];[.$S260];[.$V260];[.$Y260];[.$AB260];[.$AE260];[.$AH260];[.$AK260];[.$AN260];[.$AQ260];[.$AT260])" office:value-type="float"/>
          <table:table-cell table:formula="of:=MAX([.$B260];[.$E260];[.$H260];[.$K260];[.$N260];[.$Q260];[.$T260];[.$W260];[.$Z260];[.$AC260];[.$AF260];[.$AI260];[.$AL260];[.$AO260];[.$AR260])" office:value-type="float"/>
          <table:table-cell table:formula="of:=MAX([.$C260];[.$F260];[.$I260];[.$L260];[.$O260];[.$R260];[.$U260];[.$X260];[.$AA260];[.$AD260];[.$AG260];[.$AJ260];[.$AM260];[.$AP260];[.$AS260])" office:value-type="float"/>
          <table:table-cell table:formula="of:=MAX([.$D260];[.$G260];[.$J260];[.$M260];[.$P260];[.$S260];[.$V260];[.$Y260];[.$AB260];[.$AE260];[.$AH260];[.$AK260];[.$AN260];[.$AQ260];[.$AT260])" office:value-type="float"/>
        </table:table-row>
        <table:table-row table:style-name="ro1">
          <table:table-cell office:value-type="string">
            <text:p>room/room_s7_a10_w5_h13.lp</text:p>
          </table:table-cell>
          <table:table-cell office:value-type="float" office:value="0.01"/>
          <table:table-cell office:value-type="float" office:value="2631.0"/>
          <table:table-cell office:value-type="float" office:value="46.0"/>
          <table:table-cell office:value-type="float" office:value="0.0"/>
          <table:table-cell office:value-type="float" office:value="254.0"/>
          <table:table-cell office:value-type="float" office:value="14.0"/>
          <table:table-cell office:value-type="float" office:value="0.0"/>
          <table:table-cell office:value-type="float" office:value="365.0"/>
          <table:table-cell table:style-name="cellBest" office:value-type="float" office:value="3.0"/>
          <table:table-cell office:value-type="float" office:value="0.0"/>
          <table:table-cell office:value-type="float" office:value="240.0"/>
          <table:table-cell office:value-type="float" office:value="21.0"/>
          <table:table-cell office:value-type="float" office:value="0.0"/>
          <table:table-cell office:value-type="float" office:value="437.0"/>
          <table:table-cell office:value-type="float" office:value="36.0"/>
          <table:table-cell office:value-type="float" office:value="0.0"/>
          <table:table-cell office:value-type="float" office:value="706.0"/>
          <table:table-cell office:value-type="float" office:value="21.0"/>
          <table:table-cell office:value-type="float" office:value="0.0"/>
          <table:table-cell office:value-type="float" office:value="138.0"/>
          <table:table-cell office:value-type="float" office:value="13.0"/>
          <table:table-cell office:value-type="float" office:value="0.0"/>
          <table:table-cell office:value-type="float" office:value="133.0"/>
          <table:table-cell office:value-type="float" office:value="13.0"/>
          <table:table-cell office:value-type="float" office:value="0.0"/>
          <table:table-cell office:value-type="float" office:value="293.0"/>
          <table:table-cell office:value-type="float" office:value="23.0"/>
          <table:table-cell office:value-type="float" office:value="0.0"/>
          <table:table-cell office:value-type="float" office:value="318.0"/>
          <table:table-cell office:value-type="float" office:value="24.0"/>
          <table:table-cell office:value-type="float" office:value="0.01"/>
          <table:table-cell office:value-type="float" office:value="574.0"/>
          <table:table-cell table:style-name="cellWorst" office:value-type="float" office:value="65.0"/>
          <table:table-cell office:value-type="float" office:value="0.0"/>
          <table:table-cell table:style-name="cellBest" office:value-type="float" office:value="94.0"/>
          <table:table-cell office:value-type="float" office:value="5.0"/>
          <table:table-cell office:value-type="float" office:value="0.01"/>
          <table:table-cell office:value-type="float" office:value="737.0"/>
          <table:table-cell office:value-type="float" office:value="30.0"/>
          <table:table-cell office:value-type="float" office:value="0.04"/>
          <table:table-cell table:style-name="cellWorst" office:value-type="float" office:value="3776.0"/>
          <table:table-cell office:value-type="float" office:value="44.0"/>
          <table:table-cell office:value-type="float" office:value="0.0"/>
          <table:table-cell office:value-type="float" office:value="433.0"/>
          <table:table-cell office:value-type="float" office:value="36.0"/>
          <table:table-cell table:formula="of:=MIN([.$B261];[.$E261];[.$H261];[.$K261];[.$N261];[.$Q261];[.$T261];[.$W261];[.$Z261];[.$AC261];[.$AF261];[.$AI261];[.$AL261];[.$AO261];[.$AR261])" office:value-type="float"/>
          <table:table-cell table:formula="of:=MIN([.$C261];[.$F261];[.$I261];[.$L261];[.$O261];[.$R261];[.$U261];[.$X261];[.$AA261];[.$AD261];[.$AG261];[.$AJ261];[.$AM261];[.$AP261];[.$AS261])" office:value-type="float"/>
          <table:table-cell table:formula="of:=MIN([.$D261];[.$G261];[.$J261];[.$M261];[.$P261];[.$S261];[.$V261];[.$Y261];[.$AB261];[.$AE261];[.$AH261];[.$AK261];[.$AN261];[.$AQ261];[.$AT261])" office:value-type="float"/>
          <table:table-cell table:formula="of:=MEDIAN([.$B261];[.$E261];[.$H261];[.$K261];[.$N261];[.$Q261];[.$T261];[.$W261];[.$Z261];[.$AC261];[.$AF261];[.$AI261];[.$AL261];[.$AO261];[.$AR261])" office:value-type="float"/>
          <table:table-cell table:formula="of:=MEDIAN([.$C261];[.$F261];[.$I261];[.$L261];[.$O261];[.$R261];[.$U261];[.$X261];[.$AA261];[.$AD261];[.$AG261];[.$AJ261];[.$AM261];[.$AP261];[.$AS261])" office:value-type="float"/>
          <table:table-cell table:formula="of:=MEDIAN([.$D261];[.$G261];[.$J261];[.$M261];[.$P261];[.$S261];[.$V261];[.$Y261];[.$AB261];[.$AE261];[.$AH261];[.$AK261];[.$AN261];[.$AQ261];[.$AT261])" office:value-type="float"/>
          <table:table-cell table:formula="of:=MAX([.$B261];[.$E261];[.$H261];[.$K261];[.$N261];[.$Q261];[.$T261];[.$W261];[.$Z261];[.$AC261];[.$AF261];[.$AI261];[.$AL261];[.$AO261];[.$AR261])" office:value-type="float"/>
          <table:table-cell table:formula="of:=MAX([.$C261];[.$F261];[.$I261];[.$L261];[.$O261];[.$R261];[.$U261];[.$X261];[.$AA261];[.$AD261];[.$AG261];[.$AJ261];[.$AM261];[.$AP261];[.$AS261])" office:value-type="float"/>
          <table:table-cell table:formula="of:=MAX([.$D261];[.$G261];[.$J261];[.$M261];[.$P261];[.$S261];[.$V261];[.$Y261];[.$AB261];[.$AE261];[.$AH261];[.$AK261];[.$AN261];[.$AQ261];[.$AT261])" office:value-type="float"/>
        </table:table-row>
        <table:table-row table:style-name="ro1">
          <table:table-cell office:value-type="string">
            <text:p>room/room_s7_a15_w5_h12.lp</text:p>
          </table:table-cell>
          <table:table-cell office:value-type="float" office:value="0.01"/>
          <table:table-cell office:value-type="float" office:value="1383.0"/>
          <table:table-cell office:value-type="float" office:value="69.0"/>
          <table:table-cell office:value-type="float" office:value="0.01"/>
          <table:table-cell office:value-type="float" office:value="497.0"/>
          <table:table-cell office:value-type="float" office:value="27.0"/>
          <table:table-cell office:value-type="float" office:value="0.01"/>
          <table:table-cell office:value-type="float" office:value="969.0"/>
          <table:table-cell table:style-name="cellBest" office:value-type="float" office:value="14.0"/>
          <table:table-cell office:value-type="float" office:value="0.01"/>
          <table:table-cell office:value-type="float" office:value="382.0"/>
          <table:table-cell office:value-type="float" office:value="39.0"/>
          <table:table-cell office:value-type="float" office:value="0.02"/>
          <table:table-cell office:value-type="float" office:value="792.0"/>
          <table:table-cell office:value-type="float" office:value="138.0"/>
          <table:table-cell office:value-type="float" office:value="0.01"/>
          <table:table-cell office:value-type="float" office:value="572.0"/>
          <table:table-cell office:value-type="float" office:value="48.0"/>
          <table:table-cell office:value-type="float" office:value="0.01"/>
          <table:table-cell office:value-type="float" office:value="406.0"/>
          <table:table-cell office:value-type="float" office:value="42.0"/>
          <table:table-cell office:value-type="float" office:value="0.01"/>
          <table:table-cell office:value-type="float" office:value="487.0"/>
          <table:table-cell office:value-type="float" office:value="58.0"/>
          <table:table-cell office:value-type="float" office:value="0.01"/>
          <table:table-cell office:value-type="float" office:value="270.0"/>
          <table:table-cell office:value-type="float" office:value="26.0"/>
          <table:table-cell office:value-type="float" office:value="0.01"/>
          <table:table-cell office:value-type="float" office:value="297.0"/>
          <table:table-cell office:value-type="float" office:value="48.0"/>
          <table:table-cell office:value-type="float" office:value="0.01"/>
          <table:table-cell table:style-name="cellBest" office:value-type="float" office:value="260.0"/>
          <table:table-cell office:value-type="float" office:value="36.0"/>
          <table:table-cell office:value-type="float" office:value="0.11"/>
          <table:table-cell office:value-type="float" office:value="3478.0"/>
          <table:table-cell table:style-name="cellWorst" office:value-type="float" office:value="897.0"/>
          <table:table-cell office:value-type="float" office:value="0.02"/>
          <table:table-cell office:value-type="float" office:value="786.0"/>
          <table:table-cell office:value-type="float" office:value="43.0"/>
          <table:table-cell office:value-type="float" office:value="0.05"/>
          <table:table-cell table:style-name="cellWorst" office:value-type="float" office:value="4351.0"/>
          <table:table-cell office:value-type="float" office:value="68.0"/>
          <table:table-cell office:value-type="float" office:value="0.02"/>
          <table:table-cell office:value-type="float" office:value="838.0"/>
          <table:table-cell office:value-type="float" office:value="146.0"/>
          <table:table-cell table:formula="of:=MIN([.$B262];[.$E262];[.$H262];[.$K262];[.$N262];[.$Q262];[.$T262];[.$W262];[.$Z262];[.$AC262];[.$AF262];[.$AI262];[.$AL262];[.$AO262];[.$AR262])" office:value-type="float"/>
          <table:table-cell table:formula="of:=MIN([.$C262];[.$F262];[.$I262];[.$L262];[.$O262];[.$R262];[.$U262];[.$X262];[.$AA262];[.$AD262];[.$AG262];[.$AJ262];[.$AM262];[.$AP262];[.$AS262])" office:value-type="float"/>
          <table:table-cell table:formula="of:=MIN([.$D262];[.$G262];[.$J262];[.$M262];[.$P262];[.$S262];[.$V262];[.$Y262];[.$AB262];[.$AE262];[.$AH262];[.$AK262];[.$AN262];[.$AQ262];[.$AT262])" office:value-type="float"/>
          <table:table-cell table:formula="of:=MEDIAN([.$B262];[.$E262];[.$H262];[.$K262];[.$N262];[.$Q262];[.$T262];[.$W262];[.$Z262];[.$AC262];[.$AF262];[.$AI262];[.$AL262];[.$AO262];[.$AR262])" office:value-type="float"/>
          <table:table-cell table:formula="of:=MEDIAN([.$C262];[.$F262];[.$I262];[.$L262];[.$O262];[.$R262];[.$U262];[.$X262];[.$AA262];[.$AD262];[.$AG262];[.$AJ262];[.$AM262];[.$AP262];[.$AS262])" office:value-type="float"/>
          <table:table-cell table:formula="of:=MEDIAN([.$D262];[.$G262];[.$J262];[.$M262];[.$P262];[.$S262];[.$V262];[.$Y262];[.$AB262];[.$AE262];[.$AH262];[.$AK262];[.$AN262];[.$AQ262];[.$AT262])" office:value-type="float"/>
          <table:table-cell table:formula="of:=MAX([.$B262];[.$E262];[.$H262];[.$K262];[.$N262];[.$Q262];[.$T262];[.$W262];[.$Z262];[.$AC262];[.$AF262];[.$AI262];[.$AL262];[.$AO262];[.$AR262])" office:value-type="float"/>
          <table:table-cell table:formula="of:=MAX([.$C262];[.$F262];[.$I262];[.$L262];[.$O262];[.$R262];[.$U262];[.$X262];[.$AA262];[.$AD262];[.$AG262];[.$AJ262];[.$AM262];[.$AP262];[.$AS262])" office:value-type="float"/>
          <table:table-cell table:formula="of:=MAX([.$D262];[.$G262];[.$J262];[.$M262];[.$P262];[.$S262];[.$V262];[.$Y262];[.$AB262];[.$AE262];[.$AH262];[.$AK262];[.$AN262];[.$AQ262];[.$AT262])" office:value-type="float"/>
        </table:table-row>
        <table:table-row table:style-name="ro1">
          <table:table-cell office:value-type="string">
            <text:p>room/room_s7_a5_w5_h13.lp</text:p>
          </table:table-cell>
          <table:table-cell office:value-type="float" office:value="0.01"/>
          <table:table-cell office:value-type="float" office:value="325.0"/>
          <table:table-cell office:value-type="float" office:value="30.0"/>
          <table:table-cell office:value-type="float" office:value="0.0"/>
          <table:table-cell office:value-type="float" office:value="299.0"/>
          <table:table-cell office:value-type="float" office:value="46.0"/>
          <table:table-cell office:value-type="float" office:value="0.0"/>
          <table:table-cell office:value-type="float" office:value="218.0"/>
          <table:table-cell office:value-type="float" office:value="6.0"/>
          <table:table-cell office:value-type="float" office:value="0.0"/>
          <table:table-cell office:value-type="float" office:value="107.0"/>
          <table:table-cell office:value-type="float" office:value="19.0"/>
          <table:table-cell office:value-type="float" office:value="0.0"/>
          <table:table-cell office:value-type="float" office:value="98.0"/>
          <table:table-cell office:value-type="float" office:value="6.0"/>
          <table:table-cell office:value-type="float" office:value="0.01"/>
          <table:table-cell office:value-type="float" office:value="802.0"/>
          <table:table-cell office:value-type="float" office:value="34.0"/>
          <table:table-cell office:value-type="float" office:value="0.0"/>
          <table:table-cell table:style-name="cellBest" office:value-type="float" office:value="70.0"/>
          <table:table-cell office:value-type="float" office:value="16.0"/>
          <table:table-cell office:value-type="float" office:value="0.0"/>
          <table:table-cell office:value-type="float" office:value="83.0"/>
          <table:table-cell office:value-type="float" office:value="18.0"/>
          <table:table-cell office:value-type="float" office:value="0.0"/>
          <table:table-cell office:value-type="float" office:value="199.0"/>
          <table:table-cell office:value-type="float" office:value="10.0"/>
          <table:table-cell office:value-type="float" office:value="0.0"/>
          <table:table-cell office:value-type="float" office:value="93.0"/>
          <table:table-cell office:value-type="float" office:value="6.0"/>
          <table:table-cell office:value-type="float" office:value="0.0"/>
          <table:table-cell office:value-type="float" office:value="92.0"/>
          <table:table-cell table:style-name="cellBest" office:value-type="float" office:value="5.0"/>
          <table:table-cell office:value-type="float" office:value="0.01"/>
          <table:table-cell office:value-type="float" office:value="328.0"/>
          <table:table-cell table:style-name="cellWorst" office:value-type="float" office:value="137.0"/>
          <table:table-cell office:value-type="float" office:value="0.01"/>
          <table:table-cell office:value-type="float" office:value="226.0"/>
          <table:table-cell office:value-type="float" office:value="32.0"/>
          <table:table-cell office:value-type="float" office:value="0.04"/>
          <table:table-cell table:style-name="cellWorst" office:value-type="float" office:value="4256.0"/>
          <table:table-cell office:value-type="float" office:value="42.0"/>
          <table:table-cell office:value-type="float" office:value="0.0"/>
          <table:table-cell office:value-type="float" office:value="98.0"/>
          <table:table-cell office:value-type="float" office:value="6.0"/>
          <table:table-cell table:formula="of:=MIN([.$B263];[.$E263];[.$H263];[.$K263];[.$N263];[.$Q263];[.$T263];[.$W263];[.$Z263];[.$AC263];[.$AF263];[.$AI263];[.$AL263];[.$AO263];[.$AR263])" office:value-type="float"/>
          <table:table-cell table:formula="of:=MIN([.$C263];[.$F263];[.$I263];[.$L263];[.$O263];[.$R263];[.$U263];[.$X263];[.$AA263];[.$AD263];[.$AG263];[.$AJ263];[.$AM263];[.$AP263];[.$AS263])" office:value-type="float"/>
          <table:table-cell table:formula="of:=MIN([.$D263];[.$G263];[.$J263];[.$M263];[.$P263];[.$S263];[.$V263];[.$Y263];[.$AB263];[.$AE263];[.$AH263];[.$AK263];[.$AN263];[.$AQ263];[.$AT263])" office:value-type="float"/>
          <table:table-cell table:formula="of:=MEDIAN([.$B263];[.$E263];[.$H263];[.$K263];[.$N263];[.$Q263];[.$T263];[.$W263];[.$Z263];[.$AC263];[.$AF263];[.$AI263];[.$AL263];[.$AO263];[.$AR263])" office:value-type="float"/>
          <table:table-cell table:formula="of:=MEDIAN([.$C263];[.$F263];[.$I263];[.$L263];[.$O263];[.$R263];[.$U263];[.$X263];[.$AA263];[.$AD263];[.$AG263];[.$AJ263];[.$AM263];[.$AP263];[.$AS263])" office:value-type="float"/>
          <table:table-cell table:formula="of:=MEDIAN([.$D263];[.$G263];[.$J263];[.$M263];[.$P263];[.$S263];[.$V263];[.$Y263];[.$AB263];[.$AE263];[.$AH263];[.$AK263];[.$AN263];[.$AQ263];[.$AT263])" office:value-type="float"/>
          <table:table-cell table:formula="of:=MAX([.$B263];[.$E263];[.$H263];[.$K263];[.$N263];[.$Q263];[.$T263];[.$W263];[.$Z263];[.$AC263];[.$AF263];[.$AI263];[.$AL263];[.$AO263];[.$AR263])" office:value-type="float"/>
          <table:table-cell table:formula="of:=MAX([.$C263];[.$F263];[.$I263];[.$L263];[.$O263];[.$R263];[.$U263];[.$X263];[.$AA263];[.$AD263];[.$AG263];[.$AJ263];[.$AM263];[.$AP263];[.$AS263])" office:value-type="float"/>
          <table:table-cell table:formula="of:=MAX([.$D263];[.$G263];[.$J263];[.$M263];[.$P263];[.$S263];[.$V263];[.$Y263];[.$AB263];[.$AE263];[.$AH263];[.$AK263];[.$AN263];[.$AQ263];[.$AT263])" office:value-type="float"/>
        </table:table-row>
        <table:table-row table:style-name="ro1">
          <table:table-cell office:value-type="string">
            <text:p>room/room_s8_a10_w5_h8.lp</text:p>
          </table:table-cell>
          <table:table-cell office:value-type="float" office:value="0.0"/>
          <table:table-cell office:value-type="float" office:value="902.0"/>
          <table:table-cell table:style-name="cellWorst" office:value-type="float" office:value="48.0"/>
          <table:table-cell office:value-type="float" office:value="0.0"/>
          <table:table-cell office:value-type="float" office:value="178.0"/>
          <table:table-cell office:value-type="float" office:value="7.0"/>
          <table:table-cell office:value-type="float" office:value="0.0"/>
          <table:table-cell office:value-type="float" office:value="152.0"/>
          <table:table-cell table:style-name="cellBest" office:value-type="float" office:value="2.0"/>
          <table:table-cell office:value-type="float" office:value="0.0"/>
          <table:table-cell office:value-type="float" office:value="173.0"/>
          <table:table-cell office:value-type="float" office:value="6.0"/>
          <table:table-cell office:value-type="float" office:value="0.0"/>
          <table:table-cell office:value-type="float" office:value="127.0"/>
          <table:table-cell office:value-type="float" office:value="8.0"/>
          <table:table-cell office:value-type="float" office:value="0.0"/>
          <table:table-cell office:value-type="float" office:value="252.0"/>
          <table:table-cell office:value-type="float" office:value="4.0"/>
          <table:table-cell office:value-type="float" office:value="0.0"/>
          <table:table-cell office:value-type="float" office:value="234.0"/>
          <table:table-cell office:value-type="float" office:value="33.0"/>
          <table:table-cell office:value-type="float" office:value="0.0"/>
          <table:table-cell office:value-type="float" office:value="267.0"/>
          <table:table-cell office:value-type="float" office:value="28.0"/>
          <table:table-cell office:value-type="float" office:value="0.0"/>
          <table:table-cell office:value-type="float" office:value="128.0"/>
          <table:table-cell office:value-type="float" office:value="7.0"/>
          <table:table-cell office:value-type="float" office:value="0.0"/>
          <table:table-cell table:style-name="cellBest" office:value-type="float" office:value="83.0"/>
          <table:table-cell office:value-type="float" office:value="5.0"/>
          <table:table-cell office:value-type="float" office:value="0.0"/>
          <table:table-cell table:style-name="cellBest" office:value-type="float" office:value="83.0"/>
          <table:table-cell office:value-type="float" office:value="5.0"/>
          <table:table-cell office:value-type="float" office:value="0.0"/>
          <table:table-cell office:value-type="float" office:value="125.0"/>
          <table:table-cell office:value-type="float" office:value="4.0"/>
          <table:table-cell office:value-type="float" office:value="0.01"/>
          <table:table-cell office:value-type="float" office:value="380.0"/>
          <table:table-cell office:value-type="float" office:value="16.0"/>
          <table:table-cell office:value-type="float" office:value="0.03"/>
          <table:table-cell table:style-name="cellWorst" office:value-type="float" office:value="2747.0"/>
          <table:table-cell office:value-type="float" office:value="8.0"/>
          <table:table-cell office:value-type="float" office:value="0.0"/>
          <table:table-cell office:value-type="float" office:value="127.0"/>
          <table:table-cell office:value-type="float" office:value="8.0"/>
          <table:table-cell table:formula="of:=MIN([.$B264];[.$E264];[.$H264];[.$K264];[.$N264];[.$Q264];[.$T264];[.$W264];[.$Z264];[.$AC264];[.$AF264];[.$AI264];[.$AL264];[.$AO264];[.$AR264])" office:value-type="float"/>
          <table:table-cell table:formula="of:=MIN([.$C264];[.$F264];[.$I264];[.$L264];[.$O264];[.$R264];[.$U264];[.$X264];[.$AA264];[.$AD264];[.$AG264];[.$AJ264];[.$AM264];[.$AP264];[.$AS264])" office:value-type="float"/>
          <table:table-cell table:formula="of:=MIN([.$D264];[.$G264];[.$J264];[.$M264];[.$P264];[.$S264];[.$V264];[.$Y264];[.$AB264];[.$AE264];[.$AH264];[.$AK264];[.$AN264];[.$AQ264];[.$AT264])" office:value-type="float"/>
          <table:table-cell table:formula="of:=MEDIAN([.$B264];[.$E264];[.$H264];[.$K264];[.$N264];[.$Q264];[.$T264];[.$W264];[.$Z264];[.$AC264];[.$AF264];[.$AI264];[.$AL264];[.$AO264];[.$AR264])" office:value-type="float"/>
          <table:table-cell table:formula="of:=MEDIAN([.$C264];[.$F264];[.$I264];[.$L264];[.$O264];[.$R264];[.$U264];[.$X264];[.$AA264];[.$AD264];[.$AG264];[.$AJ264];[.$AM264];[.$AP264];[.$AS264])" office:value-type="float"/>
          <table:table-cell table:formula="of:=MEDIAN([.$D264];[.$G264];[.$J264];[.$M264];[.$P264];[.$S264];[.$V264];[.$Y264];[.$AB264];[.$AE264];[.$AH264];[.$AK264];[.$AN264];[.$AQ264];[.$AT264])" office:value-type="float"/>
          <table:table-cell table:formula="of:=MAX([.$B264];[.$E264];[.$H264];[.$K264];[.$N264];[.$Q264];[.$T264];[.$W264];[.$Z264];[.$AC264];[.$AF264];[.$AI264];[.$AL264];[.$AO264];[.$AR264])" office:value-type="float"/>
          <table:table-cell table:formula="of:=MAX([.$C264];[.$F264];[.$I264];[.$L264];[.$O264];[.$R264];[.$U264];[.$X264];[.$AA264];[.$AD264];[.$AG264];[.$AJ264];[.$AM264];[.$AP264];[.$AS264])" office:value-type="float"/>
          <table:table-cell table:formula="of:=MAX([.$D264];[.$G264];[.$J264];[.$M264];[.$P264];[.$S264];[.$V264];[.$Y264];[.$AB264];[.$AE264];[.$AH264];[.$AK264];[.$AN264];[.$AQ264];[.$AT264])" office:value-type="float"/>
        </table:table-row>
        <table:table-row table:style-name="ro1">
          <table:table-cell office:value-type="string">
            <text:p>room/room_s8_a15_w5_h11.lp</text:p>
          </table:table-cell>
          <table:table-cell office:value-type="float" office:value="0.02"/>
          <table:table-cell office:value-type="float" office:value="2646.0"/>
          <table:table-cell table:style-name="cellWorst" office:value-type="float" office:value="79.0"/>
          <table:table-cell office:value-type="float" office:value="0.01"/>
          <table:table-cell office:value-type="float" office:value="594.0"/>
          <table:table-cell office:value-type="float" office:value="29.0"/>
          <table:table-cell office:value-type="float" office:value="0.01"/>
          <table:table-cell office:value-type="float" office:value="780.0"/>
          <table:table-cell table:style-name="cellBest" office:value-type="float" office:value="12.0"/>
          <table:table-cell office:value-type="float" office:value="0.01"/>
          <table:table-cell office:value-type="float" office:value="290.0"/>
          <table:table-cell office:value-type="float" office:value="23.0"/>
          <table:table-cell office:value-type="float" office:value="0.01"/>
          <table:table-cell office:value-type="float" office:value="337.0"/>
          <table:table-cell office:value-type="float" office:value="23.0"/>
          <table:table-cell office:value-type="float" office:value="0.01"/>
          <table:table-cell office:value-type="float" office:value="631.0"/>
          <table:table-cell office:value-type="float" office:value="17.0"/>
          <table:table-cell office:value-type="float" office:value="0.02"/>
          <table:table-cell office:value-type="float" office:value="811.0"/>
          <table:table-cell office:value-type="float" office:value="71.0"/>
          <table:table-cell office:value-type="float" office:value="0.01"/>
          <table:table-cell office:value-type="float" office:value="658.0"/>
          <table:table-cell office:value-type="float" office:value="57.0"/>
          <table:table-cell office:value-type="float" office:value="0.01"/>
          <table:table-cell office:value-type="float" office:value="343.0"/>
          <table:table-cell office:value-type="float" office:value="23.0"/>
          <table:table-cell office:value-type="float" office:value="0.0"/>
          <table:table-cell table:style-name="cellBest" office:value-type="float" office:value="186.0"/>
          <table:table-cell office:value-type="float" office:value="15.0"/>
          <table:table-cell office:value-type="float" office:value="0.01"/>
          <table:table-cell office:value-type="float" office:value="196.0"/>
          <table:table-cell office:value-type="float" office:value="16.0"/>
          <table:table-cell office:value-type="float" office:value="0.01"/>
          <table:table-cell office:value-type="float" office:value="469.0"/>
          <table:table-cell office:value-type="float" office:value="31.0"/>
          <table:table-cell office:value-type="float" office:value="0.02"/>
          <table:table-cell office:value-type="float" office:value="386.0"/>
          <table:table-cell table:style-name="cellBest" office:value-type="float" office:value="12.0"/>
          <table:table-cell office:value-type="float" office:value="0.11"/>
          <table:table-cell table:style-name="cellWorst" office:value-type="float" office:value="11190.0"/>
          <table:table-cell office:value-type="float" office:value="48.0"/>
          <table:table-cell office:value-type="float" office:value="0.01"/>
          <table:table-cell office:value-type="float" office:value="331.0"/>
          <table:table-cell office:value-type="float" office:value="23.0"/>
          <table:table-cell table:formula="of:=MIN([.$B265];[.$E265];[.$H265];[.$K265];[.$N265];[.$Q265];[.$T265];[.$W265];[.$Z265];[.$AC265];[.$AF265];[.$AI265];[.$AL265];[.$AO265];[.$AR265])" office:value-type="float"/>
          <table:table-cell table:formula="of:=MIN([.$C265];[.$F265];[.$I265];[.$L265];[.$O265];[.$R265];[.$U265];[.$X265];[.$AA265];[.$AD265];[.$AG265];[.$AJ265];[.$AM265];[.$AP265];[.$AS265])" office:value-type="float"/>
          <table:table-cell table:formula="of:=MIN([.$D265];[.$G265];[.$J265];[.$M265];[.$P265];[.$S265];[.$V265];[.$Y265];[.$AB265];[.$AE265];[.$AH265];[.$AK265];[.$AN265];[.$AQ265];[.$AT265])" office:value-type="float"/>
          <table:table-cell table:formula="of:=MEDIAN([.$B265];[.$E265];[.$H265];[.$K265];[.$N265];[.$Q265];[.$T265];[.$W265];[.$Z265];[.$AC265];[.$AF265];[.$AI265];[.$AL265];[.$AO265];[.$AR265])" office:value-type="float"/>
          <table:table-cell table:formula="of:=MEDIAN([.$C265];[.$F265];[.$I265];[.$L265];[.$O265];[.$R265];[.$U265];[.$X265];[.$AA265];[.$AD265];[.$AG265];[.$AJ265];[.$AM265];[.$AP265];[.$AS265])" office:value-type="float"/>
          <table:table-cell table:formula="of:=MEDIAN([.$D265];[.$G265];[.$J265];[.$M265];[.$P265];[.$S265];[.$V265];[.$Y265];[.$AB265];[.$AE265];[.$AH265];[.$AK265];[.$AN265];[.$AQ265];[.$AT265])" office:value-type="float"/>
          <table:table-cell table:formula="of:=MAX([.$B265];[.$E265];[.$H265];[.$K265];[.$N265];[.$Q265];[.$T265];[.$W265];[.$Z265];[.$AC265];[.$AF265];[.$AI265];[.$AL265];[.$AO265];[.$AR265])" office:value-type="float"/>
          <table:table-cell table:formula="of:=MAX([.$C265];[.$F265];[.$I265];[.$L265];[.$O265];[.$R265];[.$U265];[.$X265];[.$AA265];[.$AD265];[.$AG265];[.$AJ265];[.$AM265];[.$AP265];[.$AS265])" office:value-type="float"/>
          <table:table-cell table:formula="of:=MAX([.$D265];[.$G265];[.$J265];[.$M265];[.$P265];[.$S265];[.$V265];[.$Y265];[.$AB265];[.$AE265];[.$AH265];[.$AK265];[.$AN265];[.$AQ265];[.$AT265])" office:value-type="float"/>
        </table:table-row>
        <table:table-row table:style-name="ro1">
          <table:table-cell office:value-type="string">
            <text:p>room/room_s8_a5_w5_h4.lp</text:p>
          </table:table-cell>
          <table:table-cell office:value-type="float" office:value="0.0"/>
          <table:table-cell office:value-type="float" office:value="33.0"/>
          <table:table-cell office:value-type="float" office:value="7.0"/>
          <table:table-cell office:value-type="float" office:value="0.0"/>
          <table:table-cell office:value-type="float" office:value="31.0"/>
          <table:table-cell office:value-type="float" office:value="1.0"/>
          <table:table-cell office:value-type="float" office:value="0.0"/>
          <table:table-cell office:value-type="float" office:value="16.0"/>
          <table:table-cell table:style-name="cellBest" office:value-type="float" office:value="0.0"/>
          <table:table-cell office:value-type="float" office:value="0.0"/>
          <table:table-cell office:value-type="float" office:value="29.0"/>
          <table:table-cell office:value-type="float" office:value="3.0"/>
          <table:table-cell office:value-type="float" office:value="0.0"/>
          <table:table-cell office:value-type="float" office:value="19.0"/>
          <table:table-cell office:value-type="float" office:value="3.0"/>
          <table:table-cell office:value-type="float" office:value="0.0"/>
          <table:table-cell office:value-type="float" office:value="30.0"/>
          <table:table-cell office:value-type="float" office:value="1.0"/>
          <table:table-cell office:value-type="float" office:value="0.0"/>
          <table:table-cell office:value-type="float" office:value="46.0"/>
          <table:table-cell table:style-name="cellWorst" office:value-type="float" office:value="8.0"/>
          <table:table-cell office:value-type="float" office:value="0.0"/>
          <table:table-cell office:value-type="float" office:value="45.0"/>
          <table:table-cell table:style-name="cellWorst" office:value-type="float" office:value="8.0"/>
          <table:table-cell office:value-type="float" office:value="0.0"/>
          <table:table-cell office:value-type="float" office:value="20.0"/>
          <table:table-cell office:value-type="float" office:value="3.0"/>
          <table:table-cell office:value-type="float" office:value="0.0"/>
          <table:table-cell table:style-name="cellBest" office:value-type="float" office:value="13.0"/>
          <table:table-cell office:value-type="float" office:value="2.0"/>
          <table:table-cell office:value-type="float" office:value="0.0"/>
          <table:table-cell table:style-name="cellBest" office:value-type="float" office:value="13.0"/>
          <table:table-cell office:value-type="float" office:value="2.0"/>
          <table:table-cell office:value-type="float" office:value="0.0"/>
          <table:table-cell office:value-type="float" office:value="26.0"/>
          <table:table-cell office:value-type="float" office:value="2.0"/>
          <table:table-cell office:value-type="float" office:value="0.0"/>
          <table:table-cell office:value-type="float" office:value="36.0"/>
          <table:table-cell office:value-type="float" office:value="4.0"/>
          <table:table-cell office:value-type="float" office:value="0.01"/>
          <table:table-cell table:style-name="cellWorst" office:value-type="float" office:value="836.0"/>
          <table:table-cell office:value-type="float" office:value="5.0"/>
          <table:table-cell office:value-type="float" office:value="0.0"/>
          <table:table-cell office:value-type="float" office:value="19.0"/>
          <table:table-cell office:value-type="float" office:value="3.0"/>
          <table:table-cell table:formula="of:=MIN([.$B266];[.$E266];[.$H266];[.$K266];[.$N266];[.$Q266];[.$T266];[.$W266];[.$Z266];[.$AC266];[.$AF266];[.$AI266];[.$AL266];[.$AO266];[.$AR266])" office:value-type="float"/>
          <table:table-cell table:formula="of:=MIN([.$C266];[.$F266];[.$I266];[.$L266];[.$O266];[.$R266];[.$U266];[.$X266];[.$AA266];[.$AD266];[.$AG266];[.$AJ266];[.$AM266];[.$AP266];[.$AS266])" office:value-type="float"/>
          <table:table-cell table:formula="of:=MIN([.$D266];[.$G266];[.$J266];[.$M266];[.$P266];[.$S266];[.$V266];[.$Y266];[.$AB266];[.$AE266];[.$AH266];[.$AK266];[.$AN266];[.$AQ266];[.$AT266])" office:value-type="float"/>
          <table:table-cell table:formula="of:=MEDIAN([.$B266];[.$E266];[.$H266];[.$K266];[.$N266];[.$Q266];[.$T266];[.$W266];[.$Z266];[.$AC266];[.$AF266];[.$AI266];[.$AL266];[.$AO266];[.$AR266])" office:value-type="float"/>
          <table:table-cell table:formula="of:=MEDIAN([.$C266];[.$F266];[.$I266];[.$L266];[.$O266];[.$R266];[.$U266];[.$X266];[.$AA266];[.$AD266];[.$AG266];[.$AJ266];[.$AM266];[.$AP266];[.$AS266])" office:value-type="float"/>
          <table:table-cell table:formula="of:=MEDIAN([.$D266];[.$G266];[.$J266];[.$M266];[.$P266];[.$S266];[.$V266];[.$Y266];[.$AB266];[.$AE266];[.$AH266];[.$AK266];[.$AN266];[.$AQ266];[.$AT266])" office:value-type="float"/>
          <table:table-cell table:formula="of:=MAX([.$B266];[.$E266];[.$H266];[.$K266];[.$N266];[.$Q266];[.$T266];[.$W266];[.$Z266];[.$AC266];[.$AF266];[.$AI266];[.$AL266];[.$AO266];[.$AR266])" office:value-type="float"/>
          <table:table-cell table:formula="of:=MAX([.$C266];[.$F266];[.$I266];[.$L266];[.$O266];[.$R266];[.$U266];[.$X266];[.$AA266];[.$AD266];[.$AG266];[.$AJ266];[.$AM266];[.$AP266];[.$AS266])" office:value-type="float"/>
          <table:table-cell table:formula="of:=MAX([.$D266];[.$G266];[.$J266];[.$M266];[.$P266];[.$S266];[.$V266];[.$Y266];[.$AB266];[.$AE266];[.$AH266];[.$AK266];[.$AN266];[.$AQ266];[.$AT266])" office:value-type="float"/>
        </table:table-row>
        <table:table-row table:style-name="ro1">
          <table:table-cell office:value-type="string">
            <text:p>room/room_s9_a10_w5_h12.lp</text:p>
          </table:table-cell>
          <table:table-cell office:value-type="float" office:value="0.02"/>
          <table:table-cell office:value-type="float" office:value="4519.0"/>
          <table:table-cell office:value-type="float" office:value="82.0"/>
          <table:table-cell office:value-type="float" office:value="0.01"/>
          <table:table-cell office:value-type="float" office:value="357.0"/>
          <table:table-cell table:style-name="cellBest" office:value-type="float" office:value="6.0"/>
          <table:table-cell office:value-type="float" office:value="0.01"/>
          <table:table-cell office:value-type="float" office:value="523.0"/>
          <table:table-cell office:value-type="float" office:value="8.0"/>
          <table:table-cell office:value-type="float" office:value="0.01"/>
          <table:table-cell office:value-type="float" office:value="175.0"/>
          <table:table-cell office:value-type="float" office:value="19.0"/>
          <table:table-cell office:value-type="float" office:value="0.01"/>
          <table:table-cell office:value-type="float" office:value="272.0"/>
          <table:table-cell office:value-type="float" office:value="17.0"/>
          <table:table-cell office:value-type="float" office:value="0.01"/>
          <table:table-cell office:value-type="float" office:value="647.0"/>
          <table:table-cell office:value-type="float" office:value="22.0"/>
          <table:table-cell office:value-type="float" office:value="0.01"/>
          <table:table-cell office:value-type="float" office:value="560.0"/>
          <table:table-cell office:value-type="float" office:value="55.0"/>
          <table:table-cell office:value-type="float" office:value="0.01"/>
          <table:table-cell office:value-type="float" office:value="419.0"/>
          <table:table-cell office:value-type="float" office:value="36.0"/>
          <table:table-cell office:value-type="float" office:value="0.01"/>
          <table:table-cell office:value-type="float" office:value="287.0"/>
          <table:table-cell office:value-type="float" office:value="17.0"/>
          <table:table-cell table:style-name="cellBest" office:value-type="float" office:value="0.0"/>
          <table:table-cell office:value-type="float" office:value="171.0"/>
          <table:table-cell office:value-type="float" office:value="9.0"/>
          <table:table-cell office:value-type="float" office:value="0.01"/>
          <table:table-cell office:value-type="float" office:value="171.0"/>
          <table:table-cell office:value-type="float" office:value="9.0"/>
          <table:table-cell table:style-name="cellBest" office:value-type="float" office:value="0.0"/>
          <table:table-cell table:style-name="cellBest" office:value-type="float" office:value="101.0"/>
          <table:table-cell office:value-type="float" office:value="9.0"/>
          <table:table-cell office:value-type="float" office:value="0.02"/>
          <table:table-cell office:value-type="float" office:value="747.0"/>
          <table:table-cell office:value-type="float" office:value="30.0"/>
          <table:table-cell table:style-name="cellWorst" office:value-type="float" office:value="29.61"/>
          <table:table-cell table:style-name="cellWorst" office:value-type="float" office:value="1640006.0"/>
          <table:table-cell table:style-name="cellWorst" office:value-type="float" office:value="888501.0"/>
          <table:table-cell office:value-type="float" office:value="0.01"/>
          <table:table-cell office:value-type="float" office:value="272.0"/>
          <table:table-cell office:value-type="float" office:value="17.0"/>
          <table:table-cell table:formula="of:=MIN([.$B267];[.$E267];[.$H267];[.$K267];[.$N267];[.$Q267];[.$T267];[.$W267];[.$Z267];[.$AC267];[.$AF267];[.$AI267];[.$AL267];[.$AO267];[.$AR267])" office:value-type="float"/>
          <table:table-cell table:formula="of:=MIN([.$C267];[.$F267];[.$I267];[.$L267];[.$O267];[.$R267];[.$U267];[.$X267];[.$AA267];[.$AD267];[.$AG267];[.$AJ267];[.$AM267];[.$AP267];[.$AS267])" office:value-type="float"/>
          <table:table-cell table:formula="of:=MIN([.$D267];[.$G267];[.$J267];[.$M267];[.$P267];[.$S267];[.$V267];[.$Y267];[.$AB267];[.$AE267];[.$AH267];[.$AK267];[.$AN267];[.$AQ267];[.$AT267])" office:value-type="float"/>
          <table:table-cell table:formula="of:=MEDIAN([.$B267];[.$E267];[.$H267];[.$K267];[.$N267];[.$Q267];[.$T267];[.$W267];[.$Z267];[.$AC267];[.$AF267];[.$AI267];[.$AL267];[.$AO267];[.$AR267])" office:value-type="float"/>
          <table:table-cell table:formula="of:=MEDIAN([.$C267];[.$F267];[.$I267];[.$L267];[.$O267];[.$R267];[.$U267];[.$X267];[.$AA267];[.$AD267];[.$AG267];[.$AJ267];[.$AM267];[.$AP267];[.$AS267])" office:value-type="float"/>
          <table:table-cell table:formula="of:=MEDIAN([.$D267];[.$G267];[.$J267];[.$M267];[.$P267];[.$S267];[.$V267];[.$Y267];[.$AB267];[.$AE267];[.$AH267];[.$AK267];[.$AN267];[.$AQ267];[.$AT267])" office:value-type="float"/>
          <table:table-cell table:formula="of:=MAX([.$B267];[.$E267];[.$H267];[.$K267];[.$N267];[.$Q267];[.$T267];[.$W267];[.$Z267];[.$AC267];[.$AF267];[.$AI267];[.$AL267];[.$AO267];[.$AR267])" office:value-type="float"/>
          <table:table-cell table:formula="of:=MAX([.$C267];[.$F267];[.$I267];[.$L267];[.$O267];[.$R267];[.$U267];[.$X267];[.$AA267];[.$AD267];[.$AG267];[.$AJ267];[.$AM267];[.$AP267];[.$AS267])" office:value-type="float"/>
          <table:table-cell table:formula="of:=MAX([.$D267];[.$G267];[.$J267];[.$M267];[.$P267];[.$S267];[.$V267];[.$Y267];[.$AB267];[.$AE267];[.$AH267];[.$AK267];[.$AN267];[.$AQ267];[.$AT267])" office:value-type="float"/>
        </table:table-row>
        <table:table-row table:style-name="ro1">
          <table:table-cell office:value-type="string">
            <text:p>room/room_s9_a15_w5_h14.lp</text:p>
          </table:table-cell>
          <table:table-cell office:value-type="float" office:value="0.05"/>
          <table:table-cell office:value-type="float" office:value="9150.0"/>
          <table:table-cell office:value-type="float" office:value="113.0"/>
          <table:table-cell office:value-type="float" office:value="0.02"/>
          <table:table-cell office:value-type="float" office:value="1042.0"/>
          <table:table-cell office:value-type="float" office:value="27.0"/>
          <table:table-cell table:style-name="cellBest" office:value-type="float" office:value="0.01"/>
          <table:table-cell office:value-type="float" office:value="1141.0"/>
          <table:table-cell office:value-type="float" office:value="57.0"/>
          <table:table-cell table:style-name="cellBest" office:value-type="float" office:value="0.01"/>
          <table:table-cell office:value-type="float" office:value="416.0"/>
          <table:table-cell office:value-type="float" office:value="27.0"/>
          <table:table-cell office:value-type="float" office:value="0.05"/>
          <table:table-cell office:value-type="float" office:value="1677.0"/>
          <table:table-cell office:value-type="float" office:value="224.0"/>
          <table:table-cell table:style-name="cellBest" office:value-type="float" office:value="0.01"/>
          <table:table-cell office:value-type="float" office:value="1029.0"/>
          <table:table-cell table:style-name="cellBest" office:value-type="float" office:value="26.0"/>
          <table:table-cell office:value-type="float" office:value="0.03"/>
          <table:table-cell office:value-type="float" office:value="571.0"/>
          <table:table-cell office:value-type="float" office:value="78.0"/>
          <table:table-cell office:value-type="float" office:value="0.04"/>
          <table:table-cell office:value-type="float" office:value="1118.0"/>
          <table:table-cell office:value-type="float" office:value="134.0"/>
          <table:table-cell office:value-type="float" office:value="0.03"/>
          <table:table-cell office:value-type="float" office:value="1494.0"/>
          <table:table-cell office:value-type="float" office:value="130.0"/>
          <table:table-cell table:style-name="cellBest" office:value-type="float" office:value="0.01"/>
          <table:table-cell office:value-type="float" office:value="407.0"/>
          <table:table-cell office:value-type="float" office:value="39.0"/>
          <table:table-cell office:value-type="float" office:value="0.02"/>
          <table:table-cell table:style-name="cellBest" office:value-type="float" office:value="376.0"/>
          <table:table-cell office:value-type="float" office:value="38.0"/>
          <table:table-cell table:style-name="cellWorst" office:value-type="float" office:value="2.89"/>
          <table:table-cell table:style-name="cellWorst" office:value-type="float" office:value="79481.0"/>
          <table:table-cell table:style-name="cellWorst" office:value-type="float" office:value="14835.0"/>
          <table:table-cell office:value-type="float" office:value="0.06"/>
          <table:table-cell office:value-type="float" office:value="1708.0"/>
          <table:table-cell office:value-type="float" office:value="114.0"/>
          <table:table-cell office:value-type="float" office:value="0.45"/>
          <table:table-cell office:value-type="float" office:value="34907.0"/>
          <table:table-cell office:value-type="float" office:value="262.0"/>
          <table:table-cell office:value-type="float" office:value="0.03"/>
          <table:table-cell office:value-type="float" office:value="1259.0"/>
          <table:table-cell office:value-type="float" office:value="153.0"/>
          <table:table-cell table:formula="of:=MIN([.$B268];[.$E268];[.$H268];[.$K268];[.$N268];[.$Q268];[.$T268];[.$W268];[.$Z268];[.$AC268];[.$AF268];[.$AI268];[.$AL268];[.$AO268];[.$AR268])" office:value-type="float"/>
          <table:table-cell table:formula="of:=MIN([.$C268];[.$F268];[.$I268];[.$L268];[.$O268];[.$R268];[.$U268];[.$X268];[.$AA268];[.$AD268];[.$AG268];[.$AJ268];[.$AM268];[.$AP268];[.$AS268])" office:value-type="float"/>
          <table:table-cell table:formula="of:=MIN([.$D268];[.$G268];[.$J268];[.$M268];[.$P268];[.$S268];[.$V268];[.$Y268];[.$AB268];[.$AE268];[.$AH268];[.$AK268];[.$AN268];[.$AQ268];[.$AT268])" office:value-type="float"/>
          <table:table-cell table:formula="of:=MEDIAN([.$B268];[.$E268];[.$H268];[.$K268];[.$N268];[.$Q268];[.$T268];[.$W268];[.$Z268];[.$AC268];[.$AF268];[.$AI268];[.$AL268];[.$AO268];[.$AR268])" office:value-type="float"/>
          <table:table-cell table:formula="of:=MEDIAN([.$C268];[.$F268];[.$I268];[.$L268];[.$O268];[.$R268];[.$U268];[.$X268];[.$AA268];[.$AD268];[.$AG268];[.$AJ268];[.$AM268];[.$AP268];[.$AS268])" office:value-type="float"/>
          <table:table-cell table:formula="of:=MEDIAN([.$D268];[.$G268];[.$J268];[.$M268];[.$P268];[.$S268];[.$V268];[.$Y268];[.$AB268];[.$AE268];[.$AH268];[.$AK268];[.$AN268];[.$AQ268];[.$AT268])" office:value-type="float"/>
          <table:table-cell table:formula="of:=MAX([.$B268];[.$E268];[.$H268];[.$K268];[.$N268];[.$Q268];[.$T268];[.$W268];[.$Z268];[.$AC268];[.$AF268];[.$AI268];[.$AL268];[.$AO268];[.$AR268])" office:value-type="float"/>
          <table:table-cell table:formula="of:=MAX([.$C268];[.$F268];[.$I268];[.$L268];[.$O268];[.$R268];[.$U268];[.$X268];[.$AA268];[.$AD268];[.$AG268];[.$AJ268];[.$AM268];[.$AP268];[.$AS268])" office:value-type="float"/>
          <table:table-cell table:formula="of:=MAX([.$D268];[.$G268];[.$J268];[.$M268];[.$P268];[.$S268];[.$V268];[.$Y268];[.$AB268];[.$AE268];[.$AH268];[.$AK268];[.$AN268];[.$AQ268];[.$AT268])" office:value-type="float"/>
        </table:table-row>
        <table:table-row table:style-name="ro1">
          <table:table-cell office:value-type="string">
            <text:p>room/room_s9_a5_w5_h9.lp</text:p>
          </table:table-cell>
          <table:table-cell office:value-type="float" office:value="0.0"/>
          <table:table-cell office:value-type="float" office:value="211.0"/>
          <table:table-cell office:value-type="float" office:value="7.0"/>
          <table:table-cell office:value-type="float" office:value="0.0"/>
          <table:table-cell office:value-type="float" office:value="75.0"/>
          <table:table-cell table:style-name="cellBest" office:value-type="float" office:value="0.0"/>
          <table:table-cell office:value-type="float" office:value="0.0"/>
          <table:table-cell office:value-type="float" office:value="91.0"/>
          <table:table-cell table:style-name="cellBest" office:value-type="float" office:value="0.0"/>
          <table:table-cell office:value-type="float" office:value="0.0"/>
          <table:table-cell office:value-type="float" office:value="71.0"/>
          <table:table-cell office:value-type="float" office:value="1.0"/>
          <table:table-cell office:value-type="float" office:value="0.0"/>
          <table:table-cell office:value-type="float" office:value="68.0"/>
          <table:table-cell office:value-type="float" office:value="6.0"/>
          <table:table-cell office:value-type="float" office:value="0.0"/>
          <table:table-cell office:value-type="float" office:value="219.0"/>
          <table:table-cell office:value-type="float" office:value="3.0"/>
          <table:table-cell office:value-type="float" office:value="0.0"/>
          <table:table-cell office:value-type="float" office:value="88.0"/>
          <table:table-cell office:value-type="float" office:value="14.0"/>
          <table:table-cell office:value-type="float" office:value="0.0"/>
          <table:table-cell office:value-type="float" office:value="121.0"/>
          <table:table-cell office:value-type="float" office:value="13.0"/>
          <table:table-cell office:value-type="float" office:value="0.0"/>
          <table:table-cell office:value-type="float" office:value="84.0"/>
          <table:table-cell office:value-type="float" office:value="5.0"/>
          <table:table-cell office:value-type="float" office:value="0.0"/>
          <table:table-cell office:value-type="float" office:value="52.0"/>
          <table:table-cell office:value-type="float" office:value="6.0"/>
          <table:table-cell office:value-type="float" office:value="0.0"/>
          <table:table-cell office:value-type="float" office:value="51.0"/>
          <table:table-cell office:value-type="float" office:value="6.0"/>
          <table:table-cell office:value-type="float" office:value="0.0"/>
          <table:table-cell table:style-name="cellBest" office:value-type="float" office:value="50.0"/>
          <table:table-cell office:value-type="float" office:value="3.0"/>
          <table:table-cell office:value-type="float" office:value="0.01"/>
          <table:table-cell office:value-type="float" office:value="167.0"/>
          <table:table-cell office:value-type="float" office:value="5.0"/>
          <table:table-cell table:style-name="cellWorst" office:value-type="float" office:value="39.48"/>
          <table:table-cell table:style-name="cellWorst" office:value-type="float" office:value="1712515.0"/>
          <table:table-cell table:style-name="cellWorst" office:value-type="float" office:value="1188176.0"/>
          <table:table-cell office:value-type="float" office:value="0.0"/>
          <table:table-cell office:value-type="float" office:value="68.0"/>
          <table:table-cell office:value-type="float" office:value="6.0"/>
          <table:table-cell table:formula="of:=MIN([.$B269];[.$E269];[.$H269];[.$K269];[.$N269];[.$Q269];[.$T269];[.$W269];[.$Z269];[.$AC269];[.$AF269];[.$AI269];[.$AL269];[.$AO269];[.$AR269])" office:value-type="float"/>
          <table:table-cell table:formula="of:=MIN([.$C269];[.$F269];[.$I269];[.$L269];[.$O269];[.$R269];[.$U269];[.$X269];[.$AA269];[.$AD269];[.$AG269];[.$AJ269];[.$AM269];[.$AP269];[.$AS269])" office:value-type="float"/>
          <table:table-cell table:formula="of:=MIN([.$D269];[.$G269];[.$J269];[.$M269];[.$P269];[.$S269];[.$V269];[.$Y269];[.$AB269];[.$AE269];[.$AH269];[.$AK269];[.$AN269];[.$AQ269];[.$AT269])" office:value-type="float"/>
          <table:table-cell table:formula="of:=MEDIAN([.$B269];[.$E269];[.$H269];[.$K269];[.$N269];[.$Q269];[.$T269];[.$W269];[.$Z269];[.$AC269];[.$AF269];[.$AI269];[.$AL269];[.$AO269];[.$AR269])" office:value-type="float"/>
          <table:table-cell table:formula="of:=MEDIAN([.$C269];[.$F269];[.$I269];[.$L269];[.$O269];[.$R269];[.$U269];[.$X269];[.$AA269];[.$AD269];[.$AG269];[.$AJ269];[.$AM269];[.$AP269];[.$AS269])" office:value-type="float"/>
          <table:table-cell table:formula="of:=MEDIAN([.$D269];[.$G269];[.$J269];[.$M269];[.$P269];[.$S269];[.$V269];[.$Y269];[.$AB269];[.$AE269];[.$AH269];[.$AK269];[.$AN269];[.$AQ269];[.$AT269])" office:value-type="float"/>
          <table:table-cell table:formula="of:=MAX([.$B269];[.$E269];[.$H269];[.$K269];[.$N269];[.$Q269];[.$T269];[.$W269];[.$Z269];[.$AC269];[.$AF269];[.$AI269];[.$AL269];[.$AO269];[.$AR269])" office:value-type="float"/>
          <table:table-cell table:formula="of:=MAX([.$C269];[.$F269];[.$I269];[.$L269];[.$O269];[.$R269];[.$U269];[.$X269];[.$AA269];[.$AD269];[.$AG269];[.$AJ269];[.$AM269];[.$AP269];[.$AS269])" office:value-type="float"/>
          <table:table-cell table:formula="of:=MAX([.$D269];[.$G269];[.$J269];[.$M269];[.$P269];[.$S269];[.$V269];[.$Y269];[.$AB269];[.$AE269];[.$AH269];[.$AK269];[.$AN269];[.$AQ269];[.$AT269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69])" office:value-type="float"/>
          <table:table-cell table:style-name="cellWorst" table:formula="of:=SUM([.C3:.C269])" office:value-type="float"/>
          <table:table-cell table:formula="of:=SUM([.D3:.D269])" office:value-type="float"/>
          <table:table-cell table:formula="of:=SUM([.E3:.E269])" office:value-type="float"/>
          <table:table-cell table:formula="of:=SUM([.F3:.F269])" office:value-type="float"/>
          <table:table-cell table:formula="of:=SUM([.G3:.G269])" office:value-type="float"/>
          <table:table-cell table:formula="of:=SUM([.H3:.H269])" office:value-type="float"/>
          <table:table-cell table:formula="of:=SUM([.I3:.I269])" office:value-type="float"/>
          <table:table-cell table:formula="of:=SUM([.J3:.J269])" office:value-type="float"/>
          <table:table-cell table:formula="of:=SUM([.K3:.K269])" office:value-type="float"/>
          <table:table-cell table:formula="of:=SUM([.L3:.L269])" office:value-type="float"/>
          <table:table-cell table:formula="of:=SUM([.M3:.M269])" office:value-type="float"/>
          <table:table-cell table:formula="of:=SUM([.N3:.N269])" office:value-type="float"/>
          <table:table-cell table:formula="of:=SUM([.O3:.O269])" office:value-type="float"/>
          <table:table-cell table:formula="of:=SUM([.P3:.P269])" office:value-type="float"/>
          <table:table-cell table:formula="of:=SUM([.Q3:.Q269])" office:value-type="float"/>
          <table:table-cell table:formula="of:=SUM([.R3:.R269])" office:value-type="float"/>
          <table:table-cell table:formula="of:=SUM([.S3:.S269])" office:value-type="float"/>
          <table:table-cell table:formula="of:=SUM([.T3:.T269])" office:value-type="float"/>
          <table:table-cell table:formula="of:=SUM([.U3:.U269])" office:value-type="float"/>
          <table:table-cell table:formula="of:=SUM([.V3:.V269])" office:value-type="float"/>
          <table:table-cell table:formula="of:=SUM([.W3:.W269])" office:value-type="float"/>
          <table:table-cell table:formula="of:=SUM([.X3:.X269])" office:value-type="float"/>
          <table:table-cell table:formula="of:=SUM([.Y3:.Y269])" office:value-type="float"/>
          <table:table-cell table:formula="of:=SUM([.Z3:.Z269])" office:value-type="float"/>
          <table:table-cell table:formula="of:=SUM([.AA3:.AA269])" office:value-type="float"/>
          <table:table-cell table:formula="of:=SUM([.AB3:.AB269])" office:value-type="float"/>
          <table:table-cell table:formula="of:=SUM([.AC3:.AC269])" office:value-type="float"/>
          <table:table-cell table:formula="of:=SUM([.AD3:.AD269])" office:value-type="float"/>
          <table:table-cell table:formula="of:=SUM([.AE3:.AE269])" office:value-type="float"/>
          <table:table-cell table:style-name="cellBest" table:formula="of:=SUM([.AF3:.AF269])" office:value-type="float"/>
          <table:table-cell table:style-name="cellBest" table:formula="of:=SUM([.AG3:.AG269])" office:value-type="float"/>
          <table:table-cell table:style-name="cellBest" table:formula="of:=SUM([.AH3:.AH269])" office:value-type="float"/>
          <table:table-cell table:style-name="cellWorst" table:formula="of:=SUM([.AI3:.AI269])" office:value-type="float"/>
          <table:table-cell table:formula="of:=SUM([.AJ3:.AJ269])" office:value-type="float"/>
          <table:table-cell table:style-name="cellWorst" table:formula="of:=SUM([.AK3:.AK269])" office:value-type="float"/>
          <table:table-cell table:formula="of:=SUM([.AL3:.AL269])" office:value-type="float"/>
          <table:table-cell table:formula="of:=SUM([.AM3:.AM269])" office:value-type="float"/>
          <table:table-cell table:formula="of:=SUM([.AN3:.AN269])" office:value-type="float"/>
          <table:table-cell table:formula="of:=SUM([.AO3:.AO269])" office:value-type="float"/>
          <table:table-cell table:formula="of:=SUM([.AP3:.AP269])" office:value-type="float"/>
          <table:table-cell table:formula="of:=SUM([.AQ3:.AQ269])" office:value-type="float"/>
          <table:table-cell table:formula="of:=SUM([.AR3:.AR269])" office:value-type="float"/>
          <table:table-cell table:formula="of:=SUM([.AS3:.AS269])" office:value-type="float"/>
          <table:table-cell table:formula="of:=SUM([.AT3:.AT269])" office:value-type="float"/>
          <table:table-cell table:formula="of:=SUM([.AU3:.AU269])" office:value-type="float"/>
          <table:table-cell table:formula="of:=SUM([.AV3:.AV269])" office:value-type="float"/>
          <table:table-cell table:formula="of:=SUM([.AW3:.AW269])" office:value-type="float"/>
          <table:table-cell table:formula="of:=SUM([.AX3:.AX269])" office:value-type="float"/>
          <table:table-cell table:formula="of:=SUM([.AY3:.AY269])" office:value-type="float"/>
          <table:table-cell table:formula="of:=SUM([.AZ3:.AZ269])" office:value-type="float"/>
          <table:table-cell table:formula="of:=SUM([.BA3:.BA269])" office:value-type="float"/>
          <table:table-cell table:formula="of:=SUM([.BB3:.BB269])" office:value-type="float"/>
          <table:table-cell table:formula="of:=SUM([.BC3:.BC269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69])" office:value-type="float"/>
          <table:table-cell table:style-name="cellWorst" table:formula="of:=AVERAGE([.C3:.C269])" office:value-type="float"/>
          <table:table-cell table:formula="of:=AVERAGE([.D3:.D269])" office:value-type="float"/>
          <table:table-cell table:formula="of:=AVERAGE([.E3:.E269])" office:value-type="float"/>
          <table:table-cell table:formula="of:=AVERAGE([.F3:.F269])" office:value-type="float"/>
          <table:table-cell table:formula="of:=AVERAGE([.G3:.G269])" office:value-type="float"/>
          <table:table-cell table:formula="of:=AVERAGE([.H3:.H269])" office:value-type="float"/>
          <table:table-cell table:formula="of:=AVERAGE([.I3:.I269])" office:value-type="float"/>
          <table:table-cell table:formula="of:=AVERAGE([.J3:.J269])" office:value-type="float"/>
          <table:table-cell table:formula="of:=AVERAGE([.K3:.K269])" office:value-type="float"/>
          <table:table-cell table:formula="of:=AVERAGE([.L3:.L269])" office:value-type="float"/>
          <table:table-cell table:formula="of:=AVERAGE([.M3:.M269])" office:value-type="float"/>
          <table:table-cell table:formula="of:=AVERAGE([.N3:.N269])" office:value-type="float"/>
          <table:table-cell table:formula="of:=AVERAGE([.O3:.O269])" office:value-type="float"/>
          <table:table-cell table:formula="of:=AVERAGE([.P3:.P269])" office:value-type="float"/>
          <table:table-cell table:formula="of:=AVERAGE([.Q3:.Q269])" office:value-type="float"/>
          <table:table-cell table:formula="of:=AVERAGE([.R3:.R269])" office:value-type="float"/>
          <table:table-cell table:formula="of:=AVERAGE([.S3:.S269])" office:value-type="float"/>
          <table:table-cell table:formula="of:=AVERAGE([.T3:.T269])" office:value-type="float"/>
          <table:table-cell table:formula="of:=AVERAGE([.U3:.U269])" office:value-type="float"/>
          <table:table-cell table:formula="of:=AVERAGE([.V3:.V269])" office:value-type="float"/>
          <table:table-cell table:formula="of:=AVERAGE([.W3:.W269])" office:value-type="float"/>
          <table:table-cell table:formula="of:=AVERAGE([.X3:.X269])" office:value-type="float"/>
          <table:table-cell table:formula="of:=AVERAGE([.Y3:.Y269])" office:value-type="float"/>
          <table:table-cell table:formula="of:=AVERAGE([.Z3:.Z269])" office:value-type="float"/>
          <table:table-cell table:formula="of:=AVERAGE([.AA3:.AA269])" office:value-type="float"/>
          <table:table-cell table:formula="of:=AVERAGE([.AB3:.AB269])" office:value-type="float"/>
          <table:table-cell table:formula="of:=AVERAGE([.AC3:.AC269])" office:value-type="float"/>
          <table:table-cell table:formula="of:=AVERAGE([.AD3:.AD269])" office:value-type="float"/>
          <table:table-cell table:formula="of:=AVERAGE([.AE3:.AE269])" office:value-type="float"/>
          <table:table-cell table:style-name="cellBest" table:formula="of:=AVERAGE([.AF3:.AF269])" office:value-type="float"/>
          <table:table-cell table:style-name="cellBest" table:formula="of:=AVERAGE([.AG3:.AG269])" office:value-type="float"/>
          <table:table-cell table:style-name="cellBest" table:formula="of:=AVERAGE([.AH3:.AH269])" office:value-type="float"/>
          <table:table-cell table:style-name="cellWorst" table:formula="of:=AVERAGE([.AI3:.AI269])" office:value-type="float"/>
          <table:table-cell table:formula="of:=AVERAGE([.AJ3:.AJ269])" office:value-type="float"/>
          <table:table-cell table:style-name="cellWorst" table:formula="of:=AVERAGE([.AK3:.AK269])" office:value-type="float"/>
          <table:table-cell table:formula="of:=AVERAGE([.AL3:.AL269])" office:value-type="float"/>
          <table:table-cell table:formula="of:=AVERAGE([.AM3:.AM269])" office:value-type="float"/>
          <table:table-cell table:formula="of:=AVERAGE([.AN3:.AN269])" office:value-type="float"/>
          <table:table-cell table:formula="of:=AVERAGE([.AO3:.AO269])" office:value-type="float"/>
          <table:table-cell table:formula="of:=AVERAGE([.AP3:.AP269])" office:value-type="float"/>
          <table:table-cell table:formula="of:=AVERAGE([.AQ3:.AQ269])" office:value-type="float"/>
          <table:table-cell table:formula="of:=AVERAGE([.AR3:.AR269])" office:value-type="float"/>
          <table:table-cell table:formula="of:=AVERAGE([.AS3:.AS269])" office:value-type="float"/>
          <table:table-cell table:formula="of:=AVERAGE([.AT3:.AT269])" office:value-type="float"/>
          <table:table-cell table:formula="of:=AVERAGE([.AU3:.AU269])" office:value-type="float"/>
          <table:table-cell table:formula="of:=AVERAGE([.AV3:.AV269])" office:value-type="float"/>
          <table:table-cell table:formula="of:=AVERAGE([.AW3:.AW269])" office:value-type="float"/>
          <table:table-cell table:formula="of:=AVERAGE([.AX3:.AX269])" office:value-type="float"/>
          <table:table-cell table:formula="of:=AVERAGE([.AY3:.AY269])" office:value-type="float"/>
          <table:table-cell table:formula="of:=AVERAGE([.AZ3:.AZ269])" office:value-type="float"/>
          <table:table-cell table:formula="of:=AVERAGE([.BA3:.BA269])" office:value-type="float"/>
          <table:table-cell table:formula="of:=AVERAGE([.BB3:.BB269])" office:value-type="float"/>
          <table:table-cell table:formula="of:=AVERAGE([.BC3:.BC269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69])" office:value-type="float"/>
          <table:table-cell table:style-name="cellWorst" table:formula="of:=STDEV([.C3:.C269])" office:value-type="float"/>
          <table:table-cell table:formula="of:=STDEV([.D3:.D269])" office:value-type="float"/>
          <table:table-cell table:formula="of:=STDEV([.E3:.E269])" office:value-type="float"/>
          <table:table-cell table:formula="of:=STDEV([.F3:.F269])" office:value-type="float"/>
          <table:table-cell table:formula="of:=STDEV([.G3:.G269])" office:value-type="float"/>
          <table:table-cell table:formula="of:=STDEV([.H3:.H269])" office:value-type="float"/>
          <table:table-cell table:formula="of:=STDEV([.I3:.I269])" office:value-type="float"/>
          <table:table-cell table:formula="of:=STDEV([.J3:.J269])" office:value-type="float"/>
          <table:table-cell table:formula="of:=STDEV([.K3:.K269])" office:value-type="float"/>
          <table:table-cell table:formula="of:=STDEV([.L3:.L269])" office:value-type="float"/>
          <table:table-cell table:formula="of:=STDEV([.M3:.M269])" office:value-type="float"/>
          <table:table-cell table:formula="of:=STDEV([.N3:.N269])" office:value-type="float"/>
          <table:table-cell table:formula="of:=STDEV([.O3:.O269])" office:value-type="float"/>
          <table:table-cell table:formula="of:=STDEV([.P3:.P269])" office:value-type="float"/>
          <table:table-cell table:formula="of:=STDEV([.Q3:.Q269])" office:value-type="float"/>
          <table:table-cell table:formula="of:=STDEV([.R3:.R269])" office:value-type="float"/>
          <table:table-cell table:formula="of:=STDEV([.S3:.S269])" office:value-type="float"/>
          <table:table-cell table:formula="of:=STDEV([.T3:.T269])" office:value-type="float"/>
          <table:table-cell table:formula="of:=STDEV([.U3:.U269])" office:value-type="float"/>
          <table:table-cell table:formula="of:=STDEV([.V3:.V269])" office:value-type="float"/>
          <table:table-cell table:formula="of:=STDEV([.W3:.W269])" office:value-type="float"/>
          <table:table-cell table:formula="of:=STDEV([.X3:.X269])" office:value-type="float"/>
          <table:table-cell table:formula="of:=STDEV([.Y3:.Y269])" office:value-type="float"/>
          <table:table-cell table:formula="of:=STDEV([.Z3:.Z269])" office:value-type="float"/>
          <table:table-cell table:formula="of:=STDEV([.AA3:.AA269])" office:value-type="float"/>
          <table:table-cell table:formula="of:=STDEV([.AB3:.AB269])" office:value-type="float"/>
          <table:table-cell table:formula="of:=STDEV([.AC3:.AC269])" office:value-type="float"/>
          <table:table-cell table:formula="of:=STDEV([.AD3:.AD269])" office:value-type="float"/>
          <table:table-cell table:formula="of:=STDEV([.AE3:.AE269])" office:value-type="float"/>
          <table:table-cell table:formula="of:=STDEV([.AF3:.AF269])" office:value-type="float"/>
          <table:table-cell table:style-name="cellBest" table:formula="of:=STDEV([.AG3:.AG269])" office:value-type="float"/>
          <table:table-cell table:style-name="cellBest" table:formula="of:=STDEV([.AH3:.AH269])" office:value-type="float"/>
          <table:table-cell table:style-name="cellWorst" table:formula="of:=STDEV([.AI3:.AI269])" office:value-type="float"/>
          <table:table-cell table:formula="of:=STDEV([.AJ3:.AJ269])" office:value-type="float"/>
          <table:table-cell table:style-name="cellWorst" table:formula="of:=STDEV([.AK3:.AK269])" office:value-type="float"/>
          <table:table-cell table:formula="of:=STDEV([.AL3:.AL269])" office:value-type="float"/>
          <table:table-cell table:formula="of:=STDEV([.AM3:.AM269])" office:value-type="float"/>
          <table:table-cell table:formula="of:=STDEV([.AN3:.AN269])" office:value-type="float"/>
          <table:table-cell table:style-name="cellBest" table:formula="of:=STDEV([.AO3:.AO269])" office:value-type="float"/>
          <table:table-cell table:formula="of:=STDEV([.AP3:.AP269])" office:value-type="float"/>
          <table:table-cell table:formula="of:=STDEV([.AQ3:.AQ269])" office:value-type="float"/>
          <table:table-cell table:formula="of:=STDEV([.AR3:.AR269])" office:value-type="float"/>
          <table:table-cell table:formula="of:=STDEV([.AS3:.AS269])" office:value-type="float"/>
          <table:table-cell table:formula="of:=STDEV([.AT3:.AT269])" office:value-type="float"/>
          <table:table-cell table:formula="of:=STDEV([.AU3:.AU269])" office:value-type="float"/>
          <table:table-cell table:formula="of:=STDEV([.AV3:.AV269])" office:value-type="float"/>
          <table:table-cell table:formula="of:=STDEV([.AW3:.AW269])" office:value-type="float"/>
          <table:table-cell table:formula="of:=STDEV([.AX3:.AX269])" office:value-type="float"/>
          <table:table-cell table:formula="of:=STDEV([.AY3:.AY269])" office:value-type="float"/>
          <table:table-cell table:formula="of:=STDEV([.AZ3:.AZ269])" office:value-type="float"/>
          <table:table-cell table:formula="of:=STDEV([.BA3:.BA269])" office:value-type="float"/>
          <table:table-cell table:formula="of:=STDEV([.BB3:.BB269])" office:value-type="float"/>
          <table:table-cell table:formula="of:=STDEV([.BC3:.BC269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69]-[.$AU3:.$AU269])^2)^0.5" office:value-type="float"/>
          <table:table-cell table:style-name="cellWorst" table:number-matrix-columns-spanned="1" table:number-matrix-rows-spanned="1" table:formula="of:=SUM(([.C3:.C269]-[.$AV3:.$AV269])^2)^0.5" office:value-type="float"/>
          <table:table-cell table:number-matrix-columns-spanned="1" table:number-matrix-rows-spanned="1" table:formula="of:=SUM(([.D3:.D269]-[.$AW3:.$AW269])^2)^0.5" office:value-type="float"/>
          <table:table-cell table:number-matrix-columns-spanned="1" table:number-matrix-rows-spanned="1" table:formula="of:=SUM(([.E3:.E269]-[.$AU3:.$AU269])^2)^0.5" office:value-type="float"/>
          <table:table-cell table:number-matrix-columns-spanned="1" table:number-matrix-rows-spanned="1" table:formula="of:=SUM(([.F3:.F269]-[.$AV3:.$AV269])^2)^0.5" office:value-type="float"/>
          <table:table-cell table:number-matrix-columns-spanned="1" table:number-matrix-rows-spanned="1" table:formula="of:=SUM(([.G3:.G269]-[.$AW3:.$AW269])^2)^0.5" office:value-type="float"/>
          <table:table-cell table:number-matrix-columns-spanned="1" table:number-matrix-rows-spanned="1" table:formula="of:=SUM(([.H3:.H269]-[.$AU3:.$AU269])^2)^0.5" office:value-type="float"/>
          <table:table-cell table:number-matrix-columns-spanned="1" table:number-matrix-rows-spanned="1" table:formula="of:=SUM(([.I3:.I269]-[.$AV3:.$AV269])^2)^0.5" office:value-type="float"/>
          <table:table-cell table:number-matrix-columns-spanned="1" table:number-matrix-rows-spanned="1" table:formula="of:=SUM(([.J3:.J269]-[.$AW3:.$AW269])^2)^0.5" office:value-type="float"/>
          <table:table-cell table:number-matrix-columns-spanned="1" table:number-matrix-rows-spanned="1" table:formula="of:=SUM(([.K3:.K269]-[.$AU3:.$AU269])^2)^0.5" office:value-type="float"/>
          <table:table-cell table:number-matrix-columns-spanned="1" table:number-matrix-rows-spanned="1" table:formula="of:=SUM(([.L3:.L269]-[.$AV3:.$AV269])^2)^0.5" office:value-type="float"/>
          <table:table-cell table:number-matrix-columns-spanned="1" table:number-matrix-rows-spanned="1" table:formula="of:=SUM(([.M3:.M269]-[.$AW3:.$AW269])^2)^0.5" office:value-type="float"/>
          <table:table-cell table:number-matrix-columns-spanned="1" table:number-matrix-rows-spanned="1" table:formula="of:=SUM(([.N3:.N269]-[.$AU3:.$AU269])^2)^0.5" office:value-type="float"/>
          <table:table-cell table:number-matrix-columns-spanned="1" table:number-matrix-rows-spanned="1" table:formula="of:=SUM(([.O3:.O269]-[.$AV3:.$AV269])^2)^0.5" office:value-type="float"/>
          <table:table-cell table:number-matrix-columns-spanned="1" table:number-matrix-rows-spanned="1" table:formula="of:=SUM(([.P3:.P269]-[.$AW3:.$AW269])^2)^0.5" office:value-type="float"/>
          <table:table-cell table:number-matrix-columns-spanned="1" table:number-matrix-rows-spanned="1" table:formula="of:=SUM(([.Q3:.Q269]-[.$AU3:.$AU269])^2)^0.5" office:value-type="float"/>
          <table:table-cell table:number-matrix-columns-spanned="1" table:number-matrix-rows-spanned="1" table:formula="of:=SUM(([.R3:.R269]-[.$AV3:.$AV269])^2)^0.5" office:value-type="float"/>
          <table:table-cell table:number-matrix-columns-spanned="1" table:number-matrix-rows-spanned="1" table:formula="of:=SUM(([.S3:.S269]-[.$AW3:.$AW269])^2)^0.5" office:value-type="float"/>
          <table:table-cell table:number-matrix-columns-spanned="1" table:number-matrix-rows-spanned="1" table:formula="of:=SUM(([.T3:.T269]-[.$AU3:.$AU269])^2)^0.5" office:value-type="float"/>
          <table:table-cell table:number-matrix-columns-spanned="1" table:number-matrix-rows-spanned="1" table:formula="of:=SUM(([.U3:.U269]-[.$AV3:.$AV269])^2)^0.5" office:value-type="float"/>
          <table:table-cell table:number-matrix-columns-spanned="1" table:number-matrix-rows-spanned="1" table:formula="of:=SUM(([.V3:.V269]-[.$AW3:.$AW269])^2)^0.5" office:value-type="float"/>
          <table:table-cell table:number-matrix-columns-spanned="1" table:number-matrix-rows-spanned="1" table:formula="of:=SUM(([.W3:.W269]-[.$AU3:.$AU269])^2)^0.5" office:value-type="float"/>
          <table:table-cell table:number-matrix-columns-spanned="1" table:number-matrix-rows-spanned="1" table:formula="of:=SUM(([.X3:.X269]-[.$AV3:.$AV269])^2)^0.5" office:value-type="float"/>
          <table:table-cell table:number-matrix-columns-spanned="1" table:number-matrix-rows-spanned="1" table:formula="of:=SUM(([.Y3:.Y269]-[.$AW3:.$AW269])^2)^0.5" office:value-type="float"/>
          <table:table-cell table:number-matrix-columns-spanned="1" table:number-matrix-rows-spanned="1" table:formula="of:=SUM(([.Z3:.Z269]-[.$AU3:.$AU269])^2)^0.5" office:value-type="float"/>
          <table:table-cell table:number-matrix-columns-spanned="1" table:number-matrix-rows-spanned="1" table:formula="of:=SUM(([.AA3:.AA269]-[.$AV3:.$AV269])^2)^0.5" office:value-type="float"/>
          <table:table-cell table:number-matrix-columns-spanned="1" table:number-matrix-rows-spanned="1" table:formula="of:=SUM(([.AB3:.AB269]-[.$AW3:.$AW269])^2)^0.5" office:value-type="float"/>
          <table:table-cell table:number-matrix-columns-spanned="1" table:number-matrix-rows-spanned="1" table:formula="of:=SUM(([.AC3:.AC269]-[.$AU3:.$AU269])^2)^0.5" office:value-type="float"/>
          <table:table-cell table:number-matrix-columns-spanned="1" table:number-matrix-rows-spanned="1" table:formula="of:=SUM(([.AD3:.AD269]-[.$AV3:.$AV269])^2)^0.5" office:value-type="float"/>
          <table:table-cell table:number-matrix-columns-spanned="1" table:number-matrix-rows-spanned="1" table:formula="of:=SUM(([.AE3:.AE269]-[.$AW3:.$AW269])^2)^0.5" office:value-type="float"/>
          <table:table-cell table:style-name="cellBest" table:number-matrix-columns-spanned="1" table:number-matrix-rows-spanned="1" table:formula="of:=SUM(([.AF3:.AF269]-[.$AU3:.$AU269])^2)^0.5" office:value-type="float"/>
          <table:table-cell table:style-name="cellBest" table:number-matrix-columns-spanned="1" table:number-matrix-rows-spanned="1" table:formula="of:=SUM(([.AG3:.AG269]-[.$AV3:.$AV269])^2)^0.5" office:value-type="float"/>
          <table:table-cell table:style-name="cellBest" table:number-matrix-columns-spanned="1" table:number-matrix-rows-spanned="1" table:formula="of:=SUM(([.AH3:.AH269]-[.$AW3:.$AW269])^2)^0.5" office:value-type="float"/>
          <table:table-cell table:style-name="cellWorst" table:number-matrix-columns-spanned="1" table:number-matrix-rows-spanned="1" table:formula="of:=SUM(([.AI3:.AI269]-[.$AU3:.$AU269])^2)^0.5" office:value-type="float"/>
          <table:table-cell table:number-matrix-columns-spanned="1" table:number-matrix-rows-spanned="1" table:formula="of:=SUM(([.AJ3:.AJ269]-[.$AV3:.$AV269])^2)^0.5" office:value-type="float"/>
          <table:table-cell table:style-name="cellWorst" table:number-matrix-columns-spanned="1" table:number-matrix-rows-spanned="1" table:formula="of:=SUM(([.AK3:.AK269]-[.$AW3:.$AW269])^2)^0.5" office:value-type="float"/>
          <table:table-cell table:number-matrix-columns-spanned="1" table:number-matrix-rows-spanned="1" table:formula="of:=SUM(([.AL3:.AL269]-[.$AU3:.$AU269])^2)^0.5" office:value-type="float"/>
          <table:table-cell table:number-matrix-columns-spanned="1" table:number-matrix-rows-spanned="1" table:formula="of:=SUM(([.AM3:.AM269]-[.$AV3:.$AV269])^2)^0.5" office:value-type="float"/>
          <table:table-cell table:number-matrix-columns-spanned="1" table:number-matrix-rows-spanned="1" table:formula="of:=SUM(([.AN3:.AN269]-[.$AW3:.$AW269])^2)^0.5" office:value-type="float"/>
          <table:table-cell table:number-matrix-columns-spanned="1" table:number-matrix-rows-spanned="1" table:formula="of:=SUM(([.AO3:.AO269]-[.$AU3:.$AU269])^2)^0.5" office:value-type="float"/>
          <table:table-cell table:number-matrix-columns-spanned="1" table:number-matrix-rows-spanned="1" table:formula="of:=SUM(([.AP3:.AP269]-[.$AV3:.$AV269])^2)^0.5" office:value-type="float"/>
          <table:table-cell table:number-matrix-columns-spanned="1" table:number-matrix-rows-spanned="1" table:formula="of:=SUM(([.AQ3:.AQ269]-[.$AW3:.$AW269])^2)^0.5" office:value-type="float"/>
          <table:table-cell table:number-matrix-columns-spanned="1" table:number-matrix-rows-spanned="1" table:formula="of:=SUM(([.AR3:.AR269]-[.$AU3:.$AU269])^2)^0.5" office:value-type="float"/>
          <table:table-cell table:number-matrix-columns-spanned="1" table:number-matrix-rows-spanned="1" table:formula="of:=SUM(([.AS3:.AS269]-[.$AV3:.$AV269])^2)^0.5" office:value-type="float"/>
          <table:table-cell table:number-matrix-columns-spanned="1" table:number-matrix-rows-spanned="1" table:formula="of:=SUM(([.AT3:.AT269]-[.$AW3:.$AW269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69]=[.$AU3:.$AU269])" office:value-type="float"/>
          <table:table-cell table:number-matrix-columns-spanned="1" table:number-matrix-rows-spanned="1" table:formula="of:=SUM([.C3:.C269]=[.$AV3:.$AV269])" office:value-type="float"/>
          <table:table-cell table:number-matrix-columns-spanned="1" table:number-matrix-rows-spanned="1" table:formula="of:=SUM([.D3:.D269]=[.$AW3:.$AW269])" office:value-type="float"/>
          <table:table-cell table:number-matrix-columns-spanned="1" table:number-matrix-rows-spanned="1" table:formula="of:=SUM([.E3:.E269]=[.$AU3:.$AU269])" office:value-type="float"/>
          <table:table-cell table:number-matrix-columns-spanned="1" table:number-matrix-rows-spanned="1" table:formula="of:=SUM([.F3:.F269]=[.$AV3:.$AV269])" office:value-type="float"/>
          <table:table-cell table:number-matrix-columns-spanned="1" table:number-matrix-rows-spanned="1" table:formula="of:=SUM([.G3:.G269]=[.$AW3:.$AW269])" office:value-type="float"/>
          <table:table-cell table:style-name="cellBest" table:number-matrix-columns-spanned="1" table:number-matrix-rows-spanned="1" table:formula="of:=SUM([.H3:.H269]=[.$AU3:.$AU269])" office:value-type="float"/>
          <table:table-cell table:number-matrix-columns-spanned="1" table:number-matrix-rows-spanned="1" table:formula="of:=SUM([.I3:.I269]=[.$AV3:.$AV269])" office:value-type="float"/>
          <table:table-cell table:style-name="cellBest" table:number-matrix-columns-spanned="1" table:number-matrix-rows-spanned="1" table:formula="of:=SUM([.J3:.J269]=[.$AW3:.$AW269])" office:value-type="float"/>
          <table:table-cell table:number-matrix-columns-spanned="1" table:number-matrix-rows-spanned="1" table:formula="of:=SUM([.K3:.K269]=[.$AU3:.$AU269])" office:value-type="float"/>
          <table:table-cell table:number-matrix-columns-spanned="1" table:number-matrix-rows-spanned="1" table:formula="of:=SUM([.L3:.L269]=[.$AV3:.$AV269])" office:value-type="float"/>
          <table:table-cell table:number-matrix-columns-spanned="1" table:number-matrix-rows-spanned="1" table:formula="of:=SUM([.M3:.M269]=[.$AW3:.$AW269])" office:value-type="float"/>
          <table:table-cell table:number-matrix-columns-spanned="1" table:number-matrix-rows-spanned="1" table:formula="of:=SUM([.N3:.N269]=[.$AU3:.$AU269])" office:value-type="float"/>
          <table:table-cell table:number-matrix-columns-spanned="1" table:number-matrix-rows-spanned="1" table:formula="of:=SUM([.O3:.O269]=[.$AV3:.$AV269])" office:value-type="float"/>
          <table:table-cell table:number-matrix-columns-spanned="1" table:number-matrix-rows-spanned="1" table:formula="of:=SUM([.P3:.P269]=[.$AW3:.$AW269])" office:value-type="float"/>
          <table:table-cell table:number-matrix-columns-spanned="1" table:number-matrix-rows-spanned="1" table:formula="of:=SUM([.Q3:.Q269]=[.$AU3:.$AU269])" office:value-type="float"/>
          <table:table-cell table:number-matrix-columns-spanned="1" table:number-matrix-rows-spanned="1" table:formula="of:=SUM([.R3:.R269]=[.$AV3:.$AV269])" office:value-type="float"/>
          <table:table-cell table:number-matrix-columns-spanned="1" table:number-matrix-rows-spanned="1" table:formula="of:=SUM([.S3:.S269]=[.$AW3:.$AW269])" office:value-type="float"/>
          <table:table-cell table:number-matrix-columns-spanned="1" table:number-matrix-rows-spanned="1" table:formula="of:=SUM([.T3:.T269]=[.$AU3:.$AU269])" office:value-type="float"/>
          <table:table-cell table:number-matrix-columns-spanned="1" table:number-matrix-rows-spanned="1" table:formula="of:=SUM([.U3:.U269]=[.$AV3:.$AV269])" office:value-type="float"/>
          <table:table-cell table:style-name="cellWorst" table:number-matrix-columns-spanned="1" table:number-matrix-rows-spanned="1" table:formula="of:=SUM([.V3:.V269]=[.$AW3:.$AW269])" office:value-type="float"/>
          <table:table-cell table:number-matrix-columns-spanned="1" table:number-matrix-rows-spanned="1" table:formula="of:=SUM([.W3:.W269]=[.$AU3:.$AU269])" office:value-type="float"/>
          <table:table-cell table:number-matrix-columns-spanned="1" table:number-matrix-rows-spanned="1" table:formula="of:=SUM([.X3:.X269]=[.$AV3:.$AV269])" office:value-type="float"/>
          <table:table-cell table:number-matrix-columns-spanned="1" table:number-matrix-rows-spanned="1" table:formula="of:=SUM([.Y3:.Y269]=[.$AW3:.$AW269])" office:value-type="float"/>
          <table:table-cell table:number-matrix-columns-spanned="1" table:number-matrix-rows-spanned="1" table:formula="of:=SUM([.Z3:.Z269]=[.$AU3:.$AU269])" office:value-type="float"/>
          <table:table-cell table:number-matrix-columns-spanned="1" table:number-matrix-rows-spanned="1" table:formula="of:=SUM([.AA3:.AA269]=[.$AV3:.$AV269])" office:value-type="float"/>
          <table:table-cell table:number-matrix-columns-spanned="1" table:number-matrix-rows-spanned="1" table:formula="of:=SUM([.AB3:.AB269]=[.$AW3:.$AW269])" office:value-type="float"/>
          <table:table-cell table:number-matrix-columns-spanned="1" table:number-matrix-rows-spanned="1" table:formula="of:=SUM([.AC3:.AC269]=[.$AU3:.$AU269])" office:value-type="float"/>
          <table:table-cell table:number-matrix-columns-spanned="1" table:number-matrix-rows-spanned="1" table:formula="of:=SUM([.AD3:.AD269]=[.$AV3:.$AV269])" office:value-type="float"/>
          <table:table-cell table:number-matrix-columns-spanned="1" table:number-matrix-rows-spanned="1" table:formula="of:=SUM([.AE3:.AE269]=[.$AW3:.$AW269])" office:value-type="float"/>
          <table:table-cell table:number-matrix-columns-spanned="1" table:number-matrix-rows-spanned="1" table:formula="of:=SUM([.AF3:.AF269]=[.$AU3:.$AU269])" office:value-type="float"/>
          <table:table-cell table:style-name="cellBest" table:number-matrix-columns-spanned="1" table:number-matrix-rows-spanned="1" table:formula="of:=SUM([.AG3:.AG269]=[.$AV3:.$AV269])" office:value-type="float"/>
          <table:table-cell table:number-matrix-columns-spanned="1" table:number-matrix-rows-spanned="1" table:formula="of:=SUM([.AH3:.AH269]=[.$AW3:.$AW269])" office:value-type="float"/>
          <table:table-cell table:number-matrix-columns-spanned="1" table:number-matrix-rows-spanned="1" table:formula="of:=SUM([.AI3:.AI269]=[.$AU3:.$AU269])" office:value-type="float"/>
          <table:table-cell table:number-matrix-columns-spanned="1" table:number-matrix-rows-spanned="1" table:formula="of:=SUM([.AJ3:.AJ269]=[.$AV3:.$AV269])" office:value-type="float"/>
          <table:table-cell table:number-matrix-columns-spanned="1" table:number-matrix-rows-spanned="1" table:formula="of:=SUM([.AK3:.AK269]=[.$AW3:.$AW269])" office:value-type="float"/>
          <table:table-cell table:number-matrix-columns-spanned="1" table:number-matrix-rows-spanned="1" table:formula="of:=SUM([.AL3:.AL269]=[.$AU3:.$AU269])" office:value-type="float"/>
          <table:table-cell table:number-matrix-columns-spanned="1" table:number-matrix-rows-spanned="1" table:formula="of:=SUM([.AM3:.AM269]=[.$AV3:.$AV269])" office:value-type="float"/>
          <table:table-cell table:number-matrix-columns-spanned="1" table:number-matrix-rows-spanned="1" table:formula="of:=SUM([.AN3:.AN269]=[.$AW3:.$AW269])" office:value-type="float"/>
          <table:table-cell table:style-name="cellWorst" table:number-matrix-columns-spanned="1" table:number-matrix-rows-spanned="1" table:formula="of:=SUM([.AO3:.AO269]=[.$AU3:.$AU269])" office:value-type="float"/>
          <table:table-cell table:style-name="cellWorst" table:number-matrix-columns-spanned="1" table:number-matrix-rows-spanned="1" table:formula="of:=SUM([.AP3:.AP269]=[.$AV3:.$AV269])" office:value-type="float"/>
          <table:table-cell table:number-matrix-columns-spanned="1" table:number-matrix-rows-spanned="1" table:formula="of:=SUM([.AQ3:.AQ269]=[.$AW3:.$AW269])" office:value-type="float"/>
          <table:table-cell table:number-matrix-columns-spanned="1" table:number-matrix-rows-spanned="1" table:formula="of:=SUM([.AR3:.AR269]=[.$AU3:.$AU269])" office:value-type="float"/>
          <table:table-cell table:number-matrix-columns-spanned="1" table:number-matrix-rows-spanned="1" table:formula="of:=SUM([.AS3:.AS269]=[.$AV3:.$AV269])" office:value-type="float"/>
          <table:table-cell table:number-matrix-columns-spanned="1" table:number-matrix-rows-spanned="1" table:formula="of:=SUM([.AT3:.AT269]=[.$AW3:.$AW269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69]&lt;[.$AX3:.$AX269])" office:value-type="float"/>
          <table:table-cell table:number-matrix-columns-spanned="1" table:number-matrix-rows-spanned="1" table:formula="of:=SUM([.C3:.C269]&lt;[.$AY3:.$AY269])" office:value-type="float"/>
          <table:table-cell table:number-matrix-columns-spanned="1" table:number-matrix-rows-spanned="1" table:formula="of:=SUM([.D3:.D269]&lt;[.$AZ3:.$AZ269])" office:value-type="float"/>
          <table:table-cell table:number-matrix-columns-spanned="1" table:number-matrix-rows-spanned="1" table:formula="of:=SUM([.E3:.E269]&lt;[.$AX3:.$AX269])" office:value-type="float"/>
          <table:table-cell table:number-matrix-columns-spanned="1" table:number-matrix-rows-spanned="1" table:formula="of:=SUM([.F3:.F269]&lt;[.$AY3:.$AY269])" office:value-type="float"/>
          <table:table-cell table:style-name="cellBest" table:number-matrix-columns-spanned="1" table:number-matrix-rows-spanned="1" table:formula="of:=SUM([.G3:.G269]&lt;[.$AZ3:.$AZ269])" office:value-type="float"/>
          <table:table-cell table:style-name="cellBest" table:number-matrix-columns-spanned="1" table:number-matrix-rows-spanned="1" table:formula="of:=SUM([.H3:.H269]&lt;[.$AX3:.$AX269])" office:value-type="float"/>
          <table:table-cell table:number-matrix-columns-spanned="1" table:number-matrix-rows-spanned="1" table:formula="of:=SUM([.I3:.I269]&lt;[.$AY3:.$AY269])" office:value-type="float"/>
          <table:table-cell table:number-matrix-columns-spanned="1" table:number-matrix-rows-spanned="1" table:formula="of:=SUM([.J3:.J269]&lt;[.$AZ3:.$AZ269])" office:value-type="float"/>
          <table:table-cell table:number-matrix-columns-spanned="1" table:number-matrix-rows-spanned="1" table:formula="of:=SUM([.K3:.K269]&lt;[.$AX3:.$AX269])" office:value-type="float"/>
          <table:table-cell table:style-name="cellBest" table:number-matrix-columns-spanned="1" table:number-matrix-rows-spanned="1" table:formula="of:=SUM([.L3:.L269]&lt;[.$AY3:.$AY269])" office:value-type="float"/>
          <table:table-cell table:number-matrix-columns-spanned="1" table:number-matrix-rows-spanned="1" table:formula="of:=SUM([.M3:.M269]&lt;[.$AZ3:.$AZ269])" office:value-type="float"/>
          <table:table-cell table:number-matrix-columns-spanned="1" table:number-matrix-rows-spanned="1" table:formula="of:=SUM([.N3:.N269]&lt;[.$AX3:.$AX269])" office:value-type="float"/>
          <table:table-cell table:number-matrix-columns-spanned="1" table:number-matrix-rows-spanned="1" table:formula="of:=SUM([.O3:.O269]&lt;[.$AY3:.$AY269])" office:value-type="float"/>
          <table:table-cell table:number-matrix-columns-spanned="1" table:number-matrix-rows-spanned="1" table:formula="of:=SUM([.P3:.P269]&lt;[.$AZ3:.$AZ269])" office:value-type="float"/>
          <table:table-cell table:number-matrix-columns-spanned="1" table:number-matrix-rows-spanned="1" table:formula="of:=SUM([.Q3:.Q269]&lt;[.$AX3:.$AX269])" office:value-type="float"/>
          <table:table-cell table:number-matrix-columns-spanned="1" table:number-matrix-rows-spanned="1" table:formula="of:=SUM([.R3:.R269]&lt;[.$AY3:.$AY269])" office:value-type="float"/>
          <table:table-cell table:number-matrix-columns-spanned="1" table:number-matrix-rows-spanned="1" table:formula="of:=SUM([.S3:.S269]&lt;[.$AZ3:.$AZ269])" office:value-type="float"/>
          <table:table-cell table:number-matrix-columns-spanned="1" table:number-matrix-rows-spanned="1" table:formula="of:=SUM([.T3:.T269]&lt;[.$AX3:.$AX269])" office:value-type="float"/>
          <table:table-cell table:number-matrix-columns-spanned="1" table:number-matrix-rows-spanned="1" table:formula="of:=SUM([.U3:.U269]&lt;[.$AY3:.$AY269])" office:value-type="float"/>
          <table:table-cell table:number-matrix-columns-spanned="1" table:number-matrix-rows-spanned="1" table:formula="of:=SUM([.V3:.V269]&lt;[.$AZ3:.$AZ269])" office:value-type="float"/>
          <table:table-cell table:number-matrix-columns-spanned="1" table:number-matrix-rows-spanned="1" table:formula="of:=SUM([.W3:.W269]&lt;[.$AX3:.$AX269])" office:value-type="float"/>
          <table:table-cell table:number-matrix-columns-spanned="1" table:number-matrix-rows-spanned="1" table:formula="of:=SUM([.X3:.X269]&lt;[.$AY3:.$AY269])" office:value-type="float"/>
          <table:table-cell table:number-matrix-columns-spanned="1" table:number-matrix-rows-spanned="1" table:formula="of:=SUM([.Y3:.Y269]&lt;[.$AZ3:.$AZ269])" office:value-type="float"/>
          <table:table-cell table:number-matrix-columns-spanned="1" table:number-matrix-rows-spanned="1" table:formula="of:=SUM([.Z3:.Z269]&lt;[.$AX3:.$AX269])" office:value-type="float"/>
          <table:table-cell table:number-matrix-columns-spanned="1" table:number-matrix-rows-spanned="1" table:formula="of:=SUM([.AA3:.AA269]&lt;[.$AY3:.$AY269])" office:value-type="float"/>
          <table:table-cell table:number-matrix-columns-spanned="1" table:number-matrix-rows-spanned="1" table:formula="of:=SUM([.AB3:.AB269]&lt;[.$AZ3:.$AZ269])" office:value-type="float"/>
          <table:table-cell table:number-matrix-columns-spanned="1" table:number-matrix-rows-spanned="1" table:formula="of:=SUM([.AC3:.AC269]&lt;[.$AX3:.$AX269])" office:value-type="float"/>
          <table:table-cell table:number-matrix-columns-spanned="1" table:number-matrix-rows-spanned="1" table:formula="of:=SUM([.AD3:.AD269]&lt;[.$AY3:.$AY269])" office:value-type="float"/>
          <table:table-cell table:number-matrix-columns-spanned="1" table:number-matrix-rows-spanned="1" table:formula="of:=SUM([.AE3:.AE269]&lt;[.$AZ3:.$AZ269])" office:value-type="float"/>
          <table:table-cell table:number-matrix-columns-spanned="1" table:number-matrix-rows-spanned="1" table:formula="of:=SUM([.AF3:.AF269]&lt;[.$AX3:.$AX269])" office:value-type="float"/>
          <table:table-cell table:number-matrix-columns-spanned="1" table:number-matrix-rows-spanned="1" table:formula="of:=SUM([.AG3:.AG269]&lt;[.$AY3:.$AY269])" office:value-type="float"/>
          <table:table-cell table:number-matrix-columns-spanned="1" table:number-matrix-rows-spanned="1" table:formula="of:=SUM([.AH3:.AH269]&lt;[.$AZ3:.$AZ269])" office:value-type="float"/>
          <table:table-cell table:number-matrix-columns-spanned="1" table:number-matrix-rows-spanned="1" table:formula="of:=SUM([.AI3:.AI269]&lt;[.$AX3:.$AX269])" office:value-type="float"/>
          <table:table-cell table:number-matrix-columns-spanned="1" table:number-matrix-rows-spanned="1" table:formula="of:=SUM([.AJ3:.AJ269]&lt;[.$AY3:.$AY269])" office:value-type="float"/>
          <table:table-cell table:number-matrix-columns-spanned="1" table:number-matrix-rows-spanned="1" table:formula="of:=SUM([.AK3:.AK269]&lt;[.$AZ3:.$AZ269])" office:value-type="float"/>
          <table:table-cell table:number-matrix-columns-spanned="1" table:number-matrix-rows-spanned="1" table:formula="of:=SUM([.AL3:.AL269]&lt;[.$AX3:.$AX269])" office:value-type="float"/>
          <table:table-cell table:number-matrix-columns-spanned="1" table:number-matrix-rows-spanned="1" table:formula="of:=SUM([.AM3:.AM269]&lt;[.$AY3:.$AY269])" office:value-type="float"/>
          <table:table-cell table:number-matrix-columns-spanned="1" table:number-matrix-rows-spanned="1" table:formula="of:=SUM([.AN3:.AN269]&lt;[.$AZ3:.$AZ269])" office:value-type="float"/>
          <table:table-cell table:style-name="cellWorst" table:number-matrix-columns-spanned="1" table:number-matrix-rows-spanned="1" table:formula="of:=SUM([.AO3:.AO269]&lt;[.$AX3:.$AX269])" office:value-type="float"/>
          <table:table-cell table:style-name="cellWorst" table:number-matrix-columns-spanned="1" table:number-matrix-rows-spanned="1" table:formula="of:=SUM([.AP3:.AP269]&lt;[.$AY3:.$AY269])" office:value-type="float"/>
          <table:table-cell table:style-name="cellWorst" table:number-matrix-columns-spanned="1" table:number-matrix-rows-spanned="1" table:formula="of:=SUM([.AQ3:.AQ269]&lt;[.$AZ3:.$AZ269])" office:value-type="float"/>
          <table:table-cell table:number-matrix-columns-spanned="1" table:number-matrix-rows-spanned="1" table:formula="of:=SUM([.AR3:.AR269]&lt;[.$AX3:.$AX269])" office:value-type="float"/>
          <table:table-cell table:number-matrix-columns-spanned="1" table:number-matrix-rows-spanned="1" table:formula="of:=SUM([.AS3:.AS269]&lt;[.$AY3:.$AY269])" office:value-type="float"/>
          <table:table-cell table:number-matrix-columns-spanned="1" table:number-matrix-rows-spanned="1" table:formula="of:=SUM([.AT3:.AT269]&lt;[.$AZ3:.$AZ269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69]&gt;[.$AX3:.$AX269])" office:value-type="float"/>
          <table:table-cell table:number-matrix-columns-spanned="1" table:number-matrix-rows-spanned="1" table:formula="of:=SUM([.C3:.C269]&gt;[.$AY3:.$AY269])" office:value-type="float"/>
          <table:table-cell table:style-name="cellWorst" table:number-matrix-columns-spanned="1" table:number-matrix-rows-spanned="1" table:formula="of:=SUM([.D3:.D269]&gt;[.$AZ3:.$AZ269])" office:value-type="float"/>
          <table:table-cell table:number-matrix-columns-spanned="1" table:number-matrix-rows-spanned="1" table:formula="of:=SUM([.E3:.E269]&gt;[.$AX3:.$AX269])" office:value-type="float"/>
          <table:table-cell table:number-matrix-columns-spanned="1" table:number-matrix-rows-spanned="1" table:formula="of:=SUM([.F3:.F269]&gt;[.$AY3:.$AY269])" office:value-type="float"/>
          <table:table-cell table:style-name="cellBest" table:number-matrix-columns-spanned="1" table:number-matrix-rows-spanned="1" table:formula="of:=SUM([.G3:.G269]&gt;[.$AZ3:.$AZ269])" office:value-type="float"/>
          <table:table-cell table:number-matrix-columns-spanned="1" table:number-matrix-rows-spanned="1" table:formula="of:=SUM([.H3:.H269]&gt;[.$AX3:.$AX269])" office:value-type="float"/>
          <table:table-cell table:number-matrix-columns-spanned="1" table:number-matrix-rows-spanned="1" table:formula="of:=SUM([.I3:.I269]&gt;[.$AY3:.$AY269])" office:value-type="float"/>
          <table:table-cell table:number-matrix-columns-spanned="1" table:number-matrix-rows-spanned="1" table:formula="of:=SUM([.J3:.J269]&gt;[.$AZ3:.$AZ269])" office:value-type="float"/>
          <table:table-cell table:number-matrix-columns-spanned="1" table:number-matrix-rows-spanned="1" table:formula="of:=SUM([.K3:.K269]&gt;[.$AX3:.$AX269])" office:value-type="float"/>
          <table:table-cell table:number-matrix-columns-spanned="1" table:number-matrix-rows-spanned="1" table:formula="of:=SUM([.L3:.L269]&gt;[.$AY3:.$AY269])" office:value-type="float"/>
          <table:table-cell table:number-matrix-columns-spanned="1" table:number-matrix-rows-spanned="1" table:formula="of:=SUM([.M3:.M269]&gt;[.$AZ3:.$AZ269])" office:value-type="float"/>
          <table:table-cell table:number-matrix-columns-spanned="1" table:number-matrix-rows-spanned="1" table:formula="of:=SUM([.N3:.N269]&gt;[.$AX3:.$AX269])" office:value-type="float"/>
          <table:table-cell table:number-matrix-columns-spanned="1" table:number-matrix-rows-spanned="1" table:formula="of:=SUM([.O3:.O269]&gt;[.$AY3:.$AY269])" office:value-type="float"/>
          <table:table-cell table:number-matrix-columns-spanned="1" table:number-matrix-rows-spanned="1" table:formula="of:=SUM([.P3:.P269]&gt;[.$AZ3:.$AZ269])" office:value-type="float"/>
          <table:table-cell table:number-matrix-columns-spanned="1" table:number-matrix-rows-spanned="1" table:formula="of:=SUM([.Q3:.Q269]&gt;[.$AX3:.$AX269])" office:value-type="float"/>
          <table:table-cell table:number-matrix-columns-spanned="1" table:number-matrix-rows-spanned="1" table:formula="of:=SUM([.R3:.R269]&gt;[.$AY3:.$AY269])" office:value-type="float"/>
          <table:table-cell table:number-matrix-columns-spanned="1" table:number-matrix-rows-spanned="1" table:formula="of:=SUM([.S3:.S269]&gt;[.$AZ3:.$AZ269])" office:value-type="float"/>
          <table:table-cell table:number-matrix-columns-spanned="1" table:number-matrix-rows-spanned="1" table:formula="of:=SUM([.T3:.T269]&gt;[.$AX3:.$AX269])" office:value-type="float"/>
          <table:table-cell table:number-matrix-columns-spanned="1" table:number-matrix-rows-spanned="1" table:formula="of:=SUM([.U3:.U269]&gt;[.$AY3:.$AY269])" office:value-type="float"/>
          <table:table-cell table:number-matrix-columns-spanned="1" table:number-matrix-rows-spanned="1" table:formula="of:=SUM([.V3:.V269]&gt;[.$AZ3:.$AZ269])" office:value-type="float"/>
          <table:table-cell table:number-matrix-columns-spanned="1" table:number-matrix-rows-spanned="1" table:formula="of:=SUM([.W3:.W269]&gt;[.$AX3:.$AX269])" office:value-type="float"/>
          <table:table-cell table:number-matrix-columns-spanned="1" table:number-matrix-rows-spanned="1" table:formula="of:=SUM([.X3:.X269]&gt;[.$AY3:.$AY269])" office:value-type="float"/>
          <table:table-cell table:number-matrix-columns-spanned="1" table:number-matrix-rows-spanned="1" table:formula="of:=SUM([.Y3:.Y269]&gt;[.$AZ3:.$AZ269])" office:value-type="float"/>
          <table:table-cell table:number-matrix-columns-spanned="1" table:number-matrix-rows-spanned="1" table:formula="of:=SUM([.Z3:.Z269]&gt;[.$AX3:.$AX269])" office:value-type="float"/>
          <table:table-cell table:number-matrix-columns-spanned="1" table:number-matrix-rows-spanned="1" table:formula="of:=SUM([.AA3:.AA269]&gt;[.$AY3:.$AY269])" office:value-type="float"/>
          <table:table-cell table:number-matrix-columns-spanned="1" table:number-matrix-rows-spanned="1" table:formula="of:=SUM([.AB3:.AB269]&gt;[.$AZ3:.$AZ269])" office:value-type="float"/>
          <table:table-cell table:style-name="cellBest" table:number-matrix-columns-spanned="1" table:number-matrix-rows-spanned="1" table:formula="of:=SUM([.AC3:.AC269]&gt;[.$AX3:.$AX269])" office:value-type="float"/>
          <table:table-cell table:number-matrix-columns-spanned="1" table:number-matrix-rows-spanned="1" table:formula="of:=SUM([.AD3:.AD269]&gt;[.$AY3:.$AY269])" office:value-type="float"/>
          <table:table-cell table:number-matrix-columns-spanned="1" table:number-matrix-rows-spanned="1" table:formula="of:=SUM([.AE3:.AE269]&gt;[.$AZ3:.$AZ269])" office:value-type="float"/>
          <table:table-cell table:number-matrix-columns-spanned="1" table:number-matrix-rows-spanned="1" table:formula="of:=SUM([.AF3:.AF269]&gt;[.$AX3:.$AX269])" office:value-type="float"/>
          <table:table-cell table:style-name="cellBest" table:number-matrix-columns-spanned="1" table:number-matrix-rows-spanned="1" table:formula="of:=SUM([.AG3:.AG269]&gt;[.$AY3:.$AY269])" office:value-type="float"/>
          <table:table-cell table:number-matrix-columns-spanned="1" table:number-matrix-rows-spanned="1" table:formula="of:=SUM([.AH3:.AH269]&gt;[.$AZ3:.$AZ269])" office:value-type="float"/>
          <table:table-cell table:number-matrix-columns-spanned="1" table:number-matrix-rows-spanned="1" table:formula="of:=SUM([.AI3:.AI269]&gt;[.$AX3:.$AX269])" office:value-type="float"/>
          <table:table-cell table:number-matrix-columns-spanned="1" table:number-matrix-rows-spanned="1" table:formula="of:=SUM([.AJ3:.AJ269]&gt;[.$AY3:.$AY269])" office:value-type="float"/>
          <table:table-cell table:number-matrix-columns-spanned="1" table:number-matrix-rows-spanned="1" table:formula="of:=SUM([.AK3:.AK269]&gt;[.$AZ3:.$AZ269])" office:value-type="float"/>
          <table:table-cell table:number-matrix-columns-spanned="1" table:number-matrix-rows-spanned="1" table:formula="of:=SUM([.AL3:.AL269]&gt;[.$AX3:.$AX269])" office:value-type="float"/>
          <table:table-cell table:number-matrix-columns-spanned="1" table:number-matrix-rows-spanned="1" table:formula="of:=SUM([.AM3:.AM269]&gt;[.$AY3:.$AY269])" office:value-type="float"/>
          <table:table-cell table:number-matrix-columns-spanned="1" table:number-matrix-rows-spanned="1" table:formula="of:=SUM([.AN3:.AN269]&gt;[.$AZ3:.$AZ269])" office:value-type="float"/>
          <table:table-cell table:style-name="cellWorst" table:number-matrix-columns-spanned="1" table:number-matrix-rows-spanned="1" table:formula="of:=SUM([.AO3:.AO269]&gt;[.$AX3:.$AX269])" office:value-type="float"/>
          <table:table-cell table:style-name="cellWorst" table:number-matrix-columns-spanned="1" table:number-matrix-rows-spanned="1" table:formula="of:=SUM([.AP3:.AP269]&gt;[.$AY3:.$AY269])" office:value-type="float"/>
          <table:table-cell table:number-matrix-columns-spanned="1" table:number-matrix-rows-spanned="1" table:formula="of:=SUM([.AQ3:.AQ269]&gt;[.$AZ3:.$AZ269])" office:value-type="float"/>
          <table:table-cell table:number-matrix-columns-spanned="1" table:number-matrix-rows-spanned="1" table:formula="of:=SUM([.AR3:.AR269]&gt;[.$AX3:.$AX269])" office:value-type="float"/>
          <table:table-cell table:number-matrix-columns-spanned="1" table:number-matrix-rows-spanned="1" table:formula="of:=SUM([.AS3:.AS269]&gt;[.$AY3:.$AY269])" office:value-type="float"/>
          <table:table-cell table:number-matrix-columns-spanned="1" table:number-matrix-rows-spanned="1" table:formula="of:=SUM([.AT3:.AT269]&gt;[.$AZ3:.$AZ269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69]=[.$BA3:.$BA269])" office:value-type="float"/>
          <table:table-cell table:number-matrix-columns-spanned="1" table:number-matrix-rows-spanned="1" table:formula="of:=SUM([.C3:.C269]=[.$BB3:.$BB269])" office:value-type="float"/>
          <table:table-cell table:style-name="cellWorst" table:number-matrix-columns-spanned="1" table:number-matrix-rows-spanned="1" table:formula="of:=SUM([.D3:.D269]=[.$BC3:.$BC269])" office:value-type="float"/>
          <table:table-cell table:style-name="cellBest" table:number-matrix-columns-spanned="1" table:number-matrix-rows-spanned="1" table:formula="of:=SUM([.E3:.E269]=[.$BA3:.$BA269])" office:value-type="float"/>
          <table:table-cell table:number-matrix-columns-spanned="1" table:number-matrix-rows-spanned="1" table:formula="of:=SUM([.F3:.F269]=[.$BB3:.$BB269])" office:value-type="float"/>
          <table:table-cell table:style-name="cellBest" table:number-matrix-columns-spanned="1" table:number-matrix-rows-spanned="1" table:formula="of:=SUM([.G3:.G269]=[.$BC3:.$BC269])" office:value-type="float"/>
          <table:table-cell table:number-matrix-columns-spanned="1" table:number-matrix-rows-spanned="1" table:formula="of:=SUM([.H3:.H269]=[.$BA3:.$BA269])" office:value-type="float"/>
          <table:table-cell table:number-matrix-columns-spanned="1" table:number-matrix-rows-spanned="1" table:formula="of:=SUM([.I3:.I269]=[.$BB3:.$BB269])" office:value-type="float"/>
          <table:table-cell table:number-matrix-columns-spanned="1" table:number-matrix-rows-spanned="1" table:formula="of:=SUM([.J3:.J269]=[.$BC3:.$BC269])" office:value-type="float"/>
          <table:table-cell table:number-matrix-columns-spanned="1" table:number-matrix-rows-spanned="1" table:formula="of:=SUM([.K3:.K269]=[.$BA3:.$BA269])" office:value-type="float"/>
          <table:table-cell table:number-matrix-columns-spanned="1" table:number-matrix-rows-spanned="1" table:formula="of:=SUM([.L3:.L269]=[.$BB3:.$BB269])" office:value-type="float"/>
          <table:table-cell table:number-matrix-columns-spanned="1" table:number-matrix-rows-spanned="1" table:formula="of:=SUM([.M3:.M269]=[.$BC3:.$BC269])" office:value-type="float"/>
          <table:table-cell table:number-matrix-columns-spanned="1" table:number-matrix-rows-spanned="1" table:formula="of:=SUM([.N3:.N269]=[.$BA3:.$BA269])" office:value-type="float"/>
          <table:table-cell table:number-matrix-columns-spanned="1" table:number-matrix-rows-spanned="1" table:formula="of:=SUM([.O3:.O269]=[.$BB3:.$BB269])" office:value-type="float"/>
          <table:table-cell table:number-matrix-columns-spanned="1" table:number-matrix-rows-spanned="1" table:formula="of:=SUM([.P3:.P269]=[.$BC3:.$BC269])" office:value-type="float"/>
          <table:table-cell table:number-matrix-columns-spanned="1" table:number-matrix-rows-spanned="1" table:formula="of:=SUM([.Q3:.Q269]=[.$BA3:.$BA269])" office:value-type="float"/>
          <table:table-cell table:number-matrix-columns-spanned="1" table:number-matrix-rows-spanned="1" table:formula="of:=SUM([.R3:.R269]=[.$BB3:.$BB269])" office:value-type="float"/>
          <table:table-cell table:number-matrix-columns-spanned="1" table:number-matrix-rows-spanned="1" table:formula="of:=SUM([.S3:.S269]=[.$BC3:.$BC269])" office:value-type="float"/>
          <table:table-cell table:number-matrix-columns-spanned="1" table:number-matrix-rows-spanned="1" table:formula="of:=SUM([.T3:.T269]=[.$BA3:.$BA269])" office:value-type="float"/>
          <table:table-cell table:number-matrix-columns-spanned="1" table:number-matrix-rows-spanned="1" table:formula="of:=SUM([.U3:.U269]=[.$BB3:.$BB269])" office:value-type="float"/>
          <table:table-cell table:number-matrix-columns-spanned="1" table:number-matrix-rows-spanned="1" table:formula="of:=SUM([.V3:.V269]=[.$BC3:.$BC269])" office:value-type="float"/>
          <table:table-cell table:number-matrix-columns-spanned="1" table:number-matrix-rows-spanned="1" table:formula="of:=SUM([.W3:.W269]=[.$BA3:.$BA269])" office:value-type="float"/>
          <table:table-cell table:number-matrix-columns-spanned="1" table:number-matrix-rows-spanned="1" table:formula="of:=SUM([.X3:.X269]=[.$BB3:.$BB269])" office:value-type="float"/>
          <table:table-cell table:number-matrix-columns-spanned="1" table:number-matrix-rows-spanned="1" table:formula="of:=SUM([.Y3:.Y269]=[.$BC3:.$BC269])" office:value-type="float"/>
          <table:table-cell table:number-matrix-columns-spanned="1" table:number-matrix-rows-spanned="1" table:formula="of:=SUM([.Z3:.Z269]=[.$BA3:.$BA269])" office:value-type="float"/>
          <table:table-cell table:number-matrix-columns-spanned="1" table:number-matrix-rows-spanned="1" table:formula="of:=SUM([.AA3:.AA269]=[.$BB3:.$BB269])" office:value-type="float"/>
          <table:table-cell table:number-matrix-columns-spanned="1" table:number-matrix-rows-spanned="1" table:formula="of:=SUM([.AB3:.AB269]=[.$BC3:.$BC269])" office:value-type="float"/>
          <table:table-cell table:number-matrix-columns-spanned="1" table:number-matrix-rows-spanned="1" table:formula="of:=SUM([.AC3:.AC269]=[.$BA3:.$BA269])" office:value-type="float"/>
          <table:table-cell table:number-matrix-columns-spanned="1" table:number-matrix-rows-spanned="1" table:formula="of:=SUM([.AD3:.AD269]=[.$BB3:.$BB269])" office:value-type="float"/>
          <table:table-cell table:number-matrix-columns-spanned="1" table:number-matrix-rows-spanned="1" table:formula="of:=SUM([.AE3:.AE269]=[.$BC3:.$BC269])" office:value-type="float"/>
          <table:table-cell table:number-matrix-columns-spanned="1" table:number-matrix-rows-spanned="1" table:formula="of:=SUM([.AF3:.AF269]=[.$BA3:.$BA269])" office:value-type="float"/>
          <table:table-cell table:number-matrix-columns-spanned="1" table:number-matrix-rows-spanned="1" table:formula="of:=SUM([.AG3:.AG269]=[.$BB3:.$BB269])" office:value-type="float"/>
          <table:table-cell table:number-matrix-columns-spanned="1" table:number-matrix-rows-spanned="1" table:formula="of:=SUM([.AH3:.AH269]=[.$BC3:.$BC269])" office:value-type="float"/>
          <table:table-cell table:number-matrix-columns-spanned="1" table:number-matrix-rows-spanned="1" table:formula="of:=SUM([.AI3:.AI269]=[.$BA3:.$BA269])" office:value-type="float"/>
          <table:table-cell table:number-matrix-columns-spanned="1" table:number-matrix-rows-spanned="1" table:formula="of:=SUM([.AJ3:.AJ269]=[.$BB3:.$BB269])" office:value-type="float"/>
          <table:table-cell table:number-matrix-columns-spanned="1" table:number-matrix-rows-spanned="1" table:formula="of:=SUM([.AK3:.AK269]=[.$BC3:.$BC269])" office:value-type="float"/>
          <table:table-cell table:number-matrix-columns-spanned="1" table:number-matrix-rows-spanned="1" table:formula="of:=SUM([.AL3:.AL269]=[.$BA3:.$BA269])" office:value-type="float"/>
          <table:table-cell table:number-matrix-columns-spanned="1" table:number-matrix-rows-spanned="1" table:formula="of:=SUM([.AM3:.AM269]=[.$BB3:.$BB269])" office:value-type="float"/>
          <table:table-cell table:number-matrix-columns-spanned="1" table:number-matrix-rows-spanned="1" table:formula="of:=SUM([.AN3:.AN269]=[.$BC3:.$BC269])" office:value-type="float"/>
          <table:table-cell table:style-name="cellWorst" table:number-matrix-columns-spanned="1" table:number-matrix-rows-spanned="1" table:formula="of:=SUM([.AO3:.AO269]=[.$BA3:.$BA269])" office:value-type="float"/>
          <table:table-cell table:style-name="cellWorst" table:number-matrix-columns-spanned="1" table:number-matrix-rows-spanned="1" table:formula="of:=SUM([.AP3:.AP269]=[.$BB3:.$BB269])" office:value-type="float"/>
          <table:table-cell table:number-matrix-columns-spanned="1" table:number-matrix-rows-spanned="1" table:formula="of:=SUM([.AQ3:.AQ269]=[.$BC3:.$BC269])" office:value-type="float"/>
          <table:table-cell table:number-matrix-columns-spanned="1" table:number-matrix-rows-spanned="1" table:formula="of:=SUM([.AR3:.AR269]=[.$BA3:.$BA269])" office:value-type="float"/>
          <table:table-cell table:number-matrix-columns-spanned="1" table:number-matrix-rows-spanned="1" table:formula="of:=SUM([.AS3:.AS269]=[.$BB3:.$BB269])" office:value-type="float"/>
          <table:table-cell table:number-matrix-columns-spanned="1" table:number-matrix-rows-spanned="1" table:formula="of:=SUM([.AT3:.AT269]=[.$BC3:.$BC269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1/setting-hDistanceStar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DistanceTim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Distance-in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ForbiddenHoriz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ForbiddenNodeNega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ForbiddenNode-in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Strange-AND-hNodeco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Stran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odeco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PathArea-AND-Dista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PathArea-AND-NodeCo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PathAre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aivePathDistance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hNaivePathDista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1/setting-Standar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csolv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maze</text:p>
          </table:table-cell>
          <table:table-cell table:formula="of:=AVERAGE([Instances.B3:Instances.B91])" office:value-type="float"/>
          <table:table-cell table:style-name="cellWorst" table:formula="of:=AVERAGE([Instances.C3:Instances.C91])" office:value-type="float"/>
          <table:table-cell table:formula="of:=AVERAGE([Instances.D3:Instances.D91])" office:value-type="float"/>
          <table:table-cell table:formula="of:=AVERAGE([Instances.E3:Instances.E91])" office:value-type="float"/>
          <table:table-cell table:formula="of:=AVERAGE([Instances.F3:Instances.F91])" office:value-type="float"/>
          <table:table-cell table:formula="of:=AVERAGE([Instances.G3:Instances.G91])" office:value-type="float"/>
          <table:table-cell table:formula="of:=AVERAGE([Instances.H3:Instances.H91])" office:value-type="float"/>
          <table:table-cell table:formula="of:=AVERAGE([Instances.I3:Instances.I91])" office:value-type="float"/>
          <table:table-cell table:formula="of:=AVERAGE([Instances.J3:Instances.J91])" office:value-type="float"/>
          <table:table-cell table:formula="of:=AVERAGE([Instances.K3:Instances.K91])" office:value-type="float"/>
          <table:table-cell table:formula="of:=AVERAGE([Instances.L3:Instances.L91])" office:value-type="float"/>
          <table:table-cell table:formula="of:=AVERAGE([Instances.M3:Instances.M91])" office:value-type="float"/>
          <table:table-cell table:formula="of:=AVERAGE([Instances.N3:Instances.N91])" office:value-type="float"/>
          <table:table-cell table:formula="of:=AVERAGE([Instances.O3:Instances.O91])" office:value-type="float"/>
          <table:table-cell table:formula="of:=AVERAGE([Instances.P3:Instances.P91])" office:value-type="float"/>
          <table:table-cell table:formula="of:=AVERAGE([Instances.Q3:Instances.Q91])" office:value-type="float"/>
          <table:table-cell table:formula="of:=AVERAGE([Instances.R3:Instances.R91])" office:value-type="float"/>
          <table:table-cell table:formula="of:=AVERAGE([Instances.S3:Instances.S91])" office:value-type="float"/>
          <table:table-cell table:formula="of:=AVERAGE([Instances.T3:Instances.T91])" office:value-type="float"/>
          <table:table-cell table:formula="of:=AVERAGE([Instances.U3:Instances.U91])" office:value-type="float"/>
          <table:table-cell table:formula="of:=AVERAGE([Instances.V3:Instances.V91])" office:value-type="float"/>
          <table:table-cell table:formula="of:=AVERAGE([Instances.W3:Instances.W91])" office:value-type="float"/>
          <table:table-cell table:formula="of:=AVERAGE([Instances.X3:Instances.X91])" office:value-type="float"/>
          <table:table-cell table:formula="of:=AVERAGE([Instances.Y3:Instances.Y91])" office:value-type="float"/>
          <table:table-cell table:formula="of:=AVERAGE([Instances.Z3:Instances.Z91])" office:value-type="float"/>
          <table:table-cell table:formula="of:=AVERAGE([Instances.AA3:Instances.AA91])" office:value-type="float"/>
          <table:table-cell table:formula="of:=AVERAGE([Instances.AB3:Instances.AB91])" office:value-type="float"/>
          <table:table-cell table:formula="of:=AVERAGE([Instances.AC3:Instances.AC91])" office:value-type="float"/>
          <table:table-cell table:formula="of:=AVERAGE([Instances.AD3:Instances.AD91])" office:value-type="float"/>
          <table:table-cell table:formula="of:=AVERAGE([Instances.AE3:Instances.AE91])" office:value-type="float"/>
          <table:table-cell table:style-name="cellBest" table:formula="of:=AVERAGE([Instances.AF3:Instances.AF91])" office:value-type="float"/>
          <table:table-cell table:style-name="cellBest" table:formula="of:=AVERAGE([Instances.AG3:Instances.AG91])" office:value-type="float"/>
          <table:table-cell table:style-name="cellBest" table:formula="of:=AVERAGE([Instances.AH3:Instances.AH91])" office:value-type="float"/>
          <table:table-cell table:style-name="cellWorst" table:formula="of:=AVERAGE([Instances.AI3:Instances.AI91])" office:value-type="float"/>
          <table:table-cell table:formula="of:=AVERAGE([Instances.AJ3:Instances.AJ91])" office:value-type="float"/>
          <table:table-cell table:style-name="cellWorst" table:formula="of:=AVERAGE([Instances.AK3:Instances.AK91])" office:value-type="float"/>
          <table:table-cell table:formula="of:=AVERAGE([Instances.AL3:Instances.AL91])" office:value-type="float"/>
          <table:table-cell table:formula="of:=AVERAGE([Instances.AM3:Instances.AM91])" office:value-type="float"/>
          <table:table-cell table:formula="of:=AVERAGE([Instances.AN3:Instances.AN91])" office:value-type="float"/>
          <table:table-cell table:formula="of:=AVERAGE([Instances.AO3:Instances.AO91])" office:value-type="float"/>
          <table:table-cell table:formula="of:=AVERAGE([Instances.AP3:Instances.AP91])" office:value-type="float"/>
          <table:table-cell table:formula="of:=AVERAGE([Instances.AQ3:Instances.AQ91])" office:value-type="float"/>
          <table:table-cell table:formula="of:=AVERAGE([Instances.AR3:Instances.AR91])" office:value-type="float"/>
          <table:table-cell table:formula="of:=AVERAGE([Instances.AS3:Instances.AS91])" office:value-type="float"/>
          <table:table-cell table:formula="of:=AVERAGE([Instances.AT3:Instances.AT91])" office:value-type="float"/>
          <table:table-cell table:formula="of:=MIN([.$B3];[.$E3];[.$H3];[.$K3];[.$N3];[.$Q3];[.$T3];[.$W3];[.$Z3];[.$AC3];[.$AF3];[.$AI3];[.$AL3];[.$AO3];[.$AR3])" office:value-type="float"/>
          <table:table-cell table:formula="of:=MIN([.$C3];[.$F3];[.$I3];[.$L3];[.$O3];[.$R3];[.$U3];[.$X3];[.$AA3];[.$AD3];[.$AG3];[.$AJ3];[.$AM3];[.$AP3];[.$AS3])" office:value-type="float"/>
          <table:table-cell table:formula="of:=MIN([.$D3];[.$G3];[.$J3];[.$M3];[.$P3];[.$S3];[.$V3];[.$Y3];[.$AB3];[.$AE3];[.$AH3];[.$AK3];[.$AN3];[.$AQ3];[.$AT3])" office:value-type="float"/>
          <table:table-cell table:formula="of:=MEDIAN([.$B3];[.$E3];[.$H3];[.$K3];[.$N3];[.$Q3];[.$T3];[.$W3];[.$Z3];[.$AC3];[.$AF3];[.$AI3];[.$AL3];[.$AO3];[.$AR3])" office:value-type="float"/>
          <table:table-cell table:formula="of:=MEDIAN([.$C3];[.$F3];[.$I3];[.$L3];[.$O3];[.$R3];[.$U3];[.$X3];[.$AA3];[.$AD3];[.$AG3];[.$AJ3];[.$AM3];[.$AP3];[.$AS3])" office:value-type="float"/>
          <table:table-cell table:formula="of:=MEDIAN([.$D3];[.$G3];[.$J3];[.$M3];[.$P3];[.$S3];[.$V3];[.$Y3];[.$AB3];[.$AE3];[.$AH3];[.$AK3];[.$AN3];[.$AQ3];[.$AT3])" office:value-type="float"/>
          <table:table-cell table:formula="of:=MAX([.$B3];[.$E3];[.$H3];[.$K3];[.$N3];[.$Q3];[.$T3];[.$W3];[.$Z3];[.$AC3];[.$AF3];[.$AI3];[.$AL3];[.$AO3];[.$AR3])" office:value-type="float"/>
          <table:table-cell table:formula="of:=MAX([.$C3];[.$F3];[.$I3];[.$L3];[.$O3];[.$R3];[.$U3];[.$X3];[.$AA3];[.$AD3];[.$AG3];[.$AJ3];[.$AM3];[.$AP3];[.$AS3])" office:value-type="float"/>
          <table:table-cell table:formula="of:=MAX([.$D3];[.$G3];[.$J3];[.$M3];[.$P3];[.$S3];[.$V3];[.$Y3];[.$AB3];[.$AE3];[.$AH3];[.$AK3];[.$AN3];[.$AQ3];[.$AT3])" office:value-type="float"/>
        </table:table-row>
        <table:table-row table:style-name="ro1">
          <table:table-cell office:value-type="string">
            <text:p>random</text:p>
          </table:table-cell>
          <table:table-cell table:formula="of:=AVERAGE([Instances.B92:Instances.B169])" office:value-type="float"/>
          <table:table-cell table:formula="of:=AVERAGE([Instances.C92:Instances.C169])" office:value-type="float"/>
          <table:table-cell table:formula="of:=AVERAGE([Instances.D92:Instances.D169])" office:value-type="float"/>
          <table:table-cell table:style-name="cellBest" table:formula="of:=AVERAGE([Instances.E92:Instances.E169])" office:value-type="float"/>
          <table:table-cell table:style-name="cellBest" table:formula="of:=AVERAGE([Instances.F92:Instances.F169])" office:value-type="float"/>
          <table:table-cell table:style-name="cellBest" table:formula="of:=AVERAGE([Instances.G92:Instances.G169])" office:value-type="float"/>
          <table:table-cell table:formula="of:=AVERAGE([Instances.H92:Instances.H169])" office:value-type="float"/>
          <table:table-cell table:formula="of:=AVERAGE([Instances.I92:Instances.I169])" office:value-type="float"/>
          <table:table-cell table:formula="of:=AVERAGE([Instances.J92:Instances.J169])" office:value-type="float"/>
          <table:table-cell table:formula="of:=AVERAGE([Instances.K92:Instances.K169])" office:value-type="float"/>
          <table:table-cell table:formula="of:=AVERAGE([Instances.L92:Instances.L169])" office:value-type="float"/>
          <table:table-cell table:formula="of:=AVERAGE([Instances.M92:Instances.M169])" office:value-type="float"/>
          <table:table-cell table:formula="of:=AVERAGE([Instances.N92:Instances.N169])" office:value-type="float"/>
          <table:table-cell table:formula="of:=AVERAGE([Instances.O92:Instances.O169])" office:value-type="float"/>
          <table:table-cell table:formula="of:=AVERAGE([Instances.P92:Instances.P169])" office:value-type="float"/>
          <table:table-cell table:formula="of:=AVERAGE([Instances.Q92:Instances.Q169])" office:value-type="float"/>
          <table:table-cell table:formula="of:=AVERAGE([Instances.R92:Instances.R169])" office:value-type="float"/>
          <table:table-cell table:formula="of:=AVERAGE([Instances.S92:Instances.S169])" office:value-type="float"/>
          <table:table-cell table:formula="of:=AVERAGE([Instances.T92:Instances.T169])" office:value-type="float"/>
          <table:table-cell table:formula="of:=AVERAGE([Instances.U92:Instances.U169])" office:value-type="float"/>
          <table:table-cell table:formula="of:=AVERAGE([Instances.V92:Instances.V169])" office:value-type="float"/>
          <table:table-cell table:formula="of:=AVERAGE([Instances.W92:Instances.W169])" office:value-type="float"/>
          <table:table-cell table:formula="of:=AVERAGE([Instances.X92:Instances.X169])" office:value-type="float"/>
          <table:table-cell table:formula="of:=AVERAGE([Instances.Y92:Instances.Y169])" office:value-type="float"/>
          <table:table-cell table:formula="of:=AVERAGE([Instances.Z92:Instances.Z169])" office:value-type="float"/>
          <table:table-cell table:formula="of:=AVERAGE([Instances.AA92:Instances.AA169])" office:value-type="float"/>
          <table:table-cell table:formula="of:=AVERAGE([Instances.AB92:Instances.AB169])" office:value-type="float"/>
          <table:table-cell table:formula="of:=AVERAGE([Instances.AC92:Instances.AC169])" office:value-type="float"/>
          <table:table-cell table:formula="of:=AVERAGE([Instances.AD92:Instances.AD169])" office:value-type="float"/>
          <table:table-cell table:formula="of:=AVERAGE([Instances.AE92:Instances.AE169])" office:value-type="float"/>
          <table:table-cell table:formula="of:=AVERAGE([Instances.AF92:Instances.AF169])" office:value-type="float"/>
          <table:table-cell table:formula="of:=AVERAGE([Instances.AG92:Instances.AG169])" office:value-type="float"/>
          <table:table-cell table:formula="of:=AVERAGE([Instances.AH92:Instances.AH169])" office:value-type="float"/>
          <table:table-cell table:style-name="cellWorst" table:formula="of:=AVERAGE([Instances.AI92:Instances.AI169])" office:value-type="float"/>
          <table:table-cell table:style-name="cellWorst" table:formula="of:=AVERAGE([Instances.AJ92:Instances.AJ169])" office:value-type="float"/>
          <table:table-cell table:style-name="cellWorst" table:formula="of:=AVERAGE([Instances.AK92:Instances.AK169])" office:value-type="float"/>
          <table:table-cell table:formula="of:=AVERAGE([Instances.AL92:Instances.AL169])" office:value-type="float"/>
          <table:table-cell table:formula="of:=AVERAGE([Instances.AM92:Instances.AM169])" office:value-type="float"/>
          <table:table-cell table:formula="of:=AVERAGE([Instances.AN92:Instances.AN169])" office:value-type="float"/>
          <table:table-cell table:formula="of:=AVERAGE([Instances.AO92:Instances.AO169])" office:value-type="float"/>
          <table:table-cell table:formula="of:=AVERAGE([Instances.AP92:Instances.AP169])" office:value-type="float"/>
          <table:table-cell table:formula="of:=AVERAGE([Instances.AQ92:Instances.AQ169])" office:value-type="float"/>
          <table:table-cell table:formula="of:=AVERAGE([Instances.AR92:Instances.AR169])" office:value-type="float"/>
          <table:table-cell table:formula="of:=AVERAGE([Instances.AS92:Instances.AS169])" office:value-type="float"/>
          <table:table-cell table:formula="of:=AVERAGE([Instances.AT92:Instances.AT169])" office:value-type="float"/>
          <table:table-cell table:formula="of:=MIN([.$B4];[.$E4];[.$H4];[.$K4];[.$N4];[.$Q4];[.$T4];[.$W4];[.$Z4];[.$AC4];[.$AF4];[.$AI4];[.$AL4];[.$AO4];[.$AR4])" office:value-type="float"/>
          <table:table-cell table:formula="of:=MIN([.$C4];[.$F4];[.$I4];[.$L4];[.$O4];[.$R4];[.$U4];[.$X4];[.$AA4];[.$AD4];[.$AG4];[.$AJ4];[.$AM4];[.$AP4];[.$AS4])" office:value-type="float"/>
          <table:table-cell table:formula="of:=MIN([.$D4];[.$G4];[.$J4];[.$M4];[.$P4];[.$S4];[.$V4];[.$Y4];[.$AB4];[.$AE4];[.$AH4];[.$AK4];[.$AN4];[.$AQ4];[.$AT4])" office:value-type="float"/>
          <table:table-cell table:formula="of:=MEDIAN([.$B4];[.$E4];[.$H4];[.$K4];[.$N4];[.$Q4];[.$T4];[.$W4];[.$Z4];[.$AC4];[.$AF4];[.$AI4];[.$AL4];[.$AO4];[.$AR4])" office:value-type="float"/>
          <table:table-cell table:formula="of:=MEDIAN([.$C4];[.$F4];[.$I4];[.$L4];[.$O4];[.$R4];[.$U4];[.$X4];[.$AA4];[.$AD4];[.$AG4];[.$AJ4];[.$AM4];[.$AP4];[.$AS4])" office:value-type="float"/>
          <table:table-cell table:formula="of:=MEDIAN([.$D4];[.$G4];[.$J4];[.$M4];[.$P4];[.$S4];[.$V4];[.$Y4];[.$AB4];[.$AE4];[.$AH4];[.$AK4];[.$AN4];[.$AQ4];[.$AT4])" office:value-type="float"/>
          <table:table-cell table:formula="of:=MAX([.$B4];[.$E4];[.$H4];[.$K4];[.$N4];[.$Q4];[.$T4];[.$W4];[.$Z4];[.$AC4];[.$AF4];[.$AI4];[.$AL4];[.$AO4];[.$AR4])" office:value-type="float"/>
          <table:table-cell table:formula="of:=MAX([.$C4];[.$F4];[.$I4];[.$L4];[.$O4];[.$R4];[.$U4];[.$X4];[.$AA4];[.$AD4];[.$AG4];[.$AJ4];[.$AM4];[.$AP4];[.$AS4])" office:value-type="float"/>
          <table:table-cell table:formula="of:=MAX([.$D4];[.$G4];[.$J4];[.$M4];[.$P4];[.$S4];[.$V4];[.$Y4];[.$AB4];[.$AE4];[.$AH4];[.$AK4];[.$AN4];[.$AQ4];[.$AT4])" office:value-type="float"/>
        </table:table-row>
        <table:table-row table:style-name="ro1">
          <table:table-cell office:value-type="string">
            <text:p>room</text:p>
          </table:table-cell>
          <table:table-cell table:formula="of:=AVERAGE([Instances.B170:Instances.B269])" office:value-type="float"/>
          <table:table-cell table:formula="of:=AVERAGE([Instances.C170:Instances.C269])" office:value-type="float"/>
          <table:table-cell table:formula="of:=AVERAGE([Instances.D170:Instances.D269])" office:value-type="float"/>
          <table:table-cell table:formula="of:=AVERAGE([Instances.E170:Instances.E269])" office:value-type="float"/>
          <table:table-cell table:formula="of:=AVERAGE([Instances.F170:Instances.F269])" office:value-type="float"/>
          <table:table-cell table:formula="of:=AVERAGE([Instances.G170:Instances.G269])" office:value-type="float"/>
          <table:table-cell table:formula="of:=AVERAGE([Instances.H170:Instances.H269])" office:value-type="float"/>
          <table:table-cell table:formula="of:=AVERAGE([Instances.I170:Instances.I269])" office:value-type="float"/>
          <table:table-cell table:style-name="cellBest" table:formula="of:=AVERAGE([Instances.J170:Instances.J269])" office:value-type="float"/>
          <table:table-cell table:style-name="cellBest" table:formula="of:=AVERAGE([Instances.K170:Instances.K269])" office:value-type="float"/>
          <table:table-cell table:style-name="cellBest" table:formula="of:=AVERAGE([Instances.L170:Instances.L269])" office:value-type="float"/>
          <table:table-cell table:formula="of:=AVERAGE([Instances.M170:Instances.M269])" office:value-type="float"/>
          <table:table-cell table:formula="of:=AVERAGE([Instances.N170:Instances.N269])" office:value-type="float"/>
          <table:table-cell table:formula="of:=AVERAGE([Instances.O170:Instances.O269])" office:value-type="float"/>
          <table:table-cell table:formula="of:=AVERAGE([Instances.P170:Instances.P269])" office:value-type="float"/>
          <table:table-cell table:formula="of:=AVERAGE([Instances.Q170:Instances.Q269])" office:value-type="float"/>
          <table:table-cell table:formula="of:=AVERAGE([Instances.R170:Instances.R269])" office:value-type="float"/>
          <table:table-cell table:formula="of:=AVERAGE([Instances.S170:Instances.S269])" office:value-type="float"/>
          <table:table-cell table:formula="of:=AVERAGE([Instances.T170:Instances.T269])" office:value-type="float"/>
          <table:table-cell table:formula="of:=AVERAGE([Instances.U170:Instances.U269])" office:value-type="float"/>
          <table:table-cell table:formula="of:=AVERAGE([Instances.V170:Instances.V269])" office:value-type="float"/>
          <table:table-cell table:formula="of:=AVERAGE([Instances.W170:Instances.W269])" office:value-type="float"/>
          <table:table-cell table:formula="of:=AVERAGE([Instances.X170:Instances.X269])" office:value-type="float"/>
          <table:table-cell table:formula="of:=AVERAGE([Instances.Y170:Instances.Y269])" office:value-type="float"/>
          <table:table-cell table:formula="of:=AVERAGE([Instances.Z170:Instances.Z269])" office:value-type="float"/>
          <table:table-cell table:formula="of:=AVERAGE([Instances.AA170:Instances.AA269])" office:value-type="float"/>
          <table:table-cell table:formula="of:=AVERAGE([Instances.AB170:Instances.AB269])" office:value-type="float"/>
          <table:table-cell table:formula="of:=AVERAGE([Instances.AC170:Instances.AC269])" office:value-type="float"/>
          <table:table-cell table:formula="of:=AVERAGE([Instances.AD170:Instances.AD269])" office:value-type="float"/>
          <table:table-cell table:formula="of:=AVERAGE([Instances.AE170:Instances.AE269])" office:value-type="float"/>
          <table:table-cell table:formula="of:=AVERAGE([Instances.AF170:Instances.AF269])" office:value-type="float"/>
          <table:table-cell table:formula="of:=AVERAGE([Instances.AG170:Instances.AG269])" office:value-type="float"/>
          <table:table-cell table:formula="of:=AVERAGE([Instances.AH170:Instances.AH269])" office:value-type="float"/>
          <table:table-cell table:formula="of:=AVERAGE([Instances.AI170:Instances.AI269])" office:value-type="float"/>
          <table:table-cell table:formula="of:=AVERAGE([Instances.AJ170:Instances.AJ269])" office:value-type="float"/>
          <table:table-cell table:formula="of:=AVERAGE([Instances.AK170:Instances.AK269])" office:value-type="float"/>
          <table:table-cell table:formula="of:=AVERAGE([Instances.AL170:Instances.AL269])" office:value-type="float"/>
          <table:table-cell table:formula="of:=AVERAGE([Instances.AM170:Instances.AM269])" office:value-type="float"/>
          <table:table-cell table:formula="of:=AVERAGE([Instances.AN170:Instances.AN269])" office:value-type="float"/>
          <table:table-cell table:style-name="cellWorst" table:formula="of:=AVERAGE([Instances.AO170:Instances.AO269])" office:value-type="float"/>
          <table:table-cell table:style-name="cellWorst" table:formula="of:=AVERAGE([Instances.AP170:Instances.AP269])" office:value-type="float"/>
          <table:table-cell table:style-name="cellWorst" table:formula="of:=AVERAGE([Instances.AQ170:Instances.AQ269])" office:value-type="float"/>
          <table:table-cell table:formula="of:=AVERAGE([Instances.AR170:Instances.AR269])" office:value-type="float"/>
          <table:table-cell table:formula="of:=AVERAGE([Instances.AS170:Instances.AS269])" office:value-type="float"/>
          <table:table-cell table:formula="of:=AVERAGE([Instances.AT170:Instances.AT269])" office:value-type="float"/>
          <table:table-cell table:formula="of:=MIN([.$B5];[.$E5];[.$H5];[.$K5];[.$N5];[.$Q5];[.$T5];[.$W5];[.$Z5];[.$AC5];[.$AF5];[.$AI5];[.$AL5];[.$AO5];[.$AR5])" office:value-type="float"/>
          <table:table-cell table:formula="of:=MIN([.$C5];[.$F5];[.$I5];[.$L5];[.$O5];[.$R5];[.$U5];[.$X5];[.$AA5];[.$AD5];[.$AG5];[.$AJ5];[.$AM5];[.$AP5];[.$AS5])" office:value-type="float"/>
          <table:table-cell table:formula="of:=MIN([.$D5];[.$G5];[.$J5];[.$M5];[.$P5];[.$S5];[.$V5];[.$Y5];[.$AB5];[.$AE5];[.$AH5];[.$AK5];[.$AN5];[.$AQ5];[.$AT5])" office:value-type="float"/>
          <table:table-cell table:formula="of:=MEDIAN([.$B5];[.$E5];[.$H5];[.$K5];[.$N5];[.$Q5];[.$T5];[.$W5];[.$Z5];[.$AC5];[.$AF5];[.$AI5];[.$AL5];[.$AO5];[.$AR5])" office:value-type="float"/>
          <table:table-cell table:formula="of:=MEDIAN([.$C5];[.$F5];[.$I5];[.$L5];[.$O5];[.$R5];[.$U5];[.$X5];[.$AA5];[.$AD5];[.$AG5];[.$AJ5];[.$AM5];[.$AP5];[.$AS5])" office:value-type="float"/>
          <table:table-cell table:formula="of:=MEDIAN([.$D5];[.$G5];[.$J5];[.$M5];[.$P5];[.$S5];[.$V5];[.$Y5];[.$AB5];[.$AE5];[.$AH5];[.$AK5];[.$AN5];[.$AQ5];[.$AT5])" office:value-type="float"/>
          <table:table-cell table:formula="of:=MAX([.$B5];[.$E5];[.$H5];[.$K5];[.$N5];[.$Q5];[.$T5];[.$W5];[.$Z5];[.$AC5];[.$AF5];[.$AI5];[.$AL5];[.$AO5];[.$AR5])" office:value-type="float"/>
          <table:table-cell table:formula="of:=MAX([.$C5];[.$F5];[.$I5];[.$L5];[.$O5];[.$R5];[.$U5];[.$X5];[.$AA5];[.$AD5];[.$AG5];[.$AJ5];[.$AM5];[.$AP5];[.$AS5])" office:value-type="float"/>
          <table:table-cell table:formula="of:=MAX([.$D5];[.$G5];[.$J5];[.$M5];[.$P5];[.$S5];[.$V5];[.$Y5];[.$AB5];[.$AE5];[.$AH5];[.$AK5];[.$AN5];[.$AQ5];[.$AT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style-name="cellWorst"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style-name="cellBest" table:formula="of:=SUM([.AF3:.AF5])" office:value-type="float"/>
          <table:table-cell table:style-name="cellBest" table:formula="of:=SUM([.AG3:.AG5])" office:value-type="float"/>
          <table:table-cell table:style-name="cellBest" table:formula="of:=SUM([.AH3:.AH5])" office:value-type="float"/>
          <table:table-cell table:style-name="cellWorst" table:formula="of:=SUM([.AI3:.AI5])" office:value-type="float"/>
          <table:table-cell table:formula="of:=SUM([.AJ3:.AJ5])" office:value-type="float"/>
          <table:table-cell table:style-name="cellWorst"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style-name="cellWorst"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style-name="cellBest" table:formula="of:=AVERAGE([.AF3:.AF5])" office:value-type="float"/>
          <table:table-cell table:style-name="cellBest" table:formula="of:=AVERAGE([.AG3:.AG5])" office:value-type="float"/>
          <table:table-cell table:style-name="cellBest" table:formula="of:=AVERAGE([.AH3:.AH5])" office:value-type="float"/>
          <table:table-cell table:style-name="cellWorst" table:formula="of:=AVERAGE([.AI3:.AI5])" office:value-type="float"/>
          <table:table-cell table:formula="of:=AVERAGE([.AJ3:.AJ5])" office:value-type="float"/>
          <table:table-cell table:style-name="cellWorst"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</table:table-row>
        <table:table-row table:style-name="ro1">
          <table:table-cell office:value-type="string">
            <text:p>DEV</text:p>
          </table:table-cell>
          <table:table-cell table:style-name="cellBest" table:formula="of:=STDEV([.B3:.B5])" office:value-type="float"/>
          <table:table-cell table:style-name="cellWorst"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style-name="cellBest" table:formula="of:=STDEV([.AG3:.AG5])" office:value-type="float"/>
          <table:table-cell table:style-name="cellBest" table:formula="of:=STDEV([.AH3:.AH5])" office:value-type="float"/>
          <table:table-cell table:style-name="cellWorst" table:formula="of:=STDEV([.AI3:.AI5])" office:value-type="float"/>
          <table:table-cell table:formula="of:=STDEV([.AJ3:.AJ5])" office:value-type="float"/>
          <table:table-cell table:style-name="cellWorst"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AU3:.$AU5])^2)^0.5" office:value-type="float"/>
          <table:table-cell table:style-name="cellWorst" table:number-matrix-columns-spanned="1" table:number-matrix-rows-spanned="1" table:formula="of:=SUM(([.C3:.C5]-[.$AV3:.$AV5])^2)^0.5" office:value-type="float"/>
          <table:table-cell table:number-matrix-columns-spanned="1" table:number-matrix-rows-spanned="1" table:formula="of:=SUM(([.D3:.D5]-[.$AW3:.$AW5])^2)^0.5" office:value-type="float"/>
          <table:table-cell table:number-matrix-columns-spanned="1" table:number-matrix-rows-spanned="1" table:formula="of:=SUM(([.E3:.E5]-[.$AU3:.$AU5])^2)^0.5" office:value-type="float"/>
          <table:table-cell table:number-matrix-columns-spanned="1" table:number-matrix-rows-spanned="1" table:formula="of:=SUM(([.F3:.F5]-[.$AV3:.$AV5])^2)^0.5" office:value-type="float"/>
          <table:table-cell table:number-matrix-columns-spanned="1" table:number-matrix-rows-spanned="1" table:formula="of:=SUM(([.G3:.G5]-[.$AW3:.$AW5])^2)^0.5" office:value-type="float"/>
          <table:table-cell table:number-matrix-columns-spanned="1" table:number-matrix-rows-spanned="1" table:formula="of:=SUM(([.H3:.H5]-[.$AU3:.$AU5])^2)^0.5" office:value-type="float"/>
          <table:table-cell table:number-matrix-columns-spanned="1" table:number-matrix-rows-spanned="1" table:formula="of:=SUM(([.I3:.I5]-[.$AV3:.$AV5])^2)^0.5" office:value-type="float"/>
          <table:table-cell table:number-matrix-columns-spanned="1" table:number-matrix-rows-spanned="1" table:formula="of:=SUM(([.J3:.J5]-[.$AW3:.$AW5])^2)^0.5" office:value-type="float"/>
          <table:table-cell table:number-matrix-columns-spanned="1" table:number-matrix-rows-spanned="1" table:formula="of:=SUM(([.K3:.K5]-[.$AU3:.$AU5])^2)^0.5" office:value-type="float"/>
          <table:table-cell table:number-matrix-columns-spanned="1" table:number-matrix-rows-spanned="1" table:formula="of:=SUM(([.L3:.L5]-[.$AV3:.$AV5])^2)^0.5" office:value-type="float"/>
          <table:table-cell table:number-matrix-columns-spanned="1" table:number-matrix-rows-spanned="1" table:formula="of:=SUM(([.M3:.M5]-[.$AW3:.$AW5])^2)^0.5" office:value-type="float"/>
          <table:table-cell table:number-matrix-columns-spanned="1" table:number-matrix-rows-spanned="1" table:formula="of:=SUM(([.N3:.N5]-[.$AU3:.$AU5])^2)^0.5" office:value-type="float"/>
          <table:table-cell table:number-matrix-columns-spanned="1" table:number-matrix-rows-spanned="1" table:formula="of:=SUM(([.O3:.O5]-[.$AV3:.$AV5])^2)^0.5" office:value-type="float"/>
          <table:table-cell table:number-matrix-columns-spanned="1" table:number-matrix-rows-spanned="1" table:formula="of:=SUM(([.P3:.P5]-[.$AW3:.$AW5])^2)^0.5" office:value-type="float"/>
          <table:table-cell table:number-matrix-columns-spanned="1" table:number-matrix-rows-spanned="1" table:formula="of:=SUM(([.Q3:.Q5]-[.$AU3:.$AU5])^2)^0.5" office:value-type="float"/>
          <table:table-cell table:number-matrix-columns-spanned="1" table:number-matrix-rows-spanned="1" table:formula="of:=SUM(([.R3:.R5]-[.$AV3:.$AV5])^2)^0.5" office:value-type="float"/>
          <table:table-cell table:number-matrix-columns-spanned="1" table:number-matrix-rows-spanned="1" table:formula="of:=SUM(([.S3:.S5]-[.$AW3:.$AW5])^2)^0.5" office:value-type="float"/>
          <table:table-cell table:number-matrix-columns-spanned="1" table:number-matrix-rows-spanned="1" table:formula="of:=SUM(([.T3:.T5]-[.$AU3:.$AU5])^2)^0.5" office:value-type="float"/>
          <table:table-cell table:number-matrix-columns-spanned="1" table:number-matrix-rows-spanned="1" table:formula="of:=SUM(([.U3:.U5]-[.$AV3:.$AV5])^2)^0.5" office:value-type="float"/>
          <table:table-cell table:number-matrix-columns-spanned="1" table:number-matrix-rows-spanned="1" table:formula="of:=SUM(([.V3:.V5]-[.$AW3:.$AW5])^2)^0.5" office:value-type="float"/>
          <table:table-cell table:number-matrix-columns-spanned="1" table:number-matrix-rows-spanned="1" table:formula="of:=SUM(([.W3:.W5]-[.$AU3:.$AU5])^2)^0.5" office:value-type="float"/>
          <table:table-cell table:number-matrix-columns-spanned="1" table:number-matrix-rows-spanned="1" table:formula="of:=SUM(([.X3:.X5]-[.$AV3:.$AV5])^2)^0.5" office:value-type="float"/>
          <table:table-cell table:number-matrix-columns-spanned="1" table:number-matrix-rows-spanned="1" table:formula="of:=SUM(([.Y3:.Y5]-[.$AW3:.$AW5])^2)^0.5" office:value-type="float"/>
          <table:table-cell table:number-matrix-columns-spanned="1" table:number-matrix-rows-spanned="1" table:formula="of:=SUM(([.Z3:.Z5]-[.$AU3:.$AU5])^2)^0.5" office:value-type="float"/>
          <table:table-cell table:number-matrix-columns-spanned="1" table:number-matrix-rows-spanned="1" table:formula="of:=SUM(([.AA3:.AA5]-[.$AV3:.$AV5])^2)^0.5" office:value-type="float"/>
          <table:table-cell table:number-matrix-columns-spanned="1" table:number-matrix-rows-spanned="1" table:formula="of:=SUM(([.AB3:.AB5]-[.$AW3:.$AW5])^2)^0.5" office:value-type="float"/>
          <table:table-cell table:number-matrix-columns-spanned="1" table:number-matrix-rows-spanned="1" table:formula="of:=SUM(([.AC3:.AC5]-[.$AU3:.$AU5])^2)^0.5" office:value-type="float"/>
          <table:table-cell table:number-matrix-columns-spanned="1" table:number-matrix-rows-spanned="1" table:formula="of:=SUM(([.AD3:.AD5]-[.$AV3:.$AV5])^2)^0.5" office:value-type="float"/>
          <table:table-cell table:number-matrix-columns-spanned="1" table:number-matrix-rows-spanned="1" table:formula="of:=SUM(([.AE3:.AE5]-[.$AW3:.$AW5])^2)^0.5" office:value-type="float"/>
          <table:table-cell table:style-name="cellBest" table:number-matrix-columns-spanned="1" table:number-matrix-rows-spanned="1" table:formula="of:=SUM(([.AF3:.AF5]-[.$AU3:.$AU5])^2)^0.5" office:value-type="float"/>
          <table:table-cell table:style-name="cellBest" table:number-matrix-columns-spanned="1" table:number-matrix-rows-spanned="1" table:formula="of:=SUM(([.AG3:.AG5]-[.$AV3:.$AV5])^2)^0.5" office:value-type="float"/>
          <table:table-cell table:style-name="cellBest" table:number-matrix-columns-spanned="1" table:number-matrix-rows-spanned="1" table:formula="of:=SUM(([.AH3:.AH5]-[.$AW3:.$AW5])^2)^0.5" office:value-type="float"/>
          <table:table-cell table:style-name="cellWorst" table:number-matrix-columns-spanned="1" table:number-matrix-rows-spanned="1" table:formula="of:=SUM(([.AI3:.AI5]-[.$AU3:.$AU5])^2)^0.5" office:value-type="float"/>
          <table:table-cell table:number-matrix-columns-spanned="1" table:number-matrix-rows-spanned="1" table:formula="of:=SUM(([.AJ3:.AJ5]-[.$AV3:.$AV5])^2)^0.5" office:value-type="float"/>
          <table:table-cell table:style-name="cellWorst" table:number-matrix-columns-spanned="1" table:number-matrix-rows-spanned="1" table:formula="of:=SUM(([.AK3:.AK5]-[.$AW3:.$AW5])^2)^0.5" office:value-type="float"/>
          <table:table-cell table:number-matrix-columns-spanned="1" table:number-matrix-rows-spanned="1" table:formula="of:=SUM(([.AL3:.AL5]-[.$AU3:.$AU5])^2)^0.5" office:value-type="float"/>
          <table:table-cell table:number-matrix-columns-spanned="1" table:number-matrix-rows-spanned="1" table:formula="of:=SUM(([.AM3:.AM5]-[.$AV3:.$AV5])^2)^0.5" office:value-type="float"/>
          <table:table-cell table:number-matrix-columns-spanned="1" table:number-matrix-rows-spanned="1" table:formula="of:=SUM(([.AN3:.AN5]-[.$AW3:.$AW5])^2)^0.5" office:value-type="float"/>
          <table:table-cell table:number-matrix-columns-spanned="1" table:number-matrix-rows-spanned="1" table:formula="of:=SUM(([.AO3:.AO5]-[.$AU3:.$AU5])^2)^0.5" office:value-type="float"/>
          <table:table-cell table:number-matrix-columns-spanned="1" table:number-matrix-rows-spanned="1" table:formula="of:=SUM(([.AP3:.AP5]-[.$AV3:.$AV5])^2)^0.5" office:value-type="float"/>
          <table:table-cell table:number-matrix-columns-spanned="1" table:number-matrix-rows-spanned="1" table:formula="of:=SUM(([.AQ3:.AQ5]-[.$AW3:.$AW5])^2)^0.5" office:value-type="float"/>
          <table:table-cell table:number-matrix-columns-spanned="1" table:number-matrix-rows-spanned="1" table:formula="of:=SUM(([.AR3:.AR5]-[.$AU3:.$AU5])^2)^0.5" office:value-type="float"/>
          <table:table-cell table:number-matrix-columns-spanned="1" table:number-matrix-rows-spanned="1" table:formula="of:=SUM(([.AS3:.AS5]-[.$AV3:.$AV5])^2)^0.5" office:value-type="float"/>
          <table:table-cell table:number-matrix-columns-spanned="1" table:number-matrix-rows-spanned="1" table:formula="of:=SUM(([.AT3:.AT5]-[.$AW3:.$AW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AU3:.$AU5])" office:value-type="float"/>
          <table:table-cell table:number-matrix-columns-spanned="1" table:number-matrix-rows-spanned="1" table:formula="of:=SUM([.C3:.C5]=[.$AV3:.$AV5])" office:value-type="float"/>
          <table:table-cell table:number-matrix-columns-spanned="1" table:number-matrix-rows-spanned="1" table:formula="of:=SUM([.D3:.D5]=[.$AW3:.$AW5])" office:value-type="float"/>
          <table:table-cell table:number-matrix-columns-spanned="1" table:number-matrix-rows-spanned="1" table:formula="of:=SUM([.E3:.E5]=[.$AU3:.$AU5])" office:value-type="float"/>
          <table:table-cell table:number-matrix-columns-spanned="1" table:number-matrix-rows-spanned="1" table:formula="of:=SUM([.F3:.F5]=[.$AV3:.$AV5])" office:value-type="float"/>
          <table:table-cell table:number-matrix-columns-spanned="1" table:number-matrix-rows-spanned="1" table:formula="of:=SUM([.G3:.G5]=[.$AW3:.$AW5])" office:value-type="float"/>
          <table:table-cell table:number-matrix-columns-spanned="1" table:number-matrix-rows-spanned="1" table:formula="of:=SUM([.H3:.H5]=[.$AU3:.$AU5])" office:value-type="float"/>
          <table:table-cell table:number-matrix-columns-spanned="1" table:number-matrix-rows-spanned="1" table:formula="of:=SUM([.I3:.I5]=[.$AV3:.$AV5])" office:value-type="float"/>
          <table:table-cell table:number-matrix-columns-spanned="1" table:number-matrix-rows-spanned="1" table:formula="of:=SUM([.J3:.J5]=[.$AW3:.$AW5])" office:value-type="float"/>
          <table:table-cell table:number-matrix-columns-spanned="1" table:number-matrix-rows-spanned="1" table:formula="of:=SUM([.K3:.K5]=[.$AU3:.$AU5])" office:value-type="float"/>
          <table:table-cell table:number-matrix-columns-spanned="1" table:number-matrix-rows-spanned="1" table:formula="of:=SUM([.L3:.L5]=[.$AV3:.$AV5])" office:value-type="float"/>
          <table:table-cell table:number-matrix-columns-spanned="1" table:number-matrix-rows-spanned="1" table:formula="of:=SUM([.M3:.M5]=[.$AW3:.$AW5])" office:value-type="float"/>
          <table:table-cell table:number-matrix-columns-spanned="1" table:number-matrix-rows-spanned="1" table:formula="of:=SUM([.N3:.N5]=[.$AU3:.$AU5])" office:value-type="float"/>
          <table:table-cell table:number-matrix-columns-spanned="1" table:number-matrix-rows-spanned="1" table:formula="of:=SUM([.O3:.O5]=[.$AV3:.$AV5])" office:value-type="float"/>
          <table:table-cell table:number-matrix-columns-spanned="1" table:number-matrix-rows-spanned="1" table:formula="of:=SUM([.P3:.P5]=[.$AW3:.$AW5])" office:value-type="float"/>
          <table:table-cell table:number-matrix-columns-spanned="1" table:number-matrix-rows-spanned="1" table:formula="of:=SUM([.Q3:.Q5]=[.$AU3:.$AU5])" office:value-type="float"/>
          <table:table-cell table:number-matrix-columns-spanned="1" table:number-matrix-rows-spanned="1" table:formula="of:=SUM([.R3:.R5]=[.$AV3:.$AV5])" office:value-type="float"/>
          <table:table-cell table:number-matrix-columns-spanned="1" table:number-matrix-rows-spanned="1" table:formula="of:=SUM([.S3:.S5]=[.$AW3:.$AW5])" office:value-type="float"/>
          <table:table-cell table:number-matrix-columns-spanned="1" table:number-matrix-rows-spanned="1" table:formula="of:=SUM([.T3:.T5]=[.$AU3:.$AU5])" office:value-type="float"/>
          <table:table-cell table:number-matrix-columns-spanned="1" table:number-matrix-rows-spanned="1" table:formula="of:=SUM([.U3:.U5]=[.$AV3:.$AV5])" office:value-type="float"/>
          <table:table-cell table:number-matrix-columns-spanned="1" table:number-matrix-rows-spanned="1" table:formula="of:=SUM([.V3:.V5]=[.$AW3:.$AW5])" office:value-type="float"/>
          <table:table-cell table:number-matrix-columns-spanned="1" table:number-matrix-rows-spanned="1" table:formula="of:=SUM([.W3:.W5]=[.$AU3:.$AU5])" office:value-type="float"/>
          <table:table-cell table:number-matrix-columns-spanned="1" table:number-matrix-rows-spanned="1" table:formula="of:=SUM([.X3:.X5]=[.$AV3:.$AV5])" office:value-type="float"/>
          <table:table-cell table:number-matrix-columns-spanned="1" table:number-matrix-rows-spanned="1" table:formula="of:=SUM([.Y3:.Y5]=[.$AW3:.$AW5])" office:value-type="float"/>
          <table:table-cell table:number-matrix-columns-spanned="1" table:number-matrix-rows-spanned="1" table:formula="of:=SUM([.Z3:.Z5]=[.$AU3:.$AU5])" office:value-type="float"/>
          <table:table-cell table:number-matrix-columns-spanned="1" table:number-matrix-rows-spanned="1" table:formula="of:=SUM([.AA3:.AA5]=[.$AV3:.$AV5])" office:value-type="float"/>
          <table:table-cell table:number-matrix-columns-spanned="1" table:number-matrix-rows-spanned="1" table:formula="of:=SUM([.AB3:.AB5]=[.$AW3:.$AW5])" office:value-type="float"/>
          <table:table-cell table:number-matrix-columns-spanned="1" table:number-matrix-rows-spanned="1" table:formula="of:=SUM([.AC3:.AC5]=[.$AU3:.$AU5])" office:value-type="float"/>
          <table:table-cell table:number-matrix-columns-spanned="1" table:number-matrix-rows-spanned="1" table:formula="of:=SUM([.AD3:.AD5]=[.$AV3:.$AV5])" office:value-type="float"/>
          <table:table-cell table:number-matrix-columns-spanned="1" table:number-matrix-rows-spanned="1" table:formula="of:=SUM([.AE3:.AE5]=[.$AW3:.$AW5])" office:value-type="float"/>
          <table:table-cell table:number-matrix-columns-spanned="1" table:number-matrix-rows-spanned="1" table:formula="of:=SUM([.AF3:.AF5]=[.$AU3:.$AU5])" office:value-type="float"/>
          <table:table-cell table:number-matrix-columns-spanned="1" table:number-matrix-rows-spanned="1" table:formula="of:=SUM([.AG3:.AG5]=[.$AV3:.$AV5])" office:value-type="float"/>
          <table:table-cell table:number-matrix-columns-spanned="1" table:number-matrix-rows-spanned="1" table:formula="of:=SUM([.AH3:.AH5]=[.$AW3:.$AW5])" office:value-type="float"/>
          <table:table-cell table:number-matrix-columns-spanned="1" table:number-matrix-rows-spanned="1" table:formula="of:=SUM([.AI3:.AI5]=[.$AU3:.$AU5])" office:value-type="float"/>
          <table:table-cell table:number-matrix-columns-spanned="1" table:number-matrix-rows-spanned="1" table:formula="of:=SUM([.AJ3:.AJ5]=[.$AV3:.$AV5])" office:value-type="float"/>
          <table:table-cell table:number-matrix-columns-spanned="1" table:number-matrix-rows-spanned="1" table:formula="of:=SUM([.AK3:.AK5]=[.$AW3:.$AW5])" office:value-type="float"/>
          <table:table-cell table:number-matrix-columns-spanned="1" table:number-matrix-rows-spanned="1" table:formula="of:=SUM([.AL3:.AL5]=[.$AU3:.$AU5])" office:value-type="float"/>
          <table:table-cell table:number-matrix-columns-spanned="1" table:number-matrix-rows-spanned="1" table:formula="of:=SUM([.AM3:.AM5]=[.$AV3:.$AV5])" office:value-type="float"/>
          <table:table-cell table:number-matrix-columns-spanned="1" table:number-matrix-rows-spanned="1" table:formula="of:=SUM([.AN3:.AN5]=[.$AW3:.$AW5])" office:value-type="float"/>
          <table:table-cell table:number-matrix-columns-spanned="1" table:number-matrix-rows-spanned="1" table:formula="of:=SUM([.AO3:.AO5]=[.$AU3:.$AU5])" office:value-type="float"/>
          <table:table-cell table:number-matrix-columns-spanned="1" table:number-matrix-rows-spanned="1" table:formula="of:=SUM([.AP3:.AP5]=[.$AV3:.$AV5])" office:value-type="float"/>
          <table:table-cell table:number-matrix-columns-spanned="1" table:number-matrix-rows-spanned="1" table:formula="of:=SUM([.AQ3:.AQ5]=[.$AW3:.$AW5])" office:value-type="float"/>
          <table:table-cell table:number-matrix-columns-spanned="1" table:number-matrix-rows-spanned="1" table:formula="of:=SUM([.AR3:.AR5]=[.$AU3:.$AU5])" office:value-type="float"/>
          <table:table-cell table:number-matrix-columns-spanned="1" table:number-matrix-rows-spanned="1" table:formula="of:=SUM([.AS3:.AS5]=[.$AV3:.$AV5])" office:value-type="float"/>
          <table:table-cell table:number-matrix-columns-spanned="1" table:number-matrix-rows-spanned="1" table:formula="of:=SUM([.AT3:.AT5]=[.$AW3:.$AW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X3:.$AX5])" office:value-type="float"/>
          <table:table-cell table:number-matrix-columns-spanned="1" table:number-matrix-rows-spanned="1" table:formula="of:=SUM([.C3:.C5]&lt;[.$AY3:.$AY5])" office:value-type="float"/>
          <table:table-cell table:number-matrix-columns-spanned="1" table:number-matrix-rows-spanned="1" table:formula="of:=SUM([.D3:.D5]&lt;[.$AZ3:.$AZ5])" office:value-type="float"/>
          <table:table-cell table:number-matrix-columns-spanned="1" table:number-matrix-rows-spanned="1" table:formula="of:=SUM([.E3:.E5]&lt;[.$AX3:.$AX5])" office:value-type="float"/>
          <table:table-cell table:number-matrix-columns-spanned="1" table:number-matrix-rows-spanned="1" table:formula="of:=SUM([.F3:.F5]&lt;[.$AY3:.$AY5])" office:value-type="float"/>
          <table:table-cell table:number-matrix-columns-spanned="1" table:number-matrix-rows-spanned="1" table:formula="of:=SUM([.G3:.G5]&lt;[.$AZ3:.$AZ5])" office:value-type="float"/>
          <table:table-cell table:number-matrix-columns-spanned="1" table:number-matrix-rows-spanned="1" table:formula="of:=SUM([.H3:.H5]&lt;[.$AX3:.$AX5])" office:value-type="float"/>
          <table:table-cell table:number-matrix-columns-spanned="1" table:number-matrix-rows-spanned="1" table:formula="of:=SUM([.I3:.I5]&lt;[.$AY3:.$AY5])" office:value-type="float"/>
          <table:table-cell table:number-matrix-columns-spanned="1" table:number-matrix-rows-spanned="1" table:formula="of:=SUM([.J3:.J5]&lt;[.$AZ3:.$AZ5])" office:value-type="float"/>
          <table:table-cell table:number-matrix-columns-spanned="1" table:number-matrix-rows-spanned="1" table:formula="of:=SUM([.K3:.K5]&lt;[.$AX3:.$AX5])" office:value-type="float"/>
          <table:table-cell table:number-matrix-columns-spanned="1" table:number-matrix-rows-spanned="1" table:formula="of:=SUM([.L3:.L5]&lt;[.$AY3:.$AY5])" office:value-type="float"/>
          <table:table-cell table:number-matrix-columns-spanned="1" table:number-matrix-rows-spanned="1" table:formula="of:=SUM([.M3:.M5]&lt;[.$AZ3:.$AZ5])" office:value-type="float"/>
          <table:table-cell table:number-matrix-columns-spanned="1" table:number-matrix-rows-spanned="1" table:formula="of:=SUM([.N3:.N5]&lt;[.$AX3:.$AX5])" office:value-type="float"/>
          <table:table-cell table:number-matrix-columns-spanned="1" table:number-matrix-rows-spanned="1" table:formula="of:=SUM([.O3:.O5]&lt;[.$AY3:.$AY5])" office:value-type="float"/>
          <table:table-cell table:number-matrix-columns-spanned="1" table:number-matrix-rows-spanned="1" table:formula="of:=SUM([.P3:.P5]&lt;[.$AZ3:.$AZ5])" office:value-type="float"/>
          <table:table-cell table:number-matrix-columns-spanned="1" table:number-matrix-rows-spanned="1" table:formula="of:=SUM([.Q3:.Q5]&lt;[.$AX3:.$AX5])" office:value-type="float"/>
          <table:table-cell table:number-matrix-columns-spanned="1" table:number-matrix-rows-spanned="1" table:formula="of:=SUM([.R3:.R5]&lt;[.$AY3:.$AY5])" office:value-type="float"/>
          <table:table-cell table:number-matrix-columns-spanned="1" table:number-matrix-rows-spanned="1" table:formula="of:=SUM([.S3:.S5]&lt;[.$AZ3:.$AZ5])" office:value-type="float"/>
          <table:table-cell table:number-matrix-columns-spanned="1" table:number-matrix-rows-spanned="1" table:formula="of:=SUM([.T3:.T5]&lt;[.$AX3:.$AX5])" office:value-type="float"/>
          <table:table-cell table:style-name="cellBest" table:number-matrix-columns-spanned="1" table:number-matrix-rows-spanned="1" table:formula="of:=SUM([.U3:.U5]&lt;[.$AY3:.$AY5])" office:value-type="float"/>
          <table:table-cell table:number-matrix-columns-spanned="1" table:number-matrix-rows-spanned="1" table:formula="of:=SUM([.V3:.V5]&lt;[.$AZ3:.$AZ5])" office:value-type="float"/>
          <table:table-cell table:number-matrix-columns-spanned="1" table:number-matrix-rows-spanned="1" table:formula="of:=SUM([.W3:.W5]&lt;[.$AX3:.$AX5])" office:value-type="float"/>
          <table:table-cell table:number-matrix-columns-spanned="1" table:number-matrix-rows-spanned="1" table:formula="of:=SUM([.X3:.X5]&lt;[.$AY3:.$AY5])" office:value-type="float"/>
          <table:table-cell table:number-matrix-columns-spanned="1" table:number-matrix-rows-spanned="1" table:formula="of:=SUM([.Y3:.Y5]&lt;[.$AZ3:.$AZ5])" office:value-type="float"/>
          <table:table-cell table:number-matrix-columns-spanned="1" table:number-matrix-rows-spanned="1" table:formula="of:=SUM([.Z3:.Z5]&lt;[.$AX3:.$AX5])" office:value-type="float"/>
          <table:table-cell table:number-matrix-columns-spanned="1" table:number-matrix-rows-spanned="1" table:formula="of:=SUM([.AA3:.AA5]&lt;[.$AY3:.$AY5])" office:value-type="float"/>
          <table:table-cell table:number-matrix-columns-spanned="1" table:number-matrix-rows-spanned="1" table:formula="of:=SUM([.AB3:.AB5]&lt;[.$AZ3:.$AZ5])" office:value-type="float"/>
          <table:table-cell table:style-name="cellBest" table:number-matrix-columns-spanned="1" table:number-matrix-rows-spanned="1" table:formula="of:=SUM([.AC3:.AC5]&lt;[.$AX3:.$AX5])" office:value-type="float"/>
          <table:table-cell table:style-name="cellBest" table:number-matrix-columns-spanned="1" table:number-matrix-rows-spanned="1" table:formula="of:=SUM([.AD3:.AD5]&lt;[.$AY3:.$AY5])" office:value-type="float"/>
          <table:table-cell table:style-name="cellBest" table:number-matrix-columns-spanned="1" table:number-matrix-rows-spanned="1" table:formula="of:=SUM([.AE3:.AE5]&lt;[.$AZ3:.$AZ5])" office:value-type="float"/>
          <table:table-cell table:style-name="cellBest" table:number-matrix-columns-spanned="1" table:number-matrix-rows-spanned="1" table:formula="of:=SUM([.AF3:.AF5]&lt;[.$AX3:.$AX5])" office:value-type="float"/>
          <table:table-cell table:style-name="cellBest" table:number-matrix-columns-spanned="1" table:number-matrix-rows-spanned="1" table:formula="of:=SUM([.AG3:.AG5]&lt;[.$AY3:.$AY5])" office:value-type="float"/>
          <table:table-cell table:style-name="cellBest" table:number-matrix-columns-spanned="1" table:number-matrix-rows-spanned="1" table:formula="of:=SUM([.AH3:.AH5]&lt;[.$AZ3:.$AZ5])" office:value-type="float"/>
          <table:table-cell table:number-matrix-columns-spanned="1" table:number-matrix-rows-spanned="1" table:formula="of:=SUM([.AI3:.AI5]&lt;[.$AX3:.$AX5])" office:value-type="float"/>
          <table:table-cell table:number-matrix-columns-spanned="1" table:number-matrix-rows-spanned="1" table:formula="of:=SUM([.AJ3:.AJ5]&lt;[.$AY3:.$AY5])" office:value-type="float"/>
          <table:table-cell table:number-matrix-columns-spanned="1" table:number-matrix-rows-spanned="1" table:formula="of:=SUM([.AK3:.AK5]&lt;[.$AZ3:.$AZ5])" office:value-type="float"/>
          <table:table-cell table:number-matrix-columns-spanned="1" table:number-matrix-rows-spanned="1" table:formula="of:=SUM([.AL3:.AL5]&lt;[.$AX3:.$AX5])" office:value-type="float"/>
          <table:table-cell table:number-matrix-columns-spanned="1" table:number-matrix-rows-spanned="1" table:formula="of:=SUM([.AM3:.AM5]&lt;[.$AY3:.$AY5])" office:value-type="float"/>
          <table:table-cell table:number-matrix-columns-spanned="1" table:number-matrix-rows-spanned="1" table:formula="of:=SUM([.AN3:.AN5]&lt;[.$AZ3:.$AZ5])" office:value-type="float"/>
          <table:table-cell table:number-matrix-columns-spanned="1" table:number-matrix-rows-spanned="1" table:formula="of:=SUM([.AO3:.AO5]&lt;[.$AX3:.$AX5])" office:value-type="float"/>
          <table:table-cell table:number-matrix-columns-spanned="1" table:number-matrix-rows-spanned="1" table:formula="of:=SUM([.AP3:.AP5]&lt;[.$AY3:.$AY5])" office:value-type="float"/>
          <table:table-cell table:number-matrix-columns-spanned="1" table:number-matrix-rows-spanned="1" table:formula="of:=SUM([.AQ3:.AQ5]&lt;[.$AZ3:.$AZ5])" office:value-type="float"/>
          <table:table-cell table:number-matrix-columns-spanned="1" table:number-matrix-rows-spanned="1" table:formula="of:=SUM([.AR3:.AR5]&lt;[.$AX3:.$AX5])" office:value-type="float"/>
          <table:table-cell table:number-matrix-columns-spanned="1" table:number-matrix-rows-spanned="1" table:formula="of:=SUM([.AS3:.AS5]&lt;[.$AY3:.$AY5])" office:value-type="float"/>
          <table:table-cell table:number-matrix-columns-spanned="1" table:number-matrix-rows-spanned="1" table:formula="of:=SUM([.AT3:.AT5]&lt;[.$AZ3:.$AZ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X3:.$AX5])" office:value-type="float"/>
          <table:table-cell table:number-matrix-columns-spanned="1" table:number-matrix-rows-spanned="1" table:formula="of:=SUM([.C3:.C5]&gt;[.$AY3:.$AY5])" office:value-type="float"/>
          <table:table-cell table:number-matrix-columns-spanned="1" table:number-matrix-rows-spanned="1" table:formula="of:=SUM([.D3:.D5]&gt;[.$AZ3:.$AZ5])" office:value-type="float"/>
          <table:table-cell table:number-matrix-columns-spanned="1" table:number-matrix-rows-spanned="1" table:formula="of:=SUM([.E3:.E5]&gt;[.$AX3:.$AX5])" office:value-type="float"/>
          <table:table-cell table:style-name="cellBest" table:number-matrix-columns-spanned="1" table:number-matrix-rows-spanned="1" table:formula="of:=SUM([.F3:.F5]&gt;[.$AY3:.$AY5])" office:value-type="float"/>
          <table:table-cell table:number-matrix-columns-spanned="1" table:number-matrix-rows-spanned="1" table:formula="of:=SUM([.G3:.G5]&gt;[.$AZ3:.$AZ5])" office:value-type="float"/>
          <table:table-cell table:number-matrix-columns-spanned="1" table:number-matrix-rows-spanned="1" table:formula="of:=SUM([.H3:.H5]&gt;[.$AX3:.$AX5])" office:value-type="float"/>
          <table:table-cell table:number-matrix-columns-spanned="1" table:number-matrix-rows-spanned="1" table:formula="of:=SUM([.I3:.I5]&gt;[.$AY3:.$AY5])" office:value-type="float"/>
          <table:table-cell table:number-matrix-columns-spanned="1" table:number-matrix-rows-spanned="1" table:formula="of:=SUM([.J3:.J5]&gt;[.$AZ3:.$AZ5])" office:value-type="float"/>
          <table:table-cell table:number-matrix-columns-spanned="1" table:number-matrix-rows-spanned="1" table:formula="of:=SUM([.K3:.K5]&gt;[.$AX3:.$AX5])" office:value-type="float"/>
          <table:table-cell table:number-matrix-columns-spanned="1" table:number-matrix-rows-spanned="1" table:formula="of:=SUM([.L3:.L5]&gt;[.$AY3:.$AY5])" office:value-type="float"/>
          <table:table-cell table:number-matrix-columns-spanned="1" table:number-matrix-rows-spanned="1" table:formula="of:=SUM([.M3:.M5]&gt;[.$AZ3:.$AZ5])" office:value-type="float"/>
          <table:table-cell table:style-name="cellBest" table:number-matrix-columns-spanned="1" table:number-matrix-rows-spanned="1" table:formula="of:=SUM([.N3:.N5]&gt;[.$AX3:.$AX5])" office:value-type="float"/>
          <table:table-cell table:number-matrix-columns-spanned="1" table:number-matrix-rows-spanned="1" table:formula="of:=SUM([.O3:.O5]&gt;[.$AY3:.$AY5])" office:value-type="float"/>
          <table:table-cell table:number-matrix-columns-spanned="1" table:number-matrix-rows-spanned="1" table:formula="of:=SUM([.P3:.P5]&gt;[.$AZ3:.$AZ5])" office:value-type="float"/>
          <table:table-cell table:number-matrix-columns-spanned="1" table:number-matrix-rows-spanned="1" table:formula="of:=SUM([.Q3:.Q5]&gt;[.$AX3:.$AX5])" office:value-type="float"/>
          <table:table-cell table:number-matrix-columns-spanned="1" table:number-matrix-rows-spanned="1" table:formula="of:=SUM([.R3:.R5]&gt;[.$AY3:.$AY5])" office:value-type="float"/>
          <table:table-cell table:number-matrix-columns-spanned="1" table:number-matrix-rows-spanned="1" table:formula="of:=SUM([.S3:.S5]&gt;[.$AZ3:.$AZ5])" office:value-type="float"/>
          <table:table-cell table:number-matrix-columns-spanned="1" table:number-matrix-rows-spanned="1" table:formula="of:=SUM([.T3:.T5]&gt;[.$AX3:.$AX5])" office:value-type="float"/>
          <table:table-cell table:style-name="cellBest" table:number-matrix-columns-spanned="1" table:number-matrix-rows-spanned="1" table:formula="of:=SUM([.U3:.U5]&gt;[.$AY3:.$AY5])" office:value-type="float"/>
          <table:table-cell table:number-matrix-columns-spanned="1" table:number-matrix-rows-spanned="1" table:formula="of:=SUM([.V3:.V5]&gt;[.$AZ3:.$AZ5])" office:value-type="float"/>
          <table:table-cell table:number-matrix-columns-spanned="1" table:number-matrix-rows-spanned="1" table:formula="of:=SUM([.W3:.W5]&gt;[.$AX3:.$AX5])" office:value-type="float"/>
          <table:table-cell table:number-matrix-columns-spanned="1" table:number-matrix-rows-spanned="1" table:formula="of:=SUM([.X3:.X5]&gt;[.$AY3:.$AY5])" office:value-type="float"/>
          <table:table-cell table:number-matrix-columns-spanned="1" table:number-matrix-rows-spanned="1" table:formula="of:=SUM([.Y3:.Y5]&gt;[.$AZ3:.$AZ5])" office:value-type="float"/>
          <table:table-cell table:number-matrix-columns-spanned="1" table:number-matrix-rows-spanned="1" table:formula="of:=SUM([.Z3:.Z5]&gt;[.$AX3:.$AX5])" office:value-type="float"/>
          <table:table-cell table:style-name="cellBest" table:number-matrix-columns-spanned="1" table:number-matrix-rows-spanned="1" table:formula="of:=SUM([.AA3:.AA5]&gt;[.$AY3:.$AY5])" office:value-type="float"/>
          <table:table-cell table:style-name="cellBest" table:number-matrix-columns-spanned="1" table:number-matrix-rows-spanned="1" table:formula="of:=SUM([.AB3:.AB5]&gt;[.$AZ3:.$AZ5])" office:value-type="float"/>
          <table:table-cell table:style-name="cellBest" table:number-matrix-columns-spanned="1" table:number-matrix-rows-spanned="1" table:formula="of:=SUM([.AC3:.AC5]&gt;[.$AX3:.$AX5])" office:value-type="float"/>
          <table:table-cell table:style-name="cellBest" table:number-matrix-columns-spanned="1" table:number-matrix-rows-spanned="1" table:formula="of:=SUM([.AD3:.AD5]&gt;[.$AY3:.$AY5])" office:value-type="float"/>
          <table:table-cell table:style-name="cellBest" table:number-matrix-columns-spanned="1" table:number-matrix-rows-spanned="1" table:formula="of:=SUM([.AE3:.AE5]&gt;[.$AZ3:.$AZ5])" office:value-type="float"/>
          <table:table-cell table:style-name="cellBest" table:number-matrix-columns-spanned="1" table:number-matrix-rows-spanned="1" table:formula="of:=SUM([.AF3:.AF5]&gt;[.$AX3:.$AX5])" office:value-type="float"/>
          <table:table-cell table:style-name="cellBest" table:number-matrix-columns-spanned="1" table:number-matrix-rows-spanned="1" table:formula="of:=SUM([.AG3:.AG5]&gt;[.$AY3:.$AY5])" office:value-type="float"/>
          <table:table-cell table:style-name="cellBest" table:number-matrix-columns-spanned="1" table:number-matrix-rows-spanned="1" table:formula="of:=SUM([.AH3:.AH5]&gt;[.$AZ3:.$AZ5])" office:value-type="float"/>
          <table:table-cell table:number-matrix-columns-spanned="1" table:number-matrix-rows-spanned="1" table:formula="of:=SUM([.AI3:.AI5]&gt;[.$AX3:.$AX5])" office:value-type="float"/>
          <table:table-cell table:number-matrix-columns-spanned="1" table:number-matrix-rows-spanned="1" table:formula="of:=SUM([.AJ3:.AJ5]&gt;[.$AY3:.$AY5])" office:value-type="float"/>
          <table:table-cell table:number-matrix-columns-spanned="1" table:number-matrix-rows-spanned="1" table:formula="of:=SUM([.AK3:.AK5]&gt;[.$AZ3:.$AZ5])" office:value-type="float"/>
          <table:table-cell table:number-matrix-columns-spanned="1" table:number-matrix-rows-spanned="1" table:formula="of:=SUM([.AL3:.AL5]&gt;[.$AX3:.$AX5])" office:value-type="float"/>
          <table:table-cell table:number-matrix-columns-spanned="1" table:number-matrix-rows-spanned="1" table:formula="of:=SUM([.AM3:.AM5]&gt;[.$AY3:.$AY5])" office:value-type="float"/>
          <table:table-cell table:number-matrix-columns-spanned="1" table:number-matrix-rows-spanned="1" table:formula="of:=SUM([.AN3:.AN5]&gt;[.$AZ3:.$AZ5])" office:value-type="float"/>
          <table:table-cell table:number-matrix-columns-spanned="1" table:number-matrix-rows-spanned="1" table:formula="of:=SUM([.AO3:.AO5]&gt;[.$AX3:.$AX5])" office:value-type="float"/>
          <table:table-cell table:number-matrix-columns-spanned="1" table:number-matrix-rows-spanned="1" table:formula="of:=SUM([.AP3:.AP5]&gt;[.$AY3:.$AY5])" office:value-type="float"/>
          <table:table-cell table:number-matrix-columns-spanned="1" table:number-matrix-rows-spanned="1" table:formula="of:=SUM([.AQ3:.AQ5]&gt;[.$AZ3:.$AZ5])" office:value-type="float"/>
          <table:table-cell table:number-matrix-columns-spanned="1" table:number-matrix-rows-spanned="1" table:formula="of:=SUM([.AR3:.AR5]&gt;[.$AX3:.$AX5])" office:value-type="float"/>
          <table:table-cell table:number-matrix-columns-spanned="1" table:number-matrix-rows-spanned="1" table:formula="of:=SUM([.AS3:.AS5]&gt;[.$AY3:.$AY5])" office:value-type="float"/>
          <table:table-cell table:number-matrix-columns-spanned="1" table:number-matrix-rows-spanned="1" table:formula="of:=SUM([.AT3:.AT5]&gt;[.$AZ3:.$AZ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A3:.$BA5])" office:value-type="float"/>
          <table:table-cell table:number-matrix-columns-spanned="1" table:number-matrix-rows-spanned="1" table:formula="of:=SUM([.C3:.C5]=[.$BB3:.$BB5])" office:value-type="float"/>
          <table:table-cell table:number-matrix-columns-spanned="1" table:number-matrix-rows-spanned="1" table:formula="of:=SUM([.D3:.D5]=[.$BC3:.$BC5])" office:value-type="float"/>
          <table:table-cell table:number-matrix-columns-spanned="1" table:number-matrix-rows-spanned="1" table:formula="of:=SUM([.E3:.E5]=[.$BA3:.$BA5])" office:value-type="float"/>
          <table:table-cell table:number-matrix-columns-spanned="1" table:number-matrix-rows-spanned="1" table:formula="of:=SUM([.F3:.F5]=[.$BB3:.$BB5])" office:value-type="float"/>
          <table:table-cell table:number-matrix-columns-spanned="1" table:number-matrix-rows-spanned="1" table:formula="of:=SUM([.G3:.G5]=[.$BC3:.$BC5])" office:value-type="float"/>
          <table:table-cell table:number-matrix-columns-spanned="1" table:number-matrix-rows-spanned="1" table:formula="of:=SUM([.H3:.H5]=[.$BA3:.$BA5])" office:value-type="float"/>
          <table:table-cell table:number-matrix-columns-spanned="1" table:number-matrix-rows-spanned="1" table:formula="of:=SUM([.I3:.I5]=[.$BB3:.$BB5])" office:value-type="float"/>
          <table:table-cell table:number-matrix-columns-spanned="1" table:number-matrix-rows-spanned="1" table:formula="of:=SUM([.J3:.J5]=[.$BC3:.$BC5])" office:value-type="float"/>
          <table:table-cell table:number-matrix-columns-spanned="1" table:number-matrix-rows-spanned="1" table:formula="of:=SUM([.K3:.K5]=[.$BA3:.$BA5])" office:value-type="float"/>
          <table:table-cell table:number-matrix-columns-spanned="1" table:number-matrix-rows-spanned="1" table:formula="of:=SUM([.L3:.L5]=[.$BB3:.$BB5])" office:value-type="float"/>
          <table:table-cell table:number-matrix-columns-spanned="1" table:number-matrix-rows-spanned="1" table:formula="of:=SUM([.M3:.M5]=[.$BC3:.$BC5])" office:value-type="float"/>
          <table:table-cell table:number-matrix-columns-spanned="1" table:number-matrix-rows-spanned="1" table:formula="of:=SUM([.N3:.N5]=[.$BA3:.$BA5])" office:value-type="float"/>
          <table:table-cell table:number-matrix-columns-spanned="1" table:number-matrix-rows-spanned="1" table:formula="of:=SUM([.O3:.O5]=[.$BB3:.$BB5])" office:value-type="float"/>
          <table:table-cell table:number-matrix-columns-spanned="1" table:number-matrix-rows-spanned="1" table:formula="of:=SUM([.P3:.P5]=[.$BC3:.$BC5])" office:value-type="float"/>
          <table:table-cell table:number-matrix-columns-spanned="1" table:number-matrix-rows-spanned="1" table:formula="of:=SUM([.Q3:.Q5]=[.$BA3:.$BA5])" office:value-type="float"/>
          <table:table-cell table:number-matrix-columns-spanned="1" table:number-matrix-rows-spanned="1" table:formula="of:=SUM([.R3:.R5]=[.$BB3:.$BB5])" office:value-type="float"/>
          <table:table-cell table:number-matrix-columns-spanned="1" table:number-matrix-rows-spanned="1" table:formula="of:=SUM([.S3:.S5]=[.$BC3:.$BC5])" office:value-type="float"/>
          <table:table-cell table:number-matrix-columns-spanned="1" table:number-matrix-rows-spanned="1" table:formula="of:=SUM([.T3:.T5]=[.$BA3:.$BA5])" office:value-type="float"/>
          <table:table-cell table:number-matrix-columns-spanned="1" table:number-matrix-rows-spanned="1" table:formula="of:=SUM([.U3:.U5]=[.$BB3:.$BB5])" office:value-type="float"/>
          <table:table-cell table:number-matrix-columns-spanned="1" table:number-matrix-rows-spanned="1" table:formula="of:=SUM([.V3:.V5]=[.$BC3:.$BC5])" office:value-type="float"/>
          <table:table-cell table:number-matrix-columns-spanned="1" table:number-matrix-rows-spanned="1" table:formula="of:=SUM([.W3:.W5]=[.$BA3:.$BA5])" office:value-type="float"/>
          <table:table-cell table:number-matrix-columns-spanned="1" table:number-matrix-rows-spanned="1" table:formula="of:=SUM([.X3:.X5]=[.$BB3:.$BB5])" office:value-type="float"/>
          <table:table-cell table:number-matrix-columns-spanned="1" table:number-matrix-rows-spanned="1" table:formula="of:=SUM([.Y3:.Y5]=[.$BC3:.$BC5])" office:value-type="float"/>
          <table:table-cell table:number-matrix-columns-spanned="1" table:number-matrix-rows-spanned="1" table:formula="of:=SUM([.Z3:.Z5]=[.$BA3:.$BA5])" office:value-type="float"/>
          <table:table-cell table:number-matrix-columns-spanned="1" table:number-matrix-rows-spanned="1" table:formula="of:=SUM([.AA3:.AA5]=[.$BB3:.$BB5])" office:value-type="float"/>
          <table:table-cell table:number-matrix-columns-spanned="1" table:number-matrix-rows-spanned="1" table:formula="of:=SUM([.AB3:.AB5]=[.$BC3:.$BC5])" office:value-type="float"/>
          <table:table-cell table:number-matrix-columns-spanned="1" table:number-matrix-rows-spanned="1" table:formula="of:=SUM([.AC3:.AC5]=[.$BA3:.$BA5])" office:value-type="float"/>
          <table:table-cell table:number-matrix-columns-spanned="1" table:number-matrix-rows-spanned="1" table:formula="of:=SUM([.AD3:.AD5]=[.$BB3:.$BB5])" office:value-type="float"/>
          <table:table-cell table:number-matrix-columns-spanned="1" table:number-matrix-rows-spanned="1" table:formula="of:=SUM([.AE3:.AE5]=[.$BC3:.$BC5])" office:value-type="float"/>
          <table:table-cell table:number-matrix-columns-spanned="1" table:number-matrix-rows-spanned="1" table:formula="of:=SUM([.AF3:.AF5]=[.$BA3:.$BA5])" office:value-type="float"/>
          <table:table-cell table:number-matrix-columns-spanned="1" table:number-matrix-rows-spanned="1" table:formula="of:=SUM([.AG3:.AG5]=[.$BB3:.$BB5])" office:value-type="float"/>
          <table:table-cell table:number-matrix-columns-spanned="1" table:number-matrix-rows-spanned="1" table:formula="of:=SUM([.AH3:.AH5]=[.$BC3:.$BC5])" office:value-type="float"/>
          <table:table-cell table:number-matrix-columns-spanned="1" table:number-matrix-rows-spanned="1" table:formula="of:=SUM([.AI3:.AI5]=[.$BA3:.$BA5])" office:value-type="float"/>
          <table:table-cell table:number-matrix-columns-spanned="1" table:number-matrix-rows-spanned="1" table:formula="of:=SUM([.AJ3:.AJ5]=[.$BB3:.$BB5])" office:value-type="float"/>
          <table:table-cell table:number-matrix-columns-spanned="1" table:number-matrix-rows-spanned="1" table:formula="of:=SUM([.AK3:.AK5]=[.$BC3:.$BC5])" office:value-type="float"/>
          <table:table-cell table:number-matrix-columns-spanned="1" table:number-matrix-rows-spanned="1" table:formula="of:=SUM([.AL3:.AL5]=[.$BA3:.$BA5])" office:value-type="float"/>
          <table:table-cell table:number-matrix-columns-spanned="1" table:number-matrix-rows-spanned="1" table:formula="of:=SUM([.AM3:.AM5]=[.$BB3:.$BB5])" office:value-type="float"/>
          <table:table-cell table:number-matrix-columns-spanned="1" table:number-matrix-rows-spanned="1" table:formula="of:=SUM([.AN3:.AN5]=[.$BC3:.$BC5])" office:value-type="float"/>
          <table:table-cell table:number-matrix-columns-spanned="1" table:number-matrix-rows-spanned="1" table:formula="of:=SUM([.AO3:.AO5]=[.$BA3:.$BA5])" office:value-type="float"/>
          <table:table-cell table:number-matrix-columns-spanned="1" table:number-matrix-rows-spanned="1" table:formula="of:=SUM([.AP3:.AP5]=[.$BB3:.$BB5])" office:value-type="float"/>
          <table:table-cell table:number-matrix-columns-spanned="1" table:number-matrix-rows-spanned="1" table:formula="of:=SUM([.AQ3:.AQ5]=[.$BC3:.$BC5])" office:value-type="float"/>
          <table:table-cell table:number-matrix-columns-spanned="1" table:number-matrix-rows-spanned="1" table:formula="of:=SUM([.AR3:.AR5]=[.$BA3:.$BA5])" office:value-type="float"/>
          <table:table-cell table:number-matrix-columns-spanned="1" table:number-matrix-rows-spanned="1" table:formula="of:=SUM([.AS3:.AS5]=[.$BB3:.$BB5])" office:value-type="float"/>
          <table:table-cell table:number-matrix-columns-spanned="1" table:number-matrix-rows-spanned="1" table:formula="of:=SUM([.AT3:.AT5]=[.$BC3:.$BC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